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Zapf Dingbats" svg:font-family="'Zapf Dingbats'" style:font-charset="x-symbol"/>
    <style:font-face style:name="Menlo" svg:font-family="Menlo"/>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30.45pt"/>
    </style:style>
    <style:style style:name="co2" style:family="table-column">
      <style:table-column-properties fo:break-before="auto" style:column-width="101.76pt"/>
    </style:style>
    <style:style style:name="co3" style:family="table-column">
      <style:table-column-properties fo:break-before="auto" style:column-width="83.25pt"/>
    </style:style>
    <style:style style:name="co4" style:family="table-column">
      <style:table-column-properties fo:break-before="auto" style:column-width="62.9pt"/>
    </style:style>
    <style:style style:name="co5" style:family="table-column">
      <style:table-column-properties fo:break-before="auto" style:column-width="82.29pt"/>
    </style:style>
    <style:style style:name="co6" style:family="table-column">
      <style:table-column-properties fo:break-before="auto" style:column-width="69.39pt"/>
    </style:style>
    <style:style style:name="co7" style:family="table-column">
      <style:table-column-properties fo:break-before="auto" style:column-width="58.31pt"/>
    </style:style>
    <style:style style:name="co8" style:family="table-column">
      <style:table-column-properties fo:break-before="auto" style:column-width="59.19pt"/>
    </style:style>
    <style:style style:name="co9" style:family="table-column">
      <style:table-column-properties fo:break-before="auto" style:column-width="107.29pt"/>
    </style:style>
    <style:style style:name="co10" style:family="table-column">
      <style:table-column-properties fo:break-before="auto" style:column-width="49.01pt"/>
    </style:style>
    <style:style style:name="co11" style:family="table-column">
      <style:table-column-properties fo:break-before="auto" style:column-width="64.74pt"/>
    </style:style>
    <style:style style:name="co12" style:family="table-column">
      <style:table-column-properties fo:break-before="auto" style:column-width="32.34pt"/>
    </style:style>
    <style:style style:name="co13" style:family="table-column">
      <style:table-column-properties fo:break-before="auto" style:column-width="176.66pt"/>
    </style:style>
    <style:style style:name="co14" style:family="table-column">
      <style:table-column-properties fo:break-before="auto" style:column-width="20.35pt"/>
    </style:style>
    <style:style style:name="co15" style:family="table-column">
      <style:table-column-properties fo:break-before="auto" style:column-width="78.6pt"/>
    </style:style>
    <style:style style:name="co16" style:family="table-column">
      <style:table-column-properties fo:break-before="auto" style:column-width="226.6pt"/>
    </style:style>
    <style:style style:name="co17" style:family="table-column">
      <style:table-column-properties fo:break-before="auto" style:column-width="6.46pt"/>
    </style:style>
    <style:style style:name="co18" style:family="table-column">
      <style:table-column-properties fo:break-before="auto" style:column-width="206.25pt"/>
    </style:style>
    <style:style style:name="co19" style:family="table-column">
      <style:table-column-properties fo:break-before="auto" style:column-width="81.41pt"/>
    </style:style>
    <style:style style:name="co20" style:family="table-column">
      <style:table-column-properties fo:break-before="auto" style:column-width="323.74pt"/>
    </style:style>
    <style:style style:name="co21" style:family="table-column">
      <style:table-column-properties fo:break-before="auto" style:column-width="98.05pt"/>
    </style:style>
    <style:style style:name="co22" style:family="table-column">
      <style:table-column-properties fo:break-before="auto" style:column-width="126.71pt"/>
    </style:style>
    <style:style style:name="co23" style:family="table-column">
      <style:table-column-properties fo:break-before="auto" style:column-width="70.3pt"/>
    </style:style>
    <style:style style:name="co24" style:family="table-column">
      <style:table-column-properties fo:break-before="auto" style:column-width="123pt"/>
    </style:style>
    <style:style style:name="co25" style:family="table-column">
      <style:table-column-properties fo:break-before="auto" style:column-width="104.51pt"/>
    </style:style>
    <style:style style:name="co26" style:family="table-column">
      <style:table-column-properties fo:break-before="auto" style:column-width="125.8pt"/>
    </style:style>
    <style:style style:name="co27" style:family="table-column">
      <style:table-column-properties fo:break-before="auto" style:column-width="122.09pt"/>
    </style:style>
    <style:style style:name="co28" style:family="table-column">
      <style:table-column-properties fo:break-before="auto" style:column-width="86.94pt"/>
    </style:style>
    <style:style style:name="co29" style:family="table-column">
      <style:table-column-properties fo:break-before="auto" style:column-width="61.4pt"/>
    </style:style>
    <style:style style:name="co30" style:family="table-column">
      <style:table-column-properties fo:break-before="auto" style:column-width="110.04pt"/>
    </style:style>
    <style:style style:name="co31" style:family="table-column">
      <style:table-column-properties fo:break-before="auto" style:column-width="65.65pt"/>
    </style:style>
    <style:style style:name="co32" style:family="table-column">
      <style:table-column-properties fo:break-before="auto" style:column-width="74.01pt"/>
    </style:style>
    <style:style style:name="co33" style:family="table-column">
      <style:table-column-properties fo:break-before="auto" style:column-width="111pt"/>
    </style:style>
    <style:style style:name="co34" style:family="table-column">
      <style:table-column-properties fo:break-before="auto" style:column-width="66.61pt"/>
    </style:style>
    <style:style style:name="co35" style:family="table-column">
      <style:table-column-properties fo:break-before="auto" style:column-width="413.49pt"/>
    </style:style>
    <style:style style:name="co36" style:family="table-column">
      <style:table-column-properties fo:break-before="auto" style:column-width="50.85pt"/>
    </style:style>
    <style:style style:name="co37" style:family="table-column">
      <style:table-column-properties fo:break-before="auto" style:column-width="68.46pt"/>
    </style:style>
    <style:style style:name="co38" style:family="table-column">
      <style:table-column-properties fo:break-before="auto" style:column-width="87.85pt"/>
    </style:style>
    <style:style style:name="co39" style:family="table-column">
      <style:table-column-properties fo:break-before="auto" style:column-width="286.75pt"/>
    </style:style>
    <style:style style:name="co40" style:family="table-column">
      <style:table-column-properties fo:break-before="auto" style:column-width="97.14pt"/>
    </style:style>
    <style:style style:name="co41" style:family="table-column">
      <style:table-column-properties fo:break-before="auto" style:column-width="72.14pt"/>
    </style:style>
    <style:style style:name="co42" style:family="table-column">
      <style:table-column-properties fo:break-before="auto" style:column-width="282.1pt"/>
    </style:style>
    <style:style style:name="co43" style:family="table-column">
      <style:table-column-properties fo:break-before="auto" style:column-width="177.59pt"/>
    </style:style>
    <style:style style:name="co44" style:family="table-column">
      <style:table-column-properties fo:break-before="auto" style:column-width="9.24pt"/>
    </style:style>
    <style:style style:name="co45" style:family="table-column">
      <style:table-column-properties fo:break-before="auto" style:column-width="98.96pt"/>
    </style:style>
    <style:style style:name="co46" style:family="table-column">
      <style:table-column-properties fo:break-before="auto" style:column-width="213.7pt"/>
    </style:style>
    <style:style style:name="co47" style:family="table-column">
      <style:table-column-properties fo:break-before="auto" style:column-width="25.91pt"/>
    </style:style>
    <style:style style:name="co48" style:family="table-column">
      <style:table-column-properties fo:break-before="auto" style:column-width="50.29pt"/>
    </style:style>
    <style:style style:name="co49" style:family="table-column">
      <style:table-column-properties fo:break-before="auto" style:column-width="100.8pt"/>
    </style:style>
    <style:style style:name="co50" style:family="table-column">
      <style:table-column-properties fo:break-before="auto" style:column-width="622.49pt"/>
    </style:style>
    <style:style style:name="co51" style:family="table-column">
      <style:table-column-properties fo:break-before="auto" style:column-width="134.11pt"/>
    </style:style>
    <style:style style:name="co52" style:family="table-column">
      <style:table-column-properties fo:break-before="auto" style:column-width="29.59pt"/>
    </style:style>
    <style:style style:name="co53" style:family="table-column">
      <style:table-column-properties fo:break-before="auto" style:column-width="61.94pt"/>
    </style:style>
    <style:style style:name="co54" style:family="table-column">
      <style:table-column-properties fo:break-before="auto" style:column-width="30.56pt"/>
    </style:style>
    <style:style style:name="co55" style:family="table-column">
      <style:table-column-properties fo:break-before="auto" style:column-width="60.09pt"/>
    </style:style>
    <style:style style:name="co56" style:family="table-column">
      <style:table-column-properties fo:break-before="auto" style:column-width="118.4pt"/>
    </style:style>
    <style:style style:name="co57" style:family="table-column">
      <style:table-column-properties fo:break-before="auto" style:column-width="75.86pt"/>
    </style:style>
    <style:style style:name="co58" style:family="table-column">
      <style:table-column-properties fo:break-before="auto" style:column-width="76.76pt"/>
    </style:style>
    <style:style style:name="co59" style:family="table-column">
      <style:table-column-properties fo:break-before="auto" style:column-width="222.89pt"/>
    </style:style>
    <style:style style:name="co60" style:family="table-column">
      <style:table-column-properties fo:break-before="auto" style:column-width="189.61pt"/>
    </style:style>
    <style:style style:name="co61" style:family="table-column">
      <style:table-column-properties fo:break-before="auto" style:column-width="656.76pt"/>
    </style:style>
    <style:style style:name="co62" style:family="table-column">
      <style:table-column-properties fo:break-before="auto" style:column-width="89.69pt"/>
    </style:style>
    <style:style style:name="co63" style:family="table-column">
      <style:table-column-properties fo:break-before="auto" style:column-width="324.71pt"/>
    </style:style>
    <style:style style:name="co64" style:family="table-column">
      <style:table-column-properties fo:break-before="auto" style:column-width="108.26pt"/>
    </style:style>
    <style:style style:name="co65" style:family="table-column">
      <style:table-column-properties fo:break-before="auto" style:column-width="74.95pt"/>
    </style:style>
    <style:style style:name="co66" style:family="table-column">
      <style:table-column-properties fo:break-before="auto" style:column-width="40.71pt"/>
    </style:style>
    <style:style style:name="co67" style:family="table-column">
      <style:table-column-properties fo:break-before="auto" style:column-width="86.06pt"/>
    </style:style>
    <style:style style:name="co68" style:family="table-column">
      <style:table-column-properties fo:break-before="auto" style:column-width="115.6pt"/>
    </style:style>
    <style:style style:name="ro1" style:family="table-row">
      <style:table-row-properties style:row-height="20.01pt" fo:break-before="auto" style:use-optimal-row-height="false"/>
    </style:style>
    <style:style style:name="ro2" style:family="table-row">
      <style:table-row-properties style:row-height="13.01pt" fo:break-before="auto" style:use-optimal-row-height="false"/>
    </style:style>
    <style:style style:name="ro3" style:family="table-row">
      <style:table-row-properties style:row-height="24.01pt" fo:break-before="auto" style:use-optimal-row-height="false"/>
    </style:style>
    <style:style style:name="ro4" style:family="table-row">
      <style:table-row-properties style:row-height="27.01pt" fo:break-before="auto" style:use-optimal-row-height="false"/>
    </style:style>
    <style:style style:name="ro5" style:family="table-row">
      <style:table-row-properties style:row-height="15pt" fo:break-before="auto" style:use-optimal-row-height="false"/>
    </style:style>
    <style:style style:name="ro6" style:family="table-row">
      <style:table-row-properties style:row-height="21pt" fo:break-before="auto" style:use-optimal-row-height="false"/>
    </style:style>
    <style:style style:name="ro7" style:family="table-row">
      <style:table-row-properties style:row-height="11.99pt" fo:break-before="auto" style:use-optimal-row-height="false"/>
    </style:style>
    <style:style style:name="ro8" style:family="table-row">
      <style:table-row-properties style:row-height="12.76pt" fo:break-before="auto" style:use-optimal-row-height="false"/>
    </style:style>
    <style:style style:name="ro9" style:family="table-row">
      <style:table-row-properties style:row-height="35.01pt" fo:break-before="auto" style:use-optimal-row-height="false"/>
    </style:style>
    <style:style style:name="ro10" style:family="table-row">
      <style:table-row-properties style:row-height="17.01pt" fo:break-before="auto" style:use-optimal-row-height="false"/>
    </style:style>
    <style:style style:name="ro11" style:family="table-row">
      <style:table-row-properties style:row-height="51.99pt" fo:break-before="auto" style:use-optimal-row-height="false"/>
    </style:style>
    <style:style style:name="ro12" style:family="table-row">
      <style:table-row-properties style:row-height="29.99pt" fo:break-before="auto" style:use-optimal-row-height="false"/>
    </style:style>
    <style:style style:name="ro13" style:family="table-row">
      <style:table-row-properties style:row-height="40.99pt" fo:break-before="auto" style:use-optimal-row-height="false"/>
    </style:style>
    <style:style style:name="ro14" style:family="table-row">
      <style:table-row-properties style:row-height="50pt" fo:break-before="auto" style:use-optimal-row-height="false"/>
    </style:style>
    <style:style style:name="ro15" style:family="table-row">
      <style:table-row-properties style:row-height="32pt" fo:break-before="auto" style:use-optimal-row-height="false"/>
    </style:style>
    <style:style style:name="ro16" style:family="table-row">
      <style:table-row-properties style:row-height="18.99pt" fo:break-before="auto" style:use-optimal-row-height="false"/>
    </style:style>
    <style:style style:name="ro17" style:family="table-row">
      <style:table-row-properties style:row-height="36pt" fo:break-before="auto" style:use-optimal-row-height="false"/>
    </style:style>
    <style:style style:name="ro18" style:family="table-row">
      <style:table-row-properties style:row-height="49.49pt" fo:break-before="auto" style:use-optimal-row-height="false"/>
    </style:style>
    <style:style style:name="ro19" style:family="table-row">
      <style:table-row-properties style:row-height="18pt" fo:break-before="auto" style:use-optimal-row-height="false"/>
    </style:style>
    <style:style style:name="ro20" style:family="table-row">
      <style:table-row-properties style:row-height="15.99pt" fo:break-before="auto" style:use-optimal-row-height="false"/>
    </style:style>
    <style:style style:name="ro21" style:family="table-row">
      <style:table-row-properties style:row-height="45.01pt" fo:break-before="auto" style:use-optimal-row-height="false"/>
    </style:style>
    <style:style style:name="ro22" style:family="table-row">
      <style:table-row-properties style:row-height="36.99pt" fo:break-before="auto" style:use-optimal-row-height="false"/>
    </style:style>
    <style:style style:name="ro23" style:family="table-row">
      <style:table-row-properties style:row-height="22.99pt" fo:break-before="auto" style:use-optimal-row-height="false"/>
    </style:style>
    <style:style style:name="ro24" style:family="table-row">
      <style:table-row-properties style:row-height="22pt" fo:break-before="auto" style:use-optimal-row-height="false"/>
    </style:style>
    <style:style style:name="ro25" style:family="table-row">
      <style:table-row-properties style:row-height="47.99pt" fo:break-before="auto" style:use-optimal-row-height="false"/>
    </style:style>
    <style:style style:name="ro26" style:family="table-row">
      <style:table-row-properties style:row-height="33.99pt" fo:break-before="auto" style:use-optimal-row-height="false"/>
    </style:style>
    <style:style style:name="ro27" style:family="table-row">
      <style:table-row-properties style:row-height="14pt" fo:break-before="auto" style:use-optimal-row-height="false"/>
    </style:style>
    <style:style style:name="ro28" style:family="table-row">
      <style:table-row-properties style:row-height="123pt" fo:break-before="auto" style:use-optimal-row-height="false"/>
    </style:style>
    <style:style style:name="ro29" style:family="table-row">
      <style:table-row-properties style:row-height="25pt" fo:break-before="auto" style:use-optimal-row-height="false"/>
    </style:style>
    <style:style style:name="ro30" style:family="table-row">
      <style:table-row-properties style:row-height="10.01pt" fo:break-before="auto" style:use-optimal-row-height="false"/>
    </style:style>
    <style:style style:name="ro31" style:family="table-row">
      <style:table-row-properties style:row-height="83pt" fo:break-before="auto" style:use-optimal-row-height="false"/>
    </style:style>
    <style:style style:name="ro32" style:family="table-row">
      <style:table-row-properties style:row-height="72.99pt" fo:break-before="auto" style:use-optimal-row-height="false"/>
    </style:style>
    <style:style style:name="ro33" style:family="table-row">
      <style:table-row-properties style:row-height="39pt" fo:break-before="auto" style:use-optimal-row-height="false"/>
    </style:style>
    <style:style style:name="ro34" style:family="table-row">
      <style:table-row-properties style:row-height="42.01pt" fo:break-before="auto" style:use-optimal-row-height="false"/>
    </style:style>
    <style:style style:name="ro35" style:family="table-row">
      <style:table-row-properties style:row-height="11pt" fo:break-before="auto" style:use-optimal-row-height="false"/>
    </style:style>
    <style:style style:name="ro36" style:family="table-row">
      <style:table-row-properties style:row-height="2.01pt" fo:break-before="auto" style:use-optimal-row-height="false"/>
    </style:style>
    <style:style style:name="ro37" style:family="table-row">
      <style:table-row-properties style:row-height="43.99pt" fo:break-before="auto" style:use-optimal-row-height="false"/>
    </style:style>
    <style:style style:name="ro38" style:family="table-row">
      <style:table-row-properties style:row-height="20.24pt" fo:break-before="auto" style:use-optimal-row-height="false"/>
    </style:style>
    <style:style style:name="ro39" style:family="table-row">
      <style:table-row-properties style:row-height="3pt" fo:break-before="auto" style:use-optimal-row-height="false"/>
    </style:style>
    <style:style style:name="ro40" style:family="table-row">
      <style:table-row-properties style:row-height="14.66pt" fo:break-before="auto" style:use-optimal-row-height="false"/>
    </style:style>
    <style:style style:name="ta1" style:family="table" style:master-page-name="PageStyle_5f_Description">
      <style:table-properties table:display="true" style:writing-mode="lr-tb"/>
    </style:style>
    <style:style style:name="ta2" style:family="table" style:master-page-name="PageStyle_5f_Process">
      <style:table-properties table:display="true" style:writing-mode="lr-tb"/>
    </style:style>
    <style:style style:name="ta3" style:family="table" style:master-page-name="PageStyle_5f_Customer_20_Needs">
      <style:table-properties table:display="true" style:writing-mode="lr-tb"/>
    </style:style>
    <style:style style:name="ta4" style:family="table" style:master-page-name="PageStyle_5f_Spec_20_Notes">
      <style:table-properties table:display="false" style:writing-mode="lr-tb"/>
    </style:style>
    <style:style style:name="ta5" style:family="table" style:master-page-name="PageStyle_5f_Assessment">
      <style:table-properties table:display="true" style:writing-mode="lr-tb"/>
    </style:style>
    <style:style style:name="ta6" style:family="table" style:master-page-name="PageStyle_5f_Historical_20_Data">
      <style:table-properties table:display="false" style:writing-mode="lr-tb"/>
    </style:style>
    <style:style style:name="ta7" style:family="table" style:master-page-name="PageStyle_5f_Review">
      <style:table-properties table:display="false" style:writing-mode="lr-tb"/>
    </style:style>
    <style:style style:name="ta8" style:family="table" style:master-page-name="PageStyle_5f_Acceptance">
      <style:table-properties table:display="false" style:writing-mode="lr-tb"/>
    </style:style>
    <style:style style:name="ta9" style:family="table" style:master-page-name="PageStyle_5f_Map">
      <style:table-properties table:display="false" style:writing-mode="lr-tb"/>
    </style:style>
    <style:style style:name="ta10" style:family="table" style:master-page-name="PageStyle_5f_Architecture">
      <style:table-properties table:display="false" style:writing-mode="lr-tb"/>
    </style:style>
    <style:style style:name="ta11" style:family="table" style:master-page-name="PageStyle_5f_Estimation">
      <style:table-properties table:display="false" style:writing-mode="lr-tb"/>
    </style:style>
    <style:style style:name="ta12" style:family="table" style:master-page-name="PageStyle_5f_Plan">
      <style:table-properties table:display="true" style:writing-mode="lr-tb"/>
    </style:style>
    <style:style style:name="ta13" style:family="table" style:master-page-name="PageStyle_5f_Iterations">
      <style:table-properties table:display="false" style:writing-mode="lr-tb"/>
    </style:style>
    <style:style style:name="ta14" style:family="table" style:master-page-name="PageStyle_5f_PlanSummary">
      <style:table-properties table:display="false" style:writing-mode="lr-tb"/>
    </style:style>
    <style:style style:name="ta15" style:family="table" style:master-page-name="PageStyle_5f_Change_20_Log">
      <style:table-properties table:display="false" style:writing-mode="lr-tb"/>
    </style:style>
    <style:style style:name="ta16" style:family="table" style:master-page-name="PageStyle_5f_Lessons">
      <style:table-properties table:display="true" style:writing-mode="lr-tb"/>
    </style:style>
    <style:style style:name="ta17" style:family="table" style:master-page-name="PageStyle_5f_Time_20_Log">
      <style:table-properties table:display="true" style:writing-mode="lr-tb"/>
    </style:style>
    <style:style style:name="ta18" style:family="table" style:master-page-name="PageStyle_5f_Source">
      <style:table-properties table:display="false" style:writing-mode="lr-tb"/>
    </style:style>
    <style:style style:name="ta19" style:family="table" style:master-page-name="PageStyle_5f_Constants">
      <style:table-properties table:display="fals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percentage-style style:name="N10">
      <number:number number:decimal-places="0" loext:min-decimal-places="0" number:min-integer-digits="1"/>
      <number:text>%</number:text>
    </number:percentage-style>
    <number:text-style style:name="N100">
      <number:text-content/>
    </number:text-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0.74pt solid #3c3c3c" style:rotation-angle="0" style:rotation-align="none" style:shrink-to-fit="false" fo:border-top="non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0.74pt solid #3c3c3c"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0.74pt solid #3c3c3c"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fo:padding="2.01pt"/>
    </style:style>
    <style:style style:name="ce7"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74pt solid #3c3c3c"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value-type" style:repeat-content="false" fo:wrap-option="wrap" fo:border-left="0.74pt solid #3c3c3c" style:direction="ltr" fo:padding="2.01pt"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style>
    <style:style style:name="ce12" style:family="table-cell" style:parent-style-name="Default">
      <style:table-cell-properties style:glyph-orientation-vertical="0"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style>
    <style:style style:name="ce13" style:family="table-cell" style:parent-style-name="Default">
      <style:table-cell-properties style:glyph-orientation-vertical="0"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top" loext:vertical-justify="auto"/>
      <style:paragraph-properties fo:text-align="start" css3t:text-justify="auto" fo:margin-left="0pt" style:writing-mode="page"/>
    </style:style>
    <style:style style:name="ce1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padding="2.01pt"/>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1.76pt solid #000000"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1.76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1.76pt solid #000000" style:rotation-angle="0" style:rotation-align="none" style:shrink-to-fit="false" fo:border-top="none" style:vertical-align="middle" loext:vertical-justify="auto"/>
      <style:paragraph-properties fo:text-align="start" css3t:text-justify="auto" fo:margin-left="10.01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1.76pt solid #000000" style:rotation-angle="0" style:rotation-align="none" style:shrink-to-fit="false" fo:border-top="none" style:vertical-align="middle" loext:vertical-justify="auto"/>
      <style:paragraph-properties fo:text-align="start" css3t:text-justify="auto" fo:margin-left="20.01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start" css3t:text-justify="auto" fo:margin-left="20.01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start" css3t:text-justify="auto" fo:margin-left="29.99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10.01pt" style:writing-mode="page"/>
    </style:style>
    <style:style style:name="ce27"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20.01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29.99pt" style:writing-mode="page"/>
    </style:style>
    <style:style style:name="ce29"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40pt" style:writing-mode="page"/>
    </style:style>
    <style:style style:name="ce30"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50pt" style:writing-mode="page"/>
    </style:style>
    <style:style style:name="ce31"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2.01pt" fo:border-right="none"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2.01pt"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2.01pt" fo:border-right="none" style:rotation-angle="0" style:rotation-align="none" style:shrink-to-fit="false" fo:border-top="none" style:vertical-align="middle" loext:vertical-justify="auto"/>
      <style:paragraph-properties fo:text-align="start" css3t:text-justify="auto" fo:margin-left="0pt" style:writing-mode="page"/>
    </style:style>
    <style:style style:name="ce34" style:family="table-cell" style:parent-style-name="Default">
      <style:table-cell-properties fo:padding="2.01pt"/>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start" css3t:text-justify="auto" fo:margin-left="10.01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0.74pt solid #3c3c3c"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0.74pt solid #3c3c3c"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Default">
      <style:table-cell-properties style:glyph-orientation-vertical="0" fo:border-bottom="1.76pt solid #c0c0c0" style:diagonal-bl-tr="none" style:diagonal-tl-br="none" style:text-align-source="fix" style:repeat-content="false" fo:wrap-option="wrap" fo:border-left="none" style:direction="ltr" fo:padding="2.01pt" fo:border-right="0.74pt solid #3c3c3c"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1.76pt solid #000000" style:rotation-angle="0" style:rotation-align="none" style:shrink-to-fit="false" fo:border-top="1.76pt solid #c0c0c0"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Default">
      <style:table-cell-properties style:glyph-orientation-vertical="0" style:cell-protect="protected" style:print-content="true" style:text-align-source="value-type" style:repeat-content="false" fo:background-color="transparent"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4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46" style:family="table-cell" style:parent-style-name="Default">
      <style:table-cell-properties fo:background-color="transparent" fo:padding="2.01pt"/>
    </style:style>
    <style:style style:name="ce47" style:family="table-cell" style:parent-style-name="Default">
      <style:table-cell-properties style:glyph-orientation-vertical="0"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48"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none" style:rotation-angle="0" style:rotation-align="none" style:shrink-to-fit="false" fo:border-top="1.76pt solid #c0c0c0" style:vertical-align="middle" loext:vertical-justify="auto"/>
      <style:paragraph-properties fo:text-align="start" css3t:text-justify="auto" fo:margin-left="10.01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middle" loext:vertical-justify="auto"/>
      <style:paragraph-properties fo:text-align="start" css3t:text-justify="auto" fo:margin-left="10.01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middle" loext:vertical-justify="auto"/>
      <style:paragraph-properties fo:text-align="start" css3t:text-justify="auto" fo:margin-left="29.99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2.01pt" fo:border-right="none" style:rotation-angle="0" style:rotation-align="none" style:shrink-to-fit="false" fo:border-top="1.76pt solid #c0c0c0" style:vertical-align="middle" loext:vertical-justify="auto"/>
      <style:paragraph-properties fo:text-align="start" css3t:text-justify="auto" fo:margin-left="10.01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3"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2.01pt" fo:border-right="none" style:rotation-angle="0" style:rotation-align="none" style:shrink-to-fit="false" fo:border-top="none" style:vertical-align="middle" loext:vertical-justify="auto"/>
      <style:paragraph-properties fo:text-align="start" css3t:text-justify="auto" fo:margin-left="10.01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 style:family="table-cell" style:parent-style-name="Default">
      <style:table-cell-properties style:diagonal-bl-tr="none" style:diagonal-tl-br="none" fo:border="none" fo:padding="2.01pt" style:rotation-align="none"/>
    </style:style>
    <style:style style:name="ce55"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56" style:family="table-cell" style:parent-style-name="Default">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57"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2.01pt"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8"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0"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 style:family="table-cell" style:parent-style-name="Default">
      <style:table-cell-properties style:glyph-orientation-vertical="0" fo:border-bottom="none" fo:background-color="#c0c0c0" style:diagonal-bl-tr="none" style:diagonal-tl-br="none" style:text-align-source="fix" style:repeat-content="false" fo:wrap-option="no-wrap" fo:border-left="0.74pt solid #dd0806" style:direction="ltr" fo:padding="2.01pt" fo:border-right="none" style:rotation-angle="0" style:rotation-align="none" style:shrink-to-fit="false" fo:border-top="0.74pt solid #dd0806"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style:glyph-orientation-vertical="0" fo:border-bottom="none" fo:background-color="#c0c0c0" style:diagonal-bl-tr="none" style:diagonal-tl-br="none" style:text-align-source="fix" style:repeat-content="false" fo:wrap-option="no-wrap" fo:border-left="0.74pt solid #dd0806" style:direction="ltr" fo:padding="2.01pt" fo:border-right="0.74pt solid #dd0806" style:rotation-angle="0" style:rotation-align="none" style:shrink-to-fit="false" fo:border-top="none" style:vertical-align="automatic" loext:vertical-justify="auto"/>
      <style:paragraph-properties fo:text-align="start" css3t:text-justify="auto" fo:margin-left="10.01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fo:border-bottom="0.74pt solid #dd0806" fo:background-color="#c0c0c0" style:diagonal-bl-tr="none" style:diagonal-tl-br="none" fo:border-left="0.74pt solid #dd0806" fo:padding="2.01pt"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style:glyph-orientation-vertical="0" fo:border-bottom="0.74pt solid #dd0806" fo:background-color="#c0c0c0"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 style:family="table-cell" style:parent-style-name="Default">
      <style:table-cell-properties style:glyph-orientation-vertical="0" fo:background-color="#c0c0c0" style:diagonal-bl-tr="none" style:diagonal-tl-br="none" style:text-align-source="fix" style:repeat-content="false" fo:wrap-option="no-wrap" fo:border="0.74pt solid #dd0806"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glyph-orientation-vertical="0" fo:border-bottom="none" fo:background-color="#c0c0c0" style:diagonal-bl-tr="none" style:diagonal-tl-br="none" style:text-align-source="fix" style:repeat-content="false" fo:wrap-option="no-wrap" fo:border-left="0.74pt solid #dd0806" style:direction="ltr" fo:padding="2.01pt" fo:border-right="0.74pt solid #dd0806" style:rotation-angle="0" style:rotation-align="none" style:shrink-to-fit="false" fo:border-top="0.74pt solid #dd0806"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table-cell-properties fo:border-bottom="none" fo:background-color="#c0c0c0" style:diagonal-bl-tr="none" style:diagonal-tl-br="none" fo:border-left="0.74pt solid #dd0806" fo:padding="2.01pt"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data-style-name="N0">
      <style:table-cell-properties style:glyph-orientation-vertical="0" fo:border-bottom="none" style:diagonal-bl-tr="none" style:diagonal-tl-br="none" style:text-align-source="fix" style:repeat-content="false" fo:wrap-option="wrap" fo:border-left="none" style:direction="ltr" fo:padding="2.01pt" fo:border-right="0.74pt solid #3c3c3c"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data-style-name="N0">
      <style:table-cell-properties style:glyph-orientation-vertical="0" fo:border-bottom="none" style:diagonal-bl-tr="none" style:diagonal-tl-br="none" style:text-align-source="fix" style:repeat-content="false" fo:wrap-option="no-wrap" fo:border-left="none" style:direction="ltr" fo:padding="2.01pt" fo:border-right="0.74pt solid #3c3c3c"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table-cell-properties fo:padding="2.01pt"/>
      <style:text-properties fo:color="#000080" style:text-outline="false" style:text-line-through-style="none" style:text-line-through-type="none" style:font-name="Menlo" fo:font-size="10.5pt" fo:font-style="normal" fo:text-shadow="none" style:text-underline-style="none" fo:font-weight="bold" style:font-size-asian="10.5pt" style:font-style-asian="normal" style:font-weight-asian="bold" style:font-name-complex="Menlo" style:font-size-complex="10.5pt" style:font-style-complex="normal" style:font-weight-complex="bold"/>
    </style:style>
    <style:style style:name="ce72" style:family="table-cell" style:parent-style-name="Default">
      <style:table-cell-properties fo:padding="2.01pt"/>
      <style:text-properties fo:color="#808080" style:text-outline="false" style:text-line-through-style="none" style:text-line-through-type="none" style:font-name="Menlo" fo:font-size="10.5pt" fo:font-style="italic" fo:text-shadow="none" style:text-underline-style="none" fo:font-weight="normal" style:font-size-asian="10.5pt" style:font-style-asian="italic" style:font-weight-asian="normal" style:font-name-complex="Menlo" style:font-size-complex="10.5pt" style:font-style-complex="italic" style:font-weight-complex="normal"/>
    </style:style>
    <style:style style:name="ce73" style:family="table-cell" style:parent-style-name="Default">
      <style:table-cell-properties fo:padding="2.01pt"/>
      <style:text-properties fo:color="#000000" style:text-outline="false" style:text-line-through-style="none" style:text-line-through-type="none" style:font-name="Menlo" fo:font-size="10.5pt" fo:font-style="normal" fo:text-shadow="none" style:text-underline-style="none" fo:font-weight="normal" style:font-size-asian="10.5pt" style:font-style-asian="normal" style:font-weight-asian="normal" style:font-name-complex="Menlo" style:font-size-complex="10.5pt" style:font-style-complex="normal" style:font-weight-complex="normal"/>
    </style:style>
    <style:style style:name="ce74" style:family="table-cell" style:parent-style-name="Default">
      <style:table-cell-properties fo:border-bottom="none" fo:background-color="#c0c0c0" style:diagonal-bl-tr="none" style:diagonal-tl-br="none" fo:border-left="none" fo:padding="2.01pt" fo:border-right="none" style:rotation-align="none" fo:border-top="0.74pt solid #dd0806"/>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fo:border-bottom="0.74pt solid #dd0806" fo:background-color="#c0c0c0" style:diagonal-bl-tr="none" style:diagonal-tl-br="none" fo:border-left="none" fo:padding="2.01pt"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table-cell-properties style:glyph-orientation-vertical="0" fo:background-color="#c0c0c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table-cell-properties style:glyph-orientation-vertical="0" fo:border-bottom="0.74pt solid #dd0806" fo:background-color="#c0c0c0" style:diagonal-bl-tr="none" style:diagonal-tl-br="none" style:text-align-source="fix" style:repeat-content="false" fo:wrap-option="no-wrap" fo:border-left="none" style:direction="ltr" fo:padding="2.01pt" fo:border-right="none"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table-cell-properties style:glyph-orientation-vertical="0" fo:border-bottom="none" style:diagonal-bl-tr="none" style:diagonal-tl-br="none" style:text-align-source="fix" style:repeat-content="false" fo:wrap-option="wrap" fo:border-left="0.74pt solid #3c3c3c"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Default">
      <style:table-cell-properties style:glyph-orientation-vertical="0" fo:background-color="#333399"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glyph-orientation-vertical="0" fo:border-bottom="none" fo:background-color="#33cccc" style:diagonal-bl-tr="none" style:diagonal-tl-br="none" style:text-align-source="fix" style:repeat-content="false" fo:wrap-option="wrap" fo:border-left="0.74pt solid #3c3c3c" style:direction="ltr" fo:padding="2.01pt" fo:border-right="none" style:rotation-angle="0" style:rotation-align="none" style:shrink-to-fit="false" fo:border-top="non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81" style:family="table-cell" style:parent-style-name="Default">
      <style:table-cell-properties style:glyph-orientation-vertical="0" fo:border-bottom="none" fo:background-color="#99ccff" style:diagonal-bl-tr="none" style:diagonal-tl-br="none" style:text-align-source="fix" style:repeat-content="false" fo:wrap-option="wrap" fo:border-left="none" style:direction="ltr" fo:padding="2.01pt" fo:border-right="0.74pt solid #3c3c3c"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style:glyph-orientation-vertical="0" fo:border-bottom="none" style:diagonal-bl-tr="none" style:diagonal-tl-br="none" style:text-align-source="fix" style:repeat-content="false" fo:wrap-option="wrap" fo:border-left="0.74pt solid #3c3c3c"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0.74pt solid #3c3c3c"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Default">
      <style:table-cell-properties style:glyph-orientation-vertical="0" fo:background-color="#333399"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style>
    <style:style style:name="ce86"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87" style:family="table-cell" style:parent-style-name="Default">
      <style:table-cell-properties style:glyph-orientation-vertical="0" fo:background-color="#33cccc"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style:glyph-orientation-vertical="0" fo:background-color="#99ccff"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table-cell-properties style:glyph-orientation-vertical="0" fo:border-bottom="none" style:diagonal-bl-tr="none" style:diagonal-tl-br="none" style:text-align-source="fix" style:repeat-content="false" fo:wrap-option="wrap" fo:border-left="0.74pt solid #3c3c3c" style:direction="ltr" fo:padding="2.01pt" fo:border-right="none"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style:glyph-orientation-vertical="0" fo:border-bottom="none" style:diagonal-bl-tr="none" style:diagonal-tl-br="none" style:text-align-source="fix" style:repeat-content="false" fo:wrap-option="wrap" fo:border-left="0.74pt solid #3c3c3c" style:direction="ltr" fo:padding="2.01pt" fo:border-right="0.74pt solid #3c3c3c"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border-bottom="none" fo:background-color="#c0c0c0" style:diagonal-bl-tr="none" style:diagonal-tl-br="none" fo:border-left="none" fo:padding="2.01pt" fo:border-right="0.74pt solid #dd0806" style:rotation-align="none" fo:border-top="0.74pt solid #dd0806"/>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table-cell-properties fo:border-bottom="0.74pt solid #dd0806" fo:background-color="#c0c0c0" style:diagonal-bl-tr="none" style:diagonal-tl-br="none" fo:border-left="none" fo:padding="2.01pt" fo:border-right="0.74pt solid #dd0806"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Default">
      <style:table-cell-properties fo:border-bottom="none" fo:background-color="#c0c0c0" style:diagonal-bl-tr="none" style:diagonal-tl-br="none" fo:border-left="none" fo:padding="2.01pt" fo:border-right="0.74pt solid #dd0806"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style:glyph-orientation-vertical="0" fo:border-bottom="0.74pt solid #3c3c3c" style:diagonal-bl-tr="none" style:diagonal-tl-br="none" style:text-align-source="fix" style:repeat-content="false" fo:wrap-option="wrap" fo:border-left="0.74pt solid #3c3c3c" style:direction="ltr" fo:padding="2.01pt" fo:border-right="none" style:rotation-angle="0" style:rotation-align="none" style:shrink-to-fit="false" fo:border-top="0.74pt solid #3c3c3c"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6" style:family="table-cell" style:parent-style-name="Default">
      <style:table-cell-properties style:glyph-orientation-vertical="0" fo:border-bottom="none" style:diagonal-bl-tr="none" style:diagonal-tl-br="none" style:text-align-source="fix" style:repeat-content="false" fo:wrap-option="wrap" fo:border-left="0.74pt solid #3c3c3c" style:direction="ltr" fo:padding="2.01pt" fo:border-right="none" style:rotation-angle="0" style:rotation-align="none" style:shrink-to-fit="false" fo:border-top="0.74pt solid #3c3c3c"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7" style:family="table-cell" style:parent-style-name="Default">
      <style:table-cell-properties style:glyph-orientation-vertical="0" fo:border-bottom="0.74pt solid #3c3c3c" style:diagonal-bl-tr="none" style:diagonal-tl-br="none" style:text-align-source="fix" style:repeat-content="false" fo:wrap-option="wrap" fo:border-left="0.74pt solid #3c3c3c"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8" style:family="table-cell" style:parent-style-name="Default">
      <style:table-cell-properties style:glyph-orientation-vertical="0" fo:border-bottom="0.74pt solid #3c3c3c" style:diagonal-bl-tr="none" style:diagonal-tl-br="none" style:text-align-source="fix" style:repeat-content="false" fo:background-color="transparent" fo:wrap-option="no-wrap" fo:border-left="0.74pt solid #3c3c3c" style:direction="ltr" fo:padding="2.01pt" fo:border-right="none" style:rotation-angle="0" style:rotation-align="none" style:shrink-to-fit="false" fo:border-top="0.74pt solid #3c3c3c"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9"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3c3c3c" style:direction="ltr" fo:padding="2.01pt" fo:border-right="none" style:rotation-angle="0" style:rotation-align="none" style:shrink-to-fit="false" fo:border-top="0.74pt solid #3c3c3c"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3c3c3c" style:direction="ltr" fo:padding="2.01pt" fo:border-right="none" style:rotation-angle="0" style:rotation-align="none" style:shrink-to-fit="false" fo:border-top="none" style:vertical-align="top" loext:vertical-justify="auto"/>
      <style:paragraph-properties fo:text-align="start" css3t:text-justify="auto" fo:margin-left="20.01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3c3c3c"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Default">
      <style:table-cell-properties style:glyph-orientation-vertical="0" fo:border-bottom="0.74pt solid #3c3c3c" style:diagonal-bl-tr="none" style:diagonal-tl-br="none" style:text-align-source="fix" style:repeat-content="false" fo:background-color="transparent" fo:wrap-option="no-wrap" fo:border-left="0.74pt solid #3c3c3c" style:direction="ltr" fo:padding="2.01pt" fo:border-right="none" style:rotation-angle="0" style:rotation-align="none" style:shrink-to-fit="false" fo:border-top="none" style:vertical-align="top" loext:vertical-justify="auto"/>
      <style:paragraph-properties fo:text-align="start" css3t:text-justify="auto" fo:margin-left="20.01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start" css3t:text-justify="auto" fo:margin-left="20.01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4" style:family="table-cell" style:parent-style-name="Default">
      <style:table-cell-properties style:cell-protect="protected" style:print-content="true" style:diagonal-bl-tr="none" style:diagonal-tl-br="none" fo:background-color="transparent" fo:border="none" fo:padding="2.01pt" style:rotation-align="none"/>
    </style:style>
    <style:style style:name="ce105" style:family="table-cell" style:parent-style-name="Default">
      <style:table-cell-properties style:cell-protect="protected" style:print-content="true" fo:padding="2.01pt"/>
    </style:style>
    <style:style style:name="ce10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8" style:family="table-cell" style:parent-style-name="Default">
      <style:table-cell-properties style:glyph-orientation-vertical="0" fo:border-bottom="0.74pt solid #3c3c3c" style:diagonal-bl-tr="none" style:diagonal-tl-br="none" style:text-align-source="fix" style:repeat-content="false" fo:background-color="transparent" fo:wrap-option="no-wrap" fo:border-left="none"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0"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1" style:family="table-cell" style:parent-style-name="Default">
      <style:table-cell-properties style:glyph-orientation-vertical="0" fo:border-bottom="1.76pt solid #3c3c3c" style:cell-protect="protected" style:print-content="true" style:diagonal-bl-tr="none" style:diagonal-tl-br="none" style:text-align-source="value-type" style:repeat-content="false"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style>
    <style:style style:name="ce112"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none" style:rotation-angle="0" style:rotation-align="none" style:shrink-to-fit="false" fo:border-top="0.74pt solid #3c3c3c"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4"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15" style:family="table-cell" style:parent-style-name="Default">
      <style:table-cell-properties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6" style:family="table-cell" style:parent-style-name="Default">
      <style:table-cell-properties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7" style:family="table-cell" style:parent-style-name="Default">
      <style:table-cell-properties style:diagonal-bl-tr="none" style:diagonal-tl-br="none" fo:border="none" fo:padding="2.01pt" style:rotation-align="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18" style:family="table-cell" style:parent-style-name="Default">
      <style:table-cell-properties fo:padding="2.01pt"/>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19" style:family="table-cell" style:parent-style-name="Default">
      <style:table-cell-properties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0"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fo:color="#dd0806"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21" style:family="table-cell" style:parent-style-name="Default">
      <style:table-cell-properties style:diagonal-bl-tr="none" style:diagonal-tl-br="none" fo:border="none" fo:padding="2.01pt" style:rotation-align="none"/>
      <style:text-properties fo:color="#dd080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2" style:family="table-cell" style:parent-style-name="Default">
      <style:table-cell-properties style:diagonal-bl-tr="none" style:diagonal-tl-br="none" fo:border="none" fo:padding="2.01pt" style:rotation-align="none"/>
      <style:text-properties fo:color="#dd0806"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2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124" style:family="table-cell" style:parent-style-name="Default">
      <style:table-cell-properties style:glyph-orientation-vertical="0" style:cell-protect="protected" style:print-content="true" style:diagonal-bl-tr="none" style:diagonal-tl-br="none" style:text-align-source="fix" style:repeat-content="false" fo:wrap-option="no-wrap" fo:border="0.74pt solid #3c3c3c"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25"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6"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fo:color="#dd080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7" style:family="table-cell" style:parent-style-name="Default">
      <style:table-cell-properties style:glyph-orientation-vertical="0" fo:background-color="#ffff99" style:cell-protect="none" style:print-content="true" style:diagonal-bl-tr="none" style:diagonal-tl-br="none" style:text-align-source="fix" style:repeat-content="false" fo:wrap-option="no-wrap" fo:border="0.74pt solid #3c3c3c"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128"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9"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30"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0.74pt solid #3c3c3c"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31" style:family="table-cell" style:parent-style-name="Default">
      <style:table-cell-properties style:glyph-orientation-vertical="0"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2" style:family="table-cell" style:parent-style-name="Default">
      <style:table-cell-properties style:glyph-orientation-vertical="0"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dd080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3" style:family="table-cell" style:parent-style-name="Default">
      <style:table-cell-properties fo:padding="2.01pt"/>
      <style:text-properties fo:color="#dd080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4" style:family="table-cell" style:parent-style-name="Default">
      <style:table-cell-properties fo:padding="2.01pt"/>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5" style:family="table-cell" style:parent-style-name="Default">
      <style:table-cell-properties style:cell-protect="protected" style:print-content="true" fo:background-color="transparent" fo:padding="2.01pt"/>
    </style:style>
    <style:style style:name="ce136"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7"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8"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9"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0" style:family="table-cell" style:parent-style-name="Default">
      <style:table-cell-properties style:cell-protect="protected" style:print-content="true" fo:padding="2.01pt"/>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1"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Default">
      <style:table-cell-properties style:cell-protect="protected" style:print-content="true" style:diagonal-bl-tr="none" style:diagonal-tl-br="none" fo:background-color="transparent" fo:border="none" fo:padding="2.01pt" style:rotation-align="non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4" style:family="table-cell" style:parent-style-name="Default">
      <style:table-cell-properties style:cell-protect="protected" style:print-content="true" style:diagonal-bl-tr="none" style:diagonal-tl-br="none" fo:background-color="transparent" fo:border="none" fo:padding="2.01pt"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5"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6" style:family="table-cell" style:parent-style-name="Default" style:data-style-name="N128">
      <style:table-cell-properties style:glyph-orientation-vertical="0" fo:background-color="#ffff99" style:cell-protect="none" style:print-content="true" style:diagonal-bl-tr="none" style:diagonal-tl-br="none" style:text-align-source="fix" style:repeat-content="false" fo:wrap-option="no-wrap" fo:border="0.74pt solid #3c3c3c"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147"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0.74pt solid #3c3c3c"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48"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49"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0.74pt solid #3c3c3c" style:direction="ltr" fo:padding="2.01pt" fo:border-right="0.74pt solid #3c3c3c" style:rotation-angle="0" style:rotation-align="none" style:shrink-to-fit="false" fo:border-top="0.74pt solid #3c3c3c"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0"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no-wrap" fo:border-left="0.74pt solid #3c3c3c" style:direction="ltr" fo:padding="2.01pt" fo:border-right="none"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1" style:family="table-cell" style:parent-style-name="Default" style:data-style-name="N1">
      <style:table-cell-properties style:cell-protect="protected" style:print-content="true" style:diagonal-bl-tr="none" style:diagonal-tl-br="none" fo:background-color="transparent" fo:border="0.74pt solid #3c3c3c" fo:padding="2.01pt" style:rotation-align="none"/>
    </style:style>
    <style:style style:name="ce152" style:family="table-cell" style:parent-style-name="Default" style:data-style-name="N1">
      <style:table-cell-properties fo:background-color="#ffff99" style:cell-protect="none" style:print-content="true" style:diagonal-bl-tr="none" style:diagonal-tl-br="none" fo:border="0.74pt solid #3c3c3c" fo:padding="2.01pt" style:rotation-align="none"/>
    </style:style>
    <style:style style:name="ce153" style:family="table-cell" style:parent-style-name="Default" style:data-style-name="N1">
      <style:table-cell-properties style:cell-protect="protected" style:print-content="true" fo:padding="2.01pt"/>
    </style:style>
    <style:style style:name="ce154" style:family="table-cell" style:parent-style-name="Default" style:data-style-name="N1">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6" style:family="table-cell" style:parent-style-name="Default" style:data-style-name="N1">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157" style:family="table-cell" style:parent-style-name="Default" style:data-style-name="N1">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158"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9" style:family="table-cell" style:parent-style-name="Default" style:data-style-name="N1">
      <style:table-cell-properties fo:background-color="#ffff99" style:cell-protect="none" style:print-content="true" style:diagonal-bl-tr="none" style:diagonal-tl-br="none" fo:border="0.74pt solid #3c3c3c"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0" style:family="table-cell" style:parent-style-name="Default" style:data-style-name="N1">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1"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no-wrap" fo:border-left="none" style:direction="ltr" fo:padding="2.01pt" fo:border-right="0.74pt solid #3c3c3c"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2" style:family="table-cell" style:parent-style-name="Default" style:data-style-name="N1">
      <style:table-cell-properties style:glyph-orientation-vertical="0" fo:border-bottom="0.74pt solid #3c3c3c" fo:background-color="#ffff99" style:cell-protect="none" style:print-content="true" style:diagonal-bl-tr="none" style:diagonal-tl-br="none" style:text-align-source="value-type" style:repeat-content="false" fo:wrap-option="no-wrap" fo:border-left="none" style:direction="ltr" fo:padding="2.01pt" fo:border-right="0.74pt solid #3c3c3c" style:rotation-angle="0" style:rotation-align="none" style:shrink-to-fit="false" fo:border-top="0.74pt solid #3c3c3c"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3" style:family="table-cell" style:parent-style-name="Default" style:data-style-name="N1">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164" style:family="table-cell" style:parent-style-name="Default">
      <style:table-cell-properties style:glyph-orientation-vertical="0" fo:background-color="#ffff99" style:cell-protect="none" style:print-content="true" style:diagonal-bl-tr="none" style:diagonal-tl-br="none" style:text-align-source="fix" style:repeat-content="false" fo:wrap-option="no-wrap" fo:border="0.74pt solid #3c3c3c"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5" style:family="table-cell" style:parent-style-name="Default" style:data-style-name="N126">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166" style:family="table-cell" style:parent-style-name="Default">
      <style:table-cell-properties style:cell-protect="protected formula-hidden" style:print-content="true"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7" style:family="table-cell" style:parent-style-name="Default" style:data-style-name="N127">
      <style:table-cell-properties style:glyph-orientation-vertical="0" fo:background-color="#ffffff" style:cell-protect="protected formula-hidden" style:print-content="true" style:diagonal-bl-tr="none" style:diagonal-tl-br="none" style:text-align-source="fix" style:repeat-content="false" fo:wrap-option="no-wrap" fo:border="0.74pt solid #3c3c3c"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68" style:family="table-cell" style:parent-style-name="Default">
      <style:table-cell-properties style:glyph-orientation-vertical="0" style:cell-protect="protected formula-hidden"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169" style:family="table-cell" style:parent-style-name="Default" style:data-style-name="N1">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1" style:family="table-cell" style:parent-style-name="Default" style:data-style-name="N2">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2" style:family="table-cell" style:parent-style-name="Default" style:data-style-name="N1">
      <style:table-cell-properties style:cell-protect="protected formula-hidden" style:print-content="true" style:diagonal-bl-tr="none" style:diagonal-tl-br="none" fo:border="0.74pt solid #3c3c3c" fo:padding="2.01pt" style:rotation-align="none"/>
    </style:style>
    <style:style style:name="ce173" style:family="table-cell" style:parent-style-name="Default">
      <style:table-cell-properties style:glyph-orientation-vertical="0" style:cell-protect="protected formula-hidden" style:print-content="true"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4"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5" style:family="table-cell" style:parent-style-name="Default" style:data-style-name="N2">
      <style:table-cell-properties style:cell-protect="protected formula-hidden" style:print-content="true" style:diagonal-bl-tr="none" style:diagonal-tl-br="none" fo:border="0.74pt solid #3c3c3c" fo:padding="2.01pt" style:rotation-align="none"/>
    </style:style>
    <style:style style:name="ce176" style:family="table-cell" style:parent-style-name="Default" style:data-style-name="N2">
      <style:table-cell-properties style:glyph-orientation-vertical="0" style:cell-protect="protected formula-hidden"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177"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8"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fo:color="#dd080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9" style:family="table-cell" style:parent-style-name="Default">
      <style:table-cell-properties fo:padding="2.01pt"/>
      <style:text-properties fo:color="#dd080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0"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fo:color="#dd0806" style:text-outline="false" style:text-line-through-style="none" style:text-line-through-type="none" style:font-name="Wingdings" fo:font-size="11pt" fo:font-style="normal" fo:text-shadow="none" style:text-underline-style="none" fo:font-weight="normal" style:font-size-asian="11pt" style:font-style-asian="normal" style:font-weight-asian="normal" style:font-name-complex="Wingdings" style:font-size-complex="11pt" style:font-style-complex="normal" style:font-weight-complex="normal"/>
    </style:style>
    <style:style style:name="ce181" style:family="table-cell" style:parent-style-name="Default">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2" style:family="table-cell" style:parent-style-name="Default" style:data-style-name="N2">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3"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style>
    <style:style style:name="ce184" style:family="table-cell" style:parent-style-name="Default">
      <style:table-cell-properties style:glyph-orientation-vertical="0" fo:border-bottom="1.76pt solid #3c3c3c" fo:background-color="#3366ff" style:cell-protect="protected" style:print-content="true" style:diagonal-bl-tr="none" style:diagonal-tl-br="none" style:text-align-source="value-type" style:repeat-content="false"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style>
    <style:style style:name="ce185" style:family="table-cell" style:parent-style-name="Default">
      <style:table-cell-properties style:glyph-orientation-vertical="0" fo:border-bottom="none" fo:background-color="#3366ff" style:diagonal-bl-tr="none" style:diagonal-tl-br="none" style:text-align-source="fix" style:repeat-content="false" fo:wrap-option="no-wrap" fo:border-left="none" style:direction="ltr" fo:padding="2.01pt" fo:border-right="none" style:rotation-angle="0" style:rotation-align="none" style:shrink-to-fit="false" fo:border-top="1.76pt solid #3c3c3c"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86" style:family="table-cell" style:parent-style-name="Default">
      <style:table-cell-properties fo:background-color="#3366ff" fo:padding="2.01pt"/>
    </style:style>
    <style:style style:name="ce18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88" style:family="table-cell" style:parent-style-name="Default">
      <style:table-cell-properties style:cell-protect="protected" style:print-content="true" fo:padding="2.01pt"/>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0" style:family="table-cell" style:parent-style-name="Default" style:data-style-name="N129">
      <style:table-cell-properties fo:background-color="#3366ff" fo:padding="2.01pt"/>
    </style:style>
    <style:style style:name="ce191" style:family="table-cell" style:parent-style-name="Default">
      <style:table-cell-properties style:glyph-orientation-vertical="0" fo:background-color="#3366ff"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19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top" loext:vertical-justify="auto"/>
      <style:paragraph-properties css3t:text-justify="auto" fo:margin-left="0pt" style:writing-mode="page"/>
    </style:style>
    <style:style style:name="ce19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4"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background-color="transparent" fo:wrap-option="no-wrap" fo:border-left="none" style:direction="ltr" fo:padding="2.01pt" fo:border-right="none"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5" style:family="table-cell" style:parent-style-name="Default">
      <style:table-cell-properties style:glyph-orientation-vertical="0" fo:background-color="#ffff99" style:cell-protect="none" style:print-content="true" style:diagonal-bl-tr="none" style:diagonal-tl-br="none" style:text-align-source="fix" style:repeat-content="false" fo:wrap-option="wrap" fo:border="0.74pt solid #3c3c3c"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19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19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start" css3t:text-justify="auto" fo:margin-left="29.99pt" style:writing-mode="page"/>
    </style:style>
    <style:style style:name="ce19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9"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top" loext:vertical-justify="auto"/>
      <style:paragraph-properties css3t:text-justify="auto" fo:margin-left="0pt" style:writing-mode="page"/>
    </style:style>
    <style:style style:name="ce20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2.01pt"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1"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202" style:family="table-cell" style:parent-style-name="Default" style:data-style-name="N126">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top" loext:vertical-justify="auto"/>
      <style:paragraph-properties css3t:text-justify="auto" fo:margin-left="0pt" style:writing-mode="page"/>
    </style:style>
    <style:style style:name="ce20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start" css3t:text-justify="auto" fo:margin-left="0pt" style:writing-mode="page"/>
    </style:style>
    <style:style style:name="ce204" style:family="table-cell" style:parent-style-name="Default">
      <style:table-cell-properties style:glyph-orientation-vertical="0" fo:background-color="#3366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205" style:family="table-cell" style:parent-style-name="Default">
      <style:table-cell-properties style:glyph-orientation-vertical="0" fo:background-color="#3366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6"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7" style:family="table-cell" style:parent-style-name="Default">
      <style:table-cell-properties style:glyph-orientation-vertical="0" style:cell-protect="protected" style:print-content="true"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8" style:family="table-cell" style:parent-style-name="Default" style:data-style-name="N0">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9"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0" style:family="table-cell" style:parent-style-name="Default" style:data-style-name="N0">
      <style:table-cell-properties style:glyph-orientation-vertical="0" fo:background-color="#ffff99" style:cell-protect="none" style:print-content="true" style:diagonal-bl-tr="none" style:diagonal-tl-br="none" style:text-align-source="fix" style:repeat-content="false" fo:wrap-option="wrap" fo:border="0.74pt solid #3c3c3c"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start" css3t:text-justify="auto" fo:margin-left="0pt" style:writing-mode="page"/>
    </style:style>
    <style:style style:name="ce212" style:family="table-cell" style:parent-style-name="Default" style:data-style-name="N0">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3" style:family="table-cell" style:parent-style-name="Default" style:data-style-name="N0">
      <style:table-cell-properties style:glyph-orientation-vertical="0" fo:background-color="#ffff99" style:cell-protect="none" style:print-content="true" style:diagonal-bl-tr="none" style:diagonal-tl-br="none" style:text-align-source="fix" style:repeat-content="false" fo:wrap-option="no-wrap" fo:border="0.74pt solid #3c3c3c"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4" style:family="table-cell" style:parent-style-name="Default" style:data-style-name="N0">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215" style:family="table-cell" style:parent-style-name="Default">
      <style:table-cell-properties style:glyph-orientation-vertical="0" fo:background-color="#ffffff"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216"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90" style:rotation-align="none" style:shrink-to-fit="false"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7"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8" style:family="table-cell" style:parent-style-name="Default">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21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220"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1" style:family="table-cell" style:parent-style-name="Default">
      <style:table-cell-properties style:glyph-orientation-vertical="0" fo:background-color="#ffff99" style:cell-protect="protected" style:print-content="true" style:diagonal-bl-tr="none" style:diagonal-tl-br="none" style:text-align-source="fix" style:repeat-content="false" fo:wrap-option="no-wrap" fo:border="0.74pt solid #3c3c3c"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222" style:family="table-cell" style:parent-style-name="Default" style:data-style-name="N0">
      <style:table-cell-properties style:glyph-orientation-vertical="0" fo:background-color="#ffff99" style:cell-protect="none" style:print-content="true" style:diagonal-bl-tr="none" style:diagonal-tl-br="none" style:text-align-source="fix" style:repeat-content="false" fo:wrap-option="wrap" fo:border="0.74pt solid #3c3c3c" style:direction="ltr" fo:padding="2.01pt" style:rotation-angle="0" style:rotation-align="none" style:shrink-to-fit="false" style:vertical-align="middle" loext:vertical-justify="auto"/>
      <style:paragraph-properties fo:text-align="center" css3t:text-justify="auto" fo:margin-left="0pt" style:writing-mode="page"/>
    </style:style>
    <style:style style:name="ce223"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top" loext:vertical-justify="auto"/>
      <style:paragraph-properties fo:text-align="center" css3t:text-justify="auto" fo:margin-left="0pt" style:writing-mode="page"/>
    </style:style>
    <style:style style:name="ce224" style:family="table-cell" style:parent-style-name="Default">
      <style:table-cell-properties style:glyph-orientation-vertical="0" fo:background-color="#3366ff"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25" style:family="table-cell" style:parent-style-name="Default" style:data-style-name="N129">
      <style:table-cell-properties style:glyph-orientation-vertical="0" fo:background-color="#3366ff"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226" style:family="table-cell" style:parent-style-name="Default">
      <style:table-cell-properties fo:background-color="#3366ff" style:cell-protect="protected" style:print-content="true"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7"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228"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44]=&quot;Functional&quot;)" style:apply-style-name="Excel_5f_CondFormat_5f_10_5f_1_5f_1" style:base-cell-address="Architecture.C50"/>
    </style:style>
    <style:style style:name="ce229"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61]=&quot;Functional&quot;)" style:apply-style-name="Excel_5f_CondFormat_5f_10_5f_2_5f_1" style:base-cell-address="Architecture.C67"/>
    </style:style>
    <style:style style:name="ce230"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78]=&quot;Functional&quot;)" style:apply-style-name="Excel_5f_CondFormat_5f_10_5f_3_5f_1" style:base-cell-address="Architecture.C84"/>
    </style:style>
    <style:style style:name="ce231"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95]=&quot;Functional&quot;)" style:apply-style-name="Excel_5f_CondFormat_5f_10_5f_4_5f_1" style:base-cell-address="Architecture.C101"/>
    </style:style>
    <style:style style:name="ce232"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112]=&quot;Functional&quot;)" style:apply-style-name="Excel_5f_CondFormat_5f_10_5f_5_5f_1" style:base-cell-address="Architecture.C118"/>
    </style:style>
    <style:style style:name="ce233"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129]=&quot;Functional&quot;)" style:apply-style-name="Excel_5f_CondFormat_5f_10_5f_6_5f_1" style:base-cell-address="Architecture.C135"/>
    </style:style>
    <style:style style:name="ce234"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146]=&quot;Functional&quot;)" style:apply-style-name="Excel_5f_CondFormat_5f_10_5f_7_5f_1" style:base-cell-address="Architecture.C152"/>
    </style:style>
    <style:style style:name="ce235"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163]=&quot;Functional&quot;)" style:apply-style-name="Excel_5f_CondFormat_5f_10_5f_8_5f_1" style:base-cell-address="Architecture.C169"/>
    </style:style>
    <style:style style:name="ce236"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180]=&quot;Functional&quot;)" style:apply-style-name="Excel_5f_CondFormat_5f_10_5f_9_5f_1" style:base-cell-address="Architecture.C186"/>
    </style:style>
    <style:style style:name="ce237"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197]=&quot;Functional&quot;)" style:apply-style-name="Excel_5f_CondFormat_5f_10_5f_10_5f_1" style:base-cell-address="Architecture.C203"/>
    </style:style>
    <style:style style:name="ce238"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214]=&quot;Functional&quot;)" style:apply-style-name="Excel_5f_CondFormat_5f_10_5f_11_5f_1" style:base-cell-address="Architecture.C220"/>
    </style:style>
    <style:style style:name="ce239"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231]=&quot;Functional&quot;)" style:apply-style-name="Excel_5f_CondFormat_5f_10_5f_12_5f_1" style:base-cell-address="Architecture.C237"/>
    </style:style>
    <style:style style:name="ce240"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248]=&quot;Functional&quot;)" style:apply-style-name="Excel_5f_CondFormat_5f_10_5f_13_5f_1" style:base-cell-address="Architecture.C254"/>
    </style:style>
    <style:style style:name="ce241"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265]=&quot;Functional&quot;)" style:apply-style-name="Excel_5f_CondFormat_5f_10_5f_14_5f_1" style:base-cell-address="Architecture.C271"/>
    </style:style>
    <style:style style:name="ce242"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282]=&quot;Functional&quot;)" style:apply-style-name="Excel_5f_CondFormat_5f_10_5f_15_5f_1" style:base-cell-address="Architecture.C288"/>
    </style:style>
    <style:style style:name="ce243" style:family="table-cell" style:parent-style-name="Default">
      <style:table-cell-properties style:glyph-orientation-vertical="0" style:cell-protect="protected" style:print-content="true" style:text-align-source="fix" style:repeat-content="false" fo:background-color="transparent"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44" style:family="table-cell" style:parent-style-name="Default">
      <style:table-cell-properties style:glyph-orientation-vertical="0" fo:background-color="#3366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45" style:family="table-cell" style:parent-style-name="Default">
      <style:table-cell-properties fo:background-color="#ffff99" style:cell-protect="none" style:print-content="true" style:diagonal-bl-tr="none" style:diagonal-tl-br="none" fo:border="0.74pt solid #3c3c3c"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6" style:family="table-cell" style:parent-style-name="Default">
      <style:table-cell-properties fo:background-color="#ffff99" style:cell-protect="none" style:print-content="true" style:diagonal-bl-tr="none" style:diagonal-tl-br="none" fo:border="0.74pt solid #3c3c3c" fo:padding="2.01p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7" style:family="table-cell" style:parent-style-name="Default">
      <style:table-cell-properties fo:background-color="#ffff99" style:cell-protect="protected" style:print-content="true" style:diagonal-bl-tr="none" style:diagonal-tl-br="none" fo:border="0.74pt solid #3c3c3c" fo:padding="2.01p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8" style:family="table-cell" style:parent-style-name="Default">
      <style:table-cell-properties style:cell-protect="protected" style:print-content="true" style:diagonal-bl-tr="none" style:diagonal-tl-br="none" fo:background-color="transparent"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9" style:family="table-cell" style:parent-style-name="Default" style:data-style-name="N129">
      <style:table-cell-properties style:glyph-orientation-vertical="0" fo:background-color="#3366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250" style:family="table-cell" style:parent-style-name="Default">
      <style:table-cell-properties fo:background-color="#3366ff" style:cell-protect="protected" style:print-content="true"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3c3c3c" style:direction="ltr" fo:padding="2.01pt" fo:border-right="0.74pt solid #3c3c3c" style:rotation-angle="0" style:rotation-align="none" style:shrink-to-fit="false" fo:border-top="0.74pt solid #3c3c3c"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2" style:family="table-cell" style:parent-style-name="Default" style:data-style-name="N1">
      <style:table-cell-properties fo:background-color="#ffff99" style:cell-protect="protected" style:print-content="true" style:diagonal-bl-tr="none" style:diagonal-tl-br="none" fo:border="0.74pt solid #3c3c3c" fo:padding="2.01pt" style:rotation-align="none"/>
    </style:style>
    <style:style style:name="ce253" style:family="table-cell" style:parent-style-name="Default" style:data-style-name="N1">
      <style:table-cell-properties style:cell-protect="protected" style:print-content="true" style:diagonal-bl-tr="none" style:diagonal-tl-br="none" fo:background-color="transparent" fo:border="none" fo:padding="2.01pt" style:rotation-align="none"/>
    </style:style>
    <style:style style:name="ce254" style:family="table-cell" style:parent-style-name="Default">
      <style:table-cell-properties fo:border-bottom="0.74pt solid #3c3c3c" fo:background-color="#ffff99" style:cell-protect="none" style:print-content="true" style:diagonal-bl-tr="none" style:diagonal-tl-br="none" fo:border-left="0.74pt solid #3c3c3c" fo:padding="2.01pt" fo:border-right="0.74pt solid #3c3c3c"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5"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no-wrap" fo:border-left="0.74pt solid #3c3c3c" style:direction="ltr" fo:padding="2.01pt" fo:border-right="0.74pt solid #3c3c3c"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6" style:family="table-cell" style:parent-style-name="Default" style:data-style-name="N1">
      <style:table-cell-properties fo:border-bottom="0.74pt solid #3c3c3c" fo:background-color="#ffff99" style:cell-protect="none" style:print-content="true" style:diagonal-bl-tr="none" style:diagonal-tl-br="none" fo:border-left="0.74pt solid #3c3c3c" fo:padding="2.01pt" fo:border-right="0.74pt solid #3c3c3c" style:rotation-align="none" fo:border-top="none"/>
    </style:style>
    <style:style style:name="ce257"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8" style:family="table-cell" style:parent-style-name="Default" style:data-style-name="N1">
      <style:table-cell-properties style:glyph-orientation-vertical="0" fo:border-bottom="0.74pt solid #3c3c3c" fo:background-color="#ffff99" style:cell-protect="none" style:print-content="true" style:diagonal-bl-tr="none" style:diagonal-tl-br="none" style:text-align-source="fix" style:repeat-content="false" fo:wrap-option="no-wrap" fo:border-left="0.74pt solid #3c3c3c" style:direction="ltr" fo:padding="2.01pt" fo:border-right="0.74pt solid #3c3c3c"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9" style:family="table-cell" style:parent-style-name="Default" style:data-style-name="N1">
      <style:table-cell-properties fo:border-bottom="0.74pt solid #3c3c3c" style:cell-protect="protected" style:print-content="true" style:diagonal-bl-tr="none" style:diagonal-tl-br="none" fo:background-color="transparent" fo:border-left="0.74pt solid #3c3c3c" fo:padding="2.01pt" fo:border-right="0.74pt solid #3c3c3c"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0" style:family="table-cell" style:parent-style-name="Default" style:data-style-name="N1">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261" style:family="table-cell" style:parent-style-name="Default" style:data-style-name="N2">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262" style:family="table-cell" style:parent-style-name="Default" style:data-style-name="N1">
      <style:table-cell-properties style:glyph-orientation-vertical="0" fo:border-bottom="none" fo:background-color="#ffff99" style:cell-protect="none" style:print-content="true" style:diagonal-bl-tr="none" style:diagonal-tl-br="none" style:text-align-source="value-type" style:repeat-content="false" fo:wrap-option="no-wrap" fo:border-left="0.74pt solid #3c3c3c" style:direction="ltr" fo:padding="2.01pt" fo:border-right="0.74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263"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wrap" fo:border="0.74pt solid #3c3c3c" style:direction="ltr" fo:padding="2.01pt" style:rotation-angle="0" style:rotation-align="none" style:shrink-to-fit="false" style:vertical-align="top" loext:vertical-justify="auto"/>
      <style:paragraph-properties css3t:text-justify="auto" fo:margin-left="0pt" style:writing-mode="page"/>
    </style:style>
    <style:style style:name="ce264"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background-color="transparent" fo:wrap-option="no-wrap" fo:border-left="none" style:direction="ltr" fo:padding="2.01pt" fo:border-right="0.74pt solid #3c3c3c"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5" style:family="table-cell" style:parent-style-name="Default">
      <style:table-cell-properties style:glyph-orientation-vertical="0" style:cell-protect="protected" style:print-content="true" style:text-align-source="fix" style:repeat-content="false" fo:background-color="transparent" fo:wrap-option="no-wrap"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266" style:family="table-cell" style:parent-style-name="Default">
      <style:table-cell-properties style:cell-protect="protected" style:print-content="true" style:diagonal-bl-tr="none" style:diagonal-tl-br="none" fo:background-color="transparent"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7" style:family="table-cell" style:parent-style-name="Default" style:data-style-name="N2">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268" style:family="table-cell" style:parent-style-name="Default">
      <style:table-cell-properties style:glyph-orientation-vertical="0" fo:border-bottom="0.74pt solid #3c3c3c" style:cell-protect="protected" style:print-content="true" style:diagonal-bl-tr="none" style:diagonal-tl-br="none" style:text-align-source="value-type" style:repeat-content="false" fo:wrap-option="no-wrap" fo:border-left="0.74pt solid #3c3c3c"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9" style:family="table-cell" style:parent-style-name="Default" style:data-style-name="N1">
      <style:table-cell-properties fo:border-bottom="0.74pt solid #3c3c3c" fo:background-color="#ffff99" style:cell-protect="none" style:print-content="true" style:diagonal-bl-tr="none" style:diagonal-tl-br="none" fo:border-left="0.74pt solid #3c3c3c" fo:padding="2.01pt" fo:border-right="0.74pt solid #3c3c3c"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0" style:family="table-cell" style:parent-style-name="Default" style:data-style-name="N1">
      <style:table-cell-properties fo:background-color="#ffff99" style:cell-protect="protected" style:print-content="true" style:diagonal-bl-tr="none" style:diagonal-tl-br="none" fo:border="0.74pt solid #3c3c3c"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1" style:family="table-cell" style:parent-style-name="Default">
      <style:table-cell-properties style:glyph-orientation-vertical="0" style:cell-protect="protected" style:print-content="true" style:text-align-source="value-type" style:repeat-content="false" fo:background-color="transparent"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2" style:family="table-cell" style:parent-style-name="Default">
      <style:table-cell-properties style:glyph-orientation-vertical="0" fo:border-bottom="0.74pt solid #3c3c3c" style:cell-protect="protected" style:print-content="true" style:diagonal-bl-tr="none" style:diagonal-tl-br="none" style:text-align-source="value-type" style:repeat-content="false"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3" style:family="table-cell" style:parent-style-name="Default">
      <style:table-cell-properties style:glyph-orientation-vertical="0" fo:border-bottom="0.74pt solid #3c3c3c" style:cell-protect="protected" style:print-content="true" style:diagonal-bl-tr="none" style:diagonal-tl-br="none" style:text-align-source="value-type" style:repeat-content="false" fo:wrap-option="no-wrap" fo:border-left="none" style:direction="ltr" fo:padding="2.01pt" fo:border-right="0.74pt solid #3c3c3c"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4" style:family="table-cell" style:parent-style-name="Default" style:data-style-name="N129">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275" style:family="table-cell" style:parent-style-name="Default" style:data-style-name="N127">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276"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7" style:family="table-cell" style:parent-style-name="Default">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8" style:family="table-cell" style:parent-style-name="Default" style:data-style-name="N1">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279" style:family="table-cell" style:parent-style-name="Default">
      <style:table-cell-properties fo:background-color="#ffffff" fo:padding="2.01pt"/>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0" style:family="table-cell" style:parent-style-name="Default" style:data-style-name="N1">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1" style:family="table-cell" style:parent-style-name="Default">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2" style:family="table-cell" style:parent-style-name="Default" style:data-style-name="N10">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283" style:family="table-cell" style:parent-style-name="Default" style:data-style-name="N126">
      <style:table-cell-properties fo:padding="2.01pt"/>
    </style:style>
    <style:style style:name="ce284" style:family="table-cell" style:parent-style-name="Default">
      <style:table-cell-properties style:glyph-orientation-vertical="0" style:cell-protect="protected" style:print-content="true" style:text-align-source="value-type" style:repeat-content="false" fo:wrap-option="wrap"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5"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9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9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7" style:family="table-cell" style:parent-style-name="Default">
      <style:table-cell-properties style:glyph-orientation-vertical="0" style:cell-protect="protected" style:print-content="true" style:text-align-source="fix" style:repeat-content="false" fo:wrap-option="wrap"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288" style:family="table-cell" style:parent-style-name="Default">
      <style:table-cell-properties style:glyph-orientation-vertical="0" style:cell-protect="protected" style:print-content="true" style:text-align-source="fix" style:repeat-content="false" fo:wrap-option="wrap" style:direction="ltr" fo:padding="2.01pt" style:rotation-angle="0" style:rotation-align="none" style:shrink-to-fit="false" style:vertical-align="top" loext:vertical-justify="auto"/>
      <style:paragraph-properties fo:text-align="center" css3t:text-justify="auto" fo:margin-left="0pt" style:writing-mode="page"/>
    </style:style>
    <style:style style:name="ce289" style:family="table-cell" style:parent-style-name="Default" style:data-style-name="N129">
      <style:table-cell-properties style:glyph-orientation-vertical="0" fo:border-bottom="0.74pt solid #3c3c3c" style:cell-protect="protected" style:print-content="true" style:diagonal-bl-tr="none" style:diagonal-tl-br="none" style:text-align-source="value-type" style:repeat-content="false" fo:background-color="transparent" fo:wrap-option="wrap" fo:border-left="1.76pt solid #3c3c3c" style:direction="ltr" fo:padding="2.01pt" fo:border-right="0.74pt solid #3c3c3c" style:rotation-angle="0" style:rotation-align="none" style:shrink-to-fit="false" fo:border-top="1.76pt solid #3c3c3c" style:vertical-align="automatic" loext:vertical-justify="auto"/>
      <style:paragraph-properties css3t:text-justify="auto" fo:margin-left="0pt" style:writing-mode="page"/>
    </style:style>
    <style:style style:name="ce290" style:family="table-cell" style:parent-style-name="Default" style:data-style-name="N129">
      <style:table-cell-properties style:glyph-orientation-vertical="0" fo:border-bottom="0.74pt solid #3c3c3c" style:cell-protect="protected" style:print-content="true" style:diagonal-bl-tr="none" style:diagonal-tl-br="none" style:text-align-source="value-type" style:repeat-content="false" fo:background-color="transparent" fo:wrap-option="wrap" fo:border-left="1.76pt solid #3c3c3c" style:direction="ltr" fo:padding="2.01pt" fo:border-right="0.74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291" style:family="table-cell" style:parent-style-name="Default" style:data-style-name="N129">
      <style:table-cell-properties style:glyph-orientation-vertical="0" fo:border-bottom="1.76pt solid #3c3c3c" style:cell-protect="protected" style:print-content="true" style:diagonal-bl-tr="none" style:diagonal-tl-br="none" style:text-align-source="value-type" style:repeat-content="false" fo:background-color="transparent" fo:wrap-option="wrap" fo:border-left="1.76pt solid #3c3c3c" style:direction="ltr" fo:padding="2.01pt" fo:border-right="0.74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292" style:family="table-cell" style:parent-style-name="Default" style:data-style-name="N129">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293" style:family="table-cell" style:parent-style-name="Default" style:data-style-name="N1">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4"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wrap" fo:border-left="1.76pt solid #3c3c3c" style:direction="ltr" fo:padding="2.01pt" fo:border-right="0.74pt solid #3c3c3c" style:rotation-angle="0" style:rotation-align="none" style:shrink-to-fit="false" fo:border-top="1.76pt solid #3c3c3c"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5" style:family="table-cell" style:parent-style-name="Default" style:data-style-name="N1">
      <style:table-cell-properties style:glyph-orientation-vertical="0" fo:border-bottom="0.74pt solid #3c3c3c" style:cell-protect="protected" style:print-content="true" style:diagonal-bl-tr="none" style:diagonal-tl-br="none" style:text-align-source="fix" style:repeat-content="false" fo:background-color="transparent" fo:wrap-option="no-wrap" fo:border-left="1.76pt solid #3c3c3c" style:direction="ltr" fo:padding="2.01pt" fo:border-right="0.74pt solid #3c3c3c" style:rotation-angle="0" style:rotation-align="none" style:shrink-to-fit="false" fo:border-top="0.74pt solid #3c3c3c" style:vertical-align="automatic" loext:vertical-justify="auto"/>
      <style:paragraph-properties fo:text-align="end" css3t:text-justify="auto" fo:margin-left="0pt" style:writing-mode="page"/>
    </style:style>
    <style:style style:name="ce296" style:family="table-cell" style:parent-style-name="Default" style:data-style-name="N1">
      <style:table-cell-properties style:glyph-orientation-vertical="0" fo:border-bottom="1.76pt solid #3c3c3c" style:cell-protect="protected" style:print-content="true" style:diagonal-bl-tr="none" style:diagonal-tl-br="none" style:text-align-source="fix" style:repeat-content="false" fo:background-color="transparent" fo:wrap-option="no-wrap" fo:border-left="1.76pt solid #3c3c3c" style:direction="ltr" fo:padding="2.01pt" fo:border-right="0.74pt solid #3c3c3c" style:rotation-angle="0" style:rotation-align="none" style:shrink-to-fit="false" fo:border-top="0.74pt solid #3c3c3c" style:vertical-align="automatic" loext:vertical-justify="auto"/>
      <style:paragraph-properties fo:text-align="end" css3t:text-justify="auto" fo:margin-left="0pt" style:writing-mode="page"/>
    </style:style>
    <style:style style:name="ce297"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d4"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98" style:family="table-cell" style:parent-style-name="Default" style:data-style-name="N1">
      <style:table-cell-properties style:glyph-orientation-vertical="0" fo:border-bottom="0.74pt solid #3c3c3c" style:cell-protect="protected" style:print-content="true" style:diagonal-bl-tr="none" style:diagonal-tl-br="none" style:text-align-source="value-type" style:repeat-content="false" fo:background-color="transparent" fo:wrap-option="no-wrap" fo:border-left="1.76pt solid #3c3c3c" style:direction="ltr" fo:padding="2.01pt" fo:border-right="0.74pt solid #3c3c3c" style:rotation-angle="0" style:rotation-align="none" style:shrink-to-fit="false" fo:border-top="0.74pt solid #3c3c3c" style:vertical-align="top" loext:vertical-justify="auto"/>
      <style:paragraph-properties css3t:text-justify="auto" fo:margin-left="0pt" style:writing-mode="page"/>
    </style:style>
    <style:style style:name="ce299" style:family="table-cell" style:parent-style-name="Default" style:data-style-name="N1">
      <style:table-cell-properties style:glyph-orientation-vertical="0" fo:border-bottom="1.76pt solid #3c3c3c" style:cell-protect="protected" style:print-content="true" style:diagonal-bl-tr="none" style:diagonal-tl-br="none" style:text-align-source="value-type" style:repeat-content="false" fo:background-color="transparent" fo:wrap-option="no-wrap" fo:border-left="1.76pt solid #3c3c3c" style:direction="ltr" fo:padding="2.01pt" fo:border-right="0.74pt solid #3c3c3c" style:rotation-angle="0" style:rotation-align="none" style:shrink-to-fit="false" fo:border-top="0.74pt solid #3c3c3c" style:vertical-align="top" loext:vertical-justify="auto"/>
      <style:paragraph-properties css3t:text-justify="auto" fo:margin-left="0pt" style:writing-mode="page"/>
    </style:style>
    <style:style style:name="ce300"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1" style:family="table-cell" style:parent-style-name="Default" style:data-style-name="N0">
      <style:table-cell-properties style:glyph-orientation-vertical="0" fo:border-bottom="0.74pt solid #3c3c3c" fo:background-color="#ffff99" style:cell-protect="none" style:print-content="true" style:diagonal-bl-tr="none" style:diagonal-tl-br="none" style:text-align-source="value-type" style:repeat-content="false" fo:wrap-option="wrap" fo:border-left="none" style:direction="ltr" fo:padding="2.01pt" fo:border-right="0.74pt solid #3c3c3c" style:rotation-angle="0" style:rotation-align="none" style:shrink-to-fit="false" fo:border-top="1.76pt solid #3c3c3c" style:vertical-align="automatic" loext:vertical-justify="auto"/>
      <style:paragraph-properties css3t:text-justify="auto" fo:margin-left="0pt" style:writing-mode="page"/>
    </style:style>
    <style:style style:name="ce302" style:family="table-cell" style:parent-style-name="Default" style:data-style-name="N0">
      <style:table-cell-properties style:glyph-orientation-vertical="0" fo:border-bottom="0.74pt solid #3c3c3c" fo:background-color="#ffff99" style:cell-protect="none" style:print-content="true" style:diagonal-bl-tr="none" style:diagonal-tl-br="none" style:text-align-source="value-type" style:repeat-content="false" fo:wrap-option="wrap" fo:border-left="none" style:direction="ltr" fo:padding="2.01pt" fo:border-right="0.74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303" style:family="table-cell" style:parent-style-name="Default" style:data-style-name="N0">
      <style:table-cell-properties style:glyph-orientation-vertical="0" fo:border-bottom="1.76pt solid #3c3c3c" fo:background-color="#ffff99" style:cell-protect="none" style:print-content="true" style:diagonal-bl-tr="none" style:diagonal-tl-br="none" style:text-align-source="value-type" style:repeat-content="false" fo:wrap-option="wrap" fo:border-left="none" style:direction="ltr" fo:padding="2.01pt" fo:border-right="0.74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304" style:family="table-cell" style:parent-style-name="Default" style:data-style-name="N0">
      <style:table-cell-properties style:glyph-orientation-vertical="0" fo:border-bottom="0.74pt solid #3c3c3c" fo:background-color="#ffff99" style:cell-protect="none" style:print-content="true" style:diagonal-bl-tr="none" style:diagonal-tl-br="none" style:text-align-source="value-type" style:repeat-content="false" fo:wrap-option="wrap" fo:border-left="0.74pt solid #3c3c3c" style:direction="ltr" fo:padding="2.01pt" fo:border-right="0.74pt solid #3c3c3c" style:rotation-angle="0" style:rotation-align="none" style:shrink-to-fit="false" fo:border-top="1.76pt solid #3c3c3c" style:vertical-align="automatic" loext:vertical-justify="auto"/>
      <style:paragraph-properties css3t:text-justify="auto" fo:margin-left="0pt" style:writing-mode="page"/>
    </style:style>
    <style:style style:name="ce305" style:family="table-cell" style:parent-style-name="Default" style:data-style-name="N0">
      <style:table-cell-properties style:glyph-orientation-vertical="0" fo:background-color="#ffff99" style:cell-protect="none" style:print-content="true" style:diagonal-bl-tr="none" style:diagonal-tl-br="none" style:text-align-source="value-type" style:repeat-content="false" fo:wrap-option="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306" style:family="table-cell" style:parent-style-name="Default" style:data-style-name="N0">
      <style:table-cell-properties style:glyph-orientation-vertical="0" fo:border-bottom="1.76pt solid #3c3c3c" fo:background-color="#ffff99" style:cell-protect="none" style:print-content="true" style:diagonal-bl-tr="none" style:diagonal-tl-br="none" style:text-align-source="value-type" style:repeat-content="false" fo:wrap-option="wrap" fo:border-left="0.74pt solid #3c3c3c" style:direction="ltr" fo:padding="2.01pt" fo:border-right="0.74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307" style:family="table-cell" style:parent-style-name="Default" style:data-style-name="N1">
      <style:table-cell-properties fo:border-bottom="0.74pt solid #3c3c3c" fo:background-color="#ffff99" style:cell-protect="none" style:print-content="true" style:diagonal-bl-tr="none" style:diagonal-tl-br="none" fo:border-left="1.76pt solid #3c3c3c" fo:padding="2.01pt" fo:border-right="0.74pt solid #3c3c3c" style:rotation-align="none" fo:border-top="0.74pt solid #3c3c3c"/>
    </style:style>
    <style:style style:name="ce308" style:family="table-cell" style:parent-style-name="Default" style:data-style-name="N1">
      <style:table-cell-properties fo:border-bottom="1.76pt solid #3c3c3c" fo:background-color="#ffff99" style:cell-protect="none" style:print-content="true" style:diagonal-bl-tr="none" style:diagonal-tl-br="none" fo:border-left="1.76pt solid #3c3c3c" fo:padding="2.01pt" fo:border-right="0.74pt solid #3c3c3c" style:rotation-align="none" fo:border-top="0.74pt solid #3c3c3c"/>
    </style:style>
    <style:style style:name="ce309"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wrap" fo:border-left="0.74pt solid #3c3c3c" style:direction="ltr" fo:padding="2.01pt" fo:border-right="none" style:rotation-angle="0" style:rotation-align="none" style:shrink-to-fit="false" fo:border-top="1.76pt solid #3c3c3c"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0" style:family="table-cell" style:parent-style-name="Default" style:data-style-name="N129">
      <style:table-cell-properties style:glyph-orientation-vertical="0" fo:border-bottom="0.74pt solid #3c3c3c" style:cell-protect="protected" style:print-content="true" style:diagonal-bl-tr="none" style:diagonal-tl-br="none" style:text-align-source="value-type" style:repeat-content="false" fo:background-color="transparent" fo:wrap-option="no-wrap" fo:border-left="0.74pt solid #3c3c3c" style:direction="ltr" fo:padding="2.01pt" fo:border-right="none" style:rotation-angle="0" style:rotation-align="none" style:shrink-to-fit="false" fo:border-top="0.74pt solid #3c3c3c"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1"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wrap" fo:border-left="0.74pt solid #3c3c3c" style:direction="ltr" fo:padding="2.01pt" fo:border-right="0.74pt solid #3c3c3c" style:rotation-angle="0" style:rotation-align="none" style:shrink-to-fit="false" fo:border-top="1.76pt solid #3c3c3c"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2" style:family="table-cell" style:parent-style-name="Default" style:data-style-name="N1">
      <style:table-cell-properties fo:border-bottom="1.76pt solid #3c3c3c" style:cell-protect="protected" style:print-content="true" style:diagonal-bl-tr="none" style:diagonal-tl-br="none" fo:background-color="transparent" fo:border-left="0.74pt solid #3c3c3c" fo:padding="2.01pt" fo:border-right="0.74pt solid #3c3c3c" style:rotation-align="none" fo:border-top="0.74pt solid #3c3c3c"/>
    </style:style>
    <style:style style:name="ce313" style:family="table-cell" style:parent-style-name="Default" style:data-style-name="N1">
      <style:table-cell-properties style:glyph-orientation-vertical="0" fo:border-bottom="0.74pt solid #3c3c3c" fo:background-color="#ffff99" style:cell-protect="none" style:print-content="true" style:diagonal-bl-tr="none" style:diagonal-tl-br="none" style:text-align-source="value-type" style:repeat-content="false" fo:wrap-option="no-wrap" fo:border-left="1.76pt solid #3c3c3c" style:direction="ltr" fo:padding="2.01pt" fo:border-right="0.74pt solid #3c3c3c" style:rotation-angle="0" style:rotation-align="none" style:shrink-to-fit="false" fo:border-top="0.74pt solid #3c3c3c" style:vertical-align="top" loext:vertical-justify="auto"/>
      <style:paragraph-properties css3t:text-justify="auto" fo:margin-left="0pt" style:writing-mode="page"/>
    </style:style>
    <style:style style:name="ce314" style:family="table-cell" style:parent-style-name="Default" style:data-style-name="N1">
      <style:table-cell-properties style:glyph-orientation-vertical="0" fo:border-bottom="1.76pt solid #3c3c3c" fo:background-color="#ffff99" style:cell-protect="none" style:print-content="true" style:diagonal-bl-tr="none" style:diagonal-tl-br="none" style:text-align-source="value-type" style:repeat-content="false" fo:wrap-option="no-wrap" fo:border-left="1.76pt solid #3c3c3c" style:direction="ltr" fo:padding="2.01pt" fo:border-right="0.74pt solid #3c3c3c" style:rotation-angle="0" style:rotation-align="none" style:shrink-to-fit="false" fo:border-top="0.74pt solid #3c3c3c" style:vertical-align="top" loext:vertical-justify="auto"/>
      <style:paragraph-properties css3t:text-justify="auto" fo:margin-left="0pt" style:writing-mode="page"/>
    </style:style>
    <style:style style:name="ce315" style:family="table-cell" style:parent-style-name="Default" style:data-style-name="N1">
      <style:table-cell-properties fo:border-bottom="1.76pt solid #3c3c3c" fo:background-color="#ffff99" style:cell-protect="none" style:print-content="true" style:diagonal-bl-tr="none" style:diagonal-tl-br="none" fo:border-left="0.74pt solid #3c3c3c" fo:padding="2.01pt" fo:border-right="0.74pt solid #3c3c3c" style:rotation-align="none" fo:border-top="0.74pt solid #3c3c3c"/>
    </style:style>
    <style:style style:name="ce316" style:family="table-cell" style:parent-style-name="Default" style:data-style-name="N1">
      <style:table-cell-properties style:glyph-orientation-vertical="0" style:cell-protect="protected" style:print-content="true" style:diagonal-bl-tr="none" style:diagonal-tl-br="none" style:text-align-source="value-type" style:repeat-content="false" fo:background-color="transparent" fo:wrap-option="no-wrap" fo:border="0.74pt solid #3c3c3c" style:direction="ltr" fo:padding="2.01pt" style:rotation-angle="0" style:rotation-align="none" style:shrink-to-fit="false" style:vertical-align="top" loext:vertical-justify="auto"/>
      <style:paragraph-properties css3t:text-justify="auto" fo:margin-left="0pt" style:writing-mode="page"/>
    </style:style>
    <style:style style:name="ce317" style:family="table-cell" style:parent-style-name="Default" style:data-style-name="N1">
      <style:table-cell-properties style:glyph-orientation-vertical="0" fo:border-bottom="1.76pt solid #3c3c3c" style:cell-protect="protected" style:print-content="true" style:diagonal-bl-tr="none" style:diagonal-tl-br="none" style:text-align-source="value-type" style:repeat-content="false" fo:background-color="transparent" fo:wrap-option="no-wrap" fo:border-left="0.74pt solid #3c3c3c" style:direction="ltr" fo:padding="2.01pt" fo:border-right="0.74pt solid #3c3c3c" style:rotation-angle="0" style:rotation-align="none" style:shrink-to-fit="false" fo:border-top="0.74pt solid #3c3c3c" style:vertical-align="top" loext:vertical-justify="auto"/>
      <style:paragraph-properties css3t:text-justify="auto" fo:margin-left="0pt" style:writing-mode="page"/>
    </style:style>
    <style:style style:name="ce318" style:family="table-cell" style:parent-style-name="Default" style:data-style-name="N1">
      <style:table-cell-properties style:cell-protect="protected" style:print-content="true" style:diagonal-bl-tr="none" style:diagonal-tl-br="none" fo:border="0.74pt solid #3c3c3c" fo:padding="2.01pt" style:rotation-align="none"/>
    </style:style>
    <style:style style:name="ce319" style:family="table-cell" style:parent-style-name="Default" style:data-style-name="N1">
      <style:table-cell-properties fo:border-bottom="1.76pt solid #3c3c3c" style:cell-protect="protected" style:print-content="true" style:diagonal-bl-tr="none" style:diagonal-tl-br="none" fo:border-left="0.74pt solid #3c3c3c" fo:padding="2.01pt" fo:border-right="0.74pt solid #3c3c3c" style:rotation-align="none" fo:border-top="0.74pt solid #3c3c3c"/>
    </style:style>
    <style:style style:name="ce320" style:family="table-cell" style:parent-style-name="Default" style:data-style-name="N1">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top" loext:vertical-justify="auto"/>
      <style:paragraph-properties css3t:text-justify="auto" fo:margin-left="0pt" style:writing-mode="page"/>
    </style:style>
    <style:style style:name="ce321" style:family="table-cell" style:parent-style-name="Default" style:data-style-name="N1">
      <style:table-cell-properties style:glyph-orientation-vertical="0" fo:border-bottom="1.76pt solid #3c3c3c" fo:background-color="#ffff99" style:cell-protect="none" style:print-content="true" style:diagonal-bl-tr="none" style:diagonal-tl-br="none" style:text-align-source="value-type" style:repeat-content="false" fo:wrap-option="no-wrap" fo:border-left="0.74pt solid #3c3c3c" style:direction="ltr" fo:padding="2.01pt" fo:border-right="0.74pt solid #3c3c3c" style:rotation-angle="0" style:rotation-align="none" style:shrink-to-fit="false" fo:border-top="0.74pt solid #3c3c3c" style:vertical-align="top" loext:vertical-justify="auto"/>
      <style:paragraph-properties css3t:text-justify="auto" fo:margin-left="0pt" style:writing-mode="page"/>
    </style:style>
    <style:style style:name="ce322"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wrap" fo:border-left="0.74pt solid #3c3c3c" style:direction="ltr" fo:padding="2.01pt" fo:border-right="1.76pt solid #3c3c3c" style:rotation-angle="0" style:rotation-align="none" style:shrink-to-fit="false" fo:border-top="1.76pt solid #3c3c3c"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3" style:family="table-cell" style:parent-style-name="Default" style:data-style-name="N129">
      <style:table-cell-properties style:glyph-orientation-vertical="0" fo:border-bottom="0.74pt solid #3c3c3c" fo:background-color="#ffff99" style:cell-protect="none" style:print-content="true" style:diagonal-bl-tr="none" style:diagonal-tl-br="none" style:text-align-source="value-type" style:repeat-content="false" fo:wrap-option="no-wrap" fo:border-left="1.76pt solid #3c3c3c" style:direction="ltr" fo:padding="2.01pt" fo:border-right="1.76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324" style:family="table-cell" style:parent-style-name="Default" style:data-style-name="N129">
      <style:table-cell-properties style:glyph-orientation-vertical="0" fo:border-bottom="1.76pt solid #3c3c3c" fo:background-color="#ffff99" style:cell-protect="none" style:print-content="true" style:diagonal-bl-tr="none" style:diagonal-tl-br="none" style:text-align-source="value-type" style:repeat-content="false" fo:wrap-option="no-wrap" fo:border-left="1.76pt solid #3c3c3c" style:direction="ltr" fo:padding="2.01pt" fo:border-right="1.76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325" style:family="table-cell" style:parent-style-name="Default" style:data-style-name="N1">
      <style:table-cell-properties style:glyph-orientation-vertical="0" fo:border-bottom="0.74pt solid #3c3c3c" style:cell-protect="protected" style:print-content="true" style:diagonal-bl-tr="none" style:diagonal-tl-br="none" style:text-align-source="value-type" style:repeat-content="false" fo:wrap-option="no-wrap" fo:border-left="0.74pt solid #3c3c3c" style:direction="ltr" fo:padding="2.01pt" fo:border-right="1.76pt solid #3c3c3c" style:rotation-angle="0" style:rotation-align="none" style:shrink-to-fit="false" fo:border-top="0.74pt solid #3c3c3c" style:vertical-align="top" loext:vertical-justify="auto"/>
      <style:paragraph-properties css3t:text-justify="auto" fo:margin-left="0pt" style:writing-mode="page"/>
    </style:style>
    <style:style style:name="ce326" style:family="table-cell" style:parent-style-name="Default" style:data-style-name="N1">
      <style:table-cell-properties style:glyph-orientation-vertical="0" fo:border-bottom="1.76pt solid #3c3c3c" style:cell-protect="protected" style:print-content="true" style:diagonal-bl-tr="none" style:diagonal-tl-br="none" style:text-align-source="value-type" style:repeat-content="false" fo:wrap-option="no-wrap" fo:border-left="0.74pt solid #3c3c3c" style:direction="ltr" fo:padding="2.01pt" fo:border-right="1.76pt solid #3c3c3c" style:rotation-angle="0" style:rotation-align="none" style:shrink-to-fit="false" fo:border-top="0.74pt solid #3c3c3c" style:vertical-align="top" loext:vertical-justify="auto"/>
      <style:paragraph-properties css3t:text-justify="auto" fo:margin-left="0pt" style:writing-mode="page"/>
    </style:style>
    <style:style style:name="ce327" style:family="table-cell" style:parent-style-name="Default">
      <style:table-cell-properties style:glyph-orientation-vertical="0" fo:background-color="#ffffff"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8" style:family="table-cell" style:parent-style-name="Default" style:data-style-name="N0">
      <style:table-cell-properties style:glyph-orientation-vertical="0" fo:border-bottom="0.74pt solid #3c3c3c" fo:background-color="#ffff99" style:cell-protect="none" style:print-content="true" style:diagonal-bl-tr="none" style:diagonal-tl-br="none" style:text-align-source="value-type" style:repeat-content="false" fo:wrap-option="wrap" fo:border-left="0.74pt solid #3c3c3c" style:direction="ltr" fo:padding="2.01pt" fo:border-right="1.76pt solid #3c3c3c" style:rotation-angle="0" style:rotation-align="none" style:shrink-to-fit="false" fo:border-top="1.76pt solid #3c3c3c" style:vertical-align="automatic" loext:vertical-justify="auto"/>
      <style:paragraph-properties css3t:text-justify="auto" fo:margin-left="0pt" style:writing-mode="page"/>
    </style:style>
    <style:style style:name="ce329" style:family="table-cell" style:parent-style-name="Default" style:data-style-name="N0">
      <style:table-cell-properties style:glyph-orientation-vertical="0" fo:border-bottom="0.74pt solid #3c3c3c" fo:background-color="#ffff99" style:cell-protect="none" style:print-content="true" style:diagonal-bl-tr="none" style:diagonal-tl-br="none" style:text-align-source="value-type" style:repeat-content="false" fo:wrap-option="wrap" fo:border-left="0.74pt solid #3c3c3c" style:direction="ltr" fo:padding="2.01pt" fo:border-right="1.76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330" style:family="table-cell" style:parent-style-name="Default" style:data-style-name="N0">
      <style:table-cell-properties style:glyph-orientation-vertical="0" fo:border-bottom="1.76pt solid #3c3c3c" fo:background-color="#ffff99" style:cell-protect="none" style:print-content="true" style:diagonal-bl-tr="none" style:diagonal-tl-br="none" style:text-align-source="value-type" style:repeat-content="false" fo:wrap-option="wrap" fo:border-left="0.74pt solid #3c3c3c" style:direction="ltr" fo:padding="2.01pt" fo:border-right="1.76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331" style:family="table-cell" style:parent-style-name="Default" style:data-style-name="N1">
      <style:table-cell-properties style:glyph-orientation-vertical="0" fo:background-color="#ffffff"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332" style:family="table-cell" style:parent-style-name="Default">
      <style:table-cell-properties style:glyph-orientation-vertical="0" fo:border-bottom="none" fo:background-color="#3366ff"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1.76pt solid #3c3c3c"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33" style:family="table-cell" style:parent-style-name="Default">
      <style:table-cell-properties fo:background-color="#3366ff" style:cell-protect="protected" style:print-content="true" fo:padding="2.01pt"/>
    </style:style>
    <style:style style:name="ce334" style:family="table-cell" style:parent-style-name="Default" style:data-style-name="N129">
      <style:table-cell-properties fo:background-color="#3366ff" style:cell-protect="protected" style:print-content="true" fo:padding="2.01pt"/>
    </style:style>
    <style:style style:name="ce335"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6" style:family="table-cell" style:parent-style-name="Default" style:data-style-name="N1">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7"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8"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9"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0" style:family="table-cell" style:parent-style-name="Default" style:data-style-name="N1">
      <style:table-cell-properties style:glyph-orientation-vertical="0" style:cell-protect="protected" style:print-content="true" style:diagonal-bl-tr="none" style:diagonal-tl-br="none" style:text-align-source="value-type" style:repeat-content="false" fo:background-color="transparent"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341" style:family="table-cell" style:parent-style-name="Default">
      <style:table-cell-properties style:glyph-orientation-vertical="0" style:cell-protect="protected" style:print-content="true" style:text-align-source="value-type" style:repeat-content="false" fo:wrap-option="wrap"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2" style:family="table-cell" style:parent-style-name="Default" style:data-style-name="N129">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343" style:family="table-cell" style:parent-style-name="Default">
      <style:table-cell-properties style:glyph-orientation-vertical="0" fo:border-bottom="0.74pt solid #3c3c3c" style:cell-protect="protected" style:print-content="true" style:diagonal-bl-tr="none" style:diagonal-tl-br="none" style:text-align-source="value-type" style:repeat-content="false" fo:wrap-option="wrap" fo:border-left="none" style:direction="ltr" fo:padding="2.01pt"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4"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5"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7"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wrap" fo:border="0.74pt solid #3c3c3c"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9"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50"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1"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wrap" fo:border="0.74pt solid #3c3c3c"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2" style:family="table-cell" style:parent-style-name="Default" style:data-style-name="N130">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35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354"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55" style:family="table-cell" style:parent-style-name="Default" style:data-style-name="N100">
      <style:table-cell-properties style:glyph-orientation-vertical="0" style:cell-protect="protected" style:print-content="true" style:diagonal-bl-tr="none" style:diagonal-tl-br="none" style:text-align-source="value-type" style:repeat-content="false" fo:wrap-option="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6" style:family="table-cell" style:parent-style-name="Default">
      <style:table-cell-properties style:glyph-orientation-vertical="0" fo:background-color="#ffff99" style:cell-protect="none"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7" style:family="table-cell" style:parent-style-name="Default">
      <style:table-cell-properties style:glyph-orientation-vertical="0" style:cell-protect="none"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358"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2.01pt" fo:border-right="none" style:rotation-angle="0" style:rotation-align="none" style:shrink-to-fit="false" fo:border-top="1.76pt solid #3c3c3c"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59" style:family="table-cell" style:parent-style-name="Default">
      <style:table-cell-properties style:glyph-orientation-vertical="0" style:cell-protect="protected" style:print-content="true" style:text-align-source="fix" style:repeat-content="false" fo:background-color="transparent"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0" style:family="table-cell" style:parent-style-name="Default">
      <style:table-cell-properties fo:border-bottom="1.76pt solid #3c3c3c" style:diagonal-bl-tr="none" style:diagonal-tl-br="none" fo:background-color="transparent" fo:border-left="none" fo:padding="2.01pt"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1" style:family="table-cell" style:parent-style-name="Default" style:data-style-name="N129">
      <style:table-cell-properties style:cell-protect="protected" style:print-content="true" fo:background-color="transparent" fo:padding="2.01pt"/>
    </style:style>
    <style:style style:name="ce362" style:family="table-cell" style:parent-style-name="Default" style:data-style-name="N127">
      <style:table-cell-properties style:cell-protect="protected" style:print-content="true" style:diagonal-bl-tr="none" style:diagonal-tl-br="none" fo:background-color="transparent" fo:border="0.74pt solid #3c3c3c" fo:padding="2.01pt" style:rotation-align="none"/>
    </style:style>
    <style:style style:name="ce363" style:family="table-cell" style:parent-style-name="Default">
      <style:table-cell-properties style:glyph-orientation-vertical="0" fo:border-bottom="1.76pt solid #3c3c3c" style:diagonal-bl-tr="none" style:diagonal-tl-br="none" style:text-align-source="value-type" style:repeat-content="false"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4"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5" style:family="table-cell" style:parent-style-name="Default">
      <style:table-cell-properties style:glyph-orientation-vertical="0" fo:border-bottom="1.76pt solid #3c3c3c" style:diagonal-bl-tr="none" style:diagonal-tl-br="none" style:text-align-source="value-type" style:repeat-content="false"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fo:color="#006411" style:text-outline="false" style:text-line-through-style="none" style:text-line-through-type="none" style:font-name="Zapf Dingbats"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66" style:family="table-cell" style:parent-style-name="Default">
      <style:table-cell-properties style:glyph-orientation-vertical="0" fo:border-bottom="1.76pt solid #3c3c3c" style:cell-protect="protected" style:print-content="true" style:diagonal-bl-tr="none" style:diagonal-tl-br="none" style:text-align-source="value-type" style:repeat-content="false" fo:background-color="transparent"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7" style:family="table-cell" style:parent-style-name="Default" style:data-style-name="N10">
      <style:table-cell-properties style:glyph-orientation-vertical="0" style:cell-protect="protected" style:print-content="true" style:text-align-source="value-type" style:repeat-content="false" fo:background-color="transparent"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368" style:family="table-cell" style:parent-style-name="Default" style:data-style-name="N1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369" style:family="table-cell" style:parent-style-name="Default" style:data-style-name="N127">
      <style:table-cell-properties style:glyph-orientation-vertical="0" style:cell-protect="protected" style:print-content="true" style:diagonal-bl-tr="none" style:diagonal-tl-br="none" style:text-align-source="value-type" style:repeat-content="false" fo:background-color="transparent"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370" style:family="table-cell" style:parent-style-name="Default" style:data-style-name="N10">
      <style:table-cell-properties style:glyph-orientation-vertical="0" fo:border-bottom="1.76pt solid #3c3c3c" style:cell-protect="protected" style:print-content="true" style:diagonal-bl-tr="none" style:diagonal-tl-br="none" style:text-align-source="value-type" style:repeat-content="false" fo:background-color="transparent"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solid" svg:stroke-width="0.74pt" svg:stroke-color="#b9cde5" svg:stroke-opacity="100%" draw:stroke-linejoin="miter" svg:stroke-linecap="square" draw:fill="none" draw:fill-color="#ffffff" draw:textarea-horizontal-align="justify" draw:textarea-vertical-align="top" draw:auto-grow-height="false" fo:min-height="396.74pt" fo:min-width="244.18pt" fo:padding-top="1.59pt" fo:padding-bottom="1.59pt" fo:padding-left="1.59pt" fo:padding-right="1.59pt" fo:wrap-option="wrap" draw:shadow-color="#808080"/>
    </style:style>
    <style:style style:name="gr2" style:family="graphic">
      <style:graphic-properties draw:stroke="solid" svg:stroke-width="0.74pt" svg:stroke-color="#4a7ebb" svg:stroke-opacity="100%" draw:stroke-linejoin="miter" svg:stroke-linecap="square" draw:fill="none" draw:fill-color="#ffffff" draw:textarea-horizontal-align="justify" draw:textarea-vertical-align="middle" draw:auto-grow-height="false" fo:min-height="3.23pt" fo:min-width="0pt" fo:padding-top="3.69pt" fo:padding-bottom="3.69pt" fo:padding-left="7.09pt" fo:padding-right="7.09pt" fo:wrap-option="no-wrap" draw:shadow-color="#808080"/>
    </style:style>
    <style:style style:name="gr3" style:family="graphic">
      <style:graphic-properties draw:stroke="dash" draw:stroke-dash="Dashed_20__28_var_29__20_4" svg:stroke-width="2.01pt" svg:stroke-color="#4f81bd" svg:stroke-opacity="100%" draw:stroke-linejoin="miter" svg:stroke-linecap="square" draw:fill="none" draw:fill-color="#ffffff" draw:textarea-horizontal-align="justify" draw:textarea-vertical-align="top" draw:auto-grow-height="false" fo:padding-top="3.69pt" fo:padding-bottom="3.69pt" fo:padding-left="7.09pt" fo:padding-right="7.09pt" fo:wrap-option="wrap" draw:shadow-color="#808080"/>
    </style:style>
    <style:style style:name="gr4" style:family="graphic">
      <style:graphic-properties draw:stroke="solid" svg:stroke-width="2.01pt" svg:stroke-color="#4f81bd" draw:marker-end="msArrowEnd_20_5" draw:marker-end-width="6.04pt" draw:marker-end-center="false" svg:stroke-opacity="100%" draw:stroke-linejoin="miter" svg:stroke-linecap="square" draw:fill="none" draw:fill-color="#ffffff" draw:textarea-horizontal-align="justify" draw:textarea-vertical-align="top" draw:auto-grow-height="false" fo:padding-top="3.69pt" fo:padding-bottom="3.69pt" fo:padding-left="7.09pt" fo:padding-right="7.09pt" fo:wrap-option="wrap" draw:shadow-color="#808080" draw:start-line-spacing-horizontal="17.86pt" draw:start-line-spacing-vertical="17.86pt" draw:end-line-spacing-horizontal="17.86pt" draw:end-line-spacing-vertical="17.86pt"/>
    </style:style>
    <style:style style:name="gr5" style:family="graphic">
      <style:graphic-properties draw:stroke="solid" svg:stroke-width="0.74pt" svg:stroke-color="#4a7ebb" svg:stroke-opacity="100%" draw:stroke-linejoin="miter" svg:stroke-linecap="square" draw:fill="none" draw:fill-color="#ffffff" draw:textarea-horizontal-align="justify" draw:textarea-vertical-align="middle" draw:auto-grow-height="false" fo:min-height="14.03pt" fo:min-width="83.17pt" fo:padding-top="1.59pt" fo:padding-bottom="1.59pt" fo:padding-left="1.59pt" fo:padding-right="1.59pt" fo:wrap-option="wrap" draw:shadow-color="#808080"/>
    </style:style>
    <style:style style:name="gr6" style:family="graphic">
      <style:graphic-properties draw:stroke="solid" svg:stroke-width="2.01pt" svg:stroke-color="#4f81bd" draw:marker-end="msArrowEnd_20_5" draw:marker-end-width="6.04pt" draw:marker-end-center="false" svg:stroke-opacity="100%" draw:stroke-linejoin="miter" svg:stroke-linecap="square" draw:fill="none" draw:fill-color="#ffffff" draw:textarea-horizontal-align="justify" draw:textarea-vertical-align="top" draw:auto-grow-height="false" fo:padding-top="3.69pt" fo:padding-bottom="3.69pt" fo:padding-left="7.09pt" fo:padding-right="7.09pt" fo:wrap-option="wrap" draw:shadow-color="#808080" draw:start-line-spacing-horizontal="0pt" draw:start-line-spacing-vertical="0pt" draw:end-line-spacing-horizontal="0pt" draw:end-line-spacing-vertical="0pt"/>
    </style:style>
    <style:style style:name="gr7" style:family="graphic">
      <style:graphic-properties draw:stroke="none" draw:fill="none" draw:fill-color="#ffffff" draw:textarea-horizontal-align="justify" draw:textarea-vertical-align="top" draw:auto-grow-height="false" fo:min-height="17.77pt" fo:min-width="62.05pt" fo:padding-top="1.59pt" fo:padding-bottom="1.59pt" fo:padding-left="1.59pt" fo:padding-right="1.59pt" fo:wrap-option="wrap" draw:shadow-color="#808080"/>
    </style:style>
    <style:style style:name="gr8" style:family="graphic">
      <style:graphic-properties draw:stroke="solid" svg:stroke-width="0.74pt" svg:stroke-color="#4a7ebb" svg:stroke-opacity="100%" draw:stroke-linejoin="miter" svg:stroke-linecap="square" draw:fill="none" draw:fill-color="#ffffff" draw:textarea-horizontal-align="justify" draw:textarea-vertical-align="middle" draw:auto-grow-height="false" fo:min-height="3.15pt" fo:min-width="0pt" fo:padding-top="3.69pt" fo:padding-bottom="3.69pt" fo:padding-left="7.09pt" fo:padding-right="7.09pt" fo:wrap-option="no-wrap" draw:shadow-color="#808080"/>
    </style:style>
    <style:style style:name="gr9" style:family="graphic">
      <style:graphic-properties draw:stroke="none" draw:fill="none" draw:fill-color="#ffffff" draw:textarea-horizontal-align="justify" draw:textarea-vertical-align="top" draw:auto-grow-height="false" fo:min-height="16.75pt" fo:min-width="43.4pt" fo:padding-top="1.59pt" fo:padding-bottom="1.59pt" fo:padding-left="1.59pt" fo:padding-right="1.59pt" fo:wrap-option="wrap" draw:shadow-color="#808080"/>
    </style:style>
    <style:style style:name="gr10" style:family="graphic">
      <style:graphic-properties draw:stroke="solid" svg:stroke-width="0.74pt" svg:stroke-color="#4a7ebb" svg:stroke-opacity="100%" draw:stroke-linejoin="miter" svg:stroke-linecap="square" draw:fill="none" draw:fill-color="#ffffff" draw:textarea-horizontal-align="justify" draw:textarea-vertical-align="middle" draw:auto-grow-height="false" fo:min-height="13.07pt" fo:min-width="66.67pt" fo:padding-top="1.59pt" fo:padding-bottom="1.59pt" fo:padding-left="1.59pt" fo:padding-right="1.59pt" fo:wrap-option="wrap" draw:shadow-color="#808080"/>
    </style:style>
    <style:style style:name="gr11" style:family="graphic">
      <style:graphic-properties draw:stroke="solid" svg:stroke-width="0.74pt" svg:stroke-color="#4a7ebb" svg:stroke-opacity="100%" draw:stroke-linejoin="miter" svg:stroke-linecap="square" draw:fill="none" draw:fill-color="#ffffff" draw:textarea-horizontal-align="justify" draw:textarea-vertical-align="middle" draw:auto-grow-height="false" fo:min-height="13.95pt" fo:min-width="66.56pt" fo:padding-top="1.59pt" fo:padding-bottom="1.59pt" fo:padding-left="1.59pt" fo:padding-right="1.59pt" fo:wrap-option="wrap" draw:shadow-color="#808080"/>
    </style:style>
    <style:style style:name="gr12" style:family="graphic">
      <style:graphic-properties draw:stroke="solid" svg:stroke-width="0.74pt" svg:stroke-color="#4a7ebb" svg:stroke-opacity="100%" draw:stroke-linejoin="miter" svg:stroke-linecap="square" draw:fill="solid" draw:fill-color="#4f81bd" draw:textarea-horizontal-align="justify" draw:textarea-vertical-align="middle" draw:auto-grow-height="false" fo:min-height="1.05pt" fo:min-width="0pt" fo:padding-top="3.69pt" fo:padding-bottom="3.69pt" fo:padding-left="7.09pt" fo:padding-right="7.09pt" fo:wrap-option="no-wrap" draw:shadow-color="#808080"/>
    </style:style>
    <style:style style:name="gr13" style:family="graphic">
      <style:graphic-properties draw:stroke="solid" svg:stroke-width="0.74pt" svg:stroke-color="#000000" draw:marker-start="Arrowheads_20_1" draw:marker-start-width="5.95pt" draw:marker-start-center="false" svg:stroke-opacity="100%" draw:stroke-linejoin="miter" svg:stroke-linecap="square" draw:fill="solid" draw:fill-color="#ffffc0" draw:textarea-horizontal-align="justify" draw:textarea-vertical-align="top" draw:auto-grow-height="false" draw:auto-grow-width="false" fo:min-height="449.66pt" fo:min-width="100.74pt" fo:padding-top="1.59pt" fo:padding-bottom="1.59pt" fo:padding-left="1.59pt" fo:padding-right="1.59pt" fo:wrap-option="no-wrap" draw:shadow="hidden" draw:shadow-offset-x="2.83pt" draw:shadow-offset-y="2.83pt" draw:shadow-color="#000000" draw:caption-escape-direction="auto"/>
    </style:style>
    <style:style style:name="gr14" style:family="graphic">
      <style:graphic-properties draw:stroke="solid" svg:stroke-width="0.74pt" svg:stroke-color="#000000" draw:marker-start="Arrowheads_20_2" draw:marker-start-width="5.95pt" draw:marker-start-center="false" svg:stroke-opacity="100%" draw:stroke-linejoin="miter" svg:stroke-linecap="square" draw:fill="solid" draw:fill-color="#ffffc0" draw:textarea-horizontal-align="justify" draw:textarea-vertical-align="top" draw:auto-grow-height="false" draw:auto-grow-width="false" fo:min-height="449.66pt" fo:min-width="100.74pt" fo:padding-top="1.59pt" fo:padding-bottom="1.59pt" fo:padding-left="1.59pt" fo:padding-right="1.59pt" fo:wrap-option="no-wrap" draw:shadow="hidden" draw:shadow-offset-x="2.83pt" draw:shadow-offset-y="2.83pt" draw:shadow-color="#000000" draw:caption-escape-direction="auto"/>
    </style:style>
    <style:style style:name="gr15" style:family="graphic">
      <style:graphic-properties draw:stroke="solid" svg:stroke-width="0.74pt" svg:stroke-color="#000000" draw:marker-start="Arrowheads_20_3" draw:marker-start-width="5.95pt" draw:marker-start-center="false" svg:stroke-opacity="100%" draw:stroke-linejoin="miter" svg:stroke-linecap="square" draw:fill="solid" draw:fill-color="#ffffc0" draw:textarea-horizontal-align="justify" draw:textarea-vertical-align="top" draw:auto-grow-height="false" draw:auto-grow-width="false" fo:min-height="667.67pt" fo:min-width="100.69pt" fo:padding-top="1.59pt" fo:padding-bottom="1.59pt" fo:padding-left="1.59pt" fo:padding-right="1.59pt" fo:wrap-option="no-wrap" draw:shadow="hidden" draw:shadow-offset-x="2.83pt" draw:shadow-offset-y="2.83pt" draw:shadow-color="#000000" draw:caption-escape-direction="auto"/>
    </style:style>
    <style:style style:name="gr16" style:family="graphic">
      <style:graphic-properties draw:stroke="solid" svg:stroke-width="0.74pt" svg:stroke-color="#000000" draw:marker-start="Arrowheads_20_4" draw:marker-start-width="5.95pt" draw:marker-start-center="false" svg:stroke-opacity="100%" draw:stroke-linejoin="miter" svg:stroke-linecap="square" draw:fill="solid" draw:fill-color="#ffffc0" draw:textarea-horizontal-align="justify" draw:textarea-vertical-align="top" draw:auto-grow-height="false" draw:auto-grow-width="false" fo:min-height="449.66pt" fo:min-width="100.74pt" fo:padding-top="1.59pt" fo:padding-bottom="1.59pt" fo:padding-left="1.59pt" fo:padding-right="1.59pt" fo:wrap-option="no-wrap" draw:shadow="hidden" draw:shadow-offset-x="2.83pt" draw:shadow-offset-y="2.83pt" draw:shadow-color="#000000" draw:caption-escape-direction="auto"/>
    </style:style>
    <style:style style:name="gr17" style:family="graphic">
      <style:graphic-properties draw:stroke="solid" svg:stroke-width="0.74pt" svg:stroke-color="#000000" draw:marker-start="Arrowheads_20_5" draw:marker-start-width="5.95pt" draw:marker-start-center="false" svg:stroke-opacity="100%" draw:stroke-linejoin="miter" svg:stroke-linecap="square" draw:fill="solid" draw:fill-color="#ffffc0" draw:textarea-horizontal-align="justify" draw:textarea-vertical-align="top" draw:auto-grow-height="false" draw:auto-grow-width="false" fo:min-height="706.71pt" fo:min-width="97.88pt" fo:padding-top="1.59pt" fo:padding-bottom="1.59pt" fo:padding-left="1.59pt" fo:padding-right="1.59pt" fo:wrap-option="no-wrap" draw:shadow="hidden" draw:shadow-offset-x="2.83pt" draw:shadow-offset-y="2.83pt" draw:shadow-color="#000000" draw:caption-escape-direction="auto"/>
    </style:style>
    <style:style style:name="gr18" style:family="graphic">
      <style:graphic-properties draw:stroke="solid" svg:stroke-width="0.74pt" svg:stroke-color="#edeaa1" draw:marker-start="Arrowheads_20_6" draw:marker-start-width="5.95pt" draw:marker-start-center="false" svg:stroke-opacity="100%" draw:stroke-linejoin="miter" svg:stroke-linecap="square" draw:fill="gradient" draw:fill-color="#fbf6d6" draw:fill-gradient-name="Gradient_20_2" draw:textarea-horizontal-align="justify" draw:textarea-vertical-align="top" draw:auto-grow-height="false" draw:auto-grow-width="false" fo:min-height="52.61pt" fo:min-width="101.25pt" fo:padding-top="1.59pt" fo:padding-bottom="1.59pt" fo:padding-left="1.59pt" fo:padding-right="1.59pt" fo:wrap-option="no-wrap" draw:shadow="hidden" draw:shadow-offset-x="2.83pt" draw:shadow-offset-y="2.83pt" draw:shadow-color="#000000" draw:caption-escape-direction="auto"/>
    </style:style>
    <style:style style:name="gr19" style:family="graphic">
      <style:graphic-properties draw:stroke="solid" svg:stroke-width="0.74pt" svg:stroke-color="#edeaa1" draw:marker-start="Arrowheads_20_7" draw:marker-start-width="5.95pt" draw:marker-start-center="false" svg:stroke-opacity="100%" draw:stroke-linejoin="miter" svg:stroke-linecap="square" draw:fill="gradient" draw:fill-color="#fbf6d6" draw:fill-gradient-name="Gradient_20_2" draw:textarea-horizontal-align="justify" draw:textarea-vertical-align="top" draw:auto-grow-height="false" draw:auto-grow-width="false" fo:min-height="20.86pt" fo:min-width="100.94pt" fo:padding-top="1.59pt" fo:padding-bottom="1.59pt" fo:padding-left="1.59pt" fo:padding-right="1.59pt" fo:wrap-option="no-wrap" draw:shadow="hidden" draw:shadow-offset-x="2.83pt" draw:shadow-offset-y="2.83pt" draw:shadow-color="#000000" draw:caption-escape-direction="auto"/>
    </style:style>
    <style:style style:name="gr20" style:family="graphic">
      <style:graphic-properties draw:stroke="solid" svg:stroke-width="0.74pt" svg:stroke-color="#edeaa1" draw:marker-start="Arrowheads_20_8" draw:marker-start-width="5.95pt" draw:marker-start-center="false" svg:stroke-opacity="100%" draw:stroke-linejoin="miter" svg:stroke-linecap="square" draw:fill="gradient" draw:fill-color="#fbf6d6" draw:fill-gradient-name="Gradient_20_2" draw:textarea-horizontal-align="justify" draw:textarea-vertical-align="top" draw:auto-grow-height="false" draw:auto-grow-width="false" fo:min-height="41.84pt" fo:min-width="100.94pt" fo:padding-top="1.59pt" fo:padding-bottom="1.59pt" fo:padding-left="1.59pt" fo:padding-right="1.59pt" fo:wrap-option="no-wrap" draw:shadow="hidden" draw:shadow-offset-x="2.83pt" draw:shadow-offset-y="2.83pt" draw:shadow-color="#000000" draw:caption-escape-direction="auto"/>
    </style:style>
    <style:style style:name="gr21" style:family="graphic">
      <style:graphic-properties draw:stroke="solid" svg:stroke-width="0.74pt" svg:stroke-color="#edeaa1" draw:marker-start="Arrowheads_20_9" draw:marker-start-width="5.95pt" draw:marker-start-center="false" svg:stroke-opacity="100%" draw:stroke-linejoin="miter" svg:stroke-linecap="square" draw:fill="gradient" draw:fill-color="#fbf6d6" draw:fill-gradient-name="Gradient_20_2" draw:textarea-horizontal-align="justify" draw:textarea-vertical-align="top" draw:auto-grow-height="false" draw:auto-grow-width="false" fo:min-height="41.84pt" fo:min-width="100.52pt" fo:padding-top="1.59pt" fo:padding-bottom="1.59pt" fo:padding-left="1.59pt" fo:padding-right="1.59pt" fo:wrap-option="no-wrap" draw:shadow="hidden" draw:shadow-offset-x="2.83pt" draw:shadow-offset-y="2.83pt" draw:shadow-color="#000000" draw:caption-escape-direction="auto"/>
    </style:style>
    <style:style style:name="gr22" style:family="graphic">
      <style:graphic-properties draw:stroke="solid" svg:stroke-width="0.74pt" svg:stroke-color="#edeaa1" draw:marker-start="Arrowheads_20_10" draw:marker-start-width="5.95pt" draw:marker-start-center="false" svg:stroke-opacity="100%" draw:stroke-linejoin="miter" svg:stroke-linecap="square" draw:fill="gradient" draw:fill-color="#fbf6d6" draw:fill-gradient-name="Gradient_20_2" draw:textarea-horizontal-align="justify" draw:textarea-vertical-align="top" draw:auto-grow-height="false" draw:auto-grow-width="false" fo:min-height="95.5pt" fo:min-width="102.36pt" fo:padding-top="1.59pt" fo:padding-bottom="1.59pt" fo:padding-left="1.59pt" fo:padding-right="1.59pt" fo:wrap-option="no-wrap" draw:shadow="hidden" draw:shadow-offset-x="2.83pt" draw:shadow-offset-y="2.83pt" draw:shadow-color="#000000" draw:caption-escape-direction="auto"/>
    </style:style>
    <style:style style:name="gr23" style:family="graphic">
      <style:graphic-properties draw:stroke="solid" svg:stroke-width="0.74pt" svg:stroke-color="#000000" draw:marker-start="Arrowheads_20_11" draw:marker-start-width="5.95pt" draw:marker-start-center="false" svg:stroke-opacity="100%" draw:stroke-linejoin="miter" svg:stroke-linecap="square" draw:fill="solid" draw:fill-color="#ffffc0" draw:textarea-horizontal-align="justify" draw:textarea-vertical-align="top" draw:auto-grow-height="false" draw:auto-grow-width="false" fo:min-height="38.64pt" fo:min-width="192.1pt" fo:padding-top="1.59pt" fo:padding-bottom="1.59pt" fo:padding-left="1.59pt" fo:padding-right="1.59pt" fo:wrap-option="no-wrap" draw:shadow="hidden" draw:shadow-offset-x="2.83pt" draw:shadow-offset-y="2.83pt" draw:shadow-color="#000000" draw:caption-escape-direction="auto"/>
    </style:style>
    <style:style style:name="gr24" style:family="graphic">
      <style:graphic-properties draw:stroke="solid" svg:stroke-width="0.74pt" svg:stroke-color="#000000" draw:marker-start="Arrowheads_20_12" draw:marker-start-width="5.95pt" draw:marker-start-center="false" svg:stroke-opacity="100%" draw:stroke-linejoin="miter" svg:stroke-linecap="square" draw:fill="solid" draw:fill-color="#ffffc0" draw:textarea-horizontal-align="justify" draw:textarea-vertical-align="top" draw:auto-grow-height="false" draw:auto-grow-width="false" fo:min-height="31.61pt" fo:min-width="158.85pt" fo:padding-top="1.59pt" fo:padding-bottom="1.59pt" fo:padding-left="1.59pt" fo:padding-right="1.59pt" fo:wrap-option="no-wrap" draw:shadow="hidden" draw:shadow-offset-x="2.83pt" draw:shadow-offset-y="2.83pt" draw:shadow-color="#000000" draw:caption-escape-direction="auto"/>
    </style:style>
    <style:style style:name="gr25" style:family="graphic">
      <style:graphic-properties draw:stroke="solid" svg:stroke-width="0.74pt" svg:stroke-color="#000000" draw:marker-start="Arrowheads_20_13" draw:marker-start-width="5.95pt" draw:marker-start-center="false" svg:stroke-opacity="100%" draw:stroke-linejoin="miter" svg:stroke-linecap="square" draw:fill="solid" draw:fill-color="#ffffc0" draw:textarea-horizontal-align="justify" draw:textarea-vertical-align="top" draw:auto-grow-height="false" draw:auto-grow-width="false" fo:min-height="32.63pt" fo:min-width="147.71pt" fo:padding-top="1.59pt" fo:padding-bottom="1.59pt" fo:padding-left="1.59pt" fo:padding-right="1.59pt" fo:wrap-option="no-wrap" draw:shadow="hidden" draw:shadow-offset-x="2.83pt" draw:shadow-offset-y="2.83pt" draw:shadow-color="#000000" draw:caption-escape-direction="auto"/>
    </style:style>
    <style:style style:name="gr26" style:family="graphic">
      <style:graphic-properties draw:stroke="solid" svg:stroke-width="0.74pt" svg:stroke-color="#000000" draw:marker-start="Arrowheads_20_14" draw:marker-start-width="5.95pt" draw:marker-start-center="false" svg:stroke-opacity="100%" draw:stroke-linejoin="miter" svg:stroke-linecap="square" draw:fill="solid" draw:fill-color="#ffffc0" draw:textarea-horizontal-align="justify" draw:textarea-vertical-align="top" draw:auto-grow-height="false" draw:auto-grow-width="false" fo:min-height="25.65pt" fo:min-width="208.8pt" fo:padding-top="1.59pt" fo:padding-bottom="1.59pt" fo:padding-left="1.59pt" fo:padding-right="1.59pt" fo:wrap-option="no-wrap" draw:shadow="hidden" draw:shadow-offset-x="2.83pt" draw:shadow-offset-y="2.83pt" draw:shadow-color="#000000" draw:caption-escape-direction="auto"/>
    </style:style>
    <style:style style:name="gr27" style:family="graphic">
      <style:graphic-properties draw:stroke="solid" svg:stroke-width="0.74pt" svg:stroke-color="#000000" draw:marker-start="Arrowheads_20_15" draw:marker-start-width="5.95pt" draw:marker-start-center="false" svg:stroke-opacity="100%" draw:stroke-linejoin="miter" svg:stroke-linecap="square" draw:fill="solid" draw:fill-color="#ffffc0" draw:textarea-horizontal-align="justify" draw:textarea-vertical-align="top" draw:auto-grow-height="false" draw:auto-grow-width="false" fo:min-height="25.63pt" fo:min-width="113.5pt" fo:padding-top="1.59pt" fo:padding-bottom="1.59pt" fo:padding-left="1.59pt" fo:padding-right="1.59pt" fo:wrap-option="no-wrap" draw:shadow="hidden" draw:shadow-offset-x="2.83pt" draw:shadow-offset-y="2.83pt" draw:shadow-color="#000000" draw:caption-escape-direction="auto"/>
    </style:style>
    <style:style style:name="gr28" style:family="graphic">
      <style:graphic-properties draw:stroke="solid" svg:stroke-width="0.74pt" svg:stroke-color="#000000" draw:marker-start="Arrowheads_20_16" draw:marker-start-width="5.95pt" draw:marker-start-center="false" svg:stroke-opacity="100%" draw:stroke-linejoin="miter" svg:stroke-linecap="square" draw:fill="solid" draw:fill-color="#ffffc0" draw:textarea-horizontal-align="justify" draw:textarea-vertical-align="top" draw:auto-grow-height="false" draw:auto-grow-width="false" fo:min-height="16.64pt" fo:min-width="234.62pt" fo:padding-top="1.59pt" fo:padding-bottom="1.59pt" fo:padding-left="1.59pt" fo:padding-right="1.59pt" fo:wrap-option="no-wrap" draw:shadow="hidden" draw:shadow-offset-x="2.83pt" draw:shadow-offset-y="2.83pt" draw:shadow-color="#000000" draw:caption-escape-direction="auto"/>
    </style:style>
    <style:style style:name="gr29" style:family="graphic">
      <style:graphic-properties draw:stroke="solid" svg:stroke-width="0.74pt" svg:stroke-color="#000000" draw:marker-start="Arrowheads_20_17" draw:marker-start-width="5.95pt" draw:marker-start-center="false" svg:stroke-opacity="100%" draw:stroke-linejoin="miter" svg:stroke-linecap="square" draw:fill="solid" draw:fill-color="#ffffc0" draw:textarea-horizontal-align="justify" draw:textarea-vertical-align="top" draw:auto-grow-height="false" draw:auto-grow-width="false" fo:min-height="88.61pt" fo:min-width="451.93pt" fo:padding-top="1.59pt" fo:padding-bottom="1.59pt" fo:padding-left="1.59pt" fo:padding-right="1.59pt" fo:wrap-option="no-wrap" draw:shadow="hidden" draw:shadow-offset-x="2.83pt" draw:shadow-offset-y="2.83pt" draw:shadow-color="#000000" draw:caption-escape-direction="auto"/>
    </style:style>
    <style:style style:name="gr30" style:family="graphic">
      <style:graphic-properties draw:stroke="solid" svg:stroke-width="0.74pt" svg:stroke-color="#000000" draw:marker-start="Arrowheads_20_18" draw:marker-start-width="5.95pt" draw:marker-start-center="false" svg:stroke-opacity="100%" draw:stroke-linejoin="miter" svg:stroke-linecap="square" draw:fill="solid" draw:fill-color="#ffffc0" draw:textarea-horizontal-align="justify" draw:textarea-vertical-align="top" draw:auto-grow-height="false" draw:auto-grow-width="false" fo:min-height="28.54pt" fo:min-width="100.71pt" fo:padding-top="1.59pt" fo:padding-bottom="1.59pt" fo:padding-left="1.59pt" fo:padding-right="1.59pt" fo:wrap-option="no-wrap" draw:shadow="hidden" draw:shadow-offset-x="2.83pt" draw:shadow-offset-y="2.83pt" draw:shadow-color="#000000" draw:caption-escape-direction="auto"/>
    </style:style>
    <style:style style:name="gr31" style:family="graphic">
      <style:graphic-properties draw:stroke="solid" svg:stroke-width="0.74pt" svg:stroke-color="#000000" draw:marker-start="Arrowheads_20_19" draw:marker-start-width="5.95pt" draw:marker-start-center="false" svg:stroke-opacity="100%" draw:stroke-linejoin="miter" svg:stroke-linecap="square" draw:fill="solid" draw:fill-color="#ffffc0" draw:textarea-horizontal-align="justify" draw:textarea-vertical-align="top" draw:auto-grow-height="false" draw:auto-grow-width="false" fo:min-height="32.57pt" fo:min-width="100.71pt" fo:padding-top="1.59pt" fo:padding-bottom="1.59pt" fo:padding-left="1.59pt" fo:padding-right="1.59pt" fo:wrap-option="no-wrap" draw:shadow="hidden" draw:shadow-offset-x="2.83pt" draw:shadow-offset-y="2.83pt" draw:shadow-color="#000000" draw:caption-escape-direction="auto"/>
    </style:style>
    <style:style style:name="gr32" style:family="graphic">
      <style:graphic-properties draw:stroke="solid" svg:stroke-width="0.74pt" svg:stroke-color="#000000" draw:marker-start="Arrowheads_20_20" draw:marker-start-width="5.95pt" draw:marker-start-center="false" svg:stroke-opacity="100%" draw:stroke-linejoin="miter" svg:stroke-linecap="square" draw:fill="solid" draw:fill-color="#ffffc0" draw:textarea-horizontal-align="justify" draw:textarea-vertical-align="top" draw:auto-grow-height="false" draw:auto-grow-width="false" fo:min-height="20.58pt" fo:min-width="100.71pt" fo:padding-top="1.59pt" fo:padding-bottom="1.59pt" fo:padding-left="1.59pt" fo:padding-right="1.59pt" fo:wrap-option="no-wrap" draw:shadow="hidden" draw:shadow-offset-x="2.83pt" draw:shadow-offset-y="2.83pt" draw:shadow-color="#000000" draw:caption-escape-direction="auto"/>
    </style:style>
    <style:style style:name="gr33" style:family="graphic">
      <style:graphic-properties draw:stroke="solid" svg:stroke-width="0.74pt" svg:stroke-color="#000000" draw:marker-start="Arrowheads_20_21" draw:marker-start-width="5.95pt" draw:marker-start-center="false" svg:stroke-opacity="100%" draw:stroke-linejoin="miter" svg:stroke-linecap="square" draw:fill="solid" draw:fill-color="#ffffc0" draw:textarea-horizontal-align="justify" draw:textarea-vertical-align="top" draw:auto-grow-height="false" draw:auto-grow-width="false" fo:min-height="69.7pt" fo:min-width="100.71pt" fo:padding-top="1.59pt" fo:padding-bottom="1.59pt" fo:padding-left="1.59pt" fo:padding-right="1.59pt" fo:wrap-option="no-wrap" draw:shadow="hidden" draw:shadow-offset-x="2.83pt" draw:shadow-offset-y="2.83pt" draw:shadow-color="#000000" draw:caption-escape-direction="auto"/>
    </style:style>
    <style:style style:name="gr34" style:family="graphic">
      <style:graphic-properties draw:stroke="solid" svg:stroke-width="0.74pt" svg:stroke-color="#000000" draw:marker-start="Arrowheads_20_22" draw:marker-start-width="5.95pt" draw:marker-start-center="false" svg:stroke-opacity="100%" draw:stroke-linejoin="miter" svg:stroke-linecap="square" draw:fill="solid" draw:fill-color="#ffffc0" draw:textarea-horizontal-align="justify" draw:textarea-vertical-align="top" draw:auto-grow-height="false" draw:auto-grow-width="false" fo:min-height="72.71pt" fo:min-width="100.71pt" fo:padding-top="1.59pt" fo:padding-bottom="1.59pt" fo:padding-left="1.59pt" fo:padding-right="1.59pt" fo:wrap-option="no-wrap" draw:shadow="hidden" draw:shadow-offset-x="2.83pt" draw:shadow-offset-y="2.83pt" draw:shadow-color="#000000" draw:caption-escape-direction="auto"/>
    </style:style>
    <style:style style:name="gr35" style:family="graphic">
      <style:graphic-properties draw:stroke="solid" svg:stroke-width="0.74pt" svg:stroke-color="#000000" draw:marker-start="Arrowheads_20_23" draw:marker-start-width="5.95pt" draw:marker-start-center="false" svg:stroke-opacity="100%" draw:stroke-linejoin="miter" svg:stroke-linecap="square" draw:fill="solid" draw:fill-color="#ffffc0" draw:textarea-horizontal-align="justify" draw:textarea-vertical-align="top" draw:auto-grow-height="false" draw:auto-grow-width="false" fo:min-height="121.75pt" fo:min-width="97.94pt" fo:padding-top="1.59pt" fo:padding-bottom="1.59pt" fo:padding-left="1.59pt" fo:padding-right="1.59pt" fo:wrap-option="no-wrap" draw:shadow="hidden" draw:shadow-offset-x="2.83pt" draw:shadow-offset-y="2.83pt" draw:shadow-color="#000000" draw:caption-escape-direction="auto"/>
    </style:style>
    <style:style style:name="gr36" style:family="graphic">
      <style:graphic-properties draw:stroke="solid" svg:stroke-width="0.74pt" svg:stroke-color="#edeaa1" draw:marker-start="Arrowheads_20_24" draw:marker-start-width="5.95pt" draw:marker-start-center="false" svg:stroke-opacity="100%" draw:stroke-linejoin="miter" svg:stroke-linecap="square" draw:fill="gradient" draw:fill-color="#fbf6d6" draw:fill-gradient-name="Gradient_20_2" draw:textarea-horizontal-align="justify" draw:textarea-vertical-align="top" draw:auto-grow-height="false" draw:auto-grow-width="false" fo:min-height="50.63pt" fo:min-width="100.74pt" fo:padding-top="1.59pt" fo:padding-bottom="1.59pt" fo:padding-left="1.59pt" fo:padding-right="1.59pt" fo:wrap-option="no-wrap" draw:shadow="hidden" draw:shadow-offset-x="2.83pt" draw:shadow-offset-y="2.83pt" draw:shadow-color="#000000" draw:caption-escape-direction="auto"/>
    </style:style>
    <style:style style:name="ta_extref" style:family="table">
      <style:table-properties table:display="false"/>
    </style:style>
    <style:style style:name="P1" style:family="paragraph">
      <style:paragraph-properties fo:text-align="start"/>
    </style:style>
    <style:style style:name="P2" style:family="paragraph">
      <loext:graphic-properties draw:fill="none" draw:fill-color="#ffffff"/>
      <style:paragraph-properties fo:text-align="start" style:writing-mode="lr-tb"/>
    </style:style>
    <style:style style:name="P3" style:family="paragraph">
      <loext:graphic-properties draw:fill="none" draw:fill-color="#ffffff"/>
      <style:paragraph-properties style:writing-mode="lr-tb"/>
    </style:style>
    <style:style style:name="P4" style:family="paragraph">
      <loext:graphic-properties draw:fill="none" draw:fill-color="#ffffff"/>
      <style:paragraph-properties fo:text-align="center" style:writing-mode="lr-tb"/>
    </style:style>
    <style:style style:name="P5" style:family="paragraph">
      <style:paragraph-properties fo:text-align="center"/>
    </style:style>
    <style:style style:name="P6" style:family="paragraph">
      <loext:graphic-properties draw:fill="solid" draw:fill-color="#4f81bd"/>
      <style:paragraph-properties style:writing-mode="lr-tb"/>
    </style:style>
    <style:style style:name="P7"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loext:graphic-properties draw:fill="gradient" draw:fill-color="#fbf6d6" draw:fill-gradient-name="Gradient_20_2"/>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2" style:family="text">
      <style:text-properties fo:color="#0000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3" style:family="text">
      <style:text-properties fo:color="#000000" style:text-outline="false" style:text-line-through-style="none" style:text-line-through-type="none" style:text-position="0% 100%"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T4" style:family="text">
      <style:text-properties fo:color="#000000" style:text-outline="false" style:text-line-through-style="none" style:text-line-through-type="none" style:text-position="0% 100%" style:font-name="Arial" fo:font-size="9pt" fo:language="en" fo:country="US" fo:font-style="normal" fo:text-shadow="none" style:text-underline-style="none" fo:font-weight="bold" style:text-underline-mode="continuous" style:text-overline-mode="continuous" style:text-line-through-mode="continuous" style:font-name-asian="WenQuanYi Micro Hei" style:font-size-asian="9pt" style:language-asian="zh" style:country-asian="CN" style:font-style-asian="normal" style:font-weight-asian="bold" style:font-name-complex="Lohit Devanagari" style:font-size-complex="9pt" style:language-complex="hi" style:country-complex="IN" style:font-style-complex="normal" style:font-weight-complex="bold" style:text-emphasize="none" style:font-relief="none" style:text-overline-style="none" style:text-overline-color="font-color"/>
    </style:style>
    <style:style style:name="T5"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name-asian="WenQuanYi Micro Hei"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6" style:family="text">
      <style:text-properties fo:color="#000000" style:text-outline="false" style:text-line-through-style="none" style:text-line-through-type="none" style:text-position="0% 100%" style:font-name="Arial" fo:font-size="9pt" fo:language="en" fo:country="US" fo:font-style="normal" fo:text-shadow="none" style:text-underline-style="none" fo:font-weight="normal" style:text-underline-mode="continuous" style:text-overline-mode="continuous" style:text-line-through-mode="continuous" style:font-name-asian="WenQuanYi Micro Hei"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Arial" fo:font-size="10pt"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style:font-style-complex="normal"/>
    </style:style>
    <style:style style:name="T8" style:family="text">
      <style:text-properties style:font-name="Arial" fo:font-size="10pt" style:font-style-asian="normal" style:font-size-complex="10pt" style:font-size-asian="10pt" style:text-position="0%" fo:text-shadow="none" style:text-outline="false" fo:font-style="normal" style:text-line-through-type="none" style:text-underline-style="none" style:text-underline-color="font-color" style:font-style-complex="normal" fo:font-weight="bold" style:font-weight-asian="bold" style:font-weight-complex="bold"/>
    </style:style>
    <style:style style:name="T9" style:family="text">
      <style:text-properties style:font-name="Arial"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10" style:family="text">
      <style:text-properties style:font-name="Arial" fo:font-size="10pt" style:text-line-through-type="none" fo:font-style="normal" style:text-outline="false" fo:text-shadow="none" style:text-position="0%" style:font-size-asian="10pt" style:font-size-complex="10pt" style:font-style-asian="normal" style:font-style-complex="normal" fo:color="#dd0806" fo:font-weight="bold" style:text-underline-style="solid" style:text-underline-width="auto" style:text-underline-color="font-color" style:font-weight-asian="bold" style:font-weight-complex="bold"/>
    </style:style>
    <style:style style:name="T11" style:family="text">
      <style:text-properties fo:font-size="11pt" style:font-style-complex="normal" fo:font-weight="normal" style:text-underline-style="none" style:text-underline-color="font-color" style:text-line-through-type="none" fo:font-style="normal" style:text-outline="false" fo:text-shadow="none" style:text-position="0%" style:font-name-complex="Calibri" style:font-size-asian="11pt" style:font-size-complex="11pt" style:font-weight-asian="normal" style:font-weight-complex="normal" style:font-style-asian="normal" style:font-name="Calibri"/>
    </style:style>
    <style:style style:name="T12" style:family="text">
      <style:text-properties fo:font-size="11pt" style:font-style-complex="normal" fo:font-weight="normal" style:text-underline-style="none" style:text-underline-color="font-color" style:text-line-through-type="none" fo:font-style="normal" style:text-outline="false" fo:text-shadow="none" style:text-position="0%" style:font-name-complex="Calibri" style:font-size-asian="11pt" style:font-size-complex="11pt" style:font-weight-asian="normal" style:font-weight-complex="normal" style:font-style-asian="normal" style:font-name="Calibri" fo:color="#000000"/>
    </style:style>
    <style:style style:name="T13" style:family="text">
      <style:text-properties fo:font-size="10.5pt" style:font-style-complex="normal" fo:font-weight="bold" style:text-underline-style="none" style:text-underline-color="font-color" style:text-line-through-type="none" fo:font-style="normal" style:text-outline="false" fo:color="#000080" fo:text-shadow="none" style:text-position="0%" style:font-name-complex="Menlo" style:font-size-asian="10.5pt" style:font-size-complex="10.5pt" style:font-weight-asian="bold" style:font-weight-complex="bold" style:font-style-asian="normal" style:font-name="Menlo"/>
    </style:style>
    <style:style style:name="T14" style:family="text">
      <style:text-properties fo:font-size="10.5pt" style:font-style-complex="normal" style:text-underline-style="none" style:text-underline-color="font-color" style:text-line-through-type="none" fo:font-style="normal" style:text-outline="false" fo:text-shadow="none" style:text-position="0%" style:font-name-complex="Menlo" style:font-size-asian="10.5pt" style:font-size-complex="10.5pt" style:font-style-asian="normal" style:font-name="Menlo" fo:color="#000000" fo:font-weight="normal" style:font-weight-complex="normal" style:font-weight-asian="normal"/>
    </style:style>
    <style:style style:name="T15" style:family="text">
      <style:text-properties fo:font-size="10.5pt" style:font-style-complex="normal" style:text-underline-style="none" style:text-underline-color="font-color" style:text-line-through-type="none" fo:font-style="normal" style:text-outline="false" fo:text-shadow="none" style:text-position="0%" style:font-name-complex="Menlo" style:font-size-asian="10.5pt" style:font-size-complex="10.5pt" style:font-style-asian="normal" style:font-name="Menlo" fo:color="#000080" fo:font-weight="bold" style:font-weight-asian="bold" style:font-weight-complex="bold"/>
    </style:style>
    <style:style style:name="T16" style:family="text">
      <style:text-properties fo:font-size="10.5pt" style:font-style-complex="normal" style:text-underline-style="none" style:text-underline-color="font-color" style:text-line-through-type="none" fo:font-style="normal" style:text-outline="false" fo:text-shadow="none" style:text-position="0%" style:font-name-complex="Menlo" style:font-size-asian="10.5pt" style:font-size-complex="10.5pt" style:font-style-asian="normal" style:font-name="Menlo" fo:color="#000000" fo:font-weight="normal" style:font-weight-asian="normal" style:font-weight-complex="normal"/>
    </style:style>
    <style:style style:name="T17" style:family="text">
      <style:text-properties style:font-style-complex="normal" style:font-name="Menlo" style:font-style-asian="normal" style:font-weight-complex="bold" style:font-weight-asian="bold" style:font-size-complex="10.5pt" style:font-size-asian="10.5pt" style:font-name-complex="Menlo" style:text-position="0%" fo:color="#000080" style:text-outline="false" fo:font-style="normal" style:text-line-through-type="none" style:text-underline-style="none" style:text-underline-color="font-color" fo:font-weight="bold" fo:font-size="10.5pt" fo:text-shadow="none"/>
    </style:style>
    <style:style style:name="T18" style:family="text">
      <style:text-properties style:font-style-complex="normal" style:font-name="Menlo" style:font-style-asian="normal" style:font-size-complex="10.5pt" style:font-size-asian="10.5pt" style:font-name-complex="Menlo" style:text-position="0%" style:text-outline="false" fo:font-style="normal" style:text-line-through-type="none" style:text-underline-style="none" style:text-underline-color="font-color" fo:font-size="10.5pt" fo:text-shadow="none" fo:color="#000000" fo:font-weight="normal" style:font-weight-asian="normal" style:font-weight-complex="normal"/>
    </style:style>
    <style:style style:name="T19" style:family="text">
      <style:text-properties fo:text-shadow="none" style:font-style-complex="normal" fo:font-size="10.5pt" fo:font-weight="normal" style:text-underline-style="none" style:text-underline-color="font-color" style:text-line-through-type="none" fo:font-style="normal" style:text-outline="false" fo:color="#000000" style:text-position="0%" style:font-name-complex="Menlo" style:font-size-asian="10.5pt" style:font-size-complex="10.5pt" style:font-weight-asian="normal" style:font-weight-complex="normal" style:font-style-asian="normal" style:font-name="Menlo"/>
    </style:style>
    <style:style style:name="T20" style:family="text">
      <style:text-properties fo:text-shadow="none" style:font-style-complex="normal" fo:font-size="10.5pt" style:text-underline-style="none" style:text-underline-color="font-color" style:text-line-through-type="none" fo:font-style="normal" style:text-outline="false" style:text-position="0%" style:font-name-complex="Menlo" style:font-size-asian="10.5pt" style:font-size-complex="10.5pt" style:font-style-asian="normal" style:font-name="Menlo" fo:color="#006411" fo:font-weight="bold" style:font-weight-asian="bold" style:font-weight-complex="bold"/>
    </style:style>
    <style:style style:name="T21" style:family="text">
      <style:text-properties fo:text-shadow="none" style:font-style-complex="normal" fo:font-size="10.5pt" style:text-underline-style="none" style:text-underline-color="font-color" style:text-line-through-type="none" fo:font-style="normal" style:text-outline="false" style:text-position="0%" style:font-name-complex="Menlo" style:font-size-asian="10.5pt" style:font-size-complex="10.5pt" style:font-style-asian="normal" style:font-name="Menlo" fo:color="#000000" fo:font-weight="normal" style:font-weight-asian="normal" style:font-weight-complex="normal"/>
    </style:style>
    <style:style style:name="T22" style:family="text">
      <style:text-properties fo:text-shadow="none" style:font-style-complex="normal" fo:font-size="10.5pt" fo:font-weight="normal" style:text-underline-style="none" style:text-underline-color="font-color" style:text-line-through-type="none" fo:font-style="normal" style:text-outline="false" style:text-position="0%" style:font-name-complex="Menlo" style:font-size-asian="10.5pt" style:font-size-complex="10.5pt" style:font-weight-asian="normal" style:font-weight-complex="normal" style:font-style-asian="normal" style:font-name="Menlo" fo:color="#4600a5"/>
    </style:style>
    <style:style style:name="T23" style:family="text">
      <style:text-properties fo:text-shadow="none" style:font-style-complex="normal" fo:font-size="10.5pt" fo:font-weight="normal" style:text-underline-style="none" style:text-underline-color="font-color" style:text-line-through-type="none" fo:font-style="normal" style:text-outline="false" style:text-position="0%" style:font-name-complex="Menlo" style:font-size-asian="10.5pt" style:font-size-complex="10.5pt" style:font-weight-asian="normal" style:font-weight-complex="normal" style:font-style-asian="normal" style:font-name="Menlo" fo:color="#000000"/>
    </style:style>
    <style:style style:name="T24" style:family="text">
      <style:text-properties fo:font-size="10.5pt" style:font-style-complex="normal" fo:font-weight="normal" style:text-underline-style="none" style:text-underline-color="font-color" style:text-line-through-type="none" fo:font-style="normal" style:text-outline="false" fo:color="#000000" fo:text-shadow="none" style:text-position="0%" style:font-name-complex="Menlo" style:font-size-asian="10.5pt" style:font-size-complex="10.5pt" style:font-weight-asian="normal" style:font-weight-complex="normal" style:font-style-asian="normal" style:font-name="Menlo"/>
    </style:style>
    <style:style style:name="T25" style:family="text">
      <style:text-properties fo:font-size="10.5pt" style:font-style-complex="normal" style:text-underline-style="none" style:text-underline-color="font-color" style:text-line-through-type="none" fo:font-style="normal" style:text-outline="false" fo:text-shadow="none" style:text-position="0%" style:font-name-complex="Menlo" style:font-size-asian="10.5pt" style:font-size-complex="10.5pt" style:font-style-asian="normal" style:font-name="Menlo" style:font-weight-asian="bold" style:font-weight-complex="bold" fo:font-weight="bold" fo:color="#000080"/>
    </style:style>
    <style:style style:name="T26" style:family="text">
      <style:text-properties fo:font-size="10.5pt" style:font-style-complex="normal" style:text-underline-style="none" style:text-underline-color="font-color" style:text-line-through-type="none" fo:font-style="normal" style:text-outline="false" fo:text-shadow="none" style:text-position="0%" style:font-name-complex="Menlo" style:font-size-asian="10.5pt" style:font-size-complex="10.5pt" style:font-style-asian="normal" style:font-name="Menlo" fo:color="#006411" fo:font-weight="bold" style:font-weight-asian="bold" style:font-weight-complex="bold"/>
    </style:style>
    <style:style style:name="T27" style:family="text">
      <style:text-properties fo:font-size="10pt" style:font-style-complex="italic" style:font-style-asian="italic" style:font-weight-complex="normal" style:font-weight-asian="normal" style:font-size-complex="10pt" style:font-size-asian="10pt" style:text-position="0%" fo:text-shadow="none" style:text-outline="false" fo:font-style="italic" style:text-line-through-type="none" style:text-underline-style="none" style:text-underline-color="font-color" fo:font-weight="normal" style:font-name="Arial"/>
    </style:style>
    <style:style style:name="T28" style:family="text">
      <style:text-properties fo:font-size="10pt" style:font-weight-complex="normal" style:font-weight-asian="normal" style:font-size-complex="10pt" style:font-size-asian="10pt" style:text-position="0%" fo:text-shadow="none" style:text-outline="false" style:text-line-through-type="none" style:text-underline-style="none" style:text-underline-color="font-color" fo:font-weight="normal" style:font-name="Arial" fo:font-style="normal" style:font-style-asian="normal" style:font-style-complex="normal"/>
    </style:style>
  </office:automatic-styles>
  <office:body>
    <office:spreadsheet>
      <table:calculation-settings table:case-sensitive="false" table:automatic-find-labels="false" table:use-regular-expressions="false"/>
      <table:content-validations>
        <table:content-validation table:name="val1" table:condition="of:cell-content-is-in-list([$Assessment.$B$61:.$B$69])" table:allow-empty-cell="true" table:display-list="unsorted" table:base-cell-address="Assessment.B55">
          <table:error-message table:message-type="stop" table:display="true"/>
        </table:content-validation>
        <table:content-validation table:name="val2" table:base-cell-address="'Historical Data'.C65">
          <table:error-message table:message-type="stop" table:title=".GE. zero integer" table:display="true">
            <text:p>Value must be an integer greater than or equal to zero.</text:p>
          </table:error-message>
        </table:content-validation>
        <table:content-validation table:name="val3" table:condition="of:cell-content-is-whole-number() and cell-content()&gt;=0" table:allow-empty-cell="true" table:base-cell-address="'Historical Data'.D65">
          <table:error-message table:message-type="stop" table:title=".GE. zero" table:display="true">
            <text:p>Value must be an integer greater than or equal to zero.</text:p>
          </table:error-message>
        </table:content-validation>
        <table:content-validation table:name="val4" table:condition="of:cell-content-is-in-list([$'Historical Data'.$B$32:.$B$36])" table:allow-empty-cell="true" table:display-list="unsorted" table:base-cell-address="'Historical Data'.E128">
          <table:error-message table:message-type="stop" table:display="true"/>
        </table:content-validation>
        <table:content-validation table:name="val5" table:condition="of:cell-content-is-in-list([$Acceptance.$A$46:.$A$54])" table:allow-empty-cell="true" table:display-list="unsorted" table:base-cell-address="Acceptance.A56">
          <table:error-message table:message-type="stop" table:display="true"/>
        </table:content-validation>
        <table:content-validation table:name="val6" table:condition="of:cell-content-is-in-list([$Acceptance.$E$30:.$E$34])" table:allow-empty-cell="true" table:display-list="unsorted" table:base-cell-address="Acceptance.E56">
          <table:error-message table:message-type="stop" table:display="true"/>
        </table:content-validation>
        <table:content-validation table:name="val7" table:condition="of:cell-content-is-in-list([$Map.$B$2:.$B$3])" table:allow-empty-cell="true" table:display-list="unsorted" table:base-cell-address="Map.C7">
          <table:error-message table:message-type="stop" table:display="true"/>
        </table:content-validation>
        <table:content-validation table:name="val8" table:condition="of:cell-content-is-in-list([$Architecture.$C$31:.$C$32])" table:allow-empty-cell="true" table:display-list="unsorted" table:base-cell-address="Architecture.C44">
          <table:error-message table:message-type="stop" table:display="true"/>
        </table:content-validation>
        <table:content-validation table:name="val9" table:condition="of:cell-content-is-in-list([$Architecture.$C$27:.$C$30])" table:allow-empty-cell="true" table:display-list="unsorted" table:base-cell-address="Architecture.C47">
          <table:error-message table:message-type="stop" table:display="true"/>
        </table:content-validation>
        <table:content-validation table:name="val10" table:condition="of:cell-content-is-in-list([$Estimation.$B$32:.$B$36])" table:allow-empty-cell="true" table:display-list="unsorted" table:base-cell-address="Estimation.C68">
          <table:error-message table:message-type="stop" table:display="true"/>
        </table:content-validation>
        <table:content-validation table:name="val11" table:condition="of:cell-content-is-in-list([$Estimation.$B$24:.$B$25])" table:allow-empty-cell="true" table:display-list="unsorted" table:base-cell-address="Estimation.E68">
          <table:error-message table:message-type="stop" table:display="true"/>
        </table:content-validation>
        <table:content-validation table:name="val12" table:base-cell-address="Iterations.C94">
          <table:error-message table:message-type="stop" table:title="Date" table:display="true">
            <text:p>Date must be in MM/DD/YY format.</text:p>
          </table:error-message>
        </table:content-validation>
        <table:content-validation table:name="val13" table:condition="of:cell-content-is-date() and cell-content-is-between([$Iterations.$B$4],[$Iterations.$B$5])" table:allow-empty-cell="true" table:base-cell-address="Iterations.G81">
          <table:error-message table:message-type="stop" table:title="Date" table:display="true">
            <text:p>Date must be in MM/DD/YY format.</text:p>
          </table:error-message>
        </table:content-validation>
        <table:content-validation table:name="val14" table:condition="of:cell-content-is-whole-number() and cell-content()&gt;=0" table:allow-empty-cell="true" table:base-cell-address="'Change Log'.A60">
          <table:error-message table:message-type="stop" table:title="Positive Number" table:display="true">
            <text:p>Value must be greater than or equal to zero.</text:p>
          </table:error-message>
        </table:content-validation>
        <table:content-validation table:name="val15" table:condition="of:cell-content-is-in-list([$'Change Log'.$B$19:.$B$29])" table:allow-empty-cell="true" table:display-list="unsorted" table:base-cell-address="'Change Log'.C60">
          <table:error-message table:message-type="stop" table:title="Defect Type Error" table:display="true">
            <text:p>Error type must be one of:</text:p>
            <text:p> <text:s/>Documentation</text:p>
            <text:p> <text:s/>Syntax</text:p>
            <text:p> <text:s/>Build,Package</text:p>
            <text:p> <text:s/>Assignment</text:p>
            <text:p> <text:s/>Interface</text:p>
            <text:p> <text:s/>Checking</text:p>
            <text:p> <text:s/>Data</text:p>
            <text:p> <text:s/>Function</text:p>
            <text:p> <text:s/>System</text:p>
            <text:p> <text:s/>Environment</text:p>
          </table:error-message>
        </table:content-validation>
        <table:content-validation table:name="val16" table:condition="of:cell-content-is-in-list([$'Change Log'.$B$4:.$B$14])" table:allow-empty-cell="true" table:display-list="unsorted" table:base-cell-address="'Change Log'.D60">
          <table:error-message table:message-type="stop" table:title="Phase Name Error" table:display="true">
            <text:p>Phase must be one of:</text:p>
            <text:p> <text:s text:c="2"/>Planning</text:p>
            <text:p> <text:s text:c="2"/>Design</text:p>
            <text:p> <text:s text:c="2"/>Code</text:p>
            <text:p> <text:s text:c="2"/>Compile</text:p>
            <text:p> <text:s text:c="2"/>Test</text:p>
            <text:p> <text:s text:c="2"/>Postmortem</text:p>
            <text:p> <text:s text:c="2"/>Design Review</text:p>
            <text:p> <text:s text:c="2"/>Code Review</text:p>
          </table:error-message>
        </table:content-validation>
        <table:content-validation table:name="val17" table:condition="of:cell-content-is-in-list([$'Change Log'.$E$19:.$E$29])" table:allow-empty-cell="true" table:display-list="unsorted" table:base-cell-address="'Change Log'.E60">
          <table:error-message table:message-type="stop" table:title="Phase Name Error" table:display="true">
            <text:p>Phase must be one of:</text:p>
            <text:p> <text:s text:c="2"/>Planning</text:p>
            <text:p> <text:s text:c="2"/>Design</text:p>
            <text:p> <text:s text:c="2"/>Code</text:p>
            <text:p> <text:s text:c="2"/>Compile</text:p>
            <text:p> <text:s text:c="2"/>Test</text:p>
            <text:p> <text:s text:c="2"/>Postmortem</text:p>
            <text:p> <text:s text:c="2"/>Design Review</text:p>
            <text:p> <text:s text:c="2"/>Code Review</text:p>
          </table:error-message>
        </table:content-validation>
        <table:content-validation table:name="val18" table:base-cell-address="'Time Log'.A48">
          <table:error-message table:message-type="stop" table:title="Date" table:display="false">
            <text:p>Date must be in MM/DD/YYYY format.</text:p>
          </table:error-message>
        </table:content-validation>
        <table:content-validation table:name="val19" table:condition="of:cell-content-is-time() and cell-content-is-between(0,0.999305555555556)" table:allow-empty-cell="true" table:base-cell-address="'Time Log'.B48">
          <table:error-message table:message-type="stop" table:title="Time error" table:display="true">
            <text:p>Times must be in the following format:</text:p>
            <text:p> <text:s text:c="3"/>hh:mm am <text:s text:c="7"/>or</text:p>
            <text:p> <text:s text:c="3"/>hh:mm pm</text:p>
          </table:error-message>
        </table:content-validation>
        <table:content-validation table:name="val20" table:condition="of:cell-content-is-in-list([$'Time Log'.$B$4:.$B$14])" table:allow-empty-cell="true" table:display-list="unsorted" table:base-cell-address="'Time Log'.F48">
          <table:error-message table:message-type="stop" table:title="Phase Name Error" table:display="true">
            <text:p>Phase must be one of:</text:p>
            <text:p> <text:s text:c="2"/>Planning</text:p>
            <text:p> <text:s text:c="2"/>Design</text:p>
            <text:p> <text:s text:c="2"/>Code</text:p>
            <text:p> <text:s text:c="2"/>Compile</text:p>
            <text:p> <text:s text:c="2"/>Test</text:p>
            <text:p> <text:s text:c="2"/>Postmortem</text:p>
            <text:p> <text:s text:c="2"/>Design Review</text:p>
            <text:p> <text:s text:c="2"/>Code Review</text:p>
          </table:error-message>
        </table:content-validation>
        <table:content-validation table:name="val21" table:condition="of:cell-content-is-in-list([$'Time Log'.$E$19:.$E$29])" table:allow-empty-cell="true" table:display-list="unsorted" table:base-cell-address="'Time Log'.G48">
          <table:error-message table:message-type="stop" table:title="Phase Name Error" table:display="true">
            <text:p>Phase must be one of:</text:p>
            <text:p> <text:s text:c="2"/>Planning</text:p>
            <text:p> <text:s text:c="2"/>Design</text:p>
            <text:p> <text:s text:c="2"/>Code</text:p>
            <text:p> <text:s text:c="2"/>Compile</text:p>
            <text:p> <text:s text:c="2"/>Test</text:p>
            <text:p> <text:s text:c="2"/>Postmortem</text:p>
            <text:p> <text:s text:c="2"/>Design Review</text:p>
            <text:p> <text:s text:c="2"/>Code Review</text:p>
          </table:error-message>
        </table:content-validation>
      </table:content-validations>
      <table:table table:name="Description" table:style-name="ta1" table:protected="true">
        <loext:table-protection loext:select-protected-cells="true" loext:select-unprotected-cells="true"/>
        <office:forms form:automatic-focus="false" form:apply-design-mode="false"/>
        <table:table-column table:style-name="co1" table:default-cell-style-name="ce2"/>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6"/>
        <table:table-column table:style-name="co10" table:number-columns-repeated="246" table:default-cell-style-name="ce6"/>
        <table:table-column table:style-name="co10" table:number-columns-repeated="767" table:default-cell-style-name="Default"/>
        <table:table-row table:style-name="ro1">
          <table:table-cell table:style-name="ce1" office:value-type="string" calcext:value-type="string" table:number-columns-spanned="7" table:number-rows-spanned="1">
            <text:p>COMP 5700/6700/6706 -- Software Process</text:p>
          </table:table-cell>
          <table:covered-table-cell table:number-columns-repeated="6" table:style-name="ce1"/>
          <table:table-cell table:number-columns-repeated="1017"/>
        </table:table-row>
        <table:table-row table:style-name="ro2">
          <table:table-cell table:number-columns-repeated="1024"/>
        </table:table-row>
        <table:table-row table:style-name="ro2">
          <table:table-cell table:style-name="ce3" office:value-type="string" calcext:value-type="string">
            <text:p>Assignment:</text:p>
          </table:table-cell>
          <table:table-cell table:style-name="ce7" office:value-type="string" calcext:value-type="string">
            <text:p>Assignment 2</text:p>
          </table:table-cell>
          <table:table-cell table:number-columns-repeated="1022"/>
        </table:table-row>
        <table:table-row table:style-name="ro2">
          <table:table-cell table:style-name="ce3"/>
          <table:table-cell table:number-columns-repeated="1023"/>
        </table:table-row>
        <table:table-row table:style-name="ro3">
          <table:table-cell table:style-name="ce4" office:value-type="string" calcext:value-type="string">
            <text:p>Objective:</text:p>
          </table:table-cell>
          <table:table-cell table:style-name="ce8" office:value-type="string" calcext:value-type="string" table:number-columns-spanned="8" table:number-rows-spanned="1">
            <text:p>To gain experience with a rudimentary process</text:p>
          </table:table-cell>
          <table:covered-table-cell table:number-columns-repeated="7" table:style-name="ce8"/>
          <table:table-cell table:number-columns-repeated="1015"/>
        </table:table-row>
        <table:table-row table:style-name="ro4">
          <table:table-cell table:style-name="ce4" office:value-type="string" calcext:value-type="string">
            <text:p>Product:</text:p>
          </table:table-cell>
          <table:table-cell table:style-name="ce9" office:value-type="string" calcext:value-type="string" table:number-columns-spanned="8" table:number-rows-spanned="1">
            <text:p>Write software to parse a string containing a key-value pairs.</text:p>
          </table:table-cell>
          <table:covered-table-cell table:number-columns-repeated="7" table:style-name="ce9"/>
          <table:table-cell table:number-columns-repeated="1015"/>
        </table:table-row>
        <table:table-row table:style-name="ro5">
          <table:table-cell table:style-name="ce4" office:value-type="string" calcext:value-type="string">
            <text:p>Deliverables:</text:p>
          </table:table-cell>
          <table:table-cell table:style-name="ce10" office:value-type="string" calcext:value-type="string">
            <text:p>Via Canvas: <text:s/></text:p>
          </table:table-cell>
          <table:table-cell table:style-name="ce9" office:value-type="string" calcext:value-type="string" table:number-columns-spanned="7" table:number-rows-spanned="1">
            <text:p>Submit the URL of your GitHub account.</text:p>
          </table:table-cell>
          <table:covered-table-cell table:number-columns-repeated="6" table:style-name="ce9"/>
          <table:table-cell table:number-columns-repeated="1015"/>
        </table:table-row>
        <table:table-row table:style-name="ro5">
          <table:table-cell table:style-name="ce4"/>
          <table:table-cell table:style-name="ce10" office:value-type="string" calcext:value-type="string">
            <text:p>Via GitHub:</text:p>
          </table:table-cell>
          <table:table-cell table:style-name="ce9" office:value-type="string" calcext:value-type="string" table:number-columns-spanned="7" table:number-rows-spanned="1">
            <text:p>Push your code and your spreadsheet to GitHub.com</text:p>
          </table:table-cell>
          <table:covered-table-cell table:number-columns-repeated="6" table:style-name="ce9"/>
          <table:table-cell table:number-columns-repeated="1015"/>
        </table:table-row>
        <table:table-row table:style-name="ro6">
          <table:table-cell table:style-name="ce4"/>
          <table:table-cell table:style-name="ce11" table:number-columns-spanned="8" table:number-rows-spanned="1"/>
          <table:covered-table-cell table:number-columns-repeated="7" table:style-name="ce11"/>
          <table:table-cell table:number-columns-repeated="1015"/>
        </table:table-row>
        <table:table-row table:style-name="ro7">
          <table:table-cell table:style-name="ce5" office:value-type="string" calcext:value-type="string">
            <text:p>Notes on Process:</text:p>
          </table:table-cell>
          <table:table-cell table:style-name="ce9" office:value-type="string" calcext:value-type="string" table:number-columns-spanned="8" table:number-rows-spanned="1">
            <text:p><text:s/>- Follow the process in the "Process" worksheet for this assignment.</text:p>
          </table:table-cell>
          <table:covered-table-cell table:number-columns-repeated="7" table:style-name="ce9"/>
          <table:table-cell table:number-columns-repeated="1015"/>
        </table:table-row>
        <table:table-row table:style-name="ro2">
          <table:table-cell table:style-name="ce5"/>
          <table:table-cell table:style-name="ce9" office:value-type="string" calcext:value-type="string" table:number-columns-spanned="8" table:number-rows-spanned="1">
            <text:p><text:s/>- This homework assignment is be accomplished individually</text:p>
          </table:table-cell>
          <table:covered-table-cell table:number-columns-repeated="7" table:style-name="ce9"/>
          <table:table-cell table:number-columns-repeated="1015"/>
        </table:table-row>
        <table:table-row table:style-name="ro8">
          <table:table-cell table:style-name="ce3"/>
          <table:table-cell table:style-name="ce9" office:value-type="string" calcext:value-type="string" table:number-columns-spanned="8" table:number-rows-spanned="1">
            <text:p><text:s/>- Ensure you follow the course coding and counting standards.</text:p>
          </table:table-cell>
          <table:covered-table-cell table:number-columns-repeated="7" table:style-name="ce9"/>
          <table:table-cell table:number-columns-repeated="1015"/>
        </table:table-row>
        <table:table-row table:style-name="ro9">
          <table:table-cell table:style-name="ce3"/>
          <table:table-cell table:style-name="ce9" office:value-type="string" calcext:value-type="string" table:number-columns-spanned="8" table:number-rows-spanned="1">
            <text:p><text:s/>- Be honest in your data. <text:s/>Your grade depends on how you follow the process and the quality of your work, not on the speed of your work or the number of defects found.</text:p>
          </table:table-cell>
          <table:covered-table-cell table:number-columns-repeated="7" table:style-name="ce9"/>
          <table:table-cell table:number-columns-repeated="1015"/>
        </table:table-row>
        <table:table-row table:style-name="ro2">
          <table:table-cell table:style-name="ce5"/>
          <table:table-cell table:style-name="ce9" office:value-type="string" calcext:value-type="string" table:number-columns-spanned="8" table:number-rows-spanned="1">
            <text:p><text:s/>- Below are clarifications for process worksheets that have been problematic in the past:</text:p>
          </table:table-cell>
          <table:covered-table-cell table:number-columns-repeated="7" table:style-name="ce9"/>
          <table:table-cell table:number-columns-repeated="1015"/>
        </table:table-row>
        <table:table-row table:style-name="ro8">
          <table:table-cell table:style-name="ce3"/>
          <table:table-cell table:style-name="ce12"/>
          <table:table-cell table:style-name="ce13" office:value-type="string" calcext:value-type="string">
            <text:p>Worksheet</text:p>
          </table:table-cell>
          <table:table-cell table:style-name="ce14" office:value-type="string" calcext:value-type="string" table:number-columns-spanned="6" table:number-rows-spanned="1">
            <text:p>Special Instructions</text:p>
          </table:table-cell>
          <table:covered-table-cell table:number-columns-repeated="5" table:style-name="ce14"/>
          <table:table-cell table:number-columns-repeated="1015"/>
        </table:table-row>
        <table:table-row table:style-name="ro10">
          <table:table-cell table:style-name="ce3"/>
          <table:table-cell table:style-name="ce12"/>
          <table:table-cell table:style-name="ce12" office:value-type="string" calcext:value-type="string">
            <text:p>Plan</text:p>
          </table:table-cell>
          <table:table-cell table:style-name="ce9" office:value-type="string" calcext:value-type="string" table:number-columns-spanned="6" table:number-rows-spanned="1">
            <text:p><text:span text:style-name="T7">Record lines of code for production code only.  </text:span><text:span text:style-name="T8">Do not include test code.</text:span></text:p>
          </table:table-cell>
          <table:covered-table-cell table:number-columns-repeated="5" table:style-name="ce9"/>
          <table:table-cell table:number-columns-repeated="1015"/>
        </table:table-row>
        <table:table-row table:style-name="ro11" table:visibility="collapse">
          <table:table-cell table:style-name="ce3"/>
          <table:table-cell table:style-name="ce12"/>
          <table:table-cell table:style-name="ce12" office:value-type="string" calcext:value-type="string">
            <text:p>Acceptance</text:p>
          </table:table-cell>
          <table:table-cell table:style-name="ce9" office:value-type="string" calcext:value-type="string" table:number-columns-spanned="6" table:number-rows-spanned="1">
            <text:p>Develop acceptance tests for the specified black box. <text:s/>Do not include tests for items that are not part of the specifications (meaning, items over and above the specs -- these tests will appear in your individual unit test files). <text:s/>Write the expected results at planning time. <text:s/>Modify if necessary later. <text:s/>Don’t write actual results in advance.</text:p>
          </table:table-cell>
          <table:covered-table-cell table:number-columns-repeated="5" table:style-name="ce9"/>
          <table:table-cell table:number-columns-repeated="1015"/>
        </table:table-row>
        <table:table-row table:style-name="ro1">
          <table:table-cell table:style-name="ce3"/>
          <table:table-cell table:style-name="ce12"/>
          <table:table-cell table:style-name="ce12" office:value-type="string" calcext:value-type="string">
            <text:p>Time Log</text:p>
          </table:table-cell>
          <table:table-cell table:style-name="ce9" office:value-type="string" calcext:value-type="string" table:number-columns-spanned="6" table:number-rows-spanned="1">
            <text:p>Use the "sandbox" activity to record time spent experimenting with the assignment requirements.</text:p>
          </table:table-cell>
          <table:covered-table-cell table:number-columns-repeated="5" table:style-name="ce9"/>
          <table:table-cell table:number-columns-repeated="1015"/>
        </table:table-row>
        <table:table-row table:style-name="ro12" table:visibility="collapse">
          <table:table-cell table:style-name="ce3"/>
          <table:table-cell table:style-name="ce12"/>
          <table:table-cell table:style-name="ce12" office:value-type="string" calcext:value-type="string">
            <text:p>Historical Data</text:p>
          </table:table-cell>
          <table:table-cell table:style-name="ce9" office:value-type="string" calcext:value-type="string" table:number-columns-spanned="6" table:number-rows-spanned="1">
            <text:p>Record your process and product data from all previous programming assignments. <text:s/>Do this as part of the planning activity.</text:p>
          </table:table-cell>
          <table:covered-table-cell table:number-columns-repeated="5" table:style-name="ce9"/>
          <table:table-cell table:number-columns-repeated="1015"/>
        </table:table-row>
        <table:table-row table:style-name="ro13" table:visibility="collapse">
          <table:table-cell table:style-name="ce3"/>
          <table:table-cell table:style-name="ce12"/>
          <table:table-cell table:style-name="ce12" office:value-type="string" calcext:value-type="string">
            <text:p>Review</text:p>
          </table:table-cell>
          <table:table-cell table:style-name="ce9" office:value-type="string" calcext:value-type="string" table:number-columns-spanned="6" table:number-rows-spanned="1">
            <text:p>During the planning activity, list a count of all defects that you've previously encountered. <text:s/>Construct a checklist from your defect logs. <text:s/>Indicate during the review activity the number of times the review checklist item found an error.</text:p>
          </table:table-cell>
          <table:covered-table-cell table:number-columns-repeated="5" table:style-name="ce9"/>
          <table:table-cell table:number-columns-repeated="1015"/>
        </table:table-row>
        <table:table-row table:style-name="ro14" table:visibility="collapse">
          <table:table-cell table:style-name="ce3"/>
          <table:table-cell table:style-name="ce12"/>
          <table:table-cell table:style-name="ce12" office:value-type="string" calcext:value-type="string">
            <text:p>Scenarios</text:p>
          </table:table-cell>
          <table:table-cell table:style-name="ce9" office:value-type="string" calcext:value-type="string" table:number-columns-spanned="6" table:number-rows-spanned="1">
            <text:p>Create an interface <text:s/>specification depicting the interaction between a test driver and the class specified above. <text:s/>Create nominal scenario(s) and anomalous scenario(s) sufficient to convey your understanding of software behavior</text:p>
          </table:table-cell>
          <table:covered-table-cell table:number-columns-repeated="5" table:style-name="ce9"/>
          <table:table-cell table:number-columns-repeated="1015"/>
        </table:table-row>
        <table:table-row table:style-name="ro15">
          <table:table-cell table:style-name="ce3"/>
          <table:table-cell table:style-name="ce12"/>
          <table:table-cell table:style-name="ce12" office:value-type="string" calcext:value-type="string">
            <text:p>Lessons Learned</text:p>
          </table:table-cell>
          <table:table-cell table:style-name="ce9" office:value-type="string" calcext:value-type="string" table:number-columns-spanned="6" table:number-rows-spanned="1">
            <text:p>This tab is optional. <text:s/>Use it to record great ideas, suggestions, etc. <text:s/>Whining in not productive :)</text:p>
          </table:table-cell>
          <table:covered-table-cell table:number-columns-repeated="5" table:style-name="ce9"/>
          <table:table-cell table:number-columns-repeated="1015"/>
        </table:table-row>
        <table:table-row table:style-name="ro12" table:visibility="collapse">
          <table:table-cell table:style-name="ce3"/>
          <table:table-cell table:style-name="ce12"/>
          <table:table-cell table:style-name="ce12" office:value-type="string" calcext:value-type="string">
            <text:p>Architecture</text:p>
          </table:table-cell>
          <table:table-cell table:style-name="ce9" office:value-type="string" calcext:value-type="string" table:number-columns-spanned="6" table:number-rows-spanned="1">
            <text:p>Develop CRC cards only for the production code needed to implement the specifications. <text:s/>Do not include CRC cards for test drivers.</text:p>
          </table:table-cell>
          <table:covered-table-cell table:number-columns-repeated="5" table:style-name="ce9"/>
          <table:table-cell table:number-columns-repeated="1015"/>
        </table:table-row>
        <table:table-row table:style-name="ro16" table:visibility="collapse">
          <table:table-cell table:style-name="ce3"/>
          <table:table-cell table:style-name="ce12"/>
          <table:table-cell table:style-name="ce12" office:value-type="string" calcext:value-type="string">
            <text:p>Estimate</text:p>
          </table:table-cell>
          <table:table-cell table:style-name="ce9" office:value-type="string" calcext:value-type="string" table:number-columns-spanned="6" table:number-rows-spanned="1">
            <text:p>Record all the items from your architecture. <text:s/>Do not include test code.</text:p>
          </table:table-cell>
          <table:covered-table-cell table:number-columns-repeated="5" table:style-name="ce9"/>
          <table:table-cell table:number-columns-repeated="1015"/>
        </table:table-row>
        <table:table-row table:style-name="ro17" table:visibility="collapse">
          <table:table-cell table:style-name="ce3"/>
          <table:table-cell table:style-name="ce12"/>
          <table:table-cell table:style-name="ce12" office:value-type="string" calcext:value-type="string">
            <text:p>Iterations</text:p>
          </table:table-cell>
          <table:table-cell table:style-name="ce9" office:value-type="string" calcext:value-type="string" table:number-columns-spanned="6" table:number-rows-spanned="1">
            <text:p><text:span text:style-name="T9">Record the number of iterations you plan to use, together with the planned velocity of each iteration.  Record the amount of time you plan to have available each day of the project window.  </text:span><text:span text:style-name="T10">Please plan for more than one iteration.</text:span></text:p>
          </table:table-cell>
          <table:covered-table-cell table:number-columns-repeated="5" table:style-name="ce9"/>
          <table:table-cell table:number-columns-repeated="1015"/>
        </table:table-row>
        <table:table-row table:style-name="ro18">
          <table:table-cell table:style-name="ce5" office:value-type="string" calcext:value-type="string">
            <text:p>Special Instructions:</text:p>
          </table:table-cell>
          <table:table-cell table:style-name="ce9" office:value-type="string" calcext:value-type="string" table:number-columns-spanned="8" table:number-rows-spanned="1">
            <text:p><text:s/>- Selected cells in this spreadsheet are locked against inadvertent editing. <text:s/>Should you need to unlock the spreadsheet, select the protected worksheet, select Tools -&gt; Protection -&gt; unprotect.</text:p>
          </table:table-cell>
          <table:covered-table-cell table:number-columns-repeated="7" table:style-name="ce9"/>
          <table:table-cell table:style-name="ce15" table:number-columns-repeated="1015"/>
        </table:table-row>
        <table:table-row table:style-name="ro2" table:number-rows-repeated="1048549">
          <table:table-cell table:number-columns-repeated="1024"/>
        </table:table-row>
        <table:table-row table:style-name="ro2">
          <table:table-cell table:number-columns-repeated="1024"/>
        </table:table-row>
      </table:table>
      <table:table table:name="Process" table:style-name="ta2" table:protected="true">
        <loext:table-protection loext:select-protected-cells="true" loext:select-unprotected-cells="true"/>
        <office:forms form:automatic-focus="false" form:apply-design-mode="false"/>
        <table:table-column table:style-name="co12" table:default-cell-style-name="ce6"/>
        <table:table-column table:style-name="co11" table:default-cell-style-name="ce6"/>
        <table:table-column table:style-name="co13" table:default-cell-style-name="ce6"/>
        <table:table-column table:style-name="co14" table:default-cell-style-name="ce6"/>
        <table:table-column table:style-name="co15" table:default-cell-style-name="ce6"/>
        <table:table-column table:style-name="co16" table:default-cell-style-name="ce6"/>
        <table:table-column table:style-name="co17" table:default-cell-style-name="ce6"/>
        <table:table-column table:style-name="co18" table:default-cell-style-name="ce6"/>
        <table:table-column table:style-name="co19" table:default-cell-style-name="ce6"/>
        <table:table-column table:style-name="co20" table:default-cell-style-name="ce6"/>
        <table:table-column table:style-name="co21" table:default-cell-style-name="ce6"/>
        <table:table-column table:style-name="co10" table:number-columns-repeated="246" table:default-cell-style-name="ce6"/>
        <table:table-column table:style-name="co10" table:number-columns-repeated="767" table:default-cell-style-name="Default"/>
        <table:table-row table:style-name="ro2" table:visibility="collapse">
          <table:table-cell table:style-name="ce16" table:formula="of:=[$Constants.A1]" office:value-type="string" office:string-value="Constants" calcext:value-type="string">
            <text:p>Constants</text:p>
          </table:table-cell>
          <table:table-cell table:style-name="ce16" table:formula="of:=[$Constants.B1]" office:value-type="string" office:string-value=" " calcext:value-type="string">
            <text:p><text:s/></text:p>
          </table:table-cell>
          <table:table-cell table:style-name="ce16" table:formula="of:=[$Constants.C1]" office:value-type="string" office:string-value=" " calcext:value-type="string">
            <text:p><text:s/></text:p>
          </table:table-cell>
          <table:table-cell table:style-name="ce16" table:formula="of:=[$Constants.D1]" office:value-type="string" office:string-value=" " calcext:value-type="string">
            <text:p><text:s/></text:p>
          </table:table-cell>
          <table:table-cell table:style-name="ce16" table:formula="of:=[$Constants.F1]" office:value-type="string" office:string-value="Assignment 2" calcext:value-type="string">
            <text:p>Assignment 2</text:p>
          </table:table-cell>
          <table:table-cell table:style-name="ce44" table:number-columns-repeated="2"/>
          <table:table-cell table:style-name="ce55" table:number-columns-repeated="1017"/>
        </table:table-row>
        <table:table-row table:style-name="ro2" table:visibility="collapse">
          <table:table-cell table:style-name="ce16" table:formula="of:=[$Constants.A2]" office:value-type="string" office:string-value="Start date:" calcext:value-type="string">
            <text:p>Start date:</text:p>
          </table:table-cell>
          <table:table-cell table:style-name="ce16" table:formula="of:=[$Constants.B2]" office:value-type="float" office:value="36526" calcext:value-type="float">
            <text:p>36526</text:p>
          </table:table-cell>
          <table:table-cell table:style-name="ce16" table:formula="of:=[$Constants.C2]" office:value-type="string" office:string-value=" " calcext:value-type="string">
            <text:p><text:s/></text:p>
          </table:table-cell>
          <table:table-cell table:style-name="ce16" table:formula="of:=[$Constants.D2]" office:value-type="string" office:string-value="Grades:" calcext:value-type="string">
            <text:p>Grades:</text:p>
          </table:table-cell>
          <table:table-cell table:style-name="ce16" table:formula="of:=[$Constants.F2]" office:value-type="float" office:value="1" calcext:value-type="float">
            <text:p>1</text:p>
          </table:table-cell>
          <table:table-cell table:style-name="ce44" table:number-columns-repeated="2"/>
          <table:table-cell table:style-name="ce55" table:number-columns-repeated="1017"/>
        </table:table-row>
        <table:table-row table:style-name="ro2" table:visibility="collapse">
          <table:table-cell table:style-name="ce16" table:formula="of:=[$Constants.A3]" office:value-type="string" office:string-value="End date:" calcext:value-type="string">
            <text:p>End date:</text:p>
          </table:table-cell>
          <table:table-cell table:style-name="ce16" table:formula="of:=[$Constants.B3]" office:value-type="float" office:value="73051" calcext:value-type="float">
            <text:p>73051</text:p>
          </table:table-cell>
          <table:table-cell table:style-name="ce16" table:formula="of:=[$Constants.C3]" office:value-type="string" office:string-value=" " calcext:value-type="string">
            <text:p><text:s/></text:p>
          </table:table-cell>
          <table:table-cell table:style-name="ce16" table:formula="of:=[$Constants.D3]" office:value-type="string" office:string-value=" " calcext:value-type="string">
            <text:p><text:s/></text:p>
          </table:table-cell>
          <table:table-cell table:style-name="ce16" table:formula="of:=[$Constants.F3]" office:value-type="float" office:value="0.95" calcext:value-type="float">
            <text:p>0.95</text:p>
          </table:table-cell>
          <table:table-cell table:style-name="ce44" table:number-columns-repeated="2"/>
          <table:table-cell table:style-name="ce55" table:number-columns-repeated="1017"/>
        </table:table-row>
        <table:table-row table:style-name="ro2" table:visibility="collapse">
          <table:table-cell table:style-name="ce16" table:formula="of:=[$Constants.A4]" office:value-type="string" office:string-value="Phases:" calcext:value-type="string">
            <text:p>Phases:</text:p>
          </table:table-cell>
          <table:table-cell table:style-name="ce16" table:formula="of:=[$Constants.B4]" office:value-type="string" office:string-value="Analysis" calcext:value-type="string">
            <text:p>Analysis</text:p>
          </table:table-cell>
          <table:table-cell table:style-name="ce16" table:formula="of:=[$Constants.C4]" office:value-type="string" office:string-value=" " calcext:value-type="string">
            <text:p><text:s/></text:p>
          </table:table-cell>
          <table:table-cell table:style-name="ce16" table:formula="of:=[$Constants.D4]" office:value-type="string" office:string-value=" " calcext:value-type="string">
            <text:p><text:s/></text:p>
          </table:table-cell>
          <table:table-cell table:style-name="ce16" table:formula="of:=[$Constants.F4]" office:value-type="float" office:value="0.9" calcext:value-type="float">
            <text:p>0.9</text:p>
          </table:table-cell>
          <table:table-cell table:style-name="ce44" table:number-columns-repeated="2"/>
          <table:table-cell table:style-name="ce55" table:number-columns-repeated="1017"/>
        </table:table-row>
        <table:table-row table:style-name="ro2" table:visibility="collapse">
          <table:table-cell table:style-name="ce16" table:formula="of:=[$Constants.A5]" office:value-type="string" office:string-value=" " calcext:value-type="string">
            <text:p><text:s/></text:p>
          </table:table-cell>
          <table:table-cell table:style-name="ce16" table:formula="of:=[$Constants.B5]" office:value-type="string" office:string-value="Architecture" calcext:value-type="string">
            <text:p>Architecture</text:p>
          </table:table-cell>
          <table:table-cell table:style-name="ce16" table:formula="of:=[$Constants.C5]" office:value-type="string" office:string-value=" " calcext:value-type="string">
            <text:p><text:s/></text:p>
          </table:table-cell>
          <table:table-cell table:style-name="ce16" table:formula="of:=[$Constants.D5]" office:value-type="string" office:string-value=" " calcext:value-type="string">
            <text:p><text:s/></text:p>
          </table:table-cell>
          <table:table-cell table:style-name="ce16" table:formula="of:=[$Constants.F5]" office:value-type="float" office:value="0.85" calcext:value-type="float">
            <text:p>0.85</text:p>
          </table:table-cell>
          <table:table-cell table:style-name="ce44" table:number-columns-repeated="2"/>
          <table:table-cell table:style-name="ce55" table:number-columns-repeated="1017"/>
        </table:table-row>
        <table:table-row table:style-name="ro2" table:visibility="collapse">
          <table:table-cell table:style-name="ce16" table:formula="of:=[$Constants.A6]" office:value-type="string" office:string-value=" " calcext:value-type="string">
            <text:p><text:s/></text:p>
          </table:table-cell>
          <table:table-cell table:style-name="ce16" table:formula="of:=[$Constants.B6]" office:value-type="string" office:string-value="Project planning" calcext:value-type="string">
            <text:p>Project planning</text:p>
          </table:table-cell>
          <table:table-cell table:style-name="ce16" table:formula="of:=[$Constants.C6]" office:value-type="string" office:string-value=" " calcext:value-type="string">
            <text:p><text:s/></text:p>
          </table:table-cell>
          <table:table-cell table:style-name="ce16" table:formula="of:=[$Constants.D6]" office:value-type="string" office:string-value=" " calcext:value-type="string">
            <text:p><text:s/></text:p>
          </table:table-cell>
          <table:table-cell table:style-name="ce16" table:formula="of:=[$Constants.F6]" office:value-type="float" office:value="0.8" calcext:value-type="float">
            <text:p>0.8</text:p>
          </table:table-cell>
          <table:table-cell table:style-name="ce44" table:number-columns-repeated="2"/>
          <table:table-cell table:style-name="ce55" table:number-columns-repeated="1017"/>
        </table:table-row>
        <table:table-row table:style-name="ro2" table:visibility="collapse">
          <table:table-cell table:style-name="ce16" table:formula="of:=[$Constants.A7]" office:value-type="string" office:string-value=" " calcext:value-type="string">
            <text:p><text:s/></text:p>
          </table:table-cell>
          <table:table-cell table:style-name="ce16" table:formula="of:=[$Constants.B7]" office:value-type="string" office:string-value="Interation planning" calcext:value-type="string">
            <text:p>Interation planning</text:p>
          </table:table-cell>
          <table:table-cell table:style-name="ce16" table:formula="of:=[$Constants.C7]" office:value-type="string" office:string-value=" " calcext:value-type="string">
            <text:p><text:s/></text:p>
          </table:table-cell>
          <table:table-cell table:style-name="ce16" table:formula="of:=[$Constants.D7]" office:value-type="string" office:string-value=" " calcext:value-type="string">
            <text:p><text:s/></text:p>
          </table:table-cell>
          <table:table-cell table:style-name="ce16" table:formula="of:=[$Constants.F7]" office:value-type="float" office:value="0.75" calcext:value-type="float">
            <text:p>0.75</text:p>
          </table:table-cell>
          <table:table-cell table:style-name="ce44" table:number-columns-repeated="2"/>
          <table:table-cell table:style-name="ce55" table:number-columns-repeated="1017"/>
        </table:table-row>
        <table:table-row table:style-name="ro2" table:visibility="collapse">
          <table:table-cell table:style-name="ce16" table:formula="of:=[$Constants.A8]" office:value-type="string" office:string-value=" " calcext:value-type="string">
            <text:p><text:s/></text:p>
          </table:table-cell>
          <table:table-cell table:style-name="ce16" table:formula="of:=[$Constants.B8]" office:value-type="string" office:string-value="Construction" calcext:value-type="string">
            <text:p>Construction</text:p>
          </table:table-cell>
          <table:table-cell table:style-name="ce16" table:formula="of:=[$Constants.C8]" office:value-type="string" office:string-value=" " calcext:value-type="string">
            <text:p><text:s/></text:p>
          </table:table-cell>
          <table:table-cell table:style-name="ce16" table:formula="of:=[$Constants.D8]" office:value-type="string" office:string-value=" " calcext:value-type="string">
            <text:p><text:s/></text:p>
          </table:table-cell>
          <table:table-cell table:style-name="ce16" table:formula="of:=[$Constants.F8]" office:value-type="float" office:value="0.7" calcext:value-type="float">
            <text:p>0.7</text:p>
          </table:table-cell>
          <table:table-cell table:style-name="ce44" table:number-columns-repeated="2"/>
          <table:table-cell table:style-name="ce55" table:number-columns-repeated="1017"/>
        </table:table-row>
        <table:table-row table:style-name="ro2" table:visibility="collapse">
          <table:table-cell table:style-name="ce16" table:formula="of:=[$Constants.A9]" office:value-type="string" office:string-value=" " calcext:value-type="string">
            <text:p><text:s/></text:p>
          </table:table-cell>
          <table:table-cell table:style-name="ce16" table:formula="of:=[$Constants.B9]" office:value-type="string" office:string-value="Refactoring" calcext:value-type="string">
            <text:p>Refactoring</text:p>
          </table:table-cell>
          <table:table-cell table:style-name="ce16" table:formula="of:=[$Constants.C9]" office:value-type="string" office:string-value=" " calcext:value-type="string">
            <text:p><text:s/></text:p>
          </table:table-cell>
          <table:table-cell table:style-name="ce16" table:formula="of:=[$Constants.D9]" office:value-type="string" office:string-value=" " calcext:value-type="string">
            <text:p><text:s/></text:p>
          </table:table-cell>
          <table:table-cell table:style-name="ce16" table:formula="of:=[$Constants.F9]" office:value-type="float" office:value="0.65" calcext:value-type="float">
            <text:p>0.65</text:p>
          </table:table-cell>
          <table:table-cell table:style-name="ce44" table:number-columns-repeated="2"/>
          <table:table-cell table:style-name="ce55" table:number-columns-repeated="1017"/>
        </table:table-row>
        <table:table-row table:style-name="ro2" table:visibility="collapse">
          <table:table-cell table:style-name="ce16" table:formula="of:=[$Constants.A10]" office:value-type="string" office:string-value=" " calcext:value-type="string">
            <text:p><text:s/></text:p>
          </table:table-cell>
          <table:table-cell table:style-name="ce16" table:formula="of:=[$Constants.B10]" office:value-type="string" office:string-value="Review" calcext:value-type="string">
            <text:p>Review</text:p>
          </table:table-cell>
          <table:table-cell table:style-name="ce16" table:formula="of:=[$Constants.C10]" office:value-type="string" office:string-value=" " calcext:value-type="string">
            <text:p><text:s/></text:p>
          </table:table-cell>
          <table:table-cell table:style-name="ce16" table:formula="of:=[$Constants.D10]" office:value-type="string" office:string-value=" " calcext:value-type="string">
            <text:p><text:s/></text:p>
          </table:table-cell>
          <table:table-cell table:style-name="ce16" table:formula="of:=[$Constants.F10]" office:value-type="float" office:value="0.5" calcext:value-type="float">
            <text:p>0.5</text:p>
          </table:table-cell>
          <table:table-cell table:style-name="ce44" table:number-columns-repeated="2"/>
          <table:table-cell table:style-name="ce55" table:number-columns-repeated="1017"/>
        </table:table-row>
        <table:table-row table:style-name="ro2" table:visibility="collapse">
          <table:table-cell table:style-name="ce16" table:formula="of:=[$Constants.A11]" office:value-type="string" office:string-value=" " calcext:value-type="string">
            <text:p><text:s/></text:p>
          </table:table-cell>
          <table:table-cell table:style-name="ce16" table:formula="of:=[$Constants.B11]" office:value-type="string" office:string-value="Integration test" calcext:value-type="string">
            <text:p>Integration test</text:p>
          </table:table-cell>
          <table:table-cell table:style-name="ce16" table:formula="of:=[$Constants.C11]" office:value-type="string" office:string-value=" " calcext:value-type="string">
            <text:p><text:s/></text:p>
          </table:table-cell>
          <table:table-cell table:style-name="ce16" table:formula="of:=[$Constants.D11]" office:value-type="string" office:string-value=" " calcext:value-type="string">
            <text:p><text:s/></text:p>
          </table:table-cell>
          <table:table-cell table:style-name="ce16" table:formula="of:=[$Constants.F11]"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12]" office:value-type="string" office:string-value=" " calcext:value-type="string">
            <text:p><text:s/></text:p>
          </table:table-cell>
          <table:table-cell table:style-name="ce16" table:formula="of:=[$Constants.B12]" office:value-type="string" office:string-value="Repatterning" calcext:value-type="string">
            <text:p>Repatterning</text:p>
          </table:table-cell>
          <table:table-cell table:style-name="ce16" table:formula="of:=[$Constants.C12]" office:value-type="string" office:string-value=" " calcext:value-type="string">
            <text:p><text:s/></text:p>
          </table:table-cell>
          <table:table-cell table:style-name="ce16" table:formula="of:=[$Constants.D12]" office:value-type="string" office:string-value=" " calcext:value-type="string">
            <text:p><text:s/></text:p>
          </table:table-cell>
          <table:table-cell table:style-name="ce16" table:formula="of:=[$Constants.F12]"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13]" office:value-type="string" office:string-value=" " calcext:value-type="string">
            <text:p><text:s/></text:p>
          </table:table-cell>
          <table:table-cell table:style-name="ce16" table:formula="of:=[$Constants.B13]" office:value-type="string" office:string-value="Postmortem" calcext:value-type="string">
            <text:p>Postmortem</text:p>
          </table:table-cell>
          <table:table-cell table:style-name="ce16" table:formula="of:=[$Constants.C13]" office:value-type="string" office:string-value=" " calcext:value-type="string">
            <text:p><text:s/></text:p>
          </table:table-cell>
          <table:table-cell table:style-name="ce16" table:formula="of:=[$Constants.D13]" office:value-type="string" office:string-value=" " calcext:value-type="string">
            <text:p><text:s/></text:p>
          </table:table-cell>
          <table:table-cell table:style-name="ce16" table:formula="of:=[$Constants.F13]"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14]" office:value-type="string" office:string-value=" " calcext:value-type="string">
            <text:p><text:s/></text:p>
          </table:table-cell>
          <table:table-cell table:style-name="ce16" table:formula="of:=[$Constants.B14]" office:value-type="string" office:string-value="Sandbox" calcext:value-type="string">
            <text:p>Sandbox</text:p>
          </table:table-cell>
          <table:table-cell table:style-name="ce16" table:formula="of:=[$Constants.C14]" office:value-type="string" office:string-value=" " calcext:value-type="string">
            <text:p><text:s/></text:p>
          </table:table-cell>
          <table:table-cell table:style-name="ce16" table:formula="of:=[$Constants.D14]" office:value-type="string" office:string-value=" " calcext:value-type="string">
            <text:p><text:s/></text:p>
          </table:table-cell>
          <table:table-cell table:style-name="ce16" table:formula="of:=[$Constants.F14]"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15]" office:value-type="string" office:string-value=" " calcext:value-type="string">
            <text:p><text:s/></text:p>
          </table:table-cell>
          <table:table-cell table:style-name="ce16" table:formula="of:=[$Constants.B15]" office:value-type="string" office:string-value=" " calcext:value-type="string">
            <text:p><text:s/></text:p>
          </table:table-cell>
          <table:table-cell table:style-name="ce16" table:formula="of:=[$Constants.C15]" office:value-type="string" office:string-value=" " calcext:value-type="string">
            <text:p><text:s/></text:p>
          </table:table-cell>
          <table:table-cell table:style-name="ce16" table:formula="of:=[$Constants.D15]" office:value-type="string" office:string-value=" " calcext:value-type="string">
            <text:p><text:s/></text:p>
          </table:table-cell>
          <table:table-cell table:style-name="ce16" table:formula="of:=[$Constants.F15]"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16]" office:value-type="string" office:string-value=" " calcext:value-type="string">
            <text:p><text:s/></text:p>
          </table:table-cell>
          <table:table-cell table:style-name="ce16" table:formula="of:=[$Constants.B16]" office:value-type="string" office:string-value=" " calcext:value-type="string">
            <text:p><text:s/></text:p>
          </table:table-cell>
          <table:table-cell table:style-name="ce16" table:formula="of:=[$Constants.C16]" office:value-type="string" office:string-value=" " calcext:value-type="string">
            <text:p><text:s/></text:p>
          </table:table-cell>
          <table:table-cell table:style-name="ce16" table:formula="of:=[$Constants.D16]" office:value-type="string" office:string-value=" " calcext:value-type="string">
            <text:p><text:s/></text:p>
          </table:table-cell>
          <table:table-cell table:style-name="ce16" table:formula="of:=[$Constants.F16]"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17]" office:value-type="string" office:string-value=" " calcext:value-type="string">
            <text:p><text:s/></text:p>
          </table:table-cell>
          <table:table-cell table:style-name="ce16" table:formula="of:=[$Constants.B17]" office:value-type="string" office:string-value=" " calcext:value-type="string">
            <text:p><text:s/></text:p>
          </table:table-cell>
          <table:table-cell table:style-name="ce16" table:formula="of:=[$Constants.C17]" office:value-type="string" office:string-value=" " calcext:value-type="string">
            <text:p><text:s/></text:p>
          </table:table-cell>
          <table:table-cell table:style-name="ce16" table:formula="of:=[$Constants.D17]" office:value-type="string" office:string-value=" " calcext:value-type="string">
            <text:p><text:s/></text:p>
          </table:table-cell>
          <table:table-cell table:style-name="ce16" table:formula="of:=[$Constants.F17]"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18]" office:value-type="string" office:string-value=" " calcext:value-type="string">
            <text:p><text:s/></text:p>
          </table:table-cell>
          <table:table-cell table:style-name="ce16" table:formula="of:=[$Constants.B18]" office:value-type="string" office:string-value=" " calcext:value-type="string">
            <text:p><text:s/></text:p>
          </table:table-cell>
          <table:table-cell table:style-name="ce16" table:formula="of:=[$Constants.C18]" office:value-type="string" office:string-value=" " calcext:value-type="string">
            <text:p><text:s/></text:p>
          </table:table-cell>
          <table:table-cell table:style-name="ce16" table:formula="of:=[$Constants.D18]" office:value-type="string" office:string-value=" " calcext:value-type="string">
            <text:p><text:s/></text:p>
          </table:table-cell>
          <table:table-cell table:style-name="ce16" table:formula="of:=[$Constants.F18]"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19]" office:value-type="string" office:string-value="Defect Types:" calcext:value-type="string">
            <text:p>Defect Types:</text:p>
          </table:table-cell>
          <table:table-cell table:style-name="ce16" table:formula="of:=[$Constants.B19]" office:value-type="string" office:string-value="Requirements Change" calcext:value-type="string">
            <text:p>Requirements Change</text:p>
          </table:table-cell>
          <table:table-cell table:style-name="ce16" table:formula="of:=[$Constants.C19]" office:value-type="string" office:string-value="Changes to requirements" calcext:value-type="string">
            <text:p>Changes to requirements</text:p>
          </table:table-cell>
          <table:table-cell table:style-name="ce16" table:formula="of:=[$Constants.D19]" office:value-type="string" office:string-value="Iteration" calcext:value-type="string">
            <text:p>Iteration</text:p>
          </table:table-cell>
          <table:table-cell table:style-name="ce16" table:formula="of:=[$Constants.F19]" office:value-type="string" office:string-value="did not follow " calcext:value-type="string">
            <text:p>did not follow </text:p>
          </table:table-cell>
          <table:table-cell table:style-name="ce44" table:number-columns-repeated="2"/>
          <table:table-cell table:style-name="ce55" table:number-columns-repeated="1017"/>
        </table:table-row>
        <table:table-row table:style-name="ro2" table:visibility="collapse">
          <table:table-cell table:style-name="ce16" table:formula="of:=[$Constants.A20]" office:value-type="string" office:string-value=" " calcext:value-type="string">
            <text:p><text:s/></text:p>
          </table:table-cell>
          <table:table-cell table:style-name="ce16" table:formula="of:=[$Constants.B20]" office:value-type="string" office:string-value="Requirements Clarification" calcext:value-type="string">
            <text:p>Requirements Clarification</text:p>
          </table:table-cell>
          <table:table-cell table:style-name="ce16" table:formula="of:=[$Constants.C20]" office:value-type="string" office:string-value="Clarifications to requirements" calcext:value-type="string">
            <text:p>Clarifications to requirements</text:p>
          </table:table-cell>
          <table:table-cell table:style-name="ce16" table:formula="of:=[$Constants.D20]" office:value-type="string" office:string-value=" " calcext:value-type="string">
            <text:p><text:s/></text:p>
          </table:table-cell>
          <table:table-cell table:style-name="ce16" table:formula="of:=[$Constants.F20]" office:value-type="string" office:string-value="very painful" calcext:value-type="string">
            <text:p>very painful</text:p>
          </table:table-cell>
          <table:table-cell table:style-name="ce44" table:number-columns-repeated="2"/>
          <table:table-cell table:style-name="ce55" table:number-columns-repeated="1017"/>
        </table:table-row>
        <table:table-row table:style-name="ro2" table:visibility="collapse">
          <table:table-cell table:style-name="ce16" table:formula="of:=[$Constants.A21]" office:value-type="string" office:string-value=" " calcext:value-type="string">
            <text:p><text:s/></text:p>
          </table:table-cell>
          <table:table-cell table:style-name="ce16" table:formula="of:=[$Constants.B21]" office:value-type="string" office:string-value="Product syntax" calcext:value-type="string">
            <text:p>Product syntax</text:p>
          </table:table-cell>
          <table:table-cell table:style-name="ce16" table:formula="of:=[$Constants.C21]" office:value-type="string" office:string-value="Syntax flaws in the deliverable product" calcext:value-type="string">
            <text:p>Syntax flaws in the deliverable product</text:p>
          </table:table-cell>
          <table:table-cell table:style-name="ce16" table:formula="of:=[$Constants.D21]" office:value-type="string" office:string-value=" " calcext:value-type="string">
            <text:p><text:s/></text:p>
          </table:table-cell>
          <table:table-cell table:style-name="ce16" table:formula="of:=[$Constants.F21]" office:value-type="string" office:string-value="painful" calcext:value-type="string">
            <text:p>painful</text:p>
          </table:table-cell>
          <table:table-cell table:style-name="ce44" table:number-columns-repeated="2"/>
          <table:table-cell table:style-name="ce55" table:number-columns-repeated="1017"/>
        </table:table-row>
        <table:table-row table:style-name="ro2" table:visibility="collapse">
          <table:table-cell table:style-name="ce16" table:formula="of:=[$Constants.A22]" office:value-type="string" office:string-value=" " calcext:value-type="string">
            <text:p><text:s/></text:p>
          </table:table-cell>
          <table:table-cell table:style-name="ce16" table:formula="of:=[$Constants.B22]" office:value-type="string" office:string-value="Product logic" calcext:value-type="string">
            <text:p>Product logic</text:p>
          </table:table-cell>
          <table:table-cell table:style-name="ce16" table:formula="of:=[$Constants.C22]" office:value-type="string" office:string-value="Logic flaws in the deliverable product" calcext:value-type="string">
            <text:p>Logic flaws in the deliverable product</text:p>
          </table:table-cell>
          <table:table-cell table:style-name="ce16" table:formula="of:=[$Constants.D22]" office:value-type="string" office:string-value=" " calcext:value-type="string">
            <text:p><text:s/></text:p>
          </table:table-cell>
          <table:table-cell table:style-name="ce16" table:formula="of:=[$Constants.F22]" office:value-type="string" office:string-value="neutral" calcext:value-type="string">
            <text:p>neutral</text:p>
          </table:table-cell>
          <table:table-cell table:style-name="ce44" table:number-columns-repeated="2"/>
          <table:table-cell table:style-name="ce55" table:number-columns-repeated="1017"/>
        </table:table-row>
        <table:table-row table:style-name="ro2" table:visibility="collapse">
          <table:table-cell table:style-name="ce16" table:formula="of:=[$Constants.A23]" office:value-type="string" office:string-value=" " calcext:value-type="string">
            <text:p><text:s/></text:p>
          </table:table-cell>
          <table:table-cell table:style-name="ce16" table:formula="of:=[$Constants.B23]" office:value-type="string" office:string-value="Product interface" calcext:value-type="string">
            <text:p>Product interface</text:p>
          </table:table-cell>
          <table:table-cell table:style-name="ce16" table:formula="of:=[$Constants.C23]" office:value-type="string" office:string-value="Flaws in the interface of a component of the deliverable product" calcext:value-type="string">
            <text:p>Flaws in the interface of a component of the deliverable product</text:p>
          </table:table-cell>
          <table:table-cell table:style-name="ce16" table:formula="of:=[$Constants.D23]" office:value-type="string" office:string-value=" " calcext:value-type="string">
            <text:p><text:s/></text:p>
          </table:table-cell>
          <table:table-cell table:style-name="ce16" table:formula="of:=[$Constants.F23]" office:value-type="string" office:string-value="helpful" calcext:value-type="string">
            <text:p>helpful</text:p>
          </table:table-cell>
          <table:table-cell table:style-name="ce44" table:number-columns-repeated="2"/>
          <table:table-cell table:style-name="ce55" table:number-columns-repeated="1017"/>
        </table:table-row>
        <table:table-row table:style-name="ro2" table:visibility="collapse">
          <table:table-cell table:style-name="ce16" table:formula="of:=[$Constants.A24]" office:value-type="string" office:string-value=" " calcext:value-type="string">
            <text:p><text:s/></text:p>
          </table:table-cell>
          <table:table-cell table:style-name="ce16" table:formula="of:=[$Constants.B24]" office:value-type="string" office:string-value="Product checking" calcext:value-type="string">
            <text:p>Product checking</text:p>
          </table:table-cell>
          <table:table-cell table:style-name="ce16" table:formula="of:=[$Constants.C24]" office:value-type="string" office:string-value="Flaws with boundary/type checking within a component of the deliverable product" calcext:value-type="string">
            <text:p>Flaws with boundary/type checking within a component of the deliverable product</text:p>
          </table:table-cell>
          <table:table-cell table:style-name="ce16" table:formula="of:=[$Constants.D24]" office:value-type="string" office:string-value=" " calcext:value-type="string">
            <text:p><text:s/></text:p>
          </table:table-cell>
          <table:table-cell table:style-name="ce16" table:formula="of:=[$Constants.F24]" office:value-type="string" office:string-value="very helpful" calcext:value-type="string">
            <text:p>very helpful</text:p>
          </table:table-cell>
          <table:table-cell table:style-name="ce44" table:number-columns-repeated="2"/>
          <table:table-cell table:style-name="ce55" table:number-columns-repeated="1017"/>
        </table:table-row>
        <table:table-row table:style-name="ro2" table:visibility="collapse">
          <table:table-cell table:style-name="ce16" table:formula="of:=[$Constants.A25]" office:value-type="string" office:string-value=" " calcext:value-type="string">
            <text:p><text:s/></text:p>
          </table:table-cell>
          <table:table-cell table:style-name="ce16" table:formula="of:=[$Constants.B25]" office:value-type="string" office:string-value="Test syntax" calcext:value-type="string">
            <text:p>Test syntax</text:p>
          </table:table-cell>
          <table:table-cell table:style-name="ce16" table:formula="of:=[$Constants.C25]" office:value-type="string" office:string-value="Syntax flaws in the test code " calcext:value-type="string">
            <text:p>Syntax flaws in the test code </text:p>
          </table:table-cell>
          <table:table-cell table:style-name="ce16" table:formula="of:=[$Constants.D25]" office:value-type="string" office:string-value=" " calcext:value-type="string">
            <text:p><text:s/></text:p>
          </table:table-cell>
          <table:table-cell table:style-name="ce16" table:formula="of:=[$Constants.F25]"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26]" office:value-type="string" office:string-value=" " calcext:value-type="string">
            <text:p><text:s/></text:p>
          </table:table-cell>
          <table:table-cell table:style-name="ce16" table:formula="of:=[$Constants.B26]" office:value-type="string" office:string-value="Test logic" calcext:value-type="string">
            <text:p>Test logic</text:p>
          </table:table-cell>
          <table:table-cell table:style-name="ce16" table:formula="of:=[$Constants.C26]" office:value-type="string" office:string-value="Logic flaws in the test code" calcext:value-type="string">
            <text:p>Logic flaws in the test code</text:p>
          </table:table-cell>
          <table:table-cell table:style-name="ce16" table:formula="of:=[$Constants.D26]" office:value-type="string" office:string-value=" " calcext:value-type="string">
            <text:p><text:s/></text:p>
          </table:table-cell>
          <table:table-cell table:style-name="ce16" table:formula="of:=[$Constants.F26]"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27]" office:value-type="string" office:string-value=" " calcext:value-type="string">
            <text:p><text:s/></text:p>
          </table:table-cell>
          <table:table-cell table:style-name="ce16" table:formula="of:=[$Constants.B27]" office:value-type="string" office:string-value="Test interface" calcext:value-type="string">
            <text:p>Test interface</text:p>
          </table:table-cell>
          <table:table-cell table:style-name="ce16" table:formula="of:=[$Constants.C27]" office:value-type="string" office:string-value="Flaws in the interface of a component of the test code" calcext:value-type="string">
            <text:p>Flaws in the interface of a component of the test code</text:p>
          </table:table-cell>
          <table:table-cell table:style-name="ce16" table:formula="of:=[$Constants.D27]" office:value-type="string" office:string-value=" " calcext:value-type="string">
            <text:p><text:s/></text:p>
          </table:table-cell>
          <table:table-cell table:style-name="ce16" table:formula="of:=[$Constants.F27]"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28]" office:value-type="string" office:string-value=" " calcext:value-type="string">
            <text:p><text:s/></text:p>
          </table:table-cell>
          <table:table-cell table:style-name="ce16" table:formula="of:=[$Constants.B28]" office:value-type="string" office:string-value="Test checking" calcext:value-type="string">
            <text:p>Test checking</text:p>
          </table:table-cell>
          <table:table-cell table:style-name="ce16" table:formula="of:=[$Constants.C28]" office:value-type="string" office:string-value="Flaws with boundary/type checking within a component of the test code" calcext:value-type="string">
            <text:p>Flaws with boundary/type checking within a component of the test code</text:p>
          </table:table-cell>
          <table:table-cell table:style-name="ce16" table:formula="of:=[$Constants.D28]" office:value-type="string" office:string-value=" " calcext:value-type="string">
            <text:p><text:s/></text:p>
          </table:table-cell>
          <table:table-cell table:style-name="ce16" table:formula="of:=[$Constants.F28]"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29]" office:value-type="string" office:string-value=" " calcext:value-type="string">
            <text:p><text:s/></text:p>
          </table:table-cell>
          <table:table-cell table:style-name="ce16" table:formula="of:=[$Constants.B29]" office:value-type="string" office:string-value="Bad Smell" calcext:value-type="string">
            <text:p>Bad Smell</text:p>
          </table:table-cell>
          <table:table-cell table:style-name="ce16" table:formula="of:=[$Constants.C29]" office:value-type="string" office:string-value="Refactoring changes (please note the bad smell in the defect description)" calcext:value-type="string">
            <text:p>Refactoring changes (please note the bad smell in the defect description)</text:p>
          </table:table-cell>
          <table:table-cell table:style-name="ce16" table:formula="of:=[$Constants.D29]" office:value-type="string" office:string-value=" " calcext:value-type="string">
            <text:p><text:s/></text:p>
          </table:table-cell>
          <table:table-cell table:style-name="ce16" table:formula="of:=[$Constants.F29]" office:value-type="float" office:value="0" calcext:value-type="float">
            <text:p>0</text:p>
          </table:table-cell>
          <table:table-cell table:style-name="ce44" table:number-columns-repeated="2"/>
          <table:table-cell table:style-name="ce55" table:number-columns-repeated="1017"/>
        </table:table-row>
        <table:table-row table:style-name="ro2" table:visibility="collapse">
          <table:table-cell table:style-name="ce16" table:formula="of:=[$Constants.A30]" office:value-type="string" office:string-value="Y/N:" calcext:value-type="string">
            <text:p>Y/N:</text:p>
          </table:table-cell>
          <table:table-cell table:style-name="ce16" table:formula="of:=[$Constants.B30]" office:value-type="string" office:string-value="Yes" calcext:value-type="string">
            <text:p>Yes</text:p>
          </table:table-cell>
          <table:table-cell table:style-name="ce16" table:formula="of:=[$Constants.C30]" office:value-type="string" office:string-value=" " calcext:value-type="string">
            <text:p><text:s/></text:p>
          </table:table-cell>
          <table:table-cell table:style-name="ce16" table:formula="of:=[$Constants.D30]" office:value-type="string" office:string-value=" " calcext:value-type="string">
            <text:p><text:s/></text:p>
          </table:table-cell>
          <table:table-cell table:style-name="ce16" table:formula="of:=[$Constants.F30]" office:value-type="float" office:value="0" calcext:value-type="float">
            <text:p>0</text:p>
          </table:table-cell>
          <table:table-cell table:style-name="ce44" table:number-columns-repeated="2"/>
          <table:table-cell table:style-name="ce55" table:number-columns-repeated="1017"/>
        </table:table-row>
        <table:table-row table:style-name="ro2" table:visibility="collapse">
          <table:table-cell table:style-name="ce16" table:formula="of:=[$Constants.A31]" office:value-type="string" office:string-value=" " calcext:value-type="string">
            <text:p><text:s/></text:p>
          </table:table-cell>
          <table:table-cell table:style-name="ce16" table:formula="of:=[$Constants.B31]" office:value-type="string" office:string-value="No" calcext:value-type="string">
            <text:p>No</text:p>
          </table:table-cell>
          <table:table-cell table:style-name="ce16" table:formula="of:=[$Constants.C31]" office:value-type="string" office:string-value=" " calcext:value-type="string">
            <text:p><text:s/></text:p>
          </table:table-cell>
          <table:table-cell table:style-name="ce16" table:formula="of:=[$Constants.D31]" office:value-type="string" office:string-value=" " calcext:value-type="string">
            <text:p><text:s/></text:p>
          </table:table-cell>
          <table:table-cell table:style-name="ce16" table:formula="of:=[$Constants.F31]" office:value-type="float" office:value="0" calcext:value-type="float">
            <text:p>0</text:p>
          </table:table-cell>
          <table:table-cell table:style-name="ce45" table:number-columns-repeated="2"/>
          <table:table-cell table:style-name="ce56" table:number-columns-repeated="1017"/>
        </table:table-row>
        <table:table-row table:style-name="ro2" table:visibility="collapse">
          <table:table-cell table:style-name="ce16" table:formula="of:=[$Constants.A32]" office:value-type="string" office:string-value="Proxy Types:" calcext:value-type="string">
            <text:p>Proxy Types:</text:p>
          </table:table-cell>
          <table:table-cell table:style-name="ce16" table:formula="of:=[$Constants.B32]" office:value-type="string" office:string-value="-" calcext:value-type="string">
            <text:p>-</text:p>
          </table:table-cell>
          <table:table-cell table:style-name="ce16" table:formula="of:=[$Constants.C32]" office:value-type="string" office:string-value=" " calcext:value-type="string">
            <text:p><text:s/></text:p>
          </table:table-cell>
          <table:table-cell table:style-name="ce16" table:formula="of:=[$Constants.D32]" office:value-type="string" office:string-value=" " calcext:value-type="string">
            <text:p><text:s/></text:p>
          </table:table-cell>
          <table:table-cell table:style-name="ce16" table:formula="of:=[$Constants.F32]" office:value-type="string" office:string-value=" " calcext:value-type="string">
            <text:p><text:s/></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33]" office:value-type="string" office:string-value=" " calcext:value-type="string">
            <text:p><text:s/></text:p>
          </table:table-cell>
          <table:table-cell table:style-name="ce16" table:formula="of:=[$Constants.B33]" office:value-type="string" office:string-value="Calculation" calcext:value-type="string">
            <text:p>Calculation</text:p>
          </table:table-cell>
          <table:table-cell table:style-name="ce16" table:formula="of:=[$Constants.C33]" office:value-type="string" office:string-value=" " calcext:value-type="string">
            <text:p><text:s/></text:p>
          </table:table-cell>
          <table:table-cell table:style-name="ce16" table:formula="of:=[$Constants.D33]" office:value-type="string" office:string-value=" " calcext:value-type="string">
            <text:p><text:s/></text:p>
          </table:table-cell>
          <table:table-cell table:style-name="ce16" table:formula="of:=[$Constants.F33]" office:value-type="string" office:string-value=" " calcext:value-type="string">
            <text:p><text:s/></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34]" office:value-type="string" office:string-value=" " calcext:value-type="string">
            <text:p><text:s/></text:p>
          </table:table-cell>
          <table:table-cell table:style-name="ce16" table:formula="of:=[$Constants.B34]" office:value-type="string" office:string-value="Data" calcext:value-type="string">
            <text:p>Data</text:p>
          </table:table-cell>
          <table:table-cell table:style-name="ce16" table:formula="of:=[$Constants.C34]" office:value-type="string" office:string-value=" " calcext:value-type="string">
            <text:p><text:s/></text:p>
          </table:table-cell>
          <table:table-cell table:style-name="ce16" table:formula="of:=[$Constants.D34]" office:value-type="string" office:string-value=" " calcext:value-type="string">
            <text:p><text:s/></text:p>
          </table:table-cell>
          <table:table-cell table:style-name="ce16" table:formula="of:=[$Constants.F34]" office:value-type="string" office:string-value=" " calcext:value-type="string">
            <text:p><text:s/></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35]" office:value-type="string" office:string-value=" " calcext:value-type="string">
            <text:p><text:s/></text:p>
          </table:table-cell>
          <table:table-cell table:style-name="ce16" table:formula="of:=[$Constants.B35]" office:value-type="string" office:string-value="I/O" calcext:value-type="string">
            <text:p>I/O</text:p>
          </table:table-cell>
          <table:table-cell table:style-name="ce16" table:formula="of:=[$Constants.C35]" office:value-type="string" office:string-value=" " calcext:value-type="string">
            <text:p><text:s/></text:p>
          </table:table-cell>
          <table:table-cell table:style-name="ce16" table:formula="of:=[$Constants.D35]" office:value-type="string" office:string-value=" " calcext:value-type="string">
            <text:p><text:s/></text:p>
          </table:table-cell>
          <table:table-cell table:style-name="ce16" table:formula="of:=[$Constants.F35]" office:value-type="string" office:string-value=" " calcext:value-type="string">
            <text:p><text:s/></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36]" office:value-type="string" office:string-value=" " calcext:value-type="string">
            <text:p><text:s/></text:p>
          </table:table-cell>
          <table:table-cell table:style-name="ce16" table:formula="of:=[$Constants.B36]" office:value-type="string" office:string-value="Logic" calcext:value-type="string">
            <text:p>Logic</text:p>
          </table:table-cell>
          <table:table-cell table:style-name="ce16" table:formula="of:=[$Constants.C36]" office:value-type="string" office:string-value=" " calcext:value-type="string">
            <text:p><text:s/></text:p>
          </table:table-cell>
          <table:table-cell table:style-name="ce16" table:formula="of:=[$Constants.D36]" office:value-type="string" office:string-value=" " calcext:value-type="string">
            <text:p><text:s/></text:p>
          </table:table-cell>
          <table:table-cell table:style-name="ce16" table:formula="of:=[$Constants.F36]" office:value-type="string" office:string-value=" " calcext:value-type="string">
            <text:p><text:s/></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37]" office:value-type="string" office:string-value=" " calcext:value-type="string">
            <text:p><text:s/></text:p>
          </table:table-cell>
          <table:table-cell table:style-name="ce16" table:formula="of:=[$Constants.B37]" office:value-type="string" office:string-value=" " calcext:value-type="string">
            <text:p><text:s/></text:p>
          </table:table-cell>
          <table:table-cell table:style-name="ce16" table:formula="of:=[$Constants.C37]" office:value-type="string" office:string-value=" " calcext:value-type="string">
            <text:p><text:s/></text:p>
          </table:table-cell>
          <table:table-cell table:style-name="ce16" table:formula="of:=[$Constants.D37]" office:value-type="string" office:string-value=" " calcext:value-type="string">
            <text:p><text:s/></text:p>
          </table:table-cell>
          <table:table-cell table:style-name="ce16" table:formula="of:=[$Constants.F37]" office:value-type="string" office:string-value=" " calcext:value-type="string">
            <text:p><text:s/></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38]" office:value-type="string" office:string-value="Sizes:" calcext:value-type="string">
            <text:p>Sizes:</text:p>
          </table:table-cell>
          <table:table-cell table:style-name="ce16" table:formula="of:=[$Constants.B38]" office:value-type="string" office:string-value="VS" calcext:value-type="string">
            <text:p>VS</text:p>
          </table:table-cell>
          <table:table-cell table:style-name="ce16" table:formula="of:=[$Constants.C38]" office:value-type="string" office:string-value="S" calcext:value-type="string">
            <text:p>S</text:p>
          </table:table-cell>
          <table:table-cell table:style-name="ce16" table:formula="of:=[$Constants.D38]" office:value-type="string" office:string-value="M" calcext:value-type="string">
            <text:p>M</text:p>
          </table:table-cell>
          <table:table-cell table:style-name="ce16" table:formula="of:=[$Constants.F38]" office:value-type="string" office:string-value="VL" calcext:value-type="string">
            <text:p>VL</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39]" office:value-type="string" office:string-value="upper" calcext:value-type="string">
            <text:p>upper</text:p>
          </table:table-cell>
          <table:table-cell table:style-name="ce16" table:formula="of:=[$Constants.B39]" office:value-type="float" office:value="-1.5" calcext:value-type="float">
            <text:p>-1.5</text:p>
          </table:table-cell>
          <table:table-cell table:style-name="ce16" table:formula="of:=[$Constants.C39]" office:value-type="float" office:value="-0.5" calcext:value-type="float">
            <text:p>-0.5</text:p>
          </table:table-cell>
          <table:table-cell table:style-name="ce16" table:formula="of:=[$Constants.D39]" office:value-type="float" office:value="0.5" calcext:value-type="float">
            <text:p>0.5</text:p>
          </table:table-cell>
          <table:table-cell table:style-name="ce16" table:formula="of:=[$Constants.F39]" office:value-type="float" office:value="99999" calcext:value-type="float">
            <text:p>99999</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40]" office:value-type="string" office:string-value="mid" calcext:value-type="string">
            <text:p>mid</text:p>
          </table:table-cell>
          <table:table-cell table:style-name="ce16" table:formula="of:=[$Constants.B40]" office:value-type="float" office:value="-2" calcext:value-type="float">
            <text:p>-2</text:p>
          </table:table-cell>
          <table:table-cell table:style-name="ce16" table:formula="of:=[$Constants.C40]" office:value-type="float" office:value="-1" calcext:value-type="float">
            <text:p>-1</text:p>
          </table:table-cell>
          <table:table-cell table:style-name="ce16" table:formula="of:=[$Constants.D40]" office:value-type="float" office:value="0" calcext:value-type="float">
            <text:p>0</text:p>
          </table:table-cell>
          <table:table-cell table:style-name="ce16" table:formula="of:=[$Constants.F40]" office:value-type="float" office:value="2" calcext:value-type="float">
            <text:p>2</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41]" office:value-type="string" office:string-value="lower" calcext:value-type="string">
            <text:p>lower</text:p>
          </table:table-cell>
          <table:table-cell table:style-name="ce16" table:formula="of:=[$Constants.B41]" office:value-type="float" office:value="0" calcext:value-type="float">
            <text:p>0</text:p>
          </table:table-cell>
          <table:table-cell table:style-name="ce16" table:formula="of:=[$Constants.C41]" office:value-type="float" office:value="-1.5" calcext:value-type="float">
            <text:p>-1.5</text:p>
          </table:table-cell>
          <table:table-cell table:style-name="ce16" table:formula="of:=[$Constants.D41]" office:value-type="float" office:value="-0.5" calcext:value-type="float">
            <text:p>-0.5</text:p>
          </table:table-cell>
          <table:table-cell table:style-name="ce16" table:formula="of:=[$Constants.F41]" office:value-type="float" office:value="1.5" calcext:value-type="float">
            <text:p>1.5</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42]" office:value-type="string" office:string-value=" " calcext:value-type="string">
            <text:p><text:s/></text:p>
          </table:table-cell>
          <table:table-cell table:style-name="ce16" table:formula="of:=[$Constants.B42]" office:value-type="float" office:value="0" calcext:value-type="float">
            <text:p>0</text:p>
          </table:table-cell>
          <table:table-cell table:style-name="ce16" table:formula="of:=[$Constants.C42]" office:value-type="float" office:value="0" calcext:value-type="float">
            <text:p>0</text:p>
          </table:table-cell>
          <table:table-cell table:style-name="ce16" table:formula="of:=[$Constants.D42]" office:value-type="float" office:value="0" calcext:value-type="float">
            <text:p>0</text:p>
          </table:table-cell>
          <table:table-cell table:style-name="ce16" table:formula="of:=[$Constants.F42]" office:value-type="string" office:string-value=" " calcext:value-type="string">
            <text:p><text:s/></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43]" office:value-type="string" office:string-value=" " calcext:value-type="string">
            <text:p><text:s/></text:p>
          </table:table-cell>
          <table:table-cell table:style-name="ce16" table:formula="of:=[$Constants.B43]" office:value-type="string" office:string-value=" " calcext:value-type="string">
            <text:p><text:s/></text:p>
          </table:table-cell>
          <table:table-cell table:style-name="ce16" table:formula="of:=[$Constants.C43]" office:value-type="string" office:string-value=" " calcext:value-type="string">
            <text:p><text:s/></text:p>
          </table:table-cell>
          <table:table-cell table:style-name="ce16" table:formula="of:=[$Constants.D43]" office:value-type="string" office:string-value=" " calcext:value-type="string">
            <text:p><text:s/></text:p>
          </table:table-cell>
          <table:table-cell table:style-name="ce16" table:formula="of:=[$Constants.F43]" office:value-type="string" office:string-value=" " calcext:value-type="string">
            <text:p><text:s/></text:p>
          </table:table-cell>
          <table:table-cell table:style-name="ce46" table:number-columns-repeated="2"/>
          <table:table-cell table:number-columns-repeated="1017"/>
        </table:table-row>
        <table:table-row table:style-name="ro2" table:visibility="collapse">
          <table:table-cell table:style-name="ce16" table:formula="of:=[$Constants.A44]" office:value-type="string" office:string-value="&lt;-- Mandatory" calcext:value-type="string">
            <text:p>&lt;-- Mandatory</text:p>
          </table:table-cell>
          <table:table-cell table:style-name="ce16" table:formula="of:=[$Constants.B44]" office:value-type="string" office:string-value=" " calcext:value-type="string">
            <text:p><text:s/></text:p>
          </table:table-cell>
          <table:table-cell table:style-name="ce16" table:formula="of:=[$Constants.C44]" office:value-type="string" office:string-value="✔" calcext:value-type="string">
            <text:p>✔</text:p>
          </table:table-cell>
          <table:table-cell table:style-name="ce16" table:formula="of:=[$Constants.D44]" office:value-type="string" office:string-value=" " calcext:value-type="string">
            <text:p><text:s/></text:p>
          </table:table-cell>
          <table:table-cell table:style-name="ce16" table:formula="of:=[$Constants.F44]" office:value-type="string" office:string-value=" " calcext:value-type="string">
            <text:p><text:s/></text:p>
          </table:table-cell>
          <table:table-cell table:style-name="ce47" table:number-columns-repeated="4"/>
          <table:table-cell table:style-name="ce54" table:number-columns-repeated="1015"/>
        </table:table-row>
        <table:table-row table:style-name="ro1">
          <table:table-cell table:style-name="ce1" office:value-type="string" calcext:value-type="string" table:number-columns-spanned="3" table:number-rows-spanned="1">
            <text:p>Process Script</text:p>
          </table:table-cell>
          <table:covered-table-cell table:number-columns-repeated="2" table:style-name="ce1"/>
          <table:table-cell table:number-columns-repeated="1021"/>
        </table:table-row>
        <table:table-row table:style-name="ro2">
          <table:table-cell table:number-columns-repeated="1024"/>
        </table:table-row>
        <table:table-row table:style-name="ro19" table:visibility="collapse">
          <table:table-cell table:style-name="ce17" office:value-type="string" calcext:value-type="string">
            <text:p>Minimal Guiding Indicators</text:p>
          </table:table-cell>
          <table:table-cell table:number-columns-repeated="2"/>
          <table:table-cell table:style-name="ce17"/>
          <table:table-cell table:style-name="ce18" office:value-type="string" calcext:value-type="string">
            <text:p>Minimal Sufficient Activities</text:p>
          </table:table-cell>
          <table:table-cell table:number-columns-repeated="1019"/>
        </table:table-row>
        <table:table-row table:style-name="ro20" table:visibility="collapse">
          <table:table-cell/>
          <table:table-cell office:value-type="string" calcext:value-type="string">
            <text:p>Goal</text:p>
          </table:table-cell>
          <table:table-cell office:value-type="string" calcext:value-type="string">
            <text:p>Indicator</text:p>
          </table:table-cell>
          <table:table-cell table:number-columns-repeated="2"/>
          <table:table-cell table:style-name="ce23" office:value-type="string" calcext:value-type="string">
            <text:p>Engineering Activities</text:p>
          </table:table-cell>
          <table:table-cell table:number-columns-repeated="1018"/>
        </table:table-row>
        <table:table-row table:style-name="ro5" table:visibility="collapse">
          <table:table-cell/>
          <table:table-cell table:style-name="ce19" office:value-type="string" calcext:value-type="string">
            <text:p>Cost:</text:p>
          </table:table-cell>
          <table:table-cell table:style-name="ce31" office:value-type="string" calcext:value-type="string">
            <text:p>None</text:p>
          </table:table-cell>
          <table:table-cell table:number-columns-repeated="2"/>
          <table:table-cell table:style-name="ce24" office:value-type="string" calcext:value-type="string">
            <text:p>Envision</text:p>
          </table:table-cell>
          <table:table-cell table:style-name="ce34"/>
          <table:table-cell table:number-columns-repeated="1017"/>
        </table:table-row>
        <table:table-row table:style-name="ro5" table:visibility="collapse">
          <table:table-cell/>
          <table:table-cell table:style-name="ce20" office:value-type="string" calcext:value-type="string">
            <text:p>Schedule:</text:p>
          </table:table-cell>
          <table:table-cell table:style-name="ce32" office:value-type="string" calcext:value-type="string">
            <text:p>On time</text:p>
          </table:table-cell>
          <table:table-cell table:number-columns-repeated="2"/>
          <table:table-cell table:style-name="ce25" office:value-type="string" calcext:value-type="string">
            <text:p>Analyze</text:p>
          </table:table-cell>
          <table:table-cell table:style-name="ce35"/>
          <table:table-cell table:number-columns-repeated="1017"/>
        </table:table-row>
        <table:table-row table:style-name="ro5" table:visibility="collapse">
          <table:table-cell/>
          <table:table-cell table:style-name="ce20" office:value-type="string" calcext:value-type="string">
            <text:p>Performance:</text:p>
          </table:table-cell>
          <table:table-cell table:style-name="ce33"/>
          <table:table-cell table:number-columns-repeated="2"/>
          <table:table-cell table:style-name="ce24" office:value-type="string" calcext:value-type="string">
            <text:p>Synthesize</text:p>
          </table:table-cell>
          <table:table-cell table:style-name="ce36"/>
          <table:table-cell table:number-columns-repeated="1017"/>
        </table:table-row>
        <table:table-row table:style-name="ro5" table:visibility="collapse">
          <table:table-cell/>
          <table:table-cell table:style-name="ce21" office:value-type="string" calcext:value-type="string">
            <text:p>Product:</text:p>
          </table:table-cell>
          <table:table-cell table:style-name="ce33"/>
          <table:table-cell table:number-columns-repeated="2"/>
          <table:table-cell table:style-name="ce25" office:value-type="string" calcext:value-type="string">
            <text:p>Architecture</text:p>
          </table:table-cell>
          <table:table-cell table:style-name="ce35"/>
          <table:table-cell table:number-columns-repeated="1017"/>
        </table:table-row>
        <table:table-row table:style-name="ro5" table:visibility="collapse">
          <table:table-cell/>
          <table:table-cell table:style-name="ce22" office:value-type="string" calcext:value-type="string">
            <text:p>NFR:</text:p>
          </table:table-cell>
          <table:table-cell table:style-name="ce33" office:value-type="string" calcext:value-type="string">
            <text:p>None</text:p>
          </table:table-cell>
          <table:table-cell table:number-columns-repeated="2"/>
          <table:table-cell table:style-name="ce24" office:value-type="string" calcext:value-type="string">
            <text:p>Articulate</text:p>
          </table:table-cell>
          <table:table-cell table:style-name="ce36"/>
          <table:table-cell table:number-columns-repeated="1017"/>
        </table:table-row>
        <table:table-row table:style-name="ro5" table:visibility="collapse">
          <table:table-cell/>
          <table:table-cell table:style-name="ce22" office:value-type="string" calcext:value-type="string">
            <text:p>FR:</text:p>
          </table:table-cell>
          <table:table-cell table:style-name="ce32" office:value-type="string" calcext:value-type="string">
            <text:p>Equivalence Class Partitioning</text:p>
          </table:table-cell>
          <table:table-cell table:number-columns-repeated="2"/>
          <table:table-cell table:style-name="ce25" office:value-type="string" calcext:value-type="string">
            <text:p>Construct</text:p>
          </table:table-cell>
          <table:table-cell table:style-name="ce35"/>
          <table:table-cell table:number-columns-repeated="1017"/>
        </table:table-row>
        <table:table-row table:style-name="ro5" table:visibility="collapse">
          <table:table-cell/>
          <table:table-cell table:style-name="ce21" office:value-type="string" calcext:value-type="string">
            <text:p>Process:</text:p>
          </table:table-cell>
          <table:table-cell table:style-name="ce32" office:value-type="string" calcext:value-type="string">
            <text:p>Completed spreadsheet</text:p>
          </table:table-cell>
          <table:table-cell table:number-columns-repeated="2"/>
          <table:table-cell table:style-name="ce24" office:value-type="string" calcext:value-type="string">
            <text:p>Interpret</text:p>
          </table:table-cell>
          <table:table-cell table:style-name="ce36"/>
          <table:table-cell table:number-columns-repeated="1017"/>
        </table:table-row>
        <table:table-row table:style-name="ro5" table:visibility="collapse">
          <table:table-cell table:number-columns-repeated="5"/>
          <table:table-cell table:style-name="ce25" office:value-type="string" calcext:value-type="string">
            <text:p>Integration Test</text:p>
          </table:table-cell>
          <table:table-cell table:style-name="ce35"/>
          <table:table-cell table:number-columns-repeated="1017"/>
        </table:table-row>
        <table:table-row table:style-name="ro19" table:visibility="collapse">
          <table:table-cell table:style-name="ce18"/>
          <table:table-cell table:number-columns-repeated="4"/>
          <table:table-cell table:style-name="ce23" office:value-type="string" calcext:value-type="string">
            <text:p>Operational Activities</text:p>
          </table:table-cell>
          <table:table-cell table:style-name="ce36"/>
          <table:table-cell table:number-columns-repeated="1017"/>
        </table:table-row>
        <table:table-row table:style-name="ro5" table:visibility="collapse">
          <table:table-cell table:number-columns-repeated="5"/>
          <table:table-cell table:style-name="ce24" office:value-type="string" calcext:value-type="string">
            <text:p>Plan</text:p>
          </table:table-cell>
          <table:table-cell table:number-columns-repeated="1018"/>
        </table:table-row>
        <table:table-row table:style-name="ro5" table:visibility="collapse">
          <table:table-cell/>
          <table:table-cell table:style-name="ce23"/>
          <table:table-cell table:style-name="ce34"/>
          <table:table-cell table:number-columns-repeated="2"/>
          <table:table-cell table:style-name="ce25" office:value-type="string" calcext:value-type="string">
            <text:p>Plan project</text:p>
          </table:table-cell>
          <table:table-cell table:style-name="ce35"/>
          <table:table-cell table:number-columns-repeated="1017"/>
        </table:table-row>
        <table:table-row table:style-name="ro5" table:visibility="collapse">
          <table:table-cell/>
          <table:table-cell table:style-name="ce24"/>
          <table:table-cell table:style-name="ce35" table:number-columns-repeated="2"/>
          <table:table-cell/>
          <table:table-cell table:style-name="ce24" office:value-type="string" calcext:value-type="string">
            <text:p>Monitor/Control</text:p>
          </table:table-cell>
          <table:table-cell table:style-name="ce36"/>
          <table:table-cell table:number-columns-repeated="1017"/>
        </table:table-row>
        <table:table-row table:style-name="ro5" table:visibility="collapse">
          <table:table-cell/>
          <table:table-cell table:style-name="ce25"/>
          <table:table-cell table:style-name="ce36"/>
          <table:table-cell table:number-columns-repeated="2"/>
          <table:table-cell table:style-name="ce24" office:value-type="string" calcext:value-type="string">
            <text:p>Post Mortem</text:p>
          </table:table-cell>
          <table:table-cell table:style-name="ce35"/>
          <table:table-cell table:number-columns-repeated="1017"/>
        </table:table-row>
        <table:table-row table:style-name="ro5" table:visibility="collapse">
          <table:table-cell/>
          <table:table-cell table:style-name="ce24"/>
          <table:table-cell table:style-name="ce35" table:number-columns-repeated="2"/>
          <table:table-cell/>
          <table:table-cell table:style-name="ce27" office:value-type="string" calcext:value-type="string">
            <text:p>Release</text:p>
          </table:table-cell>
          <table:table-cell table:style-name="ce35"/>
          <table:table-cell table:number-columns-repeated="1017"/>
        </table:table-row>
        <table:table-row table:style-name="ro2">
          <table:table-cell table:number-columns-repeated="1024"/>
        </table:table-row>
        <table:table-row table:style-name="ro19">
          <table:table-cell table:style-name="ce17" office:value-type="string" calcext:value-type="string">
            <text:p>Minimal Viable Process</text:p>
          </table:table-cell>
          <table:table-cell table:number-columns-repeated="3"/>
          <table:table-cell table:style-name="ce37" office:value-type="string" calcext:value-type="string">
            <text:p>Minimal Effective Practices</text:p>
          </table:table-cell>
          <table:table-cell table:style-name="ce37"/>
          <table:table-cell table:number-columns-repeated="1018"/>
        </table:table-row>
        <table:table-row table:style-name="ro20">
          <table:table-cell>
            <draw:custom-shape table:end-cell-address="Process.C90" table:end-x="150.26pt" table:end-y="2.95pt" draw:z-index="0" draw:name="Rectangle 92" draw:style-name="gr1" draw:text-style-name="P2" svg:width="247.35pt" svg:height="399.91pt" svg:x="0pt" svg:y="7.09pt">
              <text:p text:style-name="P1"><text:span text:style-name="T1"><text:tab/></text:span><text:span text:style-name="T2">Operational</text:span><text:span text:style-name="T1"><text:tab/></text:span><text:span text:style-name="T2">Engineering</text:span><text:span text:style-name="T2"><text:tab/></text:span></text:p>
              <draw:enhanced-geometry svg:viewBox="0 0 21600 21600" draw:type="rectangle" draw:enhanced-path="M 0 0 L 21600 0 21600 21600 0 21600 0 0 Z N"/>
            </draw:custom-shape>
          </table:table-cell>
          <table:table-cell table:style-name="ce26"/>
          <table:table-cell table:number-columns-repeated="2"/>
          <table:table-cell table:style-name="ce38" office:value-type="string" calcext:value-type="string">
            <text:p>MSA</text:p>
          </table:table-cell>
          <table:table-cell table:style-name="ce38" office:value-type="string" calcext:value-type="string">
            <text:p>MEP</text:p>
          </table:table-cell>
          <table:table-cell/>
          <table:table-cell table:style-name="ce57" office:value-type="string" calcext:value-type="string">
            <text:p>Spreadsheet tab on which to document MEP:</text:p>
          </table:table-cell>
          <table:table-cell table:number-columns-repeated="1016"/>
        </table:table-row>
        <table:table-row table:style-name="ro5">
          <table:table-cell/>
          <table:table-cell table:style-name="ce26"/>
          <table:table-cell table:number-columns-repeated="2"/>
          <table:table-cell table:style-name="ce39" office:value-type="string" calcext:value-type="string">
            <text:p>Pre-project</text:p>
          </table:table-cell>
          <table:table-cell table:style-name="ce48" office:value-type="string" calcext:value-type="string">
            <text:p>• Install PyCharm Edu</text:p>
          </table:table-cell>
          <table:table-cell/>
          <table:table-cell table:style-name="ce58"/>
          <table:table-cell table:number-columns-repeated="1016"/>
        </table:table-row>
        <table:table-row table:style-name="ro5">
          <table:table-cell/>
          <table:table-cell table:style-name="ce26"/>
          <table:table-cell>
            <draw:custom-shape table:end-cell-address="Process.C68" table:end-x="76.25pt" table:end-y="5.98pt" draw:z-index="1" draw:name="Connector 93" draw:style-name="gr2" draw:text-style-name="P3" xml:id="id1" draw:id="id1" svg:width="13.27pt" svg:height="14.97pt" svg:x="62.99pt" svg:y="6.04pt">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table:end-cell-address="Process.C89" table:end-x="15.19pt" table:end-y="2.95pt" draw:z-index="6" draw:name="Straight Connector 99" draw:style-name="gr3" draw:text-style-name="P4" svg:x1="14.85pt" svg:y1="-94.99pt" svg:x2="15.19pt" svg:y2="-94.96pt">
              <text:p/>
            </draw:line>
          </table:table-cell>
          <table:table-cell/>
          <table:table-cell table:style-name="ce40"/>
          <table:table-cell table:style-name="ce49" office:value-type="string" calcext:value-type="string">
            <text:p><text:span text:style-name="T11">• </text:span><text:span text:style-name="T12">Set up GitHub account</text:span></text:p>
          </table:table-cell>
          <table:table-cell/>
          <table:table-cell table:style-name="ce58"/>
          <table:table-cell table:number-columns-repeated="1016"/>
        </table:table-row>
        <table:table-row table:style-name="ro21">
          <table:table-cell/>
          <table:table-cell table:style-name="ce27"/>
          <table:table-cell>
            <draw:connector table:end-cell-address="Process.C74" table:end-x="70.07pt" table:end-y="4.93pt" draw:z-index="7" draw:name="Elbow Connector 100" draw:style-name="gr4" draw:text-style-name="P4" svg:x1="69.62pt" svg:y1="6.01pt" svg:x2="69.96pt" svg:y2="141.05pt" draw:start-shape="id1" draw:start-glue-point="8" draw:end-shape="id2" draw:end-glue-point="0" svg:d="M5881 4092v2381h12v2383" svg:viewBox="0 0 13 4765">
              <text:p/>
            </draw:connector>
          </table:table-cell>
          <table:table-cell/>
          <table:table-cell table:style-name="ce40"/>
          <table:table-cell table:style-name="ce50" office:value-type="string" calcext:value-type="string">
            <text:p><text:span text:style-name="T11">•• </text:span><text:span text:style-name="T12">Create a new repository named "CSSE".  Select "Initialize this repository with a README"</text:span></text:p>
          </table:table-cell>
          <table:table-cell/>
          <table:table-cell table:style-name="ce58"/>
          <table:table-cell table:number-columns-repeated="1016"/>
        </table:table-row>
        <table:table-row table:style-name="ro5">
          <table:table-cell/>
          <table:table-cell table:style-name="ce28"/>
          <table:table-cell table:number-columns-repeated="2"/>
          <table:table-cell table:style-name="ce40"/>
          <table:table-cell table:style-name="ce50" office:value-type="string" calcext:value-type="string">
            <text:p>•• Use GitHub URL for "CSSE" repository</text:p>
          </table:table-cell>
          <table:table-cell/>
          <table:table-cell table:style-name="ce58"/>
          <table:table-cell table:number-columns-repeated="1016"/>
        </table:table-row>
        <table:table-row table:style-name="ro5">
          <table:table-cell/>
          <table:table-cell table:style-name="ce29"/>
          <table:table-cell table:number-columns-repeated="2"/>
          <table:table-cell table:style-name="ce40"/>
          <table:table-cell table:style-name="ce50" office:value-type="string" calcext:value-type="string">
            <text:p><text:span text:style-name="T11">•• </text:span><text:span text:style-name="T12">Share repository with user "umphress".</text:span></text:p>
          </table:table-cell>
          <table:table-cell/>
          <table:table-cell table:style-name="ce58"/>
          <table:table-cell table:number-columns-repeated="1016"/>
        </table:table-row>
        <table:table-row table:style-name="ro12">
          <table:table-cell/>
          <table:table-cell table:style-name="ce29"/>
          <table:table-cell table:number-columns-repeated="2"/>
          <table:table-cell table:style-name="ce40"/>
          <table:table-cell table:style-name="ce49" office:value-type="string" calcext:value-type="string">
            <text:p>• Start PyCharm and select "Check out from Version Control" from opening Welcome screen. </text:p>
          </table:table-cell>
          <table:table-cell/>
          <table:table-cell table:style-name="ce58"/>
          <table:table-cell table:number-columns-repeated="1016"/>
        </table:table-row>
        <table:table-row table:style-name="ro5">
          <table:table-cell/>
          <table:table-cell table:style-name="ce30"/>
          <table:table-cell table:number-columns-repeated="2"/>
          <table:table-cell table:style-name="ce40"/>
          <table:table-cell table:style-name="ce50" office:value-type="string" calcext:value-type="string">
            <text:p>•• Use GitHub URL for "CSSE" repository</text:p>
          </table:table-cell>
          <table:table-cell/>
          <table:table-cell table:style-name="ce58"/>
          <table:table-cell table:number-columns-repeated="1016"/>
        </table:table-row>
        <table:table-row table:style-name="ro20">
          <table:table-cell/>
          <table:table-cell table:style-name="ce30"/>
          <table:table-cell table:number-columns-repeated="2"/>
          <table:table-cell table:style-name="ce41"/>
          <table:table-cell table:style-name="ce51"/>
          <table:table-cell/>
          <table:table-cell table:style-name="ce58"/>
          <table:table-cell table:number-columns-repeated="1016"/>
        </table:table-row>
        <table:table-row table:style-name="ro5">
          <table:table-cell table:number-columns-repeated="2"/>
          <table:table-cell>
            <draw:custom-shape table:end-cell-address="Process.C75" table:end-x="114.04pt" table:end-y="9.04pt" draw:z-index="2" draw:name="Rounded Rectangle 94" draw:style-name="gr5" draw:text-style-name="P4" xml:id="id2" draw:id="id2" svg:width="88.16pt" svg:height="19.02pt" svg:x="25.88pt" svg:y="5.05pt">
              <text:p text:style-name="P5"><text:span text:style-name="T2">Constr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table:end-cell-address="Process.C79" table:end-x="132.35pt" table:end-y="12.5pt" draw:z-index="10" draw:name="Elbow Connector 103" draw:style-name="gr4" draw:text-style-name="P4" svg:x1="78.86pt" svg:y1="89.55pt" svg:x2="114.04pt" svg:y2="14.54pt" draw:start-shape="id3" draw:start-glue-point="7" draw:end-shape="id2" draw:end-glue-point="1" svg:d="M6207 11837h1885v-2646h-644" svg:viewBox="0 0 1886 2647">
              <text:p/>
            </draw:connector>
          </table:table-cell>
          <table:table-cell/>
          <table:table-cell table:style-name="ce42" office:value-type="string" calcext:value-type="string" table:number-columns-spanned="1" table:number-rows-spanned="2">
            <text:p>Construction</text:p>
          </table:table-cell>
          <table:table-cell table:style-name="ce52" office:value-type="string" calcext:value-type="string">
            <text:p><text:span text:style-name="T11">• </text:span><text:span text:style-name="T12">Write production code.</text:span></text:p>
          </table:table-cell>
          <table:table-cell/>
          <table:table-cell table:style-name="ce48"/>
          <table:table-cell table:number-columns-repeated="1016"/>
        </table:table-row>
        <table:table-row table:style-name="ro5">
          <table:table-cell table:number-columns-repeated="2"/>
          <table:table-cell>
            <draw:connector table:end-cell-address="Process.C79" table:end-x="70.07pt" table:end-y="2.01pt" draw:z-index="9" draw:name="Straight Arrow Connector 102" draw:style-name="gr6" draw:text-style-name="P4" draw:type="line" svg:x1="69.96pt" svg:y1="9.07pt" svg:x2="69.99pt" svg:y2="64.06pt" draw:start-shape="id2" draw:start-glue-point="2" draw:end-shape="id3" draw:end-glue-point="4" svg:d="M5893 9527l1 1940" svg:viewBox="0 0 2 1941">
              <text:p/>
            </draw:connector>
          </table:table-cell>
          <table:table-cell/>
          <table:covered-table-cell table:style-name="ce42"/>
          <table:table-cell table:style-name="ce53" office:value-type="string" calcext:value-type="string">
            <text:p><text:span text:style-name="T11">• </text:span><text:span text:style-name="T12">Fix as necessary.</text:span></text:p>
          </table:table-cell>
          <table:table-cell/>
          <table:table-cell table:style-name="ce49"/>
          <table:table-cell table:number-columns-repeated="1016"/>
        </table:table-row>
        <table:table-row table:style-name="ro20">
          <table:table-cell table:number-columns-repeated="4"/>
          <table:table-cell table:style-name="ce43"/>
          <table:table-cell table:style-name="ce53" office:value-type="string" calcext:value-type="string">
            <text:p><text:span text:style-name="T11">• </text:span><text:span text:style-name="T12">Commit all code to local git repository</text:span></text:p>
          </table:table-cell>
          <table:table-cell table:style-name="ce54"/>
          <table:table-cell table:style-name="ce49"/>
          <table:table-cell table:number-columns-repeated="1016"/>
        </table:table-row>
        <table:table-row table:style-name="ro20">
          <table:table-cell table:number-columns-repeated="4"/>
          <table:table-cell table:style-name="ce42" office:value-type="string" calcext:value-type="string">
            <text:p>Post Mortem</text:p>
          </table:table-cell>
          <table:table-cell table:style-name="ce52" office:value-type="string" calcext:value-type="string">
            <text:p>• Record lines of production code written</text:p>
          </table:table-cell>
          <table:table-cell/>
          <table:table-cell table:style-name="ce48" office:value-type="string" calcext:value-type="string">
            <text:p>Plan Tab</text:p>
          </table:table-cell>
          <table:table-cell table:number-columns-repeated="1016"/>
        </table:table-row>
        <table:table-row table:style-name="ro5">
          <table:table-cell table:number-columns-repeated="2"/>
          <table:table-cell>
            <draw:custom-shape table:end-cell-address="Process.C79" table:end-x="135.44pt" table:end-y="11.96pt" draw:z-index="13" draw:name="TextBox 106" draw:style-name="gr7" draw:text-style-name="P2" svg:width="65.23pt" svg:height="20.95pt" svg:x="70.21pt" svg:y="6.04pt">
              <text:p text:style-name="P1"><text:span text:style-name="T3">not complete</text:span></text:p>
              <draw:enhanced-geometry svg:viewBox="0 0 21600 21600" draw:type="mso-spt202" draw:enhanced-path="M 0 0 L 21600 0 21600 21600 0 21600 0 0 Z N"/>
            </draw:custom-shape>
          </table:table-cell>
          <table:table-cell/>
          <table:table-cell table:style-name="ce42" office:value-type="string" calcext:value-type="string" table:number-columns-spanned="1" table:number-rows-spanned="2">
            <text:p>Release</text:p>
          </table:table-cell>
          <table:table-cell table:style-name="ce52" office:value-type="string" calcext:value-type="string">
            <text:p><text:span text:style-name="T11">• Push</text:span><text:span text:style-name="T12"> project to GitHub</text:span></text:p>
          </table:table-cell>
          <table:table-cell/>
          <table:table-cell table:style-name="ce48"/>
          <table:table-cell table:number-columns-repeated="1016"/>
        </table:table-row>
        <table:table-row table:style-name="ro5">
          <table:table-cell table:number-columns-repeated="2"/>
          <table:table-cell>
            <draw:custom-shape table:end-cell-address="Process.C80" table:end-x="78.86pt" table:end-y="8.05pt" draw:z-index="8" draw:name="Diamond 101" draw:style-name="gr8" draw:text-style-name="P3" xml:id="id3" draw:id="id3" svg:width="17.77pt" svg:height="21pt" svg:x="61.09pt" svg:y="2.07pt">
              <text:p/>
              <draw:enhanced-geometry svg:viewBox="0 0 21600 21600" draw:glue-points="10800 0 0 10800 10800 21600 21600 10800" draw:text-areas="5400 5400 16200 16200" draw:type="diamond" draw:enhanced-path="M 10800 0 L 21600 10800 10800 21600 0 10800 10800 0 Z N"/>
            </draw:custom-shape>
          </table:table-cell>
          <table:table-cell/>
          <table:covered-table-cell table:style-name="ce42"/>
          <table:table-cell table:style-name="ce53" office:value-type="string" calcext:value-type="string">
            <text:p><text:span text:style-name="T11">• </text:span><text:span text:style-name="T12">Upload completed spreadsheet to GitHub</text:span></text:p>
          </table:table-cell>
          <table:table-cell/>
          <table:table-cell table:style-name="ce49"/>
          <table:table-cell table:number-columns-repeated="1016"/>
        </table:table-row>
        <table:table-row table:style-name="ro2">
          <table:table-cell/>
          <table:table-cell>
            <draw:connector table:end-cell-address="Process.C82" table:end-x="70.04pt" table:end-y="6.04pt" draw:z-index="12" draw:name="Elbow Connector 105" draw:style-name="gr4" draw:text-style-name="P4" svg:x1="134.73pt" svg:y1="8.08pt" svg:x2="29.34pt" svg:y2="32.09pt" draw:start-shape="id3" draw:start-glue-point="6" draw:end-shape="id4" draw:end-glue-point="0" svg:d="M5894 12208v650h-1387v-493h-2331v690" svg:viewBox="0 0 3719 848">
              <text:p/>
            </draw:connector>
          </table:table-cell>
          <table:table-cell>
            <draw:custom-shape table:end-cell-address="Process.C81" table:end-x="61.43pt" table:end-y="7.99pt" draw:z-index="11" draw:name="TextBox 104" draw:style-name="gr9" draw:text-style-name="P2" svg:width="46.57pt" svg:height="19.93pt" svg:x="14.85pt" svg:y="1.11pt">
              <text:p text:style-name="P1"><text:span text:style-name="T3">complete</text:span></text:p>
              <draw:enhanced-geometry svg:viewBox="0 0 21600 21600" draw:type="mso-spt202" draw:enhanced-path="M 0 0 L 21600 0 21600 21600 0 21600 0 0 Z N"/>
            </draw:custom-shape>
          </table:table-cell>
          <table:table-cell table:number-columns-repeated="1021"/>
        </table:table-row>
        <table:table-row table:style-name="ro2">
          <table:table-cell table:number-columns-repeated="4"/>
          <table:table-cell office:value-type="string" calcext:value-type="string">
            <text:p>Ongoing</text:p>
          </table:table-cell>
          <table:table-cell office:value-type="string" calcext:value-type="string">
            <text:p>• Record time spent in each activity.</text:p>
          </table:table-cell>
          <table:table-cell/>
          <table:table-cell table:style-name="ce26" office:value-type="string" calcext:value-type="string">
            <text:p>Time Log</text:p>
          </table:table-cell>
          <table:table-cell table:number-columns-repeated="1016"/>
        </table:table-row>
        <table:table-row table:style-name="ro2">
          <table:table-cell>
            <draw:custom-shape table:end-cell-address="Process.C83" table:end-x="0.37pt" table:end-y="11pt" draw:z-index="5" draw:name="Rounded Rectangle 98" draw:style-name="gr10" draw:text-style-name="P4" xml:id="id4" draw:id="id4" svg:width="71.55pt" svg:height="17.94pt" svg:x="25.91pt" svg:y="6.07pt">
              <text:p text:style-name="P5"><text:span text:style-name="T2">Post Mor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number-columns-repeated="6"/>
          <table:table-cell table:style-name="ce26"/>
          <table:table-cell table:number-columns-repeated="1016"/>
        </table:table-row>
        <table:table-row table:style-name="ro2">
          <table:table-cell/>
          <table:table-cell>
            <draw:connector table:end-cell-address="Process.B85" table:end-x="29.23pt" table:end-y="4.93pt" draw:z-index="3" draw:name="Straight Arrow Connector 96" draw:style-name="gr6" draw:text-style-name="P4" draw:type="line" svg:x1="29.34pt" svg:y1="11.03pt" svg:x2="93.43pt" svg:y2="-376.98pt" draw:start-shape="id4" draw:start-glue-point="2" svg:d="M2176 13688l2261-13688" svg:viewBox="0 0 2262 13689">
              <text:p/>
            </draw:connector>
          </table:table-cell>
          <table:table-cell table:number-columns-repeated="1022"/>
        </table:table-row>
        <table:table-row table:style-name="ro2">
          <table:table-cell table:number-columns-repeated="1024"/>
        </table:table-row>
        <table:table-row table:style-name="ro2">
          <table:table-cell>
            <draw:custom-shape table:end-cell-address="Process.C86" table:end-x="0.37pt" table:end-y="11.96pt" draw:z-index="14" draw:name="Rounded Rectangle 90" draw:style-name="gr11" draw:text-style-name="P4" xml:id="id5" draw:id="id5" svg:width="71.55pt" svg:height="18.94pt" svg:x="25.91pt" svg:y="6.07pt">
              <text:p text:style-name="P5"><text:span text:style-name="T2">Rele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number-columns-repeated="1023"/>
        </table:table-row>
        <table:table-row table:style-name="ro2">
          <table:table-cell/>
          <table:table-cell>
            <draw:connector table:end-cell-address="Process.B88" table:end-x="30.1pt" table:end-y="11.06pt" draw:z-index="15" draw:name="Straight Arrow Connector 91" draw:style-name="gr6" draw:text-style-name="P4" draw:type="line" svg:x1="29.34pt" svg:y1="11.99pt" svg:x2="30.13pt" svg:y2="37.13pt" draw:start-shape="id5" draw:start-glue-point="2" draw:end-shape="id6" draw:end-glue-point="4" svg:d="M2176 15098l28 887" svg:viewBox="0 0 29 888">
              <text:p/>
            </draw:connector>
          </table:table-cell>
          <table:table-cell table:number-columns-repeated="1022"/>
        </table:table-row>
        <table:table-row table:style-name="ro2">
          <table:table-cell table:number-columns-repeated="1024"/>
        </table:table-row>
        <table:table-row table:style-name="ro2">
          <table:table-cell/>
          <table:table-cell>
            <draw:custom-shape table:end-cell-address="Process.B89" table:end-x="36.23pt" table:end-y="9.98pt" draw:z-index="4" draw:name="Connector 97" draw:style-name="gr12" draw:text-style-name="P6" xml:id="id6" draw:id="id6" svg:width="12.19pt" svg:height="11.88pt" svg:x="24.04pt" svg:y="11.14pt">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table:table-cell>
          <table:table-cell table:number-columns-repeated="1022"/>
        </table:table-row>
        <table:table-row table:style-name="ro2" table:number-rows-repeated="4">
          <table:table-cell table:number-columns-repeated="1024"/>
        </table:table-row>
        <table:table-row table:style-name="ro19">
          <table:table-cell table:style-name="ce17" office:value-type="string" calcext:value-type="string">
            <text:p>Minimal Guiding Indicators</text:p>
          </table:table-cell>
          <table:table-cell table:number-columns-repeated="1023"/>
        </table:table-row>
        <table:table-row table:style-name="ro2">
          <table:table-cell office:value-type="string" calcext:value-type="string">
            <text:p>Cost:</text:p>
          </table:table-cell>
          <table:table-cell/>
          <table:table-cell office:value-type="string" calcext:value-type="string">
            <text:p><text:s/>- </text:p>
          </table:table-cell>
          <table:table-cell table:number-columns-repeated="1021"/>
        </table:table-row>
        <table:table-row table:style-name="ro2">
          <table:table-cell office:value-type="string" calcext:value-type="string">
            <text:p>Schedule:</text:p>
          </table:table-cell>
          <table:table-cell/>
          <table:table-cell office:value-type="string" calcext:value-type="string">
            <text:p>Submitted on time</text:p>
          </table:table-cell>
          <table:table-cell table:number-columns-repeated="1021"/>
        </table:table-row>
        <table:table-row table:style-name="ro2">
          <table:table-cell office:value-type="string" calcext:value-type="string">
            <text:p>Performance:</text:p>
          </table:table-cell>
          <table:table-cell table:number-columns-repeated="1023"/>
        </table:table-row>
        <table:table-row table:style-name="ro2">
          <table:table-cell/>
          <table:table-cell office:value-type="string" calcext:value-type="string">
            <text:p>Product:</text:p>
          </table:table-cell>
          <table:table-cell table:number-columns-repeated="1022"/>
        </table:table-row>
        <table:table-row table:style-name="ro2">
          <table:table-cell/>
          <table:table-cell table:style-name="ce26" office:value-type="string" calcext:value-type="string">
            <text:p>NFR:</text:p>
          </table:table-cell>
          <table:table-cell office:value-type="string" calcext:value-type="string">
            <text:p>Meets delivery requirements.</text:p>
          </table:table-cell>
          <table:table-cell table:number-columns-repeated="1021"/>
        </table:table-row>
        <table:table-row table:style-name="ro2">
          <table:table-cell/>
          <table:table-cell table:style-name="ce26" office:value-type="string" calcext:value-type="string">
            <text:p>FR:</text:p>
          </table:table-cell>
          <table:table-cell office:value-type="string" calcext:value-type="string">
            <text:p>Boundary Value Analysis</text:p>
          </table:table-cell>
          <table:table-cell table:number-columns-repeated="1021"/>
        </table:table-row>
        <table:table-row table:style-name="ro2">
          <table:table-cell/>
          <table:table-cell office:value-type="string" calcext:value-type="string">
            <text:p>Process:</text:p>
          </table:table-cell>
          <table:table-cell office:value-type="string" calcext:value-type="string">
            <text:p>Evident on spreadsheet</text:p>
          </table:table-cell>
          <table:table-cell table:number-columns-repeated="1021"/>
        </table:table-row>
        <table:table-row table:style-name="ro2" table:number-rows-repeated="1048475">
          <table:table-cell table:number-columns-repeated="1024"/>
        </table:table-row>
        <table:table-row table:style-name="ro2">
          <table:table-cell table:number-columns-repeated="1024"/>
        </table:table-row>
      </table:table>
      <table:table table:name="Customer Needs" table:style-name="ta3" table:protected="true">
        <loext:table-protection loext:select-protected-cells="true" loext:select-unprotected-cells="true"/>
        <office:forms form:automatic-focus="false" form:apply-design-mode="false"/>
        <table:table-column table:style-name="co22" table:default-cell-style-name="ce6"/>
        <table:table-column table:style-name="co23" table:default-cell-style-name="ce6"/>
        <table:table-column table:style-name="co6" table:default-cell-style-name="ce6"/>
        <table:table-column table:style-name="co24" table:default-cell-style-name="ce6"/>
        <table:table-column table:style-name="co25" table:default-cell-style-name="ce6"/>
        <table:table-column table:style-name="co26" table:default-cell-style-name="ce6"/>
        <table:table-column table:style-name="co27" table:default-cell-style-name="ce6"/>
        <table:table-column table:style-name="co28" table:default-cell-style-name="ce6"/>
        <table:table-column table:style-name="co29" table:number-columns-repeated="1016" table:default-cell-style-name="Default"/>
        <table:table-row table:style-name="ro22">
          <table:table-cell table:style-name="ce59" office:value-type="string" calcext:value-type="string" table:number-columns-spanned="3" table:number-rows-spanned="1">
            <text:p>Conversation with the customer:</text:p>
          </table:table-cell>
          <table:covered-table-cell table:number-columns-repeated="2" table:style-name="ce59"/>
          <table:table-cell table:number-columns-repeated="1021"/>
        </table:table-row>
        <table:table-row table:style-name="ro2">
          <table:table-cell table:style-name="ce60" office:value-type="string" calcext:value-type="string" table:number-columns-spanned="5" table:number-rows-spanned="1">
            <text:p>Client clarification:</text:p>
          </table:table-cell>
          <table:covered-table-cell table:number-columns-repeated="4" table:style-name="ce60"/>
          <table:table-cell table:style-name="ce104" table:number-columns-repeated="1019"/>
        </table:table-row>
        <table:table-row table:style-name="ro2">
          <table:table-cell table:style-name="ce61" office:value-type="string" calcext:value-type="string">
            <text:p>The production code must contain, at a minimum, the <text:s/>components listed below:</text:p>
          </table:table-cell>
          <table:table-cell table:style-name="ce74" table:number-columns-repeated="3"/>
          <table:table-cell table:style-name="ce92"/>
          <table:table-cell table:style-name="ce104" table:number-columns-repeated="1019"/>
        </table:table-row>
        <table:table-row table:style-name="ro23">
          <table:table-cell table:style-name="ce62" office:value-type="string" calcext:value-type="string" table:number-columns-spanned="5" table:number-rows-spanned="1">
            <text:p>convertString2Dictionary</text:p>
          </table:table-cell>
          <table:covered-table-cell table:number-columns-repeated="4" table:style-name="ce62"/>
          <table:table-cell table:style-name="ce104" table:number-columns-repeated="1019"/>
        </table:table-row>
        <table:table-row table:style-name="ro23">
          <table:table-cell table:style-name="ce63" office:value-type="string" calcext:value-type="string">
            <text:p>You are free to implement additional classes and methods than those described here.</text:p>
          </table:table-cell>
          <table:table-cell table:style-name="ce75" table:number-columns-repeated="3"/>
          <table:table-cell table:style-name="ce93"/>
          <table:table-cell table:style-name="ce104" table:number-columns-repeated="1019"/>
        </table:table-row>
        <table:table-row table:style-name="ro24">
          <table:table-cell table:style-name="ce64"/>
          <table:table-cell table:number-columns-repeated="1023"/>
        </table:table-row>
        <table:table-row table:style-name="ro2">
          <table:table-cell table:style-name="ce65" office:value-type="string" calcext:value-type="string" table:number-columns-spanned="5" table:number-rows-spanned="1">
            <text:p>Client Clarification 2:</text:p>
          </table:table-cell>
          <table:covered-table-cell table:number-columns-repeated="4" table:style-name="ce65"/>
          <table:table-cell table:style-name="ce105" table:number-columns-repeated="1019"/>
        </table:table-row>
        <table:table-row table:style-name="ro2">
          <table:table-cell table:style-name="ce66" office:value-type="string" calcext:value-type="string" table:number-columns-spanned="5" table:number-rows-spanned="1">
            <text:p>Method interfaces should be constructed so that parameters can be specified by position (where possible) or name.</text:p>
          </table:table-cell>
          <table:covered-table-cell table:number-columns-repeated="4" table:style-name="ce66"/>
          <table:table-cell table:number-columns-repeated="1019"/>
        </table:table-row>
        <table:table-row table:style-name="ro6" table:visibility="collapse">
          <table:table-cell table:style-name="ce55" table:number-columns-repeated="5"/>
          <table:table-cell table:style-name="ce104" table:number-columns-repeated="1019"/>
        </table:table-row>
        <table:table-row table:style-name="ro2" table:visibility="collapse">
          <table:table-cell table:style-name="ce65" office:value-type="string" calcext:value-type="string" table:number-columns-spanned="5" table:number-rows-spanned="1">
            <text:p>Client Clarification 3:</text:p>
          </table:table-cell>
          <table:covered-table-cell table:number-columns-repeated="4" table:style-name="ce65"/>
          <table:table-cell table:style-name="ce105" table:number-columns-repeated="1019"/>
        </table:table-row>
        <table:table-row table:style-name="ro2" table:visibility="collapse">
          <table:table-cell table:style-name="ce67" office:value-type="string" calcext:value-type="string" table:number-columns-spanned="5" table:number-rows-spanned="1">
            <text:p>Values raised by exceptions are explanatory strings having the following format:</text:p>
          </table:table-cell>
          <table:covered-table-cell table:number-columns-repeated="4" table:style-name="ce67"/>
          <table:table-cell table:number-columns-repeated="1019"/>
        </table:table-row>
        <table:table-row table:style-name="ro2" table:visibility="collapse">
          <table:table-cell table:style-name="ce68"/>
          <table:table-cell table:style-name="ce76" office:value-type="string" calcext:value-type="string" table:number-columns-spanned="3" table:number-rows-spanned="1">
            <text:p>name of the class raising the exception</text:p>
          </table:table-cell>
          <table:covered-table-cell table:number-columns-repeated="2" table:style-name="ce76"/>
          <table:table-cell table:style-name="ce94" office:value-type="string" calcext:value-type="string">
            <text:p>followed by</text:p>
          </table:table-cell>
          <table:table-cell table:number-columns-repeated="1019"/>
        </table:table-row>
        <table:table-row table:style-name="ro2" table:visibility="collapse">
          <table:table-cell table:style-name="ce68"/>
          <table:table-cell table:style-name="ce76" office:value-type="string" calcext:value-type="string" table:number-columns-spanned="3" table:number-rows-spanned="1">
            <text:p>a period</text:p>
          </table:table-cell>
          <table:covered-table-cell table:number-columns-repeated="2" table:style-name="ce76"/>
          <table:table-cell table:style-name="ce94" office:value-type="string" calcext:value-type="string">
            <text:p>followed by</text:p>
          </table:table-cell>
          <table:table-cell table:number-columns-repeated="1019"/>
        </table:table-row>
        <table:table-row table:style-name="ro2" table:visibility="collapse">
          <table:table-cell table:style-name="ce68"/>
          <table:table-cell table:style-name="ce76" office:value-type="string" calcext:value-type="string" table:number-columns-spanned="3" table:number-rows-spanned="1">
            <text:p>name of the method raising the exception</text:p>
          </table:table-cell>
          <table:covered-table-cell table:number-columns-repeated="2" table:style-name="ce76"/>
          <table:table-cell table:style-name="ce94" office:value-type="string" calcext:value-type="string">
            <text:p>followed by</text:p>
          </table:table-cell>
          <table:table-cell table:number-columns-repeated="1019"/>
        </table:table-row>
        <table:table-row table:style-name="ro2" table:visibility="collapse">
          <table:table-cell table:style-name="ce68"/>
          <table:table-cell table:style-name="ce76" office:value-type="string" calcext:value-type="string" table:number-columns-spanned="3" table:number-rows-spanned="1">
            <text:p>a colon and two spaces</text:p>
          </table:table-cell>
          <table:covered-table-cell table:number-columns-repeated="2" table:style-name="ce76"/>
          <table:table-cell table:style-name="ce94" office:value-type="string" calcext:value-type="string">
            <text:p>followed by</text:p>
          </table:table-cell>
          <table:table-cell table:number-columns-repeated="1019"/>
        </table:table-row>
        <table:table-row table:style-name="ro2" table:visibility="collapse">
          <table:table-cell table:style-name="ce63"/>
          <table:table-cell table:style-name="ce77" office:value-type="string" calcext:value-type="string" table:number-columns-spanned="3" table:number-rows-spanned="1">
            <text:p>a useful diagnostic message of your choice</text:p>
          </table:table-cell>
          <table:covered-table-cell table:number-columns-repeated="2" table:style-name="ce77"/>
          <table:table-cell table:style-name="ce93"/>
          <table:table-cell table:number-columns-repeated="1019"/>
        </table:table-row>
        <table:table-row table:style-name="ro16">
          <table:table-cell table:style-name="ce55" table:number-columns-repeated="5"/>
          <table:table-cell table:style-name="ce104" table:number-columns-repeated="1019"/>
        </table:table-row>
        <table:table-row table:style-name="ro2">
          <table:table-cell table:number-columns-repeated="1024"/>
        </table:table-row>
        <table:table-row table:style-name="ro1">
          <table:table-cell table:style-name="ce1" office:value-type="string" calcext:value-type="string" table:number-columns-spanned="7" table:number-rows-spanned="1">
            <text:p>Specifications</text:p>
          </table:table-cell>
          <table:covered-table-cell table:number-columns-repeated="6" table:style-name="ce1"/>
          <table:table-cell table:number-columns-repeated="1017"/>
        </table:table-row>
        <table:table-row table:style-name="ro25">
          <table:table-cell table:style-name="ce4" office:value-type="string" calcext:value-type="string">
            <text:p>Background:</text:p>
          </table:table-cell>
          <table:table-cell table:style-name="ce78" office:value-type="string" calcext:value-type="string" table:number-columns-spanned="7" table:number-rows-spanned="1">
            <text:p>We are developing a set of microservices that derives geographic position from star sighting information. <text:s/>Each microservice receives its input in a URL-encoded string and outputs a result as a UTF-8 string. <text:s text:c="2"/>We will start by first writing a support function that creates a Python dictionary from a URL-encoded string containing value-key pairs.</text:p>
          </table:table-cell>
          <table:covered-table-cell table:number-columns-repeated="6" table:style-name="ce78"/>
          <table:table-cell table:number-columns-repeated="1016"/>
        </table:table-row>
        <table:table-row table:style-name="ro3">
          <table:table-cell table:style-name="ce4" office:value-type="string" calcext:value-type="string">
            <text:p>Functional Requirements:</text:p>
          </table:table-cell>
          <table:table-cell table:style-name="ce79" office:value-type="string" calcext:value-type="string" table:number-columns-spanned="2" table:number-rows-spanned="1">
            <text:p>def convertString2Dictionary</text:p>
          </table:table-cell>
          <table:covered-table-cell table:style-name="ce79"/>
          <table:table-cell table:style-name="ce85" table:number-columns-repeated="5"/>
          <table:table-cell table:number-columns-repeated="1016"/>
        </table:table-row>
        <table:table-row table:style-name="ro26">
          <table:table-cell table:style-name="ce69"/>
          <table:table-cell table:style-name="ce12"/>
          <table:table-cell table:style-name="ce84" office:value-type="string" calcext:value-type="string">
            <text:p>Abstraction:</text:p>
          </table:table-cell>
          <table:table-cell table:style-name="ce86" office:value-type="string" calcext:value-type="string" table:number-columns-spanned="5" table:number-rows-spanned="1">
            <text:p><text:span text:style-name="T27">convertString2Dictionary</text:span><text:span text:style-name="T28"> is a  function that converts a URL-encoded string containing key-value pairs to Python dictionary containing equivalent information.</text:span></text:p>
          </table:table-cell>
          <table:covered-table-cell table:number-columns-repeated="4" table:style-name="ce86"/>
          <table:table-cell table:number-columns-repeated="1016"/>
        </table:table-row>
        <table:table-row table:style-name="ro19">
          <table:table-cell table:style-name="ce69"/>
          <table:table-cell table:style-name="ce80" office:value-type="string" calcext:value-type="string" table:number-columns-spanned="2" table:number-rows-spanned="1">
            <text:p>method</text:p>
          </table:table-cell>
          <table:covered-table-cell table:style-name="ce80"/>
          <table:table-cell table:style-name="ce87" office:value-type="string" calcext:value-type="string" table:number-columns-spanned="5" table:number-rows-spanned="1">
            <text:p>description</text:p>
          </table:table-cell>
          <table:covered-table-cell table:number-columns-repeated="4" table:style-name="ce87"/>
          <table:table-cell table:number-columns-repeated="1016"/>
        </table:table-row>
        <table:table-row table:style-name="ro27">
          <table:table-cell table:style-name="ce69"/>
          <table:table-cell table:style-name="ce81" office:value-type="string" calcext:value-type="string" table:number-columns-spanned="2" table:number-rows-spanned="1">
            <text:p>convertString2Dictionary</text:p>
          </table:table-cell>
          <table:covered-table-cell table:style-name="ce81"/>
          <table:table-cell table:style-name="ce88" office:value-type="string" calcext:value-type="string" table:number-columns-spanned="5" table:number-rows-spanned="1">
            <text:p>convertString2Dictionary(inputString)</text:p>
          </table:table-cell>
          <table:covered-table-cell table:number-columns-repeated="4" table:style-name="ce88"/>
          <table:table-cell table:number-columns-repeated="1016"/>
        </table:table-row>
        <table:table-row table:style-name="ro10">
          <table:table-cell table:style-name="ce70"/>
          <table:table-cell table:style-name="ce11"/>
          <table:table-cell table:style-name="ce84"/>
          <table:table-cell table:style-name="ce9" office:value-type="string" calcext:value-type="string" table:number-columns-spanned="5" table:number-rows-spanned="1">
            <text:p>Converts a string containing key-value pairs into a Python dictionary equivalent.</text:p>
          </table:table-cell>
          <table:covered-table-cell table:number-columns-repeated="4" table:style-name="ce9"/>
          <table:table-cell table:number-columns-repeated="1016"/>
        </table:table-row>
        <table:table-row table:style-name="ro28">
          <table:table-cell table:style-name="ce70"/>
          <table:table-cell table:style-name="ce11"/>
          <table:table-cell table:style-name="ce84"/>
          <table:table-cell table:style-name="ce89" office:value-type="string" calcext:value-type="string">
            <text:p>Parameters:</text:p>
          </table:table-cell>
          <table:table-cell table:style-name="ce95" office:value-type="string" calcext:value-type="string" table:number-columns-spanned="4" table:number-rows-spanned="1">
            <text:p>"inputString" is a UTF-8 string that contains key-value pairs in a percent-encoded format suitable for use as part of a URL. <text:s/>Each key begins with an alphabetic character followed by one or more alphabetic or numeric characters with no embedded blank characters. <text:s/>A value is a consecutive sequence of one or more alphabetic or numeric characters with no embedded blank characters. <text:s/>The key and its associated value are separated by an equal symbol and, possibily, one or more spaces. <text:s/>At least one key-value pair must be present. <text:s/>Key-value pairs are separated by commas and, possibly, one or more spaces. <text:s/>The only valid characters in the unencoded string are letters (upper and lower case), digits, the equal sign, and the comma. <text:s/>This parameter is optional, defaulting to an empty string if missing. <text:s/>If present, it is guaranteed to be a percent-encoded UTF-8 string. <text:s/>Examples of valid and invalid inputs are given below.</text:p>
          </table:table-cell>
          <table:covered-table-cell table:number-columns-repeated="3" table:style-name="ce95"/>
          <table:table-cell table:number-columns-repeated="1016"/>
        </table:table-row>
        <table:table-row table:style-name="ro16">
          <table:table-cell table:style-name="ce70"/>
          <table:table-cell table:style-name="ce11"/>
          <table:table-cell table:style-name="ce84"/>
          <table:table-cell table:style-name="ce89" office:value-type="string" calcext:value-type="string">
            <text:p>Returns:</text:p>
          </table:table-cell>
          <table:table-cell table:style-name="ce96" office:value-type="string" calcext:value-type="string" table:number-columns-spanned="4" table:number-rows-spanned="1">
            <text:p>On valid input: <text:s/>returns a Python dictionary with key-values matching those of the input string. <text:s/></text:p>
          </table:table-cell>
          <table:covered-table-cell table:number-columns-repeated="3" table:style-name="ce96"/>
          <table:table-cell table:number-columns-repeated="1016"/>
        </table:table-row>
        <table:table-row table:style-name="ro19">
          <table:table-cell table:style-name="ce70"/>
          <table:table-cell table:style-name="ce11"/>
          <table:table-cell table:style-name="ce84"/>
          <table:table-cell table:style-name="ce89"/>
          <table:table-cell table:style-name="ce97" office:value-type="string" calcext:value-type="string" table:number-columns-spanned="4" table:number-rows-spanned="1">
            <text:p>On invalid input: <text:s/>returns only the Python dictionary {'error': 'true'}.</text:p>
          </table:table-cell>
          <table:covered-table-cell table:number-columns-repeated="3" table:style-name="ce97"/>
          <table:table-cell table:number-columns-repeated="1016"/>
        </table:table-row>
        <table:table-row table:style-name="ro5">
          <table:table-cell table:style-name="ce69"/>
          <table:table-cell table:style-name="ce11"/>
          <table:table-cell table:style-name="ce84"/>
          <table:table-cell table:style-name="ce90" office:value-type="string" calcext:value-type="string">
            <text:p>State change:</text:p>
          </table:table-cell>
          <table:table-cell table:style-name="ce96" office:value-type="string" calcext:value-type="string" table:number-columns-spanned="4" table:number-rows-spanned="1">
            <text:p>No state is retained or changed.</text:p>
          </table:table-cell>
          <table:covered-table-cell table:number-columns-repeated="3" table:style-name="ce96"/>
          <table:table-cell table:style-name="ce11"/>
          <table:table-cell table:number-columns-repeated="1015"/>
        </table:table-row>
        <table:table-row table:style-name="ro27">
          <table:table-cell table:style-name="ce70"/>
          <table:table-cell table:style-name="ce82"/>
          <table:table-cell table:style-name="ce84"/>
          <table:table-cell table:style-name="ce90" office:value-type="string" calcext:value-type="string">
            <text:p>Exceptions:</text:p>
          </table:table-cell>
          <table:table-cell table:style-name="ce98" office:value-type="string" calcext:value-type="string" table:number-columns-spanned="4" table:number-rows-spanned="1">
            <text:p>No exceptions are raised. </text:p>
          </table:table-cell>
          <table:covered-table-cell table:number-columns-repeated="3" table:style-name="ce98"/>
          <table:table-cell table:number-columns-repeated="1016"/>
        </table:table-row>
        <table:table-row table:style-name="ro27">
          <table:table-cell table:style-name="ce70"/>
          <table:table-cell table:style-name="ce83"/>
          <table:table-cell table:style-name="ce84"/>
          <table:table-cell table:style-name="ce91" office:value-type="string" calcext:value-type="string">
            <text:p>Examples:</text:p>
          </table:table-cell>
          <table:table-cell table:style-name="ce99" office:value-type="string" calcext:value-type="string">
            <text:p>Valid parameter values</text:p>
          </table:table-cell>
          <table:table-cell table:style-name="ce106" table:number-columns-spanned="3" table:number-rows-spanned="1"/>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abc%3D123'</text:p>
          </table:table-cell>
          <table:covered-table-cell table:number-columns-repeated="2" table:style-name="ce106"/>
          <table:table-cell table:number-columns-repeated="1016"/>
        </table:table-row>
        <table:table-row table:style-name="ro24">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abc':'123'}</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function%20%3D%20get_stars'</text:p>
          </table:table-cell>
          <table:covered-table-cell table:number-columns-repeated="2" table:style-name="ce106"/>
          <table:table-cell table:number-columns-repeated="1016"/>
        </table:table-row>
        <table:table-row table:style-name="ro6">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function':'get_stars'}</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function%3D%20calculatePosition%2C%20sighting%3DBetelgeuse'</text:p>
          </table:table-cell>
          <table:covered-table-cell table:number-columns-repeated="2" table:style-name="ce106"/>
          <table:table-cell table:number-columns-repeated="1016"/>
        </table:table-row>
        <table:table-row table:style-name="ro16">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function':'calculatePosition', 'sighting':'Betelgeuse'}</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1" office:value-type="string" calcext:value-type="string">
            <text:p>Invalid parameter values</text:p>
          </table:table-cell>
          <table:table-cell table:style-name="ce106" table:number-columns-spanned="3" table:number-rows-spanned="1"/>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key%3Dvalue%2C%20key%3Dvalue'</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error':'true'} <text:s text:c="4"/></text:p>
          </table:table-cell>
          <table:covered-table-cell table:number-columns-repeated="2" table:style-name="ce106"/>
          <table:table-cell table:number-columns-repeated="1016"/>
        </table:table-row>
        <table:table-row table:style-name="ro6">
          <table:table-cell table:style-name="ce70"/>
          <table:table-cell table:style-name="ce83"/>
          <table:table-cell table:style-name="ce84"/>
          <table:table-cell table:style-name="ce91"/>
          <table:table-cell table:style-name="ce100" office:value-type="string" calcext:value-type="string">
            <text:p>Rationale:</text:p>
          </table:table-cell>
          <table:table-cell table:style-name="ce106" office:value-type="string" calcext:value-type="string" table:number-columns-spanned="3" table:number-rows-spanned="1">
            <text:p>duplicate key</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7" office:value-type="string" calcext:value-type="string" table:number-columns-spanned="3" table:number-rows-spanned="1">
            <text:p> 'key%3D'</text:p>
            <text:p>'key%3D'</text:p>
            <text:p>'key%3D'</text:p>
          </table:table-cell>
          <table:covered-table-cell table:number-columns-repeated="2" table:style-name="ce107"/>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error':'true'} <text:s text:c="4"/></text:p>
          </table:table-cell>
          <table:covered-table-cell table:number-columns-repeated="2" table:style-name="ce106"/>
          <table:table-cell table:number-columns-repeated="1016"/>
        </table:table-row>
        <table:table-row table:style-name="ro23">
          <table:table-cell table:style-name="ce70"/>
          <table:table-cell table:style-name="ce83"/>
          <table:table-cell table:style-name="ce84"/>
          <table:table-cell table:style-name="ce91"/>
          <table:table-cell table:style-name="ce100" office:value-type="string" calcext:value-type="string">
            <text:p>Rationale:</text:p>
          </table:table-cell>
          <table:table-cell table:style-name="ce106" office:value-type="string" calcext:value-type="string" table:number-columns-spanned="3" table:number-rows-spanned="1">
            <text:p>missing value</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value'</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error':'true'} <text:s text:c="4"/></text:p>
          </table:table-cell>
          <table:covered-table-cell table:number-columns-repeated="2" table:style-name="ce106"/>
          <table:table-cell table:number-columns-repeated="1016"/>
        </table:table-row>
        <table:table-row table:style-name="ro29">
          <table:table-cell table:style-name="ce70"/>
          <table:table-cell table:style-name="ce83"/>
          <table:table-cell table:style-name="ce84"/>
          <table:table-cell table:style-name="ce91"/>
          <table:table-cell table:style-name="ce100" office:value-type="string" calcext:value-type="string">
            <text:p>Rationale:</text:p>
          </table:table-cell>
          <table:table-cell table:style-name="ce106" office:value-type="string" calcext:value-type="string" table:number-columns-spanned="3" table:number-rows-spanned="1">
            <text:p>missing key</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1key%3Dvalue'</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error':'true'} <text:s text:c="4"/></text:p>
          </table:table-cell>
          <table:covered-table-cell table:number-columns-repeated="2" table:style-name="ce106"/>
          <table:table-cell table:number-columns-repeated="1016"/>
        </table:table-row>
        <table:table-row table:style-name="ro3">
          <table:table-cell table:style-name="ce70"/>
          <table:table-cell table:style-name="ce83"/>
          <table:table-cell table:style-name="ce84"/>
          <table:table-cell table:style-name="ce91"/>
          <table:table-cell table:style-name="ce100" office:value-type="string" calcext:value-type="string">
            <text:p>Rationale:</text:p>
          </table:table-cell>
          <table:table-cell table:style-name="ce106" office:value-type="string" calcext:value-type="string" table:number-columns-spanned="3" table:number-rows-spanned="1">
            <text:p>key is invalid</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k%20e%20y%20%3D%20value'</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error':'true'} <text:s text:c="4"/></text:p>
          </table:table-cell>
          <table:covered-table-cell table:number-columns-repeated="2" table:style-name="ce106"/>
          <table:table-cell table:number-columns-repeated="1016"/>
        </table:table-row>
        <table:table-row table:style-name="ro24">
          <table:table-cell table:style-name="ce70"/>
          <table:table-cell table:style-name="ce83"/>
          <table:table-cell table:style-name="ce84"/>
          <table:table-cell table:style-name="ce91"/>
          <table:table-cell table:style-name="ce100" office:value-type="string" calcext:value-type="string">
            <text:p>Rationale:</text:p>
          </table:table-cell>
          <table:table-cell table:style-name="ce106" office:value-type="string" calcext:value-type="string" table:number-columns-spanned="3" table:number-rows-spanned="1">
            <text:p>key has embedded blank characters</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error':'true'} <text:s text:c="4"/></text:p>
          </table:table-cell>
          <table:covered-table-cell table:number-columns-repeated="2" table:style-name="ce106"/>
          <table:table-cell table:number-columns-repeated="1016"/>
        </table:table-row>
        <table:table-row table:style-name="ro24">
          <table:table-cell table:style-name="ce70"/>
          <table:table-cell table:style-name="ce83"/>
          <table:table-cell table:style-name="ce84"/>
          <table:table-cell table:style-name="ce91"/>
          <table:table-cell table:style-name="ce100" office:value-type="string" calcext:value-type="string">
            <text:p>Rationale:</text:p>
          </table:table-cell>
          <table:table-cell table:style-name="ce106" office:value-type="string" calcext:value-type="string" table:number-columns-spanned="3" table:number-rows-spanned="1">
            <text:p>no key-value pairs are present.</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key1%3Dvalue%3B%20key2%3Dvalue'</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error':'true'} <text:s text:c="4"/></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2" office:value-type="string" calcext:value-type="string">
            <text:p>Rationale:</text:p>
          </table:table-cell>
          <table:table-cell table:style-name="ce108" office:value-type="string" calcext:value-type="string" table:number-columns-spanned="3" table:number-rows-spanned="1">
            <text:p>key-value pairs are not separated by a legal separator</text:p>
          </table:table-cell>
          <table:covered-table-cell table:number-columns-repeated="2" table:style-name="ce108"/>
          <table:table-cell table:number-columns-repeated="1016"/>
        </table:table-row>
        <table:table-row table:style-name="ro27">
          <table:table-cell table:style-name="ce70"/>
          <table:table-cell table:style-name="ce83"/>
          <table:table-cell table:style-name="ce84"/>
          <table:table-cell table:style-name="ce91"/>
          <table:table-cell table:style-name="ce103"/>
          <table:table-cell table:style-name="ce106" table:number-columns-repeated="3"/>
          <table:table-cell table:number-columns-repeated="1016"/>
        </table:table-row>
        <table:table-row table:style-name="ro2">
          <table:table-cell table:number-columns-repeated="1024"/>
        </table:table-row>
        <table:table-row table:style-name="ro1">
          <table:table-cell table:style-name="ce1" office:value-type="string" calcext:value-type="string" table:number-columns-spanned="7" table:number-rows-spanned="1">
            <text:p>Specification by Example</text:p>
          </table:table-cell>
          <table:covered-table-cell table:number-columns-repeated="6" table:style-name="ce1"/>
          <table:table-cell table:number-columns-repeated="1017"/>
        </table:table-row>
        <table:table-row table:style-name="ro2">
          <table:table-cell office:value-type="string" calcext:value-type="string">
            <text:p>The following is an example of how your customer plans to use the code:</text:p>
          </table:table-cell>
          <table:table-cell table:number-columns-repeated="1023"/>
        </table:table-row>
        <table:table-row table:style-name="ro2">
          <table:table-cell table:number-columns-repeated="1024"/>
        </table:table-row>
        <table:table-row table:style-name="ro5">
          <table:table-cell table:style-name="ce71" office:value-type="string" calcext:value-type="string">
            <text:p><text:span text:style-name="T13">import </text:span><text:span text:style-name="T14">softwareprocess.convertString2Dictionary </text:span><text:span text:style-name="T15">as </text:span><text:span text:style-name="T16">cs2d</text:span></text:p>
          </table:table-cell>
          <table:table-cell table:number-columns-repeated="1023"/>
        </table:table-row>
        <table:table-row table:style-name="ro5">
          <table:table-cell table:style-name="ce71" office:value-type="string" calcext:value-type="string">
            <text:p><text:span text:style-name="T17">import </text:span><text:span text:style-name="T18">urllib</text:span></text:p>
          </table:table-cell>
          <table:table-cell table:number-columns-repeated="1023"/>
        </table:table-row>
        <table:table-row table:style-name="ro2">
          <table:table-cell table:number-columns-repeated="1024"/>
        </table:table-row>
        <table:table-row table:style-name="ro5">
          <table:table-cell table:style-name="ce72" office:value-type="string" calcext:value-type="string">
            <text:p># convert human-readable key=value to percent-encoded string</text:p>
          </table:table-cell>
          <table:table-cell table:number-columns-repeated="1023"/>
        </table:table-row>
        <table:table-row table:style-name="ro5">
          <table:table-cell table:style-name="ce73" office:value-type="string" calcext:value-type="string">
            <text:p><text:span text:style-name="T19">inputValue = urllib.quote(</text:span><text:span text:style-name="T20">"key=value"</text:span><text:span text:style-name="T21">)</text:span></text:p>
          </table:table-cell>
          <table:table-cell table:number-columns-repeated="1023"/>
        </table:table-row>
        <table:table-row table:style-name="ro5">
          <table:table-cell table:style-name="ce72" office:value-type="string" calcext:value-type="string">
            <text:p># convert percent-encoded string to dictionary</text:p>
          </table:table-cell>
          <table:table-cell table:number-columns-repeated="1023"/>
        </table:table-row>
        <table:table-row table:style-name="ro5">
          <table:table-cell table:style-name="ce73" office:value-type="string" calcext:value-type="string">
            <text:p><text:span text:style-name="T19">outputValue = cs2d.convertString2Dictionary(</text:span><text:span text:style-name="T22">inputString </text:span><text:span text:style-name="T23">= inputValue)</text:span></text:p>
          </table:table-cell>
          <table:table-cell table:number-columns-repeated="1023"/>
        </table:table-row>
        <table:table-row table:style-name="ro5">
          <table:table-cell table:style-name="ce72" office:value-type="string" calcext:value-type="string">
            <text:p># iterate through keys, print key and corresponding value</text:p>
          </table:table-cell>
          <table:table-cell table:number-columns-repeated="1023"/>
        </table:table-row>
        <table:table-row table:style-name="ro5">
          <table:table-cell table:style-name="ce71" office:value-type="string" calcext:value-type="string">
            <text:p><text:span text:style-name="T13">for </text:span><text:span text:style-name="T14">key </text:span><text:span text:style-name="T15">in </text:span><text:span text:style-name="T16">outputValue.keys():</text:span></text:p>
          </table:table-cell>
          <table:table-cell table:number-columns-repeated="1023"/>
        </table:table-row>
        <table:table-row table:style-name="ro5">
          <table:table-cell table:style-name="ce73" office:value-type="string" calcext:value-type="string">
            <text:p><text:span text:style-name="T24">    </text:span><text:span text:style-name="T25">print</text:span><text:span text:style-name="T16">(</text:span><text:span text:style-name="T26">'key={0}, value={1}'</text:span><text:span text:style-name="T16">.format(key, outputValue[key]))</text:span></text:p>
          </table:table-cell>
          <table:table-cell table:number-columns-repeated="1023"/>
        </table:table-row>
        <table:table-row table:style-name="ro2" table:number-rows-repeated="1048501">
          <table:table-cell table:number-columns-repeated="1024"/>
        </table:table-row>
        <table:table-row table:style-name="ro2">
          <table:table-cell table:number-columns-repeated="1024"/>
        </table:table-row>
        <table:named-expressions>
          <table:named-expression table:name="A" table:base-cell-address="$Description.$A$1" table:expression="['file:///home/lord/Desktop/CSSE/UntitledUsers/umphress/Desktop/umphress/davidu/course/comp6700/assignment/@@archive/201310_2012_Fall/umphress/davidu/course/comp6700/assignment/archive/2009%20Spring/2008%20Fall/2008%20Spring/2007%20Fall/6old.xls'#$Assessment.$IV$65536]"/>
          <table:named-expression table:name="CodeChecklist" table:base-cell-address="$Description.$A$1" table:expression="#REF!"/>
          <table:named-expression table:name="ConceptualDesign" table:base-cell-address="$Description.$A$1" table:expression="#REF!"/>
          <table:named-expression table:name="ConceptualDesign1" table:base-cell-address="$Description.$A$1" table:expression="#REF!"/>
          <table:named-expression table:name="DefectLog4A" table:base-cell-address="$Description.$A$1" table:expression="$assessment.$#REF!$#REF!"/>
          <table:named-expression table:name="DefectLog4AA" table:base-cell-address="$Description.$A$1" table:expression="#REF!"/>
          <table:named-expression table:name="DefectLog4AX" table:base-cell-address="$Description.$A$1" table:expression="#REF!"/>
          <table:named-expression table:name="FunctionalSpecification" table:base-cell-address="$Description.$A$1" table:expression="#REF!"/>
          <table:named-expression table:name="FunctionalSpecification6A" table:base-cell-address="$Description.$A$1" table:expression="$assessment.$#REF!$#REF!"/>
          <table:named-expression table:name="HistoricalData4A" table:base-cell-address="$Description.$A$1" table:expression="$assessment.$#REF!$#REF!"/>
          <table:named-expression table:name="l" table:base-cell-address="$Description.$A$1" table:expression="#REF!"/>
          <table:named-expression table:name="LessonLearned4A" table:base-cell-address="$Description.$A$1" table:expression="$assessment.$#REF!$#REF!"/>
          <table:named-expression table:name="OperationalSpecification" table:base-cell-address="$Description.$A$1" table:expression="#REF!"/>
          <table:named-expression table:name="OperationalSpecification6A" table:base-cell-address="$Description.$A$1" table:expression="$assessment.$#REF!$#REF!"/>
          <table:named-expression table:name="ProjectPlanSummary4A" table:base-cell-address="$Description.$A$1" table:expression="$assessment.$#REF!$#REF!"/>
          <table:named-expression table:name="Schedule6A" table:base-cell-address="$Description.$A$1" table:expression="$assessment.$#REF!$#REF!"/>
          <table:named-expression table:name="SizeEstimate4A" table:base-cell-address="$Description.$A$1" table:expression="$assessment.$#REF!$#REF!"/>
          <table:named-expression table:name="SourceCode4A" table:base-cell-address="$Description.$A$1" table:expression="$assessment.$#REF!$#REF!"/>
          <table:named-expression table:name="TaskPlan" table:base-cell-address="$Description.$A$1" table:expression="#REF!"/>
          <table:named-expression table:name="TaskPlan6A" table:base-cell-address="$Description.$A$1" table:expression="$assessment.$#REF!$#REF!"/>
          <table:named-expression table:name="TestReport4A" table:base-cell-address="$Description.$A$1" table:expression="$assessment.$#REF!$#REF!"/>
          <table:named-expression table:name="TimeLog4A" table:base-cell-address="$Description.$A$1" table:expression="$assessment.$#REF!$#REF!"/>
          <table:named-expression table:name="toc6A" table:base-cell-address="$Description.$A$1" table:expression="$assessment.$#REF!$#REF!"/>
        </table:named-expressions>
      </table:table>
      <table:table table:name="Spec Notes" table:style-name="ta4">
        <table:table-column table:style-name="co29" table:default-cell-style-name="Default"/>
        <table:table-column table:style-name="co30" table:default-cell-style-name="ce6"/>
        <table:table-column table:style-name="co31" table:default-cell-style-name="ce6"/>
        <table:table-column table:style-name="co23" table:default-cell-style-name="ce6"/>
        <table:table-column table:style-name="co29" table:default-cell-style-name="Default"/>
        <table:table-column table:style-name="co32" table:default-cell-style-name="ce6"/>
        <table:table-column table:style-name="co23" table:default-cell-style-name="ce6"/>
        <table:table-column table:style-name="co29" table:number-columns-repeated="1017" table:default-cell-style-name="Default"/>
        <table:table-row table:style-name="ro1">
          <table:table-cell table:style-name="ce1" office:value-type="string" calcext:value-type="string" table:number-columns-spanned="6" table:number-rows-spanned="1">
            <text:p>Specification Notes</text:p>
          </table:table-cell>
          <table:covered-table-cell table:number-columns-repeated="5" table:style-name="ce1"/>
          <table:table-cell table:number-columns-repeated="1018"/>
        </table:table-row>
        <table:table-row table:style-name="ro2" table:number-rows-repeated="1048574">
          <table:table-cell table:number-columns-repeated="1024"/>
        </table:table-row>
        <table:table-row table:style-name="ro2">
          <table:table-cell table:number-columns-repeated="1024"/>
        </table:table-row>
      </table:table>
      <table:table table:name="Assessment" table:style-name="ta5" table:protected="true">
        <loext:table-protection loext:select-protected-cells="true" loext:select-unprotected-cells="true"/>
        <office:forms form:automatic-focus="false" form:apply-design-mode="false"/>
        <table:table-column table:style-name="co33" table:default-cell-style-name="ce55"/>
        <table:table-column table:style-name="co34" table:default-cell-style-name="ce55"/>
        <table:table-column table:style-name="co23" table:number-columns-repeated="2" table:default-cell-style-name="ce55"/>
        <table:table-column table:style-name="co35" table:default-cell-style-name="ce55"/>
        <table:table-column table:style-name="co36" table:number-columns-repeated="252" table:default-cell-style-name="ce55"/>
        <table:table-column table:style-name="co36" table:number-columns-repeated="767" table:default-cell-style-name="Default"/>
        <table:table-row table:style-name="ro2" table:visibility="collapse">
          <table:table-cell table:style-name="ce16" table:formula="of:=[$Constants.A1]" office:value-type="string" office:string-value="Constants" calcext:value-type="string">
            <text:p>Constants</text:p>
          </table:table-cell>
          <table:table-cell table:style-name="ce16" table:formula="of:=[$Constants.B1]" office:value-type="string" office:string-value=" " calcext:value-type="string">
            <text:p><text:s/></text:p>
          </table:table-cell>
          <table:table-cell table:style-name="ce16" table:formula="of:=[$Constants.C1]" office:value-type="string" office:string-value=" " calcext:value-type="string">
            <text:p><text:s/></text:p>
          </table:table-cell>
          <table:table-cell table:style-name="ce16" table:formula="of:=[$Constants.D1]" office:value-type="string" office:string-value=" " calcext:value-type="string">
            <text:p><text:s/></text:p>
          </table:table-cell>
          <table:table-cell table:style-name="ce16" table:formula="of:=[$Constants.E1]" office:value-type="string" office:string-value=" " calcext:value-type="string">
            <text:p><text:s/></text:p>
          </table:table-cell>
          <table:table-cell table:style-name="ce16" table:formula="of:=[$Constants.F1]" office:value-type="string" office:string-value="Assignment 2" calcext:value-type="string">
            <text:p>Assignment 2</text:p>
          </table:table-cell>
          <table:table-cell table:number-columns-repeated="3" table:style-name="ce44" office:value-type="string" calcext:value-type="string">
            <text:p><text:s/></text:p>
          </table:table-cell>
          <table:table-cell table:number-columns-repeated="1015"/>
        </table:table-row>
        <table:table-row table:style-name="ro2" table:visibility="collapse">
          <table:table-cell table:style-name="ce16" table:formula="of:=[$Constants.A2]" office:value-type="string" office:string-value="Start date:" calcext:value-type="string">
            <text:p>Start date:</text:p>
          </table:table-cell>
          <table:table-cell table:style-name="ce16" table:formula="of:=[$Constants.B2]" office:value-type="float" office:value="36526" calcext:value-type="float">
            <text:p>36526</text:p>
          </table:table-cell>
          <table:table-cell table:style-name="ce16" table:formula="of:=[$Constants.C2]" office:value-type="string" office:string-value=" " calcext:value-type="string">
            <text:p><text:s/></text:p>
          </table:table-cell>
          <table:table-cell table:style-name="ce16" table:formula="of:=[$Constants.D2]" office:value-type="string" office:string-value="Grades:" calcext:value-type="string">
            <text:p>Grades:</text:p>
          </table:table-cell>
          <table:table-cell table:style-name="ce16" table:formula="of:=[$Constants.E2]" office:value-type="string" office:string-value="AA" calcext:value-type="string">
            <text:p>AA</text:p>
          </table:table-cell>
          <table:table-cell table:style-name="ce16" table:formula="of:=[$Constants.F2]" office:value-type="float" office:value="1" calcext:value-type="float">
            <text:p>1</text:p>
          </table:table-cell>
          <table:table-cell table:style-name="ce44" table:number-columns-repeated="2"/>
          <table:table-cell table:number-columns-repeated="1016"/>
        </table:table-row>
        <table:table-row table:style-name="ro2" table:visibility="collapse">
          <table:table-cell table:style-name="ce16" table:formula="of:=[$Constants.A3]" office:value-type="string" office:string-value="End date:" calcext:value-type="string">
            <text:p>End date:</text:p>
          </table:table-cell>
          <table:table-cell table:style-name="ce16" table:formula="of:=[$Constants.B3]" office:value-type="float" office:value="73051" calcext:value-type="float">
            <text:p>73051</text:p>
          </table:table-cell>
          <table:table-cell table:style-name="ce16" table:formula="of:=[$Constants.C3]" office:value-type="string" office:string-value=" " calcext:value-type="string">
            <text:p><text:s/></text:p>
          </table:table-cell>
          <table:table-cell table:style-name="ce16" table:formula="of:=[$Constants.D3]" office:value-type="string" office:string-value=" " calcext:value-type="string">
            <text:p><text:s/></text:p>
          </table:table-cell>
          <table:table-cell table:style-name="ce16" table:formula="of:=[$Constants.E3]" office:value-type="string" office:string-value="A" calcext:value-type="string">
            <text:p>A</text:p>
          </table:table-cell>
          <table:table-cell table:style-name="ce16" table:formula="of:=[$Constants.F3]" office:value-type="float" office:value="0.95" calcext:value-type="float">
            <text:p>0.95</text:p>
          </table:table-cell>
          <table:table-cell table:style-name="ce44" table:number-columns-repeated="2"/>
          <table:table-cell table:number-columns-repeated="1016"/>
        </table:table-row>
        <table:table-row table:style-name="ro2" table:visibility="collapse">
          <table:table-cell table:style-name="ce16" table:formula="of:=[$Constants.A4]" office:value-type="string" office:string-value="Phases:" calcext:value-type="string">
            <text:p>Phases:</text:p>
          </table:table-cell>
          <table:table-cell table:style-name="ce16" table:formula="of:=[$Constants.B4]" office:value-type="string" office:string-value="Analysis" calcext:value-type="string">
            <text:p>Analysis</text:p>
          </table:table-cell>
          <table:table-cell table:style-name="ce16" table:formula="of:=[$Constants.C4]" office:value-type="string" office:string-value=" " calcext:value-type="string">
            <text:p><text:s/></text:p>
          </table:table-cell>
          <table:table-cell table:style-name="ce16" table:formula="of:=[$Constants.D4]" office:value-type="string" office:string-value=" " calcext:value-type="string">
            <text:p><text:s/></text:p>
          </table:table-cell>
          <table:table-cell table:style-name="ce16" table:formula="of:=[$Constants.E4]" office:value-type="string" office:string-value="AB" calcext:value-type="string">
            <text:p>AB</text:p>
          </table:table-cell>
          <table:table-cell table:style-name="ce16" table:formula="of:=[$Constants.F4]" office:value-type="float" office:value="0.9" calcext:value-type="float">
            <text:p>0.9</text:p>
          </table:table-cell>
          <table:table-cell table:style-name="ce44" table:number-columns-repeated="2"/>
          <table:table-cell table:number-columns-repeated="1016"/>
        </table:table-row>
        <table:table-row table:style-name="ro2" table:visibility="collapse">
          <table:table-cell table:style-name="ce16" table:formula="of:=[$Constants.A5]" office:value-type="string" office:string-value=" " calcext:value-type="string">
            <text:p><text:s/></text:p>
          </table:table-cell>
          <table:table-cell table:style-name="ce16" table:formula="of:=[$Constants.B5]" office:value-type="string" office:string-value="Architecture" calcext:value-type="string">
            <text:p>Architecture</text:p>
          </table:table-cell>
          <table:table-cell table:style-name="ce16" table:formula="of:=[$Constants.C5]" office:value-type="string" office:string-value=" " calcext:value-type="string">
            <text:p><text:s/></text:p>
          </table:table-cell>
          <table:table-cell table:style-name="ce16" table:formula="of:=[$Constants.D5]" office:value-type="string" office:string-value=" " calcext:value-type="string">
            <text:p><text:s/></text:p>
          </table:table-cell>
          <table:table-cell table:style-name="ce16" table:formula="of:=[$Constants.E5]" office:value-type="string" office:string-value="B" calcext:value-type="string">
            <text:p>B</text:p>
          </table:table-cell>
          <table:table-cell table:style-name="ce16" table:formula="of:=[$Constants.F5]" office:value-type="float" office:value="0.85" calcext:value-type="float">
            <text:p>0.85</text:p>
          </table:table-cell>
          <table:table-cell table:style-name="ce44" table:number-columns-repeated="2"/>
          <table:table-cell table:number-columns-repeated="1016"/>
        </table:table-row>
        <table:table-row table:style-name="ro2" table:visibility="collapse">
          <table:table-cell table:style-name="ce16" table:formula="of:=[$Constants.A6]" office:value-type="string" office:string-value=" " calcext:value-type="string">
            <text:p><text:s/></text:p>
          </table:table-cell>
          <table:table-cell table:style-name="ce16" table:formula="of:=[$Constants.B6]" office:value-type="string" office:string-value="Project planning" calcext:value-type="string">
            <text:p>Project planning</text:p>
          </table:table-cell>
          <table:table-cell table:style-name="ce16" table:formula="of:=[$Constants.C6]" office:value-type="string" office:string-value=" " calcext:value-type="string">
            <text:p><text:s/></text:p>
          </table:table-cell>
          <table:table-cell table:style-name="ce16" table:formula="of:=[$Constants.D6]" office:value-type="string" office:string-value=" " calcext:value-type="string">
            <text:p><text:s/></text:p>
          </table:table-cell>
          <table:table-cell table:style-name="ce16" table:formula="of:=[$Constants.E6]" office:value-type="string" office:string-value="BC" calcext:value-type="string">
            <text:p>BC</text:p>
          </table:table-cell>
          <table:table-cell table:style-name="ce16" table:formula="of:=[$Constants.F6]" office:value-type="float" office:value="0.8" calcext:value-type="float">
            <text:p>0.8</text:p>
          </table:table-cell>
          <table:table-cell table:style-name="ce44" table:number-columns-repeated="2"/>
          <table:table-cell table:number-columns-repeated="1016"/>
        </table:table-row>
        <table:table-row table:style-name="ro2" table:visibility="collapse">
          <table:table-cell table:style-name="ce16" table:formula="of:=[$Constants.A7]" office:value-type="string" office:string-value=" " calcext:value-type="string">
            <text:p><text:s/></text:p>
          </table:table-cell>
          <table:table-cell table:style-name="ce16" table:formula="of:=[$Constants.B7]" office:value-type="string" office:string-value="Interation planning" calcext:value-type="string">
            <text:p>Interation planning</text:p>
          </table:table-cell>
          <table:table-cell table:style-name="ce16" table:formula="of:=[$Constants.C7]" office:value-type="string" office:string-value=" " calcext:value-type="string">
            <text:p><text:s/></text:p>
          </table:table-cell>
          <table:table-cell table:style-name="ce16" table:formula="of:=[$Constants.D7]" office:value-type="string" office:string-value=" " calcext:value-type="string">
            <text:p><text:s/></text:p>
          </table:table-cell>
          <table:table-cell table:style-name="ce16" table:formula="of:=[$Constants.E7]" office:value-type="string" office:string-value="C" calcext:value-type="string">
            <text:p>C</text:p>
          </table:table-cell>
          <table:table-cell table:style-name="ce16" table:formula="of:=[$Constants.F7]" office:value-type="float" office:value="0.75" calcext:value-type="float">
            <text:p>0.75</text:p>
          </table:table-cell>
          <table:table-cell table:style-name="ce44" table:number-columns-repeated="2"/>
          <table:table-cell table:number-columns-repeated="1016"/>
        </table:table-row>
        <table:table-row table:style-name="ro2" table:visibility="collapse">
          <table:table-cell table:style-name="ce16" table:formula="of:=[$Constants.A8]" office:value-type="string" office:string-value=" " calcext:value-type="string">
            <text:p><text:s/></text:p>
          </table:table-cell>
          <table:table-cell table:style-name="ce16" table:formula="of:=[$Constants.B8]" office:value-type="string" office:string-value="Construction" calcext:value-type="string">
            <text:p>Construction</text:p>
          </table:table-cell>
          <table:table-cell table:style-name="ce16" table:formula="of:=[$Constants.C8]" office:value-type="string" office:string-value=" " calcext:value-type="string">
            <text:p><text:s/></text:p>
          </table:table-cell>
          <table:table-cell table:style-name="ce16" table:formula="of:=[$Constants.D8]" office:value-type="string" office:string-value=" " calcext:value-type="string">
            <text:p><text:s/></text:p>
          </table:table-cell>
          <table:table-cell table:style-name="ce16" table:formula="of:=[$Constants.E8]" office:value-type="string" office:string-value="CD" calcext:value-type="string">
            <text:p>CD</text:p>
          </table:table-cell>
          <table:table-cell table:style-name="ce16" table:formula="of:=[$Constants.F8]" office:value-type="float" office:value="0.7" calcext:value-type="float">
            <text:p>0.7</text:p>
          </table:table-cell>
          <table:table-cell table:style-name="ce44" table:number-columns-repeated="2"/>
          <table:table-cell table:number-columns-repeated="1016"/>
        </table:table-row>
        <table:table-row table:style-name="ro2" table:visibility="collapse">
          <table:table-cell table:style-name="ce16" table:formula="of:=[$Constants.A9]" office:value-type="string" office:string-value=" " calcext:value-type="string">
            <text:p><text:s/></text:p>
          </table:table-cell>
          <table:table-cell table:style-name="ce16" table:formula="of:=[$Constants.B9]" office:value-type="string" office:string-value="Refactoring" calcext:value-type="string">
            <text:p>Refactoring</text:p>
          </table:table-cell>
          <table:table-cell table:style-name="ce16" table:formula="of:=[$Constants.C9]" office:value-type="string" office:string-value=" " calcext:value-type="string">
            <text:p><text:s/></text:p>
          </table:table-cell>
          <table:table-cell table:style-name="ce16" table:formula="of:=[$Constants.D9]" office:value-type="string" office:string-value=" " calcext:value-type="string">
            <text:p><text:s/></text:p>
          </table:table-cell>
          <table:table-cell table:style-name="ce16" table:formula="of:=[$Constants.E9]" office:value-type="string" office:string-value="D" calcext:value-type="string">
            <text:p>D</text:p>
          </table:table-cell>
          <table:table-cell table:style-name="ce16" table:formula="of:=[$Constants.F9]" office:value-type="float" office:value="0.65" calcext:value-type="float">
            <text:p>0.65</text:p>
          </table:table-cell>
          <table:table-cell table:style-name="ce44" table:number-columns-repeated="2"/>
          <table:table-cell table:number-columns-repeated="1016"/>
        </table:table-row>
        <table:table-row table:style-name="ro2" table:visibility="collapse">
          <table:table-cell table:style-name="ce16" table:formula="of:=[$Constants.A10]" office:value-type="string" office:string-value=" " calcext:value-type="string">
            <text:p><text:s/></text:p>
          </table:table-cell>
          <table:table-cell table:style-name="ce16" table:formula="of:=[$Constants.B10]" office:value-type="string" office:string-value="Review" calcext:value-type="string">
            <text:p>Review</text:p>
          </table:table-cell>
          <table:table-cell table:style-name="ce16" table:formula="of:=[$Constants.C10]" office:value-type="string" office:string-value=" " calcext:value-type="string">
            <text:p><text:s/></text:p>
          </table:table-cell>
          <table:table-cell table:style-name="ce16" table:formula="of:=[$Constants.D10]" office:value-type="string" office:string-value=" " calcext:value-type="string">
            <text:p><text:s/></text:p>
          </table:table-cell>
          <table:table-cell table:style-name="ce16" table:formula="of:=[$Constants.E10]" office:value-type="string" office:string-value="F" calcext:value-type="string">
            <text:p>F</text:p>
          </table:table-cell>
          <table:table-cell table:style-name="ce16" table:formula="of:=[$Constants.F10]" office:value-type="float" office:value="0.5" calcext:value-type="float">
            <text:p>0.5</text:p>
          </table:table-cell>
          <table:table-cell table:style-name="ce44" table:number-columns-repeated="2"/>
          <table:table-cell table:number-columns-repeated="1016"/>
        </table:table-row>
        <table:table-row table:style-name="ro2" table:visibility="collapse">
          <table:table-cell table:style-name="ce16" table:formula="of:=[$Constants.A11]" office:value-type="string" office:string-value=" " calcext:value-type="string">
            <text:p><text:s/></text:p>
          </table:table-cell>
          <table:table-cell table:style-name="ce16" table:formula="of:=[$Constants.B11]" office:value-type="string" office:string-value="Integration test" calcext:value-type="string">
            <text:p>Integration test</text:p>
          </table:table-cell>
          <table:table-cell table:style-name="ce16" table:formula="of:=[$Constants.C11]" office:value-type="string" office:string-value=" " calcext:value-type="string">
            <text:p><text:s/></text:p>
          </table:table-cell>
          <table:table-cell table:style-name="ce16" table:formula="of:=[$Constants.D11]" office:value-type="string" office:string-value=" " calcext:value-type="string">
            <text:p><text:s/></text:p>
          </table:table-cell>
          <table:table-cell table:style-name="ce16" table:formula="of:=[$Constants.E11]" office:value-type="string" office:string-value=" " calcext:value-type="string">
            <text:p><text:s/></text:p>
          </table:table-cell>
          <table:table-cell table:style-name="ce16" table:formula="of:=[$Constants.F11]"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12]" office:value-type="string" office:string-value=" " calcext:value-type="string">
            <text:p><text:s/></text:p>
          </table:table-cell>
          <table:table-cell table:style-name="ce16" table:formula="of:=[$Constants.B12]" office:value-type="string" office:string-value="Repatterning" calcext:value-type="string">
            <text:p>Repatterning</text:p>
          </table:table-cell>
          <table:table-cell table:style-name="ce16" table:formula="of:=[$Constants.C12]" office:value-type="string" office:string-value=" " calcext:value-type="string">
            <text:p><text:s/></text:p>
          </table:table-cell>
          <table:table-cell table:style-name="ce16" table:formula="of:=[$Constants.D12]" office:value-type="string" office:string-value=" " calcext:value-type="string">
            <text:p><text:s/></text:p>
          </table:table-cell>
          <table:table-cell table:style-name="ce16" table:formula="of:=[$Constants.E12]" office:value-type="string" office:string-value=" " calcext:value-type="string">
            <text:p><text:s/></text:p>
          </table:table-cell>
          <table:table-cell table:style-name="ce16" table:formula="of:=[$Constants.F12]"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13]" office:value-type="string" office:string-value=" " calcext:value-type="string">
            <text:p><text:s/></text:p>
          </table:table-cell>
          <table:table-cell table:style-name="ce16" table:formula="of:=[$Constants.B13]" office:value-type="string" office:string-value="Postmortem" calcext:value-type="string">
            <text:p>Postmortem</text:p>
          </table:table-cell>
          <table:table-cell table:style-name="ce16" table:formula="of:=[$Constants.C13]" office:value-type="string" office:string-value=" " calcext:value-type="string">
            <text:p><text:s/></text:p>
          </table:table-cell>
          <table:table-cell table:style-name="ce16" table:formula="of:=[$Constants.D13]" office:value-type="string" office:string-value=" " calcext:value-type="string">
            <text:p><text:s/></text:p>
          </table:table-cell>
          <table:table-cell table:style-name="ce16" table:formula="of:=[$Constants.E13]" office:value-type="string" office:string-value=" " calcext:value-type="string">
            <text:p><text:s/></text:p>
          </table:table-cell>
          <table:table-cell table:style-name="ce16" table:formula="of:=[$Constants.F13]"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14]" office:value-type="string" office:string-value=" " calcext:value-type="string">
            <text:p><text:s/></text:p>
          </table:table-cell>
          <table:table-cell table:style-name="ce16" table:formula="of:=[$Constants.B14]" office:value-type="string" office:string-value="Sandbox" calcext:value-type="string">
            <text:p>Sandbox</text:p>
          </table:table-cell>
          <table:table-cell table:style-name="ce16" table:formula="of:=[$Constants.C14]" office:value-type="string" office:string-value=" " calcext:value-type="string">
            <text:p><text:s/></text:p>
          </table:table-cell>
          <table:table-cell table:style-name="ce16" table:formula="of:=[$Constants.D14]" office:value-type="string" office:string-value=" " calcext:value-type="string">
            <text:p><text:s/></text:p>
          </table:table-cell>
          <table:table-cell table:style-name="ce16" table:formula="of:=[$Constants.E14]" office:value-type="string" office:string-value=" " calcext:value-type="string">
            <text:p><text:s/></text:p>
          </table:table-cell>
          <table:table-cell table:style-name="ce16" table:formula="of:=[$Constants.F14]"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15]" office:value-type="string" office:string-value=" " calcext:value-type="string">
            <text:p><text:s/></text:p>
          </table:table-cell>
          <table:table-cell table:style-name="ce16" table:formula="of:=[$Constants.B15]" office:value-type="string" office:string-value=" " calcext:value-type="string">
            <text:p><text:s/></text:p>
          </table:table-cell>
          <table:table-cell table:style-name="ce16" table:formula="of:=[$Constants.C15]" office:value-type="string" office:string-value=" " calcext:value-type="string">
            <text:p><text:s/></text:p>
          </table:table-cell>
          <table:table-cell table:style-name="ce16" table:formula="of:=[$Constants.D15]" office:value-type="string" office:string-value=" " calcext:value-type="string">
            <text:p><text:s/></text:p>
          </table:table-cell>
          <table:table-cell table:style-name="ce16" table:formula="of:=[$Constants.E15]" office:value-type="string" office:string-value=" " calcext:value-type="string">
            <text:p><text:s/></text:p>
          </table:table-cell>
          <table:table-cell table:style-name="ce16" table:formula="of:=[$Constants.F15]"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16]" office:value-type="string" office:string-value=" " calcext:value-type="string">
            <text:p><text:s/></text:p>
          </table:table-cell>
          <table:table-cell table:style-name="ce16" table:formula="of:=[$Constants.B16]" office:value-type="string" office:string-value=" " calcext:value-type="string">
            <text:p><text:s/></text:p>
          </table:table-cell>
          <table:table-cell table:style-name="ce16" table:formula="of:=[$Constants.C16]" office:value-type="string" office:string-value=" " calcext:value-type="string">
            <text:p><text:s/></text:p>
          </table:table-cell>
          <table:table-cell table:style-name="ce16" table:formula="of:=[$Constants.D16]" office:value-type="string" office:string-value=" " calcext:value-type="string">
            <text:p><text:s/></text:p>
          </table:table-cell>
          <table:table-cell table:style-name="ce16" table:formula="of:=[$Constants.E16]" office:value-type="string" office:string-value=" " calcext:value-type="string">
            <text:p><text:s/></text:p>
          </table:table-cell>
          <table:table-cell table:style-name="ce16" table:formula="of:=[$Constants.F16]"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17]" office:value-type="string" office:string-value=" " calcext:value-type="string">
            <text:p><text:s/></text:p>
          </table:table-cell>
          <table:table-cell table:style-name="ce16" table:formula="of:=[$Constants.B17]" office:value-type="string" office:string-value=" " calcext:value-type="string">
            <text:p><text:s/></text:p>
          </table:table-cell>
          <table:table-cell table:style-name="ce16" table:formula="of:=[$Constants.C17]" office:value-type="string" office:string-value=" " calcext:value-type="string">
            <text:p><text:s/></text:p>
          </table:table-cell>
          <table:table-cell table:style-name="ce16" table:formula="of:=[$Constants.D17]" office:value-type="string" office:string-value=" " calcext:value-type="string">
            <text:p><text:s/></text:p>
          </table:table-cell>
          <table:table-cell table:style-name="ce16" table:formula="of:=[$Constants.E17]" office:value-type="string" office:string-value=" " calcext:value-type="string">
            <text:p><text:s/></text:p>
          </table:table-cell>
          <table:table-cell table:style-name="ce16" table:formula="of:=[$Constants.F17]"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18]" office:value-type="string" office:string-value=" " calcext:value-type="string">
            <text:p><text:s/></text:p>
          </table:table-cell>
          <table:table-cell table:style-name="ce16" table:formula="of:=[$Constants.B18]" office:value-type="string" office:string-value=" " calcext:value-type="string">
            <text:p><text:s/></text:p>
          </table:table-cell>
          <table:table-cell table:style-name="ce16" table:formula="of:=[$Constants.C18]" office:value-type="string" office:string-value=" " calcext:value-type="string">
            <text:p><text:s/></text:p>
          </table:table-cell>
          <table:table-cell table:style-name="ce16" table:formula="of:=[$Constants.D18]" office:value-type="string" office:string-value=" " calcext:value-type="string">
            <text:p><text:s/></text:p>
          </table:table-cell>
          <table:table-cell table:style-name="ce16" table:formula="of:=[$Constants.E18]" office:value-type="string" office:string-value=" " calcext:value-type="string">
            <text:p><text:s/></text:p>
          </table:table-cell>
          <table:table-cell table:style-name="ce16" table:formula="of:=[$Constants.F18]"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19]" office:value-type="string" office:string-value="Defect Types:" calcext:value-type="string">
            <text:p>Defect Types:</text:p>
          </table:table-cell>
          <table:table-cell table:style-name="ce16" table:formula="of:=[$Constants.B19]" office:value-type="string" office:string-value="Requirements Change" calcext:value-type="string">
            <text:p>Requirements Change</text:p>
          </table:table-cell>
          <table:table-cell table:style-name="ce16" table:formula="of:=[$Constants.C19]" office:value-type="string" office:string-value="Changes to requirements" calcext:value-type="string">
            <text:p>Changes to requirements</text:p>
          </table:table-cell>
          <table:table-cell table:style-name="ce16" table:formula="of:=[$Constants.D19]" office:value-type="string" office:string-value="Iteration" calcext:value-type="string">
            <text:p>Iteration</text:p>
          </table:table-cell>
          <table:table-cell table:style-name="ce16" table:formula="of:=[$Constants.E19]" office:value-type="string" office:string-value="NA" calcext:value-type="string">
            <text:p>NA</text:p>
          </table:table-cell>
          <table:table-cell table:style-name="ce16" table:formula="of:=[$Constants.F19]" office:value-type="string" office:string-value="did not follow " calcext:value-type="string">
            <text:p>did not follow </text:p>
          </table:table-cell>
          <table:table-cell table:style-name="ce44" table:number-columns-repeated="2"/>
          <table:table-cell table:number-columns-repeated="1016"/>
        </table:table-row>
        <table:table-row table:style-name="ro2" table:visibility="collapse">
          <table:table-cell table:style-name="ce16" table:formula="of:=[$Constants.A20]" office:value-type="string" office:string-value=" " calcext:value-type="string">
            <text:p><text:s/></text:p>
          </table:table-cell>
          <table:table-cell table:style-name="ce16" table:formula="of:=[$Constants.B20]" office:value-type="string" office:string-value="Requirements Clarification" calcext:value-type="string">
            <text:p>Requirements Clarification</text:p>
          </table:table-cell>
          <table:table-cell table:style-name="ce16" table:formula="of:=[$Constants.C20]" office:value-type="string" office:string-value="Clarifications to requirements" calcext:value-type="string">
            <text:p>Clarifications to requirements</text:p>
          </table:table-cell>
          <table:table-cell table:style-name="ce16" table:formula="of:=[$Constants.D20]" office:value-type="string" office:string-value=" " calcext:value-type="string">
            <text:p><text:s/></text:p>
          </table:table-cell>
          <table:table-cell table:style-name="ce16" table:formula="of:=[$Constants.E20]" office:value-type="float" office:value="1" calcext:value-type="float">
            <text:p>1</text:p>
          </table:table-cell>
          <table:table-cell table:style-name="ce16" table:formula="of:=[$Constants.F20]" office:value-type="string" office:string-value="very painful" calcext:value-type="string">
            <text:p>very painful</text:p>
          </table:table-cell>
          <table:table-cell table:style-name="ce44" table:number-columns-repeated="2"/>
          <table:table-cell table:number-columns-repeated="1016"/>
        </table:table-row>
        <table:table-row table:style-name="ro2" table:visibility="collapse">
          <table:table-cell table:style-name="ce16" table:formula="of:=[$Constants.A21]" office:value-type="string" office:string-value=" " calcext:value-type="string">
            <text:p><text:s/></text:p>
          </table:table-cell>
          <table:table-cell table:style-name="ce16" table:formula="of:=[$Constants.B21]" office:value-type="string" office:string-value="Product syntax" calcext:value-type="string">
            <text:p>Product syntax</text:p>
          </table:table-cell>
          <table:table-cell table:style-name="ce16" table:formula="of:=[$Constants.C21]" office:value-type="string" office:string-value="Syntax flaws in the deliverable product" calcext:value-type="string">
            <text:p>Syntax flaws in the deliverable product</text:p>
          </table:table-cell>
          <table:table-cell table:style-name="ce16" table:formula="of:=[$Constants.D21]" office:value-type="string" office:string-value=" " calcext:value-type="string">
            <text:p><text:s/></text:p>
          </table:table-cell>
          <table:table-cell table:style-name="ce16" table:formula="of:=[$Constants.E21]" office:value-type="float" office:value="2" calcext:value-type="float">
            <text:p>2</text:p>
          </table:table-cell>
          <table:table-cell table:style-name="ce16" table:formula="of:=[$Constants.F21]" office:value-type="string" office:string-value="painful" calcext:value-type="string">
            <text:p>painful</text:p>
          </table:table-cell>
          <table:table-cell table:style-name="ce44" table:number-columns-repeated="2"/>
          <table:table-cell table:number-columns-repeated="1016"/>
        </table:table-row>
        <table:table-row table:style-name="ro2" table:visibility="collapse">
          <table:table-cell table:style-name="ce16" table:formula="of:=[$Constants.A22]" office:value-type="string" office:string-value=" " calcext:value-type="string">
            <text:p><text:s/></text:p>
          </table:table-cell>
          <table:table-cell table:style-name="ce16" table:formula="of:=[$Constants.B22]" office:value-type="string" office:string-value="Product logic" calcext:value-type="string">
            <text:p>Product logic</text:p>
          </table:table-cell>
          <table:table-cell table:style-name="ce16" table:formula="of:=[$Constants.C22]" office:value-type="string" office:string-value="Logic flaws in the deliverable product" calcext:value-type="string">
            <text:p>Logic flaws in the deliverable product</text:p>
          </table:table-cell>
          <table:table-cell table:style-name="ce16" table:formula="of:=[$Constants.D22]" office:value-type="string" office:string-value=" " calcext:value-type="string">
            <text:p><text:s/></text:p>
          </table:table-cell>
          <table:table-cell table:style-name="ce16" table:formula="of:=[$Constants.E22]" office:value-type="float" office:value="3" calcext:value-type="float">
            <text:p>3</text:p>
          </table:table-cell>
          <table:table-cell table:style-name="ce16" table:formula="of:=[$Constants.F22]" office:value-type="string" office:string-value="neutral" calcext:value-type="string">
            <text:p>neutral</text:p>
          </table:table-cell>
          <table:table-cell table:style-name="ce44" table:number-columns-repeated="2"/>
          <table:table-cell table:number-columns-repeated="1016"/>
        </table:table-row>
        <table:table-row table:style-name="ro2" table:visibility="collapse">
          <table:table-cell table:style-name="ce16" table:formula="of:=[$Constants.A23]" office:value-type="string" office:string-value=" " calcext:value-type="string">
            <text:p><text:s/></text:p>
          </table:table-cell>
          <table:table-cell table:style-name="ce16" table:formula="of:=[$Constants.B23]" office:value-type="string" office:string-value="Product interface" calcext:value-type="string">
            <text:p>Product interface</text:p>
          </table:table-cell>
          <table:table-cell table:style-name="ce16" table:formula="of:=[$Constants.C23]" office:value-type="string" office:string-value="Flaws in the interface of a component of the deliverable product" calcext:value-type="string">
            <text:p>Flaws in the interface of a component of the deliverable product</text:p>
          </table:table-cell>
          <table:table-cell table:style-name="ce16" table:formula="of:=[$Constants.D23]" office:value-type="string" office:string-value=" " calcext:value-type="string">
            <text:p><text:s/></text:p>
          </table:table-cell>
          <table:table-cell table:style-name="ce16" table:formula="of:=[$Constants.E23]" office:value-type="float" office:value="4" calcext:value-type="float">
            <text:p>4</text:p>
          </table:table-cell>
          <table:table-cell table:style-name="ce16" table:formula="of:=[$Constants.F23]" office:value-type="string" office:string-value="helpful" calcext:value-type="string">
            <text:p>helpful</text:p>
          </table:table-cell>
          <table:table-cell table:style-name="ce44" table:number-columns-repeated="2"/>
          <table:table-cell table:number-columns-repeated="1016"/>
        </table:table-row>
        <table:table-row table:style-name="ro2" table:visibility="collapse">
          <table:table-cell table:style-name="ce16" table:formula="of:=[$Constants.A24]" office:value-type="string" office:string-value=" " calcext:value-type="string">
            <text:p><text:s/></text:p>
          </table:table-cell>
          <table:table-cell table:style-name="ce16" table:formula="of:=[$Constants.B24]" office:value-type="string" office:string-value="Product checking" calcext:value-type="string">
            <text:p>Product checking</text:p>
          </table:table-cell>
          <table:table-cell table:style-name="ce16" table:formula="of:=[$Constants.C24]" office:value-type="string" office:string-value="Flaws with boundary/type checking within a component of the deliverable product" calcext:value-type="string">
            <text:p>Flaws with boundary/type checking within a component of the deliverable product</text:p>
          </table:table-cell>
          <table:table-cell table:style-name="ce16" table:formula="of:=[$Constants.D24]" office:value-type="string" office:string-value=" " calcext:value-type="string">
            <text:p><text:s/></text:p>
          </table:table-cell>
          <table:table-cell table:style-name="ce16" table:formula="of:=[$Constants.E24]" office:value-type="float" office:value="5" calcext:value-type="float">
            <text:p>5</text:p>
          </table:table-cell>
          <table:table-cell table:style-name="ce16" table:formula="of:=[$Constants.F24]" office:value-type="string" office:string-value="very helpful" calcext:value-type="string">
            <text:p>very helpful</text:p>
          </table:table-cell>
          <table:table-cell table:style-name="ce44" table:number-columns-repeated="2"/>
          <table:table-cell table:number-columns-repeated="1016"/>
        </table:table-row>
        <table:table-row table:style-name="ro2" table:visibility="collapse">
          <table:table-cell table:style-name="ce16" table:formula="of:=[$Constants.A25]" office:value-type="string" office:string-value=" " calcext:value-type="string">
            <text:p><text:s/></text:p>
          </table:table-cell>
          <table:table-cell table:style-name="ce16" table:formula="of:=[$Constants.B25]" office:value-type="string" office:string-value="Test syntax" calcext:value-type="string">
            <text:p>Test syntax</text:p>
          </table:table-cell>
          <table:table-cell table:style-name="ce16" table:formula="of:=[$Constants.C25]" office:value-type="string" office:string-value="Syntax flaws in the test code " calcext:value-type="string">
            <text:p>Syntax flaws in the test code </text:p>
          </table:table-cell>
          <table:table-cell table:style-name="ce16" table:formula="of:=[$Constants.D25]" office:value-type="string" office:string-value=" " calcext:value-type="string">
            <text:p><text:s/></text:p>
          </table:table-cell>
          <table:table-cell table:style-name="ce16" table:formula="of:=[$Constants.E25]" office:value-type="float" office:value="6" calcext:value-type="float">
            <text:p>6</text:p>
          </table:table-cell>
          <table:table-cell table:style-name="ce16" table:formula="of:=[$Constants.F25]"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26]" office:value-type="string" office:string-value=" " calcext:value-type="string">
            <text:p><text:s/></text:p>
          </table:table-cell>
          <table:table-cell table:style-name="ce16" table:formula="of:=[$Constants.B26]" office:value-type="string" office:string-value="Test logic" calcext:value-type="string">
            <text:p>Test logic</text:p>
          </table:table-cell>
          <table:table-cell table:style-name="ce16" table:formula="of:=[$Constants.C26]" office:value-type="string" office:string-value="Logic flaws in the test code" calcext:value-type="string">
            <text:p>Logic flaws in the test code</text:p>
          </table:table-cell>
          <table:table-cell table:style-name="ce16" table:formula="of:=[$Constants.D26]" office:value-type="string" office:string-value=" " calcext:value-type="string">
            <text:p><text:s/></text:p>
          </table:table-cell>
          <table:table-cell table:style-name="ce16" table:formula="of:=[$Constants.E26]" office:value-type="float" office:value="7" calcext:value-type="float">
            <text:p>7</text:p>
          </table:table-cell>
          <table:table-cell table:style-name="ce16" table:formula="of:=[$Constants.F26]"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27]" office:value-type="string" office:string-value=" " calcext:value-type="string">
            <text:p><text:s/></text:p>
          </table:table-cell>
          <table:table-cell table:style-name="ce16" table:formula="of:=[$Constants.B27]" office:value-type="string" office:string-value="Test interface" calcext:value-type="string">
            <text:p>Test interface</text:p>
          </table:table-cell>
          <table:table-cell table:style-name="ce16" table:formula="of:=[$Constants.C27]" office:value-type="string" office:string-value="Flaws in the interface of a component of the test code" calcext:value-type="string">
            <text:p>Flaws in the interface of a component of the test code</text:p>
          </table:table-cell>
          <table:table-cell table:style-name="ce16" table:formula="of:=[$Constants.D27]" office:value-type="string" office:string-value=" " calcext:value-type="string">
            <text:p><text:s/></text:p>
          </table:table-cell>
          <table:table-cell table:style-name="ce16" table:formula="of:=[$Constants.E27]" office:value-type="float" office:value="8" calcext:value-type="float">
            <text:p>8</text:p>
          </table:table-cell>
          <table:table-cell table:style-name="ce16" table:formula="of:=[$Constants.F27]"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28]" office:value-type="string" office:string-value=" " calcext:value-type="string">
            <text:p><text:s/></text:p>
          </table:table-cell>
          <table:table-cell table:style-name="ce16" table:formula="of:=[$Constants.B28]" office:value-type="string" office:string-value="Test checking" calcext:value-type="string">
            <text:p>Test checking</text:p>
          </table:table-cell>
          <table:table-cell table:style-name="ce16" table:formula="of:=[$Constants.C28]" office:value-type="string" office:string-value="Flaws with boundary/type checking within a component of the test code" calcext:value-type="string">
            <text:p>Flaws with boundary/type checking within a component of the test code</text:p>
          </table:table-cell>
          <table:table-cell table:style-name="ce16" table:formula="of:=[$Constants.D28]" office:value-type="string" office:string-value=" " calcext:value-type="string">
            <text:p><text:s/></text:p>
          </table:table-cell>
          <table:table-cell table:style-name="ce16" table:formula="of:=[$Constants.E28]" office:value-type="float" office:value="9" calcext:value-type="float">
            <text:p>9</text:p>
          </table:table-cell>
          <table:table-cell table:style-name="ce16" table:formula="of:=[$Constants.F28]"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29]" office:value-type="string" office:string-value=" " calcext:value-type="string">
            <text:p><text:s/></text:p>
          </table:table-cell>
          <table:table-cell table:style-name="ce16" table:formula="of:=[$Constants.B29]" office:value-type="string" office:string-value="Bad Smell" calcext:value-type="string">
            <text:p>Bad Smell</text:p>
          </table:table-cell>
          <table:table-cell table:style-name="ce16" table:formula="of:=[$Constants.C29]" office:value-type="string" office:string-value="Refactoring changes (please note the bad smell in the defect description)" calcext:value-type="string">
            <text:p>Refactoring changes (please note the bad smell in the defect description)</text:p>
          </table:table-cell>
          <table:table-cell table:style-name="ce16" table:formula="of:=[$Constants.D29]" office:value-type="string" office:string-value=" " calcext:value-type="string">
            <text:p><text:s/></text:p>
          </table:table-cell>
          <table:table-cell table:style-name="ce16" table:formula="of:=[$Constants.E29]" office:value-type="float" office:value="10" calcext:value-type="float">
            <text:p>10</text:p>
          </table:table-cell>
          <table:table-cell table:style-name="ce16" table:formula="of:=[$Constants.F29]" office:value-type="float" office:value="0" calcext:value-type="float">
            <text:p>0</text:p>
          </table:table-cell>
          <table:table-cell table:style-name="ce44" table:number-columns-repeated="2"/>
          <table:table-cell table:number-columns-repeated="1016"/>
        </table:table-row>
        <table:table-row table:style-name="ro2" table:visibility="collapse">
          <table:table-cell table:style-name="ce16" table:formula="of:=[$Constants.A30]" office:value-type="string" office:string-value="Y/N:" calcext:value-type="string">
            <text:p>Y/N:</text:p>
          </table:table-cell>
          <table:table-cell table:style-name="ce16" table:formula="of:=[$Constants.B30]" office:value-type="string" office:string-value="Yes" calcext:value-type="string">
            <text:p>Yes</text:p>
          </table:table-cell>
          <table:table-cell table:style-name="ce16" table:formula="of:=[$Constants.C30]" office:value-type="string" office:string-value=" " calcext:value-type="string">
            <text:p><text:s/></text:p>
          </table:table-cell>
          <table:table-cell table:style-name="ce16" table:formula="of:=[$Constants.D30]" office:value-type="string" office:string-value=" " calcext:value-type="string">
            <text:p><text:s/></text:p>
          </table:table-cell>
          <table:table-cell table:style-name="ce16" table:formula="of:=[$Constants.E30]" office:value-type="string" office:string-value="Passed" calcext:value-type="string">
            <text:p>Passed</text:p>
          </table:table-cell>
          <table:table-cell table:style-name="ce16" table:formula="of:=[$Constants.F30]" office:value-type="float" office:value="0" calcext:value-type="float">
            <text:p>0</text:p>
          </table:table-cell>
          <table:table-cell table:style-name="ce44" table:number-columns-repeated="2"/>
          <table:table-cell table:number-columns-repeated="1016"/>
        </table:table-row>
        <table:table-row table:style-name="ro2" table:visibility="collapse">
          <table:table-cell table:style-name="ce16" table:formula="of:=[$Constants.A31]" office:value-type="string" office:string-value=" " calcext:value-type="string">
            <text:p><text:s/></text:p>
          </table:table-cell>
          <table:table-cell table:style-name="ce16" table:formula="of:=[$Constants.B31]" office:value-type="string" office:string-value="No" calcext:value-type="string">
            <text:p>No</text:p>
          </table:table-cell>
          <table:table-cell table:style-name="ce16" table:formula="of:=[$Constants.C31]" office:value-type="string" office:string-value=" " calcext:value-type="string">
            <text:p><text:s/></text:p>
          </table:table-cell>
          <table:table-cell table:style-name="ce16" table:formula="of:=[$Constants.D31]" office:value-type="string" office:string-value=" " calcext:value-type="string">
            <text:p><text:s/></text:p>
          </table:table-cell>
          <table:table-cell table:style-name="ce16" table:formula="of:=[$Constants.E31]" office:value-type="string" office:string-value="Passed with issues" calcext:value-type="string">
            <text:p>Passed with issues</text:p>
          </table:table-cell>
          <table:table-cell table:style-name="ce16" table:formula="of:=[$Constants.F31]" office:value-type="float" office:value="0" calcext:value-type="float">
            <text:p>0</text:p>
          </table:table-cell>
          <table:table-cell table:style-name="ce45" table:number-columns-repeated="2"/>
          <table:table-cell/>
          <table:table-cell table:style-name="ce56" table:number-columns-repeated="1015"/>
        </table:table-row>
        <table:table-row table:style-name="ro2" table:visibility="collapse">
          <table:table-cell table:style-name="ce16" table:formula="of:=[$Constants.A32]" office:value-type="string" office:string-value="Proxy Types:" calcext:value-type="string">
            <text:p>Proxy Types:</text:p>
          </table:table-cell>
          <table:table-cell table:style-name="ce16" table:formula="of:=[$Constants.B32]" office:value-type="string" office:string-value="-" calcext:value-type="string">
            <text:p>-</text:p>
          </table:table-cell>
          <table:table-cell table:style-name="ce16" table:formula="of:=[$Constants.C32]" office:value-type="string" office:string-value=" " calcext:value-type="string">
            <text:p><text:s/></text:p>
          </table:table-cell>
          <table:table-cell table:style-name="ce16" table:formula="of:=[$Constants.D32]" office:value-type="string" office:string-value=" " calcext:value-type="string">
            <text:p><text:s/></text:p>
          </table:table-cell>
          <table:table-cell table:style-name="ce16" table:formula="of:=[$Constants.E32]" office:value-type="string" office:string-value="Failed" calcext:value-type="string">
            <text:p>Failed</text:p>
          </table:table-cell>
          <table:table-cell table:style-name="ce16" table:formula="of:=[$Constants.F32]"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6" table:formula="of:=[$Constants.A33]" office:value-type="string" office:string-value=" " calcext:value-type="string">
            <text:p><text:s/></text:p>
          </table:table-cell>
          <table:table-cell table:style-name="ce16" table:formula="of:=[$Constants.B33]" office:value-type="string" office:string-value="Calculation" calcext:value-type="string">
            <text:p>Calculation</text:p>
          </table:table-cell>
          <table:table-cell table:style-name="ce16" table:formula="of:=[$Constants.C33]" office:value-type="string" office:string-value=" " calcext:value-type="string">
            <text:p><text:s/></text:p>
          </table:table-cell>
          <table:table-cell table:style-name="ce16" table:formula="of:=[$Constants.D33]" office:value-type="string" office:string-value=" " calcext:value-type="string">
            <text:p><text:s/></text:p>
          </table:table-cell>
          <table:table-cell table:style-name="ce16" table:formula="of:=[$Constants.E33]" office:value-type="string" office:string-value="Not tested" calcext:value-type="string">
            <text:p>Not tested</text:p>
          </table:table-cell>
          <table:table-cell table:style-name="ce16" table:formula="of:=[$Constants.F33]"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6" table:formula="of:=[$Constants.A34]" office:value-type="string" office:string-value=" " calcext:value-type="string">
            <text:p><text:s/></text:p>
          </table:table-cell>
          <table:table-cell table:style-name="ce16" table:formula="of:=[$Constants.B34]" office:value-type="string" office:string-value="Data" calcext:value-type="string">
            <text:p>Data</text:p>
          </table:table-cell>
          <table:table-cell table:style-name="ce16" table:formula="of:=[$Constants.C34]" office:value-type="string" office:string-value=" " calcext:value-type="string">
            <text:p><text:s/></text:p>
          </table:table-cell>
          <table:table-cell table:style-name="ce16" table:formula="of:=[$Constants.D34]" office:value-type="string" office:string-value=" " calcext:value-type="string">
            <text:p><text:s/></text:p>
          </table:table-cell>
          <table:table-cell table:style-name="ce16" table:formula="of:=[$Constants.E34]" office:value-type="string" office:string-value="Not applicable" calcext:value-type="string">
            <text:p>Not applicable</text:p>
          </table:table-cell>
          <table:table-cell table:style-name="ce16" table:formula="of:=[$Constants.F34]"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6" table:formula="of:=[$Constants.A35]" office:value-type="string" office:string-value=" " calcext:value-type="string">
            <text:p><text:s/></text:p>
          </table:table-cell>
          <table:table-cell table:style-name="ce16" table:formula="of:=[$Constants.B35]" office:value-type="string" office:string-value="I/O" calcext:value-type="string">
            <text:p>I/O</text:p>
          </table:table-cell>
          <table:table-cell table:style-name="ce16" table:formula="of:=[$Constants.C35]" office:value-type="string" office:string-value=" " calcext:value-type="string">
            <text:p><text:s/></text:p>
          </table:table-cell>
          <table:table-cell table:style-name="ce16" table:formula="of:=[$Constants.D35]" office:value-type="string" office:string-value=" " calcext:value-type="string">
            <text:p><text:s/></text:p>
          </table:table-cell>
          <table:table-cell table:style-name="ce16" table:formula="of:=[$Constants.E35]" office:value-type="string" office:string-value=" " calcext:value-type="string">
            <text:p><text:s/></text:p>
          </table:table-cell>
          <table:table-cell table:style-name="ce16" table:formula="of:=[$Constants.F35]"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6" table:formula="of:=[$Constants.A36]" office:value-type="string" office:string-value=" " calcext:value-type="string">
            <text:p><text:s/></text:p>
          </table:table-cell>
          <table:table-cell table:style-name="ce16" table:formula="of:=[$Constants.B36]" office:value-type="string" office:string-value="Logic" calcext:value-type="string">
            <text:p>Logic</text:p>
          </table:table-cell>
          <table:table-cell table:style-name="ce16" table:formula="of:=[$Constants.C36]" office:value-type="string" office:string-value=" " calcext:value-type="string">
            <text:p><text:s/></text:p>
          </table:table-cell>
          <table:table-cell table:style-name="ce16" table:formula="of:=[$Constants.D36]" office:value-type="string" office:string-value=" " calcext:value-type="string">
            <text:p><text:s/></text:p>
          </table:table-cell>
          <table:table-cell table:style-name="ce16" table:formula="of:=[$Constants.E36]" office:value-type="string" office:string-value=" " calcext:value-type="string">
            <text:p><text:s/></text:p>
          </table:table-cell>
          <table:table-cell table:style-name="ce16" table:formula="of:=[$Constants.F36]"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6" table:formula="of:=[$Constants.A37]" office:value-type="string" office:string-value=" " calcext:value-type="string">
            <text:p><text:s/></text:p>
          </table:table-cell>
          <table:table-cell table:style-name="ce16" table:formula="of:=[$Constants.B37]" office:value-type="string" office:string-value=" " calcext:value-type="string">
            <text:p><text:s/></text:p>
          </table:table-cell>
          <table:table-cell table:style-name="ce16" table:formula="of:=[$Constants.C37]" office:value-type="string" office:string-value=" " calcext:value-type="string">
            <text:p><text:s/></text:p>
          </table:table-cell>
          <table:table-cell table:style-name="ce16" table:formula="of:=[$Constants.D37]" office:value-type="string" office:string-value=" " calcext:value-type="string">
            <text:p><text:s/></text:p>
          </table:table-cell>
          <table:table-cell table:style-name="ce16" table:formula="of:=[$Constants.E37]" office:value-type="string" office:string-value=" " calcext:value-type="string">
            <text:p><text:s/></text:p>
          </table:table-cell>
          <table:table-cell table:style-name="ce16" table:formula="of:=[$Constants.F37]"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6" table:formula="of:=[$Constants.A38]" office:value-type="string" office:string-value="Sizes:" calcext:value-type="string">
            <text:p>Sizes:</text:p>
          </table:table-cell>
          <table:table-cell table:style-name="ce16" table:formula="of:=[$Constants.B38]" office:value-type="string" office:string-value="VS" calcext:value-type="string">
            <text:p>VS</text:p>
          </table:table-cell>
          <table:table-cell table:style-name="ce16" table:formula="of:=[$Constants.C38]" office:value-type="string" office:string-value="S" calcext:value-type="string">
            <text:p>S</text:p>
          </table:table-cell>
          <table:table-cell table:style-name="ce16" table:formula="of:=[$Constants.D38]" office:value-type="string" office:string-value="M" calcext:value-type="string">
            <text:p>M</text:p>
          </table:table-cell>
          <table:table-cell table:style-name="ce16" table:formula="of:=[$Constants.E38]" office:value-type="string" office:string-value="L" calcext:value-type="string">
            <text:p>L</text:p>
          </table:table-cell>
          <table:table-cell table:style-name="ce16" table:formula="of:=[$Constants.F38]" office:value-type="string" office:string-value="VL" calcext:value-type="string">
            <text:p>VL</text:p>
          </table:table-cell>
          <table:table-cell table:style-name="ce45"/>
          <table:table-cell table:style-name="ce44"/>
          <table:table-cell table:number-columns-repeated="1016"/>
        </table:table-row>
        <table:table-row table:style-name="ro2" table:visibility="collapse">
          <table:table-cell table:style-name="ce16" table:formula="of:=[$Constants.A39]" office:value-type="string" office:string-value="upper" calcext:value-type="string">
            <text:p>upper</text:p>
          </table:table-cell>
          <table:table-cell table:style-name="ce16" table:formula="of:=[$Constants.B39]" office:value-type="float" office:value="-1.5" calcext:value-type="float">
            <text:p>-1.5</text:p>
          </table:table-cell>
          <table:table-cell table:style-name="ce16" table:formula="of:=[$Constants.C39]" office:value-type="float" office:value="-0.5" calcext:value-type="float">
            <text:p>-0.5</text:p>
          </table:table-cell>
          <table:table-cell table:style-name="ce16" table:formula="of:=[$Constants.D39]" office:value-type="float" office:value="0.5" calcext:value-type="float">
            <text:p>0.5</text:p>
          </table:table-cell>
          <table:table-cell table:style-name="ce16" table:formula="of:=[$Constants.E39]" office:value-type="float" office:value="1.5" calcext:value-type="float">
            <text:p>1.5</text:p>
          </table:table-cell>
          <table:table-cell table:style-name="ce16" table:formula="of:=[$Constants.F39]" office:value-type="float" office:value="99999" calcext:value-type="float">
            <text:p>99999</text:p>
          </table:table-cell>
          <table:table-cell table:style-name="ce45"/>
          <table:table-cell table:style-name="ce44"/>
          <table:table-cell table:number-columns-repeated="1016"/>
        </table:table-row>
        <table:table-row table:style-name="ro2" table:visibility="collapse">
          <table:table-cell table:style-name="ce16" table:formula="of:=[$Constants.A40]" office:value-type="string" office:string-value="mid" calcext:value-type="string">
            <text:p>mid</text:p>
          </table:table-cell>
          <table:table-cell table:style-name="ce16" table:formula="of:=[$Constants.B40]" office:value-type="float" office:value="-2" calcext:value-type="float">
            <text:p>-2</text:p>
          </table:table-cell>
          <table:table-cell table:style-name="ce16" table:formula="of:=[$Constants.C40]" office:value-type="float" office:value="-1" calcext:value-type="float">
            <text:p>-1</text:p>
          </table:table-cell>
          <table:table-cell table:style-name="ce16" table:formula="of:=[$Constants.D40]" office:value-type="float" office:value="0" calcext:value-type="float">
            <text:p>0</text:p>
          </table:table-cell>
          <table:table-cell table:style-name="ce16" table:formula="of:=[$Constants.E40]" office:value-type="float" office:value="1" calcext:value-type="float">
            <text:p>1</text:p>
          </table:table-cell>
          <table:table-cell table:style-name="ce16" table:formula="of:=[$Constants.F40]" office:value-type="float" office:value="2" calcext:value-type="float">
            <text:p>2</text:p>
          </table:table-cell>
          <table:table-cell table:style-name="ce45"/>
          <table:table-cell table:style-name="ce44"/>
          <table:table-cell table:number-columns-repeated="1016"/>
        </table:table-row>
        <table:table-row table:style-name="ro2" table:visibility="collapse">
          <table:table-cell table:style-name="ce16" table:formula="of:=[$Constants.A41]" office:value-type="string" office:string-value="lower" calcext:value-type="string">
            <text:p>lower</text:p>
          </table:table-cell>
          <table:table-cell table:style-name="ce16" table:formula="of:=[$Constants.B41]" office:value-type="float" office:value="0" calcext:value-type="float">
            <text:p>0</text:p>
          </table:table-cell>
          <table:table-cell table:style-name="ce16" table:formula="of:=[$Constants.C41]" office:value-type="float" office:value="-1.5" calcext:value-type="float">
            <text:p>-1.5</text:p>
          </table:table-cell>
          <table:table-cell table:style-name="ce16" table:formula="of:=[$Constants.D41]" office:value-type="float" office:value="-0.5" calcext:value-type="float">
            <text:p>-0.5</text:p>
          </table:table-cell>
          <table:table-cell table:style-name="ce16" table:formula="of:=[$Constants.E41]" office:value-type="float" office:value="0.5" calcext:value-type="float">
            <text:p>0.5</text:p>
          </table:table-cell>
          <table:table-cell table:style-name="ce16" table:formula="of:=[$Constants.F41]" office:value-type="float" office:value="1.5" calcext:value-type="float">
            <text:p>1.5</text:p>
          </table:table-cell>
          <table:table-cell table:style-name="ce45"/>
          <table:table-cell table:style-name="ce44"/>
          <table:table-cell table:number-columns-repeated="1016"/>
        </table:table-row>
        <table:table-row table:style-name="ro2" table:visibility="collapse">
          <table:table-cell table:style-name="ce16" table:formula="of:=[$Constants.A42]" office:value-type="string" office:string-value=" " calcext:value-type="string">
            <text:p><text:s/></text:p>
          </table:table-cell>
          <table:table-cell table:style-name="ce16" table:formula="of:=[$Constants.B42]" office:value-type="float" office:value="0" calcext:value-type="float">
            <text:p>0</text:p>
          </table:table-cell>
          <table:table-cell table:style-name="ce16" table:formula="of:=[$Constants.C42]" office:value-type="float" office:value="0" calcext:value-type="float">
            <text:p>0</text:p>
          </table:table-cell>
          <table:table-cell table:style-name="ce16" table:formula="of:=[$Constants.D42]" office:value-type="float" office:value="0" calcext:value-type="float">
            <text:p>0</text:p>
          </table:table-cell>
          <table:table-cell table:style-name="ce16" table:formula="of:=[$Constants.E42]" office:value-type="float" office:value="0" calcext:value-type="float">
            <text:p>0</text:p>
          </table:table-cell>
          <table:table-cell table:style-name="ce16" table:formula="of:=[$Constants.F42]"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6" table:formula="of:=[$Constants.A43]" office:value-type="string" office:string-value=" " calcext:value-type="string">
            <text:p><text:s/></text:p>
          </table:table-cell>
          <table:table-cell table:style-name="ce16" table:formula="of:=[$Constants.B43]" office:value-type="string" office:string-value=" " calcext:value-type="string">
            <text:p><text:s/></text:p>
          </table:table-cell>
          <table:table-cell table:style-name="ce16" table:formula="of:=[$Constants.C43]" office:value-type="string" office:string-value=" " calcext:value-type="string">
            <text:p><text:s/></text:p>
          </table:table-cell>
          <table:table-cell table:style-name="ce16" table:formula="of:=[$Constants.D43]" office:value-type="string" office:string-value=" " calcext:value-type="string">
            <text:p><text:s/></text:p>
          </table:table-cell>
          <table:table-cell table:style-name="ce16" table:formula="of:=[$Constants.E43]" office:value-type="string" office:string-value=" " calcext:value-type="string">
            <text:p><text:s/></text:p>
          </table:table-cell>
          <table:table-cell table:style-name="ce16" table:formula="of:=[$Constants.F43]" office:value-type="string" office:string-value=" " calcext:value-type="string">
            <text:p><text:s/></text:p>
          </table:table-cell>
          <table:table-cell table:style-name="ce46" table:number-columns-repeated="2"/>
          <table:table-cell table:style-name="ce6" table:number-columns-repeated="248"/>
          <table:table-cell table:number-columns-repeated="768"/>
        </table:table-row>
        <table:table-row table:style-name="ro2" table:visibility="collapse">
          <table:table-cell table:style-name="ce16" table:formula="of:=[$Constants.A44]" office:value-type="string" office:string-value="&lt;-- Mandatory" calcext:value-type="string">
            <text:p>&lt;-- Mandatory</text:p>
          </table:table-cell>
          <table:table-cell table:style-name="ce16" table:formula="of:=[$Constants.B44]" office:value-type="string" office:string-value=" " calcext:value-type="string">
            <text:p><text:s/></text:p>
          </table:table-cell>
          <table:table-cell table:style-name="ce16" table:formula="of:=[$Constants.C44]" office:value-type="string" office:string-value="✔" calcext:value-type="string">
            <text:p>✔</text:p>
          </table:table-cell>
          <table:table-cell table:style-name="ce16" table:formula="of:=[$Constants.D44]" office:value-type="string" office:string-value=" " calcext:value-type="string">
            <text:p><text:s/></text:p>
          </table:table-cell>
          <table:table-cell table:style-name="ce16" table:formula="of:=[$Constants.E44]" office:value-type="string" office:string-value=" " calcext:value-type="string">
            <text:p><text:s/></text:p>
          </table:table-cell>
          <table:table-cell table:style-name="ce16" table:formula="of:=[$Constants.F44]" office:value-type="string" office:string-value=" " calcext:value-type="string">
            <text:p><text:s/></text:p>
          </table:table-cell>
          <table:table-cell table:style-name="ce47" table:number-columns-repeated="5"/>
          <table:table-cell table:style-name="ce54" table:number-columns-repeated="1013"/>
        </table:table-row>
        <table:table-row table:style-name="ro2" table:visibility="collapse">
          <table:table-cell table:number-columns-repeated="1024"/>
        </table:table-row>
        <table:table-row table:style-name="ro1">
          <table:table-cell table:style-name="ce109" office:value-type="string" calcext:value-type="string" table:number-columns-spanned="3" table:number-rows-spanned="1">
            <text:p>Assessment Worksheet</text:p>
          </table:table-cell>
          <table:covered-table-cell table:number-columns-repeated="2" table:style-name="ce109"/>
          <table:table-cell table:number-columns-repeated="1021"/>
        </table:table-row>
        <table:table-row table:style-name="ro19">
          <table:table-cell table:style-name="ce110" table:number-columns-repeated="3"/>
          <table:table-cell table:number-columns-repeated="1021"/>
        </table:table-row>
        <table:table-row table:style-name="ro2">
          <table:table-cell office:value-type="string" calcext:value-type="string">
            <text:p>Name:</text:p>
          </table:table-cell>
          <table:table-cell table:style-name="ce123"/>
          <table:table-cell table:style-name="ce127" table:number-columns-spanned="2" table:number-rows-spanned="1"/>
          <table:covered-table-cell table:style-name="ce127"/>
          <table:table-cell table:style-name="ce45"/>
          <table:table-cell table:number-columns-repeated="1019"/>
        </table:table-row>
        <table:table-row table:style-name="ro2">
          <table:table-cell office:value-type="string" calcext:value-type="string">
            <text:p>User name:</text:p>
          </table:table-cell>
          <table:table-cell table:style-name="ce123"/>
          <table:table-cell table:style-name="ce127" table:number-columns-spanned="2" table:number-rows-spanned="1"/>
          <table:covered-table-cell table:style-name="ce127"/>
          <table:table-cell table:style-name="ce45"/>
          <table:table-cell table:number-columns-repeated="1019"/>
        </table:table-row>
        <table:table-row table:style-name="ro2">
          <table:table-cell office:value-type="string" calcext:value-type="string">
            <text:p>GitHub user name:</text:p>
          </table:table-cell>
          <table:table-cell table:style-name="ce123"/>
          <table:table-cell table:style-name="ce127" table:number-columns-spanned="2" table:number-rows-spanned="1"/>
          <table:covered-table-cell table:style-name="ce127"/>
          <table:table-cell table:style-name="ce45"/>
          <table:table-cell table:number-columns-repeated="1019"/>
        </table:table-row>
        <table:table-row table:style-name="ro27">
          <table:table-cell table:style-name="ce111" table:number-columns-repeated="5"/>
          <table:table-cell table:number-columns-repeated="1019"/>
        </table:table-row>
        <table:table-row table:style-name="ro1">
          <table:table-cell table:style-name="ce112" office:value-type="string" calcext:value-type="string">
            <text:p>Instructor Assessment</text:p>
          </table:table-cell>
          <table:table-cell table:style-name="ce112" table:number-columns-repeated="4"/>
          <table:table-cell table:number-columns-repeated="1019"/>
        </table:table-row>
        <table:table-row table:style-name="ro2" table:number-rows-repeated="2">
          <table:table-cell table:number-columns-repeated="1024"/>
        </table:table-row>
        <table:table-row table:style-name="ro2">
          <table:table-cell office:value-type="string" calcext:value-type="string">
            <text:p>Product Assessment</text:p>
          </table:table-cell>
          <table:table-cell table:style-name="ce124" table:content-validation-name="val1"/>
          <table:table-cell table:number-columns-repeated="1022"/>
        </table:table-row>
        <table:table-row table:style-name="ro2">
          <table:table-cell office:value-type="string" calcext:value-type="string">
            <text:p>Process Assessment:</text:p>
          </table:table-cell>
          <table:table-cell table:style-name="ce124" table:content-validation-name="val1"/>
          <table:table-cell table:number-columns-repeated="1022"/>
        </table:table-row>
        <table:table-row table:style-name="ro2">
          <table:table-cell office:value-type="string" calcext:value-type="string">
            <text:p>Score:</text:p>
          </table:table-cell>
          <table:table-cell table:style-name="ce124" table:formula="of:=IF(OR(ISBLANK([.B55]);ISBLANK([.B56]));&quot;&quot;;MIN(VLOOKUP([.B55];[.B61:.C69];2;FALSE());VLOOKUP([.B56];[.B71:.C79];2;FALSE())))">
            <text:p/>
          </table:table-cell>
          <table:table-cell table:style-name="ce128" office:value-type="string" calcext:value-type="string">
            <text:p>out of</text:p>
          </table:table-cell>
          <table:table-cell office:value-type="float" office:value="50" calcext:value-type="float">
            <text:p>50</text:p>
          </table:table-cell>
          <table:table-cell table:number-columns-repeated="1020"/>
        </table:table-row>
        <table:table-row table:style-name="ro2" table:number-rows-repeated="2">
          <table:table-cell table:number-columns-repeated="1024"/>
        </table:table-row>
        <table:table-row table:style-name="ro2">
          <table:table-cell office:value-type="string" calcext:value-type="string">
            <text:p>Grading rubric: <text:s/>Product Aspect</text:p>
          </table:table-cell>
          <table:table-cell table:number-columns-repeated="1023"/>
        </table:table-row>
        <table:table-row table:style-name="ro2">
          <table:table-cell/>
          <table:table-cell table:style-name="ce6" table:formula="of:=[.E2]" office:value-type="string" office:string-value="AA" calcext:value-type="string">
            <text:p>AA</text:p>
          </table:table-cell>
          <table:table-cell table:style-name="ce129" table:formula="of:=[.$D$57]*[.F2]" office:value-type="float" office:value="50" calcext:value-type="float">
            <text:p>50</text:p>
          </table:table-cell>
          <table:table-cell table:style-name="ce116" office:value-type="string" calcext:value-type="string" table:number-columns-spanned="2" table:number-rows-spanned="1">
            <text:p>Exceptional job worthy of being used as an example of superior work</text:p>
          </table:table-cell>
          <table:covered-table-cell table:style-name="ce116"/>
          <table:table-cell table:number-columns-repeated="1019"/>
        </table:table-row>
        <table:table-row table:style-name="ro2">
          <table:table-cell/>
          <table:table-cell table:style-name="ce6" table:formula="of:=[.E3]" office:value-type="string" office:string-value="A" calcext:value-type="string">
            <text:p>A</text:p>
          </table:table-cell>
          <table:table-cell table:style-name="ce129" table:formula="of:=[.$D$57]*[.F3]" office:value-type="float" office:value="47.5" calcext:value-type="float">
            <text:p>47.5</text:p>
          </table:table-cell>
          <table:table-cell table:style-name="ce116" office:value-type="string" calcext:value-type="string" table:number-columns-spanned="2" table:number-rows-spanned="1">
            <text:p>Product satisfies functional requirements but has insignificant exceptions in form or format</text:p>
          </table:table-cell>
          <table:covered-table-cell table:style-name="ce116"/>
          <table:table-cell table:number-columns-repeated="1019"/>
        </table:table-row>
        <table:table-row table:style-name="ro2">
          <table:table-cell/>
          <table:table-cell table:style-name="ce6" table:formula="of:=[.E4]" office:value-type="string" office:string-value="AB" calcext:value-type="string">
            <text:p>AB</text:p>
          </table:table-cell>
          <table:table-cell table:style-name="ce129" table:formula="of:=[.$D$57]*[.F4]" office:value-type="float" office:value="45" calcext:value-type="float">
            <text:p>45</text:p>
          </table:table-cell>
          <table:table-cell table:style-name="ce116" office:value-type="string" calcext:value-type="string" table:number-columns-spanned="2" table:number-rows-spanned="1">
            <text:p>Product satisfies functional requirements but has multiple minor exceptions in form or format</text:p>
          </table:table-cell>
          <table:covered-table-cell table:style-name="ce116"/>
          <table:table-cell table:number-columns-repeated="1019"/>
        </table:table-row>
        <table:table-row table:style-name="ro2">
          <table:table-cell/>
          <table:table-cell table:style-name="ce6" table:formula="of:=[.E5]" office:value-type="string" office:string-value="B" calcext:value-type="string">
            <text:p>B</text:p>
          </table:table-cell>
          <table:table-cell table:style-name="ce129" table:formula="of:=[.$D$57]*[.F5]" office:value-type="float" office:value="42.5" calcext:value-type="float">
            <text:p>42.5</text:p>
          </table:table-cell>
          <table:table-cell table:style-name="ce116" office:value-type="string" calcext:value-type="string" table:number-columns-spanned="2" table:number-rows-spanned="1">
            <text:p>Product satisfies functional requirements but has significant exceptions in form or format</text:p>
          </table:table-cell>
          <table:covered-table-cell table:style-name="ce116"/>
          <table:table-cell table:number-columns-repeated="1019"/>
        </table:table-row>
        <table:table-row table:style-name="ro2">
          <table:table-cell/>
          <table:table-cell table:style-name="ce6" table:formula="of:=[.E6]" office:value-type="string" office:string-value="BC" calcext:value-type="string">
            <text:p>BC</text:p>
          </table:table-cell>
          <table:table-cell table:style-name="ce129" table:formula="of:=[.$D$57]*[.F6]" office:value-type="float" office:value="40" calcext:value-type="float">
            <text:p>40</text:p>
          </table:table-cell>
          <table:table-cell table:style-name="ce116" office:value-type="string" calcext:value-type="string" table:number-columns-spanned="2" table:number-rows-spanned="1">
            <text:p>Product encounters minor problems with user acceptance tests, has few insignificant exceptions in form or format</text:p>
          </table:table-cell>
          <table:covered-table-cell table:style-name="ce116"/>
          <table:table-cell table:number-columns-repeated="1019"/>
        </table:table-row>
        <table:table-row table:style-name="ro2">
          <table:table-cell/>
          <table:table-cell table:style-name="ce6" table:formula="of:=[.E7]" office:value-type="string" office:string-value="C" calcext:value-type="string">
            <text:p>C</text:p>
          </table:table-cell>
          <table:table-cell table:style-name="ce129" table:formula="of:=[.$D$57]*[.F7]" office:value-type="float" office:value="37.5" calcext:value-type="float">
            <text:p>37.5</text:p>
          </table:table-cell>
          <table:table-cell table:style-name="ce125" office:value-type="string" calcext:value-type="string" table:number-columns-spanned="2" table:number-rows-spanned="1">
            <text:p>Product encounters minor problems with user acceptance tests, has multiple minor exceptions in form or format</text:p>
          </table:table-cell>
          <table:covered-table-cell table:style-name="ce125"/>
          <table:table-cell table:number-columns-repeated="1019"/>
        </table:table-row>
        <table:table-row table:style-name="ro2">
          <table:table-cell/>
          <table:table-cell table:style-name="ce6" table:formula="of:=[.E8]" office:value-type="string" office:string-value="CD" calcext:value-type="string">
            <text:p>CD</text:p>
          </table:table-cell>
          <table:table-cell table:style-name="ce129" table:formula="of:=[.$D$57]*[.F8]" office:value-type="float" office:value="35" calcext:value-type="float">
            <text:p>35</text:p>
          </table:table-cell>
          <table:table-cell table:style-name="ce125" office:value-type="string" calcext:value-type="string" table:number-columns-spanned="2" table:number-rows-spanned="1">
            <text:p>Product encounters minor problems with user acceptance tests, has significant exceptions in form or format</text:p>
          </table:table-cell>
          <table:covered-table-cell table:style-name="ce125"/>
          <table:table-cell table:number-columns-repeated="1019"/>
        </table:table-row>
        <table:table-row table:style-name="ro2">
          <table:table-cell/>
          <table:table-cell table:style-name="ce6" table:formula="of:=[.E9]" office:value-type="string" office:string-value="D" calcext:value-type="string">
            <text:p>D</text:p>
          </table:table-cell>
          <table:table-cell table:style-name="ce129" table:formula="of:=[.$D$57]*[.F9]" office:value-type="float" office:value="32.5" calcext:value-type="float">
            <text:p>32.5</text:p>
          </table:table-cell>
          <table:table-cell table:style-name="ce125" office:value-type="string" calcext:value-type="string" table:number-columns-spanned="2" table:number-rows-spanned="1">
            <text:p>Product encounters significant problems with user acceptance tests</text:p>
          </table:table-cell>
          <table:covered-table-cell table:style-name="ce125"/>
          <table:table-cell table:number-columns-repeated="1019"/>
        </table:table-row>
        <table:table-row table:style-name="ro2">
          <table:table-cell/>
          <table:table-cell table:style-name="ce6" table:formula="of:=[.E10]" office:value-type="string" office:string-value="F" calcext:value-type="string">
            <text:p>F</text:p>
          </table:table-cell>
          <table:table-cell table:style-name="ce129" table:formula="of:=[.$D$57]*[.F10]" office:value-type="float" office:value="25" calcext:value-type="float">
            <text:p>25</text:p>
          </table:table-cell>
          <table:table-cell table:style-name="ce116" office:value-type="string" calcext:value-type="string" table:number-columns-spanned="2" table:number-rows-spanned="1">
            <text:p>Deliverables show lack of comprehension of concepts, or are incomplete</text:p>
          </table:table-cell>
          <table:covered-table-cell table:style-name="ce116"/>
          <table:table-cell table:number-columns-repeated="1019"/>
        </table:table-row>
        <table:table-row table:style-name="ro2">
          <table:table-cell office:value-type="string" calcext:value-type="string">
            <text:p>Grading rubic: Process Aspect</text:p>
          </table:table-cell>
          <table:table-cell table:number-columns-repeated="1023"/>
        </table:table-row>
        <table:table-row table:style-name="ro2">
          <table:table-cell/>
          <table:table-cell table:style-name="ce6" table:formula="of:=[.E2]" office:value-type="string" office:string-value="AA" calcext:value-type="string">
            <text:p>AA</text:p>
          </table:table-cell>
          <table:table-cell table:style-name="ce129" table:formula="of:=[.$D$57]*[.F2]" office:value-type="float" office:value="50" calcext:value-type="float">
            <text:p>50</text:p>
          </table:table-cell>
          <table:table-cell table:style-name="ce116" office:value-type="string" calcext:value-type="string" table:number-columns-spanned="2" table:number-rows-spanned="1">
            <text:p>Exceptional job worthy of being used as an example of superior work</text:p>
          </table:table-cell>
          <table:covered-table-cell table:style-name="ce116"/>
          <table:table-cell table:number-columns-repeated="1019"/>
        </table:table-row>
        <table:table-row table:style-name="ro2">
          <table:table-cell/>
          <table:table-cell table:style-name="ce6" table:formula="of:=[.E3]" office:value-type="string" office:string-value="A" calcext:value-type="string">
            <text:p>A</text:p>
          </table:table-cell>
          <table:table-cell table:style-name="ce129" table:formula="of:=[.$D$57]*[.F3]" office:value-type="float" office:value="47.5" calcext:value-type="float">
            <text:p>47.5</text:p>
          </table:table-cell>
          <table:table-cell table:style-name="ce116" office:value-type="string" calcext:value-type="string" table:number-columns-spanned="2" table:number-rows-spanned="1">
            <text:p>Process has insignificant exceptions</text:p>
          </table:table-cell>
          <table:covered-table-cell table:style-name="ce116"/>
          <table:table-cell table:number-columns-repeated="1019"/>
        </table:table-row>
        <table:table-row table:style-name="ro2">
          <table:table-cell/>
          <table:table-cell table:style-name="ce6" table:formula="of:=[.E4]" office:value-type="string" office:string-value="AB" calcext:value-type="string">
            <text:p>AB</text:p>
          </table:table-cell>
          <table:table-cell table:style-name="ce129" table:formula="of:=[.$D$57]*[.F4]" office:value-type="float" office:value="45" calcext:value-type="float">
            <text:p>45</text:p>
          </table:table-cell>
          <table:table-cell table:style-name="ce116" office:value-type="string" calcext:value-type="string" table:number-columns-spanned="2" table:number-rows-spanned="1">
            <text:p>Process has multiple minor exceptions </text:p>
          </table:table-cell>
          <table:covered-table-cell table:style-name="ce116"/>
          <table:table-cell table:number-columns-repeated="1019"/>
        </table:table-row>
        <table:table-row table:style-name="ro2">
          <table:table-cell/>
          <table:table-cell table:style-name="ce6" table:formula="of:=[.E5]" office:value-type="string" office:string-value="B" calcext:value-type="string">
            <text:p>B</text:p>
          </table:table-cell>
          <table:table-cell table:style-name="ce129" table:formula="of:=[.$D$57]*[.F5]" office:value-type="float" office:value="42.5" calcext:value-type="float">
            <text:p>42.5</text:p>
          </table:table-cell>
          <table:table-cell table:style-name="ce116" office:value-type="string" calcext:value-type="string" table:number-columns-spanned="2" table:number-rows-spanned="1">
            <text:p>Process has exceptions that obsure activity verification</text:p>
          </table:table-cell>
          <table:covered-table-cell table:style-name="ce116"/>
          <table:table-cell table:number-columns-repeated="1019"/>
        </table:table-row>
        <table:table-row table:style-name="ro2">
          <table:table-cell/>
          <table:table-cell table:style-name="ce6" table:formula="of:=[.E6]" office:value-type="string" office:string-value="BC" calcext:value-type="string">
            <text:p>BC</text:p>
          </table:table-cell>
          <table:table-cell table:style-name="ce129" table:formula="of:=[.$D$57]*[.F6]" office:value-type="float" office:value="40" calcext:value-type="float">
            <text:p>40</text:p>
          </table:table-cell>
          <table:table-cell table:style-name="ce116" office:value-type="string" calcext:value-type="string" table:number-columns-spanned="2" table:number-rows-spanned="1">
            <text:p>Process has exceptions with historical data that affect the current project</text:p>
          </table:table-cell>
          <table:covered-table-cell table:style-name="ce116"/>
          <table:table-cell table:number-columns-repeated="1019"/>
        </table:table-row>
        <table:table-row table:style-name="ro2">
          <table:table-cell/>
          <table:table-cell table:style-name="ce6" table:formula="of:=[.E7]" office:value-type="string" office:string-value="C" calcext:value-type="string">
            <text:p>C</text:p>
          </table:table-cell>
          <table:table-cell table:style-name="ce129" table:formula="of:=[.$D$57]*[.F7]" office:value-type="float" office:value="37.5" calcext:value-type="float">
            <text:p>37.5</text:p>
          </table:table-cell>
          <table:table-cell table:style-name="ce116" office:value-type="string" calcext:value-type="string" table:number-columns-spanned="2" table:number-rows-spanned="1">
            <text:p>Process has exceptions that suggest lack of comprehension of concepts</text:p>
          </table:table-cell>
          <table:covered-table-cell table:style-name="ce116"/>
          <table:table-cell table:number-columns-repeated="1019"/>
        </table:table-row>
        <table:table-row table:style-name="ro2">
          <table:table-cell/>
          <table:table-cell table:style-name="ce6" table:formula="of:=[.E8]" office:value-type="string" office:string-value="CD" calcext:value-type="string">
            <text:p>CD</text:p>
          </table:table-cell>
          <table:table-cell table:style-name="ce129" table:formula="of:=[.$D$57]*[.F8]" office:value-type="float" office:value="35" calcext:value-type="float">
            <text:p>35</text:p>
          </table:table-cell>
          <table:table-cell table:style-name="ce116" office:value-type="string" calcext:value-type="string" table:number-columns-spanned="2" table:number-rows-spanned="1">
            <text:p>Process has exceptions that bring into question the validity of the data</text:p>
          </table:table-cell>
          <table:covered-table-cell table:style-name="ce116"/>
          <table:table-cell table:number-columns-repeated="1019"/>
        </table:table-row>
        <table:table-row table:style-name="ro2">
          <table:table-cell/>
          <table:table-cell table:style-name="ce6" table:formula="of:=[.E9]" office:value-type="string" office:string-value="D" calcext:value-type="string">
            <text:p>D</text:p>
          </table:table-cell>
          <table:table-cell table:style-name="ce129" table:formula="of:=[.$D$57]*[.F9]" office:value-type="float" office:value="32.5" calcext:value-type="float">
            <text:p>32.5</text:p>
          </table:table-cell>
          <table:table-cell table:style-name="ce116" office:value-type="string" calcext:value-type="string" table:number-columns-spanned="2" table:number-rows-spanned="1">
            <text:p>Process has exceptions suggesting it wasn't followed.</text:p>
          </table:table-cell>
          <table:covered-table-cell table:style-name="ce116"/>
          <table:table-cell table:number-columns-repeated="1019"/>
        </table:table-row>
        <table:table-row table:style-name="ro2">
          <table:table-cell/>
          <table:table-cell table:style-name="ce6" table:formula="of:=[.E10]" office:value-type="string" office:string-value="F" calcext:value-type="string">
            <text:p>F</text:p>
          </table:table-cell>
          <table:table-cell table:style-name="ce129" table:formula="of:=[.$D$57]*[.F10]" office:value-type="float" office:value="25" calcext:value-type="float">
            <text:p>25</text:p>
          </table:table-cell>
          <table:table-cell table:style-name="ce116" office:value-type="string" calcext:value-type="string" table:number-columns-spanned="2" table:number-rows-spanned="1">
            <text:p>Deliverables are incomplete</text:p>
          </table:table-cell>
          <table:covered-table-cell table:style-name="ce116"/>
          <table:table-cell table:number-columns-repeated="1019"/>
        </table:table-row>
        <table:table-row table:style-name="ro2" table:number-rows-repeated="2">
          <table:table-cell table:number-columns-repeated="1024"/>
        </table:table-row>
        <table:table-row table:style-name="ro1">
          <table:table-cell table:style-name="ce113" office:value-type="string" calcext:value-type="string" table:number-columns-spanned="2" table:number-rows-spanned="1">
            <text:p>Quality checks</text:p>
          </table:table-cell>
          <table:covered-table-cell table:style-name="ce113"/>
          <table:table-cell table:style-name="ce130" table:number-columns-repeated="3"/>
          <table:table-cell table:number-columns-repeated="1019"/>
        </table:table-row>
        <table:table-row table:style-name="ro2">
          <table:table-cell table:style-name="ce114" office:value-type="string" calcext:value-type="string" table:number-columns-spanned="12" table:number-rows-spanned="1">
            <text:p>General</text:p>
          </table:table-cell>
          <table:covered-table-cell table:number-columns-repeated="11" table:style-name="ce114"/>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Are all regions highlighted in yellow appropriately complete?</text:p>
          </table:table-cell>
          <table:covered-table-cell table:number-columns-repeated="10" table:style-name="ce125"/>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Does the workbook reflect a faithful record of information?</text:p>
          </table:table-cell>
          <table:covered-table-cell table:number-columns-repeated="10" table:style-name="ce125"/>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Has this assignment been uploaded as specified by the assignment description?</text:p>
          </table:table-cell>
          <table:covered-table-cell table:number-columns-repeated="10" table:style-name="ce125"/>
          <table:table-cell table:style-name="ce6" table:number-columns-repeated="244"/>
          <table:table-cell table:number-columns-repeated="768"/>
        </table:table-row>
        <table:table-row table:style-name="ro2">
          <table:table-cell table:style-name="ce114" office:value-type="string" calcext:value-type="string" table:number-columns-spanned="12" table:number-rows-spanned="1">
            <text:p>Project Plan Summary</text:p>
          </table:table-cell>
          <table:covered-table-cell table:number-columns-repeated="11" table:style-name="ce114"/>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Was the planned information determined before development and not altered after development?</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Is planned time expressed in minutes?</text:p>
          </table:table-cell>
          <table:covered-table-cell table:number-columns-repeated="10" table:style-name="ce125"/>
          <table:table-cell table:style-name="ce6" table:number-columns-repeated="244"/>
          <table:table-cell table:number-columns-repeated="768"/>
        </table:table-row>
        <table:table-row table:style-name="ro2">
          <table:table-cell table:style-name="ce115"/>
          <table:table-cell table:style-name="ce125" office:value-type="string" calcext:value-type="string" table:number-columns-spanned="11" table:number-rows-spanned="1">
            <text:p>Do LOC counts address production code (and exclude test code)?</text:p>
          </table:table-cell>
          <table:covered-table-cell table:number-columns-repeated="10" table:style-name="ce125"/>
          <table:table-cell table:style-name="ce134" table:number-columns-repeated="1012"/>
        </table:table-row>
        <table:table-row table:style-name="ro2">
          <table:table-cell table:style-name="ce54"/>
          <table:table-cell table:style-name="ce125" office:value-type="string" calcext:value-type="string" table:number-columns-spanned="11" table:number-rows-spanned="1">
            <text:p>Is the actual line count calculated according to the counting standard?</text:p>
          </table:table-cell>
          <table:covered-table-cell table:number-columns-repeated="10" table:style-name="ce125"/>
          <table:table-cell table:style-name="ce6" table:number-columns-repeated="244"/>
          <table:table-cell table:number-columns-repeated="768"/>
        </table:table-row>
        <table:table-row table:style-name="ro2">
          <table:table-cell table:style-name="ce114" office:value-type="string" calcext:value-type="string" table:number-columns-spanned="12" table:number-rows-spanned="1">
            <text:p>Time Recording Log</text:p>
          </table:table-cell>
          <table:covered-table-cell table:number-columns-repeated="11" table:style-name="ce114"/>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Does the log reflect a faithful record of time spent?</text:p>
          </table:table-cell>
          <table:covered-table-cell table:number-columns-repeated="10" table:style-name="ce125"/>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Do no times span midnight?</text:p>
          </table:table-cell>
          <table:covered-table-cell table:number-columns-repeated="10" table:style-name="ce125"/>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Does the log reflect the activities in the specified process?</text:p>
          </table:table-cell>
          <table:covered-table-cell table:number-columns-repeated="10" table:style-name="ce125"/>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Is post mortem the final phase?</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Does the time recording log reflect the your lifecycle?</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114" office:value-type="string" calcext:value-type="string" table:number-columns-spanned="2" table:number-rows-spanned="1">
            <text:p>Change Log</text:p>
          </table:table-cell>
          <table:covered-table-cell table:style-name="ce114"/>
          <table:table-cell table:style-name="ce47" table:number-columns-repeated="10"/>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Is each change accompanied by a description in the "comment" field?</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Are changes recorded against the appropriate phase in which they were injected and removed?</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Does the "removed" count equal the "injected" count? <text:s/>If not, is the rational documented in the "lessons learned" tab?</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Are the dates and times in the change <text:s/>log consistent with the dates and times in the time recording log?</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114" office:value-type="string" calcext:value-type="string" table:number-columns-spanned="2" table:number-rows-spanned="1">
            <text:p>Acceptance Report</text:p>
          </table:table-cell>
          <table:covered-table-cell table:style-name="ce114"/>
          <table:table-cell table:style-name="ce47" table:number-columns-repeated="10"/>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Were initial "expected results" determined before coding began?</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Are the expected results sufficiently detailed for an independent party to test the software?</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Are the expected results correct?</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Do actual results support expected results? <text:s/></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Do actual results marked as "Passed with issues" include a comment?</text:p>
          </table:table-cell>
          <table:covered-table-cell table:number-columns-repeated="10" table:style-name="ce125"/>
          <table:table-cell table:style-name="ce6" table:number-columns-repeated="244"/>
          <table:table-cell table:number-columns-repeated="768"/>
        </table:table-row>
        <table:table-row table:style-name="ro2">
          <table:table-cell table:style-name="ce114" office:value-type="string" calcext:value-type="string" table:number-columns-spanned="2" table:number-rows-spanned="1">
            <text:p>Source Code</text:p>
          </table:table-cell>
          <table:covered-table-cell table:style-name="ce114"/>
          <table:table-cell table:style-name="ce47" table:number-columns-repeated="10"/>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Does the code reflect the coding standard?</text:p>
          </table:table-cell>
          <table:covered-table-cell table:number-columns-repeated="10" table:style-name="ce125"/>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Will the code compile without change? </text:p>
          </table:table-cell>
          <table:covered-table-cell table:number-columns-repeated="10" table:style-name="ce125"/>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Does the code contain any packages that aren't part of the customer's production environment.</text:p>
          </table:table-cell>
          <table:covered-table-cell table:number-columns-repeated="10" table:style-name="ce125"/>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Does the code take into consideration specified error conditions?</text:p>
          </table:table-cell>
          <table:covered-table-cell table:number-columns-repeated="10" table:style-name="ce125"/>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Does the code fulfill the assignment requirements?</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116"/>
          <table:table-cell table:style-name="ce125" office:value-type="string" calcext:value-type="string" table:number-columns-spanned="11" table:number-rows-spanned="1">
            <text:p>Does the code follow the prescribed directory format (i.e., prod, test, sandbox)?</text:p>
          </table:table-cell>
          <table:covered-table-cell table:number-columns-repeated="10" table:style-name="ce125"/>
          <table:table-cell table:style-name="ce119" table:number-columns-repeated="1012"/>
        </table:table-row>
        <table:table-row table:style-name="ro2" table:visibility="collapse">
          <table:table-cell table:style-name="ce114" office:value-type="string" calcext:value-type="string" table:number-columns-spanned="2" table:number-rows-spanned="1">
            <text:p>Historical Data</text:p>
          </table:table-cell>
          <table:covered-table-cell table:style-name="ce114"/>
          <table:table-cell table:style-name="ce131" table:number-columns-repeated="10"/>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Is the historical data complete?</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Have previously noted problems in process measurements been corrected?</text:p>
          </table:table-cell>
          <table:covered-table-cell table:number-columns-repeated="10" table:style-name="ce125"/>
          <table:table-cell table:style-name="ce119" table:number-columns-repeated="1012"/>
        </table:table-row>
        <table:table-row table:style-name="ro2">
          <table:table-cell table:style-name="ce117" office:value-type="string" calcext:value-type="string">
            <text:p>Deliverables</text:p>
          </table:table-cell>
          <table:table-cell table:style-name="ce125" table:number-columns-repeated="11"/>
          <table:table-cell table:style-name="ce119" table:number-columns-repeated="1012"/>
        </table:table-row>
        <table:table-row table:style-name="ro2">
          <table:table-cell table:style-name="ce116"/>
          <table:table-cell table:style-name="ce125" office:value-type="string" calcext:value-type="string" table:number-columns-spanned="11" table:number-rows-spanned="1">
            <text:p>Has the spreadsheet been uploaded to GitHub?</text:p>
          </table:table-cell>
          <table:covered-table-cell table:number-columns-repeated="10" table:style-name="ce125"/>
          <table:table-cell table:style-name="ce119" table:number-columns-repeated="1012"/>
        </table:table-row>
        <table:table-row table:style-name="ro2">
          <table:table-cell table:style-name="ce116"/>
          <table:table-cell table:style-name="ce125" office:value-type="string" calcext:value-type="string" table:number-columns-spanned="11" table:number-rows-spanned="1">
            <text:p>Has all the code been pushed to GitHub?</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Are there separate folders for production code and test code?</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Will the test code work without modification?</text:p>
          </table:table-cell>
          <table:covered-table-cell table:number-columns-repeated="10" table:style-name="ce125"/>
          <table:table-cell table:style-name="ce119" table:number-columns-repeated="1012"/>
        </table:table-row>
        <table:table-row table:style-name="ro2">
          <table:table-cell table:style-name="ce116"/>
          <table:table-cell table:style-name="ce125" office:value-type="string" calcext:value-type="string" table:number-columns-spanned="11" table:number-rows-spanned="1">
            <text:p>Is the project file in the proper format with the required name?</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Does your git respository reflect commits at the specified process points?</text:p>
          </table:table-cell>
          <table:covered-table-cell table:number-columns-repeated="10" table:style-name="ce125"/>
          <table:table-cell table:style-name="ce119" table:number-columns-repeated="1012"/>
        </table:table-row>
        <table:table-row table:style-name="ro2" table:visibility="collapse">
          <table:table-cell table:style-name="ce118" office:value-type="string" calcext:value-type="string">
            <text:p>Review</text:p>
          </table:table-cell>
          <table:table-cell table:style-name="ce7" table:number-columns-repeated="11"/>
          <table:table-cell table:style-name="ce119" table:number-columns-repeated="1012"/>
        </table:table-row>
        <table:table-row table:style-name="ro2" table:visibility="collapse">
          <table:table-cell table:style-name="ce119"/>
          <table:table-cell table:style-name="ce125" office:value-type="string" calcext:value-type="string" table:number-columns-spanned="11" table:number-rows-spanned="1">
            <text:p>Did you construct your review checklist during the planning phase?</text:p>
          </table:table-cell>
          <table:covered-table-cell table:number-columns-repeated="10" table:style-name="ce125"/>
          <table:table-cell table:style-name="ce119" table:number-columns-repeated="1012"/>
        </table:table-row>
        <table:table-row table:style-name="ro2" table:visibility="collapse">
          <table:table-cell table:style-name="ce119"/>
          <table:table-cell table:style-name="ce125" office:value-type="string" calcext:value-type="string" table:number-columns-spanned="11" table:number-rows-spanned="1">
            <text:p>Does the error count indicated the analysis of defects match your historical defect count?</text:p>
          </table:table-cell>
          <table:covered-table-cell table:number-columns-repeated="10" table:style-name="ce125"/>
          <table:table-cell table:style-name="ce119" table:number-columns-repeated="1012"/>
        </table:table-row>
        <table:table-row table:style-name="ro2" table:visibility="collapse">
          <table:table-cell table:style-name="ce119"/>
          <table:table-cell table:style-name="ce125" office:value-type="string" calcext:value-type="string" table:number-columns-spanned="11" table:number-rows-spanned="1">
            <text:p>Are checklist items answerable in "yes" or "no" terms?</text:p>
          </table:table-cell>
          <table:covered-table-cell table:number-columns-repeated="10" table:style-name="ce125"/>
          <table:table-cell table:style-name="ce119" table:number-columns-repeated="1012"/>
        </table:table-row>
        <table:table-row table:style-name="ro2" table:visibility="collapse">
          <table:table-cell table:style-name="ce119"/>
          <table:table-cell table:style-name="ce125" office:value-type="string" calcext:value-type="string" table:number-columns-spanned="11" table:number-rows-spanned="1">
            <text:p>Does your checklist reflect at least two common items from your defect log ?</text:p>
          </table:table-cell>
          <table:covered-table-cell table:number-columns-repeated="10" table:style-name="ce125"/>
          <table:table-cell table:style-name="ce119" table:number-columns-repeated="1012"/>
        </table:table-row>
        <table:table-row table:style-name="ro2" table:visibility="collapse">
          <table:table-cell table:style-name="ce119"/>
          <table:table-cell table:style-name="ce125" office:value-type="string" calcext:value-type="string" table:number-columns-spanned="11" table:number-rows-spanned="1">
            <text:p>Does your checklist contain more than "mom and apple pie" items?</text:p>
          </table:table-cell>
          <table:covered-table-cell table:number-columns-repeated="10" table:style-name="ce125"/>
          <table:table-cell table:style-name="ce119" table:number-columns-repeated="1012"/>
        </table:table-row>
        <table:table-row table:style-name="ro2" table:visibility="collapse">
          <table:table-cell table:style-name="ce118" office:value-type="string" calcext:value-type="string">
            <text:p>Refactor</text:p>
          </table:table-cell>
          <table:table-cell table:style-name="ce7" table:number-columns-repeated="11"/>
          <table:table-cell table:style-name="ce134" table:number-columns-repeated="1012"/>
        </table:table-row>
        <table:table-row table:style-name="ro2" table:visibility="collapse">
          <table:table-cell table:style-name="ce118"/>
          <table:table-cell table:style-name="ce125" office:value-type="string" calcext:value-type="string" table:number-columns-spanned="11" table:number-rows-spanned="1">
            <text:p>Is code free of the following bad smells: <text:s/>duplicate code, long methods, long classes</text:p>
          </table:table-cell>
          <table:covered-table-cell table:number-columns-repeated="10" table:style-name="ce125"/>
          <table:table-cell table:style-name="ce134" table:number-columns-repeated="1012"/>
        </table:table-row>
        <table:table-row table:style-name="ro2" table:visibility="collapse">
          <table:table-cell table:style-name="ce118"/>
          <table:table-cell table:style-name="ce125" office:value-type="string" calcext:value-type="string" table:number-columns-spanned="11" table:number-rows-spanned="1">
            <text:p><text:s text:c="6"/>temporary variables, useless comments, coding standard violations?</text:p>
          </table:table-cell>
          <table:covered-table-cell table:number-columns-repeated="10" table:style-name="ce125"/>
          <table:table-cell table:style-name="ce134" table:number-columns-repeated="1012"/>
        </table:table-row>
        <table:table-row table:style-name="ro2" table:visibility="collapse">
          <table:table-cell table:style-name="ce118" office:value-type="string" calcext:value-type="string">
            <text:p>Scenario</text:p>
          </table:table-cell>
          <table:table-cell table:style-name="ce118"/>
          <table:table-cell table:style-name="ce131" table:number-columns-repeated="10"/>
          <table:table-cell table:style-name="ce119" table:number-columns-repeated="1012"/>
        </table:table-row>
        <table:table-row table:style-name="ro2" table:visibility="collapse">
          <table:table-cell table:style-name="ce118"/>
          <table:table-cell table:style-name="ce125" office:value-type="string" calcext:value-type="string" table:number-columns-spanned="11" table:number-rows-spanned="1">
            <text:p>Were the scenarios constructed during the analysis phase (and not changed later)?</text:p>
          </table:table-cell>
          <table:covered-table-cell table:number-columns-repeated="10" table:style-name="ce125"/>
          <table:table-cell table:style-name="ce119" table:number-columns-repeated="1012"/>
        </table:table-row>
        <table:table-row table:style-name="ro2" table:visibility="collapse">
          <table:table-cell table:style-name="ce118"/>
          <table:table-cell table:style-name="ce125" office:value-type="string" calcext:value-type="string" table:number-columns-spanned="11" table:number-rows-spanned="1">
            <text:p>Does each scenario describe as fully as possible the interaction with the software under construction?</text:p>
          </table:table-cell>
          <table:covered-table-cell table:number-columns-repeated="10" table:style-name="ce125"/>
          <table:table-cell table:style-name="ce119" table:number-columns-repeated="1012"/>
        </table:table-row>
        <table:table-row table:style-name="ro2" table:visibility="collapse">
          <table:table-cell table:style-name="ce118"/>
          <table:table-cell table:style-name="ce125" office:value-type="string" calcext:value-type="string" table:number-columns-spanned="11" table:number-rows-spanned="1">
            <text:p>Are the actors correctly identified?</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Are suitably understandable examples given?</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Are events and responses directly observable?</text:p>
          </table:table-cell>
          <table:covered-table-cell table:number-columns-repeated="10" table:style-name="ce125"/>
          <table:table-cell table:style-name="ce119" table:number-columns-repeated="1012"/>
        </table:table-row>
        <table:table-row table:style-name="ro2" table:visibility="collapse">
          <table:table-cell table:style-name="ce114" office:value-type="string" calcext:value-type="string" table:number-columns-spanned="2" table:number-rows-spanned="1">
            <text:p>Architecture</text:p>
          </table:table-cell>
          <table:covered-table-cell table:style-name="ce114"/>
          <table:table-cell table:style-name="ce131" table:number-columns-repeated="10"/>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Was the architecture determined before construction (and not changed later)?</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Does the architecture reflect a solid initial understanding of the solution?</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Does the architecture show all components required for the solution (with the exception of system built-in components)?</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Are collaborators specified correctly?</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Do functionally-decomposed components have only one operation? <text:s/>Has the operation been given the component name?</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Are component operations given names to suggest their behavior?</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Does the architecture exhibit "good" design characteristics, such as appropriate levels of coupling, cohesion, etc.?</text:p>
          </table:table-cell>
          <table:covered-table-cell table:number-columns-repeated="10" table:style-name="ce125"/>
          <table:table-cell table:style-name="ce119" table:number-columns-repeated="1012"/>
        </table:table-row>
        <table:table-row table:style-name="ro2" table:visibility="collapse">
          <table:table-cell table:style-name="ce120" office:value-type="string" calcext:value-type="string">
            <text:p>Estimate</text:p>
          </table:table-cell>
          <table:table-cell table:style-name="ce120"/>
          <table:table-cell table:style-name="ce132" table:number-columns-repeated="9"/>
          <table:table-cell table:style-name="ce133" table:number-columns-repeated="1013"/>
        </table:table-row>
        <table:table-row table:style-name="ro2" table:visibility="collapse">
          <table:table-cell table:style-name="ce121"/>
          <table:table-cell table:style-name="ce126" office:value-type="string" calcext:value-type="string" table:number-columns-spanned="10" table:number-rows-spanned="1">
            <text:p>Does each component denoted by a CRC card appear in the estimate as either base code, new components, or reused code?</text:p>
          </table:table-cell>
          <table:covered-table-cell table:number-columns-repeated="9" table:style-name="ce126"/>
          <table:table-cell table:style-name="ce133" table:number-columns-repeated="1013"/>
        </table:table-row>
        <table:table-row table:style-name="ro2" table:visibility="collapse">
          <table:table-cell table:style-name="ce121"/>
          <table:table-cell table:style-name="ce126" office:value-type="string" calcext:value-type="string" table:number-columns-spanned="10" table:number-rows-spanned="1">
            <text:p>Is base code vs reuse code identified correctly?</text:p>
          </table:table-cell>
          <table:covered-table-cell table:number-columns-repeated="9" table:style-name="ce126"/>
          <table:table-cell table:style-name="ce133" table:number-columns-repeated="1013"/>
        </table:table-row>
        <table:table-row table:style-name="ro2" table:visibility="collapse">
          <table:table-cell table:style-name="ce121"/>
          <table:table-cell table:style-name="ce126" office:value-type="string" calcext:value-type="string" table:number-columns-spanned="10" table:number-rows-spanned="1">
            <text:p>Do the base components and the new comopnents reflect the architecture?</text:p>
          </table:table-cell>
          <table:covered-table-cell table:number-columns-repeated="9" table:style-name="ce126"/>
          <table:table-cell table:style-name="ce133" table:number-columns-repeated="1013"/>
        </table:table-row>
        <table:table-row table:style-name="ro2" table:visibility="collapse">
          <table:table-cell table:style-name="ce121"/>
          <table:table-cell table:style-name="ce126" office:value-type="string" calcext:value-type="string" table:number-columns-spanned="10" table:number-rows-spanned="1">
            <text:p>Are the base components and new components sized according to historical proxies?</text:p>
          </table:table-cell>
          <table:covered-table-cell table:number-columns-repeated="9" table:style-name="ce126"/>
          <table:table-cell table:style-name="ce133" table:number-columns-repeated="1013"/>
        </table:table-row>
        <table:table-row table:style-name="ro2" table:visibility="collapse">
          <table:table-cell table:style-name="ce121"/>
          <table:table-cell table:style-name="ce126" office:value-type="string" calcext:value-type="string" table:number-columns-spanned="10" table:number-rows-spanned="1">
            <text:p>Is a rationale provided if either the LOCp and/or Ep are overridden?</text:p>
          </table:table-cell>
          <table:covered-table-cell table:number-columns-repeated="9" table:style-name="ce126"/>
          <table:table-cell table:style-name="ce133" table:number-columns-repeated="1013"/>
        </table:table-row>
        <table:table-row table:style-name="ro2" table:visibility="collapse">
          <table:table-cell table:style-name="ce121"/>
          <table:table-cell table:style-name="ce126" office:value-type="string" calcext:value-type="string" table:number-columns-spanned="10" table:number-rows-spanned="1">
            <text:p>Is actual LOC data recorded at post mortem time?</text:p>
          </table:table-cell>
          <table:covered-table-cell table:number-columns-repeated="9" table:style-name="ce126"/>
          <table:table-cell table:style-name="ce133" table:number-columns-repeated="1013"/>
        </table:table-row>
        <table:table-row table:style-name="ro2" table:visibility="collapse">
          <table:table-cell table:style-name="ce122" office:value-type="string" calcext:value-type="string">
            <text:p>Iterations</text:p>
          </table:table-cell>
          <table:table-cell table:style-name="ce126" table:number-columns-repeated="11"/>
          <table:table-cell table:style-name="ce133" table:number-columns-repeated="1012"/>
        </table:table-row>
        <table:table-row table:style-name="ro2" table:visibility="collapse">
          <table:table-cell table:style-name="ce121"/>
          <table:table-cell table:style-name="ce126" office:value-type="string" calcext:value-type="string" table:number-columns-spanned="11" table:number-rows-spanned="1">
            <text:p>Is more than one iteration planned?</text:p>
          </table:table-cell>
          <table:covered-table-cell table:number-columns-repeated="10" table:style-name="ce126"/>
          <table:table-cell table:style-name="ce133" table:number-columns-repeated="1012"/>
        </table:table-row>
        <table:table-row table:style-name="ro2" table:visibility="collapse">
          <table:table-cell table:style-name="ce121"/>
          <table:table-cell table:style-name="ce126" office:value-type="string" calcext:value-type="string" table:number-columns-spanned="11" table:number-rows-spanned="1">
            <text:p>Does the WBS list all iterations?</text:p>
          </table:table-cell>
          <table:covered-table-cell table:number-columns-repeated="10" table:style-name="ce126"/>
          <table:table-cell table:style-name="ce133" table:number-columns-repeated="1012"/>
        </table:table-row>
        <table:table-row table:style-name="ro2" table:visibility="collapse">
          <table:table-cell table:style-name="ce121"/>
          <table:table-cell table:style-name="ce126" office:value-type="string" calcext:value-type="string" table:number-columns-spanned="11" table:number-rows-spanned="1">
            <text:p>Is the overall estimate of time in the WBS consistent with the calculated effort?</text:p>
          </table:table-cell>
          <table:covered-table-cell table:number-columns-repeated="10" table:style-name="ce126"/>
          <table:table-cell table:style-name="ce133" table:number-columns-repeated="1012"/>
        </table:table-row>
        <table:table-row table:style-name="ro2" table:visibility="collapse">
          <table:table-cell table:style-name="ce121"/>
          <table:table-cell table:style-name="ce126" office:value-type="string" calcext:value-type="string" table:number-columns-spanned="11" table:number-rows-spanned="1">
            <text:p>Are the planned completion dates of iterations in the WBS consistent with the calendar?</text:p>
          </table:table-cell>
          <table:covered-table-cell table:number-columns-repeated="10" table:style-name="ce126"/>
          <table:table-cell table:style-name="ce133" table:number-columns-repeated="1012"/>
        </table:table-row>
        <table:table-row table:style-name="ro2" table:visibility="collapse">
          <table:table-cell table:style-name="ce121"/>
          <table:table-cell table:style-name="ce126" office:value-type="string" calcext:value-type="string" table:number-columns-spanned="11" table:number-rows-spanned="1">
            <text:p>Are planned times recorded from the start of the calendar through the end of the project?</text:p>
          </table:table-cell>
          <table:covered-table-cell table:number-columns-repeated="10" table:style-name="ce126"/>
          <table:table-cell table:style-name="ce133" table:number-columns-repeated="1012"/>
        </table:table-row>
        <table:table-row table:style-name="ro2" table:visibility="collapse">
          <table:table-cell table:style-name="ce121"/>
          <table:table-cell table:style-name="ce126" office:value-type="string" calcext:value-type="string" table:number-columns-spanned="11" table:number-rows-spanned="1">
            <text:p>Does the calendar corroborate the WBS, and visa versa? <text:s/></text:p>
          </table:table-cell>
          <table:covered-table-cell table:number-columns-repeated="10" table:style-name="ce126"/>
          <table:table-cell table:style-name="ce133" table:number-columns-repeated="1012"/>
        </table:table-row>
        <table:table-row table:style-name="ro2" table:visibility="collapse">
          <table:table-cell table:style-name="ce117" office:value-type="string" calcext:value-type="string">
            <text:p>Construction</text:p>
          </table:table-cell>
          <table:table-cell table:style-name="ce125" table:number-columns-repeated="11"/>
          <table:table-cell table:style-name="ce134" table:number-columns-repeated="1012"/>
        </table:table-row>
        <table:table-row table:style-name="ro2" table:visibility="collapse">
          <table:table-cell table:style-name="ce116"/>
          <table:table-cell table:style-name="ce125" office:value-type="string" calcext:value-type="string" table:number-columns-spanned="11" table:number-rows-spanned="1">
            <text:p>Did you follow the design -&gt; test(failure) -&gt; code -&gt; test(success) -&gt; clean up (if necessary) -&gt; repeat pattern?</text:p>
          </table:table-cell>
          <table:covered-table-cell table:number-columns-repeated="10" table:style-name="ce125"/>
          <table:table-cell table:style-name="ce134" table:number-columns-repeated="1012"/>
        </table:table-row>
        <table:table-row table:style-name="ro2" table:visibility="collapse">
          <table:table-cell table:style-name="ce116"/>
          <table:table-cell table:style-name="ce125" office:value-type="string" calcext:value-type="string" table:number-columns-spanned="11" table:number-rows-spanned="1">
            <text:p>Did you follow a test-first approach?</text:p>
          </table:table-cell>
          <table:covered-table-cell table:number-columns-repeated="10" table:style-name="ce125"/>
          <table:table-cell table:style-name="ce134" table:number-columns-repeated="1012"/>
        </table:table-row>
        <table:table-row table:style-name="ro2" table:visibility="collapse">
          <table:table-cell table:style-name="ce116"/>
          <table:table-cell table:style-name="ce125" office:value-type="string" calcext:value-type="string" table:number-columns-spanned="11" table:number-rows-spanned="1">
            <text:p>Are all unit tests written so that passing the test satisifies requirements?</text:p>
          </table:table-cell>
          <table:covered-table-cell table:number-columns-repeated="10" table:style-name="ce125"/>
          <table:table-cell table:style-name="ce134" table:number-columns-repeated="1012"/>
        </table:table-row>
        <table:table-row table:style-name="ro2" table:visibility="collapse">
          <table:table-cell table:style-name="ce116"/>
          <table:table-cell table:style-name="ce125" office:value-type="string" calcext:value-type="string" table:number-columns-spanned="11" table:number-rows-spanned="1">
            <text:p>Is there at least one test case for each component?</text:p>
          </table:table-cell>
          <table:covered-table-cell table:number-columns-repeated="10" table:style-name="ce125"/>
          <table:table-cell table:style-name="ce134" table:number-columns-repeated="1012"/>
        </table:table-row>
        <table:table-row table:style-name="ro2" table:visibility="collapse">
          <table:table-cell table:style-name="ce116"/>
          <table:table-cell table:style-name="ce125" office:value-type="string" calcext:value-type="string" table:number-columns-spanned="11" table:number-rows-spanned="1">
            <text:p>Is there at least one test suite which, when run, exercises the entire production code base?</text:p>
          </table:table-cell>
          <table:covered-table-cell table:number-columns-repeated="10" table:style-name="ce125"/>
          <table:table-cell table:style-name="ce134" table:number-columns-repeated="1012"/>
        </table:table-row>
        <table:table-row table:style-name="ro2" table:visibility="collapse">
          <table:table-cell table:style-name="ce116"/>
          <table:table-cell table:style-name="ce125" office:value-type="string" calcext:value-type="string" table:number-columns-spanned="11" table:number-rows-spanned="1">
            <text:p>Does your code pass all test cases?</text:p>
          </table:table-cell>
          <table:covered-table-cell table:number-columns-repeated="10" table:style-name="ce125"/>
          <table:table-cell table:style-name="ce134" table:number-columns-repeated="1012"/>
        </table:table-row>
        <table:table-row table:style-name="ro2" table:number-rows-repeated="1048406">
          <table:table-cell table:number-columns-repeated="1024"/>
        </table:table-row>
        <table:table-row table:style-name="ro2">
          <table:table-cell table:number-columns-repeated="1024"/>
        </table:table-row>
      </table:table>
      <table:table table:name="Historical Data" table:style-name="ta6" table:protected="true">
        <loext:table-protection loext:select-protected-cells="true" loext:select-unprotected-cells="true"/>
        <table:table-column table:style-name="co19" table:default-cell-style-name="ce55"/>
        <table:table-column table:style-name="co23" table:number-columns-repeated="4" table:default-cell-style-name="ce55"/>
        <table:table-column table:style-name="co15" table:default-cell-style-name="ce55"/>
        <table:table-column table:style-name="co23" table:number-columns-repeated="2" table:default-cell-style-name="ce55"/>
        <table:table-column table:style-name="co36" table:number-columns-repeated="249" table:default-cell-style-name="ce55"/>
        <table:table-column table:style-name="co36" table:number-columns-repeated="767" table:default-cell-style-name="Default"/>
        <table:table-row table:style-name="ro2" table:visibility="collapse">
          <table:table-cell table:style-name="ce135" table:formula="of:=[$Constants.A1]" office:value-type="string" office:string-value="Constants" calcext:value-type="string">
            <text:p>Constants</text:p>
          </table:table-cell>
          <table:table-cell table:style-name="ce135" table:formula="of:=[$Constants.B1]" office:value-type="string" office:string-value=" " calcext:value-type="string">
            <text:p><text:s/></text:p>
          </table:table-cell>
          <table:table-cell table:style-name="ce135" table:formula="of:=[$Constants.C1]" office:value-type="string" office:string-value=" " calcext:value-type="string">
            <text:p><text:s/></text:p>
          </table:table-cell>
          <table:table-cell table:style-name="ce135" table:formula="of:=[$Constants.D1]" office:value-type="string" office:string-value=" " calcext:value-type="string">
            <text:p><text:s/></text:p>
          </table:table-cell>
          <table:table-cell table:style-name="ce135" table:formula="of:=[$Constants.E1]" office:value-type="string" office:string-value=" " calcext:value-type="string">
            <text:p><text:s/></text:p>
          </table:table-cell>
          <table:table-cell table:style-name="ce135" table:formula="of:=[$Constants.F1]" office:value-type="string" office:string-value="Assignment 2" calcext:value-type="string">
            <text:p>Assignment 2</text:p>
          </table:table-cell>
          <table:table-cell table:style-name="ce44" table:number-columns-repeated="2"/>
          <table:table-cell table:number-columns-repeated="1016"/>
        </table:table-row>
        <table:table-row table:style-name="ro2" table:visibility="collapse">
          <table:table-cell table:style-name="ce135" table:formula="of:=[$Constants.A2]" office:value-type="string" office:string-value="Start date:" calcext:value-type="string">
            <text:p>Start date:</text:p>
          </table:table-cell>
          <table:table-cell table:style-name="ce135" table:formula="of:=[$Constants.B2]" office:value-type="float" office:value="36526" calcext:value-type="float">
            <text:p>36526</text:p>
          </table:table-cell>
          <table:table-cell table:style-name="ce135" table:formula="of:=[$Constants.C2]" office:value-type="string" office:string-value=" " calcext:value-type="string">
            <text:p><text:s/></text:p>
          </table:table-cell>
          <table:table-cell table:style-name="ce135" table:formula="of:=[$Constants.D2]" office:value-type="string" office:string-value="Grades:" calcext:value-type="string">
            <text:p>Grades:</text:p>
          </table:table-cell>
          <table:table-cell table:style-name="ce135" table:formula="of:=[$Constants.E2]" office:value-type="string" office:string-value="AA" calcext:value-type="string">
            <text:p>AA</text:p>
          </table:table-cell>
          <table:table-cell table:style-name="ce135" table:formula="of:=[$Constants.F2]" office:value-type="float" office:value="1" calcext:value-type="float">
            <text:p>1</text:p>
          </table:table-cell>
          <table:table-cell table:style-name="ce44" table:number-columns-repeated="2"/>
          <table:table-cell table:number-columns-repeated="1016"/>
        </table:table-row>
        <table:table-row table:style-name="ro2" table:visibility="collapse">
          <table:table-cell table:style-name="ce135" table:formula="of:=[$Constants.A3]" office:value-type="string" office:string-value="End date:" calcext:value-type="string">
            <text:p>End date:</text:p>
          </table:table-cell>
          <table:table-cell table:style-name="ce135" table:formula="of:=[$Constants.B3]" office:value-type="float" office:value="73051" calcext:value-type="float">
            <text:p>73051</text:p>
          </table:table-cell>
          <table:table-cell table:style-name="ce135" table:formula="of:=[$Constants.C3]" office:value-type="string" office:string-value=" " calcext:value-type="string">
            <text:p><text:s/></text:p>
          </table:table-cell>
          <table:table-cell table:style-name="ce135" table:formula="of:=[$Constants.D3]" office:value-type="string" office:string-value=" " calcext:value-type="string">
            <text:p><text:s/></text:p>
          </table:table-cell>
          <table:table-cell table:style-name="ce135" table:formula="of:=[$Constants.E3]" office:value-type="string" office:string-value="A" calcext:value-type="string">
            <text:p>A</text:p>
          </table:table-cell>
          <table:table-cell table:style-name="ce135" table:formula="of:=[$Constants.F3]" office:value-type="float" office:value="0.95" calcext:value-type="float">
            <text:p>0.95</text:p>
          </table:table-cell>
          <table:table-cell table:style-name="ce44" table:number-columns-repeated="2"/>
          <table:table-cell table:number-columns-repeated="1016"/>
        </table:table-row>
        <table:table-row table:style-name="ro2" table:visibility="collapse">
          <table:table-cell table:style-name="ce135" table:formula="of:=[$Constants.A4]" office:value-type="string" office:string-value="Phases:" calcext:value-type="string">
            <text:p>Phases:</text:p>
          </table:table-cell>
          <table:table-cell table:style-name="ce135" table:formula="of:=[$Constants.B4]" office:value-type="string" office:string-value="Analysis" calcext:value-type="string">
            <text:p>Analysis</text:p>
          </table:table-cell>
          <table:table-cell table:style-name="ce135" table:formula="of:=[$Constants.C4]" office:value-type="string" office:string-value=" " calcext:value-type="string">
            <text:p><text:s/></text:p>
          </table:table-cell>
          <table:table-cell table:style-name="ce135" table:formula="of:=[$Constants.D4]" office:value-type="string" office:string-value=" " calcext:value-type="string">
            <text:p><text:s/></text:p>
          </table:table-cell>
          <table:table-cell table:style-name="ce135" table:formula="of:=[$Constants.E4]" office:value-type="string" office:string-value="AB" calcext:value-type="string">
            <text:p>AB</text:p>
          </table:table-cell>
          <table:table-cell table:style-name="ce135" table:formula="of:=[$Constants.F4]" office:value-type="float" office:value="0.9" calcext:value-type="float">
            <text:p>0.9</text:p>
          </table:table-cell>
          <table:table-cell table:style-name="ce44" table:number-columns-repeated="2"/>
          <table:table-cell table:number-columns-repeated="1016"/>
        </table:table-row>
        <table:table-row table:style-name="ro2" table:visibility="collapse">
          <table:table-cell table:style-name="ce135" table:formula="of:=[$Constants.A5]" office:value-type="string" office:string-value=" " calcext:value-type="string">
            <text:p><text:s/></text:p>
          </table:table-cell>
          <table:table-cell table:style-name="ce135" table:formula="of:=[$Constants.B5]" office:value-type="string" office:string-value="Architecture" calcext:value-type="string">
            <text:p>Architecture</text:p>
          </table:table-cell>
          <table:table-cell table:style-name="ce135" table:formula="of:=[$Constants.C5]" office:value-type="string" office:string-value=" " calcext:value-type="string">
            <text:p><text:s/></text:p>
          </table:table-cell>
          <table:table-cell table:style-name="ce135" table:formula="of:=[$Constants.D5]" office:value-type="string" office:string-value=" " calcext:value-type="string">
            <text:p><text:s/></text:p>
          </table:table-cell>
          <table:table-cell table:style-name="ce135" table:formula="of:=[$Constants.E5]" office:value-type="string" office:string-value="B" calcext:value-type="string">
            <text:p>B</text:p>
          </table:table-cell>
          <table:table-cell table:style-name="ce135" table:formula="of:=[$Constants.F5]" office:value-type="float" office:value="0.85" calcext:value-type="float">
            <text:p>0.85</text:p>
          </table:table-cell>
          <table:table-cell table:style-name="ce44" table:number-columns-repeated="2"/>
          <table:table-cell table:number-columns-repeated="1016"/>
        </table:table-row>
        <table:table-row table:style-name="ro2" table:visibility="collapse">
          <table:table-cell table:style-name="ce135" table:formula="of:=[$Constants.A6]" office:value-type="string" office:string-value=" " calcext:value-type="string">
            <text:p><text:s/></text:p>
          </table:table-cell>
          <table:table-cell table:style-name="ce135" table:formula="of:=[$Constants.B6]" office:value-type="string" office:string-value="Project planning" calcext:value-type="string">
            <text:p>Project planning</text:p>
          </table:table-cell>
          <table:table-cell table:style-name="ce135" table:formula="of:=[$Constants.C6]" office:value-type="string" office:string-value=" " calcext:value-type="string">
            <text:p><text:s/></text:p>
          </table:table-cell>
          <table:table-cell table:style-name="ce135" table:formula="of:=[$Constants.D6]" office:value-type="string" office:string-value=" " calcext:value-type="string">
            <text:p><text:s/></text:p>
          </table:table-cell>
          <table:table-cell table:style-name="ce135" table:formula="of:=[$Constants.E6]" office:value-type="string" office:string-value="BC" calcext:value-type="string">
            <text:p>BC</text:p>
          </table:table-cell>
          <table:table-cell table:style-name="ce135" table:formula="of:=[$Constants.F6]" office:value-type="float" office:value="0.8" calcext:value-type="float">
            <text:p>0.8</text:p>
          </table:table-cell>
          <table:table-cell table:style-name="ce44" table:number-columns-repeated="2"/>
          <table:table-cell table:number-columns-repeated="1016"/>
        </table:table-row>
        <table:table-row table:style-name="ro2" table:visibility="collapse">
          <table:table-cell table:style-name="ce135" table:formula="of:=[$Constants.A7]" office:value-type="string" office:string-value=" " calcext:value-type="string">
            <text:p><text:s/></text:p>
          </table:table-cell>
          <table:table-cell table:style-name="ce135" table:formula="of:=[$Constants.B7]" office:value-type="string" office:string-value="Interation planning" calcext:value-type="string">
            <text:p>Interation planning</text:p>
          </table:table-cell>
          <table:table-cell table:style-name="ce135" table:formula="of:=[$Constants.C7]" office:value-type="string" office:string-value=" " calcext:value-type="string">
            <text:p><text:s/></text:p>
          </table:table-cell>
          <table:table-cell table:style-name="ce135" table:formula="of:=[$Constants.D7]" office:value-type="string" office:string-value=" " calcext:value-type="string">
            <text:p><text:s/></text:p>
          </table:table-cell>
          <table:table-cell table:style-name="ce135" table:formula="of:=[$Constants.E7]" office:value-type="string" office:string-value="C" calcext:value-type="string">
            <text:p>C</text:p>
          </table:table-cell>
          <table:table-cell table:style-name="ce135" table:formula="of:=[$Constants.F7]" office:value-type="float" office:value="0.75" calcext:value-type="float">
            <text:p>0.75</text:p>
          </table:table-cell>
          <table:table-cell table:style-name="ce44" table:number-columns-repeated="2"/>
          <table:table-cell table:number-columns-repeated="1016"/>
        </table:table-row>
        <table:table-row table:style-name="ro2" table:visibility="collapse">
          <table:table-cell table:style-name="ce135" table:formula="of:=[$Constants.A8]" office:value-type="string" office:string-value=" " calcext:value-type="string">
            <text:p><text:s/></text:p>
          </table:table-cell>
          <table:table-cell table:style-name="ce135" table:formula="of:=[$Constants.B8]" office:value-type="string" office:string-value="Construction" calcext:value-type="string">
            <text:p>Construction</text:p>
          </table:table-cell>
          <table:table-cell table:style-name="ce135" table:formula="of:=[$Constants.C8]" office:value-type="string" office:string-value=" " calcext:value-type="string">
            <text:p><text:s/></text:p>
          </table:table-cell>
          <table:table-cell table:style-name="ce135" table:formula="of:=[$Constants.D8]" office:value-type="string" office:string-value=" " calcext:value-type="string">
            <text:p><text:s/></text:p>
          </table:table-cell>
          <table:table-cell table:style-name="ce135" table:formula="of:=[$Constants.E8]" office:value-type="string" office:string-value="CD" calcext:value-type="string">
            <text:p>CD</text:p>
          </table:table-cell>
          <table:table-cell table:style-name="ce135" table:formula="of:=[$Constants.F8]" office:value-type="float" office:value="0.7" calcext:value-type="float">
            <text:p>0.7</text:p>
          </table:table-cell>
          <table:table-cell table:style-name="ce44" table:number-columns-repeated="2"/>
          <table:table-cell table:number-columns-repeated="1016"/>
        </table:table-row>
        <table:table-row table:style-name="ro2" table:visibility="collapse">
          <table:table-cell table:style-name="ce135" table:formula="of:=[$Constants.A9]" office:value-type="string" office:string-value=" " calcext:value-type="string">
            <text:p><text:s/></text:p>
          </table:table-cell>
          <table:table-cell table:style-name="ce135" table:formula="of:=[$Constants.B9]" office:value-type="string" office:string-value="Refactoring" calcext:value-type="string">
            <text:p>Refactoring</text:p>
          </table:table-cell>
          <table:table-cell table:style-name="ce135" table:formula="of:=[$Constants.C9]" office:value-type="string" office:string-value=" " calcext:value-type="string">
            <text:p><text:s/></text:p>
          </table:table-cell>
          <table:table-cell table:style-name="ce135" table:formula="of:=[$Constants.D9]" office:value-type="string" office:string-value=" " calcext:value-type="string">
            <text:p><text:s/></text:p>
          </table:table-cell>
          <table:table-cell table:style-name="ce135" table:formula="of:=[$Constants.E9]" office:value-type="string" office:string-value="D" calcext:value-type="string">
            <text:p>D</text:p>
          </table:table-cell>
          <table:table-cell table:style-name="ce135" table:formula="of:=[$Constants.F9]" office:value-type="float" office:value="0.65" calcext:value-type="float">
            <text:p>0.65</text:p>
          </table:table-cell>
          <table:table-cell table:style-name="ce44" table:number-columns-repeated="2"/>
          <table:table-cell table:number-columns-repeated="1016"/>
        </table:table-row>
        <table:table-row table:style-name="ro2" table:visibility="collapse">
          <table:table-cell table:style-name="ce135" table:formula="of:=[$Constants.A10]" office:value-type="string" office:string-value=" " calcext:value-type="string">
            <text:p><text:s/></text:p>
          </table:table-cell>
          <table:table-cell table:style-name="ce135" table:formula="of:=[$Constants.B10]" office:value-type="string" office:string-value="Review" calcext:value-type="string">
            <text:p>Review</text:p>
          </table:table-cell>
          <table:table-cell table:style-name="ce135" table:formula="of:=[$Constants.C10]" office:value-type="string" office:string-value=" " calcext:value-type="string">
            <text:p><text:s/></text:p>
          </table:table-cell>
          <table:table-cell table:style-name="ce135" table:formula="of:=[$Constants.D10]" office:value-type="string" office:string-value=" " calcext:value-type="string">
            <text:p><text:s/></text:p>
          </table:table-cell>
          <table:table-cell table:style-name="ce135" table:formula="of:=[$Constants.E10]" office:value-type="string" office:string-value="F" calcext:value-type="string">
            <text:p>F</text:p>
          </table:table-cell>
          <table:table-cell table:style-name="ce135" table:formula="of:=[$Constants.F10]" office:value-type="float" office:value="0.5" calcext:value-type="float">
            <text:p>0.5</text:p>
          </table:table-cell>
          <table:table-cell table:style-name="ce44" table:number-columns-repeated="2"/>
          <table:table-cell table:number-columns-repeated="1016"/>
        </table:table-row>
        <table:table-row table:style-name="ro2" table:visibility="collapse">
          <table:table-cell table:style-name="ce135" table:formula="of:=[$Constants.A11]" office:value-type="string" office:string-value=" " calcext:value-type="string">
            <text:p><text:s/></text:p>
          </table:table-cell>
          <table:table-cell table:style-name="ce135" table:formula="of:=[$Constants.B11]" office:value-type="string" office:string-value="Integration test" calcext:value-type="string">
            <text:p>Integration test</text:p>
          </table:table-cell>
          <table:table-cell table:style-name="ce135" table:formula="of:=[$Constants.C11]" office:value-type="string" office:string-value=" " calcext:value-type="string">
            <text:p><text:s/></text:p>
          </table:table-cell>
          <table:table-cell table:style-name="ce135" table:formula="of:=[$Constants.D11]" office:value-type="string" office:string-value=" " calcext:value-type="string">
            <text:p><text:s/></text:p>
          </table:table-cell>
          <table:table-cell table:style-name="ce135" table:formula="of:=[$Constants.E11]" office:value-type="string" office:string-value=" " calcext:value-type="string">
            <text:p><text:s/></text:p>
          </table:table-cell>
          <table:table-cell table:style-name="ce135" table:formula="of:=[$Constants.F11]"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2]" office:value-type="string" office:string-value=" " calcext:value-type="string">
            <text:p><text:s/></text:p>
          </table:table-cell>
          <table:table-cell table:style-name="ce135" table:formula="of:=[$Constants.B12]" office:value-type="string" office:string-value="Repatterning" calcext:value-type="string">
            <text:p>Repatterning</text:p>
          </table:table-cell>
          <table:table-cell table:style-name="ce135" table:formula="of:=[$Constants.C12]" office:value-type="string" office:string-value=" " calcext:value-type="string">
            <text:p><text:s/></text:p>
          </table:table-cell>
          <table:table-cell table:style-name="ce135" table:formula="of:=[$Constants.D12]" office:value-type="string" office:string-value=" " calcext:value-type="string">
            <text:p><text:s/></text:p>
          </table:table-cell>
          <table:table-cell table:style-name="ce135" table:formula="of:=[$Constants.E12]" office:value-type="string" office:string-value=" " calcext:value-type="string">
            <text:p><text:s/></text:p>
          </table:table-cell>
          <table:table-cell table:style-name="ce135" table:formula="of:=[$Constants.F12]"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3]" office:value-type="string" office:string-value=" " calcext:value-type="string">
            <text:p><text:s/></text:p>
          </table:table-cell>
          <table:table-cell table:style-name="ce135" table:formula="of:=[$Constants.B13]" office:value-type="string" office:string-value="Postmortem" calcext:value-type="string">
            <text:p>Postmortem</text:p>
          </table:table-cell>
          <table:table-cell table:style-name="ce135" table:formula="of:=[$Constants.C13]" office:value-type="string" office:string-value=" " calcext:value-type="string">
            <text:p><text:s/></text:p>
          </table:table-cell>
          <table:table-cell table:style-name="ce135" table:formula="of:=[$Constants.D13]" office:value-type="string" office:string-value=" " calcext:value-type="string">
            <text:p><text:s/></text:p>
          </table:table-cell>
          <table:table-cell table:style-name="ce135" table:formula="of:=[$Constants.E13]" office:value-type="string" office:string-value=" " calcext:value-type="string">
            <text:p><text:s/></text:p>
          </table:table-cell>
          <table:table-cell table:style-name="ce135" table:formula="of:=[$Constants.F13]"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4]" office:value-type="string" office:string-value=" " calcext:value-type="string">
            <text:p><text:s/></text:p>
          </table:table-cell>
          <table:table-cell table:style-name="ce135" table:formula="of:=[$Constants.B14]" office:value-type="string" office:string-value="Sandbox" calcext:value-type="string">
            <text:p>Sandbox</text:p>
          </table:table-cell>
          <table:table-cell table:style-name="ce135" table:formula="of:=[$Constants.C14]" office:value-type="string" office:string-value=" " calcext:value-type="string">
            <text:p><text:s/></text:p>
          </table:table-cell>
          <table:table-cell table:style-name="ce135" table:formula="of:=[$Constants.D14]" office:value-type="string" office:string-value=" " calcext:value-type="string">
            <text:p><text:s/></text:p>
          </table:table-cell>
          <table:table-cell table:style-name="ce135" table:formula="of:=[$Constants.E14]" office:value-type="string" office:string-value=" " calcext:value-type="string">
            <text:p><text:s/></text:p>
          </table:table-cell>
          <table:table-cell table:style-name="ce135" table:formula="of:=[$Constants.F14]"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5]" office:value-type="string" office:string-value=" " calcext:value-type="string">
            <text:p><text:s/></text:p>
          </table:table-cell>
          <table:table-cell table:style-name="ce135" table:formula="of:=[$Constants.B15]" office:value-type="string" office:string-value=" " calcext:value-type="string">
            <text:p><text:s/></text:p>
          </table:table-cell>
          <table:table-cell table:style-name="ce135" table:formula="of:=[$Constants.C15]" office:value-type="string" office:string-value=" " calcext:value-type="string">
            <text:p><text:s/></text:p>
          </table:table-cell>
          <table:table-cell table:style-name="ce135" table:formula="of:=[$Constants.D15]" office:value-type="string" office:string-value=" " calcext:value-type="string">
            <text:p><text:s/></text:p>
          </table:table-cell>
          <table:table-cell table:style-name="ce135" table:formula="of:=[$Constants.E15]" office:value-type="string" office:string-value=" " calcext:value-type="string">
            <text:p><text:s/></text:p>
          </table:table-cell>
          <table:table-cell table:style-name="ce135" table:formula="of:=[$Constants.F15]"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6]" office:value-type="string" office:string-value=" " calcext:value-type="string">
            <text:p><text:s/></text:p>
          </table:table-cell>
          <table:table-cell table:style-name="ce135" table:formula="of:=[$Constants.B16]" office:value-type="string" office:string-value=" " calcext:value-type="string">
            <text:p><text:s/></text:p>
          </table:table-cell>
          <table:table-cell table:style-name="ce135" table:formula="of:=[$Constants.C16]" office:value-type="string" office:string-value=" " calcext:value-type="string">
            <text:p><text:s/></text:p>
          </table:table-cell>
          <table:table-cell table:style-name="ce135" table:formula="of:=[$Constants.D16]" office:value-type="string" office:string-value=" " calcext:value-type="string">
            <text:p><text:s/></text:p>
          </table:table-cell>
          <table:table-cell table:style-name="ce135" table:formula="of:=[$Constants.E16]" office:value-type="string" office:string-value=" " calcext:value-type="string">
            <text:p><text:s/></text:p>
          </table:table-cell>
          <table:table-cell table:style-name="ce135" table:formula="of:=[$Constants.F16]"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7]" office:value-type="string" office:string-value=" " calcext:value-type="string">
            <text:p><text:s/></text:p>
          </table:table-cell>
          <table:table-cell table:style-name="ce135" table:formula="of:=[$Constants.B17]" office:value-type="string" office:string-value=" " calcext:value-type="string">
            <text:p><text:s/></text:p>
          </table:table-cell>
          <table:table-cell table:style-name="ce135" table:formula="of:=[$Constants.C17]" office:value-type="string" office:string-value=" " calcext:value-type="string">
            <text:p><text:s/></text:p>
          </table:table-cell>
          <table:table-cell table:style-name="ce135" table:formula="of:=[$Constants.D17]" office:value-type="string" office:string-value=" " calcext:value-type="string">
            <text:p><text:s/></text:p>
          </table:table-cell>
          <table:table-cell table:style-name="ce135" table:formula="of:=[$Constants.E17]" office:value-type="string" office:string-value=" " calcext:value-type="string">
            <text:p><text:s/></text:p>
          </table:table-cell>
          <table:table-cell table:style-name="ce135" table:formula="of:=[$Constants.F17]"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8]" office:value-type="string" office:string-value=" " calcext:value-type="string">
            <text:p><text:s/></text:p>
          </table:table-cell>
          <table:table-cell table:style-name="ce135" table:formula="of:=[$Constants.B18]" office:value-type="string" office:string-value=" " calcext:value-type="string">
            <text:p><text:s/></text:p>
          </table:table-cell>
          <table:table-cell table:style-name="ce135" table:formula="of:=[$Constants.C18]" office:value-type="string" office:string-value=" " calcext:value-type="string">
            <text:p><text:s/></text:p>
          </table:table-cell>
          <table:table-cell table:style-name="ce135" table:formula="of:=[$Constants.D18]" office:value-type="string" office:string-value=" " calcext:value-type="string">
            <text:p><text:s/></text:p>
          </table:table-cell>
          <table:table-cell table:style-name="ce135" table:formula="of:=[$Constants.E18]" office:value-type="string" office:string-value=" " calcext:value-type="string">
            <text:p><text:s/></text:p>
          </table:table-cell>
          <table:table-cell table:style-name="ce135" table:formula="of:=[$Constants.F18]"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9]" office:value-type="string" office:string-value="Defect Types:" calcext:value-type="string">
            <text:p>Defect Types:</text:p>
          </table:table-cell>
          <table:table-cell table:style-name="ce135" table:formula="of:=[$Constants.B19]" office:value-type="string" office:string-value="Requirements Change" calcext:value-type="string">
            <text:p>Requirements Change</text:p>
          </table:table-cell>
          <table:table-cell table:style-name="ce135" table:formula="of:=[$Constants.C19]" office:value-type="string" office:string-value="Changes to requirements" calcext:value-type="string">
            <text:p>Changes to requirements</text:p>
          </table:table-cell>
          <table:table-cell table:style-name="ce135" table:formula="of:=[$Constants.D19]" office:value-type="string" office:string-value="Iteration" calcext:value-type="string">
            <text:p>Iteration</text:p>
          </table:table-cell>
          <table:table-cell table:style-name="ce135" table:formula="of:=[$Constants.E19]" office:value-type="string" office:string-value="NA" calcext:value-type="string">
            <text:p>NA</text:p>
          </table:table-cell>
          <table:table-cell table:style-name="ce135" table:formula="of:=[$Constants.F19]" office:value-type="string" office:string-value="did not follow " calcext:value-type="string">
            <text:p>did not follow </text:p>
          </table:table-cell>
          <table:table-cell table:style-name="ce44" table:number-columns-repeated="2"/>
          <table:table-cell table:number-columns-repeated="1016"/>
        </table:table-row>
        <table:table-row table:style-name="ro2" table:visibility="collapse">
          <table:table-cell table:style-name="ce135" table:formula="of:=[$Constants.A20]" office:value-type="string" office:string-value=" " calcext:value-type="string">
            <text:p><text:s/></text:p>
          </table:table-cell>
          <table:table-cell table:style-name="ce135" table:formula="of:=[$Constants.B20]" office:value-type="string" office:string-value="Requirements Clarification" calcext:value-type="string">
            <text:p>Requirements Clarification</text:p>
          </table:table-cell>
          <table:table-cell table:style-name="ce135" table:formula="of:=[$Constants.C20]" office:value-type="string" office:string-value="Clarifications to requirements" calcext:value-type="string">
            <text:p>Clarifications to requirements</text:p>
          </table:table-cell>
          <table:table-cell table:style-name="ce135" table:formula="of:=[$Constants.D20]" office:value-type="string" office:string-value=" " calcext:value-type="string">
            <text:p><text:s/></text:p>
          </table:table-cell>
          <table:table-cell table:style-name="ce135" table:formula="of:=[$Constants.E20]" office:value-type="float" office:value="1" calcext:value-type="float">
            <text:p>1</text:p>
          </table:table-cell>
          <table:table-cell table:style-name="ce135" table:formula="of:=[$Constants.F20]" office:value-type="string" office:string-value="very painful" calcext:value-type="string">
            <text:p>very painful</text:p>
          </table:table-cell>
          <table:table-cell table:style-name="ce44" table:number-columns-repeated="2"/>
          <table:table-cell table:number-columns-repeated="1016"/>
        </table:table-row>
        <table:table-row table:style-name="ro2" table:visibility="collapse">
          <table:table-cell table:style-name="ce135" table:formula="of:=[$Constants.A21]" office:value-type="string" office:string-value=" " calcext:value-type="string">
            <text:p><text:s/></text:p>
          </table:table-cell>
          <table:table-cell table:style-name="ce135" table:formula="of:=[$Constants.B21]" office:value-type="string" office:string-value="Product syntax" calcext:value-type="string">
            <text:p>Product syntax</text:p>
          </table:table-cell>
          <table:table-cell table:style-name="ce135" table:formula="of:=[$Constants.C21]" office:value-type="string" office:string-value="Syntax flaws in the deliverable product" calcext:value-type="string">
            <text:p>Syntax flaws in the deliverable product</text:p>
          </table:table-cell>
          <table:table-cell table:style-name="ce135" table:formula="of:=[$Constants.D21]" office:value-type="string" office:string-value=" " calcext:value-type="string">
            <text:p><text:s/></text:p>
          </table:table-cell>
          <table:table-cell table:style-name="ce135" table:formula="of:=[$Constants.E21]" office:value-type="float" office:value="2" calcext:value-type="float">
            <text:p>2</text:p>
          </table:table-cell>
          <table:table-cell table:style-name="ce135" table:formula="of:=[$Constants.F21]" office:value-type="string" office:string-value="painful" calcext:value-type="string">
            <text:p>painful</text:p>
          </table:table-cell>
          <table:table-cell table:style-name="ce44" table:number-columns-repeated="2"/>
          <table:table-cell table:number-columns-repeated="1016"/>
        </table:table-row>
        <table:table-row table:style-name="ro2" table:visibility="collapse">
          <table:table-cell table:style-name="ce135" table:formula="of:=[$Constants.A22]" office:value-type="string" office:string-value=" " calcext:value-type="string">
            <text:p><text:s/></text:p>
          </table:table-cell>
          <table:table-cell table:style-name="ce135" table:formula="of:=[$Constants.B22]" office:value-type="string" office:string-value="Product logic" calcext:value-type="string">
            <text:p>Product logic</text:p>
          </table:table-cell>
          <table:table-cell table:style-name="ce135" table:formula="of:=[$Constants.C22]" office:value-type="string" office:string-value="Logic flaws in the deliverable product" calcext:value-type="string">
            <text:p>Logic flaws in the deliverable product</text:p>
          </table:table-cell>
          <table:table-cell table:style-name="ce135" table:formula="of:=[$Constants.D22]" office:value-type="string" office:string-value=" " calcext:value-type="string">
            <text:p><text:s/></text:p>
          </table:table-cell>
          <table:table-cell table:style-name="ce135" table:formula="of:=[$Constants.E22]" office:value-type="float" office:value="3" calcext:value-type="float">
            <text:p>3</text:p>
          </table:table-cell>
          <table:table-cell table:style-name="ce135" table:formula="of:=[$Constants.F22]" office:value-type="string" office:string-value="neutral" calcext:value-type="string">
            <text:p>neutral</text:p>
          </table:table-cell>
          <table:table-cell table:style-name="ce44" table:number-columns-repeated="2"/>
          <table:table-cell table:number-columns-repeated="1016"/>
        </table:table-row>
        <table:table-row table:style-name="ro2" table:visibility="collapse">
          <table:table-cell table:style-name="ce135" table:formula="of:=[$Constants.A23]" office:value-type="string" office:string-value=" " calcext:value-type="string">
            <text:p><text:s/></text:p>
          </table:table-cell>
          <table:table-cell table:style-name="ce135" table:formula="of:=[$Constants.B23]" office:value-type="string" office:string-value="Product interface" calcext:value-type="string">
            <text:p>Product interface</text:p>
          </table:table-cell>
          <table:table-cell table:style-name="ce135" table:formula="of:=[$Constants.C23]" office:value-type="string" office:string-value="Flaws in the interface of a component of the deliverable product" calcext:value-type="string">
            <text:p>Flaws in the interface of a component of the deliverable product</text:p>
          </table:table-cell>
          <table:table-cell table:style-name="ce135" table:formula="of:=[$Constants.D23]" office:value-type="string" office:string-value=" " calcext:value-type="string">
            <text:p><text:s/></text:p>
          </table:table-cell>
          <table:table-cell table:style-name="ce135" table:formula="of:=[$Constants.E23]" office:value-type="float" office:value="4" calcext:value-type="float">
            <text:p>4</text:p>
          </table:table-cell>
          <table:table-cell table:style-name="ce135" table:formula="of:=[$Constants.F23]" office:value-type="string" office:string-value="helpful" calcext:value-type="string">
            <text:p>helpful</text:p>
          </table:table-cell>
          <table:table-cell table:style-name="ce44" table:number-columns-repeated="2"/>
          <table:table-cell table:number-columns-repeated="1016"/>
        </table:table-row>
        <table:table-row table:style-name="ro2" table:visibility="collapse">
          <table:table-cell table:style-name="ce135" table:formula="of:=[$Constants.A24]" office:value-type="string" office:string-value=" " calcext:value-type="string">
            <text:p><text:s/></text:p>
          </table:table-cell>
          <table:table-cell table:style-name="ce135" table:formula="of:=[$Constants.B24]" office:value-type="string" office:string-value="Product checking" calcext:value-type="string">
            <text:p>Product checking</text:p>
          </table:table-cell>
          <table:table-cell table:style-name="ce135" table:formula="of:=[$Constants.C24]" office:value-type="string" office:string-value="Flaws with boundary/type checking within a component of the deliverable product" calcext:value-type="string">
            <text:p>Flaws with boundary/type checking within a component of the deliverable product</text:p>
          </table:table-cell>
          <table:table-cell table:style-name="ce135" table:formula="of:=[$Constants.D24]" office:value-type="string" office:string-value=" " calcext:value-type="string">
            <text:p><text:s/></text:p>
          </table:table-cell>
          <table:table-cell table:style-name="ce135" table:formula="of:=[$Constants.E24]" office:value-type="float" office:value="5" calcext:value-type="float">
            <text:p>5</text:p>
          </table:table-cell>
          <table:table-cell table:style-name="ce135" table:formula="of:=[$Constants.F24]" office:value-type="string" office:string-value="very helpful" calcext:value-type="string">
            <text:p>very helpful</text:p>
          </table:table-cell>
          <table:table-cell table:style-name="ce44" table:number-columns-repeated="2"/>
          <table:table-cell table:number-columns-repeated="1016"/>
        </table:table-row>
        <table:table-row table:style-name="ro2" table:visibility="collapse">
          <table:table-cell table:style-name="ce135" table:formula="of:=[$Constants.A25]" office:value-type="string" office:string-value=" " calcext:value-type="string">
            <text:p><text:s/></text:p>
          </table:table-cell>
          <table:table-cell table:style-name="ce135" table:formula="of:=[$Constants.B25]" office:value-type="string" office:string-value="Test syntax" calcext:value-type="string">
            <text:p>Test syntax</text:p>
          </table:table-cell>
          <table:table-cell table:style-name="ce135" table:formula="of:=[$Constants.C25]" office:value-type="string" office:string-value="Syntax flaws in the test code " calcext:value-type="string">
            <text:p>Syntax flaws in the test code </text:p>
          </table:table-cell>
          <table:table-cell table:style-name="ce135" table:formula="of:=[$Constants.D25]" office:value-type="string" office:string-value=" " calcext:value-type="string">
            <text:p><text:s/></text:p>
          </table:table-cell>
          <table:table-cell table:style-name="ce135" table:formula="of:=[$Constants.E25]" office:value-type="float" office:value="6" calcext:value-type="float">
            <text:p>6</text:p>
          </table:table-cell>
          <table:table-cell table:style-name="ce135" table:formula="of:=[$Constants.F25]"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26]" office:value-type="string" office:string-value=" " calcext:value-type="string">
            <text:p><text:s/></text:p>
          </table:table-cell>
          <table:table-cell table:style-name="ce135" table:formula="of:=[$Constants.B26]" office:value-type="string" office:string-value="Test logic" calcext:value-type="string">
            <text:p>Test logic</text:p>
          </table:table-cell>
          <table:table-cell table:style-name="ce135" table:formula="of:=[$Constants.C26]" office:value-type="string" office:string-value="Logic flaws in the test code" calcext:value-type="string">
            <text:p>Logic flaws in the test code</text:p>
          </table:table-cell>
          <table:table-cell table:style-name="ce135" table:formula="of:=[$Constants.D26]" office:value-type="string" office:string-value=" " calcext:value-type="string">
            <text:p><text:s/></text:p>
          </table:table-cell>
          <table:table-cell table:style-name="ce135" table:formula="of:=[$Constants.E26]" office:value-type="float" office:value="7" calcext:value-type="float">
            <text:p>7</text:p>
          </table:table-cell>
          <table:table-cell table:style-name="ce135" table:formula="of:=[$Constants.F26]"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27]" office:value-type="string" office:string-value=" " calcext:value-type="string">
            <text:p><text:s/></text:p>
          </table:table-cell>
          <table:table-cell table:style-name="ce135" table:formula="of:=[$Constants.B27]" office:value-type="string" office:string-value="Test interface" calcext:value-type="string">
            <text:p>Test interface</text:p>
          </table:table-cell>
          <table:table-cell table:style-name="ce135" table:formula="of:=[$Constants.C27]" office:value-type="string" office:string-value="Flaws in the interface of a component of the test code" calcext:value-type="string">
            <text:p>Flaws in the interface of a component of the test code</text:p>
          </table:table-cell>
          <table:table-cell table:style-name="ce135" table:formula="of:=[$Constants.D27]" office:value-type="string" office:string-value=" " calcext:value-type="string">
            <text:p><text:s/></text:p>
          </table:table-cell>
          <table:table-cell table:style-name="ce135" table:formula="of:=[$Constants.E27]" office:value-type="float" office:value="8" calcext:value-type="float">
            <text:p>8</text:p>
          </table:table-cell>
          <table:table-cell table:style-name="ce135" table:formula="of:=[$Constants.F27]"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28]" office:value-type="string" office:string-value=" " calcext:value-type="string">
            <text:p><text:s/></text:p>
          </table:table-cell>
          <table:table-cell table:style-name="ce135" table:formula="of:=[$Constants.B28]" office:value-type="string" office:string-value="Test checking" calcext:value-type="string">
            <text:p>Test checking</text:p>
          </table:table-cell>
          <table:table-cell table:style-name="ce135" table:formula="of:=[$Constants.C28]" office:value-type="string" office:string-value="Flaws with boundary/type checking within a component of the test code" calcext:value-type="string">
            <text:p>Flaws with boundary/type checking within a component of the test code</text:p>
          </table:table-cell>
          <table:table-cell table:style-name="ce135" table:formula="of:=[$Constants.D28]" office:value-type="string" office:string-value=" " calcext:value-type="string">
            <text:p><text:s/></text:p>
          </table:table-cell>
          <table:table-cell table:style-name="ce135" table:formula="of:=[$Constants.E28]" office:value-type="float" office:value="9" calcext:value-type="float">
            <text:p>9</text:p>
          </table:table-cell>
          <table:table-cell table:style-name="ce135" table:formula="of:=[$Constants.F28]"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29]" office:value-type="string" office:string-value=" " calcext:value-type="string">
            <text:p><text:s/></text:p>
          </table:table-cell>
          <table:table-cell table:style-name="ce135" table:formula="of:=[$Constants.B29]" office:value-type="string" office:string-value="Bad Smell" calcext:value-type="string">
            <text:p>Bad Smell</text:p>
          </table:table-cell>
          <table:table-cell table:style-name="ce135" table:formula="of:=[$Constants.C29]" office:value-type="string" office:string-value="Refactoring changes (please note the bad smell in the defect description)" calcext:value-type="string">
            <text:p>Refactoring changes (please note the bad smell in the defect description)</text:p>
          </table:table-cell>
          <table:table-cell table:style-name="ce135" table:formula="of:=[$Constants.D29]" office:value-type="string" office:string-value=" " calcext:value-type="string">
            <text:p><text:s/></text:p>
          </table:table-cell>
          <table:table-cell table:style-name="ce135" table:formula="of:=[$Constants.E29]" office:value-type="float" office:value="10" calcext:value-type="float">
            <text:p>10</text:p>
          </table:table-cell>
          <table:table-cell table:style-name="ce135" table:formula="of:=[$Constants.F29]" office:value-type="float" office:value="0" calcext:value-type="float">
            <text:p>0</text:p>
          </table:table-cell>
          <table:table-cell table:style-name="ce44" table:number-columns-repeated="2"/>
          <table:table-cell table:number-columns-repeated="1016"/>
        </table:table-row>
        <table:table-row table:style-name="ro2" table:visibility="collapse">
          <table:table-cell table:style-name="ce135" table:formula="of:=[$Constants.A30]" office:value-type="string" office:string-value="Y/N:" calcext:value-type="string">
            <text:p>Y/N:</text:p>
          </table:table-cell>
          <table:table-cell table:style-name="ce135" table:formula="of:=[$Constants.B30]" office:value-type="string" office:string-value="Yes" calcext:value-type="string">
            <text:p>Yes</text:p>
          </table:table-cell>
          <table:table-cell table:style-name="ce135" table:formula="of:=[$Constants.C30]" office:value-type="string" office:string-value=" " calcext:value-type="string">
            <text:p><text:s/></text:p>
          </table:table-cell>
          <table:table-cell table:style-name="ce135" table:formula="of:=[$Constants.D30]" office:value-type="string" office:string-value=" " calcext:value-type="string">
            <text:p><text:s/></text:p>
          </table:table-cell>
          <table:table-cell table:style-name="ce135" table:formula="of:=[$Constants.E30]" office:value-type="string" office:string-value="Passed" calcext:value-type="string">
            <text:p>Passed</text:p>
          </table:table-cell>
          <table:table-cell table:style-name="ce135" table:formula="of:=[$Constants.F30]" office:value-type="float" office:value="0" calcext:value-type="float">
            <text:p>0</text:p>
          </table:table-cell>
          <table:table-cell table:style-name="ce45" table:number-columns-repeated="2"/>
          <table:table-cell/>
          <table:table-cell table:style-name="ce56" table:number-columns-repeated="1015"/>
        </table:table-row>
        <table:table-row table:style-name="ro2" table:visibility="collapse">
          <table:table-cell table:style-name="ce135" table:formula="of:=[$Constants.A31]" office:value-type="string" office:string-value=" " calcext:value-type="string">
            <text:p><text:s/></text:p>
          </table:table-cell>
          <table:table-cell table:style-name="ce135" table:formula="of:=[$Constants.B31]" office:value-type="string" office:string-value="No" calcext:value-type="string">
            <text:p>No</text:p>
          </table:table-cell>
          <table:table-cell table:style-name="ce135" table:formula="of:=[$Constants.C31]" office:value-type="string" office:string-value=" " calcext:value-type="string">
            <text:p><text:s/></text:p>
          </table:table-cell>
          <table:table-cell table:style-name="ce135" table:formula="of:=[$Constants.D31]" office:value-type="string" office:string-value=" " calcext:value-type="string">
            <text:p><text:s/></text:p>
          </table:table-cell>
          <table:table-cell table:style-name="ce135" table:formula="of:=[$Constants.E31]" office:value-type="string" office:string-value="Passed with issues" calcext:value-type="string">
            <text:p>Passed with issues</text:p>
          </table:table-cell>
          <table:table-cell table:style-name="ce135" table:formula="of:=[$Constants.F31]" office:value-type="float" office:value="0" calcext:value-type="float">
            <text:p>0</text:p>
          </table:table-cell>
          <table:table-cell table:style-name="ce45"/>
          <table:table-cell table:style-name="ce44"/>
          <table:table-cell table:number-columns-repeated="1016"/>
        </table:table-row>
        <table:table-row table:style-name="ro2" table:visibility="collapse">
          <table:table-cell table:style-name="ce135" table:formula="of:=[$Constants.A32]" office:value-type="string" office:string-value="Proxy Types:" calcext:value-type="string">
            <text:p>Proxy Types:</text:p>
          </table:table-cell>
          <table:table-cell table:style-name="ce135" office:value-type="string" calcext:value-type="string">
            <text:p><text:s/>-</text:p>
          </table:table-cell>
          <table:table-cell table:style-name="ce135" table:formula="of:=[$Constants.C32]" office:value-type="string" office:string-value=" " calcext:value-type="string">
            <text:p><text:s/></text:p>
          </table:table-cell>
          <table:table-cell table:style-name="ce135" table:formula="of:=[$Constants.D32]" office:value-type="string" office:string-value=" " calcext:value-type="string">
            <text:p><text:s/></text:p>
          </table:table-cell>
          <table:table-cell table:style-name="ce135" table:formula="of:=[$Constants.E32]" office:value-type="string" office:string-value="Failed" calcext:value-type="string">
            <text:p>Failed</text:p>
          </table:table-cell>
          <table:table-cell table:style-name="ce135" table:formula="of:=[$Constants.F32]"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3]" office:value-type="string" office:string-value=" " calcext:value-type="string">
            <text:p><text:s/></text:p>
          </table:table-cell>
          <table:table-cell table:style-name="ce135" table:formula="of:=[$Constants.B33]" office:value-type="string" office:string-value="Calculation" calcext:value-type="string">
            <text:p>Calculation</text:p>
          </table:table-cell>
          <table:table-cell table:style-name="ce135" table:formula="of:=[$Constants.C33]" office:value-type="string" office:string-value=" " calcext:value-type="string">
            <text:p><text:s/></text:p>
          </table:table-cell>
          <table:table-cell table:style-name="ce135" table:formula="of:=[$Constants.D33]" office:value-type="string" office:string-value=" " calcext:value-type="string">
            <text:p><text:s/></text:p>
          </table:table-cell>
          <table:table-cell table:style-name="ce135" table:formula="of:=[$Constants.E33]" office:value-type="string" office:string-value="Not tested" calcext:value-type="string">
            <text:p>Not tested</text:p>
          </table:table-cell>
          <table:table-cell table:style-name="ce135" table:formula="of:=[$Constants.F33]"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4]" office:value-type="string" office:string-value=" " calcext:value-type="string">
            <text:p><text:s/></text:p>
          </table:table-cell>
          <table:table-cell table:style-name="ce135" table:formula="of:=[$Constants.B34]" office:value-type="string" office:string-value="Data" calcext:value-type="string">
            <text:p>Data</text:p>
          </table:table-cell>
          <table:table-cell table:style-name="ce135" table:formula="of:=[$Constants.C34]" office:value-type="string" office:string-value=" " calcext:value-type="string">
            <text:p><text:s/></text:p>
          </table:table-cell>
          <table:table-cell table:style-name="ce135" table:formula="of:=[$Constants.D34]" office:value-type="string" office:string-value=" " calcext:value-type="string">
            <text:p><text:s/></text:p>
          </table:table-cell>
          <table:table-cell table:style-name="ce135" table:formula="of:=[$Constants.E34]" office:value-type="string" office:string-value="Not applicable" calcext:value-type="string">
            <text:p>Not applicable</text:p>
          </table:table-cell>
          <table:table-cell table:style-name="ce135" table:formula="of:=[$Constants.F34]"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5]" office:value-type="string" office:string-value=" " calcext:value-type="string">
            <text:p><text:s/></text:p>
          </table:table-cell>
          <table:table-cell table:style-name="ce135" table:formula="of:=[$Constants.B35]" office:value-type="string" office:string-value="I/O" calcext:value-type="string">
            <text:p>I/O</text:p>
          </table:table-cell>
          <table:table-cell table:style-name="ce135" table:formula="of:=[$Constants.C35]" office:value-type="string" office:string-value=" " calcext:value-type="string">
            <text:p><text:s/></text:p>
          </table:table-cell>
          <table:table-cell table:style-name="ce135" table:formula="of:=[$Constants.D35]" office:value-type="string" office:string-value=" " calcext:value-type="string">
            <text:p><text:s/></text:p>
          </table:table-cell>
          <table:table-cell table:style-name="ce135" table:formula="of:=[$Constants.E35]" office:value-type="string" office:string-value=" " calcext:value-type="string">
            <text:p><text:s/></text:p>
          </table:table-cell>
          <table:table-cell table:style-name="ce135" table:formula="of:=[$Constants.F35]"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6]" office:value-type="string" office:string-value=" " calcext:value-type="string">
            <text:p><text:s/></text:p>
          </table:table-cell>
          <table:table-cell table:style-name="ce135" table:formula="of:=[$Constants.B36]" office:value-type="string" office:string-value="Logic" calcext:value-type="string">
            <text:p>Logic</text:p>
          </table:table-cell>
          <table:table-cell table:style-name="ce135" table:formula="of:=[$Constants.C36]" office:value-type="string" office:string-value=" " calcext:value-type="string">
            <text:p><text:s/></text:p>
          </table:table-cell>
          <table:table-cell table:style-name="ce135" table:formula="of:=[$Constants.D36]" office:value-type="string" office:string-value=" " calcext:value-type="string">
            <text:p><text:s/></text:p>
          </table:table-cell>
          <table:table-cell table:style-name="ce135" table:formula="of:=[$Constants.E36]" office:value-type="string" office:string-value=" " calcext:value-type="string">
            <text:p><text:s/></text:p>
          </table:table-cell>
          <table:table-cell table:style-name="ce135" table:formula="of:=[$Constants.F36]"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7]" office:value-type="string" office:string-value=" " calcext:value-type="string">
            <text:p><text:s/></text:p>
          </table:table-cell>
          <table:table-cell table:style-name="ce135" table:formula="of:=[$Constants.B37]" office:value-type="string" office:string-value=" " calcext:value-type="string">
            <text:p><text:s/></text:p>
          </table:table-cell>
          <table:table-cell table:style-name="ce135" table:formula="of:=[$Constants.C37]" office:value-type="string" office:string-value=" " calcext:value-type="string">
            <text:p><text:s/></text:p>
          </table:table-cell>
          <table:table-cell table:style-name="ce135" table:formula="of:=[$Constants.D37]" office:value-type="string" office:string-value=" " calcext:value-type="string">
            <text:p><text:s/></text:p>
          </table:table-cell>
          <table:table-cell table:style-name="ce135" table:formula="of:=[$Constants.E37]" office:value-type="string" office:string-value=" " calcext:value-type="string">
            <text:p><text:s/></text:p>
          </table:table-cell>
          <table:table-cell table:style-name="ce135" table:formula="of:=[$Constants.F37]"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8]" office:value-type="string" office:string-value="Sizes:" calcext:value-type="string">
            <text:p>Sizes:</text:p>
          </table:table-cell>
          <table:table-cell table:style-name="ce135" table:formula="of:=[$Constants.B38]" office:value-type="string" office:string-value="VS" calcext:value-type="string">
            <text:p>VS</text:p>
          </table:table-cell>
          <table:table-cell table:style-name="ce135" table:formula="of:=[$Constants.C38]" office:value-type="string" office:string-value="S" calcext:value-type="string">
            <text:p>S</text:p>
          </table:table-cell>
          <table:table-cell table:style-name="ce135" table:formula="of:=[$Constants.D38]" office:value-type="string" office:string-value="M" calcext:value-type="string">
            <text:p>M</text:p>
          </table:table-cell>
          <table:table-cell table:style-name="ce135" table:formula="of:=[$Constants.E38]" office:value-type="string" office:string-value="L" calcext:value-type="string">
            <text:p>L</text:p>
          </table:table-cell>
          <table:table-cell table:style-name="ce135" table:formula="of:=[$Constants.F38]" office:value-type="string" office:string-value="VL" calcext:value-type="string">
            <text:p>VL</text:p>
          </table:table-cell>
          <table:table-cell table:style-name="ce45"/>
          <table:table-cell table:style-name="ce44"/>
          <table:table-cell table:number-columns-repeated="1016"/>
        </table:table-row>
        <table:table-row table:style-name="ro2" table:visibility="collapse">
          <table:table-cell table:style-name="ce135" table:formula="of:=[$Constants.A39]" office:value-type="string" office:string-value="upper" calcext:value-type="string">
            <text:p>upper</text:p>
          </table:table-cell>
          <table:table-cell table:style-name="ce135" table:formula="of:=[$Constants.B39]" office:value-type="float" office:value="-1.5" calcext:value-type="float">
            <text:p>-1.5</text:p>
          </table:table-cell>
          <table:table-cell table:style-name="ce135" table:formula="of:=[$Constants.C39]" office:value-type="float" office:value="-0.5" calcext:value-type="float">
            <text:p>-0.5</text:p>
          </table:table-cell>
          <table:table-cell table:style-name="ce135" table:formula="of:=[$Constants.D39]" office:value-type="float" office:value="0.5" calcext:value-type="float">
            <text:p>0.5</text:p>
          </table:table-cell>
          <table:table-cell table:style-name="ce135" table:formula="of:=[$Constants.E39]" office:value-type="float" office:value="1.5" calcext:value-type="float">
            <text:p>1.5</text:p>
          </table:table-cell>
          <table:table-cell table:style-name="ce135" table:formula="of:=[$Constants.F39]" office:value-type="float" office:value="99999" calcext:value-type="float">
            <text:p>99999</text:p>
          </table:table-cell>
          <table:table-cell table:style-name="ce45"/>
          <table:table-cell table:style-name="ce44"/>
          <table:table-cell table:number-columns-repeated="1016"/>
        </table:table-row>
        <table:table-row table:style-name="ro2" table:visibility="collapse">
          <table:table-cell table:style-name="ce135" table:formula="of:=[$Constants.A40]" office:value-type="string" office:string-value="mid" calcext:value-type="string">
            <text:p>mid</text:p>
          </table:table-cell>
          <table:table-cell table:style-name="ce135" table:formula="of:=[$Constants.B40]" office:value-type="float" office:value="-2" calcext:value-type="float">
            <text:p>-2</text:p>
          </table:table-cell>
          <table:table-cell table:style-name="ce135" table:formula="of:=[$Constants.C40]" office:value-type="float" office:value="-1" calcext:value-type="float">
            <text:p>-1</text:p>
          </table:table-cell>
          <table:table-cell table:style-name="ce135" table:formula="of:=[$Constants.D40]" office:value-type="float" office:value="0" calcext:value-type="float">
            <text:p>0</text:p>
          </table:table-cell>
          <table:table-cell table:style-name="ce135" table:formula="of:=[$Constants.E40]" office:value-type="float" office:value="1" calcext:value-type="float">
            <text:p>1</text:p>
          </table:table-cell>
          <table:table-cell table:style-name="ce135" table:formula="of:=[$Constants.F40]" office:value-type="float" office:value="2" calcext:value-type="float">
            <text:p>2</text:p>
          </table:table-cell>
          <table:table-cell table:style-name="ce45"/>
          <table:table-cell table:style-name="ce44"/>
          <table:table-cell table:number-columns-repeated="1016"/>
        </table:table-row>
        <table:table-row table:style-name="ro2" table:visibility="collapse">
          <table:table-cell table:style-name="ce135" table:formula="of:=[$Constants.A41]" office:value-type="string" office:string-value="lower" calcext:value-type="string">
            <text:p>lower</text:p>
          </table:table-cell>
          <table:table-cell table:style-name="ce135" table:formula="of:=[$Constants.B41]" office:value-type="float" office:value="0" calcext:value-type="float">
            <text:p>0</text:p>
          </table:table-cell>
          <table:table-cell table:style-name="ce135" table:formula="of:=[$Constants.C41]" office:value-type="float" office:value="-1.5" calcext:value-type="float">
            <text:p>-1.5</text:p>
          </table:table-cell>
          <table:table-cell table:style-name="ce135" table:formula="of:=[$Constants.D41]" office:value-type="float" office:value="-0.5" calcext:value-type="float">
            <text:p>-0.5</text:p>
          </table:table-cell>
          <table:table-cell table:style-name="ce135" table:formula="of:=[$Constants.E41]" office:value-type="float" office:value="0.5" calcext:value-type="float">
            <text:p>0.5</text:p>
          </table:table-cell>
          <table:table-cell table:style-name="ce135" table:formula="of:=[$Constants.F41]" office:value-type="float" office:value="1.5" calcext:value-type="float">
            <text:p>1.5</text:p>
          </table:table-cell>
          <table:table-cell table:style-name="ce45"/>
          <table:table-cell table:style-name="ce44"/>
          <table:table-cell table:number-columns-repeated="1016"/>
        </table:table-row>
        <table:table-row table:style-name="ro2" table:visibility="collapse">
          <table:table-cell table:style-name="ce135" table:formula="of:=[$Constants.A42]" office:value-type="string" office:string-value=" " calcext:value-type="string">
            <text:p><text:s/></text:p>
          </table:table-cell>
          <table:table-cell table:style-name="ce135" table:formula="of:=[$Constants.B42]" office:value-type="float" office:value="0" calcext:value-type="float">
            <text:p>0</text:p>
          </table:table-cell>
          <table:table-cell table:style-name="ce135" table:formula="of:=[$Constants.C42]" office:value-type="float" office:value="0" calcext:value-type="float">
            <text:p>0</text:p>
          </table:table-cell>
          <table:table-cell table:style-name="ce135" table:formula="of:=[$Constants.D42]" office:value-type="float" office:value="0" calcext:value-type="float">
            <text:p>0</text:p>
          </table:table-cell>
          <table:table-cell table:style-name="ce135" table:formula="of:=[$Constants.E42]" office:value-type="float" office:value="0" calcext:value-type="float">
            <text:p>0</text:p>
          </table:table-cell>
          <table:table-cell table:style-name="ce135" table:formula="of:=[$Constants.F42]" office:value-type="string" office:string-value=" " calcext:value-type="string">
            <text:p><text:s/></text:p>
          </table:table-cell>
          <table:table-cell table:style-name="ce46" table:number-columns-repeated="2"/>
          <table:table-cell table:style-name="ce6" table:number-columns-repeated="248"/>
          <table:table-cell table:number-columns-repeated="768"/>
        </table:table-row>
        <table:table-row table:style-name="ro2" table:visibility="collapse">
          <table:table-cell table:style-name="ce135" table:formula="of:=[$Constants.A43]" office:value-type="string" office:string-value=" " calcext:value-type="string">
            <text:p><text:s/></text:p>
          </table:table-cell>
          <table:table-cell table:style-name="ce135" table:formula="of:=[$Constants.B43]" office:value-type="string" office:string-value=" " calcext:value-type="string">
            <text:p><text:s/></text:p>
          </table:table-cell>
          <table:table-cell table:style-name="ce135" table:formula="of:=[$Constants.C43]" office:value-type="string" office:string-value=" " calcext:value-type="string">
            <text:p><text:s/></text:p>
          </table:table-cell>
          <table:table-cell table:style-name="ce135" table:formula="of:=[$Constants.D43]" office:value-type="string" office:string-value=" " calcext:value-type="string">
            <text:p><text:s/></text:p>
          </table:table-cell>
          <table:table-cell table:style-name="ce135" table:formula="of:=[$Constants.E43]" office:value-type="string" office:string-value=" " calcext:value-type="string">
            <text:p><text:s/></text:p>
          </table:table-cell>
          <table:table-cell table:style-name="ce135" table:formula="of:=[$Constants.F43]" office:value-type="string" office:string-value=" " calcext:value-type="string">
            <text:p><text:s/></text:p>
          </table:table-cell>
          <table:table-cell table:style-name="ce47" table:number-columns-repeated="5"/>
          <table:table-cell table:style-name="ce54" table:number-columns-repeated="1013"/>
        </table:table-row>
        <table:table-row table:style-name="ro2">
          <table:table-cell table:number-columns-repeated="1024"/>
        </table:table-row>
        <table:table-row table:style-name="ro1">
          <table:table-cell table:style-name="ce109" office:value-type="string" calcext:value-type="string" table:number-columns-spanned="3" table:number-rows-spanned="1">
            <text:p>Historical Data</text:p>
          </table:table-cell>
          <table:covered-table-cell table:number-columns-repeated="2" table:style-name="ce109"/>
          <table:table-cell table:style-name="ce112" table:number-columns-repeated="5"/>
          <table:table-cell table:number-columns-repeated="1016"/>
        </table:table-row>
        <table:table-row table:style-name="ro30">
          <table:table-cell table:style-name="ce112" table:number-columns-repeated="8"/>
          <table:table-cell table:number-columns-repeated="1016"/>
        </table:table-row>
        <table:table-row table:style-name="ro2">
          <table:table-cell table:style-name="ce136" office:value-type="string" calcext:value-type="string">
            <text:p>Current Assignment:</text:p>
          </table:table-cell>
          <table:table-cell table:style-name="ce136"/>
          <table:table-cell table:style-name="ce136" table:formula="of:=[$Description.B3]" office:value-type="string" office:string-value="Assignment 2" calcext:value-type="string">
            <text:p>Assignment 2</text:p>
          </table:table-cell>
          <table:table-cell table:style-name="ce136" table:formula="of:=CONCATENATE(&quot;CA&quot;;[.C47];&quot;.xls&quot;)" office:value-type="string" office:string-value="CAAssignment 2.xls" calcext:value-type="string">
            <text:p>CAAssignment 2.xls</text:p>
          </table:table-cell>
          <table:table-cell table:style-name="ce136" table:number-columns-repeated="4"/>
          <table:table-cell table:style-name="ce139" table:number-columns-repeated="1016"/>
        </table:table-row>
        <table:table-row table:style-name="ro2">
          <table:table-cell table:style-name="ce136" office:value-type="string" calcext:value-type="string">
            <text:p>Immediate Past Assignment:</text:p>
          </table:table-cell>
          <table:table-cell table:style-name="ce136"/>
          <table:table-cell table:style-name="ce136" office:value-type="float" office:value="5" calcext:value-type="float">
            <text:p>5</text:p>
          </table:table-cell>
          <table:table-cell table:style-name="ce136" table:formula="of:=CONCATENATE(&quot;CA&quot;;[.C48];&quot;.xls&quot;)" office:value-type="string" office:string-value="CA5.xls" calcext:value-type="string">
            <text:p>CA5.xls</text:p>
          </table:table-cell>
          <table:table-cell table:style-name="ce136" table:number-columns-repeated="4"/>
          <table:table-cell table:style-name="ce139" table:number-columns-repeated="1016"/>
        </table:table-row>
        <table:table-row table:style-name="ro30">
          <table:table-cell table:style-name="ce112" table:number-columns-repeated="8"/>
          <table:table-cell table:number-columns-repeated="1016"/>
        </table:table-row>
        <table:table-row table:style-name="ro19">
          <table:table-cell table:style-name="ce137" office:value-type="string" calcext:value-type="string" table:number-columns-spanned="3" table:number-rows-spanned="1">
            <text:p>Project Plan Summary From</text:p>
          </table:table-cell>
          <table:covered-table-cell table:number-columns-repeated="2" table:style-name="ce137"/>
          <table:table-cell table:style-name="ce110" table:formula="of:=[.D48]" office:value-type="string" office:string-value="CA5.xls" calcext:value-type="string">
            <text:p>CA5.xls</text:p>
          </table:table-cell>
          <table:table-cell table:style-name="ce110" table:number-columns-repeated="4"/>
          <table:table-cell table:style-name="ce177" table:number-columns-repeated="1016"/>
        </table:table-row>
        <table:table-row table:style-name="ro2">
          <table:table-cell table:style-name="ce138" office:value-type="string" calcext:value-type="string">
            <text:p>Program Size (LOC)</text:p>
          </table:table-cell>
          <table:table-cell/>
          <table:table-cell table:style-name="ce138" office:value-type="string" calcext:value-type="string">
            <text:p>Plan</text:p>
          </table:table-cell>
          <table:table-cell table:style-name="ce138" office:value-type="string" calcext:value-type="string">
            <text:p>Actual</text:p>
          </table:table-cell>
          <table:table-cell table:style-name="ce138" office:value-type="string" calcext:value-type="string">
            <text:p>Actual to Date</text:p>
          </table:table-cell>
          <table:table-cell table:number-columns-repeated="1019"/>
        </table:table-row>
        <table:table-row table:style-name="ro2">
          <table:table-cell table:style-name="ce139" office:value-type="string" calcext:value-type="string">
            <text:p>Base code LOC count</text:p>
          </table:table-cell>
          <table:table-cell table:style-name="ce139"/>
          <table:table-cell table:style-name="ce154">
            <office:annotation draw:style-name="gr13" draw:text-style-name="P8" svg:width="114.92pt" svg:height="457.03pt" svg:x="430.07pt" svg:y="713.99pt" draw:caption-point-x="-208.37pt" draw:caption-point-y="-603.72pt">
              <dc:date>2017-02-12T00:00:00</dc:date>
              <text:p text:style-name="P7"><text:span text:style-name="T4">Estimate of the number of lines deleted from previously-</text:span><text:span text:style-name="T4">written code</text:span></text:p>
              <text:p text:style-name="P7"><text:span text:style-name="T4"/></text:p>
            </office:annotation>
          </table:table-cell>
          <table:table-cell table:style-name="ce154" table:number-columns-repeated="2"/>
          <table:table-cell/>
          <table:table-cell table:style-name="ce139" table:number-columns-repeated="2"/>
          <table:table-cell table:number-columns-repeated="1016"/>
        </table:table-row>
        <table:table-row table:style-name="ro2">
          <table:table-cell table:style-name="ce139" office:value-type="string" calcext:value-type="string">
            <text:p><text:s text:c="3"/>Lines deleted from Base</text:p>
          </table:table-cell>
          <table:table-cell table:style-name="ce139"/>
          <table:table-cell table:style-name="ce154">
            <office:annotation draw:style-name="gr14" draw:text-style-name="P8" svg:width="114.92pt" svg:height="457.03pt" svg:x="430.07pt" svg:y="713.99pt" draw:caption-point-x="-208.37pt" draw:caption-point-y="-590.71pt">
              <dc:date>2017-02-12T00:00:00</dc:date>
              <text:p text:style-name="P7"><text:span text:style-name="T4">Estimated of the number of lines modified from </text:span><text:span text:style-name="T4">previously-written code</text:span></text:p>
              <text:p text:style-name="P7"><text:span text:style-name="T4"/></text:p>
            </office:annotation>
          </table:table-cell>
          <table:table-cell table:style-name="ce154" table:number-columns-repeated="2"/>
          <table:table-cell/>
          <table:table-cell table:style-name="ce139" table:number-columns-repeated="2"/>
          <table:table-cell table:number-columns-repeated="1016"/>
        </table:table-row>
        <table:table-row table:style-name="ro2">
          <table:table-cell table:style-name="ce139" office:value-type="string" calcext:value-type="string">
            <text:p><text:s text:c="3"/>Lines modified from Base</text:p>
          </table:table-cell>
          <table:table-cell table:style-name="ce139"/>
          <table:table-cell table:style-name="ce154">
            <office:annotation draw:style-name="gr15" draw:text-style-name="P8" svg:width="114.86pt" svg:height="675.04pt" svg:x="351.47pt" svg:y="713.99pt" draw:caption-point-x="-129.77pt" draw:caption-point-y="-577.73pt">
              <dc:date>2017-02-12T00:00:00</dc:date>
              <text:p text:style-name="P7"><text:span text:style-name="T4">Estimate of the number of lines added to previously-</text:span><text:span text:style-name="T4">written code to bring it to the point where new </text:span><text:span text:style-name="T4">functionality can be added</text:span></text:p>
              <text:p text:style-name="P7"><text:span text:style-name="T4"/></text:p>
            </office:annotation>
          </table:table-cell>
          <table:table-cell table:style-name="ce154" table:number-columns-repeated="2"/>
          <table:table-cell/>
          <table:table-cell table:style-name="ce139" table:number-columns-repeated="2"/>
          <table:table-cell table:number-columns-repeated="1016"/>
        </table:table-row>
        <table:table-row table:style-name="ro2">
          <table:table-cell table:style-name="ce139" office:value-type="string" calcext:value-type="string">
            <text:p><text:s text:c="3"/>Lines added to Base</text:p>
          </table:table-cell>
          <table:table-cell table:style-name="ce139"/>
          <table:table-cell table:style-name="ce154">
            <office:annotation draw:style-name="gr16" draw:text-style-name="P8" svg:width="114.92pt" svg:height="457.03pt" svg:x="430.07pt" svg:y="713.99pt" draw:caption-point-x="-208.37pt" draw:caption-point-y="-564.72pt">
              <dc:date>2017-02-12T00:00:00</dc:date>
              <text:p text:style-name="P7"><text:span text:style-name="T4">Count of the number of lines of reused source code</text:span></text:p>
              <text:p text:style-name="P7"><text:span text:style-name="T4"/></text:p>
            </office:annotation>
          </table:table-cell>
          <table:table-cell table:style-name="ce154" table:number-columns-repeated="2"/>
          <table:table-cell/>
          <table:table-cell table:style-name="ce139" table:number-columns-repeated="2"/>
          <table:table-cell table:number-columns-repeated="1016"/>
        </table:table-row>
        <table:table-row table:style-name="ro2">
          <table:table-cell table:style-name="ce139" office:value-type="string" calcext:value-type="string">
            <text:p>Reused lines</text:p>
          </table:table-cell>
          <table:table-cell table:style-name="ce139"/>
          <table:table-cell table:style-name="ce154">
            <office:annotation draw:style-name="gr17" draw:text-style-name="P8" svg:width="112.05pt" svg:height="714.08pt" svg:x="351.47pt" svg:y="713.99pt" draw:caption-point-x="-129.77pt" draw:caption-point-y="-551.71pt">
              <dc:date>2017-02-12T00:00:00</dc:date>
              <text:p text:style-name="P7"><text:span text:style-name="T5">Estimate the number of new lines of code that </text:span><text:span text:style-name="T5">provide new functionality to meet the </text:span><text:span text:style-name="T5">specifications of </text:span></text:p>
              <text:p text:style-name="P7"><text:span text:style-name="T5">this assignment.</text:span></text:p>
              <text:p text:style-name="P7"><text:span text:style-name="T5"/></text:p>
            </office:annotation>
          </table:table-cell>
          <table:table-cell table:style-name="ce154" table:number-columns-repeated="2"/>
          <table:table-cell/>
          <table:table-cell table:style-name="ce139" table:number-columns-repeated="2"/>
          <table:table-cell table:number-columns-repeated="1016"/>
        </table:table-row>
        <table:table-row table:style-name="ro2">
          <table:table-cell table:style-name="ce139" office:value-type="string" calcext:value-type="string">
            <text:p>New component lines of code</text:p>
          </table:table-cell>
          <table:table-cell table:style-name="ce139"/>
          <table:table-cell table:style-name="ce154"/>
          <table:table-cell table:style-name="ce159"/>
          <table:table-cell table:style-name="ce162"/>
          <table:table-cell/>
          <table:table-cell table:style-name="ce139" table:number-columns-repeated="2"/>
          <table:table-cell table:number-columns-repeated="1016"/>
        </table:table-row>
        <table:table-row table:style-name="ro2">
          <table:table-cell table:number-columns-repeated="2"/>
          <table:table-cell table:style-name="ce138" table:number-columns-repeated="3"/>
          <table:table-cell table:number-columns-repeated="1019"/>
        </table:table-row>
        <table:table-row table:style-name="ro2" table:visibility="collapse">
          <table:table-cell office:value-type="string" calcext:value-type="string">
            <text:p>Component Count</text:p>
          </table:table-cell>
          <table:table-cell/>
          <table:table-cell table:style-name="ce138" office:value-type="string" calcext:value-type="string">
            <text:p>Plan</text:p>
          </table:table-cell>
          <table:table-cell table:style-name="ce138" office:value-type="string" calcext:value-type="string">
            <text:p>Actual</text:p>
          </table:table-cell>
          <table:table-cell table:style-name="ce138" office:value-type="string" calcext:value-type="string">
            <text:p>Actual to Date</text:p>
          </table:table-cell>
          <table:table-cell table:number-columns-repeated="1019"/>
        </table:table-row>
        <table:table-row table:style-name="ro2" table:visibility="collapse">
          <table:table-cell table:style-name="ce139" office:value-type="string" calcext:value-type="string">
            <text:p>Reused components</text:p>
          </table:table-cell>
          <table:table-cell table:style-name="ce139"/>
          <table:table-cell table:style-name="ce154" table:number-columns-repeated="2"/>
          <table:table-cell table:style-name="ce154" office:value-type="float" office:value="0" calcext:value-type="float">
            <text:p>0</text:p>
          </table:table-cell>
          <table:table-cell/>
          <table:table-cell table:style-name="ce139" table:number-columns-repeated="2"/>
          <table:table-cell table:number-columns-repeated="1016"/>
        </table:table-row>
        <table:table-row table:style-name="ro2" table:visibility="collapse">
          <table:table-cell table:style-name="ce139" office:value-type="string" calcext:value-type="string">
            <text:p>Modified components</text:p>
          </table:table-cell>
          <table:table-cell table:style-name="ce139"/>
          <table:table-cell table:style-name="ce154" table:number-columns-repeated="2"/>
          <table:table-cell table:style-name="ce154" office:value-type="float" office:value="0" calcext:value-type="float">
            <text:p>0</text:p>
          </table:table-cell>
          <table:table-cell/>
          <table:table-cell table:style-name="ce139" table:number-columns-repeated="2"/>
          <table:table-cell table:number-columns-repeated="1016"/>
        </table:table-row>
        <table:table-row table:style-name="ro2" table:visibility="collapse">
          <table:table-cell table:style-name="ce139" office:value-type="string" calcext:value-type="string">
            <text:p>New components</text:p>
          </table:table-cell>
          <table:table-cell table:style-name="ce139"/>
          <table:table-cell table:style-name="ce154"/>
          <table:table-cell table:style-name="ce159"/>
          <table:table-cell table:style-name="ce162" office:value-type="float" office:value="0" calcext:value-type="float">
            <text:p>0</text:p>
          </table:table-cell>
          <table:table-cell/>
          <table:table-cell table:style-name="ce139" table:number-columns-repeated="2"/>
          <table:table-cell table:number-columns-repeated="1016"/>
        </table:table-row>
        <table:table-row table:style-name="ro2" table:visibility="collapse">
          <table:table-cell table:number-columns-repeated="2"/>
          <table:table-cell table:style-name="ce155" table:number-columns-repeated="2"/>
          <table:table-cell table:style-name="ce138"/>
          <table:table-cell table:number-columns-repeated="1019"/>
        </table:table-row>
        <table:table-row table:style-name="ro27">
          <table:table-cell table:style-name="ce138" office:value-type="string" calcext:value-type="string">
            <text:p>Time In Phase (minutes)</text:p>
          </table:table-cell>
          <table:table-cell table:style-name="ce138"/>
          <table:table-cell table:style-name="ce155" office:value-type="string" calcext:value-type="string">
            <text:p>Plan</text:p>
          </table:table-cell>
          <table:table-cell table:style-name="ce155" office:value-type="string" calcext:value-type="string">
            <text:p>Actual</text:p>
          </table:table-cell>
          <table:table-cell table:style-name="ce138" office:value-type="string" calcext:value-type="string">
            <text:p>Actual To Date</text:p>
          </table:table-cell>
          <table:table-cell table:style-name="ce138" office:value-type="string" calcext:value-type="string">
            <text:p>Actual to Date %</text:p>
          </table:table-cell>
          <table:table-cell/>
          <table:table-cell table:style-name="ce138"/>
          <table:table-cell table:style-name="ce178" table:number-columns-repeated="5"/>
          <table:table-cell table:number-columns-repeated="1011"/>
        </table:table-row>
        <table:table-row table:style-name="ro2">
          <table:table-cell table:style-name="ce135" table:formula="of:=[.B4]" office:value-type="string" office:string-value="Analysis" calcext:value-type="string">
            <text:p>Analysis</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2"/>
          <table:table-cell table:style-name="ce6" table:number-columns-repeated="6"/>
          <table:table-cell table:number-columns-repeated="1010"/>
        </table:table-row>
        <table:table-row table:style-name="ro27">
          <table:table-cell table:style-name="ce135" table:formula="of:=[.B5]" office:value-type="string" office:string-value="Architecture" calcext:value-type="string">
            <text:p>Architecture</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2"/>
          <table:table-cell table:style-name="ce179" table:number-columns-repeated="5"/>
          <table:table-cell table:style-name="ce6"/>
          <table:table-cell table:number-columns-repeated="1010"/>
        </table:table-row>
        <table:table-row table:style-name="ro27">
          <table:table-cell table:style-name="ce135" table:formula="of:=[.B6]" office:value-type="string" office:string-value="Project planning" calcext:value-type="string">
            <text:p>Project planning</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2"/>
          <table:table-cell table:style-name="ce180"/>
          <table:table-cell table:style-name="ce179" table:number-columns-repeated="4"/>
          <table:table-cell table:style-name="ce6"/>
          <table:table-cell table:number-columns-repeated="1010"/>
        </table:table-row>
        <table:table-row table:style-name="ro27">
          <table:table-cell table:style-name="ce135" table:formula="of:=[.B7]" office:value-type="string" office:string-value="Interation planning" calcext:value-type="string">
            <text:p>Interation planning</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2"/>
          <table:table-cell table:style-name="ce179" table:number-columns-repeated="5"/>
          <table:table-cell table:style-name="ce6"/>
          <table:table-cell table:number-columns-repeated="1010"/>
        </table:table-row>
        <table:table-row table:style-name="ro27">
          <table:table-cell table:style-name="ce135" table:formula="of:=[.B8]" office:value-type="string" office:string-value="Construction" calcext:value-type="string">
            <text:p>Construction</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2"/>
          <table:table-cell table:style-name="ce179" table:number-columns-repeated="5"/>
          <table:table-cell table:style-name="ce6"/>
          <table:table-cell table:number-columns-repeated="1010"/>
        </table:table-row>
        <table:table-row table:style-name="ro27">
          <table:table-cell table:style-name="ce135" table:formula="of:=[.B9]" office:value-type="string" office:string-value="Refactoring" calcext:value-type="string">
            <text:p>Refactoring</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2"/>
          <table:table-cell table:style-name="ce179" table:number-columns-repeated="5"/>
          <table:table-cell table:style-name="ce6"/>
          <table:table-cell table:number-columns-repeated="1010"/>
        </table:table-row>
        <table:table-row table:style-name="ro27">
          <table:table-cell table:style-name="ce135" table:formula="of:=[.B10]" office:value-type="string" office:string-value="Review" calcext:value-type="string">
            <text:p>Review</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2"/>
          <table:table-cell table:style-name="ce179" table:number-columns-repeated="5"/>
          <table:table-cell table:style-name="ce6"/>
          <table:table-cell table:number-columns-repeated="1010"/>
        </table:table-row>
        <table:table-row table:style-name="ro2">
          <table:table-cell table:style-name="ce135" table:formula="of:=[.B11]" office:value-type="string" office:string-value="Integration test" calcext:value-type="string">
            <text:p>Integration test</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1018"/>
        </table:table-row>
        <table:table-row table:style-name="ro2">
          <table:table-cell table:style-name="ce135" table:formula="of:=[.B12]" office:value-type="string" office:string-value="Repatterning" calcext:value-type="string">
            <text:p>Repatterning</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1018"/>
        </table:table-row>
        <table:table-row table:style-name="ro2">
          <table:table-cell table:style-name="ce135" table:formula="of:=[.B13]" office:value-type="string" office:string-value="Postmortem" calcext:value-type="string">
            <text:p>Postmortem</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1018"/>
        </table:table-row>
        <table:table-row table:style-name="ro2">
          <table:table-cell table:style-name="ce135" table:formula="of:=[.B14]" office:value-type="string" office:string-value="Sandbox" calcext:value-type="string">
            <text:p>Sandbox</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1018"/>
        </table:table-row>
        <table:table-row table:style-name="ro2">
          <table:table-cell table:style-name="ce135" office:value-type="string" calcext:value-type="string">
            <text:p>TOTAL</text:p>
          </table:table-cell>
          <table:table-cell/>
          <table:table-cell table:number-columns-repeated="2" table:style-name="ce157" office:value-type="float" office:value="0" calcext:value-type="float">
            <text:p>0</text:p>
          </table:table-cell>
          <table:table-cell table:style-name="ce163" table:formula="of:=SUM([.E65:.E75])" office:value-type="float" office:value="0" calcext:value-type="float">
            <text:p>0</text:p>
          </table:table-cell>
          <table:table-cell table:style-name="ce165" office:value-type="percentage" office:value="0" calcext:value-type="percentage">
            <text:p>0.0%</text:p>
          </table:table-cell>
          <table:table-cell table:number-columns-repeated="1018"/>
        </table:table-row>
        <table:table-row table:style-name="ro2">
          <table:table-cell table:style-name="ce138" table:number-columns-repeated="2"/>
          <table:table-cell table:style-name="ce155" table:number-columns-repeated="2"/>
          <table:table-cell/>
          <table:table-cell table:style-name="ce138"/>
          <table:table-cell/>
          <table:table-cell table:style-name="ce138"/>
          <table:table-cell table:number-columns-repeated="1016"/>
        </table:table-row>
        <table:table-row table:style-name="ro2">
          <table:table-cell table:style-name="ce138" office:value-type="string" calcext:value-type="string">
            <text:p>Changes traced to</text:p>
          </table:table-cell>
          <table:table-cell/>
          <table:table-cell table:style-name="ce45"/>
          <table:table-cell table:style-name="ce160" table:content-validation-name="val3"/>
          <table:table-cell table:style-name="ce138" office:value-type="string" calcext:value-type="string">
            <text:p>Actual to Date</text:p>
          </table:table-cell>
          <table:table-cell table:style-name="ce138" office:value-type="string" calcext:value-type="string">
            <text:p>Actual to Date %</text:p>
          </table:table-cell>
          <table:table-cell table:number-columns-repeated="1018"/>
        </table:table-row>
        <table:table-row table:style-name="ro2">
          <table:table-cell table:formula="of:=[.B4]" office:value-type="string" office:string-value="Analysis" calcext:value-type="string">
            <text:p>Analysis</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79]=0;0;[.E79]/[.$E$90])" office:value-type="percentage" office:value="0" calcext:value-type="percentage">
            <text:p>0.0%</text:p>
          </table:table-cell>
          <table:table-cell table:number-columns-repeated="1018"/>
        </table:table-row>
        <table:table-row table:style-name="ro2">
          <table:table-cell table:formula="of:=[.B5]" office:value-type="string" office:string-value="Architecture" calcext:value-type="string">
            <text:p>Architecture</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80]=0;0;[.E80]/[.$E$90])" office:value-type="percentage" office:value="0" calcext:value-type="percentage">
            <text:p>0.0%</text:p>
          </table:table-cell>
          <table:table-cell table:number-columns-repeated="1018"/>
        </table:table-row>
        <table:table-row table:style-name="ro2">
          <table:table-cell table:formula="of:=[.B6]" office:value-type="string" office:string-value="Project planning" calcext:value-type="string">
            <text:p>Project planning</text:p>
          </table:table-cell>
          <table:table-cell table:style-name="ce45" table:number-columns-repeated="2"/>
          <table:table-cell table:style-name="ce156" table:content-validation-name="val3"/>
          <table:table-cell table:style-name="ce157" office:value-type="float" office:value="0" calcext:value-type="float">
            <text:p>0</text:p>
          </table:table-cell>
          <table:table-cell table:style-name="ce165" table:formula="of:=IF([.E81]=0;0;[.E81]/[.$E$90])" office:value-type="percentage" office:value="0" calcext:value-type="percentage">
            <text:p>0.0%</text:p>
          </table:table-cell>
          <table:table-cell/>
          <table:table-cell table:style-name="ce45"/>
          <table:table-cell table:number-columns-repeated="1016"/>
        </table:table-row>
        <table:table-row table:style-name="ro2">
          <table:table-cell table:formula="of:=[.B7]" office:value-type="string" office:string-value="Interation planning" calcext:value-type="string">
            <text:p>Interation planning</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82]=0;0;[.E82]/[.$E$90])" office:value-type="percentage" office:value="0" calcext:value-type="percentage">
            <text:p>0.0%</text:p>
          </table:table-cell>
          <table:table-cell table:number-columns-repeated="1018"/>
        </table:table-row>
        <table:table-row table:style-name="ro2">
          <table:table-cell table:formula="of:=[.B8]" office:value-type="string" office:string-value="Construction" calcext:value-type="string">
            <text:p>Construction</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83]=0;0;[.E83]/[.$E$90])" office:value-type="percentage" office:value="0" calcext:value-type="percentage">
            <text:p>0.0%</text:p>
          </table:table-cell>
          <table:table-cell table:number-columns-repeated="1018"/>
        </table:table-row>
        <table:table-row table:style-name="ro2">
          <table:table-cell table:formula="of:=[.B9]" office:value-type="string" office:string-value="Refactoring" calcext:value-type="string">
            <text:p>Refactoring</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84]=0;0;[.E84]/[.$E$90])" office:value-type="percentage" office:value="0" calcext:value-type="percentage">
            <text:p>0.0%</text:p>
          </table:table-cell>
          <table:table-cell table:number-columns-repeated="1018"/>
        </table:table-row>
        <table:table-row table:style-name="ro2">
          <table:table-cell table:formula="of:=[.B10]" office:value-type="string" office:string-value="Review" calcext:value-type="string">
            <text:p>Review</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85]=0;0;[.E85]/[.$E$90])" office:value-type="percentage" office:value="0" calcext:value-type="percentage">
            <text:p>0.0%</text:p>
          </table:table-cell>
          <table:table-cell table:number-columns-repeated="1018"/>
        </table:table-row>
        <table:table-row table:style-name="ro2">
          <table:table-cell table:formula="of:=[.B11]" office:value-type="string" office:string-value="Integration test" calcext:value-type="string">
            <text:p>Integration test</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86]=0;0;[.E86]/[.$E$90])" office:value-type="percentage" office:value="0" calcext:value-type="percentage">
            <text:p>0.0%</text:p>
          </table:table-cell>
          <table:table-cell table:number-columns-repeated="1018"/>
        </table:table-row>
        <table:table-row table:style-name="ro2">
          <table:table-cell table:formula="of:=[.B12]" office:value-type="string" office:string-value="Repatterning" calcext:value-type="string">
            <text:p>Repatterning</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87]=0;0;[.E87]/[.$E$90])" office:value-type="percentage" office:value="0" calcext:value-type="percentage">
            <text:p>0.0%</text:p>
          </table:table-cell>
          <table:table-cell table:number-columns-repeated="1018"/>
        </table:table-row>
        <table:table-row table:style-name="ro2">
          <table:table-cell table:formula="of:=[.B13]" office:value-type="string" office:string-value="Postmortem" calcext:value-type="string">
            <text:p>Postmortem</text:p>
          </table:table-cell>
          <table:table-cell/>
          <table:table-cell table:style-name="ce45"/>
          <table:table-cell table:style-name="ce156" table:content-validation-name="val3"/>
          <table:table-cell table:style-name="ce157" table:content-validation-name="val3" office:value-type="float" office:value="0" calcext:value-type="float">
            <text:p>0</text:p>
          </table:table-cell>
          <table:table-cell table:style-name="ce165" table:formula="of:=IF([.E88]=0;0;[.E88]/[.$E$90])" office:value-type="percentage" office:value="0" calcext:value-type="percentage">
            <text:p>0.0%</text:p>
          </table:table-cell>
          <table:table-cell table:number-columns-repeated="1018"/>
        </table:table-row>
        <table:table-row table:style-name="ro2">
          <table:table-cell table:formula="of:=[.B14]" office:value-type="string" office:string-value="Sandbox" calcext:value-type="string">
            <text:p>Sandbox</text:p>
          </table:table-cell>
          <table:table-cell/>
          <table:table-cell table:style-name="ce45" table:number-columns-repeated="2"/>
          <table:table-cell table:style-name="ce157" office:value-type="float" office:value="0" calcext:value-type="float">
            <text:p>0</text:p>
          </table:table-cell>
          <table:table-cell table:style-name="ce165" table:formula="of:=IF([.E89]=0;0;[.E89]/[.$E$90])" office:value-type="percentage" office:value="0" calcext:value-type="percentage">
            <text:p>0.0%</text:p>
          </table:table-cell>
          <table:table-cell table:number-columns-repeated="1018"/>
        </table:table-row>
        <table:table-row table:style-name="ro2">
          <table:table-cell table:style-name="ce139" office:value-type="string" calcext:value-type="string">
            <text:p>TOTAL</text:p>
          </table:table-cell>
          <table:table-cell table:style-name="ce138"/>
          <table:table-cell table:style-name="ce155"/>
          <table:table-cell table:style-name="ce16"/>
          <table:table-cell table:style-name="ce163" table:formula="of:=SUM([.E79:.E89])" office:value-type="float" office:value="0" calcext:value-type="float">
            <text:p>0</text:p>
          </table:table-cell>
          <table:table-cell table:style-name="ce165" table:formula="of:=IF([.E90]=0;0;[.E90]/[.$E$90])" office:value-type="percentage" office:value="0" calcext:value-type="percentage">
            <text:p>0.0%</text:p>
          </table:table-cell>
          <table:table-cell/>
          <table:table-cell table:style-name="ce138"/>
          <table:table-cell table:number-columns-repeated="1016"/>
        </table:table-row>
        <table:table-row table:style-name="ro2">
          <table:table-cell table:number-columns-repeated="2"/>
          <table:table-cell table:style-name="ce45"/>
          <table:table-cell table:style-name="ce156" table:content-validation-name="val3"/>
          <table:table-cell table:number-columns-repeated="1020"/>
        </table:table-row>
        <table:table-row table:style-name="ro2">
          <table:table-cell table:style-name="ce138" office:value-type="string" calcext:value-type="string">
            <text:p>Changes implemented in</text:p>
          </table:table-cell>
          <table:table-cell/>
          <table:table-cell table:style-name="ce45"/>
          <table:table-cell table:style-name="ce160" table:content-validation-name="val3"/>
          <table:table-cell table:style-name="ce138" office:value-type="string" calcext:value-type="string">
            <text:p>Actual to Date</text:p>
          </table:table-cell>
          <table:table-cell table:style-name="ce138" office:value-type="string" calcext:value-type="string">
            <text:p>Actual to Date %</text:p>
          </table:table-cell>
          <table:table-cell table:number-columns-repeated="1018"/>
        </table:table-row>
        <table:table-row table:style-name="ro2">
          <table:table-cell table:formula="of:=[.B4]" office:value-type="string" office:string-value="Analysis" calcext:value-type="string">
            <text:p>Analysis</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93]=0;0;[.E93]/[.$E$104])" office:value-type="percentage" office:value="0" calcext:value-type="percentage">
            <text:p>0.0%</text:p>
          </table:table-cell>
          <table:table-cell table:number-columns-repeated="1018"/>
        </table:table-row>
        <table:table-row table:style-name="ro2">
          <table:table-cell table:formula="of:=[.B5]" office:value-type="string" office:string-value="Architecture" calcext:value-type="string">
            <text:p>Architecture</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94]=0;0;[.E94]/[.$E$104])" office:value-type="percentage" office:value="0" calcext:value-type="percentage">
            <text:p>0.0%</text:p>
          </table:table-cell>
          <table:table-cell table:number-columns-repeated="1018"/>
        </table:table-row>
        <table:table-row table:style-name="ro2">
          <table:table-cell table:formula="of:=[.B6]" office:value-type="string" office:string-value="Project planning" calcext:value-type="string">
            <text:p>Project planning</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95]=0;0;[.E95]/[.$E$104])" office:value-type="percentage" office:value="0" calcext:value-type="percentage">
            <text:p>0.0%</text:p>
          </table:table-cell>
          <table:table-cell table:number-columns-repeated="1018"/>
        </table:table-row>
        <table:table-row table:style-name="ro2">
          <table:table-cell table:formula="of:=[.B7]" office:value-type="string" office:string-value="Interation planning" calcext:value-type="string">
            <text:p>Interation planning</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96]=0;0;[.E96]/[.$E$104])" office:value-type="percentage" office:value="0" calcext:value-type="percentage">
            <text:p>0.0%</text:p>
          </table:table-cell>
          <table:table-cell table:number-columns-repeated="1018"/>
        </table:table-row>
        <table:table-row table:style-name="ro2">
          <table:table-cell table:formula="of:=[.B8]" office:value-type="string" office:string-value="Construction" calcext:value-type="string">
            <text:p>Construction</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97]=0;0;[.E97]/[.$E$104])" office:value-type="percentage" office:value="0" calcext:value-type="percentage">
            <text:p>0.0%</text:p>
          </table:table-cell>
          <table:table-cell table:number-columns-repeated="1018"/>
        </table:table-row>
        <table:table-row table:style-name="ro2">
          <table:table-cell table:formula="of:=[.B9]" office:value-type="string" office:string-value="Refactoring" calcext:value-type="string">
            <text:p>Refactoring</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98]=0;0;[.E98]/[.$E$104])" office:value-type="percentage" office:value="0" calcext:value-type="percentage">
            <text:p>0.0%</text:p>
          </table:table-cell>
          <table:table-cell table:number-columns-repeated="1018"/>
        </table:table-row>
        <table:table-row table:style-name="ro2">
          <table:table-cell table:formula="of:=[.B10]" office:value-type="string" office:string-value="Review" calcext:value-type="string">
            <text:p>Review</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99]=0;0;[.E99]/[.$E$104])" office:value-type="percentage" office:value="0" calcext:value-type="percentage">
            <text:p>0.0%</text:p>
          </table:table-cell>
          <table:table-cell table:number-columns-repeated="1018"/>
        </table:table-row>
        <table:table-row table:style-name="ro2">
          <table:table-cell table:formula="of:=[.B11]" office:value-type="string" office:string-value="Integration test" calcext:value-type="string">
            <text:p>Integration test</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100]=0;0;[.E100]/[.$E$104])" office:value-type="percentage" office:value="0" calcext:value-type="percentage">
            <text:p>0.0%</text:p>
          </table:table-cell>
          <table:table-cell table:number-columns-repeated="1018"/>
        </table:table-row>
        <table:table-row table:style-name="ro2">
          <table:table-cell table:formula="of:=[.B12]" office:value-type="string" office:string-value="Repatterning" calcext:value-type="string">
            <text:p>Repatterning</text:p>
          </table:table-cell>
          <table:table-cell/>
          <table:table-cell table:style-name="ce45"/>
          <table:table-cell table:style-name="ce156" table:content-validation-name="val3"/>
          <table:table-cell table:style-name="ce157" table:content-validation-name="val3" office:value-type="float" office:value="0" calcext:value-type="float">
            <text:p>0</text:p>
          </table:table-cell>
          <table:table-cell table:style-name="ce165" table:formula="of:=IF([.E101]=0;0;[.E101]/[.$E$104])" office:value-type="percentage" office:value="0" calcext:value-type="percentage">
            <text:p>0.0%</text:p>
          </table:table-cell>
          <table:table-cell table:number-columns-repeated="1018"/>
        </table:table-row>
        <table:table-row table:style-name="ro2">
          <table:table-cell table:formula="of:=[.B13]" office:value-type="string" office:string-value="Postmortem" calcext:value-type="string">
            <text:p>Postmortem</text:p>
          </table:table-cell>
          <table:table-cell/>
          <table:table-cell table:style-name="ce45" table:number-columns-repeated="2"/>
          <table:table-cell table:style-name="ce157" office:value-type="float" office:value="0" calcext:value-type="float">
            <text:p>0</text:p>
          </table:table-cell>
          <table:table-cell table:style-name="ce165" table:formula="of:=IF([.E102]=0;0;[.E102]/[.$E$104])" office:value-type="percentage" office:value="0" calcext:value-type="percentage">
            <text:p>0.0%</text:p>
          </table:table-cell>
          <table:table-cell table:number-columns-repeated="1018"/>
        </table:table-row>
        <table:table-row table:style-name="ro2">
          <table:table-cell table:formula="of:=[.B14]" office:value-type="string" office:string-value="Sandbox" calcext:value-type="string">
            <text:p>Sandbox</text:p>
          </table:table-cell>
          <table:table-cell/>
          <table:table-cell table:style-name="ce45" table:number-columns-repeated="2"/>
          <table:table-cell table:style-name="ce157" office:value-type="float" office:value="0" calcext:value-type="float">
            <text:p>0</text:p>
          </table:table-cell>
          <table:table-cell table:style-name="ce165" table:formula="of:=IF([.E103]=0;0;[.E103]/[.$E$104])" office:value-type="percentage" office:value="0" calcext:value-type="percentage">
            <text:p>0.0%</text:p>
          </table:table-cell>
          <table:table-cell table:number-columns-repeated="1018"/>
        </table:table-row>
        <table:table-row table:style-name="ro2">
          <table:table-cell table:style-name="ce139" office:value-type="string" calcext:value-type="string">
            <text:p>TOTAL</text:p>
          </table:table-cell>
          <table:table-cell/>
          <table:table-cell table:style-name="ce45" table:number-columns-repeated="2"/>
          <table:table-cell table:style-name="ce163" table:formula="of:=SUM([.E93:.E103])" office:value-type="float" office:value="0" calcext:value-type="float">
            <text:p>0</text:p>
          </table:table-cell>
          <table:table-cell table:style-name="ce165" table:formula="of:=IF([.E104]=0;0;[.E104]/[.$E$104])" office:value-type="percentage" office:value="0" calcext:value-type="percentage">
            <text:p>0.0%</text:p>
          </table:table-cell>
          <table:table-cell table:number-columns-repeated="1018"/>
        </table:table-row>
        <table:table-row table:style-name="ro2">
          <table:table-cell table:number-columns-repeated="2"/>
          <table:table-cell table:style-name="ce45" table:number-columns-repeated="2"/>
          <table:table-cell/>
          <table:table-cell table:style-name="ce165"/>
          <table:table-cell table:number-columns-repeated="1018"/>
        </table:table-row>
        <table:table-row table:style-name="ro20" table:visibility="collapse">
          <table:table-cell table:style-name="ce140" office:value-type="string" calcext:value-type="string">
            <text:p>Size Matrix (LOC/Method)</text:p>
          </table:table-cell>
          <table:table-cell table:style-name="ce105" table:number-columns-repeated="5"/>
          <table:table-cell table:style-name="ce139" table:number-columns-repeated="1018"/>
        </table:table-row>
        <table:table-row table:style-name="ro2" table:visibility="collapse">
          <table:table-cell table:style-name="ce105"/>
          <table:table-cell table:style-name="ce128" table:formula="of:=[.B38]" office:value-type="string" office:string-value="VS" calcext:value-type="string">
            <text:p>VS</text:p>
          </table:table-cell>
          <table:table-cell table:style-name="ce128" table:formula="of:=[.C38]" office:value-type="string" office:string-value="S" calcext:value-type="string">
            <text:p>S</text:p>
          </table:table-cell>
          <table:table-cell table:style-name="ce128" table:formula="of:=[.D38]" office:value-type="string" office:string-value="M" calcext:value-type="string">
            <text:p>M</text:p>
          </table:table-cell>
          <table:table-cell table:style-name="ce128" table:formula="of:=[.E38]" office:value-type="string" office:string-value="L" calcext:value-type="string">
            <text:p>L</text:p>
          </table:table-cell>
          <table:table-cell table:style-name="ce128" table:formula="of:=[.F38]" office:value-type="string" office:string-value="VL" calcext:value-type="string">
            <text:p>VL</text:p>
          </table:table-cell>
          <table:table-cell table:style-name="ce139" table:number-columns-repeated="1018"/>
        </table:table-row>
        <table:table-row table:style-name="ro2" table:visibility="collapse">
          <table:table-cell table:style-name="ce141" office:value-type="string" calcext:value-type="string">
            <text:p>Upper</text:p>
          </table:table-cell>
          <table:table-cell table:style-name="ce147" table:formula="of:=COM.MICROSOFT.CEILING(EXP([.$H$157]+[.$H$158]*[.B39]);1)" office:value-type="float" office:value="1" calcext:value-type="float">
            <text:p>1</text:p>
          </table:table-cell>
          <table:table-cell table:style-name="ce147" table:formula="of:=COM.MICROSOFT.CEILING(EXP([.$H$157]+[.$H$158]*[.C39]);1)" office:value-type="float" office:value="1" calcext:value-type="float">
            <text:p>1</text:p>
          </table:table-cell>
          <table:table-cell table:style-name="ce147" table:formula="of:=COM.MICROSOFT.CEILING(EXP([.$H$157]+[.$H$158]*[.D39]);1)" office:value-type="float" office:value="1" calcext:value-type="float">
            <text:p>1</text:p>
          </table:table-cell>
          <table:table-cell table:style-name="ce147" table:formula="of:=COM.MICROSOFT.CEILING(EXP([.$H$157]+[.$H$158]*[.E39]);1)" office:value-type="float" office:value="1" calcext:value-type="float">
            <text:p>1</text:p>
          </table:table-cell>
          <table:table-cell table:style-name="ce147" office:value-type="string" calcext:value-type="string">
            <text:p>big</text:p>
          </table:table-cell>
          <table:table-cell table:style-name="ce139" table:number-columns-repeated="1018"/>
        </table:table-row>
        <table:table-row table:style-name="ro2" table:visibility="collapse">
          <table:table-cell table:style-name="ce142" office:value-type="string" calcext:value-type="string">
            <text:p>Mid</text:p>
          </table:table-cell>
          <table:table-cell table:style-name="ce147" table:formula="of:=COM.MICROSOFT.CEILING(EXP([.$H$157]+[.$H$158]*[.B40]);1)" office:value-type="float" office:value="1" calcext:value-type="float">
            <text:p>1</text:p>
          </table:table-cell>
          <table:table-cell table:style-name="ce147" table:formula="of:=COM.MICROSOFT.CEILING(EXP([.$H$157]+[.$H$158]*[.C40]);1)" office:value-type="float" office:value="1" calcext:value-type="float">
            <text:p>1</text:p>
          </table:table-cell>
          <table:table-cell table:style-name="ce147" table:formula="of:=COM.MICROSOFT.CEILING(EXP([.$H$157]+[.$H$158]*[.D40]);1)" office:value-type="float" office:value="1" calcext:value-type="float">
            <text:p>1</text:p>
          </table:table-cell>
          <table:table-cell table:style-name="ce147" table:formula="of:=COM.MICROSOFT.CEILING(EXP([.$H$157]+[.$H$158]*[.E40]);1)" office:value-type="float" office:value="1" calcext:value-type="float">
            <text:p>1</text:p>
          </table:table-cell>
          <table:table-cell table:style-name="ce147" table:formula="of:=COM.MICROSOFT.CEILING(EXP([.$H$157]+[.$H$158]*[.F40]);1)" office:value-type="float" office:value="1" calcext:value-type="float">
            <text:p>1</text:p>
          </table:table-cell>
          <table:table-cell table:style-name="ce169"/>
          <table:table-cell table:style-name="ce139" table:number-columns-repeated="1017"/>
        </table:table-row>
        <table:table-row table:style-name="ro2" table:visibility="collapse">
          <table:table-cell table:style-name="ce142" office:value-type="string" calcext:value-type="string">
            <text:p>Lower</text:p>
          </table:table-cell>
          <table:table-cell table:style-name="ce147" office:value-type="float" office:value="0" calcext:value-type="float">
            <text:p>0</text:p>
          </table:table-cell>
          <table:table-cell table:style-name="ce147" table:formula="of:=COM.MICROSOFT.CEILING(EXP([.$H$157]+[.$H$158]*[.C41]);1)" office:value-type="float" office:value="1" calcext:value-type="float">
            <text:p>1</text:p>
          </table:table-cell>
          <table:table-cell table:style-name="ce147" table:formula="of:=COM.MICROSOFT.CEILING(EXP([.$H$157]+[.$H$158]*[.D41]);1)" office:value-type="float" office:value="1" calcext:value-type="float">
            <text:p>1</text:p>
          </table:table-cell>
          <table:table-cell table:style-name="ce147" table:formula="of:=COM.MICROSOFT.CEILING(EXP([.$H$157]+[.$H$158]*[.E41]);1)" office:value-type="float" office:value="1" calcext:value-type="float">
            <text:p>1</text:p>
          </table:table-cell>
          <table:table-cell table:style-name="ce147" table:formula="of:=COM.MICROSOFT.CEILING(EXP([.$H$157]+[.$H$158]*[.F41]);1)" office:value-type="float" office:value="1" calcext:value-type="float">
            <text:p>1</text:p>
          </table:table-cell>
          <table:table-cell table:style-name="ce139" table:number-columns-repeated="1018"/>
        </table:table-row>
        <table:table-row table:style-name="ro2" table:visibility="collapse">
          <table:table-cell table:style-name="ce142"/>
          <table:table-cell table:style-name="ce148" table:formula="of:=[.B107]" office:value-type="string" office:string-value="VS" calcext:value-type="string">
            <text:p>VS</text:p>
          </table:table-cell>
          <table:table-cell table:style-name="ce148" table:formula="of:=[.C107]" office:value-type="string" office:string-value="S" calcext:value-type="string">
            <text:p>S</text:p>
          </table:table-cell>
          <table:table-cell table:style-name="ce148" table:formula="of:=[.D107]" office:value-type="string" office:string-value="M" calcext:value-type="string">
            <text:p>M</text:p>
          </table:table-cell>
          <table:table-cell table:style-name="ce148" table:formula="of:=[.E107]" office:value-type="string" office:string-value="L" calcext:value-type="string">
            <text:p>L</text:p>
          </table:table-cell>
          <table:table-cell table:style-name="ce148" table:formula="of:=[.F107]" office:value-type="string" office:string-value="VL" calcext:value-type="string">
            <text:p>VL</text:p>
          </table:table-cell>
          <table:table-cell table:style-name="ce139" table:number-columns-repeated="1018"/>
        </table:table-row>
        <table:table-row table:style-name="ro2" table:visibility="collapse">
          <table:table-cell table:style-name="ce105" table:number-columns-repeated="3"/>
          <table:table-cell table:style-name="ce139"/>
          <table:table-cell table:style-name="ce105" table:number-columns-repeated="4"/>
          <table:table-cell table:style-name="ce16"/>
          <table:table-cell table:style-name="ce139" table:number-columns-repeated="1015"/>
        </table:table-row>
        <table:table-row table:style-name="ro19">
          <table:table-cell table:style-name="ce143" office:value-type="string" calcext:value-type="string">
            <text:p>Project History </text:p>
          </table:table-cell>
          <table:table-cell table:style-name="ce105" table:number-columns-repeated="6"/>
          <table:table-cell table:style-name="ce128"/>
          <table:table-cell table:style-name="ce139" table:number-columns-repeated="1016"/>
        </table:table-row>
        <table:table-row table:style-name="ro19">
          <table:table-cell table:style-name="ce143"/>
          <table:table-cell table:style-name="ce149" office:value-type="string" calcext:value-type="string" table:number-columns-spanned="3" table:number-rows-spanned="1">
            <text:p>New and Changed LOC</text:p>
          </table:table-cell>
          <table:covered-table-cell table:number-columns-repeated="2" table:style-name="ce149"/>
          <table:table-cell table:style-name="ce149" office:value-type="string" calcext:value-type="string" table:number-columns-spanned="2" table:number-rows-spanned="1">
            <text:p>Effort</text:p>
          </table:table-cell>
          <table:covered-table-cell table:style-name="ce149"/>
          <table:table-cell table:style-name="ce105"/>
          <table:table-cell table:style-name="ce128"/>
          <table:table-cell table:style-name="ce139" table:number-columns-repeated="1016"/>
        </table:table-row>
        <table:table-row table:style-name="ro2">
          <table:table-cell table:style-name="ce104" office:value-type="string" calcext:value-type="string">
            <text:p>Project Name</text:p>
          </table:table-cell>
          <table:table-cell table:style-name="ce150" office:value-type="string" calcext:value-type="string">
            <text:p>Raw LOC</text:p>
          </table:table-cell>
          <table:table-cell table:style-name="ce158" office:value-type="string" calcext:value-type="string">
            <text:p>Planned LOC</text:p>
          </table:table-cell>
          <table:table-cell table:style-name="ce161" office:value-type="string" calcext:value-type="string">
            <text:p>Actual LOC</text:p>
          </table:table-cell>
          <table:table-cell table:style-name="ce150" office:value-type="string" calcext:value-type="string">
            <text:p>Estimated Time</text:p>
          </table:table-cell>
          <table:table-cell table:style-name="ce161" office:value-type="string" calcext:value-type="string">
            <text:p>Actual Time</text:p>
          </table:table-cell>
          <table:table-cell table:style-name="ce170" office:value-type="string" calcext:value-type="string">
            <text:p>LOCa/LOCr</text:p>
          </table:table-cell>
          <table:table-cell table:style-name="ce174" office:value-type="string" calcext:value-type="string">
            <text:p>Ea/LOCa</text:p>
          </table:table-cell>
          <table:table-cell table:style-name="ce181" table:number-columns-repeated="3"/>
          <table:table-cell table:style-name="ce139" table:number-columns-repeated="1013"/>
        </table:table-row>
        <table:table-row table:style-name="ro2" table:visibility="collapse">
          <table:table-cell table:style-name="ce104" office:value-type="string" calcext:value-type="string">
            <text:p>1.xls</text:p>
          </table:table-cell>
          <table:table-cell table:style-name="ce151" table:formula="of:=[.C116]" office:value-type="float" office:value="0" calcext:value-type="float">
            <text:p>0</text:p>
          </table:table-cell>
          <table:table-cell table:style-name="ce152" table:number-columns-repeated="4"/>
          <table:table-cell table:style-name="ce171" table:formula="of:=IF(ISERR([.D116]/[.B116]);0;[.D116]/[.B116])" office:value-type="float" office:value="0" calcext:value-type="float">
            <text:p>0.00</text:p>
          </table:table-cell>
          <table:table-cell table:style-name="ce171" table:formula="of:=IF(ISERR([.F116]/[.D116]);0;[.F116]/[.D116])" office:value-type="float" office:value="0" calcext:value-type="float">
            <text:p>0.00</text:p>
          </table:table-cell>
          <table:table-cell table:style-name="ce171"/>
          <table:table-cell table:style-name="ce181" table:number-columns-repeated="2"/>
          <table:table-cell table:style-name="ce139" table:number-columns-repeated="1013"/>
        </table:table-row>
        <table:table-row table:style-name="ro2">
          <table:table-cell table:style-name="ce104" office:value-type="string" calcext:value-type="string">
            <text:p>CA02</text:p>
          </table:table-cell>
          <table:table-cell table:style-name="ce151" table:formula="of:=[.C117]" office:value-type="float" office:value="0" calcext:value-type="float">
            <text:p>0</text:p>
          </table:table-cell>
          <table:table-cell table:style-name="ce152" table:number-columns-repeated="4"/>
          <table:table-cell table:style-name="ce171" table:formula="of:=IF(ISERR([.D117]/[.B117]);0;[.D117]/[.B117])" office:value-type="float" office:value="0" calcext:value-type="float">
            <text:p>0.00</text:p>
          </table:table-cell>
          <table:table-cell table:style-name="ce171" table:formula="of:=IF(ISERR([.F117]/[.D117]);0;[.F117]/[.D117])" office:value-type="float" office:value="0" calcext:value-type="float">
            <text:p>0.00</text:p>
          </table:table-cell>
          <table:table-cell table:style-name="ce171"/>
          <table:table-cell table:style-name="ce181" table:number-columns-repeated="2"/>
          <table:table-cell table:style-name="ce139" table:number-columns-repeated="1013"/>
        </table:table-row>
        <table:table-row table:style-name="ro7" table:visibility="collapse">
          <table:table-cell table:style-name="ce104" office:value-type="string" calcext:value-type="string">
            <text:p>3.xls</text:p>
          </table:table-cell>
          <table:table-cell table:style-name="ce151"/>
          <table:table-cell table:style-name="ce152" table:number-columns-repeated="4"/>
          <table:table-cell table:style-name="ce171" table:formula="of:=IF(ISERR([.D118]/[.B118]);0;[.D118]/[.B118])" office:value-type="float" office:value="0" calcext:value-type="float">
            <text:p>0.00</text:p>
          </table:table-cell>
          <table:table-cell table:style-name="ce171" table:formula="of:=IF(ISERR([.F118]/[.D118]);0;[.F118]/[.D118])" office:value-type="float" office:value="0" calcext:value-type="float">
            <text:p>0.00</text:p>
          </table:table-cell>
          <table:table-cell table:style-name="ce171"/>
          <table:table-cell table:style-name="ce181" table:number-columns-repeated="2"/>
          <table:table-cell table:style-name="ce139" table:number-columns-repeated="1013"/>
        </table:table-row>
        <table:table-row table:style-name="ro7">
          <table:table-cell table:style-name="ce104" office:value-type="string" calcext:value-type="string">
            <text:p>CA04</text:p>
          </table:table-cell>
          <table:table-cell table:style-name="ce151" table:formula="of:=[.C119]" office:value-type="float" office:value="0" calcext:value-type="float">
            <text:p>0</text:p>
          </table:table-cell>
          <table:table-cell table:style-name="ce152" table:number-columns-repeated="4"/>
          <table:table-cell table:style-name="ce171" table:formula="of:=IF(ISERR([.D119]/[.B119]);0;[.D119]/[.B119])" office:value-type="float" office:value="0" calcext:value-type="float">
            <text:p>0.00</text:p>
          </table:table-cell>
          <table:table-cell table:style-name="ce171" table:formula="of:=IF(ISERR([.F119]/[.D119]);0;[.F119]/[.D119])" office:value-type="float" office:value="0" calcext:value-type="float">
            <text:p>0.00</text:p>
          </table:table-cell>
          <table:table-cell table:style-name="ce171"/>
          <table:table-cell table:style-name="ce181" table:number-columns-repeated="2"/>
          <table:table-cell table:style-name="ce139" table:number-columns-repeated="1013"/>
        </table:table-row>
        <table:table-row table:style-name="ro7">
          <table:table-cell table:style-name="ce104" office:value-type="string" calcext:value-type="string">
            <text:p>CA05</text:p>
          </table:table-cell>
          <table:table-cell table:style-name="ce152"/>
          <table:table-cell table:style-name="ce151" table:formula="of:=[.C57]" office:value-type="float" office:value="0" calcext:value-type="float">
            <text:p>0</text:p>
          </table:table-cell>
          <table:table-cell table:style-name="ce151" table:formula="of:=[.D57]" office:value-type="float" office:value="0" calcext:value-type="float">
            <text:p>0</text:p>
          </table:table-cell>
          <table:table-cell table:style-name="ce151" table:formula="of:=[.C76]" office:value-type="float" office:value="0" calcext:value-type="float">
            <text:p>0</text:p>
          </table:table-cell>
          <table:table-cell table:style-name="ce151" table:formula="of:=[.D76]" office:value-type="float" office:value="0" calcext:value-type="float">
            <text:p>0</text:p>
          </table:table-cell>
          <table:table-cell table:style-name="ce171" table:formula="of:=IF(ISERR([.D120]/[.B120]);0;[.D120]/[.B120])" office:value-type="float" office:value="0" calcext:value-type="float">
            <text:p>0.00</text:p>
          </table:table-cell>
          <table:table-cell table:style-name="ce171" table:formula="of:=IF(ISERR([.F120]/[.D120]);0;[.F120]/[.D120])" office:value-type="float" office:value="0" calcext:value-type="float">
            <text:p>0.00</text:p>
          </table:table-cell>
          <table:table-cell table:style-name="ce182" table:formula="of:=IF(ISERR([.F120]/[.C120]);&quot;&quot;;[.F120]/[.C120])">
            <text:p/>
          </table:table-cell>
          <table:table-cell table:style-name="ce139" table:number-columns-repeated="1015"/>
        </table:table-row>
        <table:table-row table:style-name="ro7">
          <table:table-cell table:style-name="ce105" table:number-columns-repeated="7"/>
          <table:table-cell table:style-name="ce139" table:number-columns-repeated="1017"/>
        </table:table-row>
        <table:table-row table:style-name="ro20">
          <table:table-cell table:style-name="ce144" office:value-type="string" calcext:value-type="string">
            <text:p>Project Trends</text:p>
          </table:table-cell>
          <table:table-cell table:style-name="ce105" table:number-columns-repeated="6"/>
          <table:table-cell table:style-name="ce139" table:number-columns-repeated="1017"/>
        </table:table-row>
        <table:table-row table:style-name="ro2">
          <table:table-cell table:style-name="ce104" office:value-type="string" calcext:value-type="string">
            <text:p>Productivity=</text:p>
          </table:table-cell>
          <table:table-cell table:style-name="ce153" table:formula="of:=IF(ISERR(SUM([.D116:.D120])/SUM([.F116:.F120]));&quot;&quot;;SUM([.D116:.D118])/SUM([.F116:.F118])*60)">
            <text:p/>
          </table:table-cell>
          <table:table-cell table:style-name="ce105" office:value-type="string" calcext:value-type="string">
            <text:p>LOC/hr</text:p>
          </table:table-cell>
          <table:table-cell table:style-name="ce105" table:number-columns-repeated="4"/>
          <table:table-cell table:style-name="ce139" table:number-columns-repeated="1017"/>
        </table:table-row>
        <table:table-row table:style-name="ro2">
          <table:table-cell table:style-name="ce104" office:value-type="string" calcext:value-type="string">
            <text:p>Average size=</text:p>
          </table:table-cell>
          <table:table-cell table:style-name="ce105" table:formula="of:=IF(ISERR(ROUNDUP(EXP(AVERAGE([.H128:.H156]));0));&quot;&quot;;ROUNDUP(EXP(AVERAGE([.H128:.H156]));0))">
            <text:p/>
          </table:table-cell>
          <table:table-cell table:style-name="ce105" office:value-type="string" calcext:value-type="string">
            <text:p>LOC/method</text:p>
          </table:table-cell>
          <table:table-cell table:style-name="ce105" table:number-columns-repeated="4"/>
          <table:table-cell table:style-name="ce139" table:number-columns-repeated="1017"/>
        </table:table-row>
        <table:table-row table:style-name="ro2">
          <table:table-cell table:style-name="ce104"/>
          <table:table-cell table:style-name="ce105" table:number-columns-repeated="6"/>
          <table:table-cell table:style-name="ce139" table:number-columns-repeated="1017"/>
        </table:table-row>
        <table:table-row table:style-name="ro20">
          <table:table-cell table:style-name="ce140" office:value-type="string" calcext:value-type="string">
            <text:p>Component History</text:p>
          </table:table-cell>
          <table:table-cell table:style-name="ce105" table:number-columns-repeated="7"/>
          <table:table-cell table:style-name="ce16"/>
          <table:table-cell table:style-name="ce128"/>
          <table:table-cell table:style-name="ce139" table:number-columns-repeated="1014"/>
        </table:table-row>
        <table:table-row table:style-name="ro2">
          <table:table-cell table:style-name="ce145" office:value-type="string" calcext:value-type="string" table:number-columns-spanned="2" table:number-rows-spanned="1">
            <text:p>Component Name</text:p>
          </table:table-cell>
          <table:covered-table-cell table:style-name="ce145"/>
          <table:table-cell table:style-name="ce105" office:value-type="string" calcext:value-type="string">
            <text:p>Total LOC</text:p>
          </table:table-cell>
          <table:table-cell table:style-name="ce105" office:value-type="string" calcext:value-type="string">
            <text:p>Method Count</text:p>
          </table:table-cell>
          <table:table-cell table:style-name="ce105" office:value-type="string" calcext:value-type="string">
            <text:p>Type</text:p>
          </table:table-cell>
          <table:table-cell table:style-name="ce166" office:value-type="string" calcext:value-type="string">
            <text:p>Size</text:p>
          </table:table-cell>
          <table:table-cell table:style-name="ce166" office:value-type="string" calcext:value-type="string">
            <text:p>LOC/method</text:p>
          </table:table-cell>
          <table:table-cell table:style-name="ce166" office:value-type="string" calcext:value-type="string">
            <text:p>ln(LOC/meth)</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28]=&quot;&quot;;&quot;-&quot;;HLOOKUP([.G128];[.$B$110:.$F$111];2));IF(ISBLANK([.A128]);&quot;-&quot;;&quot;M&quot;))" office:value-type="string" office:string-value="-" calcext:value-type="string">
            <text:p>-</text:p>
          </table:table-cell>
          <table:table-cell table:style-name="ce172" table:formula="of:=IF(OR(ISBLANK([.C128]);ISBLANK([.D128]));&quot;&quot;;COM.MICROSOFT.CEILING([.C128]/[.D128];1))">
            <text:p/>
          </table:table-cell>
          <table:table-cell table:style-name="ce175" table:formula="of:=IF(OR(ISBLANK([.C128]);ISBLANK([.D128]));&quot;&quot;;LN([.G128]))">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29]=&quot;&quot;;&quot;-&quot;;HLOOKUP([.G129];[.$B$110:.$F$111];2));IF(ISBLANK([.A129]);&quot;-&quot;;&quot;M&quot;))" office:value-type="string" office:string-value="-" calcext:value-type="string">
            <text:p>-</text:p>
          </table:table-cell>
          <table:table-cell table:style-name="ce172" table:formula="of:=IF(OR(ISBLANK([.C129]);ISBLANK([.D129]));&quot;&quot;;COM.MICROSOFT.CEILING([.C129]/[.D129];1))">
            <text:p/>
          </table:table-cell>
          <table:table-cell table:style-name="ce175" table:formula="of:=IF(OR(ISBLANK([.C129]);ISBLANK([.D129]));&quot;&quot;;LN([.G129]))">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30]=&quot;&quot;;&quot;-&quot;;HLOOKUP([.G130];[.$B$110:.$F$111];2));IF(ISBLANK([.A130]);&quot;-&quot;;&quot;M&quot;))" office:value-type="string" office:string-value="-" calcext:value-type="string">
            <text:p>-</text:p>
          </table:table-cell>
          <table:table-cell table:style-name="ce172" table:formula="of:=IF(OR(ISBLANK([.C130]);ISBLANK([.D130]));&quot;&quot;;COM.MICROSOFT.CEILING([.C130]/[.D130];1))">
            <text:p/>
          </table:table-cell>
          <table:table-cell table:style-name="ce175" table:formula="of:=IF(OR(ISBLANK([.C130]);ISBLANK([.D130]));&quot;&quot;;LN([.G130]))">
            <text:p/>
          </table:table-cell>
          <table:table-cell table:style-name="ce16" table:number-columns-repeated="2"/>
          <table:table-cell table:style-name="ce139"/>
          <table:table-cell table:style-name="ce139" office:value-type="string" calcext:value-type="string">
            <text:p>`</text:p>
          </table:table-cell>
          <table:table-cell table:style-name="ce139" table:number-columns-repeated="1012"/>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31]=&quot;&quot;;&quot;-&quot;;HLOOKUP([.G131];[.$B$110:.$F$111];2));IF(ISBLANK([.A131]);&quot;-&quot;;&quot;M&quot;))" office:value-type="string" office:string-value="-" calcext:value-type="string">
            <text:p>-</text:p>
          </table:table-cell>
          <table:table-cell table:style-name="ce172" table:formula="of:=IF(OR(ISBLANK([.C131]);ISBLANK([.D131]));&quot;&quot;;COM.MICROSOFT.CEILING([.C131]/[.D131];1))">
            <text:p/>
          </table:table-cell>
          <table:table-cell table:style-name="ce175" table:formula="of:=IF(OR(ISBLANK([.C131]);ISBLANK([.D131]));&quot;&quot;;LN([.G131]))">
            <text:p/>
          </table:table-cell>
          <table:table-cell table:style-name="ce16" table:number-columns-repeated="2"/>
          <table:table-cell table:style-name="ce139"/>
          <table:table-cell table:style-name="ce183" table:number-columns-spanned="4" table:number-rows-spanned="1"/>
          <table:covered-table-cell table:number-columns-repeated="3" table:style-name="ce183"/>
          <table:table-cell table:style-name="ce139" table:number-columns-repeated="1009"/>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32]=&quot;&quot;;&quot;-&quot;;HLOOKUP([.G132];[.$B$110:.$F$111];2));IF(ISBLANK([.A132]);&quot;-&quot;;&quot;M&quot;))" office:value-type="string" office:string-value="-" calcext:value-type="string">
            <text:p>-</text:p>
          </table:table-cell>
          <table:table-cell table:style-name="ce172" table:formula="of:=IF(OR(ISBLANK([.C132]);ISBLANK([.D132]));&quot;&quot;;COM.MICROSOFT.CEILING([.C132]/[.D132];1))">
            <text:p/>
          </table:table-cell>
          <table:table-cell table:style-name="ce175" table:formula="of:=IF(OR(ISBLANK([.C132]);ISBLANK([.D132]));&quot;&quot;;LN([.G132]))">
            <text:p/>
          </table:table-cell>
          <table:table-cell table:style-name="ce16" table:number-columns-repeated="2"/>
          <table:table-cell table:style-name="ce139"/>
          <table:table-cell table:style-name="ce183" table:number-columns-spanned="4" table:number-rows-spanned="1"/>
          <table:covered-table-cell table:number-columns-repeated="3" table:style-name="ce183"/>
          <table:table-cell table:style-name="ce139" table:number-columns-repeated="1009"/>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33]=&quot;&quot;;&quot;-&quot;;HLOOKUP([.G133];[.$B$110:.$F$111];2));IF(ISBLANK([.A133]);&quot;-&quot;;&quot;M&quot;))" office:value-type="string" office:string-value="-" calcext:value-type="string">
            <text:p>-</text:p>
          </table:table-cell>
          <table:table-cell table:style-name="ce172" table:formula="of:=IF(OR(ISBLANK([.C133]);ISBLANK([.D133]));&quot;&quot;;COM.MICROSOFT.CEILING([.C133]/[.D133];1))">
            <text:p/>
          </table:table-cell>
          <table:table-cell table:style-name="ce175" table:formula="of:=IF(OR(ISBLANK([.C133]);ISBLANK([.D133]));&quot;&quot;;LN([.G133]))">
            <text:p/>
          </table:table-cell>
          <table:table-cell table:style-name="ce16" table:number-columns-repeated="2"/>
          <table:table-cell table:style-name="ce139"/>
          <table:table-cell table:style-name="ce183" table:number-columns-spanned="4" table:number-rows-spanned="1"/>
          <table:covered-table-cell table:number-columns-repeated="3" table:style-name="ce183"/>
          <table:table-cell table:style-name="ce139" table:number-columns-repeated="1009"/>
        </table:table-row>
        <table:table-row table:style-name="ro2">
          <table:table-cell table:style-name="ce146" table:number-columns-spanned="2" table:number-rows-spanned="1"/>
          <table:covered-table-cell table:style-name="ce146"/>
          <table:table-cell table:style-name="ce152" table:number-columns-repeated="2"/>
          <table:table-cell table:style-name="ce164" table:content-validation-name="val4" office:value-type="string" calcext:value-type="string">
            <text:p>-</text:p>
          </table:table-cell>
          <table:table-cell table:style-name="ce167" table:formula="of:=IF([.$C$48]&gt;5;IF([.G134]=&quot;&quot;;&quot;-&quot;;HLOOKUP([.G134];[.$B$110:.$F$111];2));IF(ISBLANK([.A134]);&quot;-&quot;;&quot;M&quot;))" office:value-type="string" office:string-value="-" calcext:value-type="string">
            <text:p>-</text:p>
          </table:table-cell>
          <table:table-cell table:style-name="ce172" table:formula="of:=IF(OR(ISBLANK([.C134]);ISBLANK([.D134]));&quot;&quot;;COM.MICROSOFT.CEILING([.C134]/[.D134];1))">
            <text:p/>
          </table:table-cell>
          <table:table-cell table:style-name="ce175" table:formula="of:=IF(OR(ISBLANK([.C134]);ISBLANK([.D134]));&quot;&quot;;LN([.G134]))">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35]=&quot;&quot;;&quot;-&quot;;HLOOKUP([.G135];[.$B$110:.$F$111];2));IF(ISBLANK([.A135]);&quot;-&quot;;&quot;M&quot;))" office:value-type="string" office:string-value="-" calcext:value-type="string">
            <text:p>-</text:p>
          </table:table-cell>
          <table:table-cell table:style-name="ce172" table:formula="of:=IF(OR(ISBLANK([.C135]);ISBLANK([.D135]));&quot;&quot;;COM.MICROSOFT.CEILING([.C135]/[.D135];1))">
            <text:p/>
          </table:table-cell>
          <table:table-cell table:style-name="ce175" table:formula="of:=IF(OR(ISBLANK([.C135]);ISBLANK([.D135]));&quot;&quot;;LN([.G135]))">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36]=&quot;&quot;;&quot;-&quot;;HLOOKUP([.G136];[.$B$110:.$F$111];2));IF(ISBLANK([.A136]);&quot;-&quot;;&quot;M&quot;))" office:value-type="string" office:string-value="-" calcext:value-type="string">
            <text:p>-</text:p>
          </table:table-cell>
          <table:table-cell table:style-name="ce172" table:formula="of:=IF(OR(ISBLANK([.C136]);ISBLANK([.D136]));&quot;&quot;;COM.MICROSOFT.CEILING([.C136]/[.D136];1))">
            <text:p/>
          </table:table-cell>
          <table:table-cell table:style-name="ce175" table:formula="of:=IF(OR(ISBLANK([.C136]);ISBLANK([.D136]));&quot;&quot;;LN([.G136]))">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37]=&quot;&quot;;&quot;-&quot;;HLOOKUP([.G137];[.$B$110:.$F$111];2));IF(ISBLANK([.A137]);&quot;-&quot;;&quot;M&quot;))" office:value-type="string" office:string-value="-" calcext:value-type="string">
            <text:p>-</text:p>
          </table:table-cell>
          <table:table-cell table:style-name="ce172" table:formula="of:=IF(OR(ISBLANK([.C137]);ISBLANK([.D137]));&quot;&quot;;COM.MICROSOFT.CEILING([.C137]/[.D137];1))">
            <text:p/>
          </table:table-cell>
          <table:table-cell table:style-name="ce175" table:formula="of:=IF(OR(ISBLANK([.C137]);ISBLANK([.D137]));&quot;&quot;;LN([.G137]))">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38]=&quot;&quot;;&quot;-&quot;;HLOOKUP([.G138];[.$B$110:.$F$111];2));IF(ISBLANK([.A138]);&quot;-&quot;;&quot;M&quot;))" office:value-type="string" office:string-value="-" calcext:value-type="string">
            <text:p>-</text:p>
          </table:table-cell>
          <table:table-cell table:style-name="ce172" table:formula="of:=IF(OR(ISBLANK([.C138]);ISBLANK([.D138]));&quot;&quot;;COM.MICROSOFT.CEILING([.C138]/[.D138];1))">
            <text:p/>
          </table:table-cell>
          <table:table-cell table:style-name="ce175" table:formula="of:=IF(OR(ISBLANK([.C138]);ISBLANK([.D138]));&quot;&quot;;LN([.G138]))">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39]=&quot;&quot;;&quot;-&quot;;HLOOKUP([.G139];[.$B$110:.$F$111];2));IF(ISBLANK([.A139]);&quot;-&quot;;&quot;M&quot;))" office:value-type="string" office:string-value="-" calcext:value-type="string">
            <text:p>-</text:p>
          </table:table-cell>
          <table:table-cell table:style-name="ce172" table:formula="of:=IF(OR(ISBLANK([.C139]);ISBLANK([.D139]));&quot;&quot;;COM.MICROSOFT.CEILING([.C139]/[.D139];1))">
            <text:p/>
          </table:table-cell>
          <table:table-cell table:style-name="ce175" table:formula="of:=IF(OR(ISBLANK([.C139]);ISBLANK([.D139]));&quot;&quot;;LN([.G139]))">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40]=&quot;&quot;;&quot;-&quot;;HLOOKUP([.G140];[.$B$110:.$F$111];2));IF(ISBLANK([.A140]);&quot;-&quot;;&quot;M&quot;))" office:value-type="string" office:string-value="-" calcext:value-type="string">
            <text:p>-</text:p>
          </table:table-cell>
          <table:table-cell table:style-name="ce172" table:formula="of:=IF(OR(ISBLANK([.C140]);ISBLANK([.D140]));&quot;&quot;;COM.MICROSOFT.CEILING([.C140]/[.D140];1))">
            <text:p/>
          </table:table-cell>
          <table:table-cell table:style-name="ce175" table:formula="of:=IF(OR(ISBLANK([.C140]);ISBLANK([.D140]));&quot;&quot;;LN([.G140]))">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41]=&quot;&quot;;&quot;-&quot;;HLOOKUP([.G141];[.$B$110:.$F$111];2));IF(ISBLANK([.A141]);&quot;-&quot;;&quot;M&quot;))" office:value-type="string" office:string-value="-" calcext:value-type="string">
            <text:p>-</text:p>
          </table:table-cell>
          <table:table-cell table:style-name="ce172" table:formula="of:=IF(OR(ISBLANK([.C141]);ISBLANK([.D141]));&quot;&quot;;COM.MICROSOFT.CEILING([.C141]/[.D141];1))">
            <text:p/>
          </table:table-cell>
          <table:table-cell table:style-name="ce175" table:formula="of:=IF(OR(ISBLANK([.C141]);ISBLANK([.D141]));&quot;&quot;;LN([.G141]))">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42]=&quot;&quot;;&quot;-&quot;;HLOOKUP([.G142];[.$B$110:.$F$111];2));IF(ISBLANK([.A142]);&quot;-&quot;;&quot;M&quot;))" office:value-type="string" office:string-value="-" calcext:value-type="string">
            <text:p>-</text:p>
          </table:table-cell>
          <table:table-cell table:style-name="ce172" table:formula="of:=IF(OR(ISBLANK([.C142]);ISBLANK([.D142]));&quot;&quot;;COM.MICROSOFT.CEILING([.C142]/[.D142];1))">
            <text:p/>
          </table:table-cell>
          <table:table-cell table:style-name="ce175" table:formula="of:=IF(OR(ISBLANK([.C142]);ISBLANK([.D142]));&quot;&quot;;LN([.G142]))">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43]=&quot;&quot;;&quot;-&quot;;HLOOKUP([.G143];[.$B$110:.$F$111];2));IF(ISBLANK([.A143]);&quot;-&quot;;&quot;M&quot;))" office:value-type="string" office:string-value="-" calcext:value-type="string">
            <text:p>-</text:p>
          </table:table-cell>
          <table:table-cell table:style-name="ce172" table:formula="of:=IF(OR(ISBLANK([.C143]);ISBLANK([.D143]));&quot;&quot;;COM.MICROSOFT.CEILING([.C143]/[.D143];1))">
            <text:p/>
          </table:table-cell>
          <table:table-cell table:style-name="ce175" table:formula="of:=IF(OR(ISBLANK([.C143]);ISBLANK([.D143]));&quot;&quot;;LN([.G143]))">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44]=&quot;&quot;;&quot;-&quot;;HLOOKUP([.G144];[.$B$110:.$F$111];2));IF(ISBLANK([.A144]);&quot;-&quot;;&quot;M&quot;))" office:value-type="string" office:string-value="-" calcext:value-type="string">
            <text:p>-</text:p>
          </table:table-cell>
          <table:table-cell table:style-name="ce172" table:formula="of:=IF(OR(ISBLANK([.C144]);ISBLANK([.D144]));&quot;&quot;;COM.MICROSOFT.CEILING([.C144]/[.D144];1))">
            <text:p/>
          </table:table-cell>
          <table:table-cell table:style-name="ce175" table:formula="of:=IF(OR(ISBLANK([.C144]);ISBLANK([.D144]));&quot;&quot;;LN([.G144]))">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45]=&quot;&quot;;&quot;-&quot;;HLOOKUP([.G145];[.$B$110:.$F$111];2));IF(ISBLANK([.A145]);&quot;-&quot;;&quot;M&quot;))" office:value-type="string" office:string-value="-" calcext:value-type="string">
            <text:p>-</text:p>
          </table:table-cell>
          <table:table-cell table:style-name="ce172" table:formula="of:=IF(OR(ISBLANK([.C145]);ISBLANK([.D145]));&quot;&quot;;COM.MICROSOFT.CEILING([.C145]/[.D145];1))">
            <text:p/>
          </table:table-cell>
          <table:table-cell table:style-name="ce175" table:formula="of:=IF(OR(ISBLANK([.C145]);ISBLANK([.D145]));&quot;&quot;;LN([.G145]))">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46]=&quot;&quot;;&quot;-&quot;;HLOOKUP([.G146];[.$B$110:.$F$111];2));IF(ISBLANK([.A146]);&quot;-&quot;;&quot;M&quot;))" office:value-type="string" office:string-value="-" calcext:value-type="string">
            <text:p>-</text:p>
          </table:table-cell>
          <table:table-cell table:style-name="ce172" table:formula="of:=IF(OR(ISBLANK([.C146]);ISBLANK([.D146]));&quot;&quot;;COM.MICROSOFT.CEILING([.C146]/[.D146];1))">
            <text:p/>
          </table:table-cell>
          <table:table-cell table:style-name="ce175" table:formula="of:=IF(OR(ISBLANK([.C146]);ISBLANK([.D146]));&quot;&quot;;LN([.G146]))">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47]=&quot;&quot;;&quot;-&quot;;HLOOKUP([.G147];[.$B$110:.$F$111];2));IF(ISBLANK([.A147]);&quot;-&quot;;&quot;M&quot;))" office:value-type="string" office:string-value="-" calcext:value-type="string">
            <text:p>-</text:p>
          </table:table-cell>
          <table:table-cell table:style-name="ce172" table:formula="of:=IF(OR(ISBLANK([.C147]);ISBLANK([.D147]));&quot;&quot;;COM.MICROSOFT.CEILING([.C147]/[.D147];1))">
            <text:p/>
          </table:table-cell>
          <table:table-cell table:style-name="ce175" table:formula="of:=IF(OR(ISBLANK([.C147]);ISBLANK([.D147]));&quot;&quot;;LN([.G147]))">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48]=&quot;&quot;;&quot;-&quot;;HLOOKUP([.G148];[.$B$110:.$F$111];2));IF(ISBLANK([.A148]);&quot;-&quot;;&quot;M&quot;))" office:value-type="string" office:string-value="-" calcext:value-type="string">
            <text:p>-</text:p>
          </table:table-cell>
          <table:table-cell table:style-name="ce172" table:formula="of:=IF(OR(ISBLANK([.C148]);ISBLANK([.D148]));&quot;&quot;;COM.MICROSOFT.CEILING([.C148]/[.D148];1))">
            <text:p/>
          </table:table-cell>
          <table:table-cell table:style-name="ce175" table:formula="of:=IF(OR(ISBLANK([.C148]);ISBLANK([.D148]));&quot;&quot;;LN([.G148]))">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49]=&quot;&quot;;&quot;-&quot;;HLOOKUP([.G149];[.$B$110:.$F$111];2));IF(ISBLANK([.A149]);&quot;-&quot;;&quot;M&quot;))" office:value-type="string" office:string-value="-" calcext:value-type="string">
            <text:p>-</text:p>
          </table:table-cell>
          <table:table-cell table:style-name="ce172" table:formula="of:=IF(OR(ISBLANK([.C149]);ISBLANK([.D149]));&quot;&quot;;COM.MICROSOFT.CEILING([.C149]/[.D149];1))">
            <text:p/>
          </table:table-cell>
          <table:table-cell table:style-name="ce175" table:formula="of:=IF(OR(ISBLANK([.C149]);ISBLANK([.D149]));&quot;&quot;;LN([.G149]))">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50]=&quot;&quot;;&quot;-&quot;;HLOOKUP([.G150];[.$B$110:.$F$111];2));IF(ISBLANK([.A150]);&quot;-&quot;;&quot;M&quot;))" office:value-type="string" office:string-value="-" calcext:value-type="string">
            <text:p>-</text:p>
          </table:table-cell>
          <table:table-cell table:style-name="ce172" table:formula="of:=IF(OR(ISBLANK([.C150]);ISBLANK([.D150]));&quot;&quot;;COM.MICROSOFT.CEILING([.C150]/[.D150];1))">
            <text:p/>
          </table:table-cell>
          <table:table-cell table:style-name="ce175" table:formula="of:=IF(OR(ISBLANK([.C150]);ISBLANK([.D150]));&quot;&quot;;LN([.G150]))">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51]=&quot;&quot;;&quot;-&quot;;HLOOKUP([.G151];[.$B$110:.$F$111];2));IF(ISBLANK([.A151]);&quot;-&quot;;&quot;M&quot;))" office:value-type="string" office:string-value="-" calcext:value-type="string">
            <text:p>-</text:p>
          </table:table-cell>
          <table:table-cell table:style-name="ce172" table:formula="of:=IF(OR(ISBLANK([.C151]);ISBLANK([.D151]));&quot;&quot;;COM.MICROSOFT.CEILING([.C151]/[.D151];1))">
            <text:p/>
          </table:table-cell>
          <table:table-cell table:style-name="ce175" table:formula="of:=IF(OR(ISBLANK([.C151]);ISBLANK([.D151]));&quot;&quot;;LN([.G151]))">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52]=&quot;&quot;;&quot;-&quot;;HLOOKUP([.G152];[.$B$110:.$F$111];2));IF(ISBLANK([.A152]);&quot;-&quot;;&quot;M&quot;))" office:value-type="string" office:string-value="-" calcext:value-type="string">
            <text:p>-</text:p>
          </table:table-cell>
          <table:table-cell table:style-name="ce172" table:formula="of:=IF(OR(ISBLANK([.C152]);ISBLANK([.D152]));&quot;&quot;;COM.MICROSOFT.CEILING([.C152]/[.D152];1))">
            <text:p/>
          </table:table-cell>
          <table:table-cell table:style-name="ce175" table:formula="of:=IF(OR(ISBLANK([.C152]);ISBLANK([.D152]));&quot;&quot;;LN([.G152]))">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53]=&quot;&quot;;&quot;-&quot;;HLOOKUP([.G153];[.$B$110:.$F$111];2));IF(ISBLANK([.A153]);&quot;-&quot;;&quot;M&quot;))" office:value-type="string" office:string-value="-" calcext:value-type="string">
            <text:p>-</text:p>
          </table:table-cell>
          <table:table-cell table:style-name="ce172" table:formula="of:=IF(OR(ISBLANK([.C153]);ISBLANK([.D153]));&quot;&quot;;COM.MICROSOFT.CEILING([.C153]/[.D153];1))">
            <text:p/>
          </table:table-cell>
          <table:table-cell table:style-name="ce175" table:formula="of:=IF(OR(ISBLANK([.C153]);ISBLANK([.D153]));&quot;&quot;;LN([.G153]))">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54]=&quot;&quot;;&quot;-&quot;;HLOOKUP([.G154];[.$B$110:.$F$111];2));IF(ISBLANK([.A154]);&quot;-&quot;;&quot;M&quot;))" office:value-type="string" office:string-value="-" calcext:value-type="string">
            <text:p>-</text:p>
          </table:table-cell>
          <table:table-cell table:style-name="ce172" table:formula="of:=IF(OR(ISBLANK([.C154]);ISBLANK([.D154]));&quot;&quot;;COM.MICROSOFT.CEILING([.C154]/[.D154];1))">
            <text:p/>
          </table:table-cell>
          <table:table-cell table:style-name="ce175" table:formula="of:=IF(OR(ISBLANK([.C154]);ISBLANK([.D154]));&quot;&quot;;LN([.G154]))">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55]=&quot;&quot;;&quot;-&quot;;HLOOKUP([.G155];[.$B$110:.$F$111];2));IF(ISBLANK([.A155]);&quot;-&quot;;&quot;M&quot;))" office:value-type="string" office:string-value="-" calcext:value-type="string">
            <text:p>-</text:p>
          </table:table-cell>
          <table:table-cell table:style-name="ce172" table:formula="of:=IF(OR(ISBLANK([.C155]);ISBLANK([.D155]));&quot;&quot;;COM.MICROSOFT.CEILING([.C155]/[.D155];1))">
            <text:p/>
          </table:table-cell>
          <table:table-cell table:style-name="ce175" table:formula="of:=IF(OR(ISBLANK([.C155]);ISBLANK([.D155]));&quot;&quot;;LN([.G155]))">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56]=&quot;&quot;;&quot;-&quot;;HLOOKUP([.G156];[.$B$110:.$F$111];2));IF(ISBLANK([.A156]);&quot;-&quot;;&quot;M&quot;))" office:value-type="string" office:string-value="-" calcext:value-type="string">
            <text:p>-</text:p>
          </table:table-cell>
          <table:table-cell table:style-name="ce172" table:formula="of:=IF(OR(ISBLANK([.C156]);ISBLANK([.D156]));&quot;&quot;;COM.MICROSOFT.CEILING([.C156]/[.D156];1))">
            <text:p/>
          </table:table-cell>
          <table:table-cell table:style-name="ce175" table:formula="of:=IF(OR(ISBLANK([.C156]);ISBLANK([.D156]));&quot;&quot;;LN([.G156]))">
            <text:p/>
          </table:table-cell>
          <table:table-cell table:style-name="ce16" table:number-columns-repeated="2"/>
          <table:table-cell table:style-name="ce139" table:number-columns-repeated="1014"/>
        </table:table-row>
        <table:table-row table:style-name="ro2">
          <table:table-cell table:number-columns-repeated="5"/>
          <table:table-cell table:style-name="ce168"/>
          <table:table-cell table:style-name="ce173" office:value-type="string" calcext:value-type="string">
            <text:p>Average=</text:p>
          </table:table-cell>
          <table:table-cell table:style-name="ce176" table:formula="of:=IF(ISERR(AVERAGE([.H128:.H156]));0;AVERAGE([.H128:.H156]))" office:value-type="float" office:value="0" calcext:value-type="float">
            <text:p>0.00</text:p>
          </table:table-cell>
          <table:table-cell table:number-columns-repeated="1016"/>
        </table:table-row>
        <table:table-row table:style-name="ro2">
          <table:table-cell table:number-columns-repeated="5"/>
          <table:table-cell table:style-name="ce168"/>
          <table:table-cell table:style-name="ce173" office:value-type="string" calcext:value-type="string">
            <text:p>Std=</text:p>
          </table:table-cell>
          <table:table-cell table:style-name="ce176" table:formula="of:=IF(ISERR(STDEV([.H128:.H156]));0;STDEV([.H128:.H156]))" office:value-type="float" office:value="0" calcext:value-type="float">
            <text:p>0.00</text:p>
          </table:table-cell>
          <table:table-cell table:number-columns-repeated="1016"/>
        </table:table-row>
        <table:table-row table:style-name="ro2" table:number-rows-repeated="65378">
          <table:table-cell table:number-columns-repeated="1024"/>
        </table:table-row>
        <table:table-row table:style-name="ro2" table:visibility="collapse" table:number-rows-repeated="983039">
          <table:table-cell table:number-columns-repeated="1024"/>
        </table:table-row>
        <table:table-row table:style-name="ro2" table:visibility="collapse">
          <table:table-cell table:number-columns-repeated="1024"/>
        </table:table-row>
        <table:named-expressions>
          <table:named-expression table:name="DefectLog4A" table:base-cell-address="$Description.$A$1" table:expression="$'historical data'.$#ref!$#REF!"/>
          <table:named-expression table:name="FunctionalSpecification6A" table:base-cell-address="$Description.$A$1" table:expression="$'historical data'.$#ref!$#REF!"/>
          <table:named-expression table:name="HistoricalData4A" table:base-cell-address="$Description.$A$1" table:expression="$'historical data'.$#ref!$#REF!"/>
          <table:named-expression table:name="InstructorAssessment4A" table:base-cell-address="$Description.$A$1" table:expression="$'historical data'.$#ref!$#REF!"/>
          <table:named-expression table:name="LessonLearned4A" table:base-cell-address="$Description.$A$1" table:expression="$'historical data'.$#ref!$#REF!"/>
          <table:named-expression table:name="OperationalSpecification6A" table:base-cell-address="$Description.$A$1" table:expression="$'historical data'.$#ref!$#REF!"/>
          <table:named-range table:name="ProjectPlanSummary4A" table:base-cell-address="$Description.$A$1" table:cell-range-address="$'Historical Data'.$A$45"/>
          <table:named-expression table:name="Schedule6A" table:base-cell-address="$Description.$A$1" table:expression="$'historical data'.$#ref!$#REF!"/>
          <table:named-expression table:name="SizeEstimate4A" table:base-cell-address="$Description.$A$1" table:expression="$'historical data'.$#ref!$#REF!"/>
          <table:named-expression table:name="SourceCode4A" table:base-cell-address="$Description.$A$1" table:expression="$'historical data'.$#ref!$#REF!"/>
          <table:named-expression table:name="TaskPlan6A" table:base-cell-address="$Description.$A$1" table:expression="$'historical data'.$#ref!$#REF!"/>
          <table:named-expression table:name="TestReport4A" table:base-cell-address="$Description.$A$1" table:expression="$'historical data'.$#ref!$#REF!"/>
          <table:named-expression table:name="TimeLog4A" table:base-cell-address="$Description.$A$1" table:expression="$'historical data'.$#ref!$#REF!"/>
          <table:named-expression table:name="toc6A" table:base-cell-address="$Description.$A$1" table:expression="$'historical data'.$#ref!$#REF!"/>
        </table:named-expressions>
      </table:table>
      <table:table table:name="Review" table:style-name="ta7" table:protected="true">
        <loext:table-protection loext:select-protected-cells="true" loext:select-unprotected-cells="true"/>
        <table:table-column table:style-name="co37" table:default-cell-style-name="ce55"/>
        <table:table-column table:style-name="co38" table:default-cell-style-name="ce55"/>
        <table:table-column table:style-name="co2" table:default-cell-style-name="ce55"/>
        <table:table-column table:style-name="co39" table:default-cell-style-name="ce55"/>
        <table:table-column table:style-name="co40" table:default-cell-style-name="ce55"/>
        <table:table-column table:style-name="co7" table:default-cell-style-name="ce55"/>
        <table:table-column table:style-name="co23" table:default-cell-style-name="ce55"/>
        <table:table-column table:style-name="co36" table:number-columns-repeated="250" table:default-cell-style-name="ce55"/>
        <table:table-column table:style-name="co36" table:number-columns-repeated="767" table:default-cell-style-name="Default"/>
        <table:table-row table:style-name="ro1">
          <table:table-cell table:style-name="ce109" office:value-type="string" calcext:value-type="string" table:number-columns-spanned="2" table:number-rows-spanned="1">
            <text:p>Review</text:p>
          </table:table-cell>
          <table:covered-table-cell table:style-name="ce109"/>
          <table:table-cell table:style-name="ce112" table:number-columns-repeated="5"/>
          <table:table-cell table:number-columns-repeated="1017"/>
        </table:table-row>
        <table:table-row table:style-name="ro27" table:visibility="collapse">
          <table:table-cell table:style-name="ce184" table:number-columns-repeated="10"/>
          <table:table-cell table:number-columns-repeated="1014"/>
        </table:table-row>
        <table:table-row table:style-name="ro1" table:visibility="collapse">
          <table:table-cell table:style-name="ce185" office:value-type="string" calcext:value-type="string" table:number-columns-spanned="2" table:number-rows-spanned="1">
            <text:p>Standards</text:p>
          </table:table-cell>
          <table:covered-table-cell table:style-name="ce185"/>
          <table:table-cell table:style-name="ce186" table:number-columns-repeated="5"/>
          <table:table-cell table:style-name="ce191" table:number-columns-repeated="3"/>
          <table:table-cell table:number-columns-repeated="1014"/>
        </table:table-row>
        <table:table-row table:style-name="ro2" table:visibility="collapse">
          <table:table-cell table:style-name="ce186" office:value-type="string" calcext:value-type="string">
            <text:p>Start date:</text:p>
          </table:table-cell>
          <table:table-cell table:style-name="ce190" office:value-type="date" office:date-value="2000-01-01" calcext:value-type="date">
            <text:p>1/1/2000</text:p>
          </table:table-cell>
          <table:table-cell table:style-name="ce186"/>
          <table:table-cell table:style-name="ce186" office:value-type="string" calcext:value-type="string">
            <text:p>Grades:</text:p>
          </table:table-cell>
          <table:table-cell table:style-name="ce186" table:number-columns-repeated="2"/>
          <table:table-cell table:style-name="ce186" office:value-type="string" calcext:value-type="string">
            <text:p>AA</text:p>
          </table:table-cell>
          <table:table-cell table:style-name="ce191" table:number-columns-repeated="3"/>
          <table:table-cell table:number-columns-repeated="1014"/>
        </table:table-row>
        <table:table-row table:style-name="ro2" table:visibility="collapse">
          <table:table-cell table:style-name="ce186" office:value-type="string" calcext:value-type="string">
            <text:p>End date:</text:p>
          </table:table-cell>
          <table:table-cell table:style-name="ce190" office:value-type="date" office:date-value="2020-01-01" calcext:value-type="date">
            <text:p>1/1/2020</text:p>
          </table:table-cell>
          <table:table-cell table:style-name="ce186" table:number-columns-repeated="4"/>
          <table:table-cell table:style-name="ce186" office:value-type="string" calcext:value-type="string">
            <text:p>A</text:p>
          </table:table-cell>
          <table:table-cell table:style-name="ce191" table:number-columns-repeated="3"/>
          <table:table-cell table:number-columns-repeated="1014"/>
        </table:table-row>
        <table:table-row table:style-name="ro2" table:visibility="collapse">
          <table:table-cell table:style-name="ce186" office:value-type="string" calcext:value-type="string">
            <text:p>Phases:</text:p>
          </table:table-cell>
          <table:table-cell table:style-name="ce186" office:value-type="string" calcext:value-type="string">
            <text:p>Analysis</text:p>
          </table:table-cell>
          <table:table-cell table:style-name="ce186" table:number-columns-repeated="4"/>
          <table:table-cell table:style-name="ce186" office:value-type="string" calcext:value-type="string">
            <text:p>AB</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Architecture</text:p>
          </table:table-cell>
          <table:table-cell table:style-name="ce186" table:number-columns-repeated="4"/>
          <table:table-cell table:style-name="ce186" office:value-type="string" calcext:value-type="string">
            <text:p>B</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Planning</text:p>
          </table:table-cell>
          <table:table-cell table:style-name="ce186" table:number-columns-repeated="4"/>
          <table:table-cell table:style-name="ce186" office:value-type="string" calcext:value-type="string">
            <text:p>BC</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Construction</text:p>
          </table:table-cell>
          <table:table-cell table:style-name="ce186" table:number-columns-repeated="4"/>
          <table:table-cell table:style-name="ce186" office:value-type="string" calcext:value-type="string">
            <text:p>C</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Refactoring</text:p>
          </table:table-cell>
          <table:table-cell table:style-name="ce186" table:number-columns-repeated="4"/>
          <table:table-cell table:style-name="ce186" office:value-type="string" calcext:value-type="string">
            <text:p>CD</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Review</text:p>
          </table:table-cell>
          <table:table-cell table:style-name="ce186" table:number-columns-repeated="4"/>
          <table:table-cell table:style-name="ce186" office:value-type="string" calcext:value-type="string">
            <text:p>D</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Integration Test</text:p>
          </table:table-cell>
          <table:table-cell table:style-name="ce186" table:number-columns-repeated="4"/>
          <table:table-cell table:style-name="ce186" office:value-type="string" calcext:value-type="string">
            <text:p>F</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Postmortem</text:p>
          </table:table-cell>
          <table:table-cell table:style-name="ce186" table:number-columns-repeated="5"/>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Sandbox</text:p>
          </table:table-cell>
          <table:table-cell table:style-name="ce186" table:number-columns-repeated="5"/>
          <table:table-cell table:style-name="ce191" table:number-columns-repeated="3"/>
          <table:table-cell table:number-columns-repeated="1014"/>
        </table:table-row>
        <table:table-row table:style-name="ro2" table:visibility="collapse">
          <table:table-cell table:style-name="ce186" office:value-type="string" calcext:value-type="string">
            <text:p>Defect Types:</text:p>
          </table:table-cell>
          <table:table-cell table:style-name="ce186" office:value-type="string" calcext:value-type="string">
            <text:p>Documentation</text:p>
          </table:table-cell>
          <table:table-cell table:style-name="ce186"/>
          <table:table-cell table:style-name="ce186" office:value-type="string" calcext:value-type="string">
            <text:p>Iteration</text:p>
          </table:table-cell>
          <table:table-cell table:style-name="ce186" table:number-columns-repeated="2"/>
          <table:table-cell table:style-name="ce186" office:value-type="string" calcext:value-type="string">
            <text:p>NA</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Build</text:p>
          </table:table-cell>
          <table:table-cell table:style-name="ce186" table:number-columns-repeated="4"/>
          <table:table-cell table:style-name="ce186" office:value-type="float" office:value="1" calcext:value-type="float">
            <text:p>1</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Product syntax</text:p>
          </table:table-cell>
          <table:table-cell table:style-name="ce186" table:number-columns-repeated="4"/>
          <table:table-cell table:style-name="ce186" office:value-type="float" office:value="2" calcext:value-type="float">
            <text:p>2</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Product logic</text:p>
          </table:table-cell>
          <table:table-cell table:style-name="ce186" table:number-columns-repeated="4"/>
          <table:table-cell table:style-name="ce186" office:value-type="float" office:value="3" calcext:value-type="float">
            <text:p>3</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Product interface</text:p>
          </table:table-cell>
          <table:table-cell table:style-name="ce186" table:number-columns-repeated="4"/>
          <table:table-cell table:style-name="ce186" office:value-type="float" office:value="4" calcext:value-type="float">
            <text:p>4</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Product checking</text:p>
          </table:table-cell>
          <table:table-cell table:style-name="ce186" table:number-columns-repeated="4"/>
          <table:table-cell table:style-name="ce186" office:value-type="float" office:value="5" calcext:value-type="float">
            <text:p>5</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Test syntax</text:p>
          </table:table-cell>
          <table:table-cell table:style-name="ce186" table:number-columns-repeated="4"/>
          <table:table-cell table:style-name="ce186" office:value-type="float" office:value="6" calcext:value-type="float">
            <text:p>6</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Test logic</text:p>
          </table:table-cell>
          <table:table-cell table:style-name="ce186" table:number-columns-repeated="4"/>
          <table:table-cell table:style-name="ce186" office:value-type="float" office:value="7" calcext:value-type="float">
            <text:p>7</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Test interface</text:p>
          </table:table-cell>
          <table:table-cell table:style-name="ce186" table:number-columns-repeated="4"/>
          <table:table-cell table:style-name="ce186" office:value-type="float" office:value="8" calcext:value-type="float">
            <text:p>8</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Test checking</text:p>
          </table:table-cell>
          <table:table-cell table:style-name="ce186" table:number-columns-repeated="4"/>
          <table:table-cell table:style-name="ce186" office:value-type="float" office:value="9" calcext:value-type="float">
            <text:p>9</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Bad Smell</text:p>
          </table:table-cell>
          <table:table-cell table:style-name="ce186" table:number-columns-repeated="4"/>
          <table:table-cell table:style-name="ce186" office:value-type="float" office:value="10" calcext:value-type="float">
            <text:p>10</text:p>
          </table:table-cell>
          <table:table-cell table:style-name="ce191" table:number-columns-repeated="3"/>
          <table:table-cell table:number-columns-repeated="1014"/>
        </table:table-row>
        <table:table-row table:style-name="ro2" table:visibility="collapse">
          <table:table-cell table:style-name="ce186" office:value-type="string" calcext:value-type="string">
            <text:p>Y/N:</text:p>
          </table:table-cell>
          <table:table-cell table:style-name="ce186" office:value-type="string" calcext:value-type="string">
            <text:p>Yes</text:p>
          </table:table-cell>
          <table:table-cell table:style-name="ce186" table:number-columns-repeated="5"/>
          <table:table-cell table:style-name="ce191" table:number-columns-repeated="3"/>
          <table:table-cell table:number-columns-repeated="1014"/>
        </table:table-row>
        <table:table-row table:style-name="ro2" table:visibility="collapse">
          <table:table-cell table:style-name="ce186"/>
          <table:table-cell table:style-name="ce191" office:value-type="string" calcext:value-type="string">
            <text:p>No</text:p>
          </table:table-cell>
          <table:table-cell table:style-name="ce186" table:number-columns-repeated="5"/>
          <table:table-cell table:style-name="ce204" table:number-columns-repeated="3"/>
          <table:table-cell table:style-name="ce56" table:number-columns-repeated="1014"/>
        </table:table-row>
        <table:table-row table:style-name="ro2" table:visibility="collapse">
          <table:table-cell table:style-name="ce186" office:value-type="string" calcext:value-type="string">
            <text:p>Proxy Types:</text:p>
          </table:table-cell>
          <table:table-cell table:style-name="ce186" office:value-type="string" calcext:value-type="string">
            <text:p>Calculation</text:p>
          </table:table-cell>
          <table:table-cell table:style-name="ce186" table:number-columns-repeated="5"/>
          <table:table-cell table:style-name="ce204" table:number-columns-repeated="3"/>
          <table:table-cell table:number-columns-repeated="1014"/>
        </table:table-row>
        <table:table-row table:style-name="ro2" table:visibility="collapse">
          <table:table-cell table:style-name="ce186"/>
          <table:table-cell table:style-name="ce186" office:value-type="string" calcext:value-type="string">
            <text:p>Data</text:p>
          </table:table-cell>
          <table:table-cell table:style-name="ce186" table:number-columns-repeated="5"/>
          <table:table-cell table:style-name="ce204" table:number-columns-repeated="3"/>
          <table:table-cell table:number-columns-repeated="1014"/>
        </table:table-row>
        <table:table-row table:style-name="ro2" table:visibility="collapse">
          <table:table-cell table:style-name="ce186"/>
          <table:table-cell table:style-name="ce186" office:value-type="string" calcext:value-type="string">
            <text:p>I/O</text:p>
          </table:table-cell>
          <table:table-cell table:style-name="ce186" table:number-columns-repeated="5"/>
          <table:table-cell table:style-name="ce204" table:number-columns-repeated="3"/>
          <table:table-cell table:number-columns-repeated="1014"/>
        </table:table-row>
        <table:table-row table:style-name="ro2" table:visibility="collapse">
          <table:table-cell table:style-name="ce186"/>
          <table:table-cell table:style-name="ce186" office:value-type="string" calcext:value-type="string">
            <text:p>Logic</text:p>
          </table:table-cell>
          <table:table-cell table:style-name="ce186" table:number-columns-repeated="5"/>
          <table:table-cell table:style-name="ce204" table:number-columns-repeated="3"/>
          <table:table-cell table:number-columns-repeated="1014"/>
        </table:table-row>
        <table:table-row table:style-name="ro2" table:visibility="collapse" table:number-rows-repeated="2">
          <table:table-cell table:style-name="ce186" table:number-columns-repeated="7"/>
          <table:table-cell table:style-name="ce204" table:number-columns-repeated="3"/>
          <table:table-cell table:number-columns-repeated="1014"/>
        </table:table-row>
        <table:table-row table:style-name="ro2" table:visibility="collapse">
          <table:table-cell table:style-name="ce186" office:value-type="string" calcext:value-type="string">
            <text:p>Sizes:</text:p>
          </table:table-cell>
          <table:table-cell table:style-name="ce186" office:value-type="string" calcext:value-type="string">
            <text:p>VS</text:p>
          </table:table-cell>
          <table:table-cell table:style-name="ce186" table:number-columns-repeated="5"/>
          <table:table-cell table:style-name="ce204" table:number-columns-repeated="3"/>
          <table:table-cell table:number-columns-repeated="1014"/>
        </table:table-row>
        <table:table-row table:style-name="ro2" table:visibility="collapse">
          <table:table-cell table:style-name="ce186"/>
          <table:table-cell table:style-name="ce186" office:value-type="string" calcext:value-type="string">
            <text:p>S</text:p>
          </table:table-cell>
          <table:table-cell table:style-name="ce186" table:number-columns-repeated="5"/>
          <table:table-cell table:style-name="ce204" table:number-columns-repeated="3"/>
          <table:table-cell table:number-columns-repeated="1014"/>
        </table:table-row>
        <table:table-row table:style-name="ro2" table:visibility="collapse">
          <table:table-cell table:style-name="ce186"/>
          <table:table-cell table:style-name="ce186" office:value-type="string" calcext:value-type="string">
            <text:p>M</text:p>
          </table:table-cell>
          <table:table-cell table:style-name="ce186" table:number-columns-repeated="5"/>
          <table:table-cell table:style-name="ce204" table:number-columns-repeated="3"/>
          <table:table-cell table:number-columns-repeated="1014"/>
        </table:table-row>
        <table:table-row table:style-name="ro2" table:visibility="collapse">
          <table:table-cell table:style-name="ce186"/>
          <table:table-cell table:style-name="ce186" office:value-type="string" calcext:value-type="string">
            <text:p>L</text:p>
          </table:table-cell>
          <table:table-cell table:style-name="ce186" table:number-columns-repeated="5"/>
          <table:table-cell table:style-name="ce204" table:number-columns-repeated="3"/>
          <table:table-cell table:number-columns-repeated="1014"/>
        </table:table-row>
        <table:table-row table:style-name="ro2" table:visibility="collapse">
          <table:table-cell table:style-name="ce186"/>
          <table:table-cell table:style-name="ce186" office:value-type="string" calcext:value-type="string">
            <text:p>VL</text:p>
          </table:table-cell>
          <table:table-cell table:style-name="ce186" table:number-columns-repeated="5"/>
          <table:table-cell table:style-name="ce204" table:number-columns-repeated="3"/>
          <table:table-cell table:number-columns-repeated="1014"/>
        </table:table-row>
        <table:table-row table:style-name="ro1">
          <table:table-cell table:style-name="ce187" table:number-columns-repeated="7"/>
          <table:table-cell table:style-name="ce45" table:number-columns-repeated="1017"/>
        </table:table-row>
        <table:table-row table:style-name="ro2">
          <table:table-cell table:style-name="ce188" office:value-type="string" calcext:value-type="string">
            <text:p>Defect Pareto Analysis (taken from all defects to date)</text:p>
          </table:table-cell>
          <table:table-cell table:style-name="ce192" table:number-columns-repeated="4"/>
          <table:table-cell table:style-name="ce45" table:number-columns-repeated="4"/>
          <table:table-cell table:style-name="ce16" table:number-columns-repeated="1015"/>
        </table:table-row>
        <table:table-row table:style-name="ro2">
          <table:table-cell table:style-name="ce189"/>
          <table:table-cell table:style-name="ce193" office:value-type="string" calcext:value-type="string">
            <text:p>Type</text:p>
          </table:table-cell>
          <table:table-cell table:style-name="ce193" office:value-type="string" calcext:value-type="string">
            <text:p>Description</text:p>
          </table:table-cell>
          <table:table-cell table:style-name="ce193"/>
          <table:table-cell table:style-name="ce193" office:value-type="string" calcext:value-type="string">
            <text:p>Count of Occurrences</text:p>
          </table:table-cell>
          <table:table-cell table:style-name="ce170" office:value-type="string" calcext:value-type="string">
            <text:p>%</text:p>
          </table:table-cell>
          <table:table-cell table:style-name="ce45" table:number-columns-repeated="3"/>
          <table:table-cell table:style-name="ce16" table:number-columns-repeated="1015"/>
        </table:table-row>
        <table:table-row table:style-name="ro8">
          <table:table-cell table:style-name="ce189"/>
          <table:table-cell table:style-name="ce54" table:formula="of:=[.B15]" office:value-type="string" office:string-value="Documentation" calcext:value-type="string">
            <text:p>Documentation</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42]/[.$E$53]);&quot;&quot;;[.E42]/[.$E$53])">
            <text:p/>
          </table:table-cell>
          <table:table-cell table:style-name="ce192"/>
          <table:table-cell table:style-name="ce45" table:number-columns-repeated="2"/>
          <table:table-cell table:style-name="ce16" table:number-columns-repeated="1015"/>
        </table:table-row>
        <table:table-row table:style-name="ro8">
          <table:table-cell table:style-name="ce189"/>
          <table:table-cell table:style-name="ce54" table:formula="of:=[.B16]" office:value-type="string" office:string-value="Build" calcext:value-type="string">
            <text:p>Build</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43]/[.$E$53]);&quot;&quot;;[.E43]/[.$E$53])">
            <text:p/>
          </table:table-cell>
          <table:table-cell table:style-name="ce192"/>
          <table:table-cell table:style-name="ce45" table:number-columns-repeated="2"/>
          <table:table-cell table:style-name="ce16" table:number-columns-repeated="1015"/>
        </table:table-row>
        <table:table-row table:style-name="ro8">
          <table:table-cell table:style-name="ce189"/>
          <table:table-cell table:style-name="ce54" table:formula="of:=[.B17]" office:value-type="string" office:string-value="Product syntax" calcext:value-type="string">
            <text:p>Product syntax</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44]/[.$E$53]);&quot;&quot;;[.E44]/[.$E$53])">
            <text:p/>
          </table:table-cell>
          <table:table-cell table:style-name="ce203"/>
          <table:table-cell table:style-name="ce45" table:number-columns-repeated="2"/>
          <table:table-cell table:style-name="ce16" table:number-columns-repeated="1015"/>
        </table:table-row>
        <table:table-row table:style-name="ro8">
          <table:table-cell table:style-name="ce189"/>
          <table:table-cell table:style-name="ce54" table:formula="of:=[.B18]" office:value-type="string" office:string-value="Product logic" calcext:value-type="string">
            <text:p>Product logic</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45]/[.$E$53]);&quot;&quot;;[.E45]/[.$E$53])">
            <text:p/>
          </table:table-cell>
          <table:table-cell table:style-name="ce203"/>
          <table:table-cell table:style-name="ce45" table:number-columns-repeated="2"/>
          <table:table-cell table:style-name="ce16" table:number-columns-repeated="1015"/>
        </table:table-row>
        <table:table-row table:style-name="ro8">
          <table:table-cell table:style-name="ce189"/>
          <table:table-cell table:style-name="ce54" table:formula="of:=[.B19]" office:value-type="string" office:string-value="Product interface" calcext:value-type="string">
            <text:p>Product interface</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46]/[.$E$53]);&quot;&quot;;[.E46]/[.$E$53])">
            <text:p/>
          </table:table-cell>
          <table:table-cell table:style-name="ce203"/>
          <table:table-cell table:style-name="ce45" table:number-columns-repeated="2"/>
          <table:table-cell table:style-name="ce16" table:number-columns-repeated="1015"/>
        </table:table-row>
        <table:table-row table:style-name="ro8">
          <table:table-cell table:style-name="ce189"/>
          <table:table-cell table:style-name="ce54" table:formula="of:=[.B20]" office:value-type="string" office:string-value="Product checking" calcext:value-type="string">
            <text:p>Product checking</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47]/[.$E$53]);&quot;&quot;;[.E47]/[.$E$53])">
            <text:p/>
          </table:table-cell>
          <table:table-cell table:style-name="ce203"/>
          <table:table-cell table:style-name="ce45" table:number-columns-repeated="2"/>
          <table:table-cell table:style-name="ce16" table:number-columns-repeated="1015"/>
        </table:table-row>
        <table:table-row table:style-name="ro8">
          <table:table-cell table:style-name="ce189"/>
          <table:table-cell table:style-name="ce54" table:formula="of:=[.B21]" office:value-type="string" office:string-value="Test syntax" calcext:value-type="string">
            <text:p>Test syntax</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48]/[.$E$53]);&quot;&quot;;[.E48]/[.$E$53])">
            <text:p/>
          </table:table-cell>
          <table:table-cell table:style-name="ce192"/>
          <table:table-cell table:style-name="ce45" table:number-columns-repeated="2"/>
          <table:table-cell table:style-name="ce16" table:number-columns-repeated="1015"/>
        </table:table-row>
        <table:table-row table:style-name="ro8">
          <table:table-cell table:style-name="ce189"/>
          <table:table-cell table:style-name="ce54" table:formula="of:=[.B22]" office:value-type="string" office:string-value="Test logic" calcext:value-type="string">
            <text:p>Test logic</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49]/[.$E$53]);&quot;&quot;;[.E49]/[.$E$53])">
            <text:p/>
          </table:table-cell>
          <table:table-cell table:style-name="ce203"/>
          <table:table-cell table:style-name="ce45" table:number-columns-repeated="2"/>
          <table:table-cell table:style-name="ce16" table:number-columns-repeated="1015"/>
        </table:table-row>
        <table:table-row table:style-name="ro8">
          <table:table-cell table:style-name="ce189"/>
          <table:table-cell table:style-name="ce54" table:formula="of:=[.B23]" office:value-type="string" office:string-value="Test interface" calcext:value-type="string">
            <text:p>Test interface</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50]/[.$E$53]);&quot;&quot;;[.E50]/[.$E$53])">
            <text:p/>
          </table:table-cell>
          <table:table-cell table:style-name="ce203"/>
          <table:table-cell table:style-name="ce45" table:number-columns-repeated="2"/>
          <table:table-cell table:style-name="ce16" table:number-columns-repeated="1015"/>
        </table:table-row>
        <table:table-row table:style-name="ro8">
          <table:table-cell table:style-name="ce189"/>
          <table:table-cell table:style-name="ce54" table:formula="of:=[.B24]" office:value-type="string" office:string-value="Test checking" calcext:value-type="string">
            <text:p>Test checking</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51]/[.$E$53]);&quot;&quot;;[.E51]/[.$E$53])">
            <text:p/>
          </table:table-cell>
          <table:table-cell table:style-name="ce203"/>
          <table:table-cell table:style-name="ce45" table:number-columns-repeated="2"/>
          <table:table-cell table:style-name="ce16" table:number-columns-repeated="1015"/>
        </table:table-row>
        <table:table-row table:style-name="ro8">
          <table:table-cell table:style-name="ce189"/>
          <table:table-cell table:style-name="ce54" table:formula="of:=[.B25]" office:value-type="string" office:string-value="Bad Smell" calcext:value-type="string">
            <text:p>Bad Smell</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52]/[.$E$53]);&quot;&quot;;[.E52]/[.$E$53])">
            <text:p/>
          </table:table-cell>
          <table:table-cell table:style-name="ce203"/>
          <table:table-cell table:style-name="ce45" table:number-columns-repeated="2"/>
          <table:table-cell table:style-name="ce16" table:number-columns-repeated="1015"/>
        </table:table-row>
        <table:table-row table:style-name="ro9">
          <table:table-cell table:style-name="ce189"/>
          <table:table-cell table:style-name="ce45"/>
          <table:table-cell table:style-name="ce197"/>
          <table:table-cell table:style-name="ce198" office:value-type="string" calcext:value-type="string">
            <text:p>Total</text:p>
          </table:table-cell>
          <table:table-cell table:style-name="ce192" table:formula="of:=SUM([.E42:.E52])" office:value-type="float" office:value="0" calcext:value-type="float">
            <text:p>0</text:p>
          </table:table-cell>
          <table:table-cell table:style-name="ce202" table:formula="of:=IF([.E53]=[$'Historical Data'.E90];0;&quot;&lt;-- Warning, defect count doesn't match Historical Data&quot;)" office:value-type="percentage" office:value="0" calcext:value-type="percentage">
            <text:p>0.0%</text:p>
          </table:table-cell>
          <table:table-cell table:style-name="ce203"/>
          <table:table-cell table:style-name="ce45" table:number-columns-repeated="2"/>
          <table:table-cell table:style-name="ce16" table:number-columns-repeated="1015"/>
        </table:table-row>
        <table:table-row table:style-name="ro8">
          <table:table-cell table:style-name="ce188" office:value-type="string" calcext:value-type="string">
            <text:p>Code Review Checklist</text:p>
          </table:table-cell>
          <table:table-cell table:style-name="ce45"/>
          <table:table-cell table:style-name="ce192" table:number-columns-repeated="5"/>
          <table:table-cell table:style-name="ce45" table:number-columns-repeated="2"/>
          <table:table-cell table:style-name="ce16" table:number-columns-repeated="1015"/>
        </table:table-row>
        <table:table-row table:style-name="ro17">
          <table:table-cell table:style-name="ce189"/>
          <table:table-cell table:style-name="ce194" office:value-type="string" calcext:value-type="string" table:number-columns-spanned="2" table:number-rows-spanned="1">
            <text:p>Item</text:p>
          </table:table-cell>
          <table:covered-table-cell table:style-name="ce194"/>
          <table:table-cell table:style-name="ce192"/>
          <table:table-cell table:style-name="ce200" office:value-type="string" calcext:value-type="string">
            <text:p>Number of times this item detected a defect during review</text:p>
          </table:table-cell>
          <table:table-cell table:style-name="ce192"/>
          <table:table-cell table:style-name="ce203"/>
          <table:table-cell table:style-name="ce45" table:number-columns-repeated="2"/>
          <table:table-cell table:style-name="ce16" table:number-columns-repeated="1015"/>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2"/>
          <table:table-cell table:style-name="ce16" table:number-columns-repeated="1015"/>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8" table:number-rows-repeated="48">
          <table:table-cell table:number-columns-repeated="1024"/>
        </table:table-row>
        <table:table-row table:style-name="ro2" table:number-rows-repeated="1048448">
          <table:table-cell table:number-columns-repeated="1024"/>
        </table:table-row>
        <table:table-row table:style-name="ro2">
          <table:table-cell table:number-columns-repeated="1024"/>
        </table:table-row>
        <table:named-expressions>
          <table:named-expression table:name="CodeChecklist" table:base-cell-address="$Description.$A$1" table:expression="#REF!"/>
          <table:named-expression table:name="ConceptualDesign" table:base-cell-address="$Description.$A$1" table:expression="#REF!"/>
          <table:named-expression table:name="ConceptualDesign1" table:base-cell-address="$Description.$A$1" table:expression="#REF!"/>
          <table:named-expression table:name="DefectLog1A" table:base-cell-address="$Description.$A$1" table:expression="#REF!"/>
          <table:named-expression table:name="DefectLog2A" table:base-cell-address="$Description.$A$1" table:expression="#REF!"/>
          <table:named-expression table:name="DefectLog4A" table:base-cell-address="$Description.$A$1" table:expression="$review.$#REF!$#REF!"/>
          <table:named-expression table:name="FunctionalSpecification" table:base-cell-address="$Description.$A$1" table:expression="#REF!"/>
          <table:named-expression table:name="FunctionalSpecification6A" table:base-cell-address="$Description.$A$1" table:expression="$review.$#REF!$#REF!"/>
          <table:named-expression table:name="go_to" table:base-cell-address="$Description.$A$1" table:expression="#REF!"/>
          <table:named-expression table:name="HistoricalData4A" table:base-cell-address="$Description.$A$1" table:expression="$review.$#REF!$#REF!"/>
          <table:named-expression table:name="InstructorAssessment1A" table:base-cell-address="$Description.$A$1" table:expression="#REF!"/>
          <table:named-expression table:name="InstructorAssessment2A" table:base-cell-address="$Description.$A$1" table:expression="#REF!"/>
          <table:named-expression table:name="InstructorAssessment4A" table:base-cell-address="$Description.$A$1" table:expression="$review.$#REF!$#REF!"/>
          <table:named-expression table:name="LessonLearned4A" table:base-cell-address="$Description.$A$1" table:expression="$review.$#REF!$#REF!"/>
          <table:named-expression table:name="Lessons1A" table:base-cell-address="$Description.$A$1" table:expression="#REF!"/>
          <table:named-expression table:name="LessonsLearned2A" table:base-cell-address="$Description.$A$1" table:expression="#REF!"/>
          <table:named-expression table:name="OperationalSpecification" table:base-cell-address="$Description.$A$1" table:expression="#REF!"/>
          <table:named-expression table:name="OperationalSpecification6A" table:base-cell-address="$Description.$A$1" table:expression="$review.$#REF!$#REF!"/>
          <table:named-expression table:name="PlanSummary1A" table:base-cell-address="$Description.$A$1" table:expression="#REF!"/>
          <table:named-expression table:name="ProjectPlan2A" table:base-cell-address="$Description.$A$1" table:expression="#REF!"/>
          <table:named-expression table:name="ProjectPlanSummary4A" table:base-cell-address="$Description.$A$1" table:expression="$review.$#REF!$#REF!"/>
          <table:named-expression table:name="Schedule6A" table:base-cell-address="$Description.$A$1" table:expression="$review.$#REF!$#REF!"/>
          <table:named-expression table:name="SizeEstimate4A" table:base-cell-address="$Description.$A$1" table:expression="$review.$#REF!$#REF!"/>
          <table:named-expression table:name="Source1A" table:base-cell-address="$Description.$A$1" table:expression="#REF!"/>
          <table:named-expression table:name="SourceCode2A" table:base-cell-address="$Description.$A$1" table:expression="#REF!"/>
          <table:named-expression table:name="SourceCode4A" table:base-cell-address="$Description.$A$1" table:expression="$review.$#REF!$#REF!"/>
          <table:named-expression table:name="Standards1A" table:base-cell-address="$Description.$A$1" table:expression="#REF!"/>
          <table:named-expression table:name="TaskPlan" table:base-cell-address="$Description.$A$1" table:expression="#REF!"/>
          <table:named-expression table:name="TaskPlan6A" table:base-cell-address="$Description.$A$1" table:expression="$review.$#REF!$#REF!"/>
          <table:named-expression table:name="TestReport1A" table:base-cell-address="$Description.$A$1" table:expression="#REF!"/>
          <table:named-expression table:name="TestReport2A" table:base-cell-address="$Description.$A$1" table:expression="#REF!"/>
          <table:named-range table:name="TestReport4A" table:base-cell-address="$Description.$A$1" table:cell-range-address="$Review.$A$1"/>
          <table:named-expression table:name="TimeLog1A" table:base-cell-address="$Description.$A$1" table:expression="#REF!"/>
          <table:named-expression table:name="TimeLog4A" table:base-cell-address="$Description.$A$1" table:expression="$review.$#REF!$#REF!"/>
          <table:named-expression table:name="TimeRecordingLog2A" table:base-cell-address="$Description.$A$1" table:expression="#REF!"/>
          <table:named-expression table:name="toc6A" table:base-cell-address="$Description.$A$1" table:expression="$review.$#REF!$#REF!"/>
        </table:named-expressions>
      </table:table>
      <table:table table:name="Acceptance" table:style-name="ta8" table:protected="true">
        <loext:table-protection loext:select-protected-cells="true" loext:select-unprotected-cells="true"/>
        <table:table-column table:style-name="co41" table:default-cell-style-name="ce55"/>
        <table:table-column table:style-name="co42" table:default-cell-style-name="ce55"/>
        <table:table-column table:style-name="co43" table:default-cell-style-name="ce55"/>
        <table:table-column table:style-name="co44" table:default-cell-style-name="ce55"/>
        <table:table-column table:style-name="co45" table:default-cell-style-name="ce55"/>
        <table:table-column table:style-name="co46" table:default-cell-style-name="ce55"/>
        <table:table-column table:style-name="co36" table:number-columns-repeated="251" table:default-cell-style-name="ce55"/>
        <table:table-column table:style-name="co36" table:number-columns-repeated="767" table:default-cell-style-name="Default"/>
        <table:table-row table:style-name="ro2" table:visibility="collapse">
          <table:table-cell table:style-name="ce205" table:formula="of:=[$Constants.A1]" office:value-type="string" office:string-value="Constants" calcext:value-type="string">
            <text:p>Constants</text:p>
          </table:table-cell>
          <table:table-cell table:style-name="ce205" table:formula="of:=[$Constants.B1]" office:value-type="string" office:string-value=" " calcext:value-type="string">
            <text:p><text:s/></text:p>
          </table:table-cell>
          <table:table-cell table:style-name="ce205" table:formula="of:=[$Constants.C1]" office:value-type="string" office:string-value=" " calcext:value-type="string">
            <text:p><text:s/></text:p>
          </table:table-cell>
          <table:table-cell table:style-name="ce205" table:formula="of:=[$Constants.D1]" office:value-type="string" office:string-value=" " calcext:value-type="string">
            <text:p><text:s/></text:p>
          </table:table-cell>
          <table:table-cell table:style-name="ce205" table:formula="of:=[$Constants.E1]" office:value-type="string" office:string-value=" " calcext:value-type="string">
            <text:p><text:s/></text:p>
          </table:table-cell>
          <table:table-cell table:style-name="ce205" table:formula="of:=[$Constants.F1]" office:value-type="string" office:string-value="Assignment 2" calcext:value-type="string">
            <text:p>Assignment 2</text:p>
          </table:table-cell>
          <table:table-cell table:style-name="ce205" table:formula="of:=[$Constants.G1]" office:value-type="string" office:string-value=" " calcext:value-type="string">
            <text:p><text:s/></text:p>
          </table:table-cell>
          <table:table-cell table:number-columns-repeated="1017"/>
        </table:table-row>
        <table:table-row table:style-name="ro2" table:visibility="collapse">
          <table:table-cell table:style-name="ce205" table:formula="of:=[$Constants.A2]" office:value-type="string" office:string-value="Start date:" calcext:value-type="string">
            <text:p>Start date:</text:p>
          </table:table-cell>
          <table:table-cell table:style-name="ce205" table:formula="of:=[$Constants.B2]" office:value-type="float" office:value="36526" calcext:value-type="float">
            <text:p>36526</text:p>
          </table:table-cell>
          <table:table-cell table:style-name="ce205" table:formula="of:=[$Constants.C2]" office:value-type="string" office:string-value=" " calcext:value-type="string">
            <text:p><text:s/></text:p>
          </table:table-cell>
          <table:table-cell table:style-name="ce205" table:formula="of:=[$Constants.D2]" office:value-type="string" office:string-value="Grades:" calcext:value-type="string">
            <text:p>Grades:</text:p>
          </table:table-cell>
          <table:table-cell table:style-name="ce205" table:formula="of:=[$Constants.E2]" office:value-type="string" office:string-value="AA" calcext:value-type="string">
            <text:p>AA</text:p>
          </table:table-cell>
          <table:table-cell table:style-name="ce205" table:formula="of:=[$Constants.F2]" office:value-type="float" office:value="1" calcext:value-type="float">
            <text:p>1</text:p>
          </table:table-cell>
          <table:table-cell table:style-name="ce205" table:formula="of:=[$Constants.G2]" office:value-type="float" office:value="0" calcext:value-type="float">
            <text:p>0</text:p>
          </table:table-cell>
          <table:table-cell table:number-columns-repeated="1017"/>
        </table:table-row>
        <table:table-row table:style-name="ro2" table:visibility="collapse">
          <table:table-cell table:style-name="ce205" table:formula="of:=[$Constants.A3]" office:value-type="string" office:string-value="End date:" calcext:value-type="string">
            <text:p>End date:</text:p>
          </table:table-cell>
          <table:table-cell table:style-name="ce205" table:formula="of:=[$Constants.B3]" office:value-type="float" office:value="73051" calcext:value-type="float">
            <text:p>73051</text:p>
          </table:table-cell>
          <table:table-cell table:style-name="ce205" table:formula="of:=[$Constants.C3]" office:value-type="string" office:string-value=" " calcext:value-type="string">
            <text:p><text:s/></text:p>
          </table:table-cell>
          <table:table-cell table:style-name="ce205" table:formula="of:=[$Constants.D3]" office:value-type="string" office:string-value=" " calcext:value-type="string">
            <text:p><text:s/></text:p>
          </table:table-cell>
          <table:table-cell table:style-name="ce205" table:formula="of:=[$Constants.E3]" office:value-type="string" office:string-value="A" calcext:value-type="string">
            <text:p>A</text:p>
          </table:table-cell>
          <table:table-cell table:style-name="ce205" table:formula="of:=[$Constants.F3]" office:value-type="float" office:value="0.95" calcext:value-type="float">
            <text:p>0.95</text:p>
          </table:table-cell>
          <table:table-cell table:style-name="ce205" table:formula="of:=[$Constants.G3]" office:value-type="float" office:value="0" calcext:value-type="float">
            <text:p>0</text:p>
          </table:table-cell>
          <table:table-cell table:number-columns-repeated="1017"/>
        </table:table-row>
        <table:table-row table:style-name="ro2" table:visibility="collapse">
          <table:table-cell table:style-name="ce205" table:formula="of:=[$Constants.A4]" office:value-type="string" office:string-value="Phases:" calcext:value-type="string">
            <text:p>Phases:</text:p>
          </table:table-cell>
          <table:table-cell table:style-name="ce205" table:formula="of:=[$Constants.B4]" office:value-type="string" office:string-value="Analysis" calcext:value-type="string">
            <text:p>Analysis</text:p>
          </table:table-cell>
          <table:table-cell table:style-name="ce205" table:formula="of:=[$Constants.C4]" office:value-type="string" office:string-value=" " calcext:value-type="string">
            <text:p><text:s/></text:p>
          </table:table-cell>
          <table:table-cell table:style-name="ce205" table:formula="of:=[$Constants.D4]" office:value-type="string" office:string-value=" " calcext:value-type="string">
            <text:p><text:s/></text:p>
          </table:table-cell>
          <table:table-cell table:style-name="ce205" table:formula="of:=[$Constants.E4]" office:value-type="string" office:string-value="AB" calcext:value-type="string">
            <text:p>AB</text:p>
          </table:table-cell>
          <table:table-cell table:style-name="ce205" table:formula="of:=[$Constants.F4]" office:value-type="float" office:value="0.9" calcext:value-type="float">
            <text:p>0.9</text:p>
          </table:table-cell>
          <table:table-cell table:style-name="ce205" table:formula="of:=[$Constants.G4]" office:value-type="float" office:value="0" calcext:value-type="float">
            <text:p>0</text:p>
          </table:table-cell>
          <table:table-cell table:number-columns-repeated="1017"/>
        </table:table-row>
        <table:table-row table:style-name="ro2" table:visibility="collapse">
          <table:table-cell table:style-name="ce205" table:formula="of:=[$Constants.A5]" office:value-type="string" office:string-value=" " calcext:value-type="string">
            <text:p><text:s/></text:p>
          </table:table-cell>
          <table:table-cell table:style-name="ce205" table:formula="of:=[$Constants.B5]" office:value-type="string" office:string-value="Architecture" calcext:value-type="string">
            <text:p>Architecture</text:p>
          </table:table-cell>
          <table:table-cell table:style-name="ce205" table:formula="of:=[$Constants.C5]" office:value-type="string" office:string-value=" " calcext:value-type="string">
            <text:p><text:s/></text:p>
          </table:table-cell>
          <table:table-cell table:style-name="ce205" table:formula="of:=[$Constants.D5]" office:value-type="string" office:string-value=" " calcext:value-type="string">
            <text:p><text:s/></text:p>
          </table:table-cell>
          <table:table-cell table:style-name="ce205" table:formula="of:=[$Constants.E5]" office:value-type="string" office:string-value="B" calcext:value-type="string">
            <text:p>B</text:p>
          </table:table-cell>
          <table:table-cell table:style-name="ce205" table:formula="of:=[$Constants.F5]" office:value-type="float" office:value="0.85" calcext:value-type="float">
            <text:p>0.85</text:p>
          </table:table-cell>
          <table:table-cell table:style-name="ce205" table:formula="of:=[$Constants.G5]" office:value-type="float" office:value="0" calcext:value-type="float">
            <text:p>0</text:p>
          </table:table-cell>
          <table:table-cell table:number-columns-repeated="1017"/>
        </table:table-row>
        <table:table-row table:style-name="ro2" table:visibility="collapse">
          <table:table-cell table:style-name="ce205" table:formula="of:=[$Constants.A6]" office:value-type="string" office:string-value=" " calcext:value-type="string">
            <text:p><text:s/></text:p>
          </table:table-cell>
          <table:table-cell table:style-name="ce205" table:formula="of:=[$Constants.B6]" office:value-type="string" office:string-value="Project planning" calcext:value-type="string">
            <text:p>Project planning</text:p>
          </table:table-cell>
          <table:table-cell table:style-name="ce205" table:formula="of:=[$Constants.C6]" office:value-type="string" office:string-value=" " calcext:value-type="string">
            <text:p><text:s/></text:p>
          </table:table-cell>
          <table:table-cell table:style-name="ce205" table:formula="of:=[$Constants.D6]" office:value-type="string" office:string-value=" " calcext:value-type="string">
            <text:p><text:s/></text:p>
          </table:table-cell>
          <table:table-cell table:style-name="ce205" table:formula="of:=[$Constants.E6]" office:value-type="string" office:string-value="BC" calcext:value-type="string">
            <text:p>BC</text:p>
          </table:table-cell>
          <table:table-cell table:style-name="ce205" table:formula="of:=[$Constants.F6]" office:value-type="float" office:value="0.8" calcext:value-type="float">
            <text:p>0.8</text:p>
          </table:table-cell>
          <table:table-cell table:style-name="ce205" table:formula="of:=[$Constants.G6]" office:value-type="float" office:value="0" calcext:value-type="float">
            <text:p>0</text:p>
          </table:table-cell>
          <table:table-cell table:number-columns-repeated="1017"/>
        </table:table-row>
        <table:table-row table:style-name="ro2" table:visibility="collapse">
          <table:table-cell table:style-name="ce205" table:formula="of:=[$Constants.A7]" office:value-type="string" office:string-value=" " calcext:value-type="string">
            <text:p><text:s/></text:p>
          </table:table-cell>
          <table:table-cell table:style-name="ce205" table:formula="of:=[$Constants.B7]" office:value-type="string" office:string-value="Interation planning" calcext:value-type="string">
            <text:p>Interation planning</text:p>
          </table:table-cell>
          <table:table-cell table:style-name="ce205" table:formula="of:=[$Constants.C7]" office:value-type="string" office:string-value=" " calcext:value-type="string">
            <text:p><text:s/></text:p>
          </table:table-cell>
          <table:table-cell table:style-name="ce205" table:formula="of:=[$Constants.D7]" office:value-type="string" office:string-value=" " calcext:value-type="string">
            <text:p><text:s/></text:p>
          </table:table-cell>
          <table:table-cell table:style-name="ce205" table:formula="of:=[$Constants.E7]" office:value-type="string" office:string-value="C" calcext:value-type="string">
            <text:p>C</text:p>
          </table:table-cell>
          <table:table-cell table:style-name="ce205" table:formula="of:=[$Constants.F7]" office:value-type="float" office:value="0.75" calcext:value-type="float">
            <text:p>0.75</text:p>
          </table:table-cell>
          <table:table-cell table:style-name="ce205" table:formula="of:=[$Constants.G7]" office:value-type="float" office:value="0" calcext:value-type="float">
            <text:p>0</text:p>
          </table:table-cell>
          <table:table-cell table:number-columns-repeated="1017"/>
        </table:table-row>
        <table:table-row table:style-name="ro2" table:visibility="collapse">
          <table:table-cell table:style-name="ce205" table:formula="of:=[$Constants.A8]" office:value-type="string" office:string-value=" " calcext:value-type="string">
            <text:p><text:s/></text:p>
          </table:table-cell>
          <table:table-cell table:style-name="ce205" table:formula="of:=[$Constants.B8]" office:value-type="string" office:string-value="Construction" calcext:value-type="string">
            <text:p>Construction</text:p>
          </table:table-cell>
          <table:table-cell table:style-name="ce205" table:formula="of:=[$Constants.C8]" office:value-type="string" office:string-value=" " calcext:value-type="string">
            <text:p><text:s/></text:p>
          </table:table-cell>
          <table:table-cell table:style-name="ce205" table:formula="of:=[$Constants.D8]" office:value-type="string" office:string-value=" " calcext:value-type="string">
            <text:p><text:s/></text:p>
          </table:table-cell>
          <table:table-cell table:style-name="ce205" table:formula="of:=[$Constants.E8]" office:value-type="string" office:string-value="CD" calcext:value-type="string">
            <text:p>CD</text:p>
          </table:table-cell>
          <table:table-cell table:style-name="ce205" table:formula="of:=[$Constants.F8]" office:value-type="float" office:value="0.7" calcext:value-type="float">
            <text:p>0.7</text:p>
          </table:table-cell>
          <table:table-cell table:style-name="ce205" table:formula="of:=[$Constants.G8]" office:value-type="float" office:value="0" calcext:value-type="float">
            <text:p>0</text:p>
          </table:table-cell>
          <table:table-cell table:number-columns-repeated="1017"/>
        </table:table-row>
        <table:table-row table:style-name="ro2" table:visibility="collapse">
          <table:table-cell table:style-name="ce205" table:formula="of:=[$Constants.A9]" office:value-type="string" office:string-value=" " calcext:value-type="string">
            <text:p><text:s/></text:p>
          </table:table-cell>
          <table:table-cell table:style-name="ce205" table:formula="of:=[$Constants.B9]" office:value-type="string" office:string-value="Refactoring" calcext:value-type="string">
            <text:p>Refactoring</text:p>
          </table:table-cell>
          <table:table-cell table:style-name="ce205" table:formula="of:=[$Constants.C9]" office:value-type="string" office:string-value=" " calcext:value-type="string">
            <text:p><text:s/></text:p>
          </table:table-cell>
          <table:table-cell table:style-name="ce205" table:formula="of:=[$Constants.D9]" office:value-type="string" office:string-value=" " calcext:value-type="string">
            <text:p><text:s/></text:p>
          </table:table-cell>
          <table:table-cell table:style-name="ce205" table:formula="of:=[$Constants.E9]" office:value-type="string" office:string-value="D" calcext:value-type="string">
            <text:p>D</text:p>
          </table:table-cell>
          <table:table-cell table:style-name="ce205" table:formula="of:=[$Constants.F9]" office:value-type="float" office:value="0.65" calcext:value-type="float">
            <text:p>0.65</text:p>
          </table:table-cell>
          <table:table-cell table:style-name="ce205" table:formula="of:=[$Constants.G9]" office:value-type="float" office:value="0" calcext:value-type="float">
            <text:p>0</text:p>
          </table:table-cell>
          <table:table-cell table:number-columns-repeated="1017"/>
        </table:table-row>
        <table:table-row table:style-name="ro2" table:visibility="collapse">
          <table:table-cell table:style-name="ce205" table:formula="of:=[$Constants.A10]" office:value-type="string" office:string-value=" " calcext:value-type="string">
            <text:p><text:s/></text:p>
          </table:table-cell>
          <table:table-cell table:style-name="ce205" table:formula="of:=[$Constants.B10]" office:value-type="string" office:string-value="Review" calcext:value-type="string">
            <text:p>Review</text:p>
          </table:table-cell>
          <table:table-cell table:style-name="ce205" table:formula="of:=[$Constants.C10]" office:value-type="string" office:string-value=" " calcext:value-type="string">
            <text:p><text:s/></text:p>
          </table:table-cell>
          <table:table-cell table:style-name="ce205" table:formula="of:=[$Constants.D10]" office:value-type="string" office:string-value=" " calcext:value-type="string">
            <text:p><text:s/></text:p>
          </table:table-cell>
          <table:table-cell table:style-name="ce205" table:formula="of:=[$Constants.E10]" office:value-type="string" office:string-value="F" calcext:value-type="string">
            <text:p>F</text:p>
          </table:table-cell>
          <table:table-cell table:style-name="ce205" table:formula="of:=[$Constants.F10]" office:value-type="float" office:value="0.5" calcext:value-type="float">
            <text:p>0.5</text:p>
          </table:table-cell>
          <table:table-cell table:style-name="ce205" table:formula="of:=[$Constants.G10]" office:value-type="float" office:value="0" calcext:value-type="float">
            <text:p>0</text:p>
          </table:table-cell>
          <table:table-cell table:number-columns-repeated="1017"/>
        </table:table-row>
        <table:table-row table:style-name="ro2" table:visibility="collapse">
          <table:table-cell table:style-name="ce205" table:formula="of:=[$Constants.A11]" office:value-type="string" office:string-value=" " calcext:value-type="string">
            <text:p><text:s/></text:p>
          </table:table-cell>
          <table:table-cell table:style-name="ce205" table:formula="of:=[$Constants.B11]" office:value-type="string" office:string-value="Integration test" calcext:value-type="string">
            <text:p>Integration test</text:p>
          </table:table-cell>
          <table:table-cell table:style-name="ce205" table:formula="of:=[$Constants.C11]" office:value-type="string" office:string-value=" " calcext:value-type="string">
            <text:p><text:s/></text:p>
          </table:table-cell>
          <table:table-cell table:style-name="ce205" table:formula="of:=[$Constants.D11]" office:value-type="string" office:string-value=" " calcext:value-type="string">
            <text:p><text:s/></text:p>
          </table:table-cell>
          <table:table-cell table:style-name="ce205" table:formula="of:=[$Constants.E11]" office:value-type="string" office:string-value=" " calcext:value-type="string">
            <text:p><text:s/></text:p>
          </table:table-cell>
          <table:table-cell table:style-name="ce205" table:formula="of:=[$Constants.F11]" office:value-type="string" office:string-value=" " calcext:value-type="string">
            <text:p><text:s/></text:p>
          </table:table-cell>
          <table:table-cell table:style-name="ce205" table:formula="of:=[$Constants.G11]" office:value-type="float" office:value="0" calcext:value-type="float">
            <text:p>0</text:p>
          </table:table-cell>
          <table:table-cell table:number-columns-repeated="1017"/>
        </table:table-row>
        <table:table-row table:style-name="ro2" table:visibility="collapse">
          <table:table-cell table:style-name="ce205" table:formula="of:=[$Constants.A12]" office:value-type="string" office:string-value=" " calcext:value-type="string">
            <text:p><text:s/></text:p>
          </table:table-cell>
          <table:table-cell table:style-name="ce205" table:formula="of:=[$Constants.B12]" office:value-type="string" office:string-value="Repatterning" calcext:value-type="string">
            <text:p>Repatterning</text:p>
          </table:table-cell>
          <table:table-cell table:style-name="ce205" table:formula="of:=[$Constants.C12]" office:value-type="string" office:string-value=" " calcext:value-type="string">
            <text:p><text:s/></text:p>
          </table:table-cell>
          <table:table-cell table:style-name="ce205" table:formula="of:=[$Constants.D12]" office:value-type="string" office:string-value=" " calcext:value-type="string">
            <text:p><text:s/></text:p>
          </table:table-cell>
          <table:table-cell table:style-name="ce205" table:formula="of:=[$Constants.E12]" office:value-type="string" office:string-value=" " calcext:value-type="string">
            <text:p><text:s/></text:p>
          </table:table-cell>
          <table:table-cell table:style-name="ce205" table:formula="of:=[$Constants.F12]" office:value-type="string" office:string-value=" " calcext:value-type="string">
            <text:p><text:s/></text:p>
          </table:table-cell>
          <table:table-cell table:style-name="ce205" table:formula="of:=[$Constants.G12]" office:value-type="float" office:value="0" calcext:value-type="float">
            <text:p>0</text:p>
          </table:table-cell>
          <table:table-cell table:number-columns-repeated="1017"/>
        </table:table-row>
        <table:table-row table:style-name="ro2" table:visibility="collapse">
          <table:table-cell table:style-name="ce205" table:formula="of:=[$Constants.A13]" office:value-type="string" office:string-value=" " calcext:value-type="string">
            <text:p><text:s/></text:p>
          </table:table-cell>
          <table:table-cell table:style-name="ce205" table:formula="of:=[$Constants.B13]" office:value-type="string" office:string-value="Postmortem" calcext:value-type="string">
            <text:p>Postmortem</text:p>
          </table:table-cell>
          <table:table-cell table:style-name="ce205" table:formula="of:=[$Constants.C13]" office:value-type="string" office:string-value=" " calcext:value-type="string">
            <text:p><text:s/></text:p>
          </table:table-cell>
          <table:table-cell table:style-name="ce205" table:formula="of:=[$Constants.D13]" office:value-type="string" office:string-value=" " calcext:value-type="string">
            <text:p><text:s/></text:p>
          </table:table-cell>
          <table:table-cell table:style-name="ce205" table:formula="of:=[$Constants.E13]" office:value-type="string" office:string-value=" " calcext:value-type="string">
            <text:p><text:s/></text:p>
          </table:table-cell>
          <table:table-cell table:style-name="ce205" table:formula="of:=[$Constants.F13]" office:value-type="string" office:string-value=" " calcext:value-type="string">
            <text:p><text:s/></text:p>
          </table:table-cell>
          <table:table-cell table:style-name="ce205" table:formula="of:=[$Constants.G13]" office:value-type="float" office:value="0" calcext:value-type="float">
            <text:p>0</text:p>
          </table:table-cell>
          <table:table-cell table:number-columns-repeated="1017"/>
        </table:table-row>
        <table:table-row table:style-name="ro2" table:visibility="collapse">
          <table:table-cell table:style-name="ce205" table:formula="of:=[$Constants.A14]" office:value-type="string" office:string-value=" " calcext:value-type="string">
            <text:p><text:s/></text:p>
          </table:table-cell>
          <table:table-cell table:style-name="ce205" table:formula="of:=[$Constants.B14]" office:value-type="string" office:string-value="Sandbox" calcext:value-type="string">
            <text:p>Sandbox</text:p>
          </table:table-cell>
          <table:table-cell table:style-name="ce205" table:formula="of:=[$Constants.C14]" office:value-type="string" office:string-value=" " calcext:value-type="string">
            <text:p><text:s/></text:p>
          </table:table-cell>
          <table:table-cell table:style-name="ce205" table:formula="of:=[$Constants.D14]" office:value-type="string" office:string-value=" " calcext:value-type="string">
            <text:p><text:s/></text:p>
          </table:table-cell>
          <table:table-cell table:style-name="ce205" table:formula="of:=[$Constants.E14]" office:value-type="string" office:string-value=" " calcext:value-type="string">
            <text:p><text:s/></text:p>
          </table:table-cell>
          <table:table-cell table:style-name="ce205" table:formula="of:=[$Constants.F14]" office:value-type="string" office:string-value=" " calcext:value-type="string">
            <text:p><text:s/></text:p>
          </table:table-cell>
          <table:table-cell table:style-name="ce205" table:formula="of:=[$Constants.G14]" office:value-type="float" office:value="0" calcext:value-type="float">
            <text:p>0</text:p>
          </table:table-cell>
          <table:table-cell table:number-columns-repeated="1017"/>
        </table:table-row>
        <table:table-row table:style-name="ro2" table:visibility="collapse">
          <table:table-cell table:style-name="ce205" table:formula="of:=[$Constants.A15]" office:value-type="string" office:string-value=" " calcext:value-type="string">
            <text:p><text:s/></text:p>
          </table:table-cell>
          <table:table-cell table:style-name="ce205" table:formula="of:=[$Constants.B15]" office:value-type="string" office:string-value=" " calcext:value-type="string">
            <text:p><text:s/></text:p>
          </table:table-cell>
          <table:table-cell table:style-name="ce205" table:formula="of:=[$Constants.C15]" office:value-type="string" office:string-value=" " calcext:value-type="string">
            <text:p><text:s/></text:p>
          </table:table-cell>
          <table:table-cell table:style-name="ce205" table:formula="of:=[$Constants.D15]" office:value-type="string" office:string-value=" " calcext:value-type="string">
            <text:p><text:s/></text:p>
          </table:table-cell>
          <table:table-cell table:style-name="ce205" table:formula="of:=[$Constants.E15]" office:value-type="string" office:string-value=" " calcext:value-type="string">
            <text:p><text:s/></text:p>
          </table:table-cell>
          <table:table-cell table:style-name="ce205" table:formula="of:=[$Constants.F15]" office:value-type="string" office:string-value=" " calcext:value-type="string">
            <text:p><text:s/></text:p>
          </table:table-cell>
          <table:table-cell table:style-name="ce205" table:formula="of:=[$Constants.G15]" office:value-type="float" office:value="0" calcext:value-type="float">
            <text:p>0</text:p>
          </table:table-cell>
          <table:table-cell table:number-columns-repeated="1017"/>
        </table:table-row>
        <table:table-row table:style-name="ro2" table:visibility="collapse">
          <table:table-cell table:style-name="ce205" table:formula="of:=[$Constants.A16]" office:value-type="string" office:string-value=" " calcext:value-type="string">
            <text:p><text:s/></text:p>
          </table:table-cell>
          <table:table-cell table:style-name="ce205" table:formula="of:=[$Constants.B16]" office:value-type="string" office:string-value=" " calcext:value-type="string">
            <text:p><text:s/></text:p>
          </table:table-cell>
          <table:table-cell table:style-name="ce205" table:formula="of:=[$Constants.C16]" office:value-type="string" office:string-value=" " calcext:value-type="string">
            <text:p><text:s/></text:p>
          </table:table-cell>
          <table:table-cell table:style-name="ce205" table:formula="of:=[$Constants.D16]" office:value-type="string" office:string-value=" " calcext:value-type="string">
            <text:p><text:s/></text:p>
          </table:table-cell>
          <table:table-cell table:style-name="ce205" table:formula="of:=[$Constants.E16]" office:value-type="string" office:string-value=" " calcext:value-type="string">
            <text:p><text:s/></text:p>
          </table:table-cell>
          <table:table-cell table:style-name="ce205" table:formula="of:=[$Constants.F16]" office:value-type="string" office:string-value=" " calcext:value-type="string">
            <text:p><text:s/></text:p>
          </table:table-cell>
          <table:table-cell table:style-name="ce205" table:formula="of:=[$Constants.G16]" office:value-type="float" office:value="0" calcext:value-type="float">
            <text:p>0</text:p>
          </table:table-cell>
          <table:table-cell table:number-columns-repeated="1017"/>
        </table:table-row>
        <table:table-row table:style-name="ro2" table:visibility="collapse">
          <table:table-cell table:style-name="ce205" table:formula="of:=[$Constants.A17]" office:value-type="string" office:string-value=" " calcext:value-type="string">
            <text:p><text:s/></text:p>
          </table:table-cell>
          <table:table-cell table:style-name="ce205" table:formula="of:=[$Constants.B17]" office:value-type="string" office:string-value=" " calcext:value-type="string">
            <text:p><text:s/></text:p>
          </table:table-cell>
          <table:table-cell table:style-name="ce205" table:formula="of:=[$Constants.C17]" office:value-type="string" office:string-value=" " calcext:value-type="string">
            <text:p><text:s/></text:p>
          </table:table-cell>
          <table:table-cell table:style-name="ce205" table:formula="of:=[$Constants.D17]" office:value-type="string" office:string-value=" " calcext:value-type="string">
            <text:p><text:s/></text:p>
          </table:table-cell>
          <table:table-cell table:style-name="ce205" table:formula="of:=[$Constants.E17]" office:value-type="string" office:string-value=" " calcext:value-type="string">
            <text:p><text:s/></text:p>
          </table:table-cell>
          <table:table-cell table:style-name="ce205" table:formula="of:=[$Constants.F17]" office:value-type="string" office:string-value=" " calcext:value-type="string">
            <text:p><text:s/></text:p>
          </table:table-cell>
          <table:table-cell table:style-name="ce205" table:formula="of:=[$Constants.G17]" office:value-type="float" office:value="0" calcext:value-type="float">
            <text:p>0</text:p>
          </table:table-cell>
          <table:table-cell table:number-columns-repeated="1017"/>
        </table:table-row>
        <table:table-row table:style-name="ro2" table:visibility="collapse">
          <table:table-cell table:style-name="ce205" table:formula="of:=[$Constants.A18]" office:value-type="string" office:string-value=" " calcext:value-type="string">
            <text:p><text:s/></text:p>
          </table:table-cell>
          <table:table-cell table:style-name="ce205" table:formula="of:=[$Constants.B18]" office:value-type="string" office:string-value=" " calcext:value-type="string">
            <text:p><text:s/></text:p>
          </table:table-cell>
          <table:table-cell table:style-name="ce205" table:formula="of:=[$Constants.C18]" office:value-type="string" office:string-value=" " calcext:value-type="string">
            <text:p><text:s/></text:p>
          </table:table-cell>
          <table:table-cell table:style-name="ce205" table:formula="of:=[$Constants.D18]" office:value-type="string" office:string-value=" " calcext:value-type="string">
            <text:p><text:s/></text:p>
          </table:table-cell>
          <table:table-cell table:style-name="ce205" table:formula="of:=[$Constants.E18]" office:value-type="string" office:string-value=" " calcext:value-type="string">
            <text:p><text:s/></text:p>
          </table:table-cell>
          <table:table-cell table:style-name="ce205" table:formula="of:=[$Constants.F18]" office:value-type="string" office:string-value=" " calcext:value-type="string">
            <text:p><text:s/></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19]" office:value-type="string" office:string-value="Defect Types:" calcext:value-type="string">
            <text:p>Defect Types:</text:p>
          </table:table-cell>
          <table:table-cell table:style-name="ce205" table:formula="of:=[$Constants.B19]" office:value-type="string" office:string-value="Requirements Change" calcext:value-type="string">
            <text:p>Requirements Change</text:p>
          </table:table-cell>
          <table:table-cell table:style-name="ce205" table:formula="of:=[$Constants.C19]" office:value-type="string" office:string-value="Changes to requirements" calcext:value-type="string">
            <text:p>Changes to requirements</text:p>
          </table:table-cell>
          <table:table-cell table:style-name="ce205" table:formula="of:=[$Constants.D19]" office:value-type="string" office:string-value="Iteration" calcext:value-type="string">
            <text:p>Iteration</text:p>
          </table:table-cell>
          <table:table-cell table:style-name="ce205" table:formula="of:=[$Constants.E19]" office:value-type="string" office:string-value="NA" calcext:value-type="string">
            <text:p>NA</text:p>
          </table:table-cell>
          <table:table-cell table:style-name="ce205" table:formula="of:=[$Constants.F19]" office:value-type="string" office:string-value="did not follow " calcext:value-type="string">
            <text:p>did not follow </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20]" office:value-type="string" office:string-value=" " calcext:value-type="string">
            <text:p><text:s/></text:p>
          </table:table-cell>
          <table:table-cell table:style-name="ce205" table:formula="of:=[$Constants.B20]" office:value-type="string" office:string-value="Requirements Clarification" calcext:value-type="string">
            <text:p>Requirements Clarification</text:p>
          </table:table-cell>
          <table:table-cell table:style-name="ce205" table:formula="of:=[$Constants.C20]" office:value-type="string" office:string-value="Clarifications to requirements" calcext:value-type="string">
            <text:p>Clarifications to requirements</text:p>
          </table:table-cell>
          <table:table-cell table:style-name="ce205" table:formula="of:=[$Constants.D20]" office:value-type="string" office:string-value=" " calcext:value-type="string">
            <text:p><text:s/></text:p>
          </table:table-cell>
          <table:table-cell table:style-name="ce205" table:formula="of:=[$Constants.E20]" office:value-type="float" office:value="1" calcext:value-type="float">
            <text:p>1</text:p>
          </table:table-cell>
          <table:table-cell table:style-name="ce205" table:formula="of:=[$Constants.F20]" office:value-type="string" office:string-value="very painful" calcext:value-type="string">
            <text:p>very painful</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21]" office:value-type="string" office:string-value=" " calcext:value-type="string">
            <text:p><text:s/></text:p>
          </table:table-cell>
          <table:table-cell table:style-name="ce205" table:formula="of:=[$Constants.B21]" office:value-type="string" office:string-value="Product syntax" calcext:value-type="string">
            <text:p>Product syntax</text:p>
          </table:table-cell>
          <table:table-cell table:style-name="ce205" table:formula="of:=[$Constants.C21]" office:value-type="string" office:string-value="Syntax flaws in the deliverable product" calcext:value-type="string">
            <text:p>Syntax flaws in the deliverable product</text:p>
          </table:table-cell>
          <table:table-cell table:style-name="ce205" table:formula="of:=[$Constants.D21]" office:value-type="string" office:string-value=" " calcext:value-type="string">
            <text:p><text:s/></text:p>
          </table:table-cell>
          <table:table-cell table:style-name="ce205" table:formula="of:=[$Constants.E21]" office:value-type="float" office:value="2" calcext:value-type="float">
            <text:p>2</text:p>
          </table:table-cell>
          <table:table-cell table:style-name="ce205" table:formula="of:=[$Constants.F21]" office:value-type="string" office:string-value="painful" calcext:value-type="string">
            <text:p>painful</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22]" office:value-type="string" office:string-value=" " calcext:value-type="string">
            <text:p><text:s/></text:p>
          </table:table-cell>
          <table:table-cell table:style-name="ce205" table:formula="of:=[$Constants.B22]" office:value-type="string" office:string-value="Product logic" calcext:value-type="string">
            <text:p>Product logic</text:p>
          </table:table-cell>
          <table:table-cell table:style-name="ce205" table:formula="of:=[$Constants.C22]" office:value-type="string" office:string-value="Logic flaws in the deliverable product" calcext:value-type="string">
            <text:p>Logic flaws in the deliverable product</text:p>
          </table:table-cell>
          <table:table-cell table:style-name="ce205" table:formula="of:=[$Constants.D22]" office:value-type="string" office:string-value=" " calcext:value-type="string">
            <text:p><text:s/></text:p>
          </table:table-cell>
          <table:table-cell table:style-name="ce205" table:formula="of:=[$Constants.E22]" office:value-type="float" office:value="3" calcext:value-type="float">
            <text:p>3</text:p>
          </table:table-cell>
          <table:table-cell table:style-name="ce205" table:formula="of:=[$Constants.F22]" office:value-type="string" office:string-value="neutral" calcext:value-type="string">
            <text:p>neutral</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23]" office:value-type="string" office:string-value=" " calcext:value-type="string">
            <text:p><text:s/></text:p>
          </table:table-cell>
          <table:table-cell table:style-name="ce205" table:formula="of:=[$Constants.B23]" office:value-type="string" office:string-value="Product interface" calcext:value-type="string">
            <text:p>Product interface</text:p>
          </table:table-cell>
          <table:table-cell table:style-name="ce205" table:formula="of:=[$Constants.C23]" office:value-type="string" office:string-value="Flaws in the interface of a component of the deliverable product" calcext:value-type="string">
            <text:p>Flaws in the interface of a component of the deliverable product</text:p>
          </table:table-cell>
          <table:table-cell table:style-name="ce205" table:formula="of:=[$Constants.D23]" office:value-type="string" office:string-value=" " calcext:value-type="string">
            <text:p><text:s/></text:p>
          </table:table-cell>
          <table:table-cell table:style-name="ce205" table:formula="of:=[$Constants.E23]" office:value-type="float" office:value="4" calcext:value-type="float">
            <text:p>4</text:p>
          </table:table-cell>
          <table:table-cell table:style-name="ce205" table:formula="of:=[$Constants.F23]" office:value-type="string" office:string-value="helpful" calcext:value-type="string">
            <text:p>helpful</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24]" office:value-type="string" office:string-value=" " calcext:value-type="string">
            <text:p><text:s/></text:p>
          </table:table-cell>
          <table:table-cell table:style-name="ce205" table:formula="of:=[$Constants.B24]" office:value-type="string" office:string-value="Product checking" calcext:value-type="string">
            <text:p>Product checking</text:p>
          </table:table-cell>
          <table:table-cell table:style-name="ce205" table:formula="of:=[$Constants.C24]" office:value-type="string" office:string-value="Flaws with boundary/type checking within a component of the deliverable product" calcext:value-type="string">
            <text:p>Flaws with boundary/type checking within a component of the deliverable product</text:p>
          </table:table-cell>
          <table:table-cell table:style-name="ce205" table:formula="of:=[$Constants.D24]" office:value-type="string" office:string-value=" " calcext:value-type="string">
            <text:p><text:s/></text:p>
          </table:table-cell>
          <table:table-cell table:style-name="ce205" table:formula="of:=[$Constants.E24]" office:value-type="float" office:value="5" calcext:value-type="float">
            <text:p>5</text:p>
          </table:table-cell>
          <table:table-cell table:style-name="ce205" table:formula="of:=[$Constants.F24]" office:value-type="string" office:string-value="very helpful" calcext:value-type="string">
            <text:p>very helpful</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25]" office:value-type="string" office:string-value=" " calcext:value-type="string">
            <text:p><text:s/></text:p>
          </table:table-cell>
          <table:table-cell table:style-name="ce205" table:formula="of:=[$Constants.B25]" office:value-type="string" office:string-value="Test syntax" calcext:value-type="string">
            <text:p>Test syntax</text:p>
          </table:table-cell>
          <table:table-cell table:style-name="ce205" table:formula="of:=[$Constants.C25]" office:value-type="string" office:string-value="Syntax flaws in the test code " calcext:value-type="string">
            <text:p>Syntax flaws in the test code </text:p>
          </table:table-cell>
          <table:table-cell table:style-name="ce205" table:formula="of:=[$Constants.D25]" office:value-type="string" office:string-value=" " calcext:value-type="string">
            <text:p><text:s/></text:p>
          </table:table-cell>
          <table:table-cell table:style-name="ce205" table:formula="of:=[$Constants.E25]" office:value-type="float" office:value="6" calcext:value-type="float">
            <text:p>6</text:p>
          </table:table-cell>
          <table:table-cell table:style-name="ce205" table:formula="of:=[$Constants.F25]" office:value-type="string" office:string-value=" " calcext:value-type="string">
            <text:p><text:s/></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26]" office:value-type="string" office:string-value=" " calcext:value-type="string">
            <text:p><text:s/></text:p>
          </table:table-cell>
          <table:table-cell table:style-name="ce205" table:formula="of:=[$Constants.B26]" office:value-type="string" office:string-value="Test logic" calcext:value-type="string">
            <text:p>Test logic</text:p>
          </table:table-cell>
          <table:table-cell table:style-name="ce205" table:formula="of:=[$Constants.C26]" office:value-type="string" office:string-value="Logic flaws in the test code" calcext:value-type="string">
            <text:p>Logic flaws in the test code</text:p>
          </table:table-cell>
          <table:table-cell table:style-name="ce205" table:formula="of:=[$Constants.D26]" office:value-type="string" office:string-value=" " calcext:value-type="string">
            <text:p><text:s/></text:p>
          </table:table-cell>
          <table:table-cell table:style-name="ce205" table:formula="of:=[$Constants.E26]" office:value-type="float" office:value="7" calcext:value-type="float">
            <text:p>7</text:p>
          </table:table-cell>
          <table:table-cell table:style-name="ce205" table:formula="of:=[$Constants.F26]" office:value-type="string" office:string-value=" " calcext:value-type="string">
            <text:p><text:s/></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27]" office:value-type="string" office:string-value=" " calcext:value-type="string">
            <text:p><text:s/></text:p>
          </table:table-cell>
          <table:table-cell table:style-name="ce205" table:formula="of:=[$Constants.B27]" office:value-type="string" office:string-value="Test interface" calcext:value-type="string">
            <text:p>Test interface</text:p>
          </table:table-cell>
          <table:table-cell table:style-name="ce205" table:formula="of:=[$Constants.C27]" office:value-type="string" office:string-value="Flaws in the interface of a component of the test code" calcext:value-type="string">
            <text:p>Flaws in the interface of a component of the test code</text:p>
          </table:table-cell>
          <table:table-cell table:style-name="ce205" table:formula="of:=[$Constants.D27]" office:value-type="string" office:string-value=" " calcext:value-type="string">
            <text:p><text:s/></text:p>
          </table:table-cell>
          <table:table-cell table:style-name="ce205" table:formula="of:=[$Constants.E27]" office:value-type="float" office:value="8" calcext:value-type="float">
            <text:p>8</text:p>
          </table:table-cell>
          <table:table-cell table:style-name="ce205" table:formula="of:=[$Constants.F27]" office:value-type="string" office:string-value=" " calcext:value-type="string">
            <text:p><text:s/></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28]" office:value-type="string" office:string-value=" " calcext:value-type="string">
            <text:p><text:s/></text:p>
          </table:table-cell>
          <table:table-cell table:style-name="ce205" table:formula="of:=[$Constants.B28]" office:value-type="string" office:string-value="Test checking" calcext:value-type="string">
            <text:p>Test checking</text:p>
          </table:table-cell>
          <table:table-cell table:style-name="ce205" table:formula="of:=[$Constants.C28]" office:value-type="string" office:string-value="Flaws with boundary/type checking within a component of the test code" calcext:value-type="string">
            <text:p>Flaws with boundary/type checking within a component of the test code</text:p>
          </table:table-cell>
          <table:table-cell table:style-name="ce205" table:formula="of:=[$Constants.D28]" office:value-type="string" office:string-value=" " calcext:value-type="string">
            <text:p><text:s/></text:p>
          </table:table-cell>
          <table:table-cell table:style-name="ce205" table:formula="of:=[$Constants.E28]" office:value-type="float" office:value="9" calcext:value-type="float">
            <text:p>9</text:p>
          </table:table-cell>
          <table:table-cell table:style-name="ce205" table:formula="of:=[$Constants.F28]" office:value-type="string" office:string-value=" " calcext:value-type="string">
            <text:p><text:s/></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29]" office:value-type="string" office:string-value=" " calcext:value-type="string">
            <text:p><text:s/></text:p>
          </table:table-cell>
          <table:table-cell table:style-name="ce205" table:formula="of:=[$Constants.B29]" office:value-type="string" office:string-value="Bad Smell" calcext:value-type="string">
            <text:p>Bad Smell</text:p>
          </table:table-cell>
          <table:table-cell table:style-name="ce205" table:formula="of:=[$Constants.C29]" office:value-type="string" office:string-value="Refactoring changes (please note the bad smell in the defect description)" calcext:value-type="string">
            <text:p>Refactoring changes (please note the bad smell in the defect description)</text:p>
          </table:table-cell>
          <table:table-cell table:style-name="ce205" table:formula="of:=[$Constants.D29]" office:value-type="string" office:string-value=" " calcext:value-type="string">
            <text:p><text:s/></text:p>
          </table:table-cell>
          <table:table-cell table:style-name="ce205" table:formula="of:=[$Constants.E29]" office:value-type="float" office:value="10" calcext:value-type="float">
            <text:p>10</text:p>
          </table:table-cell>
          <table:table-cell table:style-name="ce205" table:formula="of:=[$Constants.F29]" office:value-type="float" office:value="0" calcext:value-type="float">
            <text:p>0</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30]" office:value-type="string" office:string-value="Y/N:" calcext:value-type="string">
            <text:p>Y/N:</text:p>
          </table:table-cell>
          <table:table-cell table:style-name="ce205" table:formula="of:=[$Constants.B30]" office:value-type="string" office:string-value="Yes" calcext:value-type="string">
            <text:p>Yes</text:p>
          </table:table-cell>
          <table:table-cell table:style-name="ce205" table:formula="of:=[$Constants.C30]" office:value-type="string" office:string-value=" " calcext:value-type="string">
            <text:p><text:s/></text:p>
          </table:table-cell>
          <table:table-cell table:style-name="ce205" table:formula="of:=[$Constants.D30]" office:value-type="string" office:string-value=" " calcext:value-type="string">
            <text:p><text:s/></text:p>
          </table:table-cell>
          <table:table-cell table:style-name="ce205" table:formula="of:=[$Constants.E30]" office:value-type="string" office:string-value="Passed" calcext:value-type="string">
            <text:p>Passed</text:p>
          </table:table-cell>
          <table:table-cell table:style-name="ce205" table:formula="of:=[$Constants.F30]" office:value-type="float" office:value="0" calcext:value-type="float">
            <text:p>0</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31]" office:value-type="string" office:string-value=" " calcext:value-type="string">
            <text:p><text:s/></text:p>
          </table:table-cell>
          <table:table-cell table:style-name="ce205" table:formula="of:=[$Constants.B31]" office:value-type="string" office:string-value="No" calcext:value-type="string">
            <text:p>No</text:p>
          </table:table-cell>
          <table:table-cell table:style-name="ce205" table:formula="of:=[$Constants.C31]" office:value-type="string" office:string-value=" " calcext:value-type="string">
            <text:p><text:s/></text:p>
          </table:table-cell>
          <table:table-cell table:style-name="ce205" table:formula="of:=[$Constants.D31]" office:value-type="string" office:string-value=" " calcext:value-type="string">
            <text:p><text:s/></text:p>
          </table:table-cell>
          <table:table-cell table:style-name="ce205" table:formula="of:=[$Constants.E31]" office:value-type="string" office:string-value="Passed with issues" calcext:value-type="string">
            <text:p>Passed with issues</text:p>
          </table:table-cell>
          <table:table-cell table:style-name="ce205" table:formula="of:=[$Constants.F31]" office:value-type="float" office:value="0" calcext:value-type="float">
            <text:p>0</text:p>
          </table:table-cell>
          <table:table-cell table:style-name="ce205" table:formula="of:=[$Constants.G31]" office:value-type="float" office:value="0" calcext:value-type="float">
            <text:p>0</text:p>
          </table:table-cell>
          <table:table-cell table:style-name="ce56" table:number-columns-repeated="1017"/>
        </table:table-row>
        <table:table-row table:style-name="ro2" table:visibility="collapse">
          <table:table-cell table:style-name="ce205" table:formula="of:=[$Constants.A32]" office:value-type="string" office:string-value="Proxy Types:" calcext:value-type="string">
            <text:p>Proxy Types:</text:p>
          </table:table-cell>
          <table:table-cell table:style-name="ce205" table:formula="of:=[$Constants.B32]" office:value-type="string" office:string-value="-" calcext:value-type="string">
            <text:p>-</text:p>
          </table:table-cell>
          <table:table-cell table:style-name="ce205" table:formula="of:=[$Constants.C32]" office:value-type="string" office:string-value=" " calcext:value-type="string">
            <text:p><text:s/></text:p>
          </table:table-cell>
          <table:table-cell table:style-name="ce205" table:formula="of:=[$Constants.D32]" office:value-type="string" office:string-value=" " calcext:value-type="string">
            <text:p><text:s/></text:p>
          </table:table-cell>
          <table:table-cell table:style-name="ce205" table:formula="of:=[$Constants.E32]" office:value-type="string" office:string-value="Failed" calcext:value-type="string">
            <text:p>Failed</text:p>
          </table:table-cell>
          <table:table-cell table:style-name="ce205" table:formula="of:=[$Constants.F32]" office:value-type="string" office:string-value=" " calcext:value-type="string">
            <text:p><text:s/></text:p>
          </table:table-cell>
          <table:table-cell table:style-name="ce205" table:formula="of:=[$Constants.G32]" office:value-type="float" office:value="0" calcext:value-type="float">
            <text:p>0</text:p>
          </table:table-cell>
          <table:table-cell table:number-columns-repeated="1017"/>
        </table:table-row>
        <table:table-row table:style-name="ro2" table:visibility="collapse">
          <table:table-cell table:style-name="ce205" table:formula="of:=[$Constants.A33]" office:value-type="string" office:string-value=" " calcext:value-type="string">
            <text:p><text:s/></text:p>
          </table:table-cell>
          <table:table-cell table:style-name="ce205" table:formula="of:=[$Constants.B33]" office:value-type="string" office:string-value="Calculation" calcext:value-type="string">
            <text:p>Calculation</text:p>
          </table:table-cell>
          <table:table-cell table:style-name="ce205" table:formula="of:=[$Constants.C33]" office:value-type="string" office:string-value=" " calcext:value-type="string">
            <text:p><text:s/></text:p>
          </table:table-cell>
          <table:table-cell table:style-name="ce205" table:formula="of:=[$Constants.D33]" office:value-type="string" office:string-value=" " calcext:value-type="string">
            <text:p><text:s/></text:p>
          </table:table-cell>
          <table:table-cell table:style-name="ce205" table:formula="of:=[$Constants.E33]" office:value-type="string" office:string-value="Not tested" calcext:value-type="string">
            <text:p>Not tested</text:p>
          </table:table-cell>
          <table:table-cell table:style-name="ce205" table:formula="of:=[$Constants.F33]" office:value-type="string" office:string-value=" " calcext:value-type="string">
            <text:p><text:s/></text:p>
          </table:table-cell>
          <table:table-cell table:style-name="ce205" table:formula="of:=[$Constants.G33]" office:value-type="float" office:value="0" calcext:value-type="float">
            <text:p>0</text:p>
          </table:table-cell>
          <table:table-cell table:number-columns-repeated="1017"/>
        </table:table-row>
        <table:table-row table:style-name="ro2" table:visibility="collapse">
          <table:table-cell table:style-name="ce205" table:formula="of:=[$Constants.A34]" office:value-type="string" office:string-value=" " calcext:value-type="string">
            <text:p><text:s/></text:p>
          </table:table-cell>
          <table:table-cell table:style-name="ce205" table:formula="of:=[$Constants.B34]" office:value-type="string" office:string-value="Data" calcext:value-type="string">
            <text:p>Data</text:p>
          </table:table-cell>
          <table:table-cell table:style-name="ce205" table:formula="of:=[$Constants.C34]" office:value-type="string" office:string-value=" " calcext:value-type="string">
            <text:p><text:s/></text:p>
          </table:table-cell>
          <table:table-cell table:style-name="ce205" table:formula="of:=[$Constants.D34]" office:value-type="string" office:string-value=" " calcext:value-type="string">
            <text:p><text:s/></text:p>
          </table:table-cell>
          <table:table-cell table:style-name="ce205" table:formula="of:=[$Constants.E34]" office:value-type="string" office:string-value="Not applicable" calcext:value-type="string">
            <text:p>Not applicable</text:p>
          </table:table-cell>
          <table:table-cell table:style-name="ce205" table:formula="of:=[$Constants.F34]" office:value-type="string" office:string-value=" " calcext:value-type="string">
            <text:p><text:s/></text:p>
          </table:table-cell>
          <table:table-cell table:style-name="ce205" table:formula="of:=[$Constants.G34]" office:value-type="float" office:value="0" calcext:value-type="float">
            <text:p>0</text:p>
          </table:table-cell>
          <table:table-cell table:number-columns-repeated="1017"/>
        </table:table-row>
        <table:table-row table:style-name="ro2" table:visibility="collapse">
          <table:table-cell table:style-name="ce205" table:formula="of:=[$Constants.A35]" office:value-type="string" office:string-value=" " calcext:value-type="string">
            <text:p><text:s/></text:p>
          </table:table-cell>
          <table:table-cell table:style-name="ce205" table:formula="of:=[$Constants.B35]" office:value-type="string" office:string-value="I/O" calcext:value-type="string">
            <text:p>I/O</text:p>
          </table:table-cell>
          <table:table-cell table:style-name="ce205" table:formula="of:=[$Constants.C35]" office:value-type="string" office:string-value=" " calcext:value-type="string">
            <text:p><text:s/></text:p>
          </table:table-cell>
          <table:table-cell table:style-name="ce205" table:formula="of:=[$Constants.D35]" office:value-type="string" office:string-value=" " calcext:value-type="string">
            <text:p><text:s/></text:p>
          </table:table-cell>
          <table:table-cell table:style-name="ce205" table:formula="of:=[$Constants.E35]" office:value-type="string" office:string-value=" " calcext:value-type="string">
            <text:p><text:s/></text:p>
          </table:table-cell>
          <table:table-cell table:style-name="ce205" table:formula="of:=[$Constants.F35]" office:value-type="string" office:string-value=" " calcext:value-type="string">
            <text:p><text:s/></text:p>
          </table:table-cell>
          <table:table-cell table:style-name="ce205" table:formula="of:=[$Constants.G35]" office:value-type="float" office:value="0" calcext:value-type="float">
            <text:p>0</text:p>
          </table:table-cell>
          <table:table-cell table:number-columns-repeated="1017"/>
        </table:table-row>
        <table:table-row table:style-name="ro2" table:visibility="collapse">
          <table:table-cell table:style-name="ce205" table:formula="of:=[$Constants.A36]" office:value-type="string" office:string-value=" " calcext:value-type="string">
            <text:p><text:s/></text:p>
          </table:table-cell>
          <table:table-cell table:style-name="ce205" table:formula="of:=[$Constants.B36]" office:value-type="string" office:string-value="Logic" calcext:value-type="string">
            <text:p>Logic</text:p>
          </table:table-cell>
          <table:table-cell table:style-name="ce205" table:formula="of:=[$Constants.C36]" office:value-type="string" office:string-value=" " calcext:value-type="string">
            <text:p><text:s/></text:p>
          </table:table-cell>
          <table:table-cell table:style-name="ce205" table:formula="of:=[$Constants.D36]" office:value-type="string" office:string-value=" " calcext:value-type="string">
            <text:p><text:s/></text:p>
          </table:table-cell>
          <table:table-cell table:style-name="ce205" table:formula="of:=[$Constants.E36]" office:value-type="string" office:string-value=" " calcext:value-type="string">
            <text:p><text:s/></text:p>
          </table:table-cell>
          <table:table-cell table:style-name="ce205" table:formula="of:=[$Constants.F36]" office:value-type="string" office:string-value=" " calcext:value-type="string">
            <text:p><text:s/></text:p>
          </table:table-cell>
          <table:table-cell table:style-name="ce205" table:formula="of:=[$Constants.G36]" office:value-type="float" office:value="0" calcext:value-type="float">
            <text:p>0</text:p>
          </table:table-cell>
          <table:table-cell table:number-columns-repeated="1017"/>
        </table:table-row>
        <table:table-row table:style-name="ro2" table:visibility="collapse">
          <table:table-cell table:style-name="ce205" table:formula="of:=[$Constants.A37]" office:value-type="string" office:string-value=" " calcext:value-type="string">
            <text:p><text:s/></text:p>
          </table:table-cell>
          <table:table-cell table:style-name="ce205" table:formula="of:=[$Constants.B37]" office:value-type="string" office:string-value=" " calcext:value-type="string">
            <text:p><text:s/></text:p>
          </table:table-cell>
          <table:table-cell table:style-name="ce205" table:formula="of:=[$Constants.C37]" office:value-type="string" office:string-value=" " calcext:value-type="string">
            <text:p><text:s/></text:p>
          </table:table-cell>
          <table:table-cell table:style-name="ce205" table:formula="of:=[$Constants.D37]" office:value-type="string" office:string-value=" " calcext:value-type="string">
            <text:p><text:s/></text:p>
          </table:table-cell>
          <table:table-cell table:style-name="ce205" table:formula="of:=[$Constants.E37]" office:value-type="string" office:string-value=" " calcext:value-type="string">
            <text:p><text:s/></text:p>
          </table:table-cell>
          <table:table-cell table:style-name="ce205" table:formula="of:=[$Constants.F37]" office:value-type="string" office:string-value=" " calcext:value-type="string">
            <text:p><text:s/></text:p>
          </table:table-cell>
          <table:table-cell table:style-name="ce205" table:formula="of:=[$Constants.G37]" office:value-type="float" office:value="0" calcext:value-type="float">
            <text:p>0</text:p>
          </table:table-cell>
          <table:table-cell table:number-columns-repeated="1017"/>
        </table:table-row>
        <table:table-row table:style-name="ro2" table:visibility="collapse">
          <table:table-cell table:style-name="ce205" table:formula="of:=[$Constants.A38]" office:value-type="string" office:string-value="Sizes:" calcext:value-type="string">
            <text:p>Sizes:</text:p>
          </table:table-cell>
          <table:table-cell table:style-name="ce205" table:formula="of:=[$Constants.B38]" office:value-type="string" office:string-value="VS" calcext:value-type="string">
            <text:p>VS</text:p>
          </table:table-cell>
          <table:table-cell table:style-name="ce205" table:formula="of:=[$Constants.C38]" office:value-type="string" office:string-value="S" calcext:value-type="string">
            <text:p>S</text:p>
          </table:table-cell>
          <table:table-cell table:style-name="ce205" table:formula="of:=[$Constants.D38]" office:value-type="string" office:string-value="M" calcext:value-type="string">
            <text:p>M</text:p>
          </table:table-cell>
          <table:table-cell table:style-name="ce205" table:formula="of:=[$Constants.E38]" office:value-type="string" office:string-value="L" calcext:value-type="string">
            <text:p>L</text:p>
          </table:table-cell>
          <table:table-cell table:style-name="ce205" table:formula="of:=[$Constants.F38]" office:value-type="string" office:string-value="VL" calcext:value-type="string">
            <text:p>VL</text:p>
          </table:table-cell>
          <table:table-cell table:style-name="ce205" table:formula="of:=[$Constants.G38]" office:value-type="float" office:value="0" calcext:value-type="float">
            <text:p>0</text:p>
          </table:table-cell>
          <table:table-cell table:number-columns-repeated="1017"/>
        </table:table-row>
        <table:table-row table:style-name="ro2" table:visibility="collapse">
          <table:table-cell table:style-name="ce205" table:formula="of:=[$Constants.A39]" office:value-type="string" office:string-value="upper" calcext:value-type="string">
            <text:p>upper</text:p>
          </table:table-cell>
          <table:table-cell table:style-name="ce205" table:formula="of:=[$Constants.B39]" office:value-type="float" office:value="-1.5" calcext:value-type="float">
            <text:p>-1.5</text:p>
          </table:table-cell>
          <table:table-cell table:style-name="ce205" table:formula="of:=[$Constants.C39]" office:value-type="float" office:value="-0.5" calcext:value-type="float">
            <text:p>-0.5</text:p>
          </table:table-cell>
          <table:table-cell table:style-name="ce205" table:formula="of:=[$Constants.D39]" office:value-type="float" office:value="0.5" calcext:value-type="float">
            <text:p>0.5</text:p>
          </table:table-cell>
          <table:table-cell table:style-name="ce205" table:formula="of:=[$Constants.E39]" office:value-type="float" office:value="1.5" calcext:value-type="float">
            <text:p>1.5</text:p>
          </table:table-cell>
          <table:table-cell table:style-name="ce205" table:formula="of:=[$Constants.F39]" office:value-type="float" office:value="99999" calcext:value-type="float">
            <text:p>99999</text:p>
          </table:table-cell>
          <table:table-cell table:style-name="ce205" table:formula="of:=[$Constants.G39]" office:value-type="float" office:value="0" calcext:value-type="float">
            <text:p>0</text:p>
          </table:table-cell>
          <table:table-cell table:number-columns-repeated="1017"/>
        </table:table-row>
        <table:table-row table:style-name="ro2" table:visibility="collapse">
          <table:table-cell table:style-name="ce205" table:formula="of:=[$Constants.A40]" office:value-type="string" office:string-value="mid" calcext:value-type="string">
            <text:p>mid</text:p>
          </table:table-cell>
          <table:table-cell table:style-name="ce205" table:formula="of:=[$Constants.B40]" office:value-type="float" office:value="-2" calcext:value-type="float">
            <text:p>-2</text:p>
          </table:table-cell>
          <table:table-cell table:style-name="ce205" table:formula="of:=[$Constants.C40]" office:value-type="float" office:value="-1" calcext:value-type="float">
            <text:p>-1</text:p>
          </table:table-cell>
          <table:table-cell table:style-name="ce205" table:formula="of:=[$Constants.D40]" office:value-type="float" office:value="0" calcext:value-type="float">
            <text:p>0</text:p>
          </table:table-cell>
          <table:table-cell table:style-name="ce205" table:formula="of:=[$Constants.E40]" office:value-type="float" office:value="1" calcext:value-type="float">
            <text:p>1</text:p>
          </table:table-cell>
          <table:table-cell table:style-name="ce205" table:formula="of:=[$Constants.F40]" office:value-type="float" office:value="2" calcext:value-type="float">
            <text:p>2</text:p>
          </table:table-cell>
          <table:table-cell table:style-name="ce205" table:formula="of:=[$Constants.G40]" office:value-type="float" office:value="0" calcext:value-type="float">
            <text:p>0</text:p>
          </table:table-cell>
          <table:table-cell table:number-columns-repeated="1017"/>
        </table:table-row>
        <table:table-row table:style-name="ro2" table:visibility="collapse">
          <table:table-cell table:style-name="ce205" table:formula="of:=[$Constants.A41]" office:value-type="string" office:string-value="lower" calcext:value-type="string">
            <text:p>lower</text:p>
          </table:table-cell>
          <table:table-cell table:style-name="ce205" table:formula="of:=[$Constants.B41]" office:value-type="float" office:value="0" calcext:value-type="float">
            <text:p>0</text:p>
          </table:table-cell>
          <table:table-cell table:style-name="ce205" table:formula="of:=[$Constants.C41]" office:value-type="float" office:value="-1.5" calcext:value-type="float">
            <text:p>-1.5</text:p>
          </table:table-cell>
          <table:table-cell table:style-name="ce205" table:formula="of:=[$Constants.D41]" office:value-type="float" office:value="-0.5" calcext:value-type="float">
            <text:p>-0.5</text:p>
          </table:table-cell>
          <table:table-cell table:style-name="ce205" table:formula="of:=[$Constants.E41]" office:value-type="float" office:value="0.5" calcext:value-type="float">
            <text:p>0.5</text:p>
          </table:table-cell>
          <table:table-cell table:style-name="ce205" table:formula="of:=[$Constants.F41]" office:value-type="float" office:value="1.5" calcext:value-type="float">
            <text:p>1.5</text:p>
          </table:table-cell>
          <table:table-cell table:style-name="ce205" table:formula="of:=[$Constants.G41]" office:value-type="float" office:value="0" calcext:value-type="float">
            <text:p>0</text:p>
          </table:table-cell>
          <table:table-cell table:number-columns-repeated="1017"/>
        </table:table-row>
        <table:table-row table:style-name="ro2" table:visibility="collapse">
          <table:table-cell table:style-name="ce205" table:formula="of:=[$Constants.A42]" office:value-type="string" office:string-value=" " calcext:value-type="string">
            <text:p><text:s/></text:p>
          </table:table-cell>
          <table:table-cell table:style-name="ce205" table:formula="of:=[$Constants.B42]" office:value-type="float" office:value="0" calcext:value-type="float">
            <text:p>0</text:p>
          </table:table-cell>
          <table:table-cell table:style-name="ce205" table:formula="of:=[$Constants.C42]" office:value-type="float" office:value="0" calcext:value-type="float">
            <text:p>0</text:p>
          </table:table-cell>
          <table:table-cell table:style-name="ce205" table:formula="of:=[$Constants.D42]" office:value-type="float" office:value="0" calcext:value-type="float">
            <text:p>0</text:p>
          </table:table-cell>
          <table:table-cell table:style-name="ce205" table:formula="of:=[$Constants.E42]" office:value-type="float" office:value="0" calcext:value-type="float">
            <text:p>0</text:p>
          </table:table-cell>
          <table:table-cell table:style-name="ce205" table:formula="of:=[$Constants.F42]" office:value-type="string" office:string-value=" " calcext:value-type="string">
            <text:p><text:s/></text:p>
          </table:table-cell>
          <table:table-cell table:style-name="ce205" table:formula="of:=[$Constants.G42]" office:value-type="float" office:value="0" calcext:value-type="float">
            <text:p>0</text:p>
          </table:table-cell>
          <table:table-cell table:number-columns-repeated="1017"/>
        </table:table-row>
        <table:table-row table:style-name="ro1">
          <table:table-cell table:style-name="ce109" office:value-type="string" calcext:value-type="string" table:number-columns-spanned="2" table:number-rows-spanned="1">
            <text:p>Acceptance Test Report</text:p>
          </table:table-cell>
          <table:covered-table-cell table:style-name="ce109"/>
          <table:table-cell table:style-name="ce112" table:number-columns-repeated="4"/>
          <table:table-cell table:number-columns-repeated="1018"/>
        </table:table-row>
        <table:table-row table:style-name="ro14">
          <table:table-cell table:style-name="ce206" office:value-type="string" calcext:value-type="string" table:number-columns-spanned="5" table:number-rows-spanned="1">
            <text:p>Use this worksheet to record tests that, if passed, tell you that your software is complete. <text:s/>List only tests that are directly linked to requirements (in other words, do not list <text:s/>tests for methods or components that you create over and above what is required to fulfill the specified interface definition -- these tests will appear in your individual unit test files). <text:s/>Write the expected results at planning time. <text:s/>Modify if necessary later. <text:s/>Don’t write actual results in advance.</text:p>
          </table:table-cell>
          <table:covered-table-cell table:number-columns-repeated="4" table:style-name="ce206"/>
          <table:table-cell table:style-name="ce112"/>
          <table:table-cell table:number-columns-repeated="1018"/>
        </table:table-row>
        <table:table-row table:style-name="ro10">
          <table:table-cell table:style-name="ce207" office:value-type="string" calcext:value-type="string">
            <text:p>Requirements:</text:p>
          </table:table-cell>
          <table:table-cell table:style-name="ce207" table:number-columns-repeated="4"/>
          <table:table-cell table:style-name="ce112"/>
          <table:table-cell table:number-columns-repeated="1018"/>
        </table:table-row>
        <table:table-row table:style-name="ro2">
          <table:table-cell table:style-name="ce208" office:value-type="string" calcext:value-type="string">
            <text:p>CA01-1.1</text:p>
          </table:table-cell>
          <table:table-cell table:style-name="ce54"/>
          <table:table-cell table:style-name="ce6" table:number-columns-repeated="254"/>
          <table:table-cell table:number-columns-repeated="768"/>
        </table:table-row>
        <table:table-row table:style-name="ro2">
          <table:table-cell table:style-name="ce208" office:value-type="string" calcext:value-type="string">
            <text:p>CA01-1.2</text:p>
          </table:table-cell>
          <table:table-cell table:style-name="ce54"/>
          <table:table-cell table:style-name="ce6" table:number-columns-repeated="254"/>
          <table:table-cell table:number-columns-repeated="768"/>
        </table:table-row>
        <table:table-row table:style-name="ro2">
          <table:table-cell table:style-name="ce208" office:value-type="string" calcext:value-type="string">
            <text:p>CA01-1.3</text:p>
          </table:table-cell>
          <table:table-cell table:style-name="ce54"/>
          <table:table-cell table:style-name="ce6" table:number-columns-repeated="254"/>
          <table:table-cell table:number-columns-repeated="768"/>
        </table:table-row>
        <table:table-row table:style-name="ro2">
          <table:table-cell table:style-name="ce208" office:value-type="string" calcext:value-type="string">
            <text:p>CA01-1.4</text:p>
          </table:table-cell>
          <table:table-cell table:style-name="ce54"/>
          <table:table-cell table:style-name="ce6" table:number-columns-repeated="254"/>
          <table:table-cell table:number-columns-repeated="768"/>
        </table:table-row>
        <table:table-row table:style-name="ro2">
          <table:table-cell table:style-name="ce208" office:value-type="string" calcext:value-type="string">
            <text:p>CA01-2.1</text:p>
          </table:table-cell>
          <table:table-cell table:style-name="ce54"/>
          <table:table-cell table:style-name="ce6" table:number-columns-repeated="254"/>
          <table:table-cell table:number-columns-repeated="768"/>
        </table:table-row>
        <table:table-row table:style-name="ro2">
          <table:table-cell table:style-name="ce208" office:value-type="string" calcext:value-type="string">
            <text:p>CA01-2.2</text:p>
          </table:table-cell>
          <table:table-cell table:style-name="ce54"/>
          <table:table-cell table:style-name="ce6" table:number-columns-repeated="254"/>
          <table:table-cell table:number-columns-repeated="768"/>
        </table:table-row>
        <table:table-row table:style-name="ro2">
          <table:table-cell table:style-name="ce208" office:value-type="string" calcext:value-type="string">
            <text:p>CA01-2.3</text:p>
          </table:table-cell>
          <table:table-cell table:style-name="ce54"/>
          <table:table-cell table:style-name="ce6" table:number-columns-repeated="254"/>
          <table:table-cell table:number-columns-repeated="768"/>
        </table:table-row>
        <table:table-row table:style-name="ro2">
          <table:table-cell table:style-name="ce208" office:value-type="string" calcext:value-type="string">
            <text:p>CA01-2.4</text:p>
          </table:table-cell>
          <table:table-cell table:style-name="ce54"/>
          <table:table-cell table:style-name="ce6" table:number-columns-repeated="254"/>
          <table:table-cell table:number-columns-repeated="768"/>
        </table:table-row>
        <table:table-row table:style-name="ro2">
          <table:table-cell table:style-name="ce208" office:value-type="string" calcext:value-type="string">
            <text:p>CA01-2.5</text:p>
          </table:table-cell>
          <table:table-cell table:style-name="ce54"/>
          <table:table-cell table:style-name="ce6" table:number-columns-repeated="254"/>
          <table:table-cell table:number-columns-repeated="768"/>
        </table:table-row>
        <table:table-row table:style-name="ro12">
          <table:table-cell table:style-name="ce209" office:value-type="string" calcext:value-type="string">
            <office:annotation draw:style-name="gr18" draw:text-style-name="P9" svg:width="115.43pt" svg:height="59.98pt" svg:x="85.92pt" svg:y="192.98pt" draw:caption-point-x="-14.06pt" draw:caption-point-y="11.28pt">
              <dc:date>2017-02-12T00:00:00</dc:date>
              <text:p text:style-name="P7"><text:span text:style-name="T4">Establish traceability between the tests and </text:span><text:span text:style-name="T4">requirements.</text:span></text:p>
            </office:annotation>
            <text:p>Requirement</text:p>
          </table:table-cell>
          <table:table-cell table:style-name="ce209" office:value-type="string" calcext:value-type="string">
            <office:annotation draw:style-name="gr19" draw:text-style-name="P9" svg:width="115.11pt" svg:height="28.23pt" svg:x="530.99pt" svg:y="565.29pt" draw:caption-point-x="-177.02pt" draw:caption-point-y="-361.02pt">
              <dc:date>2017-02-12T00:00:00</dc:date>
              <text:p text:style-name="P7"><text:span text:style-name="T6">Defines observable tests that have quantifiable resutls.</text:span></text:p>
            </office:annotation>
            <text:p>Test</text:p>
          </table:table-cell>
          <table:table-cell table:style-name="ce209" office:value-type="string" calcext:value-type="string">
            <office:annotation draw:style-name="gr20" draw:text-style-name="P9" svg:width="115.11pt" svg:height="49.21pt" svg:x="629.91pt" svg:y="312.6pt" draw:caption-point-x="-98.36pt" draw:caption-point-y="-108.34pt">
              <dc:date>2017-02-12T00:00:00</dc:date>
              <text:p text:style-name="P7"><text:span text:style-name="T6">Specifies the result that that the test is anticipated to </text:span><text:span text:style-name="T6">produce. <text:s/></text:span></text:p>
            </office:annotation>
            <text:p>Expected Results</text:p>
          </table:table-cell>
          <table:table-cell table:style-name="ce209"/>
          <table:table-cell table:style-name="ce212" office:value-type="string" calcext:value-type="string">
            <office:annotation draw:style-name="gr21" draw:text-style-name="P9" svg:width="114.69pt" svg:height="49.21pt" svg:x="959.19pt" svg:y="312.6pt" draw:caption-point-x="-319.44pt" draw:caption-point-y="-108.34pt">
              <dc:date>2017-02-12T00:00:00</dc:date>
              <text:p text:style-name="P7"><text:span text:style-name="T6">Defines the result of running the test in relation to the </text:span><text:span text:style-name="T6">expected result. <text:s/></text:span></text:p>
            </office:annotation>
            <text:p>Actual Results</text:p>
          </table:table-cell>
          <table:table-cell table:style-name="ce212" office:value-type="string" calcext:value-type="string">
            <office:annotation draw:style-name="gr22" draw:text-style-name="P9" svg:width="116.53pt" svg:height="102.87pt" svg:x="1118.18pt" svg:y="312.6pt" draw:caption-point-x="-264.73pt" draw:caption-point-y="-108.34pt">
              <dc:date>2017-02-12T00:00:00</dc:date>
              <text:p text:style-name="P7"><text:span text:style-name="T6">Required whenthe actual result is "Passed with issues"; </text:span><text:span text:style-name="T6">optional otherwise. <text:s/>An "issue" is a side-effect that is not part </text:span><text:span text:style-name="T6">of the specified test.</text:span></text:p>
              <text:p text:style-name="P7"><text:span text:style-name="T6"/></text:p>
            </office:annotation>
            <text:p>Issues</text:p>
          </table:table-cell>
          <table:table-cell table:style-name="ce214" table:number-columns-repeated="1018"/>
        </table:table-row>
        <table:table-row table:style-name="ro23">
          <table:table-cell table:style-name="ce210" table:content-validation-name="val5" office:value-type="string" calcext:value-type="string">
            <text:p>CA01-1.1</text:p>
          </table:table-cell>
          <table:table-cell table:style-name="ce210" office:value-type="string" calcext:value-type="string">
            <text:p>Instantiate a Component with name="C1", 4 methods, 20 LOC. </text:p>
          </table:table-cell>
          <table:table-cell table:style-name="ce210" office:value-type="string" calcext:value-type="string">
            <text:p>An instance is created</text:p>
          </table:table-cell>
          <table:table-cell table:style-name="ce211"/>
          <table:table-cell table:style-name="ce213" table:content-validation-name="val6"/>
          <table:table-cell table:style-name="ce210"/>
          <table:table-cell table:style-name="ce214" table:number-columns-repeated="1018"/>
        </table:table-row>
        <table:table-row table:style-name="ro23">
          <table:table-cell table:style-name="ce210" table:content-validation-name="val5" office:value-type="string" calcext:value-type="string">
            <text:p>CA01-1.2</text:p>
          </table:table-cell>
          <table:table-cell table:style-name="ce210" office:value-type="string" calcext:value-type="string">
            <text:p>Get the instance's name</text:p>
          </table:table-cell>
          <table:table-cell table:style-name="ce210" office:value-type="string" calcext:value-type="string">
            <text:p>"C1"</text:p>
          </table:table-cell>
          <table:table-cell table:style-name="ce211"/>
          <table:table-cell table:style-name="ce213" table:content-validation-name="val6"/>
          <table:table-cell table:style-name="ce210"/>
          <table:table-cell table:style-name="ce214" table:number-columns-repeated="1018"/>
        </table:table-row>
        <table:table-row table:style-name="ro23">
          <table:table-cell table:style-name="ce210" table:content-validation-name="val5" office:value-type="string" calcext:value-type="string">
            <text:p>CA01-1.3</text:p>
          </table:table-cell>
          <table:table-cell table:style-name="ce210" office:value-type="string" calcext:value-type="string">
            <text:p>Get the instance's method count.</text:p>
          </table:table-cell>
          <table:table-cell table:style-name="ce210" office:value-type="float" office:value="4" calcext:value-type="float">
            <text:p>4</text:p>
          </table:table-cell>
          <table:table-cell table:style-name="ce211"/>
          <table:table-cell table:style-name="ce213" table:content-validation-name="val6"/>
          <table:table-cell table:style-name="ce210"/>
          <table:table-cell table:style-name="ce214" table:number-columns-repeated="1018"/>
        </table:table-row>
        <table:table-row table:style-name="ro2" table:number-rows-repeated="1048517">
          <table:table-cell table:number-columns-repeated="1024"/>
        </table:table-row>
        <table:table-row table:style-name="ro2">
          <table:table-cell table:number-columns-repeated="1024"/>
        </table:table-row>
        <table:named-expressions>
          <table:named-expression table:name="DefectLog4A" table:base-cell-address="$Description.$A$1" table:expression="$acceptance.$#REF!$#REF!"/>
          <table:named-expression table:name="FunctionalSpecification6A" table:base-cell-address="$Description.$A$1" table:expression="$acceptance.$#REF!$#REF!"/>
          <table:named-expression table:name="HistoricalData4A" table:base-cell-address="$Description.$A$1" table:expression="$acceptance.$#REF!$#REF!"/>
          <table:named-expression table:name="InstructorAssessment4A" table:base-cell-address="$Description.$A$1" table:expression="$acceptance.$#REF!$#REF!"/>
          <table:named-expression table:name="LessonLearned4A" table:base-cell-address="$Description.$A$1" table:expression="$acceptance.$#REF!$#REF!"/>
          <table:named-expression table:name="OperationalSpecification6A" table:base-cell-address="$Description.$A$1" table:expression="$acceptance.$#REF!$#REF!"/>
          <table:named-expression table:name="ProjectPlanSummary4A" table:base-cell-address="$Description.$A$1" table:expression="$acceptance.$#REF!$#REF!"/>
          <table:named-expression table:name="Schedule6A" table:base-cell-address="$Description.$A$1" table:expression="$acceptance.$#REF!$#REF!"/>
          <table:named-expression table:name="SizeEstimate4A" table:base-cell-address="$Description.$A$1" table:expression="$acceptance.$#REF!$#REF!"/>
          <table:named-expression table:name="SourceCode4A" table:base-cell-address="$Description.$A$1" table:expression="$acceptance.$#REF!$#REF!"/>
          <table:named-expression table:name="TaskPlan6A" table:base-cell-address="$Description.$A$1" table:expression="$acceptance.$#REF!$#REF!"/>
          <table:named-expression table:name="TestReport4A" table:base-cell-address="$Description.$A$1" table:expression="$acceptance.$#REF!$#REF!"/>
          <table:named-expression table:name="TimeLog4A" table:base-cell-address="$Description.$A$1" table:expression="$acceptance.$#REF!$#REF!"/>
          <table:named-expression table:name="toc6A" table:base-cell-address="$Description.$A$1" table:expression="$acceptance.$#REF!$#REF!"/>
        </table:named-expressions>
      </table:table>
      <table:table table:name="Map" table:style-name="ta9">
        <table:table-column table:style-name="co47" table:default-cell-style-name="ce55"/>
        <table:table-column table:style-name="co6" table:default-cell-style-name="ce55"/>
        <table:table-column table:style-name="co45" table:number-columns-repeated="10" table:default-cell-style-name="ce55"/>
        <table:table-column table:style-name="co36" table:number-columns-repeated="245" table:default-cell-style-name="ce55"/>
        <table:table-column table:style-name="co36" table:number-columns-repeated="767" table:default-cell-style-name="Default"/>
        <table:table-row table:style-name="ro1">
          <table:table-cell table:style-name="ce112" office:value-type="string" calcext:value-type="string">
            <text:p>Sceneario-Component Map</text:p>
          </table:table-cell>
          <table:table-cell table:style-name="ce112" table:number-columns-repeated="11"/>
          <table:table-cell table:style-name="ce215" table:number-columns-repeated="1012"/>
        </table:table-row>
        <table:table-row table:style-name="ro1" table:visibility="collapse">
          <table:table-cell table:style-name="ce112"/>
          <table:table-cell table:style-name="ce217"/>
          <table:table-cell table:style-name="ce112" table:number-columns-repeated="10"/>
          <table:table-cell table:style-name="ce215" table:number-columns-repeated="1012"/>
        </table:table-row>
        <table:table-row table:style-name="ro1" table:visibility="collapse">
          <table:table-cell table:style-name="ce112"/>
          <table:table-cell table:style-name="ce217" office:value-type="string" calcext:value-type="string">
            <text:p>X</text:p>
          </table:table-cell>
          <table:table-cell table:style-name="ce112" table:number-columns-repeated="10"/>
          <table:table-cell table:style-name="ce215" table:number-columns-repeated="1012"/>
        </table:table-row>
        <table:table-row table:style-name="ro1">
          <table:table-cell table:style-name="ce112"/>
          <table:table-cell table:style-name="ce218"/>
          <table:table-cell table:style-name="ce220" table:number-columns-spanned="10" table:number-rows-spanned="1"/>
          <table:covered-table-cell table:number-columns-repeated="9" table:style-name="ce220"/>
          <table:table-cell table:style-name="ce215" table:number-columns-repeated="1012"/>
        </table:table-row>
        <table:table-row table:style-name="ro23">
          <table:table-cell table:style-name="ce215" office:value-type="string" calcext:value-type="string">
            <text:p>Component Names:</text:p>
          </table:table-cell>
          <table:table-cell table:style-name="ce218"/>
          <table:table-cell table:style-name="ce221" table:number-columns-repeated="10"/>
          <table:table-cell table:style-name="ce215" table:number-columns-repeated="1012"/>
        </table:table-row>
        <table:table-row table:style-name="ro10">
          <table:table-cell table:style-name="ce44"/>
          <table:table-cell table:style-name="ce45"/>
          <table:table-cell table:style-name="ce170" table:number-columns-repeated="10"/>
          <table:table-cell table:style-name="ce44" table:number-columns-repeated="1012"/>
        </table:table-row>
        <table:table-row table:style-name="ro29">
          <table:table-cell table:style-name="ce216" table:number-columns-spanned="1" table:number-rows-spanned="9"/>
          <table:table-cell table:style-name="ce219" table:formula="of:=CONCATENATE(&quot;Scenario &quot;;TEXT(#REF!;&quot;#&quot;))" office:value-type="string" office:string-value="" calcext:value-type="error">
            <text:p>#REF!</text:p>
          </table:table-cell>
          <table:table-cell table:style-name="ce222" table:content-validation-name="val7" table:number-columns-repeated="10"/>
          <table:table-cell table:style-name="ce215" table:number-columns-repeated="1012"/>
        </table:table-row>
        <table:table-row table:style-name="ro29">
          <table:covered-table-cell table:style-name="ce216"/>
          <table:table-cell table:style-name="ce219" table:formula="of:=CONCATENATE(&quot;Scenario &quot;;TEXT(#REF!;&quot;#&quot;))" office:value-type="string" office:string-value="" calcext:value-type="error">
            <text:p>#REF!</text:p>
          </table:table-cell>
          <table:table-cell table:style-name="ce222" table:content-validation-name="val7" table:number-columns-repeated="10"/>
          <table:table-cell table:style-name="ce215" table:number-columns-repeated="1012"/>
        </table:table-row>
        <table:table-row table:style-name="ro29">
          <table:covered-table-cell table:style-name="ce216"/>
          <table:table-cell table:style-name="ce219" table:formula="of:=CONCATENATE(&quot;Scenario &quot;;TEXT(#REF!;&quot;#&quot;))" office:value-type="string" office:string-value="" calcext:value-type="error">
            <text:p>#REF!</text:p>
          </table:table-cell>
          <table:table-cell table:style-name="ce222" table:content-validation-name="val7" table:number-columns-repeated="10"/>
          <table:table-cell table:style-name="ce215" table:number-columns-repeated="1012"/>
        </table:table-row>
        <table:table-row table:style-name="ro29">
          <table:covered-table-cell table:style-name="ce216"/>
          <table:table-cell table:style-name="ce219" table:formula="of:=CONCATENATE(&quot;Scenario &quot;;TEXT(#REF!;&quot;#&quot;))" office:value-type="string" office:string-value="" calcext:value-type="error">
            <text:p>#REF!</text:p>
          </table:table-cell>
          <table:table-cell table:style-name="ce222" table:content-validation-name="val7" table:number-columns-repeated="10"/>
          <table:table-cell table:style-name="ce215" table:number-columns-repeated="1012"/>
        </table:table-row>
        <table:table-row table:style-name="ro29">
          <table:covered-table-cell table:style-name="ce216"/>
          <table:table-cell table:style-name="ce219" table:formula="of:=CONCATENATE(&quot;Scenario &quot;;TEXT(#REF!;&quot;#&quot;))" office:value-type="string" office:string-value="" calcext:value-type="error">
            <text:p>#REF!</text:p>
          </table:table-cell>
          <table:table-cell table:style-name="ce222" table:content-validation-name="val7" table:number-columns-repeated="10"/>
          <table:table-cell table:style-name="ce215" table:number-columns-repeated="1012"/>
        </table:table-row>
        <table:table-row table:style-name="ro29">
          <table:covered-table-cell table:style-name="ce216"/>
          <table:table-cell table:style-name="ce219" table:formula="of:=CONCATENATE(&quot;Scenario &quot;;TEXT(#REF!;&quot;#&quot;))" office:value-type="string" office:string-value="" calcext:value-type="error">
            <text:p>#REF!</text:p>
          </table:table-cell>
          <table:table-cell table:style-name="ce222" table:content-validation-name="val7" table:number-columns-repeated="10"/>
          <table:table-cell table:style-name="ce215" table:number-columns-repeated="1012"/>
        </table:table-row>
        <table:table-row table:style-name="ro29">
          <table:covered-table-cell table:style-name="ce216"/>
          <table:table-cell table:style-name="ce219" table:formula="of:=CONCATENATE(&quot;Scenario &quot;;TEXT(#REF!;&quot;#&quot;))" office:value-type="string" office:string-value="" calcext:value-type="error">
            <text:p>#REF!</text:p>
          </table:table-cell>
          <table:table-cell table:style-name="ce222" table:content-validation-name="val7" table:number-columns-repeated="10"/>
          <table:table-cell table:style-name="ce215" table:number-columns-repeated="1012"/>
        </table:table-row>
        <table:table-row table:style-name="ro29">
          <table:covered-table-cell table:style-name="ce216"/>
          <table:table-cell table:style-name="ce219" table:formula="of:=CONCATENATE(&quot;Scenario &quot;;TEXT(#REF!;&quot;#&quot;))" office:value-type="string" office:string-value="" calcext:value-type="error">
            <text:p>#REF!</text:p>
          </table:table-cell>
          <table:table-cell table:style-name="ce222" table:content-validation-name="val7" table:number-columns-repeated="10"/>
          <table:table-cell table:style-name="ce215" table:number-columns-repeated="1012"/>
        </table:table-row>
        <table:table-row table:style-name="ro29">
          <table:covered-table-cell table:style-name="ce216"/>
          <table:table-cell table:style-name="ce219" table:formula="of:=CONCATENATE(&quot;Scenario &quot;;TEXT(#REF!;&quot;#&quot;))" office:value-type="string" office:string-value="" calcext:value-type="error">
            <text:p>#REF!</text:p>
          </table:table-cell>
          <table:table-cell table:style-name="ce222" table:content-validation-name="val7" table:number-columns-repeated="10"/>
          <table:table-cell table:style-name="ce215" table:number-columns-repeated="1012"/>
        </table:table-row>
        <table:table-row table:style-name="ro2" table:number-rows-repeated="1048560">
          <table:table-cell table:number-columns-repeated="1024"/>
        </table:table-row>
        <table:table-row table:style-name="ro2">
          <table:table-cell table:number-columns-repeated="1024"/>
        </table:table-row>
        <table:named-expressions>
          <table:named-expression table:name="A" table:base-cell-address="$Description.$A$1" table:expression="['file:///home/lord/Desktop/CSSE/UntitledUsers/umphress/Desktop/umphress/davidu/course/comp6700/assignment/@@archive/201310_2012_Fall/umphress/davidu/course/comp6700/assignment/archive/2009%20Spring/2008%20Fall/2008%20Spring/2007%20Fall/6old.xls'#$Assessment.$IV$65536]"/>
          <table:named-expression table:name="CodeChecklist" table:base-cell-address="$Description.$A$1" table:expression="#REF!"/>
          <table:named-expression table:name="ConceptualDesign" table:base-cell-address="$Description.$A$1" table:expression="#REF!"/>
          <table:named-expression table:name="ConceptualDesign1" table:base-cell-address="$Description.$A$1" table:expression="#REF!"/>
          <table:named-expression table:name="DefectLog4A" table:base-cell-address="$Description.$A$1" table:expression="$map.$#REF!$#REF!"/>
          <table:named-expression table:name="DefectLog4AA" table:base-cell-address="$Description.$A$1" table:expression="#REF!"/>
          <table:named-expression table:name="DefectLog4AX" table:base-cell-address="$Description.$A$1" table:expression="#REF!"/>
          <table:named-expression table:name="FunctionalSpecification" table:base-cell-address="$Description.$A$1" table:expression="#REF!"/>
          <table:named-expression table:name="FunctionalSpecification6A" table:base-cell-address="$Description.$A$1" table:expression="$map.$#REF!$#REF!"/>
          <table:named-expression table:name="HistoricalData4A" table:base-cell-address="$Description.$A$1" table:expression="$map.$#REF!$#REF!"/>
          <table:named-expression table:name="InstructorAssessment4A" table:base-cell-address="$Description.$A$1" table:expression="$map.$#REF!$#REF!"/>
          <table:named-expression table:name="l" table:base-cell-address="$Description.$A$1" table:expression="#REF!"/>
          <table:named-expression table:name="LessonLearned4A" table:base-cell-address="$Description.$A$1" table:expression="$map.$#REF!$#REF!"/>
          <table:named-expression table:name="OperationalSpecification" table:base-cell-address="$Description.$A$1" table:expression="#REF!"/>
          <table:named-expression table:name="OperationalSpecification6A" table:base-cell-address="$Description.$A$1" table:expression="$map.$#REF!$#REF!"/>
          <table:named-expression table:name="ProjectPlanSummary4A" table:base-cell-address="$Description.$A$1" table:expression="$map.$#REF!$#REF!"/>
          <table:named-expression table:name="Schedule6A" table:base-cell-address="$Description.$A$1" table:expression="$map.$#REF!$#REF!"/>
          <table:named-expression table:name="SizeEstimate4A" table:base-cell-address="$Description.$A$1" table:expression="$map.$#REF!$#REF!"/>
          <table:named-expression table:name="SourceCode4A" table:base-cell-address="$Description.$A$1" table:expression="$map.$#REF!$#REF!"/>
          <table:named-expression table:name="TaskPlan" table:base-cell-address="$Description.$A$1" table:expression="#REF!"/>
          <table:named-expression table:name="TaskPlan6A" table:base-cell-address="$Description.$A$1" table:expression="$map.$#REF!$#REF!"/>
          <table:named-expression table:name="TestReport4A" table:base-cell-address="$Description.$A$1" table:expression="$map.$#REF!$#REF!"/>
          <table:named-expression table:name="TimeLog4A" table:base-cell-address="$Description.$A$1" table:expression="$map.$#REF!$#REF!"/>
          <table:named-expression table:name="toc6A" table:base-cell-address="$Description.$A$1" table:expression="$map.$#REF!$#REF!"/>
        </table:named-expressions>
      </table:table>
      <table:table table:name="Architecture" table:style-name="ta10" table:protected="true" table:print-ranges="Architecture.B3:Architecture.C202">
        <loext:table-protection loext:select-protected-cells="true" loext:select-unprotected-cells="true"/>
        <table:table-column table:style-name="co48" table:visibility="collapse" table:default-cell-style-name="ce55"/>
        <table:table-column table:style-name="co49" table:default-cell-style-name="ce55"/>
        <table:table-column table:style-name="co50" table:default-cell-style-name="ce55"/>
        <table:table-column table:style-name="co36" table:number-columns-repeated="254" table:default-cell-style-name="ce55"/>
        <table:table-column table:style-name="co36" table:number-columns-repeated="767" table:default-cell-style-name="Default"/>
        <table:table-row table:style-name="ro1">
          <table:table-cell/>
          <table:table-cell table:style-name="ce112" office:value-type="string" calcext:value-type="string">
            <text:p>Architecture</text:p>
          </table:table-cell>
          <table:table-cell table:number-columns-repeated="1022"/>
        </table:table-row>
        <table:table-row table:style-name="ro19">
          <table:table-cell table:style-name="ce206" office:value-type="string" calcext:value-type="string" table:number-columns-spanned="5" table:number-rows-spanned="1">
            <text:p>Use this worksheet to describe components required to implement the specifications. <text:s/>List new components and base components. <text:s/>Do not include extraneous components.</text:p>
          </table:table-cell>
          <table:covered-table-cell table:number-columns-repeated="4" table:style-name="ce206"/>
          <table:table-cell table:style-name="ce112"/>
          <table:table-cell table:number-columns-repeated="1018"/>
        </table:table-row>
        <table:table-row table:style-name="ro27" table:visibility="collapse">
          <table:table-cell/>
          <table:table-cell table:style-name="ce184" table:number-columns-repeated="5"/>
          <table:table-cell table:number-columns-repeated="1018"/>
        </table:table-row>
        <table:table-row table:style-name="ro1" table:visibility="collapse">
          <table:table-cell/>
          <table:table-cell table:style-name="ce224" office:value-type="string" calcext:value-type="string">
            <text:p>Standards</text:p>
          </table:table-cell>
          <table:table-cell table:style-name="ce191" table:number-columns-repeated="4"/>
          <table:table-cell table:number-columns-repeated="1018"/>
        </table:table-row>
        <table:table-row table:style-name="ro2" table:visibility="collapse">
          <table:table-cell/>
          <table:table-cell table:style-name="ce191" office:value-type="string" calcext:value-type="string">
            <text:p>Start date:</text:p>
          </table:table-cell>
          <table:table-cell table:style-name="ce225" office:value-type="date" office:date-value="2000-01-01" calcext:value-type="date">
            <text:p>1/1/2000</text:p>
          </table:table-cell>
          <table:table-cell table:style-name="ce191" table:number-columns-repeated="3"/>
          <table:table-cell table:number-columns-repeated="1018"/>
        </table:table-row>
        <table:table-row table:style-name="ro2" table:visibility="collapse">
          <table:table-cell/>
          <table:table-cell table:style-name="ce191" office:value-type="string" calcext:value-type="string">
            <text:p>End date:</text:p>
          </table:table-cell>
          <table:table-cell table:style-name="ce225" office:value-type="date" office:date-value="2010-01-01" calcext:value-type="date">
            <text:p>1/1/2010</text:p>
          </table:table-cell>
          <table:table-cell table:style-name="ce191" table:number-columns-repeated="3"/>
          <table:table-cell table:number-columns-repeated="1018"/>
        </table:table-row>
        <table:table-row table:style-name="ro2" table:visibility="collapse">
          <table:table-cell/>
          <table:table-cell table:style-name="ce204" office:value-type="string" calcext:value-type="string">
            <text:p>Phases:</text:p>
          </table:table-cell>
          <table:table-cell table:style-name="ce226" office:value-type="string" calcext:value-type="string">
            <text:p>Planning</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226" office:value-type="string" calcext:value-type="string">
            <text:p>Design</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226" office:value-type="string" calcext:value-type="string">
            <text:p>Design Review</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226" office:value-type="string" calcext:value-type="string">
            <text:p>Code</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226" office:value-type="string" calcext:value-type="string">
            <text:p>Code Review</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226" office:value-type="string" calcext:value-type="string">
            <text:p>Compile</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226" office:value-type="string" calcext:value-type="string">
            <text:p>Test</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226" office:value-type="string" calcext:value-type="string">
            <text:p>Postmortem</text:p>
          </table:table-cell>
          <table:table-cell table:style-name="ce191" table:number-columns-repeated="3"/>
          <table:table-cell table:number-columns-repeated="1018"/>
        </table:table-row>
        <table:table-row table:style-name="ro2" table:visibility="collapse">
          <table:table-cell/>
          <table:table-cell table:style-name="ce191" office:value-type="string" calcext:value-type="string">
            <text:p>Defect Types:</text:p>
          </table:table-cell>
          <table:table-cell table:style-name="ce191" office:value-type="string" calcext:value-type="string">
            <text:p>Documentation</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191" office:value-type="string" calcext:value-type="string">
            <text:p>Syntax</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191" office:value-type="string" calcext:value-type="string">
            <text:p>Build, Package</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191" office:value-type="string" calcext:value-type="string">
            <text:p>Assignment</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191" office:value-type="string" calcext:value-type="string">
            <text:p>Interface</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191" office:value-type="string" calcext:value-type="string">
            <text:p>Checking</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191" office:value-type="string" calcext:value-type="string">
            <text:p>Data</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191" office:value-type="string" calcext:value-type="string">
            <text:p>Function</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191" office:value-type="string" calcext:value-type="string">
            <text:p>System</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191" office:value-type="string" calcext:value-type="string">
            <text:p>Environment</text:p>
          </table:table-cell>
          <table:table-cell table:style-name="ce191" table:number-columns-repeated="3"/>
          <table:table-cell table:number-columns-repeated="1018"/>
        </table:table-row>
        <table:table-row table:style-name="ro2" table:visibility="collapse">
          <table:table-cell/>
          <table:table-cell table:style-name="ce191" office:value-type="string" calcext:value-type="string">
            <text:p>Y/N:</text:p>
          </table:table-cell>
          <table:table-cell table:style-name="ce191" office:value-type="string" calcext:value-type="string">
            <text:p>Yes</text:p>
          </table:table-cell>
          <table:table-cell table:style-name="ce191" table:number-columns-repeated="3"/>
          <table:table-cell table:number-columns-repeated="1018"/>
        </table:table-row>
        <table:table-row table:style-name="ro2" table:visibility="collapse">
          <table:table-cell table:style-name="ce56"/>
          <table:table-cell table:style-name="ce204"/>
          <table:table-cell table:style-name="ce204" office:value-type="string" calcext:value-type="string">
            <text:p>No</text:p>
          </table:table-cell>
          <table:table-cell table:style-name="ce204" table:number-columns-repeated="3"/>
          <table:table-cell table:style-name="ce56" table:number-columns-repeated="1018"/>
        </table:table-row>
        <table:table-row table:style-name="ro2" table:visibility="collapse">
          <table:table-cell/>
          <table:table-cell table:style-name="ce204" office:value-type="string" calcext:value-type="string">
            <text:p>Component Types:</text:p>
          </table:table-cell>
          <table:table-cell table:style-name="ce204" office:value-type="string" calcext:value-type="string">
            <text:p>Calculation</text:p>
          </table:table-cell>
          <table:table-cell table:style-name="ce204" table:number-columns-repeated="3"/>
          <table:table-cell table:number-columns-repeated="1018"/>
        </table:table-row>
        <table:table-row table:style-name="ro2" table:visibility="collapse">
          <table:table-cell/>
          <table:table-cell table:style-name="ce204"/>
          <table:table-cell table:style-name="ce204" office:value-type="string" calcext:value-type="string">
            <text:p>Data</text:p>
          </table:table-cell>
          <table:table-cell table:style-name="ce204" table:number-columns-repeated="3"/>
          <table:table-cell table:number-columns-repeated="1018"/>
        </table:table-row>
        <table:table-row table:style-name="ro2" table:visibility="collapse">
          <table:table-cell/>
          <table:table-cell table:style-name="ce204"/>
          <table:table-cell table:style-name="ce204" office:value-type="string" calcext:value-type="string">
            <text:p>I/O</text:p>
          </table:table-cell>
          <table:table-cell table:style-name="ce204" table:number-columns-repeated="3"/>
          <table:table-cell table:number-columns-repeated="1018"/>
        </table:table-row>
        <table:table-row table:style-name="ro2" table:visibility="collapse">
          <table:table-cell/>
          <table:table-cell table:style-name="ce204"/>
          <table:table-cell table:style-name="ce204" office:value-type="string" calcext:value-type="string">
            <text:p>Logic</text:p>
          </table:table-cell>
          <table:table-cell table:style-name="ce204" table:number-columns-repeated="3"/>
          <table:table-cell table:number-columns-repeated="1018"/>
        </table:table-row>
        <table:table-row table:style-name="ro2" table:visibility="collapse">
          <table:table-cell/>
          <table:table-cell table:style-name="ce204" office:value-type="string" calcext:value-type="string">
            <text:p>Design Approaches:</text:p>
          </table:table-cell>
          <table:table-cell table:style-name="ce204" office:value-type="string" calcext:value-type="string">
            <text:p>Object-oriented</text:p>
          </table:table-cell>
          <table:table-cell table:style-name="ce204" table:number-columns-repeated="3"/>
          <table:table-cell table:number-columns-repeated="1018"/>
        </table:table-row>
        <table:table-row table:style-name="ro2" table:visibility="collapse">
          <table:table-cell/>
          <table:table-cell table:style-name="ce204"/>
          <table:table-cell table:style-name="ce204" office:value-type="string" calcext:value-type="string">
            <text:p>Functional</text:p>
          </table:table-cell>
          <table:table-cell table:style-name="ce204" table:number-columns-repeated="3"/>
          <table:table-cell table:number-columns-repeated="1018"/>
        </table:table-row>
        <table:table-row table:style-name="ro2" table:visibility="collapse">
          <table:table-cell/>
          <table:table-cell table:style-name="ce204" office:value-type="string" calcext:value-type="string">
            <text:p>Sizes:</text:p>
          </table:table-cell>
          <table:table-cell table:style-name="ce204" office:value-type="string" calcext:value-type="string">
            <text:p>VS</text:p>
          </table:table-cell>
          <table:table-cell table:style-name="ce204" table:number-columns-repeated="3"/>
          <table:table-cell table:number-columns-repeated="1018"/>
        </table:table-row>
        <table:table-row table:style-name="ro2" table:visibility="collapse">
          <table:table-cell/>
          <table:table-cell table:style-name="ce204"/>
          <table:table-cell table:style-name="ce204" office:value-type="string" calcext:value-type="string">
            <text:p>S</text:p>
          </table:table-cell>
          <table:table-cell table:style-name="ce204" table:number-columns-repeated="3"/>
          <table:table-cell table:number-columns-repeated="1018"/>
        </table:table-row>
        <table:table-row table:style-name="ro2" table:visibility="collapse">
          <table:table-cell/>
          <table:table-cell table:style-name="ce204"/>
          <table:table-cell table:style-name="ce204" office:value-type="string" calcext:value-type="string">
            <text:p>M</text:p>
          </table:table-cell>
          <table:table-cell table:style-name="ce204" table:number-columns-repeated="3"/>
          <table:table-cell table:number-columns-repeated="1018"/>
        </table:table-row>
        <table:table-row table:style-name="ro2" table:visibility="collapse">
          <table:table-cell/>
          <table:table-cell table:style-name="ce204"/>
          <table:table-cell table:style-name="ce204" office:value-type="string" calcext:value-type="string">
            <text:p>L</text:p>
          </table:table-cell>
          <table:table-cell table:style-name="ce204" table:number-columns-repeated="3"/>
          <table:table-cell table:number-columns-repeated="1018"/>
        </table:table-row>
        <table:table-row table:style-name="ro2" table:visibility="collapse">
          <table:table-cell/>
          <table:table-cell table:style-name="ce204"/>
          <table:table-cell table:style-name="ce204" office:value-type="string" calcext:value-type="string">
            <text:p>VL</text:p>
          </table:table-cell>
          <table:table-cell table:style-name="ce204" table:number-columns-repeated="3"/>
          <table:table-cell table:number-columns-repeated="1018"/>
        </table:table-row>
        <table:table-row table:style-name="ro2" table:visibility="collapse">
          <table:table-cell/>
          <table:table-cell table:style-name="ce204" office:value-type="string" calcext:value-type="string">
            <text:p>Duration:</text:p>
          </table:table-cell>
          <table:table-cell table:style-name="ce204" office:value-type="string" calcext:value-type="string">
            <text:p>LOCe x T</text:p>
          </table:table-cell>
          <table:table-cell table:style-name="ce204" table:number-columns-repeated="3"/>
          <table:table-cell table:number-columns-repeated="1018"/>
        </table:table-row>
        <table:table-row table:style-name="ro2" table:visibility="collapse">
          <table:table-cell/>
          <table:table-cell table:style-name="ce204"/>
          <table:table-cell table:style-name="ce204" office:value-type="string" calcext:value-type="string">
            <text:p>LOCa x T</text:p>
          </table:table-cell>
          <table:table-cell table:style-name="ce204" table:number-columns-repeated="3"/>
          <table:table-cell table:number-columns-repeated="1018"/>
        </table:table-row>
        <table:table-row table:style-name="ro2" table:visibility="collapse">
          <table:table-cell/>
          <table:table-cell table:style-name="ce204"/>
          <table:table-cell table:style-name="ce204" office:value-type="string" calcext:value-type="string">
            <text:p>Productivity</text:p>
          </table:table-cell>
          <table:table-cell table:style-name="ce204" table:number-columns-repeated="3"/>
          <table:table-cell table:number-columns-repeated="1018"/>
        </table:table-row>
        <table:table-row table:style-name="ro2" table:visibility="collapse">
          <table:table-cell/>
          <table:table-cell table:style-name="ce204" table:number-columns-repeated="5"/>
          <table:table-cell table:number-columns-repeated="1018"/>
        </table:table-row>
        <table:table-row table:style-name="ro27" table:visibility="collapse">
          <table:table-cell/>
          <table:table-cell table:style-name="ce184" table:number-columns-repeated="5"/>
          <table:table-cell table:number-columns-repeated="1018"/>
        </table:table-row>
        <table:table-row table:style-name="ro2">
          <table:table-cell table:style-name="ce223" office:value-type="float" office:value="1" calcext:value-type="float" table:number-columns-spanned="1" table:number-rows-spanned="17">
            <text:p>1</text:p>
          </table:table-cell>
          <table:table-cell office:value-type="string" calcext:value-type="string">
            <office:annotation draw:style-name="gr23" draw:text-style-name="P8" svg:width="206.28pt" svg:height="46.01pt" svg:x="774.14pt" svg:y="532.01pt" draw:caption-point-x="-673.63pt" draw:caption-point-y="-493.74pt">
              <dc:date>2017-02-12T00:00:00</dc:date>
              <text:p text:style-name="P7"><text:span text:style-name="T5">Identifying name for this design class or function.</text:span></text:p>
              <text:p text:style-name="P7"><text:span text:style-name="T5"/></text:p>
            </office:annotation>
            <text:p>Component Name:</text:p>
          </table:table-cell>
          <table:table-cell table:style-name="ce227"/>
          <table:table-cell table:number-columns-repeated="1021"/>
        </table:table-row>
        <table:table-row table:style-name="ro2">
          <table:covered-table-cell table:style-name="ce223"/>
          <table:table-cell office:value-type="string" calcext:value-type="string">
            <office:annotation draw:style-name="gr24" draw:text-style-name="P8" svg:width="173.03pt" svg:height="38.98pt" svg:x="774.14pt" svg:y="571.01pt" draw:caption-point-x="-673.63pt" draw:caption-point-y="-519.73pt">
              <dc:date>2017-02-12T00:00:00</dc:date>
              <text:p text:style-name="P7"><text:span text:style-name="T5">Indicate if this design component will follow an </text:span><text:span text:style-name="T5">object-oriented approach or a functional approach.</text:span></text:p>
            </office:annotation>
            <text:p>Design Approach:</text:p>
          </table:table-cell>
          <table:table-cell table:style-name="ce227" table:content-validation-name="val8"/>
          <table:table-cell table:number-columns-repeated="1021"/>
        </table:table-row>
        <table:table-row table:style-name="ro2">
          <table:covered-table-cell table:style-name="ce223"/>
          <table:table-cell office:value-type="string" calcext:value-type="string">
            <office:annotation draw:style-name="gr25" draw:text-style-name="P8" svg:width="161.89pt" svg:height="40pt" svg:x="774.14pt" svg:y="571.01pt" draw:caption-point-x="-673.63pt" draw:caption-point-y="-506.75pt">
              <dc:date>2017-02-12T00:00:00</dc:date>
              <text:p text:style-name="P7"><text:span text:style-name="T5">Superclass of this design component. <text:s/>Leave blank </text:span><text:span text:style-name="T5">if no superclass.</text:span></text:p>
            </office:annotation>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office:annotation draw:style-name="gr26" draw:text-style-name="P8" svg:width="222.97pt" svg:height="33.02pt" svg:x="774.14pt" svg:y="583.99pt" draw:caption-point-x="-673.63pt" draw:caption-point-y="-506.72pt">
              <dc:date>2017-02-12T00:00:00</dc:date>
              <text:p text:style-name="P7"><text:span text:style-name="T5">Attributes (e.g., public fields, public constants) </text:span><text:span text:style-name="T5">associated with this design component. <text:s/>OPTIONAL</text:span></text:p>
            </office:annotation>
            <text:p>Attributes (optional):</text:p>
          </table:table-cell>
          <table:table-cell table:style-name="ce227"/>
          <table:table-cell table:number-columns-repeated="1021"/>
        </table:table-row>
        <table:table-row table:style-name="ro2">
          <table:covered-table-cell table:style-name="ce223"/>
          <table:table-cell office:value-type="string" calcext:value-type="string">
            <office:annotation draw:style-name="gr27" draw:text-style-name="P8" svg:width="127.67pt" svg:height="33pt" svg:x="774.14pt" svg:y="598.99pt" draw:caption-point-x="-673.63pt" draw:caption-point-y="-521.72pt">
              <dc:date>2017-02-12T00:00:00</dc:date>
              <text:p text:style-name="P7"><text:span text:style-name="T5">Standard category of the design component.</text:span></text:p>
            </office:annotation>
            <text:p>Component Type:</text:p>
          </table:table-cell>
          <table:table-cell table:style-name="ce227" table:content-validation-name="val9"/>
          <table:table-cell table:number-columns-repeated="1021"/>
        </table:table-row>
        <table:table-row table:style-name="ro2">
          <table:covered-table-cell table:style-name="ce223"/>
          <table:table-cell office:value-type="string" calcext:value-type="string">
            <office:annotation draw:style-name="gr28" draw:text-style-name="P8" svg:width="248.8pt" svg:height="24.01pt" svg:x="774.14pt" svg:y="623pt" draw:caption-point-x="-673.63pt" draw:caption-point-y="-532.71pt">
              <dc:date>2017-02-12T00:00:00</dc:date>
              <text:p text:style-name="P7"><text:span text:style-name="T5">List components that this component calls upon to </text:span><text:span text:style-name="T5">fulfill its purpose.</text:span></text:p>
            </office:annotation>
            <text:p>Collaborators:</text:p>
          </table:table-cell>
          <table:table-cell table:style-name="ce227"/>
          <table:table-cell table:number-columns-repeated="1021"/>
        </table:table-row>
        <table:table-row table:style-name="ro2">
          <table:covered-table-cell table:style-name="ce223"/>
          <table:table-cell office:value-type="string" calcext:value-type="string">
            <office:annotation draw:style-name="gr29" draw:text-style-name="P8" svg:width="466.1pt" svg:height="95.98pt" svg:x="774.14pt" svg:y="532.01pt" draw:caption-point-x="-673.63pt" draw:caption-point-y="-428.74pt">
              <dc:date>2017-02-12T00:00:00</dc:date>
              <text:p text:style-name="P7"><text:span text:style-name="T5">Description of the operations of this design </text:span><text:span text:style-name="T5">component. <text:s/></text:span></text:p>
              <text:p text:style-name="P7"><text:span text:style-name="T5"/></text:p>
              <text:p text:style-name="P7"><text:span text:style-name="T5">If your are taking an object-oriented approach, list </text:span><text:span text:style-name="T5">the methods associated with this object in the </text:span><text:span text:style-name="T5">"operation" column.</text:span></text:p>
              <text:p text:style-name="P7"><text:span text:style-name="T5"/></text:p>
              <text:p text:style-name="P7"><text:span text:style-name="T5">If you are taking a functional approach, list the </text:span><text:span text:style-name="T5">component name in the "operation" column. </text:span></text:p>
              <text:p text:style-name="P7"><text:span text:style-name="T5"/></text:p>
              <text:p text:style-name="P7"><text:span text:style-name="T5">Note: an object-oriented approach may result in </text:span><text:span text:style-name="T5">zero or more operations; a functional approach will </text:span><text:span text:style-name="T5">have only one operation listed.</text:span></text:p>
            </office:annotation>
            <text:p>Operations:</text:p>
          </table:table-cell>
          <table:table-cell table:style-name="ce227"/>
          <table:table-cell table:number-columns-repeated="1021"/>
        </table:table-row>
        <table:table-row table:style-name="ro7" table:visibility="collapse">
          <table:covered-table-cell table:style-name="ce223"/>
          <table:table-cell/>
          <table:table-cell table:style-name="ce228"/>
          <table:table-cell table:number-columns-repeated="1021"/>
        </table:table-row>
        <table:table-row table:style-name="ro7" table:visibility="collapse">
          <table:covered-table-cell table:style-name="ce223"/>
          <table:table-cell/>
          <table:table-cell table:style-name="ce228"/>
          <table:table-cell table:number-columns-repeated="1021"/>
        </table:table-row>
        <table:table-row table:style-name="ro7" table:visibility="collapse">
          <table:covered-table-cell table:style-name="ce223"/>
          <table:table-cell/>
          <table:table-cell table:style-name="ce228"/>
          <table:table-cell table:number-columns-repeated="1021"/>
        </table:table-row>
        <table:table-row table:style-name="ro7" table:visibility="collapse">
          <table:covered-table-cell table:style-name="ce223"/>
          <table:table-cell/>
          <table:table-cell table:style-name="ce228"/>
          <table:table-cell table:number-columns-repeated="1021"/>
        </table:table-row>
        <table:table-row table:style-name="ro7" table:visibility="collapse">
          <table:covered-table-cell table:style-name="ce223"/>
          <table:table-cell/>
          <table:table-cell table:style-name="ce228"/>
          <table:table-cell table:number-columns-repeated="1021"/>
        </table:table-row>
        <table:table-row table:style-name="ro7" table:visibility="collapse">
          <table:covered-table-cell table:style-name="ce223"/>
          <table:table-cell/>
          <table:table-cell table:style-name="ce228"/>
          <table:table-cell table:number-columns-repeated="1021"/>
        </table:table-row>
        <table:table-row table:style-name="ro7" table:visibility="collapse">
          <table:covered-table-cell table:style-name="ce223"/>
          <table:table-cell/>
          <table:table-cell table:style-name="ce228"/>
          <table:table-cell table:number-columns-repeated="1021"/>
        </table:table-row>
        <table:table-row table:style-name="ro7" table:visibility="collapse">
          <table:covered-table-cell table:style-name="ce223"/>
          <table:table-cell/>
          <table:table-cell table:style-name="ce228"/>
          <table:table-cell table:number-columns-repeated="1021"/>
        </table:table-row>
        <table:table-row table:style-name="ro7" table:visibility="collapse">
          <table:covered-table-cell table:style-name="ce223"/>
          <table:table-cell/>
          <table:table-cell table:style-name="ce228"/>
          <table:table-cell table:number-columns-repeated="1021"/>
        </table:table-row>
        <table:table-row table:style-name="ro2">
          <table:covered-table-cell table:style-name="ce223"/>
          <table:table-cell table:number-columns-repeated="1023"/>
        </table:table-row>
        <table:table-row table:style-name="ro2">
          <table:table-cell table:style-name="ce223" table:formula="of:=[.A43]+1" office:value-type="float" office:value="2" calcext:value-type="float" table:number-columns-spanned="1" table:number-rows-spanned="17">
            <text:p>2</text:p>
          </table:table-cell>
          <table:table-cell office:value-type="string" calcext:value-type="string">
            <text:p>Component Name:</text:p>
          </table:table-cell>
          <table:table-cell table:style-name="ce227"/>
          <table:table-cell table:number-columns-repeated="1021"/>
        </table:table-row>
        <table:table-row table:style-name="ro2">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covered-table-cell table:style-name="ce223"/>
          <table:table-cell office:value-type="string" calcext:value-type="string">
            <text:p>Collaborators:</text:p>
          </table:table-cell>
          <table:table-cell table:style-name="ce227"/>
          <table:table-cell table:number-columns-repeated="1021"/>
        </table:table-row>
        <table:table-row table:style-name="ro2">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29"/>
          <table:table-cell table:number-columns-repeated="1021"/>
        </table:table-row>
        <table:table-row table:style-name="ro7" table:visibility="collapse">
          <table:covered-table-cell table:style-name="ce223"/>
          <table:table-cell/>
          <table:table-cell table:style-name="ce229"/>
          <table:table-cell table:number-columns-repeated="1021"/>
        </table:table-row>
        <table:table-row table:style-name="ro7" table:visibility="collapse">
          <table:covered-table-cell table:style-name="ce223"/>
          <table:table-cell/>
          <table:table-cell table:style-name="ce229"/>
          <table:table-cell table:number-columns-repeated="1021"/>
        </table:table-row>
        <table:table-row table:style-name="ro7" table:visibility="collapse">
          <table:covered-table-cell table:style-name="ce223"/>
          <table:table-cell/>
          <table:table-cell table:style-name="ce229"/>
          <table:table-cell table:number-columns-repeated="1021"/>
        </table:table-row>
        <table:table-row table:style-name="ro7" table:visibility="collapse">
          <table:covered-table-cell table:style-name="ce223"/>
          <table:table-cell/>
          <table:table-cell table:style-name="ce229"/>
          <table:table-cell table:number-columns-repeated="1021"/>
        </table:table-row>
        <table:table-row table:style-name="ro7" table:visibility="collapse">
          <table:covered-table-cell table:style-name="ce223"/>
          <table:table-cell/>
          <table:table-cell table:style-name="ce229"/>
          <table:table-cell table:number-columns-repeated="1021"/>
        </table:table-row>
        <table:table-row table:style-name="ro7" table:visibility="collapse">
          <table:covered-table-cell table:style-name="ce223"/>
          <table:table-cell/>
          <table:table-cell table:style-name="ce229"/>
          <table:table-cell table:number-columns-repeated="1021"/>
        </table:table-row>
        <table:table-row table:style-name="ro7" table:visibility="collapse">
          <table:covered-table-cell table:style-name="ce223"/>
          <table:table-cell/>
          <table:table-cell table:style-name="ce229"/>
          <table:table-cell table:number-columns-repeated="1021"/>
        </table:table-row>
        <table:table-row table:style-name="ro7" table:visibility="collapse">
          <table:covered-table-cell table:style-name="ce223"/>
          <table:table-cell/>
          <table:table-cell table:style-name="ce229"/>
          <table:table-cell table:number-columns-repeated="1021"/>
        </table:table-row>
        <table:table-row table:style-name="ro2">
          <table:covered-table-cell table:style-name="ce223"/>
          <table:table-cell table:number-columns-repeated="1023"/>
        </table:table-row>
        <table:table-row table:style-name="ro2">
          <table:table-cell table:style-name="ce223" table:formula="of:=[.A60]+1" office:value-type="float" office:value="3" calcext:value-type="float" table:number-columns-spanned="1" table:number-rows-spanned="17">
            <text:p>3</text:p>
          </table:table-cell>
          <table:table-cell office:value-type="string" calcext:value-type="string">
            <text:p>Component Name:</text:p>
          </table:table-cell>
          <table:table-cell table:style-name="ce227"/>
          <table:table-cell table:number-columns-repeated="1021"/>
        </table:table-row>
        <table:table-row table:style-name="ro2">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covered-table-cell table:style-name="ce223"/>
          <table:table-cell office:value-type="string" calcext:value-type="string">
            <text:p>Collaborators:</text:p>
          </table:table-cell>
          <table:table-cell table:style-name="ce227"/>
          <table:table-cell table:number-columns-repeated="1021"/>
        </table:table-row>
        <table:table-row table:style-name="ro2">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30"/>
          <table:table-cell table:number-columns-repeated="1021"/>
        </table:table-row>
        <table:table-row table:style-name="ro7" table:visibility="collapse">
          <table:covered-table-cell table:style-name="ce223"/>
          <table:table-cell/>
          <table:table-cell table:style-name="ce230"/>
          <table:table-cell table:number-columns-repeated="1021"/>
        </table:table-row>
        <table:table-row table:style-name="ro7" table:visibility="collapse">
          <table:covered-table-cell table:style-name="ce223"/>
          <table:table-cell/>
          <table:table-cell table:style-name="ce230"/>
          <table:table-cell table:number-columns-repeated="1021"/>
        </table:table-row>
        <table:table-row table:style-name="ro7" table:visibility="collapse">
          <table:covered-table-cell table:style-name="ce223"/>
          <table:table-cell/>
          <table:table-cell table:style-name="ce230"/>
          <table:table-cell table:number-columns-repeated="1021"/>
        </table:table-row>
        <table:table-row table:style-name="ro7" table:visibility="collapse">
          <table:covered-table-cell table:style-name="ce223"/>
          <table:table-cell/>
          <table:table-cell table:style-name="ce230"/>
          <table:table-cell table:number-columns-repeated="1021"/>
        </table:table-row>
        <table:table-row table:style-name="ro7" table:visibility="collapse">
          <table:covered-table-cell table:style-name="ce223"/>
          <table:table-cell/>
          <table:table-cell table:style-name="ce230"/>
          <table:table-cell table:number-columns-repeated="1021"/>
        </table:table-row>
        <table:table-row table:style-name="ro7" table:visibility="collapse">
          <table:covered-table-cell table:style-name="ce223"/>
          <table:table-cell/>
          <table:table-cell table:style-name="ce230"/>
          <table:table-cell table:number-columns-repeated="1021"/>
        </table:table-row>
        <table:table-row table:style-name="ro7" table:visibility="collapse">
          <table:covered-table-cell table:style-name="ce223"/>
          <table:table-cell/>
          <table:table-cell table:style-name="ce230"/>
          <table:table-cell table:number-columns-repeated="1021"/>
        </table:table-row>
        <table:table-row table:style-name="ro7" table:visibility="collapse">
          <table:covered-table-cell table:style-name="ce223"/>
          <table:table-cell/>
          <table:table-cell table:style-name="ce230"/>
          <table:table-cell table:number-columns-repeated="1021"/>
        </table:table-row>
        <table:table-row table:style-name="ro2">
          <table:covered-table-cell table:style-name="ce223"/>
          <table:table-cell table:number-columns-repeated="1023"/>
        </table:table-row>
        <table:table-row table:style-name="ro2">
          <table:table-cell table:style-name="ce223" table:formula="of:=[.A77]+1" office:value-type="float" office:value="4" calcext:value-type="float" table:number-columns-spanned="1" table:number-rows-spanned="17">
            <text:p>4</text:p>
          </table:table-cell>
          <table:table-cell office:value-type="string" calcext:value-type="string">
            <text:p>Component Name:</text:p>
          </table:table-cell>
          <table:table-cell table:style-name="ce227"/>
          <table:table-cell table:number-columns-repeated="1021"/>
        </table:table-row>
        <table:table-row table:style-name="ro2">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covered-table-cell table:style-name="ce223"/>
          <table:table-cell office:value-type="string" calcext:value-type="string">
            <text:p>Collaborators:</text:p>
          </table:table-cell>
          <table:table-cell table:style-name="ce227"/>
          <table:table-cell table:number-columns-repeated="1021"/>
        </table:table-row>
        <table:table-row table:style-name="ro2">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31"/>
          <table:table-cell table:number-columns-repeated="1021"/>
        </table:table-row>
        <table:table-row table:style-name="ro7" table:visibility="collapse">
          <table:covered-table-cell table:style-name="ce223"/>
          <table:table-cell/>
          <table:table-cell table:style-name="ce231"/>
          <table:table-cell table:number-columns-repeated="1021"/>
        </table:table-row>
        <table:table-row table:style-name="ro7" table:visibility="collapse">
          <table:covered-table-cell table:style-name="ce223"/>
          <table:table-cell/>
          <table:table-cell table:style-name="ce231"/>
          <table:table-cell table:number-columns-repeated="1021"/>
        </table:table-row>
        <table:table-row table:style-name="ro7" table:visibility="collapse">
          <table:covered-table-cell table:style-name="ce223"/>
          <table:table-cell/>
          <table:table-cell table:style-name="ce231"/>
          <table:table-cell table:number-columns-repeated="1021"/>
        </table:table-row>
        <table:table-row table:style-name="ro7" table:visibility="collapse">
          <table:covered-table-cell table:style-name="ce223"/>
          <table:table-cell/>
          <table:table-cell table:style-name="ce231"/>
          <table:table-cell table:number-columns-repeated="1021"/>
        </table:table-row>
        <table:table-row table:style-name="ro7" table:visibility="collapse">
          <table:covered-table-cell table:style-name="ce223"/>
          <table:table-cell/>
          <table:table-cell table:style-name="ce231"/>
          <table:table-cell table:number-columns-repeated="1021"/>
        </table:table-row>
        <table:table-row table:style-name="ro7" table:visibility="collapse">
          <table:covered-table-cell table:style-name="ce223"/>
          <table:table-cell/>
          <table:table-cell table:style-name="ce231"/>
          <table:table-cell table:number-columns-repeated="1021"/>
        </table:table-row>
        <table:table-row table:style-name="ro7" table:visibility="collapse">
          <table:covered-table-cell table:style-name="ce223"/>
          <table:table-cell/>
          <table:table-cell table:style-name="ce231"/>
          <table:table-cell table:number-columns-repeated="1021"/>
        </table:table-row>
        <table:table-row table:style-name="ro7" table:visibility="collapse">
          <table:covered-table-cell table:style-name="ce223"/>
          <table:table-cell/>
          <table:table-cell table:style-name="ce231"/>
          <table:table-cell table:number-columns-repeated="1021"/>
        </table:table-row>
        <table:table-row table:style-name="ro2">
          <table:covered-table-cell table:style-name="ce223"/>
          <table:table-cell table:number-columns-repeated="1023"/>
        </table:table-row>
        <table:table-row table:style-name="ro2">
          <table:table-cell table:style-name="ce223" table:formula="of:=[.A94]+1" office:value-type="float" office:value="5" calcext:value-type="float" table:number-columns-spanned="1" table:number-rows-spanned="17">
            <text:p>5</text:p>
          </table:table-cell>
          <table:table-cell office:value-type="string" calcext:value-type="string">
            <text:p>Component Name:</text:p>
          </table:table-cell>
          <table:table-cell table:style-name="ce227"/>
          <table:table-cell table:number-columns-repeated="1021"/>
        </table:table-row>
        <table:table-row table:style-name="ro2">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covered-table-cell table:style-name="ce223"/>
          <table:table-cell office:value-type="string" calcext:value-type="string">
            <text:p>Collaborators:</text:p>
          </table:table-cell>
          <table:table-cell table:style-name="ce227"/>
          <table:table-cell table:number-columns-repeated="1021"/>
        </table:table-row>
        <table:table-row table:style-name="ro2">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32"/>
          <table:table-cell table:number-columns-repeated="1021"/>
        </table:table-row>
        <table:table-row table:style-name="ro7" table:visibility="collapse">
          <table:covered-table-cell table:style-name="ce223"/>
          <table:table-cell/>
          <table:table-cell table:style-name="ce232"/>
          <table:table-cell table:number-columns-repeated="1021"/>
        </table:table-row>
        <table:table-row table:style-name="ro7" table:visibility="collapse">
          <table:covered-table-cell table:style-name="ce223"/>
          <table:table-cell/>
          <table:table-cell table:style-name="ce232"/>
          <table:table-cell table:number-columns-repeated="1021"/>
        </table:table-row>
        <table:table-row table:style-name="ro7" table:visibility="collapse">
          <table:covered-table-cell table:style-name="ce223"/>
          <table:table-cell/>
          <table:table-cell table:style-name="ce232"/>
          <table:table-cell table:number-columns-repeated="1021"/>
        </table:table-row>
        <table:table-row table:style-name="ro7" table:visibility="collapse">
          <table:covered-table-cell table:style-name="ce223"/>
          <table:table-cell/>
          <table:table-cell table:style-name="ce232"/>
          <table:table-cell table:number-columns-repeated="1021"/>
        </table:table-row>
        <table:table-row table:style-name="ro7" table:visibility="collapse">
          <table:covered-table-cell table:style-name="ce223"/>
          <table:table-cell/>
          <table:table-cell table:style-name="ce232"/>
          <table:table-cell table:number-columns-repeated="1021"/>
        </table:table-row>
        <table:table-row table:style-name="ro7" table:visibility="collapse">
          <table:covered-table-cell table:style-name="ce223"/>
          <table:table-cell/>
          <table:table-cell table:style-name="ce232"/>
          <table:table-cell table:number-columns-repeated="1021"/>
        </table:table-row>
        <table:table-row table:style-name="ro7" table:visibility="collapse">
          <table:covered-table-cell table:style-name="ce223"/>
          <table:table-cell/>
          <table:table-cell table:style-name="ce232"/>
          <table:table-cell table:number-columns-repeated="1021"/>
        </table:table-row>
        <table:table-row table:style-name="ro7" table:visibility="collapse">
          <table:covered-table-cell table:style-name="ce223"/>
          <table:table-cell/>
          <table:table-cell table:style-name="ce232"/>
          <table:table-cell table:number-columns-repeated="1021"/>
        </table:table-row>
        <table:table-row table:style-name="ro2">
          <table:covered-table-cell table:style-name="ce223"/>
          <table:table-cell table:number-columns-repeated="1023"/>
        </table:table-row>
        <table:table-row table:style-name="ro2">
          <table:table-cell table:style-name="ce223" table:formula="of:=[.A111]+1" office:value-type="float" office:value="6" calcext:value-type="float" table:number-columns-spanned="1" table:number-rows-spanned="17">
            <text:p>6</text:p>
          </table:table-cell>
          <table:table-cell office:value-type="string" calcext:value-type="string">
            <text:p>Component Name:</text:p>
          </table:table-cell>
          <table:table-cell table:style-name="ce227"/>
          <table:table-cell table:number-columns-repeated="1021"/>
        </table:table-row>
        <table:table-row table:style-name="ro2">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covered-table-cell table:style-name="ce223"/>
          <table:table-cell office:value-type="string" calcext:value-type="string">
            <text:p>Collaborators:</text:p>
          </table:table-cell>
          <table:table-cell table:style-name="ce227"/>
          <table:table-cell table:number-columns-repeated="1021"/>
        </table:table-row>
        <table:table-row table:style-name="ro2">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33"/>
          <table:table-cell table:number-columns-repeated="1021"/>
        </table:table-row>
        <table:table-row table:style-name="ro7" table:visibility="collapse">
          <table:covered-table-cell table:style-name="ce223"/>
          <table:table-cell/>
          <table:table-cell table:style-name="ce233"/>
          <table:table-cell table:number-columns-repeated="1021"/>
        </table:table-row>
        <table:table-row table:style-name="ro7" table:visibility="collapse">
          <table:covered-table-cell table:style-name="ce223"/>
          <table:table-cell/>
          <table:table-cell table:style-name="ce233"/>
          <table:table-cell table:number-columns-repeated="1021"/>
        </table:table-row>
        <table:table-row table:style-name="ro7" table:visibility="collapse">
          <table:covered-table-cell table:style-name="ce223"/>
          <table:table-cell/>
          <table:table-cell table:style-name="ce233"/>
          <table:table-cell table:number-columns-repeated="1021"/>
        </table:table-row>
        <table:table-row table:style-name="ro7" table:visibility="collapse">
          <table:covered-table-cell table:style-name="ce223"/>
          <table:table-cell/>
          <table:table-cell table:style-name="ce233"/>
          <table:table-cell table:number-columns-repeated="1021"/>
        </table:table-row>
        <table:table-row table:style-name="ro7" table:visibility="collapse">
          <table:covered-table-cell table:style-name="ce223"/>
          <table:table-cell/>
          <table:table-cell table:style-name="ce233"/>
          <table:table-cell table:number-columns-repeated="1021"/>
        </table:table-row>
        <table:table-row table:style-name="ro7" table:visibility="collapse">
          <table:covered-table-cell table:style-name="ce223"/>
          <table:table-cell/>
          <table:table-cell table:style-name="ce233"/>
          <table:table-cell table:number-columns-repeated="1021"/>
        </table:table-row>
        <table:table-row table:style-name="ro7" table:visibility="collapse">
          <table:covered-table-cell table:style-name="ce223"/>
          <table:table-cell/>
          <table:table-cell table:style-name="ce233"/>
          <table:table-cell table:number-columns-repeated="1021"/>
        </table:table-row>
        <table:table-row table:style-name="ro7" table:visibility="collapse">
          <table:covered-table-cell table:style-name="ce223"/>
          <table:table-cell/>
          <table:table-cell table:style-name="ce233"/>
          <table:table-cell table:number-columns-repeated="1021"/>
        </table:table-row>
        <table:table-row table:style-name="ro2">
          <table:covered-table-cell table:style-name="ce223"/>
          <table:table-cell table:number-columns-repeated="1023"/>
        </table:table-row>
        <table:table-row table:style-name="ro2">
          <table:table-cell table:style-name="ce223" table:formula="of:=[.A128]+1" office:value-type="float" office:value="7" calcext:value-type="float" table:number-columns-spanned="1" table:number-rows-spanned="17">
            <text:p>7</text:p>
          </table:table-cell>
          <table:table-cell office:value-type="string" calcext:value-type="string">
            <text:p>Component Name:</text:p>
          </table:table-cell>
          <table:table-cell table:style-name="ce227"/>
          <table:table-cell table:number-columns-repeated="1021"/>
        </table:table-row>
        <table:table-row table:style-name="ro2">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covered-table-cell table:style-name="ce223"/>
          <table:table-cell office:value-type="string" calcext:value-type="string">
            <text:p>Collaborators:</text:p>
          </table:table-cell>
          <table:table-cell table:style-name="ce227"/>
          <table:table-cell table:number-columns-repeated="1021"/>
        </table:table-row>
        <table:table-row table:style-name="ro2">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34"/>
          <table:table-cell table:number-columns-repeated="1021"/>
        </table:table-row>
        <table:table-row table:style-name="ro7" table:visibility="collapse">
          <table:covered-table-cell table:style-name="ce223"/>
          <table:table-cell/>
          <table:table-cell table:style-name="ce234"/>
          <table:table-cell table:number-columns-repeated="1021"/>
        </table:table-row>
        <table:table-row table:style-name="ro7" table:visibility="collapse">
          <table:covered-table-cell table:style-name="ce223"/>
          <table:table-cell/>
          <table:table-cell table:style-name="ce234"/>
          <table:table-cell table:number-columns-repeated="1021"/>
        </table:table-row>
        <table:table-row table:style-name="ro7" table:visibility="collapse">
          <table:covered-table-cell table:style-name="ce223"/>
          <table:table-cell/>
          <table:table-cell table:style-name="ce234"/>
          <table:table-cell table:number-columns-repeated="1021"/>
        </table:table-row>
        <table:table-row table:style-name="ro7" table:visibility="collapse">
          <table:covered-table-cell table:style-name="ce223"/>
          <table:table-cell/>
          <table:table-cell table:style-name="ce234"/>
          <table:table-cell table:number-columns-repeated="1021"/>
        </table:table-row>
        <table:table-row table:style-name="ro7" table:visibility="collapse">
          <table:covered-table-cell table:style-name="ce223"/>
          <table:table-cell/>
          <table:table-cell table:style-name="ce234"/>
          <table:table-cell table:number-columns-repeated="1021"/>
        </table:table-row>
        <table:table-row table:style-name="ro7" table:visibility="collapse">
          <table:covered-table-cell table:style-name="ce223"/>
          <table:table-cell/>
          <table:table-cell table:style-name="ce234"/>
          <table:table-cell table:number-columns-repeated="1021"/>
        </table:table-row>
        <table:table-row table:style-name="ro7" table:visibility="collapse">
          <table:covered-table-cell table:style-name="ce223"/>
          <table:table-cell/>
          <table:table-cell table:style-name="ce234"/>
          <table:table-cell table:number-columns-repeated="1021"/>
        </table:table-row>
        <table:table-row table:style-name="ro7" table:visibility="collapse">
          <table:covered-table-cell table:style-name="ce223"/>
          <table:table-cell/>
          <table:table-cell table:style-name="ce234"/>
          <table:table-cell table:number-columns-repeated="1021"/>
        </table:table-row>
        <table:table-row table:style-name="ro2">
          <table:covered-table-cell table:style-name="ce223"/>
          <table:table-cell table:number-columns-repeated="1023"/>
        </table:table-row>
        <table:table-row table:style-name="ro2">
          <table:table-cell table:style-name="ce223" table:formula="of:=[.A145]+1" office:value-type="float" office:value="8" calcext:value-type="float" table:number-columns-spanned="1" table:number-rows-spanned="17">
            <text:p>8</text:p>
          </table:table-cell>
          <table:table-cell office:value-type="string" calcext:value-type="string">
            <text:p>Component Name:</text:p>
          </table:table-cell>
          <table:table-cell table:style-name="ce227"/>
          <table:table-cell table:number-columns-repeated="1021"/>
        </table:table-row>
        <table:table-row table:style-name="ro2">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covered-table-cell table:style-name="ce223"/>
          <table:table-cell office:value-type="string" calcext:value-type="string">
            <text:p>Collaborators:</text:p>
          </table:table-cell>
          <table:table-cell table:style-name="ce227"/>
          <table:table-cell table:number-columns-repeated="1021"/>
        </table:table-row>
        <table:table-row table:style-name="ro2">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35"/>
          <table:table-cell table:number-columns-repeated="1021"/>
        </table:table-row>
        <table:table-row table:style-name="ro7" table:visibility="collapse">
          <table:covered-table-cell table:style-name="ce223"/>
          <table:table-cell/>
          <table:table-cell table:style-name="ce235"/>
          <table:table-cell table:number-columns-repeated="1021"/>
        </table:table-row>
        <table:table-row table:style-name="ro7" table:visibility="collapse">
          <table:covered-table-cell table:style-name="ce223"/>
          <table:table-cell/>
          <table:table-cell table:style-name="ce235"/>
          <table:table-cell table:number-columns-repeated="1021"/>
        </table:table-row>
        <table:table-row table:style-name="ro7" table:visibility="collapse">
          <table:covered-table-cell table:style-name="ce223"/>
          <table:table-cell/>
          <table:table-cell table:style-name="ce235"/>
          <table:table-cell table:number-columns-repeated="1021"/>
        </table:table-row>
        <table:table-row table:style-name="ro7" table:visibility="collapse">
          <table:covered-table-cell table:style-name="ce223"/>
          <table:table-cell/>
          <table:table-cell table:style-name="ce235"/>
          <table:table-cell table:number-columns-repeated="1021"/>
        </table:table-row>
        <table:table-row table:style-name="ro7" table:visibility="collapse">
          <table:covered-table-cell table:style-name="ce223"/>
          <table:table-cell/>
          <table:table-cell table:style-name="ce235"/>
          <table:table-cell table:number-columns-repeated="1021"/>
        </table:table-row>
        <table:table-row table:style-name="ro7" table:visibility="collapse">
          <table:covered-table-cell table:style-name="ce223"/>
          <table:table-cell/>
          <table:table-cell table:style-name="ce235"/>
          <table:table-cell table:number-columns-repeated="1021"/>
        </table:table-row>
        <table:table-row table:style-name="ro7" table:visibility="collapse">
          <table:covered-table-cell table:style-name="ce223"/>
          <table:table-cell/>
          <table:table-cell table:style-name="ce235"/>
          <table:table-cell table:number-columns-repeated="1021"/>
        </table:table-row>
        <table:table-row table:style-name="ro7" table:visibility="collapse">
          <table:covered-table-cell table:style-name="ce223"/>
          <table:table-cell/>
          <table:table-cell table:style-name="ce235"/>
          <table:table-cell table:number-columns-repeated="1021"/>
        </table:table-row>
        <table:table-row table:style-name="ro2">
          <table:covered-table-cell table:style-name="ce223"/>
          <table:table-cell table:number-columns-repeated="1023"/>
        </table:table-row>
        <table:table-row table:style-name="ro2">
          <table:table-cell table:style-name="ce223" table:formula="of:=[.A162]+1" office:value-type="float" office:value="9" calcext:value-type="float" table:number-columns-spanned="1" table:number-rows-spanned="17">
            <text:p>9</text:p>
          </table:table-cell>
          <table:table-cell office:value-type="string" calcext:value-type="string">
            <text:p>Component Name:</text:p>
          </table:table-cell>
          <table:table-cell table:style-name="ce227"/>
          <table:table-cell table:number-columns-repeated="1021"/>
        </table:table-row>
        <table:table-row table:style-name="ro2">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covered-table-cell table:style-name="ce223"/>
          <table:table-cell office:value-type="string" calcext:value-type="string">
            <text:p>Collaborators:</text:p>
          </table:table-cell>
          <table:table-cell table:style-name="ce227"/>
          <table:table-cell table:number-columns-repeated="1021"/>
        </table:table-row>
        <table:table-row table:style-name="ro2">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36"/>
          <table:table-cell table:number-columns-repeated="1021"/>
        </table:table-row>
        <table:table-row table:style-name="ro7" table:visibility="collapse">
          <table:covered-table-cell table:style-name="ce223"/>
          <table:table-cell/>
          <table:table-cell table:style-name="ce236"/>
          <table:table-cell table:number-columns-repeated="1021"/>
        </table:table-row>
        <table:table-row table:style-name="ro7" table:visibility="collapse">
          <table:covered-table-cell table:style-name="ce223"/>
          <table:table-cell/>
          <table:table-cell table:style-name="ce236"/>
          <table:table-cell table:number-columns-repeated="1021"/>
        </table:table-row>
        <table:table-row table:style-name="ro7" table:visibility="collapse">
          <table:covered-table-cell table:style-name="ce223"/>
          <table:table-cell/>
          <table:table-cell table:style-name="ce236"/>
          <table:table-cell table:number-columns-repeated="1021"/>
        </table:table-row>
        <table:table-row table:style-name="ro7" table:visibility="collapse">
          <table:covered-table-cell table:style-name="ce223"/>
          <table:table-cell/>
          <table:table-cell table:style-name="ce236"/>
          <table:table-cell table:number-columns-repeated="1021"/>
        </table:table-row>
        <table:table-row table:style-name="ro7" table:visibility="collapse">
          <table:covered-table-cell table:style-name="ce223"/>
          <table:table-cell/>
          <table:table-cell table:style-name="ce236"/>
          <table:table-cell table:number-columns-repeated="1021"/>
        </table:table-row>
        <table:table-row table:style-name="ro7" table:visibility="collapse">
          <table:covered-table-cell table:style-name="ce223"/>
          <table:table-cell/>
          <table:table-cell table:style-name="ce236"/>
          <table:table-cell table:number-columns-repeated="1021"/>
        </table:table-row>
        <table:table-row table:style-name="ro7" table:visibility="collapse">
          <table:covered-table-cell table:style-name="ce223"/>
          <table:table-cell/>
          <table:table-cell table:style-name="ce236"/>
          <table:table-cell table:number-columns-repeated="1021"/>
        </table:table-row>
        <table:table-row table:style-name="ro7" table:visibility="collapse">
          <table:covered-table-cell table:style-name="ce223"/>
          <table:table-cell/>
          <table:table-cell table:style-name="ce236"/>
          <table:table-cell table:number-columns-repeated="1021"/>
        </table:table-row>
        <table:table-row table:style-name="ro2">
          <table:covered-table-cell table:style-name="ce223"/>
          <table:table-cell table:number-columns-repeated="1023"/>
        </table:table-row>
        <table:table-row table:style-name="ro2">
          <table:table-cell table:style-name="ce223" table:formula="of:=[.A179]+1" office:value-type="float" office:value="10" calcext:value-type="float" table:number-columns-spanned="1" table:number-rows-spanned="17">
            <text:p>10</text:p>
          </table:table-cell>
          <table:table-cell office:value-type="string" calcext:value-type="string">
            <text:p>Component Name:</text:p>
          </table:table-cell>
          <table:table-cell table:style-name="ce227"/>
          <table:table-cell table:number-columns-repeated="1021"/>
        </table:table-row>
        <table:table-row table:style-name="ro2">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covered-table-cell table:style-name="ce223"/>
          <table:table-cell office:value-type="string" calcext:value-type="string">
            <text:p>Collaborators:</text:p>
          </table:table-cell>
          <table:table-cell table:style-name="ce227"/>
          <table:table-cell table:number-columns-repeated="1021"/>
        </table:table-row>
        <table:table-row table:style-name="ro2">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37"/>
          <table:table-cell table:number-columns-repeated="1021"/>
        </table:table-row>
        <table:table-row table:style-name="ro7" table:visibility="collapse">
          <table:covered-table-cell table:style-name="ce223"/>
          <table:table-cell/>
          <table:table-cell table:style-name="ce237"/>
          <table:table-cell table:number-columns-repeated="1021"/>
        </table:table-row>
        <table:table-row table:style-name="ro7" table:visibility="collapse">
          <table:covered-table-cell table:style-name="ce223"/>
          <table:table-cell/>
          <table:table-cell table:style-name="ce237"/>
          <table:table-cell table:number-columns-repeated="1021"/>
        </table:table-row>
        <table:table-row table:style-name="ro7" table:visibility="collapse">
          <table:covered-table-cell table:style-name="ce223"/>
          <table:table-cell/>
          <table:table-cell table:style-name="ce237"/>
          <table:table-cell table:number-columns-repeated="1021"/>
        </table:table-row>
        <table:table-row table:style-name="ro7" table:visibility="collapse">
          <table:covered-table-cell table:style-name="ce223"/>
          <table:table-cell/>
          <table:table-cell table:style-name="ce237"/>
          <table:table-cell table:number-columns-repeated="1021"/>
        </table:table-row>
        <table:table-row table:style-name="ro7" table:visibility="collapse">
          <table:covered-table-cell table:style-name="ce223"/>
          <table:table-cell/>
          <table:table-cell table:style-name="ce237"/>
          <table:table-cell table:number-columns-repeated="1021"/>
        </table:table-row>
        <table:table-row table:style-name="ro7" table:visibility="collapse">
          <table:covered-table-cell table:style-name="ce223"/>
          <table:table-cell/>
          <table:table-cell table:style-name="ce237"/>
          <table:table-cell table:number-columns-repeated="1021"/>
        </table:table-row>
        <table:table-row table:style-name="ro7" table:visibility="collapse">
          <table:covered-table-cell table:style-name="ce223"/>
          <table:table-cell/>
          <table:table-cell table:style-name="ce237"/>
          <table:table-cell table:number-columns-repeated="1021"/>
        </table:table-row>
        <table:table-row table:style-name="ro7" table:visibility="collapse">
          <table:covered-table-cell table:style-name="ce223"/>
          <table:table-cell/>
          <table:table-cell table:style-name="ce237"/>
          <table:table-cell table:number-columns-repeated="1021"/>
        </table:table-row>
        <table:table-row table:style-name="ro2" table:visibility="collapse">
          <table:covered-table-cell table:style-name="ce223"/>
          <table:table-cell table:number-columns-repeated="1023"/>
        </table:table-row>
        <table:table-row table:style-name="ro2" table:visibility="collapse">
          <table:table-cell table:style-name="ce223" table:formula="of:=[.A196]+1" office:value-type="float" office:value="11" calcext:value-type="float" table:number-columns-spanned="1" table:number-rows-spanned="17">
            <text:p>11</text:p>
          </table:table-cell>
          <table:table-cell office:value-type="string" calcext:value-type="string">
            <text:p>Component Name:</text:p>
          </table:table-cell>
          <table:table-cell table:style-name="ce227" table:formula="of:=OFFSET([$Map.$C$5];0;[.A213]-1)" office:value-type="float" office:value="0" calcext:value-type="float">
            <text:p>0</text:p>
          </table:table-cell>
          <table:table-cell table:number-columns-repeated="1021"/>
        </table:table-row>
        <table:table-row table:style-name="ro2" table:visibility="collapse">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visibility="collapse">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visibility="collapse">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visibility="collapse">
          <table:covered-table-cell table:style-name="ce223"/>
          <table:table-cell office:value-type="string" calcext:value-type="string">
            <text:p>Collaborators:</text:p>
          </table:table-cell>
          <table:table-cell table:style-name="ce227"/>
          <table:table-cell table:number-columns-repeated="1021"/>
        </table:table-row>
        <table:table-row table:style-name="ro2" table:visibility="collapse">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38"/>
          <table:table-cell table:number-columns-repeated="1021"/>
        </table:table-row>
        <table:table-row table:style-name="ro7" table:visibility="collapse">
          <table:covered-table-cell table:style-name="ce223"/>
          <table:table-cell/>
          <table:table-cell table:style-name="ce238"/>
          <table:table-cell table:number-columns-repeated="1021"/>
        </table:table-row>
        <table:table-row table:style-name="ro7" table:visibility="collapse">
          <table:covered-table-cell table:style-name="ce223"/>
          <table:table-cell/>
          <table:table-cell table:style-name="ce238"/>
          <table:table-cell table:number-columns-repeated="1021"/>
        </table:table-row>
        <table:table-row table:style-name="ro7" table:visibility="collapse">
          <table:covered-table-cell table:style-name="ce223"/>
          <table:table-cell/>
          <table:table-cell table:style-name="ce238"/>
          <table:table-cell table:number-columns-repeated="1021"/>
        </table:table-row>
        <table:table-row table:style-name="ro7" table:visibility="collapse">
          <table:covered-table-cell table:style-name="ce223"/>
          <table:table-cell/>
          <table:table-cell table:style-name="ce238"/>
          <table:table-cell table:number-columns-repeated="1021"/>
        </table:table-row>
        <table:table-row table:style-name="ro7" table:visibility="collapse">
          <table:covered-table-cell table:style-name="ce223"/>
          <table:table-cell/>
          <table:table-cell table:style-name="ce238"/>
          <table:table-cell table:number-columns-repeated="1021"/>
        </table:table-row>
        <table:table-row table:style-name="ro7" table:visibility="collapse">
          <table:covered-table-cell table:style-name="ce223"/>
          <table:table-cell/>
          <table:table-cell table:style-name="ce238"/>
          <table:table-cell table:number-columns-repeated="1021"/>
        </table:table-row>
        <table:table-row table:style-name="ro7" table:visibility="collapse">
          <table:covered-table-cell table:style-name="ce223"/>
          <table:table-cell/>
          <table:table-cell table:style-name="ce238"/>
          <table:table-cell table:number-columns-repeated="1021"/>
        </table:table-row>
        <table:table-row table:style-name="ro7" table:visibility="collapse">
          <table:covered-table-cell table:style-name="ce223"/>
          <table:table-cell/>
          <table:table-cell table:style-name="ce238"/>
          <table:table-cell table:number-columns-repeated="1021"/>
        </table:table-row>
        <table:table-row table:style-name="ro2" table:visibility="collapse">
          <table:covered-table-cell table:style-name="ce223"/>
          <table:table-cell table:number-columns-repeated="1023"/>
        </table:table-row>
        <table:table-row table:style-name="ro2" table:visibility="collapse">
          <table:table-cell table:style-name="ce223" table:formula="of:=[.A213]+1" office:value-type="float" office:value="12" calcext:value-type="float" table:number-columns-spanned="1" table:number-rows-spanned="17">
            <text:p>12</text:p>
          </table:table-cell>
          <table:table-cell office:value-type="string" calcext:value-type="string">
            <text:p>Component Name:</text:p>
          </table:table-cell>
          <table:table-cell table:style-name="ce227" table:formula="of:=OFFSET([$Map.$C$5];0;[.A230]-1)" office:value-type="float" office:value="0" calcext:value-type="float">
            <text:p>0</text:p>
          </table:table-cell>
          <table:table-cell table:number-columns-repeated="1021"/>
        </table:table-row>
        <table:table-row table:style-name="ro2" table:visibility="collapse">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visibility="collapse">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visibility="collapse">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visibility="collapse">
          <table:covered-table-cell table:style-name="ce223"/>
          <table:table-cell office:value-type="string" calcext:value-type="string">
            <text:p>Collaborators:</text:p>
          </table:table-cell>
          <table:table-cell table:style-name="ce227"/>
          <table:table-cell table:number-columns-repeated="1021"/>
        </table:table-row>
        <table:table-row table:style-name="ro2" table:visibility="collapse">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39"/>
          <table:table-cell table:number-columns-repeated="1021"/>
        </table:table-row>
        <table:table-row table:style-name="ro7" table:visibility="collapse">
          <table:covered-table-cell table:style-name="ce223"/>
          <table:table-cell/>
          <table:table-cell table:style-name="ce239"/>
          <table:table-cell table:number-columns-repeated="1021"/>
        </table:table-row>
        <table:table-row table:style-name="ro7" table:visibility="collapse">
          <table:covered-table-cell table:style-name="ce223"/>
          <table:table-cell/>
          <table:table-cell table:style-name="ce239"/>
          <table:table-cell table:number-columns-repeated="1021"/>
        </table:table-row>
        <table:table-row table:style-name="ro7" table:visibility="collapse">
          <table:covered-table-cell table:style-name="ce223"/>
          <table:table-cell/>
          <table:table-cell table:style-name="ce239"/>
          <table:table-cell table:number-columns-repeated="1021"/>
        </table:table-row>
        <table:table-row table:style-name="ro7" table:visibility="collapse">
          <table:covered-table-cell table:style-name="ce223"/>
          <table:table-cell/>
          <table:table-cell table:style-name="ce239"/>
          <table:table-cell table:number-columns-repeated="1021"/>
        </table:table-row>
        <table:table-row table:style-name="ro7" table:visibility="collapse">
          <table:covered-table-cell table:style-name="ce223"/>
          <table:table-cell/>
          <table:table-cell table:style-name="ce239"/>
          <table:table-cell table:number-columns-repeated="1021"/>
        </table:table-row>
        <table:table-row table:style-name="ro7" table:visibility="collapse">
          <table:covered-table-cell table:style-name="ce223"/>
          <table:table-cell/>
          <table:table-cell table:style-name="ce239"/>
          <table:table-cell table:number-columns-repeated="1021"/>
        </table:table-row>
        <table:table-row table:style-name="ro7" table:visibility="collapse">
          <table:covered-table-cell table:style-name="ce223"/>
          <table:table-cell/>
          <table:table-cell table:style-name="ce239"/>
          <table:table-cell table:number-columns-repeated="1021"/>
        </table:table-row>
        <table:table-row table:style-name="ro7" table:visibility="collapse">
          <table:covered-table-cell table:style-name="ce223"/>
          <table:table-cell/>
          <table:table-cell table:style-name="ce239"/>
          <table:table-cell table:number-columns-repeated="1021"/>
        </table:table-row>
        <table:table-row table:style-name="ro2" table:visibility="collapse">
          <table:covered-table-cell table:style-name="ce223"/>
          <table:table-cell table:number-columns-repeated="1023"/>
        </table:table-row>
        <table:table-row table:style-name="ro2" table:visibility="collapse">
          <table:table-cell table:style-name="ce223" table:formula="of:=[.A230]+1" office:value-type="float" office:value="13" calcext:value-type="float" table:number-columns-spanned="1" table:number-rows-spanned="17">
            <text:p>13</text:p>
          </table:table-cell>
          <table:table-cell office:value-type="string" calcext:value-type="string">
            <text:p>Component Name:</text:p>
          </table:table-cell>
          <table:table-cell table:style-name="ce227" table:formula="of:=OFFSET([$Map.$C$5];0;[.A247]-1)" office:value-type="float" office:value="0" calcext:value-type="float">
            <text:p>0</text:p>
          </table:table-cell>
          <table:table-cell table:number-columns-repeated="1021"/>
        </table:table-row>
        <table:table-row table:style-name="ro2" table:visibility="collapse">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visibility="collapse">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visibility="collapse">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visibility="collapse">
          <table:covered-table-cell table:style-name="ce223"/>
          <table:table-cell office:value-type="string" calcext:value-type="string">
            <text:p>Collaborators:</text:p>
          </table:table-cell>
          <table:table-cell table:style-name="ce227"/>
          <table:table-cell table:number-columns-repeated="1021"/>
        </table:table-row>
        <table:table-row table:style-name="ro2" table:visibility="collapse">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40"/>
          <table:table-cell table:number-columns-repeated="1021"/>
        </table:table-row>
        <table:table-row table:style-name="ro7" table:visibility="collapse">
          <table:covered-table-cell table:style-name="ce223"/>
          <table:table-cell/>
          <table:table-cell table:style-name="ce240"/>
          <table:table-cell table:number-columns-repeated="1021"/>
        </table:table-row>
        <table:table-row table:style-name="ro7" table:visibility="collapse">
          <table:covered-table-cell table:style-name="ce223"/>
          <table:table-cell/>
          <table:table-cell table:style-name="ce240"/>
          <table:table-cell table:number-columns-repeated="1021"/>
        </table:table-row>
        <table:table-row table:style-name="ro7" table:visibility="collapse">
          <table:covered-table-cell table:style-name="ce223"/>
          <table:table-cell/>
          <table:table-cell table:style-name="ce240"/>
          <table:table-cell table:number-columns-repeated="1021"/>
        </table:table-row>
        <table:table-row table:style-name="ro7" table:visibility="collapse">
          <table:covered-table-cell table:style-name="ce223"/>
          <table:table-cell/>
          <table:table-cell table:style-name="ce240"/>
          <table:table-cell table:number-columns-repeated="1021"/>
        </table:table-row>
        <table:table-row table:style-name="ro7" table:visibility="collapse">
          <table:covered-table-cell table:style-name="ce223"/>
          <table:table-cell/>
          <table:table-cell table:style-name="ce240"/>
          <table:table-cell table:number-columns-repeated="1021"/>
        </table:table-row>
        <table:table-row table:style-name="ro7" table:visibility="collapse">
          <table:covered-table-cell table:style-name="ce223"/>
          <table:table-cell/>
          <table:table-cell table:style-name="ce240"/>
          <table:table-cell table:number-columns-repeated="1021"/>
        </table:table-row>
        <table:table-row table:style-name="ro7" table:visibility="collapse">
          <table:covered-table-cell table:style-name="ce223"/>
          <table:table-cell/>
          <table:table-cell table:style-name="ce240"/>
          <table:table-cell table:number-columns-repeated="1021"/>
        </table:table-row>
        <table:table-row table:style-name="ro7" table:visibility="collapse">
          <table:covered-table-cell table:style-name="ce223"/>
          <table:table-cell/>
          <table:table-cell table:style-name="ce240"/>
          <table:table-cell table:number-columns-repeated="1021"/>
        </table:table-row>
        <table:table-row table:style-name="ro2" table:visibility="collapse">
          <table:covered-table-cell table:style-name="ce223"/>
          <table:table-cell table:number-columns-repeated="1023"/>
        </table:table-row>
        <table:table-row table:style-name="ro2" table:visibility="collapse">
          <table:table-cell table:style-name="ce223" table:formula="of:=[.A247]+1" office:value-type="float" office:value="14" calcext:value-type="float" table:number-columns-spanned="1" table:number-rows-spanned="17">
            <text:p>14</text:p>
          </table:table-cell>
          <table:table-cell office:value-type="string" calcext:value-type="string">
            <text:p>Component Name:</text:p>
          </table:table-cell>
          <table:table-cell table:style-name="ce227" table:formula="of:=OFFSET([$Map.$C$5];0;[.A264]-1)" office:value-type="float" office:value="0" calcext:value-type="float">
            <text:p>0</text:p>
          </table:table-cell>
          <table:table-cell table:number-columns-repeated="1021"/>
        </table:table-row>
        <table:table-row table:style-name="ro2" table:visibility="collapse">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visibility="collapse">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visibility="collapse">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visibility="collapse">
          <table:covered-table-cell table:style-name="ce223"/>
          <table:table-cell office:value-type="string" calcext:value-type="string">
            <text:p>Collaborators:</text:p>
          </table:table-cell>
          <table:table-cell table:style-name="ce227"/>
          <table:table-cell table:number-columns-repeated="1021"/>
        </table:table-row>
        <table:table-row table:style-name="ro2" table:visibility="collapse">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41"/>
          <table:table-cell table:number-columns-repeated="1021"/>
        </table:table-row>
        <table:table-row table:style-name="ro7" table:visibility="collapse">
          <table:covered-table-cell table:style-name="ce223"/>
          <table:table-cell/>
          <table:table-cell table:style-name="ce241"/>
          <table:table-cell table:number-columns-repeated="1021"/>
        </table:table-row>
        <table:table-row table:style-name="ro7" table:visibility="collapse">
          <table:covered-table-cell table:style-name="ce223"/>
          <table:table-cell/>
          <table:table-cell table:style-name="ce241"/>
          <table:table-cell table:number-columns-repeated="1021"/>
        </table:table-row>
        <table:table-row table:style-name="ro7" table:visibility="collapse">
          <table:covered-table-cell table:style-name="ce223"/>
          <table:table-cell/>
          <table:table-cell table:style-name="ce241"/>
          <table:table-cell table:number-columns-repeated="1021"/>
        </table:table-row>
        <table:table-row table:style-name="ro7" table:visibility="collapse">
          <table:covered-table-cell table:style-name="ce223"/>
          <table:table-cell/>
          <table:table-cell table:style-name="ce241"/>
          <table:table-cell table:number-columns-repeated="1021"/>
        </table:table-row>
        <table:table-row table:style-name="ro7" table:visibility="collapse">
          <table:covered-table-cell table:style-name="ce223"/>
          <table:table-cell/>
          <table:table-cell table:style-name="ce241"/>
          <table:table-cell table:number-columns-repeated="1021"/>
        </table:table-row>
        <table:table-row table:style-name="ro7" table:visibility="collapse">
          <table:covered-table-cell table:style-name="ce223"/>
          <table:table-cell/>
          <table:table-cell table:style-name="ce241"/>
          <table:table-cell table:number-columns-repeated="1021"/>
        </table:table-row>
        <table:table-row table:style-name="ro7" table:visibility="collapse">
          <table:covered-table-cell table:style-name="ce223"/>
          <table:table-cell/>
          <table:table-cell table:style-name="ce241"/>
          <table:table-cell table:number-columns-repeated="1021"/>
        </table:table-row>
        <table:table-row table:style-name="ro7" table:visibility="collapse">
          <table:covered-table-cell table:style-name="ce223"/>
          <table:table-cell/>
          <table:table-cell table:style-name="ce241"/>
          <table:table-cell table:number-columns-repeated="1021"/>
        </table:table-row>
        <table:table-row table:style-name="ro2" table:visibility="collapse">
          <table:covered-table-cell table:style-name="ce223"/>
          <table:table-cell table:number-columns-repeated="1023"/>
        </table:table-row>
        <table:table-row table:style-name="ro2" table:visibility="collapse">
          <table:table-cell table:style-name="ce223" table:formula="of:=[.A264]+1" office:value-type="float" office:value="15" calcext:value-type="float" table:number-columns-spanned="1" table:number-rows-spanned="17">
            <text:p>15</text:p>
          </table:table-cell>
          <table:table-cell office:value-type="string" calcext:value-type="string">
            <text:p>Component Name:</text:p>
          </table:table-cell>
          <table:table-cell table:style-name="ce227" table:formula="of:=OFFSET([$Map.$C$5];0;[.A281]-1)" office:value-type="float" office:value="0" calcext:value-type="float">
            <text:p>0</text:p>
          </table:table-cell>
          <table:table-cell table:number-columns-repeated="1021"/>
        </table:table-row>
        <table:table-row table:style-name="ro2" table:visibility="collapse">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visibility="collapse">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visibility="collapse">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visibility="collapse">
          <table:covered-table-cell table:style-name="ce223"/>
          <table:table-cell office:value-type="string" calcext:value-type="string">
            <text:p>Collaborators:</text:p>
          </table:table-cell>
          <table:table-cell table:style-name="ce227"/>
          <table:table-cell table:number-columns-repeated="1021"/>
        </table:table-row>
        <table:table-row table:style-name="ro2" table:visibility="collapse">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42"/>
          <table:table-cell table:number-columns-repeated="1021"/>
        </table:table-row>
        <table:table-row table:style-name="ro7" table:visibility="collapse">
          <table:covered-table-cell table:style-name="ce223"/>
          <table:table-cell/>
          <table:table-cell table:style-name="ce242"/>
          <table:table-cell table:number-columns-repeated="1021"/>
        </table:table-row>
        <table:table-row table:style-name="ro7" table:visibility="collapse">
          <table:covered-table-cell table:style-name="ce223"/>
          <table:table-cell/>
          <table:table-cell table:style-name="ce242"/>
          <table:table-cell table:number-columns-repeated="1021"/>
        </table:table-row>
        <table:table-row table:style-name="ro7" table:visibility="collapse">
          <table:covered-table-cell table:style-name="ce223"/>
          <table:table-cell/>
          <table:table-cell table:style-name="ce242"/>
          <table:table-cell table:number-columns-repeated="1021"/>
        </table:table-row>
        <table:table-row table:style-name="ro7" table:visibility="collapse">
          <table:covered-table-cell table:style-name="ce223"/>
          <table:table-cell/>
          <table:table-cell table:style-name="ce242"/>
          <table:table-cell table:number-columns-repeated="1021"/>
        </table:table-row>
        <table:table-row table:style-name="ro7" table:visibility="collapse">
          <table:covered-table-cell table:style-name="ce223"/>
          <table:table-cell/>
          <table:table-cell table:style-name="ce242"/>
          <table:table-cell table:number-columns-repeated="1021"/>
        </table:table-row>
        <table:table-row table:style-name="ro7" table:visibility="collapse">
          <table:covered-table-cell table:style-name="ce223"/>
          <table:table-cell/>
          <table:table-cell table:style-name="ce242"/>
          <table:table-cell table:number-columns-repeated="1021"/>
        </table:table-row>
        <table:table-row table:style-name="ro7" table:visibility="collapse">
          <table:covered-table-cell table:style-name="ce223"/>
          <table:table-cell/>
          <table:table-cell table:style-name="ce242"/>
          <table:table-cell table:number-columns-repeated="1021"/>
        </table:table-row>
        <table:table-row table:style-name="ro7" table:visibility="collapse">
          <table:covered-table-cell table:style-name="ce223"/>
          <table:table-cell/>
          <table:table-cell table:style-name="ce242"/>
          <table:table-cell table:number-columns-repeated="1021"/>
        </table:table-row>
        <table:table-row table:style-name="ro2">
          <table:covered-table-cell/>
          <table:table-cell table:number-columns-repeated="1023"/>
        </table:table-row>
        <table:table-row table:style-name="ro2" table:number-rows-repeated="65239">
          <table:table-cell table:number-columns-repeated="1024"/>
        </table:table-row>
        <table:table-row table:style-name="ro2" table:visibility="collapse" table:number-rows-repeated="983039">
          <table:table-cell table:number-columns-repeated="1024"/>
        </table:table-row>
        <table:table-row table:style-name="ro2" table:visibility="collapse">
          <table:table-cell table:number-columns-repeated="1024"/>
        </table:table-row>
        <table:named-expressions>
          <table:named-expression table:name="A" table:base-cell-address="$Description.$A$1" table:expression="['file:///home/lord/Desktop/CSSE/UntitledUsers/umphress/Desktop/umphress/davidu/course/comp6700/assignment/@@archive/201310_2012_Fall/umphress/davidu/course/comp6700/assignment/2008%20Spring/2007%20Fall/6old.xls'#$Assessment.$IV$65536]"/>
          <table:named-expression table:name="CodeChecklist" table:base-cell-address="$Description.$A$1" table:expression="['file:///home/lord/Desktop/CSSE/UntitledUsers/umphress/Desktop/umphress/davidu/course/comp6700/assignment/@@archive/201310_2012_Fall/umphress/davidu/course/comp6700/assignment/8.xls'#$''.$IV$65536]"/>
          <table:named-expression table:name="ConceptualDesign" table:base-cell-address="$Description.$A$1" table:expression="['file:///home/lord/Desktop/CSSE/UntitledUsers/umphress/Desktop/umphress/davidu/course/comp6700/assignment/@@archive/201310_2012_Fall/umphress/davidu/course/comp6700/assignment/8.xls'#$''.$IV$65536]"/>
          <table:named-expression table:name="ConceptualDesign1" table:base-cell-address="$Description.$A$1" table:expression="['file:///home/lord/Desktop/CSSE/UntitledUsers/umphress/Desktop/umphress/davidu/course/comp6700/assignment/@@archive/201310_2012_Fall/umphress/davidu/course/comp6700/assignment/8.xls'#$''.$IV$65536]"/>
          <table:named-expression table:name="DefectLog4A" table:base-cell-address="$Description.$A$1" table:expression="$architecture.$#REF!$#REF!"/>
          <table:named-expression table:name="DefectLog4AX" table:base-cell-address="$Description.$A$1" table:expression="['file:///home/lord/Desktop/CSSE/UntitledUsers/umphress/Desktop/umphress/davidu/course/comp6700/assignment/@@archive/201310_2012_Fall/umphress/davidu/course/comp6700/assignment/8.xls'#$''.$IV$65536]"/>
          <table:named-range table:name="Excel_BuiltIn_Print_Area" table:base-cell-address="$Description.$A$1" table:cell-range-address="$Architecture.$B$3:.$C$202" table:range-usable-as="print-range"/>
          <table:named-expression table:name="FunctionalSpecification" table:base-cell-address="$Description.$A$1" table:expression="['file:///home/lord/Desktop/CSSE/UntitledUsers/umphress/Desktop/umphress/davidu/course/comp6700/assignment/@@archive/201310_2012_Fall/umphress/davidu/course/comp6700/assignment/8.xls'#$''.$IV$65536]"/>
          <table:named-expression table:name="FunctionalSpecification6A" table:base-cell-address="$Description.$A$1" table:expression="$architecture.$#REF!$#REF!"/>
          <table:named-expression table:name="HistoricalData4A" table:base-cell-address="$Description.$A$1" table:expression="$architecture.$#REF!$#REF!"/>
          <table:named-expression table:name="InstructorAssessment4A" table:base-cell-address="$Description.$A$1" table:expression="$architecture.$#REF!$#REF!"/>
          <table:named-expression table:name="LessonLearned4A" table:base-cell-address="$Description.$A$1" table:expression="$architecture.$#REF!$#REF!"/>
          <table:named-expression table:name="OperationalSpecification" table:base-cell-address="$Description.$A$1" table:expression="['file:///home/lord/Desktop/CSSE/UntitledUsers/umphress/Desktop/umphress/davidu/course/comp6700/assignment/@@archive/201310_2012_Fall/umphress/davidu/course/comp6700/assignment/8.xls'#$''.$IV$65536]"/>
          <table:named-expression table:name="OperationalSpecification6A" table:base-cell-address="$Description.$A$1" table:expression="$architecture.$#REF!$#REF!"/>
          <table:named-expression table:name="ProjectPlanSummary4A" table:base-cell-address="$Description.$A$1" table:expression="$architecture.$#REF!$#REF!"/>
          <table:named-expression table:name="Schedule6A" table:base-cell-address="$Description.$A$1" table:expression="$architecture.$#REF!$#REF!"/>
          <table:named-expression table:name="SizeEstimate4A" table:base-cell-address="$Description.$A$1" table:expression="$architecture.$#REF!$#REF!"/>
          <table:named-expression table:name="SourceCode4A" table:base-cell-address="$Description.$A$1" table:expression="$architecture.$#REF!$#REF!"/>
          <table:named-expression table:name="TaskPlan" table:base-cell-address="$Description.$A$1" table:expression="['file:///home/lord/Desktop/CSSE/UntitledUsers/umphress/Desktop/umphress/davidu/course/comp6700/assignment/@@archive/201310_2012_Fall/umphress/davidu/course/comp6700/assignment/8.xls'#$''.$IV$65536]"/>
          <table:named-expression table:name="TaskPlan6A" table:base-cell-address="$Description.$A$1" table:expression="$architecture.$#REF!$#REF!"/>
          <table:named-expression table:name="TestReport4A" table:base-cell-address="$Description.$A$1" table:expression="$architecture.$#REF!$#REF!"/>
          <table:named-expression table:name="TimeLog4A" table:base-cell-address="$Description.$A$1" table:expression="$architecture.$#REF!$#REF!"/>
          <table:named-expression table:name="toc6A" table:base-cell-address="$Description.$A$1" table:expression="$architecture.$#REF!$#REF!"/>
        </table:named-expressions>
        <calcext:conditional-formats>
          <calcext:conditional-format calcext:target-range-address="Architecture.C50:Architecture.C58">
            <calcext:condition calcext:apply-style-name="Excel_CondFormat_10_1_1" calcext:value="formula-is([$Architecture.$C$44]=&quot;Functional&quot;)" calcext:base-cell-address="Architecture.C50"/>
          </calcext:conditional-format>
          <calcext:conditional-format calcext:target-range-address="Architecture.C67:Architecture.C75">
            <calcext:condition calcext:apply-style-name="Excel_CondFormat_10_2_1" calcext:value="formula-is([$Architecture.$C$61]=&quot;Functional&quot;)" calcext:base-cell-address="Architecture.C67"/>
          </calcext:conditional-format>
          <calcext:conditional-format calcext:target-range-address="Architecture.C84:Architecture.C92">
            <calcext:condition calcext:apply-style-name="Excel_CondFormat_10_3_1" calcext:value="formula-is([$Architecture.$C$78]=&quot;Functional&quot;)" calcext:base-cell-address="Architecture.C84"/>
          </calcext:conditional-format>
          <calcext:conditional-format calcext:target-range-address="Architecture.C101:Architecture.C109">
            <calcext:condition calcext:apply-style-name="Excel_CondFormat_10_4_1" calcext:value="formula-is([$Architecture.$C$95]=&quot;Functional&quot;)" calcext:base-cell-address="Architecture.C101"/>
          </calcext:conditional-format>
          <calcext:conditional-format calcext:target-range-address="Architecture.C118:Architecture.C126">
            <calcext:condition calcext:apply-style-name="Excel_CondFormat_10_5_1" calcext:value="formula-is([$Architecture.$C$112]=&quot;Functional&quot;)" calcext:base-cell-address="Architecture.C118"/>
          </calcext:conditional-format>
          <calcext:conditional-format calcext:target-range-address="Architecture.C135:Architecture.C143">
            <calcext:condition calcext:apply-style-name="Excel_CondFormat_10_6_1" calcext:value="formula-is([$Architecture.$C$129]=&quot;Functional&quot;)" calcext:base-cell-address="Architecture.C135"/>
          </calcext:conditional-format>
          <calcext:conditional-format calcext:target-range-address="Architecture.C152:Architecture.C160">
            <calcext:condition calcext:apply-style-name="Excel_CondFormat_10_7_1" calcext:value="formula-is([$Architecture.$C$146]=&quot;Functional&quot;)" calcext:base-cell-address="Architecture.C152"/>
          </calcext:conditional-format>
          <calcext:conditional-format calcext:target-range-address="Architecture.C169:Architecture.C177">
            <calcext:condition calcext:apply-style-name="Excel_CondFormat_10_8_1" calcext:value="formula-is([$Architecture.$C$163]=&quot;Functional&quot;)" calcext:base-cell-address="Architecture.C169"/>
          </calcext:conditional-format>
          <calcext:conditional-format calcext:target-range-address="Architecture.C186:Architecture.C194">
            <calcext:condition calcext:apply-style-name="Excel_CondFormat_10_9_1" calcext:value="formula-is([$Architecture.$C$180]=&quot;Functional&quot;)" calcext:base-cell-address="Architecture.C186"/>
          </calcext:conditional-format>
          <calcext:conditional-format calcext:target-range-address="Architecture.C203:Architecture.C211">
            <calcext:condition calcext:apply-style-name="Excel_CondFormat_10_10_1" calcext:value="formula-is([$Architecture.$C$197]=&quot;Functional&quot;)" calcext:base-cell-address="Architecture.C203"/>
          </calcext:conditional-format>
          <calcext:conditional-format calcext:target-range-address="Architecture.C220:Architecture.C228">
            <calcext:condition calcext:apply-style-name="Excel_CondFormat_10_11_1" calcext:value="formula-is([$Architecture.$C$214]=&quot;Functional&quot;)" calcext:base-cell-address="Architecture.C220"/>
          </calcext:conditional-format>
          <calcext:conditional-format calcext:target-range-address="Architecture.C237:Architecture.C245">
            <calcext:condition calcext:apply-style-name="Excel_CondFormat_10_12_1" calcext:value="formula-is([$Architecture.$C$231]=&quot;Functional&quot;)" calcext:base-cell-address="Architecture.C237"/>
          </calcext:conditional-format>
          <calcext:conditional-format calcext:target-range-address="Architecture.C254:Architecture.C262">
            <calcext:condition calcext:apply-style-name="Excel_CondFormat_10_13_1" calcext:value="formula-is([$Architecture.$C$248]=&quot;Functional&quot;)" calcext:base-cell-address="Architecture.C254"/>
          </calcext:conditional-format>
          <calcext:conditional-format calcext:target-range-address="Architecture.C271:Architecture.C279">
            <calcext:condition calcext:apply-style-name="Excel_CondFormat_10_14_1" calcext:value="formula-is([$Architecture.$C$265]=&quot;Functional&quot;)" calcext:base-cell-address="Architecture.C271"/>
          </calcext:conditional-format>
          <calcext:conditional-format calcext:target-range-address="Architecture.C288:Architecture.C296">
            <calcext:condition calcext:apply-style-name="Excel_CondFormat_10_15_1" calcext:value="formula-is([$Architecture.$C$282]=&quot;Functional&quot;)" calcext:base-cell-address="Architecture.C288"/>
          </calcext:conditional-format>
        </calcext:conditional-formats>
      </table:table>
      <table:table table:name="Estimation" table:style-name="ta11" table:protected="true">
        <loext:table-protection loext:select-protected-cells="true" loext:select-unprotected-cells="true"/>
        <table:table-column table:style-name="co51" table:default-cell-style-name="ce6"/>
        <table:table-column table:style-name="co29" table:number-columns-repeated="4" table:default-cell-style-name="Default"/>
        <table:table-column table:style-name="co52" table:default-cell-style-name="ce6"/>
        <table:table-column table:style-name="co53" table:default-cell-style-name="ce6"/>
        <table:table-column table:style-name="co29" table:number-columns-repeated="1017" table:default-cell-style-name="Default"/>
        <table:table-row table:style-name="ro1">
          <table:table-cell table:style-name="ce243" office:value-type="string" calcext:value-type="string">
            <text:p>Size Estimate</text:p>
          </table:table-cell>
          <table:table-cell table:style-name="ce44" table:number-columns-repeated="11"/>
          <table:table-cell table:style-name="ce55" table:number-columns-repeated="1012"/>
        </table:table-row>
        <table:table-row table:style-name="ro27" table:visibility="collapse">
          <table:table-cell table:style-name="ce184" table:number-columns-repeated="7"/>
          <table:table-cell table:style-name="ce55" table:number-columns-repeated="1017"/>
        </table:table-row>
        <table:table-row table:style-name="ro1" table:visibility="collapse">
          <table:table-cell table:style-name="ce244" office:value-type="string" calcext:value-type="string">
            <text:p>Standards</text:p>
          </table:table-cell>
          <table:table-cell table:style-name="ce204" table:number-columns-repeated="7"/>
          <table:table-cell table:style-name="ce55" table:number-columns-repeated="1016"/>
        </table:table-row>
        <table:table-row table:style-name="ro2" table:visibility="collapse">
          <table:table-cell table:style-name="ce204" office:value-type="string" calcext:value-type="string">
            <text:p>Start date:</text:p>
          </table:table-cell>
          <table:table-cell table:style-name="ce249" office:value-type="date" office:date-value="2000-01-01" calcext:value-type="date">
            <text:p>1/1/2000</text:p>
          </table:table-cell>
          <table:table-cell table:style-name="ce249"/>
          <table:table-cell table:style-name="ce204"/>
          <table:table-cell table:style-name="ce204" office:value-type="string" calcext:value-type="string">
            <text:p>Grades:</text:p>
          </table:table-cell>
          <table:table-cell table:style-name="ce204" office:value-type="string" calcext:value-type="string">
            <text:p>AA</text:p>
          </table:table-cell>
          <table:table-cell table:style-name="ce204" table:number-columns-repeated="2"/>
          <table:table-cell table:style-name="ce55" table:number-columns-repeated="1016"/>
        </table:table-row>
        <table:table-row table:style-name="ro2" table:visibility="collapse">
          <table:table-cell table:style-name="ce204" office:value-type="string" calcext:value-type="string">
            <text:p>End date:</text:p>
          </table:table-cell>
          <table:table-cell table:style-name="ce249" office:value-type="date" office:date-value="2020-01-01" calcext:value-type="date">
            <text:p>1/1/2020</text:p>
          </table:table-cell>
          <table:table-cell table:style-name="ce249"/>
          <table:table-cell table:style-name="ce204" table:number-columns-repeated="2"/>
          <table:table-cell table:style-name="ce204" office:value-type="string" calcext:value-type="string">
            <text:p>A</text:p>
          </table:table-cell>
          <table:table-cell table:style-name="ce204" table:number-columns-repeated="2"/>
          <table:table-cell table:style-name="ce55" table:number-columns-repeated="1016"/>
        </table:table-row>
        <table:table-row table:style-name="ro2" table:visibility="collapse">
          <table:table-cell table:style-name="ce204" office:value-type="string" calcext:value-type="string">
            <text:p>Phases:</text:p>
          </table:table-cell>
          <table:table-cell table:style-name="ce250" office:value-type="string" calcext:value-type="string">
            <text:p>Planning</text:p>
          </table:table-cell>
          <table:table-cell table:style-name="ce250"/>
          <table:table-cell table:style-name="ce204" table:number-columns-repeated="2"/>
          <table:table-cell table:style-name="ce204" office:value-type="string" calcext:value-type="string">
            <text:p>AB</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50" office:value-type="string" calcext:value-type="string">
            <text:p>Architecture</text:p>
          </table:table-cell>
          <table:table-cell table:style-name="ce250"/>
          <table:table-cell table:style-name="ce204" table:number-columns-repeated="2"/>
          <table:table-cell table:style-name="ce250" office:value-type="string" calcext:value-type="string">
            <text:p>B</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50" office:value-type="string" calcext:value-type="string">
            <text:p>Construction</text:p>
          </table:table-cell>
          <table:table-cell table:style-name="ce250"/>
          <table:table-cell table:style-name="ce204" table:number-columns-repeated="2"/>
          <table:table-cell table:style-name="ce250" office:value-type="string" calcext:value-type="string">
            <text:p>BC</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50" office:value-type="string" calcext:value-type="string">
            <text:p>Refactoring</text:p>
          </table:table-cell>
          <table:table-cell table:style-name="ce250"/>
          <table:table-cell table:style-name="ce204" table:number-columns-repeated="2"/>
          <table:table-cell table:style-name="ce204" office:value-type="string" calcext:value-type="string">
            <text:p>C</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50" office:value-type="string" calcext:value-type="string">
            <text:p>Integration Test</text:p>
          </table:table-cell>
          <table:table-cell table:style-name="ce250"/>
          <table:table-cell table:style-name="ce204" table:number-columns-repeated="2"/>
          <table:table-cell table:style-name="ce204" office:value-type="string" calcext:value-type="string">
            <text:p>CD</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50" office:value-type="string" calcext:value-type="string">
            <text:p>Review</text:p>
          </table:table-cell>
          <table:table-cell table:style-name="ce250"/>
          <table:table-cell table:style-name="ce204" table:number-columns-repeated="2"/>
          <table:table-cell table:style-name="ce204" office:value-type="string" calcext:value-type="string">
            <text:p>D</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50" office:value-type="string" calcext:value-type="string">
            <text:p>Sandbox</text:p>
          </table:table-cell>
          <table:table-cell table:style-name="ce250"/>
          <table:table-cell table:style-name="ce204" table:number-columns-repeated="2"/>
          <table:table-cell table:style-name="ce204" office:value-type="string" calcext:value-type="string">
            <text:p>F</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50" office:value-type="string" calcext:value-type="string">
            <text:p>Postmortem</text:p>
          </table:table-cell>
          <table:table-cell table:style-name="ce250"/>
          <table:table-cell table:style-name="ce204" table:number-columns-repeated="5"/>
          <table:table-cell table:style-name="ce55" table:number-columns-repeated="1016"/>
        </table:table-row>
        <table:table-row table:style-name="ro2" table:visibility="collapse">
          <table:table-cell table:style-name="ce204" office:value-type="string" calcext:value-type="string">
            <text:p>Defect Types:</text:p>
          </table:table-cell>
          <table:table-cell table:style-name="ce204" office:value-type="string" calcext:value-type="string">
            <text:p>Documentation</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Build</text:p>
          </table:table-cell>
          <table:table-cell table:style-name="ce204" table:number-columns-repeated="2"/>
          <table:table-cell table:style-name="ce204" office:value-type="string" calcext:value-type="string">
            <text:p>Type</text:p>
          </table:table-cell>
          <table:table-cell table:style-name="ce204" office:value-type="string" calcext:value-type="string">
            <text:p>Event</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04" office:value-type="string" calcext:value-type="string">
            <text:p>Product syntax</text:p>
          </table:table-cell>
          <table:table-cell table:style-name="ce204" table:number-columns-repeated="3"/>
          <table:table-cell table:style-name="ce204" office:value-type="string" calcext:value-type="string">
            <text:p>Response</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04" office:value-type="string" calcext:value-type="string">
            <text:p>Product logic</text:p>
          </table:table-cell>
          <table:table-cell table:style-name="ce204" table:number-columns-repeated="2"/>
          <table:table-cell table:style-name="ce204" office:value-type="string" calcext:value-type="string">
            <text:p>Origin</text:p>
          </table:table-cell>
          <table:table-cell table:style-name="ce204" office:value-type="string" calcext:value-type="string">
            <text:p>Test Component</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04" office:value-type="string" calcext:value-type="string">
            <text:p>Product interface</text:p>
          </table:table-cell>
          <table:table-cell table:style-name="ce204" table:number-columns-repeated="3"/>
          <table:table-cell table:style-name="ce204" office:value-type="string" calcext:value-type="string">
            <text:p>Blackbox</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04" office:value-type="string" calcext:value-type="string">
            <text:p>Product checking</text:p>
          </table:table-cell>
          <table:table-cell table:style-name="ce204" table:number-columns-repeated="3"/>
          <table:table-cell table:style-name="ce204" office:value-type="string" calcext:value-type="string">
            <text:p>User</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04" office:value-type="string" calcext:value-type="string">
            <text:p>Test syntax</text:p>
          </table:table-cell>
          <table:table-cell table:style-name="ce204" table:number-columns-repeated="3"/>
          <table:table-cell table:style-name="ce204" office:value-type="string" calcext:value-type="string">
            <text:p>External Component (specify)</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04" office:value-type="string" calcext:value-type="string">
            <text:p>Test logic</text:p>
          </table:table-cell>
          <table:table-cell table:style-name="ce204" table:number-columns-repeated="2"/>
          <table:table-cell table:style-name="ce204" office:value-type="string" calcext:value-type="string">
            <text:p>Op Spec type</text:p>
          </table:table-cell>
          <table:table-cell table:style-name="ce204" office:value-type="string" calcext:value-type="string">
            <text:p>User</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04" office:value-type="string" calcext:value-type="string">
            <text:p>Test interface</text:p>
          </table:table-cell>
          <table:table-cell table:style-name="ce204" table:number-columns-repeated="3"/>
          <table:table-cell table:style-name="ce204" office:value-type="string" calcext:value-type="string">
            <text:p>Interface</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04" office:value-type="string" calcext:value-type="string">
            <text:p>Test checking</text:p>
          </table:table-cell>
          <table:table-cell table:style-name="ce204" table:number-columns-repeated="6"/>
          <table:table-cell table:style-name="ce55" table:number-columns-repeated="1016"/>
        </table:table-row>
        <table:table-row table:style-name="ro2" table:visibility="collapse">
          <table:table-cell table:style-name="ce204" office:value-type="string" calcext:value-type="string">
            <text:p>Y/N:</text:p>
          </table:table-cell>
          <table:table-cell table:style-name="ce204" office:value-type="string" calcext:value-type="string">
            <text:p>Yes</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No</text:p>
          </table:table-cell>
          <table:table-cell table:style-name="ce204" table:number-columns-repeated="6"/>
          <table:table-cell table:style-name="ce56" table:number-columns-repeated="1016"/>
        </table:table-row>
        <table:table-row table:style-name="ro2" table:visibility="collapse">
          <table:table-cell table:style-name="ce204" office:value-type="string" calcext:value-type="string">
            <text:p>Proxy Types:</text:p>
          </table:table-cell>
          <table:table-cell table:style-name="ce204" office:value-type="string" calcext:value-type="string">
            <text:p>Calculation</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Data</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I/O</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Logic</text:p>
          </table:table-cell>
          <table:table-cell table:style-name="ce204" table:number-columns-repeated="6"/>
          <table:table-cell table:style-name="ce55" table:number-columns-repeated="1016"/>
        </table:table-row>
        <table:table-row table:style-name="ro2" table:visibility="collapse">
          <table:table-cell table:style-name="ce204" office:value-type="string" calcext:value-type="string">
            <text:p>Metaphysics:</text:p>
          </table:table-cell>
          <table:table-cell table:style-name="ce204" office:value-type="string" calcext:value-type="string">
            <text:p>Object-oriented</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Functional</text:p>
          </table:table-cell>
          <table:table-cell table:style-name="ce204" table:number-columns-repeated="6"/>
          <table:table-cell table:style-name="ce55" table:number-columns-repeated="1016"/>
        </table:table-row>
        <table:table-row table:style-name="ro2" table:visibility="collapse">
          <table:table-cell table:style-name="ce204" office:value-type="string" calcext:value-type="string">
            <text:p>Sizes:</text:p>
          </table:table-cell>
          <table:table-cell table:style-name="ce204" office:value-type="string" calcext:value-type="string">
            <text:p>VS</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S</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M</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L</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VL</text:p>
          </table:table-cell>
          <table:table-cell table:style-name="ce204" table:number-columns-repeated="6"/>
          <table:table-cell table:style-name="ce55" table:number-columns-repeated="1016"/>
        </table:table-row>
        <table:table-row table:style-name="ro2" table:visibility="collapse">
          <table:table-cell table:style-name="ce204" office:value-type="string" calcext:value-type="string">
            <text:p>Duration:</text:p>
          </table:table-cell>
          <table:table-cell table:style-name="ce204" office:value-type="string" calcext:value-type="string">
            <text:p>LOCe x T</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LOCa x T</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Productivity</text:p>
          </table:table-cell>
          <table:table-cell table:style-name="ce204" table:number-columns-repeated="6"/>
          <table:table-cell table:style-name="ce55" table:number-columns-repeated="1016"/>
        </table:table-row>
        <table:table-row table:style-name="ro2" table:visibility="collapse" table:number-rows-repeated="2">
          <table:table-cell table:style-name="ce204" table:number-columns-repeated="8"/>
          <table:table-cell table:style-name="ce55" table:number-columns-repeated="1016"/>
        </table:table-row>
        <table:table-row table:style-name="ro1">
          <table:table-cell table:style-name="ce243"/>
          <table:table-cell table:style-name="ce251" office:value-type="string" calcext:value-type="string" table:number-columns-spanned="4" table:number-rows-spanned="1">
            <text:p>Estimated</text:p>
          </table:table-cell>
          <table:covered-table-cell table:number-columns-repeated="3" table:style-name="ce251"/>
          <table:table-cell table:style-name="ce265"/>
          <table:table-cell table:style-name="ce251" office:value-type="string" calcext:value-type="string" table:number-columns-spanned="4" table:number-rows-spanned="1">
            <text:p>Actual</text:p>
          </table:table-cell>
          <table:covered-table-cell table:number-columns-repeated="3" table:style-name="ce251"/>
          <table:table-cell table:style-name="ce44" table:number-columns-repeated="2"/>
          <table:table-cell table:style-name="ce55" table:number-columns-repeated="1012"/>
        </table:table-row>
        <table:table-row table:style-name="ro2">
          <table:table-cell table:style-name="ce188" office:value-type="string" calcext:value-type="string">
            <text:p>Base Components</text:p>
          </table:table-cell>
          <table:table-cell table:style-name="ce150" office:value-type="string" calcext:value-type="string">
            <text:p>Base LOC</text:p>
          </table:table-cell>
          <table:table-cell table:style-name="ce158" office:value-type="string" calcext:value-type="string">
            <text:p>Deleted LOC</text:p>
          </table:table-cell>
          <table:table-cell table:style-name="ce158" office:value-type="string" calcext:value-type="string">
            <text:p>Modified LOC</text:p>
          </table:table-cell>
          <table:table-cell table:style-name="ce161" office:value-type="string" calcext:value-type="string">
            <text:p>Added LOC</text:p>
          </table:table-cell>
          <table:table-cell table:style-name="ce105"/>
          <table:table-cell table:style-name="ce268" office:value-type="string" calcext:value-type="string">
            <text:p>Base LOC</text:p>
          </table:table-cell>
          <table:table-cell table:style-name="ce272" office:value-type="string" calcext:value-type="string">
            <text:p>Deleted LOC</text:p>
          </table:table-cell>
          <table:table-cell table:style-name="ce272" office:value-type="string" calcext:value-type="string">
            <text:p>Modified LOC</text:p>
          </table:table-cell>
          <table:table-cell table:style-name="ce273" office:value-type="string" calcext:value-type="string">
            <text:p>Added LOC</text:p>
          </table:table-cell>
          <table:table-cell table:style-name="ce16" table:number-columns-repeated="2"/>
          <table:table-cell table:style-name="ce139" table:number-columns-repeated="1012"/>
        </table:table-row>
        <table:table-row table:style-name="ro2">
          <table:table-cell table:style-name="ce245"/>
          <table:table-cell table:style-name="ce159" table:number-columns-repeated="4"/>
          <table:table-cell table:style-name="ce266"/>
          <table:table-cell table:style-name="ce269" table:number-columns-repeated="4"/>
          <table:table-cell table:style-name="ce16" table:number-columns-repeated="2"/>
          <table:table-cell table:style-name="ce139" table:number-columns-repeated="1012"/>
        </table:table-row>
        <table:table-row table:style-name="ro2" table:number-rows-repeated="6">
          <table:table-cell table:style-name="ce245"/>
          <table:table-cell table:style-name="ce159" table:number-columns-repeated="4"/>
          <table:table-cell table:style-name="ce266"/>
          <table:table-cell table:style-name="ce159" table:number-columns-repeated="4"/>
          <table:table-cell table:style-name="ce16" table:number-columns-repeated="2"/>
          <table:table-cell table:style-name="ce139" table:number-columns-repeated="1012"/>
        </table:table-row>
        <table:table-row table:style-name="ro2" table:number-rows-repeated="3">
          <table:table-cell table:style-name="ce246"/>
          <table:table-cell table:style-name="ce152" table:number-columns-repeated="4"/>
          <table:table-cell table:style-name="ce104"/>
          <table:table-cell table:style-name="ce159"/>
          <table:table-cell table:style-name="ce152" table:number-columns-repeated="3"/>
          <table:table-cell table:style-name="ce16" table:number-columns-repeated="2"/>
          <table:table-cell table:style-name="ce139" table:number-columns-repeated="1012"/>
        </table:table-row>
        <table:table-row table:style-name="ro2" table:visibility="collapse" table:number-rows-repeated="10">
          <table:table-cell table:style-name="ce247"/>
          <table:table-cell table:style-name="ce252" table:number-columns-repeated="4"/>
          <table:table-cell table:style-name="ce104"/>
          <table:table-cell table:style-name="ce270"/>
          <table:table-cell table:style-name="ce252" table:number-columns-repeated="3"/>
          <table:table-cell table:style-name="ce16" table:number-columns-repeated="2"/>
          <table:table-cell table:style-name="ce139" table:number-columns-repeated="1012"/>
        </table:table-row>
        <table:table-row table:style-name="ro2">
          <table:table-cell table:style-name="ce142" office:value-type="string" calcext:value-type="string">
            <text:p>Totals</text:p>
          </table:table-cell>
          <table:table-cell table:style-name="ce253" table:formula="of:=SUM([.B44:.B63])" office:value-type="float" office:value="0" calcext:value-type="float">
            <text:p>0</text:p>
          </table:table-cell>
          <table:table-cell table:style-name="ce253" table:formula="of:=SUM([.C44:.C63])" office:value-type="float" office:value="0" calcext:value-type="float">
            <text:p>0</text:p>
          </table:table-cell>
          <table:table-cell table:style-name="ce253" table:formula="of:=SUM([.D44:.D63])" office:value-type="float" office:value="0" calcext:value-type="float">
            <text:p>0</text:p>
          </table:table-cell>
          <table:table-cell table:style-name="ce253" table:formula="of:=SUM([.E44:.E63])" office:value-type="float" office:value="0" calcext:value-type="float">
            <text:p>0</text:p>
          </table:table-cell>
          <table:table-cell table:style-name="ce104"/>
          <table:table-cell table:style-name="ce253" table:formula="of:=SUM([.G44:.G63])" office:value-type="float" office:value="0" calcext:value-type="float">
            <text:p>0</text:p>
          </table:table-cell>
          <table:table-cell table:style-name="ce253" table:formula="of:=SUM([.H44:.H63])" office:value-type="float" office:value="0" calcext:value-type="float">
            <text:p>0</text:p>
          </table:table-cell>
          <table:table-cell table:style-name="ce253" table:formula="of:=SUM([.I44:.I63])" office:value-type="float" office:value="0" calcext:value-type="float">
            <text:p>0</text:p>
          </table:table-cell>
          <table:table-cell table:style-name="ce253" table:formula="of:=SUM([.J44:.J63])" office:value-type="float" office:value="0" calcext:value-type="float">
            <text:p>0</text:p>
          </table:table-cell>
          <table:table-cell table:style-name="ce16" table:number-columns-repeated="2"/>
          <table:table-cell table:style-name="ce271" table:number-columns-repeated="1012"/>
        </table:table-row>
        <table:table-row table:style-name="ro2">
          <table:table-cell table:style-name="ce188"/>
          <table:table-cell table:style-name="ce105" table:number-columns-repeated="5"/>
          <table:table-cell table:style-name="ce266"/>
          <table:table-cell table:style-name="ce105" table:number-columns-repeated="3"/>
          <table:table-cell table:style-name="ce16" table:number-columns-repeated="2"/>
          <table:table-cell table:style-name="ce139" table:number-columns-repeated="1012"/>
        </table:table-row>
        <table:table-row table:style-name="ro1">
          <table:table-cell table:style-name="ce243"/>
          <table:table-cell table:style-name="ce251" office:value-type="string" calcext:value-type="string" table:number-columns-spanned="4" table:number-rows-spanned="1">
            <text:p>Estimated</text:p>
          </table:table-cell>
          <table:covered-table-cell table:number-columns-repeated="3" table:style-name="ce251"/>
          <table:table-cell table:style-name="ce55"/>
          <table:table-cell table:style-name="ce149" office:value-type="string" calcext:value-type="string" table:number-columns-spanned="3" table:number-rows-spanned="1">
            <text:p>Actual</text:p>
          </table:table-cell>
          <table:covered-table-cell table:number-columns-repeated="2" table:style-name="ce149"/>
          <table:table-cell table:style-name="ce55" table:number-columns-repeated="1015"/>
        </table:table-row>
        <table:table-row table:style-name="ro2">
          <table:table-cell table:style-name="ce188" office:value-type="string" calcext:value-type="string">
            <text:p>New Components</text:p>
          </table:table-cell>
          <table:table-cell table:style-name="ce150" office:value-type="string" calcext:value-type="string">
            <text:p>Method Count</text:p>
          </table:table-cell>
          <table:table-cell table:style-name="ce158" office:value-type="string" calcext:value-type="string">
            <text:p>Rel Size</text:p>
          </table:table-cell>
          <table:table-cell table:style-name="ce158" office:value-type="string" calcext:value-type="string">
            <text:p>LOCr</text:p>
          </table:table-cell>
          <table:table-cell table:style-name="ce264" office:value-type="string" calcext:value-type="string">
            <text:p>Reuseable?</text:p>
          </table:table-cell>
          <table:table-cell table:style-name="ce139"/>
          <table:table-cell table:style-name="ce150" office:value-type="string" calcext:value-type="string">
            <text:p>Method Count</text:p>
          </table:table-cell>
          <table:table-cell table:style-name="ce158" office:value-type="string" calcext:value-type="string">
            <text:p>LOCa</text:p>
          </table:table-cell>
          <table:table-cell table:style-name="ce161" office:value-type="string" calcext:value-type="string">
            <text:p>Reusable?</text:p>
          </table:table-cell>
          <table:table-cell table:style-name="ce139" table:number-columns-repeated="1015"/>
        </table:table-row>
        <table:table-row table:style-name="ro2">
          <table:table-cell table:style-name="ce245"/>
          <table:table-cell table:style-name="ce254"/>
          <table:table-cell table:style-name="ce258" table:content-validation-name="val10"/>
          <table:table-cell table:style-name="ce259" table:formula="of:=IF(OR(ISBLANK([.A68]);ISBLANK([.B68]);ISBLANK([.C68]));0;HLOOKUP([.C68];[$'Historical Data'.$B$107:.$F$109];3;FALSE())*[.B68])" office:value-type="float" office:value="0" calcext:value-type="float">
            <text:p>0</text:p>
          </table:table-cell>
          <table:table-cell table:style-name="ce254" table:content-validation-name="val11"/>
          <table:table-cell table:style-name="ce139"/>
          <table:table-cell table:style-name="ce26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69]);ISBLANK([.B69]);ISBLANK([.C69]));0;HLOOKUP([.C69];[$'Historical Data'.$B$107:.$F$109];3;FALSE())*[.B69])"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70]);ISBLANK([.B70]);ISBLANK([.C70]));0;HLOOKUP([.C70];[$'Historical Data'.$B$107:.$F$109];3;FALSE())*[.B70])"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71]);ISBLANK([.B71]);ISBLANK([.C71]));0;HLOOKUP([.C71];[$'Historical Data'.$B$107:.$F$109];3;FALSE())*[.B71])"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72]);ISBLANK([.B72]);ISBLANK([.C72]));0;HLOOKUP([.C72];[$'Historical Data'.$B$107:.$F$109];3;FALSE())*[.B72])"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73]);ISBLANK([.B73]);ISBLANK([.C73]));0;HLOOKUP([.C73];[$'Historical Data'.$B$107:.$F$109];3;FALSE())*[.B73])"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74]);ISBLANK([.B74]);ISBLANK([.C74]));0;HLOOKUP([.C74];[$'Historical Data'.$B$107:.$F$109];3;FALSE())*[.B74])"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75]);ISBLANK([.B75]);ISBLANK([.C75]));0;HLOOKUP([.C75];[$'Historical Data'.$B$107:.$F$109];3;FALSE())*[.B75])"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76]);ISBLANK([.B76]);ISBLANK([.C76]));0;HLOOKUP([.C76];[$'Historical Data'.$B$107:.$F$109];3;FALSE())*[.B76])"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77]);ISBLANK([.B77]);ISBLANK([.C77]));0;HLOOKUP([.C77];[$'Historical Data'.$B$107:.$F$109];3;FALSE())*[.B77])"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78]);ISBLANK([.B78]);ISBLANK([.C78]));0;HLOOKUP([.C78];[$'Historical Data'.$B$107:.$F$109];3;FALSE())*[.B78])"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79]);ISBLANK([.B79]);ISBLANK([.C79]));0;HLOOKUP([.C79];[$'Historical Data'.$B$107:.$F$109];3;FALSE())*[.B79])"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80]);ISBLANK([.B80]);ISBLANK([.C80]));0;HLOOKUP([.C80];[$'Historical Data'.$B$107:.$F$109];3;FALSE())*[.B80])"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81]);ISBLANK([.B81]);ISBLANK([.C81]));0;HLOOKUP([.C81];[$'Historical Data'.$B$107:.$F$109];3;FALSE())*[.B81])"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82]);ISBLANK([.B82]);ISBLANK([.C82]));0;HLOOKUP([.C82];[$'Historical Data'.$B$107:.$F$109];3;FALSE())*[.B82])"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table-cell table:style-name="ce254"/>
          <table:table-cell table:style-name="ce258" table:content-validation-name="val10"/>
          <table:table-cell table:style-name="ce259" table:formula="of:=IF(OR(ISBLANK([.A83]);ISBLANK([.B83]);ISBLANK([.C83]));0;HLOOKUP([.C83];[$'Historical Data'.$B$107:.$F$109];3;FALSE())*[.B83])" office:value-type="float" office:value="0" calcext:value-type="float">
            <text:p>0</text:p>
          </table:table-cell>
          <table:table-cell table:style-name="ce254" table:content-validation-name="val11"/>
          <table:table-cell table:style-name="ce139"/>
          <table:table-cell table:style-name="ce26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84]);ISBLANK([.B84]);ISBLANK([.C84]));0;HLOOKUP([.C84];[$'Historical Data'.$B$107:.$F$109];3;FALSE())*[.B84])"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85]);ISBLANK([.B85]);ISBLANK([.C85]));0;HLOOKUP([.C85];[$'Historical Data'.$B$107:.$F$109];3;FALSE())*[.B85])"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86]);ISBLANK([.B86]);ISBLANK([.C86]));0;HLOOKUP([.C86];[$'Historical Data'.$B$107:.$F$109];3;FALSE())*[.B86])"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87]);ISBLANK([.B87]);ISBLANK([.C87]));0;HLOOKUP([.C87];[$'Historical Data'.$B$107:.$F$109];3;FALSE())*[.B87])"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142" office:value-type="string" calcext:value-type="string">
            <text:p>Totals</text:p>
          </table:table-cell>
          <table:table-cell table:style-name="ce104" table:number-columns-repeated="2"/>
          <table:table-cell table:style-name="ce253" table:formula="of:=SUM([.D68:.D87])" office:value-type="float" office:value="0" calcext:value-type="float">
            <text:p>0</text:p>
          </table:table-cell>
          <table:table-cell table:style-name="ce104" table:formula="of:=SUMIF([.E68:.E87];[.B24];[.D68:.D87])" office:value-type="float" office:value="0" calcext:value-type="float">
            <text:p>0</text:p>
          </table:table-cell>
          <table:table-cell table:style-name="ce104" table:number-columns-repeated="2"/>
          <table:table-cell table:style-name="ce253" table:formula="of:=SUM([.H68:.H87])" office:value-type="float" office:value="0" calcext:value-type="float">
            <text:p>0</text:p>
          </table:table-cell>
          <table:table-cell table:style-name="ce104" table:formula="of:=SUMIF([.I68:.I87];[.B24];[.H68:.H87])" office:value-type="float" office:value="0" calcext:value-type="float">
            <text:p>0</text:p>
          </table:table-cell>
          <table:table-cell table:style-name="ce16" table:number-columns-repeated="2"/>
          <table:table-cell table:style-name="ce271" table:number-columns-repeated="1013"/>
        </table:table-row>
        <table:table-row table:style-name="ro2">
          <table:table-cell table:style-name="ce248"/>
          <table:table-cell table:style-name="ce104" table:number-columns-repeated="5"/>
          <table:table-cell table:style-name="ce271" table:number-columns-repeated="1018"/>
        </table:table-row>
        <table:table-row table:style-name="ro1">
          <table:table-cell table:style-name="ce243"/>
          <table:table-cell table:style-name="ce251" office:value-type="string" calcext:value-type="string">
            <text:p>Estimated</text:p>
          </table:table-cell>
          <table:table-cell table:style-name="ce251" office:value-type="string" calcext:value-type="string">
            <text:p>Actual</text:p>
          </table:table-cell>
          <table:table-cell table:style-name="ce55" table:number-columns-repeated="1021"/>
        </table:table-row>
        <table:table-row table:style-name="ro2">
          <table:table-cell table:style-name="ce188" office:value-type="string" calcext:value-type="string">
            <text:p>Reused Parts</text:p>
          </table:table-cell>
          <table:table-cell table:number-columns-repeated="2" table:style-name="ce255" office:value-type="string" calcext:value-type="string">
            <text:p>LOC</text:p>
          </table:table-cell>
          <table:table-cell table:style-name="ce139" table:number-columns-repeated="1021"/>
        </table:table-row>
        <table:table-row table:style-name="ro2">
          <table:table-cell table:style-name="ce246"/>
          <table:table-cell table:style-name="ce256" table:number-columns-repeated="2"/>
          <table:table-cell table:style-name="ce139" table:number-columns-repeated="1021"/>
        </table:table-row>
        <table:table-row table:style-name="ro2">
          <table:table-cell table:style-name="ce246"/>
          <table:table-cell table:style-name="ce152" table:number-columns-repeated="2"/>
          <table:table-cell table:style-name="ce139" table:number-columns-repeated="5"/>
          <table:table-cell table:style-name="ce253"/>
          <table:table-cell table:style-name="ce139" table:number-columns-repeated="1015"/>
        </table:table-row>
        <table:table-row table:style-name="ro2" table:number-rows-repeated="3">
          <table:table-cell table:style-name="ce246"/>
          <table:table-cell table:style-name="ce152" table:number-columns-repeated="2"/>
          <table:table-cell table:style-name="ce139" table:number-columns-repeated="1021"/>
        </table:table-row>
        <table:table-row table:style-name="ro2">
          <table:table-cell table:style-name="ce142" office:value-type="string" calcext:value-type="string">
            <text:p>Totals</text:p>
          </table:table-cell>
          <table:table-cell table:style-name="ce253" table:formula="of:=SUM([.B92:.B96])" office:value-type="float" office:value="0" calcext:value-type="float">
            <text:p>0</text:p>
          </table:table-cell>
          <table:table-cell table:style-name="ce253" table:formula="of:=SUM([.C92:.C96])" office:value-type="float" office:value="0" calcext:value-type="float">
            <text:p>0</text:p>
          </table:table-cell>
          <table:table-cell table:style-name="ce104" table:number-columns-repeated="3"/>
          <table:table-cell table:style-name="ce16"/>
          <table:table-cell table:style-name="ce271" table:number-columns-repeated="1017"/>
        </table:table-row>
        <table:table-row table:style-name="ro2">
          <table:table-cell table:style-name="ce188"/>
          <table:table-cell table:style-name="ce105" table:number-columns-repeated="2"/>
          <table:table-cell table:style-name="ce139" table:number-columns-repeated="4"/>
          <table:table-cell table:style-name="ce105" table:number-columns-repeated="3"/>
          <table:table-cell table:style-name="ce139" table:number-columns-repeated="1014"/>
        </table:table-row>
        <table:table-row table:style-name="ro2">
          <table:table-cell table:style-name="ce138" office:value-type="string" calcext:value-type="string">
            <text:p>Size Calculation</text:p>
          </table:table-cell>
          <table:table-cell table:style-name="ce55" table:number-columns-repeated="1023"/>
        </table:table-row>
        <table:table-row table:style-name="ro2">
          <table:table-cell table:style-name="ce55"/>
          <table:table-cell table:style-name="ce55" office:value-type="string" calcext:value-type="string">
            <text:p>LOCr=</text:p>
          </table:table-cell>
          <table:table-cell table:style-name="ce55"/>
          <table:table-cell table:style-name="ce260" table:formula="of:=[.D88]+[.E64]+[.D64]" office:value-type="float" office:value="0" calcext:value-type="float">
            <text:p>0</text:p>
          </table:table-cell>
          <table:table-cell table:style-name="ce55" table:number-columns-repeated="1020"/>
        </table:table-row>
        <table:table-row table:style-name="ro2">
          <table:table-cell table:style-name="ce55"/>
          <table:table-cell table:style-name="ce55" office:value-type="string" calcext:value-type="string">
            <text:p>sum(LOCa)/sum(LOCr)=</text:p>
          </table:table-cell>
          <table:table-cell table:style-name="ce55"/>
          <table:table-cell table:style-name="ce261" table:formula="of:=IF(ISERR(SUM([$'Historical Data'.D116:.D120])/SUM([$'Historical Data'.B116:.B120]));0;SUM([$'Historical Data'.D116:.D120])/SUM([$'Historical Data'.B116:.B120]))" office:value-type="float" office:value="0" calcext:value-type="float">
            <text:p>0.00</text:p>
          </table:table-cell>
          <table:table-cell table:style-name="ce55" table:number-columns-repeated="1020"/>
        </table:table-row>
        <table:table-row table:style-name="ro2">
          <table:table-cell table:style-name="ce55"/>
          <table:table-cell table:style-name="ce55" office:value-type="string" calcext:value-type="string">
            <text:p>LOCp=</text:p>
          </table:table-cell>
          <table:table-cell table:style-name="ce55"/>
          <table:table-cell table:style-name="ce260" table:formula="of:=COM.MICROSOFT.CEILING([.D100]*[.D101];1)" office:value-type="float" office:value="0" calcext:value-type="float">
            <text:p>0</text:p>
          </table:table-cell>
          <table:table-cell table:style-name="ce55" table:number-columns-repeated="1020"/>
        </table:table-row>
        <table:table-row table:style-name="ro2">
          <table:table-cell table:style-name="ce55"/>
          <table:table-cell table:style-name="ce55" office:value-type="string" calcext:value-type="string">
            <text:p>confidence=</text:p>
          </table:table-cell>
          <table:table-cell table:style-name="ce55"/>
          <table:table-cell table:style-name="ce261" table:formula="of:=IF(ISERR(CORREL([$'Historical Data'.B116:.B120];[$'Historical Data'.D116:.D120])^2);0;CORREL([$'Historical Data'.B116:.B120];[$'Historical Data'.D116:.D120])^2)" office:value-type="float" office:value="0" calcext:value-type="float">
            <text:p>0.00</text:p>
          </table:table-cell>
          <table:table-cell table:style-name="ce55" table:formula="of:=IF([.D103]&gt;=0.75;&quot;High&quot;;IF([.D103]&gt;=0.5;&quot;Medium&quot;;&quot;Low&quot;))" office:value-type="string" office:string-value="Low" calcext:value-type="string">
            <text:p>Low</text:p>
          </table:table-cell>
          <table:table-cell table:style-name="ce267"/>
          <table:table-cell table:style-name="ce55" table:number-columns-repeated="1018"/>
        </table:table-row>
        <table:table-row table:style-name="ro2">
          <table:table-cell table:style-name="ce55" table:number-columns-repeated="3"/>
          <table:table-cell table:style-name="ce56"/>
          <table:table-cell table:style-name="ce55" table:number-columns-repeated="1020"/>
        </table:table-row>
        <table:table-row table:style-name="ro2">
          <table:table-cell table:style-name="ce138" office:value-type="string" calcext:value-type="string">
            <text:p>Effort Calculation</text:p>
          </table:table-cell>
          <table:table-cell table:style-name="ce55" table:number-columns-repeated="2"/>
          <table:table-cell table:style-name="ce56"/>
          <table:table-cell table:style-name="ce55" table:number-columns-repeated="1020"/>
        </table:table-row>
        <table:table-row table:style-name="ro2">
          <table:table-cell table:style-name="ce139"/>
          <table:table-cell table:style-name="ce55" office:value-type="string" calcext:value-type="string">
            <text:p>Productivity=</text:p>
          </table:table-cell>
          <table:table-cell table:style-name="ce55"/>
          <table:table-cell table:style-name="ce260" table:formula="of:=[$'Historical Data'.B123]">
            <text:p/>
          </table:table-cell>
          <table:table-cell table:style-name="ce55" table:number-columns-repeated="1020"/>
        </table:table-row>
        <table:table-row table:style-name="ro2">
          <table:table-cell table:style-name="ce55"/>
          <table:table-cell table:style-name="ce55" office:value-type="string" calcext:value-type="string">
            <text:p>sum(Ea)/sum(LOCa)=</text:p>
          </table:table-cell>
          <table:table-cell table:style-name="ce55"/>
          <table:table-cell table:style-name="ce261" table:formula="of:=IF(ISERR(SUM([$'Historical Data'.F116:.F120])/SUM([$'Historical Data'.D116:.D120]));0;SUM([$'Historical Data'.F116:.F120])/SUM([$'Historical Data'.D116:.D120]))" office:value-type="float" office:value="0" calcext:value-type="float">
            <text:p>0.00</text:p>
          </table:table-cell>
          <table:table-cell table:style-name="ce55" table:number-columns-repeated="1020"/>
        </table:table-row>
        <table:table-row table:style-name="ro2">
          <table:table-cell table:style-name="ce55"/>
          <table:table-cell table:style-name="ce55" office:value-type="string" calcext:value-type="string">
            <text:p>Ep=</text:p>
          </table:table-cell>
          <table:table-cell table:style-name="ce55"/>
          <table:table-cell table:style-name="ce260" table:formula="of:=COM.MICROSOFT.CEILING([.D102]*[.D107];1)" office:value-type="float" office:value="0" calcext:value-type="float">
            <text:p>0</text:p>
          </table:table-cell>
          <table:table-cell table:style-name="ce55" table:number-columns-repeated="1020"/>
        </table:table-row>
        <table:table-row table:style-name="ro2">
          <table:table-cell table:style-name="ce55"/>
          <table:table-cell table:style-name="ce55" office:value-type="string" calcext:value-type="string">
            <text:p>LPI=</text:p>
          </table:table-cell>
          <table:table-cell table:style-name="ce55"/>
          <table:table-cell table:style-name="ce260" table:formula="of:=COM.MICROSOFT.FLOOR([.D102]*MIN([$'Historical Data'.$H$116:.$H$119]);1)" office:value-type="float" office:value="0" calcext:value-type="float">
            <text:p>0</text:p>
          </table:table-cell>
          <table:table-cell table:style-name="ce55" table:number-columns-repeated="1020"/>
        </table:table-row>
        <table:table-row table:style-name="ro2">
          <table:table-cell table:style-name="ce55"/>
          <table:table-cell table:style-name="ce55" office:value-type="string" calcext:value-type="string">
            <text:p>UPI=</text:p>
          </table:table-cell>
          <table:table-cell table:style-name="ce55"/>
          <table:table-cell table:style-name="ce260" table:formula="of:=COM.MICROSOFT.CEILING([.D102]*MAX([$'Historical Data'.$H$116:.$H$119]);1)" office:value-type="float" office:value="0" calcext:value-type="float">
            <text:p>0</text:p>
          </table:table-cell>
          <table:table-cell table:style-name="ce55" table:number-columns-repeated="1020"/>
        </table:table-row>
        <table:table-row table:style-name="ro2">
          <table:table-cell table:style-name="ce55"/>
          <table:table-cell table:style-name="ce55" office:value-type="string" calcext:value-type="string">
            <text:p>confidence=</text:p>
          </table:table-cell>
          <table:table-cell table:style-name="ce55"/>
          <table:table-cell table:style-name="ce261" table:formula="of:=IF(ISERR(CORREL([$'Historical Data'.F116:.F120];[$'Historical Data'.D116:.D120])^2);0;CORREL([$'Historical Data'.F116:.F120];[$'Historical Data'.D116:.D120])^2)" office:value-type="float" office:value="0" calcext:value-type="float">
            <text:p>0.00</text:p>
          </table:table-cell>
          <table:table-cell table:style-name="ce55" table:formula="of:=IF(MIN([.D111];[.D103])&gt;=0.75;&quot;High&quot;;IF(MIN([.D111];[.D103])&gt;=0.5;&quot;Medium&quot;;&quot;Low&quot;))" office:value-type="string" office:string-value="Low" calcext:value-type="string">
            <text:p>Low</text:p>
          </table:table-cell>
          <table:table-cell table:style-name="ce55" table:number-columns-repeated="1019"/>
        </table:table-row>
        <table:table-row table:style-name="ro2" table:number-rows-repeated="2">
          <table:table-cell table:style-name="ce55" table:number-columns-repeated="1024"/>
        </table:table-row>
        <table:table-row table:style-name="ro2">
          <table:table-cell table:style-name="ce138" office:value-type="string" calcext:value-type="string">
            <text:p>Estimation Override</text:p>
          </table:table-cell>
          <table:table-cell table:style-name="ce55" office:value-type="string" calcext:value-type="string">
            <text:p>LOCp=</text:p>
          </table:table-cell>
          <table:table-cell table:style-name="ce55"/>
          <table:table-cell table:style-name="ce157" table:formula="of:=[.D102]" office:value-type="float" office:value="0" calcext:value-type="float">
            <text:p>0</text:p>
          </table:table-cell>
          <table:table-cell table:style-name="ce55" table:number-columns-repeated="1020"/>
        </table:table-row>
        <table:table-row table:style-name="ro2">
          <table:table-cell table:style-name="ce55"/>
          <table:table-cell table:style-name="ce55" office:value-type="string" calcext:value-type="string">
            <text:p>Ep=</text:p>
          </table:table-cell>
          <table:table-cell table:style-name="ce55"/>
          <table:table-cell table:style-name="ce262" table:formula="of:=[.D108]" office:value-type="float" office:value="0" calcext:value-type="float">
            <text:p>0</text:p>
          </table:table-cell>
          <table:table-cell table:style-name="ce55" table:number-columns-repeated="1020"/>
        </table:table-row>
        <table:table-row table:style-name="ro31">
          <table:table-cell table:style-name="ce55"/>
          <table:table-cell table:style-name="ce257" office:value-type="string" calcext:value-type="string">
            <text:p>Rationale for override:</text:p>
          </table:table-cell>
          <table:table-cell table:style-name="ce55"/>
          <table:table-cell table:style-name="ce263" table:number-columns-spanned="7" table:number-rows-spanned="1"/>
          <table:covered-table-cell table:number-columns-repeated="6" table:style-name="ce263"/>
          <table:table-cell table:style-name="ce55" table:number-columns-repeated="1014"/>
        </table:table-row>
        <table:table-row table:style-name="ro2" table:number-rows-repeated="1048459">
          <table:table-cell table:number-columns-repeated="1024"/>
        </table:table-row>
        <table:table-row table:style-name="ro2">
          <table:table-cell table:number-columns-repeated="1024"/>
        </table:table-row>
      </table:table>
      <table:table table:name="Plan" table:style-name="ta12" table:protected="true">
        <loext:table-protection loext:select-protected-cells="true" loext:select-unprotected-cells="true"/>
        <table:table-column table:style-name="co19" table:default-cell-style-name="ce55"/>
        <table:table-column table:style-name="co21" table:default-cell-style-name="ce55"/>
        <table:table-column table:style-name="co48" table:visibility="collapse" table:default-cell-style-name="ce55"/>
        <table:table-column table:style-name="co21" table:default-cell-style-name="ce55"/>
        <table:table-column table:style-name="co23" table:default-cell-style-name="ce55"/>
        <table:table-column table:style-name="co15" table:default-cell-style-name="ce55"/>
        <table:table-column table:style-name="co23" table:number-columns-repeated="2" table:default-cell-style-name="ce55"/>
        <table:table-column table:style-name="co36" table:number-columns-repeated="249" table:default-cell-style-name="ce55"/>
        <table:table-column table:style-name="co36" table:number-columns-repeated="767" table:default-cell-style-name="Default"/>
        <table:table-row table:style-name="ro2" table:visibility="collapse">
          <table:table-cell table:formula="of:=[$Constants.A1]" office:value-type="string" office:string-value="Constants" calcext:value-type="string">
            <text:p>Constants</text:p>
          </table:table-cell>
          <table:table-cell table:formula="of:=[$Constants.B1]" office:value-type="string" office:string-value=" " calcext:value-type="string">
            <text:p><text:s/></text:p>
          </table:table-cell>
          <table:table-cell table:formula="of:=[$Constants.C1]" office:value-type="string" office:string-value=" " calcext:value-type="string">
            <text:p><text:s/></text:p>
          </table:table-cell>
          <table:table-cell table:formula="of:=[$Constants.D1]" office:value-type="string" office:string-value=" " calcext:value-type="string">
            <text:p><text:s/></text:p>
          </table:table-cell>
          <table:table-cell table:formula="of:=[$Constants.E1]" office:value-type="string" office:string-value=" " calcext:value-type="string">
            <text:p><text:s/></text:p>
          </table:table-cell>
          <table:table-cell table:formula="of:=[$Constants.F1]" office:value-type="string" office:string-value="Assignment 2" calcext:value-type="string">
            <text:p>Assignment 2</text:p>
          </table:table-cell>
          <table:table-cell table:number-columns-repeated="1018"/>
        </table:table-row>
        <table:table-row table:style-name="ro2" table:visibility="collapse">
          <table:table-cell table:formula="of:=[$Constants.A2]" office:value-type="string" office:string-value="Start date:" calcext:value-type="string">
            <text:p>Start date:</text:p>
          </table:table-cell>
          <table:table-cell table:style-name="ce274" table:formula="of:=[$Constants.B2]" office:value-type="date" office:date-value="2000-01-01" calcext:value-type="date">
            <text:p>1/1/2000</text:p>
          </table:table-cell>
          <table:table-cell table:formula="of:=[$Constants.C2]" office:value-type="string" office:string-value=" " calcext:value-type="string">
            <text:p><text:s/></text:p>
          </table:table-cell>
          <table:table-cell table:formula="of:=[$Constants.D2]" office:value-type="string" office:string-value="Grades:" calcext:value-type="string">
            <text:p>Grades:</text:p>
          </table:table-cell>
          <table:table-cell table:formula="of:=[$Constants.E2]" office:value-type="string" office:string-value="AA" calcext:value-type="string">
            <text:p>AA</text:p>
          </table:table-cell>
          <table:table-cell table:style-name="ce282" table:formula="of:=[$Constants.F2]" office:value-type="percentage" office:value="1" calcext:value-type="percentage">
            <text:p>100%</text:p>
          </table:table-cell>
          <table:table-cell table:style-name="ce44" table:number-columns-repeated="2"/>
          <table:table-cell table:number-columns-repeated="1016"/>
        </table:table-row>
        <table:table-row table:style-name="ro2" table:visibility="collapse">
          <table:table-cell table:formula="of:=[$Constants.A3]" office:value-type="string" office:string-value="End date:" calcext:value-type="string">
            <text:p>End date:</text:p>
          </table:table-cell>
          <table:table-cell table:style-name="ce274" table:formula="of:=[$Constants.B3]" office:value-type="date" office:date-value="2100-01-01" calcext:value-type="date">
            <text:p>1/1/2100</text:p>
          </table:table-cell>
          <table:table-cell table:formula="of:=[$Constants.C3]" office:value-type="string" office:string-value=" " calcext:value-type="string">
            <text:p><text:s/></text:p>
          </table:table-cell>
          <table:table-cell table:formula="of:=[$Constants.D3]" office:value-type="string" office:string-value=" " calcext:value-type="string">
            <text:p><text:s/></text:p>
          </table:table-cell>
          <table:table-cell table:formula="of:=[$Constants.E3]" office:value-type="string" office:string-value="A" calcext:value-type="string">
            <text:p>A</text:p>
          </table:table-cell>
          <table:table-cell table:style-name="ce282" table:formula="of:=[$Constants.F3]" office:value-type="percentage" office:value="0.95" calcext:value-type="percentage">
            <text:p>95%</text:p>
          </table:table-cell>
          <table:table-cell table:style-name="ce44" table:number-columns-repeated="2"/>
          <table:table-cell table:number-columns-repeated="1016"/>
        </table:table-row>
        <table:table-row table:style-name="ro2" table:visibility="collapse">
          <table:table-cell table:formula="of:=[$Constants.A4]" office:value-type="string" office:string-value="Phases:" calcext:value-type="string">
            <text:p>Phases:</text:p>
          </table:table-cell>
          <table:table-cell table:formula="of:=[$Constants.B4]" office:value-type="string" office:string-value="Analysis" calcext:value-type="string">
            <text:p>Analysis</text:p>
          </table:table-cell>
          <table:table-cell table:formula="of:=[$Constants.C4]" office:value-type="string" office:string-value=" " calcext:value-type="string">
            <text:p><text:s/></text:p>
          </table:table-cell>
          <table:table-cell table:formula="of:=[$Constants.D4]" office:value-type="string" office:string-value=" " calcext:value-type="string">
            <text:p><text:s/></text:p>
          </table:table-cell>
          <table:table-cell table:formula="of:=[$Constants.E4]" office:value-type="string" office:string-value="AB" calcext:value-type="string">
            <text:p>AB</text:p>
          </table:table-cell>
          <table:table-cell table:style-name="ce282" table:formula="of:=[$Constants.F4]" office:value-type="percentage" office:value="0.9" calcext:value-type="percentage">
            <text:p>90%</text:p>
          </table:table-cell>
          <table:table-cell table:style-name="ce44" table:number-columns-repeated="2"/>
          <table:table-cell table:number-columns-repeated="1016"/>
        </table:table-row>
        <table:table-row table:style-name="ro2" table:visibility="collapse">
          <table:table-cell table:formula="of:=[$Constants.A5]" office:value-type="string" office:string-value=" " calcext:value-type="string">
            <text:p><text:s/></text:p>
          </table:table-cell>
          <table:table-cell table:formula="of:=[$Constants.B5]" office:value-type="string" office:string-value="Architecture" calcext:value-type="string">
            <text:p>Architecture</text:p>
          </table:table-cell>
          <table:table-cell table:formula="of:=[$Constants.C5]" office:value-type="string" office:string-value=" " calcext:value-type="string">
            <text:p><text:s/></text:p>
          </table:table-cell>
          <table:table-cell table:formula="of:=[$Constants.D5]" office:value-type="string" office:string-value=" " calcext:value-type="string">
            <text:p><text:s/></text:p>
          </table:table-cell>
          <table:table-cell table:formula="of:=[$Constants.E5]" office:value-type="string" office:string-value="B" calcext:value-type="string">
            <text:p>B</text:p>
          </table:table-cell>
          <table:table-cell table:style-name="ce282" table:formula="of:=[$Constants.F5]" office:value-type="percentage" office:value="0.85" calcext:value-type="percentage">
            <text:p>85%</text:p>
          </table:table-cell>
          <table:table-cell table:style-name="ce44" table:number-columns-repeated="2"/>
          <table:table-cell table:number-columns-repeated="1016"/>
        </table:table-row>
        <table:table-row table:style-name="ro2" table:visibility="collapse">
          <table:table-cell table:formula="of:=[$Constants.A6]" office:value-type="string" office:string-value=" " calcext:value-type="string">
            <text:p><text:s/></text:p>
          </table:table-cell>
          <table:table-cell table:formula="of:=[$Constants.B6]" office:value-type="string" office:string-value="Project planning" calcext:value-type="string">
            <text:p>Project planning</text:p>
          </table:table-cell>
          <table:table-cell table:formula="of:=[$Constants.C6]" office:value-type="string" office:string-value=" " calcext:value-type="string">
            <text:p><text:s/></text:p>
          </table:table-cell>
          <table:table-cell table:formula="of:=[$Constants.D6]" office:value-type="string" office:string-value=" " calcext:value-type="string">
            <text:p><text:s/></text:p>
          </table:table-cell>
          <table:table-cell table:formula="of:=[$Constants.E6]" office:value-type="string" office:string-value="BC" calcext:value-type="string">
            <text:p>BC</text:p>
          </table:table-cell>
          <table:table-cell table:style-name="ce282" table:formula="of:=[$Constants.F6]" office:value-type="percentage" office:value="0.8" calcext:value-type="percentage">
            <text:p>80%</text:p>
          </table:table-cell>
          <table:table-cell table:style-name="ce44" table:number-columns-repeated="2"/>
          <table:table-cell table:number-columns-repeated="1016"/>
        </table:table-row>
        <table:table-row table:style-name="ro2" table:visibility="collapse">
          <table:table-cell table:formula="of:=[$Constants.A7]" office:value-type="string" office:string-value=" " calcext:value-type="string">
            <text:p><text:s/></text:p>
          </table:table-cell>
          <table:table-cell table:formula="of:=[$Constants.B7]" office:value-type="string" office:string-value="Interation planning" calcext:value-type="string">
            <text:p>Interation planning</text:p>
          </table:table-cell>
          <table:table-cell table:formula="of:=[$Constants.C7]" office:value-type="string" office:string-value=" " calcext:value-type="string">
            <text:p><text:s/></text:p>
          </table:table-cell>
          <table:table-cell table:formula="of:=[$Constants.D7]" office:value-type="string" office:string-value=" " calcext:value-type="string">
            <text:p><text:s/></text:p>
          </table:table-cell>
          <table:table-cell table:formula="of:=[$Constants.E7]" office:value-type="string" office:string-value="C" calcext:value-type="string">
            <text:p>C</text:p>
          </table:table-cell>
          <table:table-cell table:style-name="ce282" table:formula="of:=[$Constants.F7]" office:value-type="percentage" office:value="0.75" calcext:value-type="percentage">
            <text:p>75%</text:p>
          </table:table-cell>
          <table:table-cell table:style-name="ce44" table:number-columns-repeated="2"/>
          <table:table-cell table:number-columns-repeated="1016"/>
        </table:table-row>
        <table:table-row table:style-name="ro2" table:visibility="collapse">
          <table:table-cell table:formula="of:=[$Constants.A8]" office:value-type="string" office:string-value=" " calcext:value-type="string">
            <text:p><text:s/></text:p>
          </table:table-cell>
          <table:table-cell table:formula="of:=[$Constants.B8]" office:value-type="string" office:string-value="Construction" calcext:value-type="string">
            <text:p>Construction</text:p>
          </table:table-cell>
          <table:table-cell table:formula="of:=[$Constants.C8]" office:value-type="string" office:string-value=" " calcext:value-type="string">
            <text:p><text:s/></text:p>
          </table:table-cell>
          <table:table-cell table:formula="of:=[$Constants.D8]" office:value-type="string" office:string-value=" " calcext:value-type="string">
            <text:p><text:s/></text:p>
          </table:table-cell>
          <table:table-cell table:formula="of:=[$Constants.E8]" office:value-type="string" office:string-value="CD" calcext:value-type="string">
            <text:p>CD</text:p>
          </table:table-cell>
          <table:table-cell table:style-name="ce282" table:formula="of:=[$Constants.F8]" office:value-type="percentage" office:value="0.7" calcext:value-type="percentage">
            <text:p>70%</text:p>
          </table:table-cell>
          <table:table-cell table:style-name="ce44" table:number-columns-repeated="2"/>
          <table:table-cell table:number-columns-repeated="1016"/>
        </table:table-row>
        <table:table-row table:style-name="ro2" table:visibility="collapse">
          <table:table-cell table:formula="of:=[$Constants.A9]" office:value-type="string" office:string-value=" " calcext:value-type="string">
            <text:p><text:s/></text:p>
          </table:table-cell>
          <table:table-cell table:formula="of:=[$Constants.B9]" office:value-type="string" office:string-value="Refactoring" calcext:value-type="string">
            <text:p>Refactoring</text:p>
          </table:table-cell>
          <table:table-cell table:formula="of:=[$Constants.C9]" office:value-type="string" office:string-value=" " calcext:value-type="string">
            <text:p><text:s/></text:p>
          </table:table-cell>
          <table:table-cell table:formula="of:=[$Constants.D9]" office:value-type="string" office:string-value=" " calcext:value-type="string">
            <text:p><text:s/></text:p>
          </table:table-cell>
          <table:table-cell table:formula="of:=[$Constants.E9]" office:value-type="string" office:string-value="D" calcext:value-type="string">
            <text:p>D</text:p>
          </table:table-cell>
          <table:table-cell table:style-name="ce282" table:formula="of:=[$Constants.F9]" office:value-type="percentage" office:value="0.65" calcext:value-type="percentage">
            <text:p>65%</text:p>
          </table:table-cell>
          <table:table-cell table:style-name="ce44" table:number-columns-repeated="2"/>
          <table:table-cell table:number-columns-repeated="1016"/>
        </table:table-row>
        <table:table-row table:style-name="ro2" table:visibility="collapse">
          <table:table-cell table:formula="of:=[$Constants.A10]" office:value-type="string" office:string-value=" " calcext:value-type="string">
            <text:p><text:s/></text:p>
          </table:table-cell>
          <table:table-cell table:formula="of:=[$Constants.B10]" office:value-type="string" office:string-value="Review" calcext:value-type="string">
            <text:p>Review</text:p>
          </table:table-cell>
          <table:table-cell table:formula="of:=[$Constants.C10]" office:value-type="string" office:string-value=" " calcext:value-type="string">
            <text:p><text:s/></text:p>
          </table:table-cell>
          <table:table-cell table:formula="of:=[$Constants.D10]" office:value-type="string" office:string-value=" " calcext:value-type="string">
            <text:p><text:s/></text:p>
          </table:table-cell>
          <table:table-cell table:formula="of:=[$Constants.E10]" office:value-type="string" office:string-value="F" calcext:value-type="string">
            <text:p>F</text:p>
          </table:table-cell>
          <table:table-cell table:style-name="ce282" table:formula="of:=[$Constants.F10]" office:value-type="percentage" office:value="0.5" calcext:value-type="percentage">
            <text:p>50%</text:p>
          </table:table-cell>
          <table:table-cell table:style-name="ce44" table:number-columns-repeated="2"/>
          <table:table-cell table:number-columns-repeated="1016"/>
        </table:table-row>
        <table:table-row table:style-name="ro2" table:visibility="collapse">
          <table:table-cell table:formula="of:=[$Constants.A11]" office:value-type="string" office:string-value=" " calcext:value-type="string">
            <text:p><text:s/></text:p>
          </table:table-cell>
          <table:table-cell table:formula="of:=[$Constants.B11]" office:value-type="string" office:string-value="Integration test" calcext:value-type="string">
            <text:p>Integration test</text:p>
          </table:table-cell>
          <table:table-cell table:formula="of:=[$Constants.C11]" office:value-type="string" office:string-value=" " calcext:value-type="string">
            <text:p><text:s/></text:p>
          </table:table-cell>
          <table:table-cell table:formula="of:=[$Constants.D11]" office:value-type="string" office:string-value=" " calcext:value-type="string">
            <text:p><text:s/></text:p>
          </table:table-cell>
          <table:table-cell table:formula="of:=[$Constants.E11]" office:value-type="string" office:string-value=" " calcext:value-type="string">
            <text:p><text:s/></text:p>
          </table:table-cell>
          <table:table-cell table:formula="of:=[$Constants.F11]"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12]" office:value-type="string" office:string-value=" " calcext:value-type="string">
            <text:p><text:s/></text:p>
          </table:table-cell>
          <table:table-cell table:formula="of:=[$Constants.B12]" office:value-type="string" office:string-value="Repatterning" calcext:value-type="string">
            <text:p>Repatterning</text:p>
          </table:table-cell>
          <table:table-cell table:formula="of:=[$Constants.C12]" office:value-type="string" office:string-value=" " calcext:value-type="string">
            <text:p><text:s/></text:p>
          </table:table-cell>
          <table:table-cell table:formula="of:=[$Constants.D12]" office:value-type="string" office:string-value=" " calcext:value-type="string">
            <text:p><text:s/></text:p>
          </table:table-cell>
          <table:table-cell table:formula="of:=[$Constants.E12]" office:value-type="string" office:string-value=" " calcext:value-type="string">
            <text:p><text:s/></text:p>
          </table:table-cell>
          <table:table-cell table:formula="of:=[$Constants.F12]"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13]" office:value-type="string" office:string-value=" " calcext:value-type="string">
            <text:p><text:s/></text:p>
          </table:table-cell>
          <table:table-cell table:formula="of:=[$Constants.B13]" office:value-type="string" office:string-value="Postmortem" calcext:value-type="string">
            <text:p>Postmortem</text:p>
          </table:table-cell>
          <table:table-cell table:formula="of:=[$Constants.C13]" office:value-type="string" office:string-value=" " calcext:value-type="string">
            <text:p><text:s/></text:p>
          </table:table-cell>
          <table:table-cell table:formula="of:=[$Constants.D13]" office:value-type="string" office:string-value=" " calcext:value-type="string">
            <text:p><text:s/></text:p>
          </table:table-cell>
          <table:table-cell table:formula="of:=[$Constants.E13]" office:value-type="string" office:string-value=" " calcext:value-type="string">
            <text:p><text:s/></text:p>
          </table:table-cell>
          <table:table-cell table:formula="of:=[$Constants.F13]"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14]" office:value-type="string" office:string-value=" " calcext:value-type="string">
            <text:p><text:s/></text:p>
          </table:table-cell>
          <table:table-cell table:formula="of:=[$Constants.B14]" office:value-type="string" office:string-value="Sandbox" calcext:value-type="string">
            <text:p>Sandbox</text:p>
          </table:table-cell>
          <table:table-cell table:formula="of:=[$Constants.C14]" office:value-type="string" office:string-value=" " calcext:value-type="string">
            <text:p><text:s/></text:p>
          </table:table-cell>
          <table:table-cell table:formula="of:=[$Constants.D14]" office:value-type="string" office:string-value=" " calcext:value-type="string">
            <text:p><text:s/></text:p>
          </table:table-cell>
          <table:table-cell table:formula="of:=[$Constants.E14]" office:value-type="string" office:string-value=" " calcext:value-type="string">
            <text:p><text:s/></text:p>
          </table:table-cell>
          <table:table-cell table:formula="of:=[$Constants.F14]"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15]" office:value-type="string" office:string-value=" " calcext:value-type="string">
            <text:p><text:s/></text:p>
          </table:table-cell>
          <table:table-cell table:formula="of:=[$Constants.B15]" office:value-type="string" office:string-value=" " calcext:value-type="string">
            <text:p><text:s/></text:p>
          </table:table-cell>
          <table:table-cell table:formula="of:=[$Constants.C15]" office:value-type="string" office:string-value=" " calcext:value-type="string">
            <text:p><text:s/></text:p>
          </table:table-cell>
          <table:table-cell table:formula="of:=[$Constants.D15]" office:value-type="string" office:string-value=" " calcext:value-type="string">
            <text:p><text:s/></text:p>
          </table:table-cell>
          <table:table-cell table:formula="of:=[$Constants.E15]" office:value-type="string" office:string-value=" " calcext:value-type="string">
            <text:p><text:s/></text:p>
          </table:table-cell>
          <table:table-cell table:formula="of:=[$Constants.F15]"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16]" office:value-type="string" office:string-value=" " calcext:value-type="string">
            <text:p><text:s/></text:p>
          </table:table-cell>
          <table:table-cell table:formula="of:=[$Constants.B16]" office:value-type="string" office:string-value=" " calcext:value-type="string">
            <text:p><text:s/></text:p>
          </table:table-cell>
          <table:table-cell table:formula="of:=[$Constants.C16]" office:value-type="string" office:string-value=" " calcext:value-type="string">
            <text:p><text:s/></text:p>
          </table:table-cell>
          <table:table-cell table:formula="of:=[$Constants.D16]" office:value-type="string" office:string-value=" " calcext:value-type="string">
            <text:p><text:s/></text:p>
          </table:table-cell>
          <table:table-cell table:formula="of:=[$Constants.E16]" office:value-type="string" office:string-value=" " calcext:value-type="string">
            <text:p><text:s/></text:p>
          </table:table-cell>
          <table:table-cell table:formula="of:=[$Constants.F16]"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17]" office:value-type="string" office:string-value=" " calcext:value-type="string">
            <text:p><text:s/></text:p>
          </table:table-cell>
          <table:table-cell table:formula="of:=[$Constants.B17]" office:value-type="string" office:string-value=" " calcext:value-type="string">
            <text:p><text:s/></text:p>
          </table:table-cell>
          <table:table-cell table:formula="of:=[$Constants.C17]" office:value-type="string" office:string-value=" " calcext:value-type="string">
            <text:p><text:s/></text:p>
          </table:table-cell>
          <table:table-cell table:formula="of:=[$Constants.D17]" office:value-type="string" office:string-value=" " calcext:value-type="string">
            <text:p><text:s/></text:p>
          </table:table-cell>
          <table:table-cell table:formula="of:=[$Constants.E17]" office:value-type="string" office:string-value=" " calcext:value-type="string">
            <text:p><text:s/></text:p>
          </table:table-cell>
          <table:table-cell table:formula="of:=[$Constants.F17]"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18]" office:value-type="string" office:string-value=" " calcext:value-type="string">
            <text:p><text:s/></text:p>
          </table:table-cell>
          <table:table-cell table:formula="of:=[$Constants.B18]" office:value-type="string" office:string-value=" " calcext:value-type="string">
            <text:p><text:s/></text:p>
          </table:table-cell>
          <table:table-cell table:formula="of:=[$Constants.C18]" office:value-type="string" office:string-value=" " calcext:value-type="string">
            <text:p><text:s/></text:p>
          </table:table-cell>
          <table:table-cell table:formula="of:=[$Constants.D18]" office:value-type="string" office:string-value=" " calcext:value-type="string">
            <text:p><text:s/></text:p>
          </table:table-cell>
          <table:table-cell table:formula="of:=[$Constants.E18]" office:value-type="string" office:string-value=" " calcext:value-type="string">
            <text:p><text:s/></text:p>
          </table:table-cell>
          <table:table-cell table:formula="of:=[$Constants.F18]"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19]" office:value-type="string" office:string-value="Defect Types:" calcext:value-type="string">
            <text:p>Defect Types:</text:p>
          </table:table-cell>
          <table:table-cell table:formula="of:=[$Constants.B19]" office:value-type="string" office:string-value="Requirements Change" calcext:value-type="string">
            <text:p>Requirements Change</text:p>
          </table:table-cell>
          <table:table-cell table:formula="of:=[$Constants.C19]" office:value-type="string" office:string-value="Changes to requirements" calcext:value-type="string">
            <text:p>Changes to requirements</text:p>
          </table:table-cell>
          <table:table-cell table:formula="of:=[$Constants.D19]" office:value-type="string" office:string-value="Iteration" calcext:value-type="string">
            <text:p>Iteration</text:p>
          </table:table-cell>
          <table:table-cell table:formula="of:=[$Constants.E19]" office:value-type="string" office:string-value="NA" calcext:value-type="string">
            <text:p>NA</text:p>
          </table:table-cell>
          <table:table-cell table:formula="of:=[$Constants.F19]" office:value-type="string" office:string-value="did not follow " calcext:value-type="string">
            <text:p>did not follow </text:p>
          </table:table-cell>
          <table:table-cell table:style-name="ce44" table:number-columns-repeated="2"/>
          <table:table-cell table:number-columns-repeated="1016"/>
        </table:table-row>
        <table:table-row table:style-name="ro2" table:visibility="collapse">
          <table:table-cell table:formula="of:=[$Constants.A20]" office:value-type="string" office:string-value=" " calcext:value-type="string">
            <text:p><text:s/></text:p>
          </table:table-cell>
          <table:table-cell table:formula="of:=[$Constants.B20]" office:value-type="string" office:string-value="Requirements Clarification" calcext:value-type="string">
            <text:p>Requirements Clarification</text:p>
          </table:table-cell>
          <table:table-cell table:formula="of:=[$Constants.C20]" office:value-type="string" office:string-value="Clarifications to requirements" calcext:value-type="string">
            <text:p>Clarifications to requirements</text:p>
          </table:table-cell>
          <table:table-cell table:formula="of:=[$Constants.D20]" office:value-type="string" office:string-value=" " calcext:value-type="string">
            <text:p><text:s/></text:p>
          </table:table-cell>
          <table:table-cell table:formula="of:=[$Constants.E20]" office:value-type="float" office:value="1" calcext:value-type="float">
            <text:p>1</text:p>
          </table:table-cell>
          <table:table-cell table:formula="of:=[$Constants.F20]" office:value-type="string" office:string-value="very painful" calcext:value-type="string">
            <text:p>very painful</text:p>
          </table:table-cell>
          <table:table-cell table:style-name="ce44" table:number-columns-repeated="2"/>
          <table:table-cell table:number-columns-repeated="1016"/>
        </table:table-row>
        <table:table-row table:style-name="ro2" table:visibility="collapse">
          <table:table-cell table:formula="of:=[$Constants.A21]" office:value-type="string" office:string-value=" " calcext:value-type="string">
            <text:p><text:s/></text:p>
          </table:table-cell>
          <table:table-cell table:formula="of:=[$Constants.B21]" office:value-type="string" office:string-value="Product syntax" calcext:value-type="string">
            <text:p>Product syntax</text:p>
          </table:table-cell>
          <table:table-cell table:formula="of:=[$Constants.C21]" office:value-type="string" office:string-value="Syntax flaws in the deliverable product" calcext:value-type="string">
            <text:p>Syntax flaws in the deliverable product</text:p>
          </table:table-cell>
          <table:table-cell table:formula="of:=[$Constants.D21]" office:value-type="string" office:string-value=" " calcext:value-type="string">
            <text:p><text:s/></text:p>
          </table:table-cell>
          <table:table-cell table:formula="of:=[$Constants.E21]" office:value-type="float" office:value="2" calcext:value-type="float">
            <text:p>2</text:p>
          </table:table-cell>
          <table:table-cell table:formula="of:=[$Constants.F21]" office:value-type="string" office:string-value="painful" calcext:value-type="string">
            <text:p>painful</text:p>
          </table:table-cell>
          <table:table-cell table:style-name="ce44" table:number-columns-repeated="2"/>
          <table:table-cell table:number-columns-repeated="1016"/>
        </table:table-row>
        <table:table-row table:style-name="ro2" table:visibility="collapse">
          <table:table-cell table:formula="of:=[$Constants.A22]" office:value-type="string" office:string-value=" " calcext:value-type="string">
            <text:p><text:s/></text:p>
          </table:table-cell>
          <table:table-cell table:formula="of:=[$Constants.B22]" office:value-type="string" office:string-value="Product logic" calcext:value-type="string">
            <text:p>Product logic</text:p>
          </table:table-cell>
          <table:table-cell table:formula="of:=[$Constants.C22]" office:value-type="string" office:string-value="Logic flaws in the deliverable product" calcext:value-type="string">
            <text:p>Logic flaws in the deliverable product</text:p>
          </table:table-cell>
          <table:table-cell table:formula="of:=[$Constants.D22]" office:value-type="string" office:string-value=" " calcext:value-type="string">
            <text:p><text:s/></text:p>
          </table:table-cell>
          <table:table-cell table:formula="of:=[$Constants.E22]" office:value-type="float" office:value="3" calcext:value-type="float">
            <text:p>3</text:p>
          </table:table-cell>
          <table:table-cell table:formula="of:=[$Constants.F22]" office:value-type="string" office:string-value="neutral" calcext:value-type="string">
            <text:p>neutral</text:p>
          </table:table-cell>
          <table:table-cell table:style-name="ce44" table:number-columns-repeated="2"/>
          <table:table-cell table:number-columns-repeated="1016"/>
        </table:table-row>
        <table:table-row table:style-name="ro2" table:visibility="collapse">
          <table:table-cell table:formula="of:=[$Constants.A23]" office:value-type="string" office:string-value=" " calcext:value-type="string">
            <text:p><text:s/></text:p>
          </table:table-cell>
          <table:table-cell table:formula="of:=[$Constants.B23]" office:value-type="string" office:string-value="Product interface" calcext:value-type="string">
            <text:p>Product interface</text:p>
          </table:table-cell>
          <table:table-cell table:formula="of:=[$Constants.C23]" office:value-type="string" office:string-value="Flaws in the interface of a component of the deliverable product" calcext:value-type="string">
            <text:p>Flaws in the interface of a component of the deliverable product</text:p>
          </table:table-cell>
          <table:table-cell table:formula="of:=[$Constants.D23]" office:value-type="string" office:string-value=" " calcext:value-type="string">
            <text:p><text:s/></text:p>
          </table:table-cell>
          <table:table-cell table:formula="of:=[$Constants.E23]" office:value-type="float" office:value="4" calcext:value-type="float">
            <text:p>4</text:p>
          </table:table-cell>
          <table:table-cell table:formula="of:=[$Constants.F23]" office:value-type="string" office:string-value="helpful" calcext:value-type="string">
            <text:p>helpful</text:p>
          </table:table-cell>
          <table:table-cell table:style-name="ce44" table:number-columns-repeated="2"/>
          <table:table-cell table:number-columns-repeated="1016"/>
        </table:table-row>
        <table:table-row table:style-name="ro2" table:visibility="collapse">
          <table:table-cell table:formula="of:=[$Constants.A24]" office:value-type="string" office:string-value=" " calcext:value-type="string">
            <text:p><text:s/></text:p>
          </table:table-cell>
          <table:table-cell table:formula="of:=[$Constants.B24]" office:value-type="string" office:string-value="Product checking" calcext:value-type="string">
            <text:p>Product checking</text:p>
          </table:table-cell>
          <table:table-cell table:formula="of:=[$Constants.C24]" office:value-type="string" office:string-value="Flaws with boundary/type checking within a component of the deliverable product" calcext:value-type="string">
            <text:p>Flaws with boundary/type checking within a component of the deliverable product</text:p>
          </table:table-cell>
          <table:table-cell table:formula="of:=[$Constants.D24]" office:value-type="string" office:string-value=" " calcext:value-type="string">
            <text:p><text:s/></text:p>
          </table:table-cell>
          <table:table-cell table:formula="of:=[$Constants.E24]" office:value-type="float" office:value="5" calcext:value-type="float">
            <text:p>5</text:p>
          </table:table-cell>
          <table:table-cell table:formula="of:=[$Constants.F24]" office:value-type="string" office:string-value="very helpful" calcext:value-type="string">
            <text:p>very helpful</text:p>
          </table:table-cell>
          <table:table-cell table:style-name="ce44" table:number-columns-repeated="2"/>
          <table:table-cell table:number-columns-repeated="1016"/>
        </table:table-row>
        <table:table-row table:style-name="ro2" table:visibility="collapse">
          <table:table-cell table:formula="of:=[$Constants.A25]" office:value-type="string" office:string-value=" " calcext:value-type="string">
            <text:p><text:s/></text:p>
          </table:table-cell>
          <table:table-cell table:formula="of:=[$Constants.B25]" office:value-type="string" office:string-value="Test syntax" calcext:value-type="string">
            <text:p>Test syntax</text:p>
          </table:table-cell>
          <table:table-cell table:formula="of:=[$Constants.C25]" office:value-type="string" office:string-value="Syntax flaws in the test code " calcext:value-type="string">
            <text:p>Syntax flaws in the test code </text:p>
          </table:table-cell>
          <table:table-cell table:formula="of:=[$Constants.D25]" office:value-type="string" office:string-value=" " calcext:value-type="string">
            <text:p><text:s/></text:p>
          </table:table-cell>
          <table:table-cell table:formula="of:=[$Constants.E25]" office:value-type="float" office:value="6" calcext:value-type="float">
            <text:p>6</text:p>
          </table:table-cell>
          <table:table-cell table:formula="of:=[$Constants.F25]"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26]" office:value-type="string" office:string-value=" " calcext:value-type="string">
            <text:p><text:s/></text:p>
          </table:table-cell>
          <table:table-cell table:formula="of:=[$Constants.B26]" office:value-type="string" office:string-value="Test logic" calcext:value-type="string">
            <text:p>Test logic</text:p>
          </table:table-cell>
          <table:table-cell table:formula="of:=[$Constants.C26]" office:value-type="string" office:string-value="Logic flaws in the test code" calcext:value-type="string">
            <text:p>Logic flaws in the test code</text:p>
          </table:table-cell>
          <table:table-cell table:formula="of:=[$Constants.D26]" office:value-type="string" office:string-value=" " calcext:value-type="string">
            <text:p><text:s/></text:p>
          </table:table-cell>
          <table:table-cell table:formula="of:=[$Constants.E26]" office:value-type="float" office:value="7" calcext:value-type="float">
            <text:p>7</text:p>
          </table:table-cell>
          <table:table-cell table:formula="of:=[$Constants.F26]"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27]" office:value-type="string" office:string-value=" " calcext:value-type="string">
            <text:p><text:s/></text:p>
          </table:table-cell>
          <table:table-cell table:formula="of:=[$Constants.B27]" office:value-type="string" office:string-value="Test interface" calcext:value-type="string">
            <text:p>Test interface</text:p>
          </table:table-cell>
          <table:table-cell table:formula="of:=[$Constants.C27]" office:value-type="string" office:string-value="Flaws in the interface of a component of the test code" calcext:value-type="string">
            <text:p>Flaws in the interface of a component of the test code</text:p>
          </table:table-cell>
          <table:table-cell table:formula="of:=[$Constants.D27]" office:value-type="string" office:string-value=" " calcext:value-type="string">
            <text:p><text:s/></text:p>
          </table:table-cell>
          <table:table-cell table:formula="of:=[$Constants.E27]" office:value-type="float" office:value="8" calcext:value-type="float">
            <text:p>8</text:p>
          </table:table-cell>
          <table:table-cell table:formula="of:=[$Constants.F27]"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28]" office:value-type="string" office:string-value=" " calcext:value-type="string">
            <text:p><text:s/></text:p>
          </table:table-cell>
          <table:table-cell table:formula="of:=[$Constants.B28]" office:value-type="string" office:string-value="Test checking" calcext:value-type="string">
            <text:p>Test checking</text:p>
          </table:table-cell>
          <table:table-cell table:formula="of:=[$Constants.C28]" office:value-type="string" office:string-value="Flaws with boundary/type checking within a component of the test code" calcext:value-type="string">
            <text:p>Flaws with boundary/type checking within a component of the test code</text:p>
          </table:table-cell>
          <table:table-cell table:formula="of:=[$Constants.D28]" office:value-type="string" office:string-value=" " calcext:value-type="string">
            <text:p><text:s/></text:p>
          </table:table-cell>
          <table:table-cell table:formula="of:=[$Constants.E28]" office:value-type="float" office:value="9" calcext:value-type="float">
            <text:p>9</text:p>
          </table:table-cell>
          <table:table-cell table:formula="of:=[$Constants.F28]"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29]" office:value-type="string" office:string-value=" " calcext:value-type="string">
            <text:p><text:s/></text:p>
          </table:table-cell>
          <table:table-cell table:formula="of:=[$Constants.B29]" office:value-type="string" office:string-value="Bad Smell" calcext:value-type="string">
            <text:p>Bad Smell</text:p>
          </table:table-cell>
          <table:table-cell table:formula="of:=[$Constants.C29]" office:value-type="string" office:string-value="Refactoring changes (please note the bad smell in the defect description)" calcext:value-type="string">
            <text:p>Refactoring changes (please note the bad smell in the defect description)</text:p>
          </table:table-cell>
          <table:table-cell table:formula="of:=[$Constants.D29]" office:value-type="string" office:string-value=" " calcext:value-type="string">
            <text:p><text:s/></text:p>
          </table:table-cell>
          <table:table-cell table:formula="of:=[$Constants.E29]" office:value-type="float" office:value="10" calcext:value-type="float">
            <text:p>10</text:p>
          </table:table-cell>
          <table:table-cell table:style-name="ce282" table:formula="of:=[$Constants.F29]" office:value-type="percentage" office:value="0" calcext:value-type="percentage">
            <text:p>0%</text:p>
          </table:table-cell>
          <table:table-cell table:style-name="ce44" table:number-columns-repeated="2"/>
          <table:table-cell table:number-columns-repeated="1016"/>
        </table:table-row>
        <table:table-row table:style-name="ro2" table:visibility="collapse">
          <table:table-cell table:formula="of:=[$Constants.A30]" office:value-type="string" office:string-value="Y/N:" calcext:value-type="string">
            <text:p>Y/N:</text:p>
          </table:table-cell>
          <table:table-cell table:formula="of:=[$Constants.B30]" office:value-type="string" office:string-value="Yes" calcext:value-type="string">
            <text:p>Yes</text:p>
          </table:table-cell>
          <table:table-cell table:formula="of:=[$Constants.C30]" office:value-type="string" office:string-value=" " calcext:value-type="string">
            <text:p><text:s/></text:p>
          </table:table-cell>
          <table:table-cell table:formula="of:=[$Constants.D30]" office:value-type="string" office:string-value=" " calcext:value-type="string">
            <text:p><text:s/></text:p>
          </table:table-cell>
          <table:table-cell table:formula="of:=[$Constants.E30]" office:value-type="string" office:string-value="Passed" calcext:value-type="string">
            <text:p>Passed</text:p>
          </table:table-cell>
          <table:table-cell table:style-name="ce282" table:formula="of:=[$Constants.F30]" office:value-type="percentage" office:value="0" calcext:value-type="percentage">
            <text:p>0%</text:p>
          </table:table-cell>
          <table:table-cell table:style-name="ce44" table:number-columns-repeated="2"/>
          <table:table-cell table:number-columns-repeated="1016"/>
        </table:table-row>
        <table:table-row table:style-name="ro2" table:visibility="collapse">
          <table:table-cell table:formula="of:=[$Constants.A31]" office:value-type="string" office:string-value=" " calcext:value-type="string">
            <text:p><text:s/></text:p>
          </table:table-cell>
          <table:table-cell table:formula="of:=[$Constants.B31]" office:value-type="string" office:string-value="No" calcext:value-type="string">
            <text:p>No</text:p>
          </table:table-cell>
          <table:table-cell table:formula="of:=[$Constants.C31]" office:value-type="string" office:string-value=" " calcext:value-type="string">
            <text:p><text:s/></text:p>
          </table:table-cell>
          <table:table-cell table:formula="of:=[$Constants.D31]" office:value-type="string" office:string-value=" " calcext:value-type="string">
            <text:p><text:s/></text:p>
          </table:table-cell>
          <table:table-cell table:formula="of:=[$Constants.E31]" office:value-type="string" office:string-value="Passed with issues" calcext:value-type="string">
            <text:p>Passed with issues</text:p>
          </table:table-cell>
          <table:table-cell table:style-name="ce282" table:formula="of:=[$Constants.F31]" office:value-type="percentage" office:value="0" calcext:value-type="percentage">
            <text:p>0%</text:p>
          </table:table-cell>
          <table:table-cell table:style-name="ce45" table:number-columns-repeated="2"/>
          <table:table-cell/>
          <table:table-cell table:style-name="ce56" table:number-columns-repeated="1015"/>
        </table:table-row>
        <table:table-row table:style-name="ro2" table:visibility="collapse">
          <table:table-cell table:formula="of:=[$Constants.A32]" office:value-type="string" office:string-value="Proxy Types:" calcext:value-type="string">
            <text:p>Proxy Types:</text:p>
          </table:table-cell>
          <table:table-cell table:formula="of:=[$Constants.B32]" office:value-type="string" office:string-value="-" calcext:value-type="string">
            <text:p>-</text:p>
          </table:table-cell>
          <table:table-cell table:formula="of:=[$Constants.C32]" office:value-type="string" office:string-value=" " calcext:value-type="string">
            <text:p><text:s/></text:p>
          </table:table-cell>
          <table:table-cell table:formula="of:=[$Constants.D32]" office:value-type="string" office:string-value=" " calcext:value-type="string">
            <text:p><text:s/></text:p>
          </table:table-cell>
          <table:table-cell table:formula="of:=[$Constants.E32]" office:value-type="string" office:string-value="Failed" calcext:value-type="string">
            <text:p>Failed</text:p>
          </table:table-cell>
          <table:table-cell table:formula="of:=[$Constants.F32]"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formula="of:=[$Constants.A33]" office:value-type="string" office:string-value=" " calcext:value-type="string">
            <text:p><text:s/></text:p>
          </table:table-cell>
          <table:table-cell table:formula="of:=[$Constants.B33]" office:value-type="string" office:string-value="Calculation" calcext:value-type="string">
            <text:p>Calculation</text:p>
          </table:table-cell>
          <table:table-cell table:formula="of:=[$Constants.C33]" office:value-type="string" office:string-value=" " calcext:value-type="string">
            <text:p><text:s/></text:p>
          </table:table-cell>
          <table:table-cell table:formula="of:=[$Constants.D33]" office:value-type="string" office:string-value=" " calcext:value-type="string">
            <text:p><text:s/></text:p>
          </table:table-cell>
          <table:table-cell table:formula="of:=[$Constants.E33]" office:value-type="string" office:string-value="Not tested" calcext:value-type="string">
            <text:p>Not tested</text:p>
          </table:table-cell>
          <table:table-cell table:formula="of:=[$Constants.F33]"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formula="of:=[$Constants.A34]" office:value-type="string" office:string-value=" " calcext:value-type="string">
            <text:p><text:s/></text:p>
          </table:table-cell>
          <table:table-cell table:formula="of:=[$Constants.B34]" office:value-type="string" office:string-value="Data" calcext:value-type="string">
            <text:p>Data</text:p>
          </table:table-cell>
          <table:table-cell table:formula="of:=[$Constants.C34]" office:value-type="string" office:string-value=" " calcext:value-type="string">
            <text:p><text:s/></text:p>
          </table:table-cell>
          <table:table-cell table:formula="of:=[$Constants.D34]" office:value-type="string" office:string-value=" " calcext:value-type="string">
            <text:p><text:s/></text:p>
          </table:table-cell>
          <table:table-cell table:formula="of:=[$Constants.E34]" office:value-type="string" office:string-value="Not applicable" calcext:value-type="string">
            <text:p>Not applicable</text:p>
          </table:table-cell>
          <table:table-cell table:formula="of:=[$Constants.F34]"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formula="of:=[$Constants.A35]" office:value-type="string" office:string-value=" " calcext:value-type="string">
            <text:p><text:s/></text:p>
          </table:table-cell>
          <table:table-cell table:formula="of:=[$Constants.B35]" office:value-type="string" office:string-value="I/O" calcext:value-type="string">
            <text:p>I/O</text:p>
          </table:table-cell>
          <table:table-cell table:formula="of:=[$Constants.C35]" office:value-type="string" office:string-value=" " calcext:value-type="string">
            <text:p><text:s/></text:p>
          </table:table-cell>
          <table:table-cell table:formula="of:=[$Constants.D35]" office:value-type="string" office:string-value=" " calcext:value-type="string">
            <text:p><text:s/></text:p>
          </table:table-cell>
          <table:table-cell table:formula="of:=[$Constants.E35]" office:value-type="string" office:string-value=" " calcext:value-type="string">
            <text:p><text:s/></text:p>
          </table:table-cell>
          <table:table-cell table:formula="of:=[$Constants.F35]"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formula="of:=[$Constants.A36]" office:value-type="string" office:string-value=" " calcext:value-type="string">
            <text:p><text:s/></text:p>
          </table:table-cell>
          <table:table-cell table:formula="of:=[$Constants.B36]" office:value-type="string" office:string-value="Logic" calcext:value-type="string">
            <text:p>Logic</text:p>
          </table:table-cell>
          <table:table-cell table:formula="of:=[$Constants.C36]" office:value-type="string" office:string-value=" " calcext:value-type="string">
            <text:p><text:s/></text:p>
          </table:table-cell>
          <table:table-cell table:formula="of:=[$Constants.D36]" office:value-type="string" office:string-value=" " calcext:value-type="string">
            <text:p><text:s/></text:p>
          </table:table-cell>
          <table:table-cell table:formula="of:=[$Constants.E36]" office:value-type="string" office:string-value=" " calcext:value-type="string">
            <text:p><text:s/></text:p>
          </table:table-cell>
          <table:table-cell table:formula="of:=[$Constants.F36]"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formula="of:=[$Constants.A37]" office:value-type="string" office:string-value=" " calcext:value-type="string">
            <text:p><text:s/></text:p>
          </table:table-cell>
          <table:table-cell table:formula="of:=[$Constants.B37]" office:value-type="string" office:string-value=" " calcext:value-type="string">
            <text:p><text:s/></text:p>
          </table:table-cell>
          <table:table-cell table:formula="of:=[$Constants.C37]" office:value-type="string" office:string-value=" " calcext:value-type="string">
            <text:p><text:s/></text:p>
          </table:table-cell>
          <table:table-cell table:formula="of:=[$Constants.D37]" office:value-type="string" office:string-value=" " calcext:value-type="string">
            <text:p><text:s/></text:p>
          </table:table-cell>
          <table:table-cell table:formula="of:=[$Constants.E37]" office:value-type="string" office:string-value=" " calcext:value-type="string">
            <text:p><text:s/></text:p>
          </table:table-cell>
          <table:table-cell table:formula="of:=[$Constants.F37]"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formula="of:=[$Constants.A38]" office:value-type="string" office:string-value="Sizes:" calcext:value-type="string">
            <text:p>Sizes:</text:p>
          </table:table-cell>
          <table:table-cell table:formula="of:=[$Constants.B38]" office:value-type="string" office:string-value="VS" calcext:value-type="string">
            <text:p>VS</text:p>
          </table:table-cell>
          <table:table-cell table:formula="of:=[$Constants.C38]" office:value-type="string" office:string-value="S" calcext:value-type="string">
            <text:p>S</text:p>
          </table:table-cell>
          <table:table-cell table:formula="of:=[$Constants.D38]" office:value-type="string" office:string-value="M" calcext:value-type="string">
            <text:p>M</text:p>
          </table:table-cell>
          <table:table-cell table:formula="of:=[$Constants.E38]" office:value-type="string" office:string-value="L" calcext:value-type="string">
            <text:p>L</text:p>
          </table:table-cell>
          <table:table-cell table:formula="of:=[$Constants.F38]" office:value-type="string" office:string-value="VL" calcext:value-type="string">
            <text:p>VL</text:p>
          </table:table-cell>
          <table:table-cell table:style-name="ce45"/>
          <table:table-cell table:style-name="ce44"/>
          <table:table-cell table:number-columns-repeated="1016"/>
        </table:table-row>
        <table:table-row table:style-name="ro2" table:visibility="collapse">
          <table:table-cell table:formula="of:=[$Constants.A39]" office:value-type="string" office:string-value="upper" calcext:value-type="string">
            <text:p>upper</text:p>
          </table:table-cell>
          <table:table-cell table:style-name="ce275" table:formula="of:=[$Constants.B39]" office:value-type="float" office:value="-1.5" calcext:value-type="float">
            <text:p>-1.5</text:p>
          </table:table-cell>
          <table:table-cell table:style-name="ce275" table:formula="of:=[$Constants.C39]" office:value-type="float" office:value="-0.5" calcext:value-type="float">
            <text:p>-0.5</text:p>
          </table:table-cell>
          <table:table-cell table:style-name="ce275" table:formula="of:=[$Constants.D39]" office:value-type="float" office:value="0.5" calcext:value-type="float">
            <text:p>0.5</text:p>
          </table:table-cell>
          <table:table-cell table:style-name="ce275" table:formula="of:=[$Constants.E39]" office:value-type="float" office:value="1.5" calcext:value-type="float">
            <text:p>1.5</text:p>
          </table:table-cell>
          <table:table-cell table:style-name="ce275" table:formula="of:=[$Constants.F39]" office:value-type="float" office:value="99999" calcext:value-type="float">
            <text:p>99999.0</text:p>
          </table:table-cell>
          <table:table-cell table:style-name="ce45"/>
          <table:table-cell table:style-name="ce44"/>
          <table:table-cell table:number-columns-repeated="1016"/>
        </table:table-row>
        <table:table-row table:style-name="ro2" table:visibility="collapse">
          <table:table-cell table:formula="of:=[$Constants.A40]" office:value-type="string" office:string-value="mid" calcext:value-type="string">
            <text:p>mid</text:p>
          </table:table-cell>
          <table:table-cell table:style-name="ce275" table:formula="of:=[$Constants.B40]" office:value-type="float" office:value="-2" calcext:value-type="float">
            <text:p>-2.0</text:p>
          </table:table-cell>
          <table:table-cell table:style-name="ce275" table:formula="of:=[$Constants.C40]" office:value-type="float" office:value="-1" calcext:value-type="float">
            <text:p>-1.0</text:p>
          </table:table-cell>
          <table:table-cell table:style-name="ce275" table:formula="of:=[$Constants.D40]" office:value-type="float" office:value="0" calcext:value-type="float">
            <text:p>0.0</text:p>
          </table:table-cell>
          <table:table-cell table:style-name="ce275" table:formula="of:=[$Constants.E40]" office:value-type="float" office:value="1" calcext:value-type="float">
            <text:p>1.0</text:p>
          </table:table-cell>
          <table:table-cell table:style-name="ce275" table:formula="of:=[$Constants.F40]" office:value-type="float" office:value="2" calcext:value-type="float">
            <text:p>2.0</text:p>
          </table:table-cell>
          <table:table-cell table:style-name="ce45"/>
          <table:table-cell table:style-name="ce44"/>
          <table:table-cell table:number-columns-repeated="1016"/>
        </table:table-row>
        <table:table-row table:style-name="ro2" table:visibility="collapse">
          <table:table-cell table:formula="of:=[$Constants.A41]" office:value-type="string" office:string-value="lower" calcext:value-type="string">
            <text:p>lower</text:p>
          </table:table-cell>
          <table:table-cell table:style-name="ce275" table:formula="of:=[$Constants.B41]" office:value-type="float" office:value="0" calcext:value-type="float">
            <text:p>0.0</text:p>
          </table:table-cell>
          <table:table-cell table:style-name="ce275" table:formula="of:=[$Constants.C41]" office:value-type="float" office:value="-1.5" calcext:value-type="float">
            <text:p>-1.5</text:p>
          </table:table-cell>
          <table:table-cell table:style-name="ce275" table:formula="of:=[$Constants.D41]" office:value-type="float" office:value="-0.5" calcext:value-type="float">
            <text:p>-0.5</text:p>
          </table:table-cell>
          <table:table-cell table:style-name="ce275" table:formula="of:=[$Constants.E41]" office:value-type="float" office:value="0.5" calcext:value-type="float">
            <text:p>0.5</text:p>
          </table:table-cell>
          <table:table-cell table:style-name="ce275" table:formula="of:=[$Constants.F41]" office:value-type="float" office:value="1.5" calcext:value-type="float">
            <text:p>1.5</text:p>
          </table:table-cell>
          <table:table-cell table:style-name="ce45"/>
          <table:table-cell table:style-name="ce44"/>
          <table:table-cell table:number-columns-repeated="1016"/>
        </table:table-row>
        <table:table-row table:style-name="ro2" table:visibility="collapse">
          <table:table-cell table:formula="of:=[$Constants.A42]" office:value-type="string" office:string-value=" " calcext:value-type="string">
            <text:p><text:s/></text:p>
          </table:table-cell>
          <table:table-cell table:formula="of:=[$Constants.B42]" office:value-type="float" office:value="0" calcext:value-type="float">
            <text:p>0</text:p>
          </table:table-cell>
          <table:table-cell table:formula="of:=[$Constants.C42]" office:value-type="float" office:value="0" calcext:value-type="float">
            <text:p>0</text:p>
          </table:table-cell>
          <table:table-cell table:formula="of:=[$Constants.D42]" office:value-type="float" office:value="0" calcext:value-type="float">
            <text:p>0</text:p>
          </table:table-cell>
          <table:table-cell table:formula="of:=[$Constants.E42]" office:value-type="float" office:value="0" calcext:value-type="float">
            <text:p>0</text:p>
          </table:table-cell>
          <table:table-cell table:formula="of:=[$Constants.F42]"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formula="of:=[$Constants.A43]" office:value-type="string" office:string-value=" " calcext:value-type="string">
            <text:p><text:s/></text:p>
          </table:table-cell>
          <table:table-cell table:formula="of:=[$Constants.B43]" office:value-type="string" office:string-value=" " calcext:value-type="string">
            <text:p><text:s/></text:p>
          </table:table-cell>
          <table:table-cell table:formula="of:=[$Constants.C43]" office:value-type="string" office:string-value=" " calcext:value-type="string">
            <text:p><text:s/></text:p>
          </table:table-cell>
          <table:table-cell table:formula="of:=[$Constants.D43]" office:value-type="string" office:string-value=" " calcext:value-type="string">
            <text:p><text:s/></text:p>
          </table:table-cell>
          <table:table-cell table:formula="of:=[$Constants.E43]" office:value-type="string" office:string-value=" " calcext:value-type="string">
            <text:p><text:s/></text:p>
          </table:table-cell>
          <table:table-cell table:formula="of:=[$Constants.F43]" office:value-type="string" office:string-value=" " calcext:value-type="string">
            <text:p><text:s/></text:p>
          </table:table-cell>
          <table:table-cell table:style-name="ce46" table:number-columns-repeated="2"/>
          <table:table-cell table:style-name="ce6" table:number-columns-repeated="248"/>
          <table:table-cell table:number-columns-repeated="768"/>
        </table:table-row>
        <table:table-row table:style-name="ro2" table:visibility="collapse">
          <table:table-cell table:formula="of:=[$Constants.A44]" office:value-type="string" office:string-value="&lt;-- Mandatory" calcext:value-type="string">
            <text:p>&lt;-- Mandatory</text:p>
          </table:table-cell>
          <table:table-cell table:formula="of:=[$Constants.B44]" office:value-type="string" office:string-value=" " calcext:value-type="string">
            <text:p><text:s/></text:p>
          </table:table-cell>
          <table:table-cell table:formula="of:=[$Constants.C44]" office:value-type="string" office:string-value="✔" calcext:value-type="string">
            <text:p>✔</text:p>
          </table:table-cell>
          <table:table-cell table:formula="of:=[$Constants.D44]" office:value-type="string" office:string-value=" " calcext:value-type="string">
            <text:p><text:s/></text:p>
          </table:table-cell>
          <table:table-cell table:formula="of:=[$Constants.E44]" office:value-type="string" office:string-value=" " calcext:value-type="string">
            <text:p><text:s/></text:p>
          </table:table-cell>
          <table:table-cell table:formula="of:=[$Constants.F44]" office:value-type="string" office:string-value=" " calcext:value-type="string">
            <text:p><text:s/></text:p>
          </table:table-cell>
          <table:table-cell table:style-name="ce47" table:number-columns-repeated="5"/>
          <table:table-cell table:style-name="ce54" table:number-columns-repeated="1013"/>
        </table:table-row>
        <table:table-row table:style-name="ro1">
          <table:table-cell table:style-name="ce109" office:value-type="string" calcext:value-type="string" table:number-columns-spanned="3" table:number-rows-spanned="1">
            <text:p>Project Plan Summary</text:p>
          </table:table-cell>
          <table:covered-table-cell table:number-columns-repeated="2" table:style-name="ce109"/>
          <table:table-cell table:style-name="ce112" table:number-columns-repeated="5"/>
          <table:table-cell table:number-columns-repeated="1016"/>
        </table:table-row>
        <table:table-row table:style-name="ro32">
          <table:table-cell table:style-name="ce206" office:value-type="string" calcext:value-type="string" table:number-columns-spanned="6" table:number-rows-spanned="1">
            <text:p>Use this worksheet to record how much production code you plan to write and the amount of time to write it. <text:s/>Record the actual size once the project is complete. <text:s/>The actual time will be calculated from the Time Log. <text:s/>Please note that you are not being evaluated on how close your planned values to your actual values. </text:p>
          </table:table-cell>
          <table:covered-table-cell table:number-columns-repeated="5" table:style-name="ce206"/>
          <table:table-cell table:style-name="ce284" table:number-columns-repeated="4"/>
          <table:table-cell table:number-columns-repeated="1014"/>
        </table:table-row>
        <table:table-row table:style-name="ro2">
          <table:table-cell table:style-name="ce138" office:value-type="string" calcext:value-type="string">
            <text:p>Program Size (LOC)</text:p>
          </table:table-cell>
          <table:table-cell table:style-name="ce138"/>
          <table:table-cell table:style-name="ce276" office:value-type="string" calcext:value-type="string">
            <text:p>Plan</text:p>
          </table:table-cell>
          <table:table-cell table:style-name="ce276" office:value-type="string" calcext:value-type="string">
            <text:p>Actual</text:p>
          </table:table-cell>
          <table:table-cell table:style-name="ce276" office:value-type="string" calcext:value-type="string">
            <text:p>To Date</text:p>
          </table:table-cell>
          <table:table-cell/>
          <table:table-cell table:style-name="ce138" table:number-columns-repeated="2"/>
          <table:table-cell table:number-columns-repeated="1016"/>
        </table:table-row>
        <table:table-row table:style-name="ro2" table:visibility="collapse">
          <table:table-cell table:style-name="ce139" table:formula="of:=[$'Historical Data'.A52]" office:value-type="string" office:string-value="Base code LOC count" calcext:value-type="string">
            <text:p>Base code LOC count</text:p>
          </table:table-cell>
          <table:table-cell table:style-name="ce138"/>
          <table:table-cell table:style-name="ce154">
            <office:annotation draw:style-name="gr30" draw:text-style-name="P8" svg:width="114.89pt" svg:height="35.91pt" svg:x="235.84pt" svg:y="22pt" draw:caption-point-x="-56.69pt" draw:caption-point-y="84.27pt">
              <dc:date>2017-02-12T00:00:00</dc:date>
              <text:p text:style-name="P7"><text:span text:style-name="T4">Number of lines used from previously-written code</text:span></text:p>
              <text:p text:style-name="P7"><text:span text:style-name="T4"/></text:p>
            </office:annotation>
          </table:table-cell>
          <table:table-cell table:style-name="ce154"/>
          <table:table-cell table:style-name="ce280" table:formula="of:=[.D48]+[$'Historical Data'.E52]" office:value-type="float" office:value="0" calcext:value-type="float">
            <text:p>0</text:p>
          </table:table-cell>
          <table:table-cell/>
          <table:table-cell table:style-name="ce138" table:number-columns-repeated="2"/>
          <table:table-cell table:number-columns-repeated="1016"/>
        </table:table-row>
        <table:table-row table:style-name="ro2" table:visibility="collapse">
          <table:table-cell table:style-name="ce139" table:formula="of:=[$'Historical Data'.A53]" office:value-type="string" office:string-value="   Lines deleted from Base" calcext:value-type="string">
            <text:p><text:s text:c="3"/>Lines deleted from Base</text:p>
          </table:table-cell>
          <table:table-cell table:style-name="ce138"/>
          <table:table-cell table:style-name="ce154">
            <office:annotation draw:style-name="gr31" draw:text-style-name="P8" svg:width="114.89pt" svg:height="39.94pt" svg:x="235.84pt" svg:y="33.96pt" draw:caption-point-x="-56.69pt" draw:caption-point-y="72.31pt">
              <dc:date>2017-02-12T00:00:00</dc:date>
              <text:p text:style-name="P7"><text:span text:style-name="T4">Estimate of the number of lines deleted from previously-</text:span><text:span text:style-name="T4">written code</text:span></text:p>
              <text:p text:style-name="P7"><text:span text:style-name="T4"/></text:p>
            </office:annotation>
          </table:table-cell>
          <table:table-cell table:style-name="ce154"/>
          <table:table-cell table:style-name="ce280" table:formula="of:=[.D49]+[$'Historical Data'.E53]" office:value-type="float" office:value="0" calcext:value-type="float">
            <text:p>0</text:p>
          </table:table-cell>
          <table:table-cell/>
          <table:table-cell table:style-name="ce138" table:number-columns-repeated="2"/>
          <table:table-cell table:number-columns-repeated="1016"/>
        </table:table-row>
        <table:table-row table:style-name="ro2" table:visibility="collapse">
          <table:table-cell table:style-name="ce139" table:formula="of:=[$'Historical Data'.A54]" office:value-type="string" office:string-value="   Lines modified from Base" calcext:value-type="string">
            <text:p><text:s text:c="3"/>Lines modified from Base</text:p>
          </table:table-cell>
          <table:table-cell table:style-name="ce138"/>
          <table:table-cell table:style-name="ce154">
            <office:annotation draw:style-name="gr32" draw:text-style-name="P8" svg:width="114.89pt" svg:height="27.95pt" svg:x="235.84pt" svg:y="45.95pt" draw:caption-point-x="-56.69pt" draw:caption-point-y="60.32pt">
              <dc:date>2017-02-12T00:00:00</dc:date>
              <text:p text:style-name="P7"><text:span text:style-name="T4">Estimated of the number of lines modified from </text:span><text:span text:style-name="T4">previously-written code</text:span></text:p>
              <text:p text:style-name="P7"><text:span text:style-name="T4"/></text:p>
            </office:annotation>
          </table:table-cell>
          <table:table-cell table:style-name="ce154"/>
          <table:table-cell table:style-name="ce280" table:formula="of:=[.D50]+[$'Historical Data'.E54]" office:value-type="float" office:value="0" calcext:value-type="float">
            <text:p>0</text:p>
          </table:table-cell>
          <table:table-cell/>
          <table:table-cell table:style-name="ce138" table:number-columns-repeated="2"/>
          <table:table-cell table:number-columns-repeated="1016"/>
        </table:table-row>
        <table:table-row table:style-name="ro2" table:visibility="collapse">
          <table:table-cell table:style-name="ce139" table:formula="of:=[$'Historical Data'.A55]" office:value-type="string" office:string-value="   Lines added to Base" calcext:value-type="string">
            <text:p><text:s text:c="3"/>Lines added to Base</text:p>
          </table:table-cell>
          <table:table-cell table:style-name="ce138"/>
          <table:table-cell table:style-name="ce154">
            <office:annotation draw:style-name="gr33" draw:text-style-name="P8" svg:width="114.89pt" svg:height="77.07pt" svg:x="235.84pt" svg:y="57.91pt" draw:caption-point-x="-56.69pt" draw:caption-point-y="48.36pt">
              <dc:date>2017-02-12T00:00:00</dc:date>
              <text:p text:style-name="P7"><text:span text:style-name="T4">Estimate of the number of lines added to previously-</text:span><text:span text:style-name="T4">written code to bring it to the point where new </text:span><text:span text:style-name="T4">functionality can be added</text:span></text:p>
              <text:p text:style-name="P7"><text:span text:style-name="T4"/></text:p>
            </office:annotation>
          </table:table-cell>
          <table:table-cell table:style-name="ce154"/>
          <table:table-cell table:style-name="ce280" table:formula="of:=[.D51]+[$'Historical Data'.E55]" office:value-type="float" office:value="0" calcext:value-type="float">
            <text:p>0</text:p>
          </table:table-cell>
          <table:table-cell/>
          <table:table-cell table:style-name="ce138" table:number-columns-repeated="2"/>
          <table:table-cell table:number-columns-repeated="1016"/>
        </table:table-row>
        <table:table-row table:style-name="ro2" table:visibility="collapse">
          <table:table-cell table:style-name="ce139" table:formula="of:=[$'Historical Data'.A56]" office:value-type="string" office:string-value="Reused lines" calcext:value-type="string">
            <text:p>Reused lines</text:p>
          </table:table-cell>
          <table:table-cell table:style-name="ce138"/>
          <table:table-cell table:style-name="ce154">
            <office:annotation draw:style-name="gr34" draw:text-style-name="P8" svg:width="114.89pt" svg:height="80.08pt" svg:x="235.84pt" svg:y="69.9pt" draw:caption-point-x="-56.69pt" draw:caption-point-y="36.37pt">
              <dc:date>2017-02-12T00:00:00</dc:date>
              <text:p text:style-name="P7"><text:span text:style-name="T4">Count of the number of lines of reused source code</text:span></text:p>
              <text:p text:style-name="P7"><text:span text:style-name="T4"/></text:p>
            </office:annotation>
          </table:table-cell>
          <table:table-cell table:style-name="ce154"/>
          <table:table-cell table:style-name="ce280" table:formula="of:=[.D52]+[$'Historical Data'.E56]" office:value-type="float" office:value="0" calcext:value-type="float">
            <text:p>0</text:p>
          </table:table-cell>
          <table:table-cell/>
          <table:table-cell table:style-name="ce138" table:number-columns-repeated="2"/>
          <table:table-cell table:number-columns-repeated="1016"/>
        </table:table-row>
        <table:table-row table:style-name="ro2">
          <table:table-cell table:style-name="ce139" table:formula="of:=[$'Historical Data'.A57]" office:value-type="string" office:string-value="New component lines of code" calcext:value-type="string">
            <text:p>New component lines of code</text:p>
          </table:table-cell>
          <table:table-cell table:style-name="ce139"/>
          <table:table-cell table:style-name="ce154">
            <office:annotation draw:style-name="gr35" draw:text-style-name="P8" svg:width="112.11pt" svg:height="129.12pt" svg:x="235.84pt" svg:y="81.89pt" draw:caption-point-x="-56.69pt" draw:caption-point-y="24.38pt">
              <dc:date>2017-02-12T00:00:00</dc:date>
              <text:p text:style-name="P7"><text:span text:style-name="T5">Estimate the number of new lines of production </text:span><text:span text:style-name="T5">code that provide new functionality to meet the </text:span><text:span text:style-name="T5">specifications of </text:span></text:p>
              <text:p text:style-name="P7"><text:span text:style-name="T5">this assignment.</text:span></text:p>
            </office:annotation>
          </table:table-cell>
          <table:table-cell table:style-name="ce154"/>
          <table:table-cell table:style-name="ce280" table:formula="of:=[.D53]+[$'Historical Data'.E57]" office:value-type="float" office:value="0" calcext:value-type="float">
            <text:p>0</text:p>
          </table:table-cell>
          <table:table-cell/>
          <table:table-cell table:style-name="ce139" table:number-columns-repeated="2"/>
          <table:table-cell table:number-columns-repeated="1016"/>
        </table:table-row>
        <table:table-row table:style-name="ro2" table:visibility="collapse">
          <table:table-cell table:number-columns-repeated="2"/>
          <table:table-cell table:style-name="ce138" table:number-columns-repeated="3"/>
          <table:table-cell table:number-columns-repeated="1019"/>
        </table:table-row>
        <table:table-row table:style-name="ro2" table:visibility="collapse">
          <table:table-cell table:style-name="ce138" office:value-type="string" calcext:value-type="string">
            <text:p>Component Count</text:p>
          </table:table-cell>
          <table:table-cell table:style-name="ce138"/>
          <table:table-cell table:style-name="ce138" office:value-type="string" calcext:value-type="string">
            <text:p>Plan</text:p>
          </table:table-cell>
          <table:table-cell table:style-name="ce138" office:value-type="string" calcext:value-type="string">
            <text:p>Actual</text:p>
          </table:table-cell>
          <table:table-cell table:style-name="ce138" office:value-type="string" calcext:value-type="string">
            <text:p>To Date</text:p>
          </table:table-cell>
          <table:table-cell/>
          <table:table-cell table:style-name="ce138" table:number-columns-repeated="2"/>
          <table:table-cell table:number-columns-repeated="1016"/>
        </table:table-row>
        <table:table-row table:style-name="ro2" table:visibility="collapse">
          <table:table-cell table:style-name="ce139" table:formula="of:=[$'Historical Data'.A60]" office:value-type="string" office:string-value="Reused components" calcext:value-type="string">
            <text:p>Reused components</text:p>
          </table:table-cell>
          <table:table-cell table:style-name="ce138"/>
          <table:table-cell table:style-name="ce154" table:number-columns-repeated="2"/>
          <table:table-cell table:style-name="ce280" table:formula="of:=[.D56]+[$'Historical Data'.E60]" office:value-type="float" office:value="0" calcext:value-type="float">
            <text:p>0</text:p>
          </table:table-cell>
          <table:table-cell/>
          <table:table-cell table:style-name="ce138" table:number-columns-repeated="2"/>
          <table:table-cell table:number-columns-repeated="1016"/>
        </table:table-row>
        <table:table-row table:style-name="ro2" table:visibility="collapse">
          <table:table-cell table:style-name="ce139" table:formula="of:=[$'Historical Data'.A61]" office:value-type="string" office:string-value="Modified components" calcext:value-type="string">
            <text:p>Modified components</text:p>
          </table:table-cell>
          <table:table-cell table:style-name="ce139"/>
          <table:table-cell table:style-name="ce154" table:number-columns-repeated="2"/>
          <table:table-cell table:style-name="ce280" table:formula="of:=[.D57]+[$'Historical Data'.E61]" office:value-type="float" office:value="0" calcext:value-type="float">
            <text:p>0</text:p>
          </table:table-cell>
          <table:table-cell/>
          <table:table-cell table:style-name="ce139" table:number-columns-repeated="2"/>
          <table:table-cell table:number-columns-repeated="1016"/>
        </table:table-row>
        <table:table-row table:style-name="ro2" table:visibility="collapse">
          <table:table-cell table:style-name="ce139" table:formula="of:=[$'Historical Data'.A62]" office:value-type="string" office:string-value="New components" calcext:value-type="string">
            <text:p>New components</text:p>
          </table:table-cell>
          <table:table-cell table:style-name="ce139"/>
          <table:table-cell table:style-name="ce154" table:number-columns-repeated="2"/>
          <table:table-cell table:style-name="ce280" table:formula="of:=[.D58]+[$'Historical Data'.E62]" office:value-type="float" office:value="0" calcext:value-type="float">
            <text:p>0</text:p>
          </table:table-cell>
          <table:table-cell/>
          <table:table-cell table:style-name="ce139" table:number-columns-repeated="2"/>
          <table:table-cell table:number-columns-repeated="1016"/>
        </table:table-row>
        <table:table-row table:style-name="ro2">
          <table:table-cell table:style-name="ce138" table:number-columns-repeated="2"/>
          <table:table-cell table:style-name="ce277" table:content-validation-name="val2"/>
          <table:table-cell table:style-name="ce277" table:content-validation-name="val3"/>
          <table:table-cell table:style-name="ce281"/>
          <table:table-cell table:style-name="ce138" table:number-columns-repeated="1019"/>
        </table:table-row>
        <table:table-row table:style-name="ro2">
          <table:table-cell table:style-name="ce138" office:value-type="string" calcext:value-type="string">
            <text:p>Time In Phase (minutes)</text:p>
          </table:table-cell>
          <table:table-cell table:style-name="ce138"/>
          <table:table-cell table:style-name="ce277" table:content-validation-name="val2" office:value-type="string" calcext:value-type="string">
            <text:p>Plan</text:p>
          </table:table-cell>
          <table:table-cell table:style-name="ce277" table:content-validation-name="val3" office:value-type="string" calcext:value-type="string">
            <text:p>Actual</text:p>
          </table:table-cell>
          <table:table-cell table:style-name="ce281" office:value-type="string" calcext:value-type="string">
            <text:p>Actual to Date</text:p>
          </table:table-cell>
          <table:table-cell table:style-name="ce138" office:value-type="string" calcext:value-type="string">
            <text:p>Actual to Date %</text:p>
          </table:table-cell>
          <table:table-cell/>
          <table:table-cell table:style-name="ce138"/>
          <table:table-cell table:number-columns-repeated="1016"/>
        </table:table-row>
        <table:table-row table:style-name="ro2">
          <table:table-cell table:style-name="ce135" table:formula="of:=[.B4]" office:value-type="string" office:string-value="Analysis" calcext:value-type="string">
            <text:p>Analysis</text:p>
          </table:table-cell>
          <table:table-cell/>
          <table:table-cell table:style-name="ce278" table:content-validation-name="val2" table:formula="of:=IF([.$F$1]=&quot;CA01&quot;;&quot;&quot;;[.$C$72]*[$'Historical Data'.F65])" office:value-type="float" office:value="0" calcext:value-type="float">
            <text:p>0</text:p>
          </table:table-cell>
          <table:table-cell table:style-name="ce278" table:content-validation-name="val3" table:formula="of:=SUMIF([$'Time Log'.$F$48:.$F$137];[.A61];[$'Time Log'.$E$48:.$E$137])" office:value-type="float" office:value="0" calcext:value-type="float">
            <text:p>0</text:p>
          </table:table-cell>
          <table:table-cell table:style-name="ce260" table:formula="of:=[.D61]+[$'Historical Data'.E65]" office:value-type="float" office:value="0" calcext:value-type="float">
            <text:p>0</text:p>
          </table:table-cell>
          <table:table-cell table:style-name="ce165" table:formula="of:=IF([.$E$72]=0;0;[.E61]/[.$E$72])" office:value-type="percentage" office:value="0" calcext:value-type="percentage">
            <text:p>0.0%</text:p>
          </table:table-cell>
          <table:table-cell table:number-columns-repeated="1018"/>
        </table:table-row>
        <table:table-row table:style-name="ro2">
          <table:table-cell table:style-name="ce135" table:formula="of:=[.B5]" office:value-type="string" office:string-value="Architecture" calcext:value-type="string">
            <text:p>Architecture</text:p>
          </table:table-cell>
          <table:table-cell/>
          <table:table-cell table:style-name="ce278" table:content-validation-name="val2" table:formula="of:=IF([.$F$1]=&quot;CA01&quot;;&quot;&quot;;[.$C$72]*[$'Historical Data'.F66])" office:value-type="float" office:value="0" calcext:value-type="float">
            <text:p>0</text:p>
          </table:table-cell>
          <table:table-cell table:style-name="ce278" table:content-validation-name="val3" table:formula="of:=SUMIF([$'Time Log'.$F$48:.$F$137];[.A62];[$'Time Log'.$E$48:.$E$137])" office:value-type="float" office:value="40.0000000000001" calcext:value-type="float">
            <text:p>40</text:p>
          </table:table-cell>
          <table:table-cell table:style-name="ce260" table:formula="of:=[.D62]+[$'Historical Data'.E66]" office:value-type="float" office:value="40.0000000000001" calcext:value-type="float">
            <text:p>40</text:p>
          </table:table-cell>
          <table:table-cell table:style-name="ce165" table:formula="of:=IF([.$E$72]=0;0;[.E62]/[.$E$72])" office:value-type="percentage" office:value="0.210526315789474" calcext:value-type="percentage">
            <text:p>21.1%</text:p>
          </table:table-cell>
          <table:table-cell table:number-columns-repeated="1018"/>
        </table:table-row>
        <table:table-row table:style-name="ro2">
          <table:table-cell table:style-name="ce135" table:formula="of:=[.B6]" office:value-type="string" office:string-value="Project planning" calcext:value-type="string">
            <text:p>Project planning</text:p>
          </table:table-cell>
          <table:table-cell/>
          <table:table-cell table:style-name="ce278" table:content-validation-name="val2" table:formula="of:=IF([.$F$1]=&quot;CA01&quot;;&quot;&quot;;[.$C$72]*[$'Historical Data'.F67])" office:value-type="float" office:value="0" calcext:value-type="float">
            <text:p>0</text:p>
          </table:table-cell>
          <table:table-cell table:style-name="ce278" table:content-validation-name="val3" table:formula="of:=SUMIF([$'Time Log'.$F$48:.$F$137];[.A63];[$'Time Log'.$E$48:.$E$137])" office:value-type="float" office:value="25.0000000000001" calcext:value-type="float">
            <text:p>25</text:p>
          </table:table-cell>
          <table:table-cell table:style-name="ce260" table:formula="of:=[.D63]+[$'Historical Data'.E67]" office:value-type="float" office:value="25.0000000000001" calcext:value-type="float">
            <text:p>25</text:p>
          </table:table-cell>
          <table:table-cell table:style-name="ce165" table:formula="of:=IF([.$E$72]=0;0;[.E63]/[.$E$72])" office:value-type="percentage" office:value="0.131578947368421" calcext:value-type="percentage">
            <text:p>13.2%</text:p>
          </table:table-cell>
          <table:table-cell table:number-columns-repeated="1018"/>
        </table:table-row>
        <table:table-row table:style-name="ro2">
          <table:table-cell table:style-name="ce135" table:formula="of:=[.B7]" office:value-type="string" office:string-value="Interation planning" calcext:value-type="string">
            <text:p>Interation planning</text:p>
          </table:table-cell>
          <table:table-cell/>
          <table:table-cell table:style-name="ce278" table:content-validation-name="val2" table:formula="of:=IF([.$F$1]=&quot;CA01&quot;;&quot;&quot;;[.$C$72]*[$'Historical Data'.F68])" office:value-type="float" office:value="0" calcext:value-type="float">
            <text:p>0</text:p>
          </table:table-cell>
          <table:table-cell table:style-name="ce278" table:content-validation-name="val3" table:formula="of:=SUMIF([$'Time Log'.$F$48:.$F$137];[.A64];[$'Time Log'.$E$48:.$E$137])" office:value-type="float" office:value="0" calcext:value-type="float">
            <text:p>0</text:p>
          </table:table-cell>
          <table:table-cell table:style-name="ce260" table:formula="of:=[.D64]+[$'Historical Data'.E68]" office:value-type="float" office:value="0" calcext:value-type="float">
            <text:p>0</text:p>
          </table:table-cell>
          <table:table-cell table:style-name="ce165" table:formula="of:=IF([.$E$72]=0;0;[.E64]/[.$E$72])" office:value-type="percentage" office:value="0" calcext:value-type="percentage">
            <text:p>0.0%</text:p>
          </table:table-cell>
          <table:table-cell table:number-columns-repeated="1018"/>
        </table:table-row>
        <table:table-row table:style-name="ro2">
          <table:table-cell table:style-name="ce135" table:formula="of:=[.B8]" office:value-type="string" office:string-value="Construction" calcext:value-type="string">
            <text:p>Construction</text:p>
          </table:table-cell>
          <table:table-cell/>
          <table:table-cell table:style-name="ce278" table:content-validation-name="val2" table:formula="of:=IF([.$F$1]=&quot;CA01&quot;;&quot;&quot;;[.$C$72]*[$'Historical Data'.F69])" office:value-type="float" office:value="0" calcext:value-type="float">
            <text:p>0</text:p>
          </table:table-cell>
          <table:table-cell table:style-name="ce278" table:content-validation-name="val3" table:formula="of:=SUMIF([$'Time Log'.$F$48:.$F$137];[.A65];[$'Time Log'.$E$48:.$E$137])" office:value-type="float" office:value="80.0000000000003" calcext:value-type="float">
            <text:p>80</text:p>
          </table:table-cell>
          <table:table-cell table:style-name="ce260" table:formula="of:=[.D65]+[$'Historical Data'.E69]" office:value-type="float" office:value="80.0000000000003" calcext:value-type="float">
            <text:p>80</text:p>
          </table:table-cell>
          <table:table-cell table:style-name="ce165" table:formula="of:=IF([.$E$72]=0;0;[.E65]/[.$E$72])" office:value-type="percentage" office:value="0.421052631578948" calcext:value-type="percentage">
            <text:p>42.1%</text:p>
          </table:table-cell>
          <table:table-cell table:number-columns-repeated="1018"/>
        </table:table-row>
        <table:table-row table:style-name="ro2">
          <table:table-cell table:style-name="ce135" table:formula="of:=[.B9]" office:value-type="string" office:string-value="Refactoring" calcext:value-type="string">
            <text:p>Refactoring</text:p>
          </table:table-cell>
          <table:table-cell/>
          <table:table-cell table:style-name="ce278" table:content-validation-name="val2" table:formula="of:=IF([.$F$1]=&quot;CA01&quot;;&quot;&quot;;[.$C$72]*[$'Historical Data'.F70])" office:value-type="float" office:value="0" calcext:value-type="float">
            <text:p>0</text:p>
          </table:table-cell>
          <table:table-cell table:style-name="ce278" table:content-validation-name="val3" table:formula="of:=SUMIF([$'Time Log'.$F$48:.$F$137];[.A66];[$'Time Log'.$E$48:.$E$137])" office:value-type="float" office:value="0" calcext:value-type="float">
            <text:p>0</text:p>
          </table:table-cell>
          <table:table-cell table:style-name="ce260" table:formula="of:=[.D66]+[$'Historical Data'.E70]" office:value-type="float" office:value="0" calcext:value-type="float">
            <text:p>0</text:p>
          </table:table-cell>
          <table:table-cell table:style-name="ce165" table:formula="of:=IF([.$E$72]=0;0;[.E66]/[.$E$72])" office:value-type="percentage" office:value="0" calcext:value-type="percentage">
            <text:p>0.0%</text:p>
          </table:table-cell>
          <table:table-cell table:number-columns-repeated="1018"/>
        </table:table-row>
        <table:table-row table:style-name="ro2">
          <table:table-cell table:style-name="ce135" table:formula="of:=[.B10]" office:value-type="string" office:string-value="Review" calcext:value-type="string">
            <text:p>Review</text:p>
          </table:table-cell>
          <table:table-cell/>
          <table:table-cell table:style-name="ce278" table:content-validation-name="val2" table:formula="of:=IF([.$F$1]=&quot;CA01&quot;;&quot;&quot;;[.$C$72]*[$'Historical Data'.F71])" office:value-type="float" office:value="0" calcext:value-type="float">
            <text:p>0</text:p>
          </table:table-cell>
          <table:table-cell table:style-name="ce278" table:content-validation-name="val3" table:formula="of:=SUMIF([$'Time Log'.$F$48:.$F$137];[.A67];[$'Time Log'.$E$48:.$E$137])" office:value-type="float" office:value="0" calcext:value-type="float">
            <text:p>0</text:p>
          </table:table-cell>
          <table:table-cell table:style-name="ce260" table:formula="of:=[.D67]+[$'Historical Data'.E71]" office:value-type="float" office:value="0" calcext:value-type="float">
            <text:p>0</text:p>
          </table:table-cell>
          <table:table-cell table:style-name="ce165" table:formula="of:=IF([.$E$72]=0;0;[.E67]/[.$E$72])" office:value-type="percentage" office:value="0" calcext:value-type="percentage">
            <text:p>0.0%</text:p>
          </table:table-cell>
          <table:table-cell table:number-columns-repeated="1018"/>
        </table:table-row>
        <table:table-row table:style-name="ro2">
          <table:table-cell table:style-name="ce135" table:formula="of:=[.B11]" office:value-type="string" office:string-value="Integration test" calcext:value-type="string">
            <text:p>Integration test</text:p>
          </table:table-cell>
          <table:table-cell/>
          <table:table-cell table:style-name="ce278" table:content-validation-name="val2" table:formula="of:=IF([.$F$1]=&quot;CA01&quot;;&quot;&quot;;[.$C$72]*[$'Historical Data'.F72])" office:value-type="float" office:value="0" calcext:value-type="float">
            <text:p>0</text:p>
          </table:table-cell>
          <table:table-cell table:style-name="ce278" table:content-validation-name="val3" table:formula="of:=SUMIF([$'Time Log'.$F$48:.$F$137];[.A68];[$'Time Log'.$E$48:.$E$137])" office:value-type="float" office:value="45" calcext:value-type="float">
            <text:p>45</text:p>
          </table:table-cell>
          <table:table-cell table:style-name="ce260" table:formula="of:=[.D68]+[$'Historical Data'.E72]" office:value-type="float" office:value="45" calcext:value-type="float">
            <text:p>45</text:p>
          </table:table-cell>
          <table:table-cell table:style-name="ce165" table:formula="of:=IF([.$E$72]=0;0;[.E68]/[.$E$72])" office:value-type="percentage" office:value="0.236842105263157" calcext:value-type="percentage">
            <text:p>23.7%</text:p>
          </table:table-cell>
          <table:table-cell table:number-columns-repeated="1018"/>
        </table:table-row>
        <table:table-row table:style-name="ro2">
          <table:table-cell table:style-name="ce135" table:formula="of:=[.B12]" office:value-type="string" office:string-value="Repatterning" calcext:value-type="string">
            <text:p>Repatterning</text:p>
          </table:table-cell>
          <table:table-cell/>
          <table:table-cell table:style-name="ce278" table:content-validation-name="val2" table:formula="of:=IF([.$F$1]=&quot;CA01&quot;;&quot;&quot;;[.$C$72]*[$'Historical Data'.F73])" office:value-type="float" office:value="0" calcext:value-type="float">
            <text:p>0</text:p>
          </table:table-cell>
          <table:table-cell table:style-name="ce278" table:content-validation-name="val3" table:formula="of:=SUMIF([$'Time Log'.$F$48:.$F$137];[.A69];[$'Time Log'.$E$48:.$E$137])" office:value-type="float" office:value="0" calcext:value-type="float">
            <text:p>0</text:p>
          </table:table-cell>
          <table:table-cell table:style-name="ce260" table:formula="of:=[.D69]+[$'Historical Data'.E73]" office:value-type="float" office:value="0" calcext:value-type="float">
            <text:p>0</text:p>
          </table:table-cell>
          <table:table-cell table:style-name="ce165" table:formula="of:=IF([.$E$72]=0;0;[.E69]/[.$E$72])" office:value-type="percentage" office:value="0" calcext:value-type="percentage">
            <text:p>0.0%</text:p>
          </table:table-cell>
          <table:table-cell table:number-columns-repeated="1018"/>
        </table:table-row>
        <table:table-row table:style-name="ro2">
          <table:table-cell table:style-name="ce135" table:formula="of:=[.B13]" office:value-type="string" office:string-value="Postmortem" calcext:value-type="string">
            <text:p>Postmortem</text:p>
          </table:table-cell>
          <table:table-cell/>
          <table:table-cell table:style-name="ce278" table:content-validation-name="val2" table:formula="of:=IF([.$F$1]=&quot;CA01&quot;;&quot;&quot;;[.$C$72]*[$'Historical Data'.F74])" office:value-type="float" office:value="0" calcext:value-type="float">
            <text:p>0</text:p>
          </table:table-cell>
          <table:table-cell table:style-name="ce278" table:content-validation-name="val3" table:formula="of:=SUMIF([$'Time Log'.$F$48:.$F$137];[.A70];[$'Time Log'.$E$48:.$E$137])" office:value-type="float" office:value="0" calcext:value-type="float">
            <text:p>0</text:p>
          </table:table-cell>
          <table:table-cell table:style-name="ce260" table:formula="of:=[.D70]+[$'Historical Data'.E74]" office:value-type="float" office:value="0" calcext:value-type="float">
            <text:p>0</text:p>
          </table:table-cell>
          <table:table-cell table:style-name="ce165" table:formula="of:=IF([.$E$72]=0;0;[.E70]/[.$E$72])" office:value-type="percentage" office:value="0" calcext:value-type="percentage">
            <text:p>0.0%</text:p>
          </table:table-cell>
          <table:table-cell table:number-columns-repeated="1018"/>
        </table:table-row>
        <table:table-row table:style-name="ro2">
          <table:table-cell table:style-name="ce135" table:formula="of:=[.B14]" office:value-type="string" office:string-value="Sandbox" calcext:value-type="string">
            <text:p>Sandbox</text:p>
          </table:table-cell>
          <table:table-cell/>
          <table:table-cell table:style-name="ce278" table:content-validation-name="val2" table:formula="of:=IF([.$F$1]=&quot;CA01&quot;;&quot;&quot;;[.$C$72]*[$'Historical Data'.F75])" office:value-type="float" office:value="0" calcext:value-type="float">
            <text:p>0</text:p>
          </table:table-cell>
          <table:table-cell table:style-name="ce278" table:content-validation-name="val3" table:formula="of:=SUMIF([$'Time Log'.$F$48:.$F$137];[.A71];[$'Time Log'.$E$48:.$E$137])" office:value-type="float" office:value="0" calcext:value-type="float">
            <text:p>0</text:p>
          </table:table-cell>
          <table:table-cell table:style-name="ce260" table:formula="of:=[.D71]+[$'Historical Data'.E75]" office:value-type="float" office:value="0" calcext:value-type="float">
            <text:p>0</text:p>
          </table:table-cell>
          <table:table-cell table:style-name="ce165" table:formula="of:=IF([.$E$72]=0;0;[.E71]/[.$E$72])" office:value-type="percentage" office:value="0" calcext:value-type="percentage">
            <text:p>0.0%</text:p>
          </table:table-cell>
          <table:table-cell table:number-columns-repeated="1018"/>
        </table:table-row>
        <table:table-row table:style-name="ro2">
          <table:table-cell office:value-type="string" calcext:value-type="string">
            <text:p>TOTAL</text:p>
          </table:table-cell>
          <table:table-cell/>
          <table:table-cell table:style-name="ce154">
            <office:annotation draw:style-name="gr36" draw:text-style-name="P9" svg:width="114.92pt" svg:height="58pt" svg:x="339.56pt" svg:y="549.98pt" draw:caption-point-x="-160.41pt" draw:caption-point-y="-261.69pt">
              <dc:date>2017-02-12T00:00:00</dc:date>
              <text:p text:style-name="P7"><text:span text:style-name="T4">Estimate in minutes how much time you plan to expend </text:span><text:span text:style-name="T4">on this assignment.</text:span></text:p>
              <text:p text:style-name="P7"><text:span text:style-name="T4"/></text:p>
            </office:annotation>
          </table:table-cell>
          <table:table-cell table:style-name="ce278" table:content-validation-name="val3" table:formula="of:=SUM([.D61:.D71])" office:value-type="float" office:value="190.000000000001" calcext:value-type="float">
            <text:p>190</text:p>
          </table:table-cell>
          <table:table-cell table:style-name="ce260" table:formula="of:=[.D72]+[$'Historical Data'.E76]" office:value-type="float" office:value="190.000000000001" calcext:value-type="float">
            <text:p>190</text:p>
          </table:table-cell>
          <table:table-cell table:style-name="ce165" table:formula="of:=IF([.$E$72]=0;0;[.E72]/[.$E$72])" office:value-type="percentage" office:value="1" calcext:value-type="percentage">
            <text:p>100.0%</text:p>
          </table:table-cell>
          <table:table-cell table:number-columns-repeated="1018"/>
        </table:table-row>
        <table:table-row table:style-name="ro2">
          <table:table-cell table:number-columns-repeated="2"/>
          <table:table-cell table:style-name="ce218"/>
          <table:table-cell table:style-name="ce218" table:content-validation-name="val3"/>
          <table:table-cell table:style-name="ce56"/>
          <table:table-cell table:number-columns-repeated="1019"/>
        </table:table-row>
        <table:table-row table:style-name="ro2" table:visibility="collapse">
          <table:table-cell table:style-name="ce138" office:value-type="string" calcext:value-type="string">
            <text:p>Changes Injected</text:p>
          </table:table-cell>
          <table:table-cell table:style-name="ce138"/>
          <table:table-cell table:style-name="ce279"/>
          <table:table-cell table:style-name="ce279" office:value-type="string" calcext:value-type="string">
            <text:p>Actual</text:p>
          </table:table-cell>
          <table:table-cell table:style-name="ce281" office:value-type="string" calcext:value-type="string">
            <text:p>Actual to Date</text:p>
          </table:table-cell>
          <table:table-cell table:style-name="ce138" office:value-type="string" calcext:value-type="string">
            <text:p>Actual to Date %</text:p>
          </table:table-cell>
          <table:table-cell/>
          <table:table-cell table:style-name="ce138"/>
          <table:table-cell table:number-columns-repeated="1016"/>
        </table:table-row>
        <table:table-row table:style-name="ro2" table:visibility="collapse">
          <table:table-cell table:formula="of:=[.B4]" office:value-type="string" office:string-value="Analysis" calcext:value-type="string">
            <text:p>Analysis</text:p>
          </table:table-cell>
          <table:table-cell table:number-columns-repeated="2"/>
          <table:table-cell table:style-name="ce163" table:content-validation-name="val3" table:formula="of:=COUNTIF([$'Change Log'.$D$60:.$D$134];[.A75])" office:value-type="float" office:value="0" calcext:value-type="float">
            <text:p>0</text:p>
          </table:table-cell>
          <table:table-cell table:style-name="ce163" table:formula="of:=[.D75]+[$'Historical Data'.E79]" office:value-type="float" office:value="0" calcext:value-type="float">
            <text:p>0</text:p>
          </table:table-cell>
          <table:table-cell table:style-name="ce165" table:formula="of:=IF([.E75]=0;0;[.E75]/[.$E$86])" office:value-type="percentage" office:value="0" calcext:value-type="percentage">
            <text:p>0.0%</text:p>
          </table:table-cell>
          <table:table-cell table:number-columns-repeated="1018"/>
        </table:table-row>
        <table:table-row table:style-name="ro2" table:visibility="collapse">
          <table:table-cell table:formula="of:=[.B5]" office:value-type="string" office:string-value="Architecture" calcext:value-type="string">
            <text:p>Architecture</text:p>
          </table:table-cell>
          <table:table-cell table:number-columns-repeated="2"/>
          <table:table-cell table:style-name="ce163" table:content-validation-name="val3" table:formula="of:=COUNTIF([$'Change Log'.$D$60:.$D$134];[.A76])" office:value-type="float" office:value="0" calcext:value-type="float">
            <text:p>0</text:p>
          </table:table-cell>
          <table:table-cell table:style-name="ce163" table:formula="of:=[.D76]+[$'Historical Data'.E80]" office:value-type="float" office:value="0" calcext:value-type="float">
            <text:p>0</text:p>
          </table:table-cell>
          <table:table-cell table:style-name="ce165" table:formula="of:=IF([.E76]=0;0;[.E76]/[.$E$86])" office:value-type="percentage" office:value="0" calcext:value-type="percentage">
            <text:p>0.0%</text:p>
          </table:table-cell>
          <table:table-cell table:number-columns-repeated="1018"/>
        </table:table-row>
        <table:table-row table:style-name="ro2" table:visibility="collapse">
          <table:table-cell table:formula="of:=[.B6]" office:value-type="string" office:string-value="Project planning" calcext:value-type="string">
            <text:p>Project planning</text:p>
          </table:table-cell>
          <table:table-cell table:number-columns-repeated="2"/>
          <table:table-cell table:style-name="ce163" table:content-validation-name="val3" table:formula="of:=COUNTIF([$'Change Log'.$D$60:.$D$134];[.A77])" office:value-type="float" office:value="0" calcext:value-type="float">
            <text:p>0</text:p>
          </table:table-cell>
          <table:table-cell table:style-name="ce163" table:formula="of:=[.D77]+[$'Historical Data'.E81]" office:value-type="float" office:value="0" calcext:value-type="float">
            <text:p>0</text:p>
          </table:table-cell>
          <table:table-cell table:style-name="ce165" table:formula="of:=IF([.E77]=0;0;[.E77]/[.$E$86])" office:value-type="percentage" office:value="0" calcext:value-type="percentage">
            <text:p>0.0%</text:p>
          </table:table-cell>
          <table:table-cell/>
          <table:table-cell table:style-name="ce45"/>
          <table:table-cell table:number-columns-repeated="1016"/>
        </table:table-row>
        <table:table-row table:style-name="ro2" table:visibility="collapse">
          <table:table-cell table:formula="of:=[.B7]" office:value-type="string" office:string-value="Interation planning" calcext:value-type="string">
            <text:p>Interation planning</text:p>
          </table:table-cell>
          <table:table-cell table:number-columns-repeated="2"/>
          <table:table-cell table:style-name="ce163" table:content-validation-name="val3" table:formula="of:=COUNTIF([$'Change Log'.$D$60:.$D$134];[.A78])" office:value-type="float" office:value="0" calcext:value-type="float">
            <text:p>0</text:p>
          </table:table-cell>
          <table:table-cell table:style-name="ce163" table:formula="of:=[.D78]+[$'Historical Data'.E82]" office:value-type="float" office:value="0" calcext:value-type="float">
            <text:p>0</text:p>
          </table:table-cell>
          <table:table-cell table:style-name="ce165" table:formula="of:=IF([.E78]=0;0;[.E78]/[.$E$86])" office:value-type="percentage" office:value="0" calcext:value-type="percentage">
            <text:p>0.0%</text:p>
          </table:table-cell>
          <table:table-cell/>
          <table:table-cell table:style-name="ce45"/>
          <table:table-cell table:number-columns-repeated="1016"/>
        </table:table-row>
        <table:table-row table:style-name="ro2" table:visibility="collapse">
          <table:table-cell table:formula="of:=[.B8]" office:value-type="string" office:string-value="Construction" calcext:value-type="string">
            <text:p>Construction</text:p>
          </table:table-cell>
          <table:table-cell table:number-columns-repeated="2"/>
          <table:table-cell table:style-name="ce163" table:content-validation-name="val3" table:formula="of:=COUNTIF([$'Change Log'.$D$60:.$D$134];[.A79])" office:value-type="float" office:value="0" calcext:value-type="float">
            <text:p>0</text:p>
          </table:table-cell>
          <table:table-cell table:style-name="ce163" table:formula="of:=[.D79]+[$'Historical Data'.E83]" office:value-type="float" office:value="0" calcext:value-type="float">
            <text:p>0</text:p>
          </table:table-cell>
          <table:table-cell table:style-name="ce165" table:formula="of:=IF([.E79]=0;0;[.E79]/[.$E$86])" office:value-type="percentage" office:value="0" calcext:value-type="percentage">
            <text:p>0.0%</text:p>
          </table:table-cell>
          <table:table-cell table:number-columns-repeated="1018"/>
        </table:table-row>
        <table:table-row table:style-name="ro2" table:visibility="collapse">
          <table:table-cell table:formula="of:=[.B9]" office:value-type="string" office:string-value="Refactoring" calcext:value-type="string">
            <text:p>Refactoring</text:p>
          </table:table-cell>
          <table:table-cell table:number-columns-repeated="2"/>
          <table:table-cell table:style-name="ce163" table:content-validation-name="val3" table:formula="of:=COUNTIF([$'Change Log'.$D$60:.$D$134];[.A80])" office:value-type="float" office:value="0" calcext:value-type="float">
            <text:p>0</text:p>
          </table:table-cell>
          <table:table-cell table:style-name="ce163" table:formula="of:=[.D80]+[$'Historical Data'.E84]" office:value-type="float" office:value="0" calcext:value-type="float">
            <text:p>0</text:p>
          </table:table-cell>
          <table:table-cell table:style-name="ce165" table:formula="of:=IF([.E80]=0;0;[.E80]/[.$E$86])" office:value-type="percentage" office:value="0" calcext:value-type="percentage">
            <text:p>0.0%</text:p>
          </table:table-cell>
          <table:table-cell table:number-columns-repeated="1018"/>
        </table:table-row>
        <table:table-row table:style-name="ro2" table:visibility="collapse">
          <table:table-cell table:formula="of:=[.B10]" office:value-type="string" office:string-value="Review" calcext:value-type="string">
            <text:p>Review</text:p>
          </table:table-cell>
          <table:table-cell table:number-columns-repeated="2"/>
          <table:table-cell table:style-name="ce163" table:content-validation-name="val3" table:formula="of:=COUNTIF([$'Change Log'.$D$60:.$D$134];[.A81])" office:value-type="float" office:value="0" calcext:value-type="float">
            <text:p>0</text:p>
          </table:table-cell>
          <table:table-cell table:style-name="ce163" table:formula="of:=[.D81]+[$'Historical Data'.E85]" office:value-type="float" office:value="0" calcext:value-type="float">
            <text:p>0</text:p>
          </table:table-cell>
          <table:table-cell table:style-name="ce165" table:formula="of:=IF([.E81]=0;0;[.E81]/[.$E$86])" office:value-type="percentage" office:value="0" calcext:value-type="percentage">
            <text:p>0.0%</text:p>
          </table:table-cell>
          <table:table-cell table:number-columns-repeated="1018"/>
        </table:table-row>
        <table:table-row table:style-name="ro2" table:visibility="collapse">
          <table:table-cell table:formula="of:=[.B11]" office:value-type="string" office:string-value="Integration test" calcext:value-type="string">
            <text:p>Integration test</text:p>
          </table:table-cell>
          <table:table-cell table:number-columns-repeated="2"/>
          <table:table-cell table:style-name="ce163" table:content-validation-name="val3" table:formula="of:=COUNTIF([$'Change Log'.$D$60:.$D$134];[.A82])" office:value-type="float" office:value="0" calcext:value-type="float">
            <text:p>0</text:p>
          </table:table-cell>
          <table:table-cell table:style-name="ce163" table:formula="of:=[.D82]+[$'Historical Data'.E86]" office:value-type="float" office:value="0" calcext:value-type="float">
            <text:p>0</text:p>
          </table:table-cell>
          <table:table-cell table:style-name="ce165" table:formula="of:=IF([.E82]=0;0;[.E82]/[.$E$86])" office:value-type="percentage" office:value="0" calcext:value-type="percentage">
            <text:p>0.0%</text:p>
          </table:table-cell>
          <table:table-cell table:number-columns-repeated="1018"/>
        </table:table-row>
        <table:table-row table:style-name="ro2" table:visibility="collapse">
          <table:table-cell table:formula="of:=[.B12]" office:value-type="string" office:string-value="Repatterning" calcext:value-type="string">
            <text:p>Repatterning</text:p>
          </table:table-cell>
          <table:table-cell table:number-columns-repeated="2"/>
          <table:table-cell table:style-name="ce163" table:content-validation-name="val3" table:formula="of:=COUNTIF([$'Change Log'.$D$60:.$D$134];[.A83])" office:value-type="float" office:value="0" calcext:value-type="float">
            <text:p>0</text:p>
          </table:table-cell>
          <table:table-cell table:style-name="ce163" table:formula="of:=[.D83]+[$'Historical Data'.E87]" office:value-type="float" office:value="0" calcext:value-type="float">
            <text:p>0</text:p>
          </table:table-cell>
          <table:table-cell table:style-name="ce165" table:formula="of:=IF([.E83]=0;0;[.E83]/[.$E$86])" office:value-type="percentage" office:value="0" calcext:value-type="percentage">
            <text:p>0.0%</text:p>
          </table:table-cell>
          <table:table-cell table:number-columns-repeated="1018"/>
        </table:table-row>
        <table:table-row table:style-name="ro2" table:visibility="collapse">
          <table:table-cell table:formula="of:=[.B13]" office:value-type="string" office:string-value="Postmortem" calcext:value-type="string">
            <text:p>Postmortem</text:p>
          </table:table-cell>
          <table:table-cell table:number-columns-repeated="2"/>
          <table:table-cell table:style-name="ce163" table:content-validation-name="val3" table:formula="of:=COUNTIF([$'Change Log'.$D$60:.$D$134];[.A84])" office:value-type="float" office:value="0" calcext:value-type="float">
            <text:p>0</text:p>
          </table:table-cell>
          <table:table-cell table:style-name="ce163" table:formula="of:=[.D84]+[$'Historical Data'.E88]" office:value-type="float" office:value="0" calcext:value-type="float">
            <text:p>0</text:p>
          </table:table-cell>
          <table:table-cell table:style-name="ce165" table:formula="of:=IF([.E84]=0;0;[.E84]/[.$E$86])" office:value-type="percentage" office:value="0" calcext:value-type="percentage">
            <text:p>0.0%</text:p>
          </table:table-cell>
          <table:table-cell table:number-columns-repeated="1018"/>
        </table:table-row>
        <table:table-row table:style-name="ro2" table:visibility="collapse">
          <table:table-cell table:formula="of:=[.B14]" office:value-type="string" office:string-value="Sandbox" calcext:value-type="string">
            <text:p>Sandbox</text:p>
          </table:table-cell>
          <table:table-cell table:number-columns-repeated="2"/>
          <table:table-cell table:style-name="ce163" table:content-validation-name="val3" table:formula="of:=COUNTIF([$'Change Log'.$D$60:.$D$134];[.A85])" office:value-type="float" office:value="0" calcext:value-type="float">
            <text:p>0</text:p>
          </table:table-cell>
          <table:table-cell table:style-name="ce163" table:formula="of:=[.D85]+[$'Historical Data'.E89]" office:value-type="float" office:value="0" calcext:value-type="float">
            <text:p>0</text:p>
          </table:table-cell>
          <table:table-cell table:style-name="ce165" table:formula="of:=IF([.E85]=0;0;[.E85]/[.$E$86])" office:value-type="percentage" office:value="0" calcext:value-type="percentage">
            <text:p>0.0%</text:p>
          </table:table-cell>
          <table:table-cell table:number-columns-repeated="1018"/>
        </table:table-row>
        <table:table-row table:style-name="ro2" table:visibility="collapse">
          <table:table-cell office:value-type="string" calcext:value-type="string">
            <text:p>TOTAL</text:p>
          </table:table-cell>
          <table:table-cell table:number-columns-repeated="2"/>
          <table:table-cell table:style-name="ce163" table:content-validation-name="val3" table:formula="of:=SUM([.D75:.D85])" office:value-type="float" office:value="0" calcext:value-type="float">
            <text:p>0</text:p>
          </table:table-cell>
          <table:table-cell table:style-name="ce163" table:formula="of:=[.D86]+[$'Historical Data'.E90]" office:value-type="float" office:value="0" calcext:value-type="float">
            <text:p>0</text:p>
          </table:table-cell>
          <table:table-cell table:style-name="ce165" table:formula="of:=IF([.E86]=0;0;[.E86]/[.$E$86])" office:value-type="percentage" office:value="0" calcext:value-type="percentage">
            <text:p>0.0%</text:p>
          </table:table-cell>
          <table:table-cell table:number-columns-repeated="1018"/>
        </table:table-row>
        <table:table-row table:style-name="ro2" table:visibility="collapse">
          <table:table-cell table:number-columns-repeated="3"/>
          <table:table-cell table:content-validation-name="val3"/>
          <table:table-cell table:style-name="ce163"/>
          <table:table-cell table:number-columns-repeated="1019"/>
        </table:table-row>
        <table:table-row table:style-name="ro2" table:visibility="collapse">
          <table:table-cell table:style-name="ce138" office:value-type="string" calcext:value-type="string">
            <text:p>Changes Implemented</text:p>
          </table:table-cell>
          <table:table-cell table:style-name="ce138"/>
          <table:table-cell table:style-name="ce279"/>
          <table:table-cell table:style-name="ce279" office:value-type="string" calcext:value-type="string">
            <text:p>Actual</text:p>
          </table:table-cell>
          <table:table-cell table:style-name="ce281" office:value-type="string" calcext:value-type="string">
            <text:p>Actual to Date</text:p>
          </table:table-cell>
          <table:table-cell table:style-name="ce138" office:value-type="string" calcext:value-type="string">
            <text:p>Actual to Date %</text:p>
          </table:table-cell>
          <table:table-cell/>
          <table:table-cell table:style-name="ce138"/>
          <table:table-cell table:number-columns-repeated="1016"/>
        </table:table-row>
        <table:table-row table:style-name="ro2" table:visibility="collapse">
          <table:table-cell table:formula="of:=[.B4]" office:value-type="string" office:string-value="Analysis" calcext:value-type="string">
            <text:p>Analysis</text:p>
          </table:table-cell>
          <table:table-cell table:number-columns-repeated="2"/>
          <table:table-cell table:style-name="ce163" table:content-validation-name="val3" table:formula="of:=COUNTIF([$'Change Log'.$F$60:.$F$134];[.A89])" office:value-type="float" office:value="0" calcext:value-type="float">
            <text:p>0</text:p>
          </table:table-cell>
          <table:table-cell table:style-name="ce163" table:formula="of:=[.D89]+[$'Historical Data'.E93]" office:value-type="float" office:value="0" calcext:value-type="float">
            <text:p>0</text:p>
          </table:table-cell>
          <table:table-cell table:style-name="ce283" table:formula="of:=IF([.E89]=0;0;[.E89]/[.$E$100])" office:value-type="percentage" office:value="0" calcext:value-type="percentage">
            <text:p>0.0%</text:p>
          </table:table-cell>
          <table:table-cell table:number-columns-repeated="1018"/>
        </table:table-row>
        <table:table-row table:style-name="ro2" table:visibility="collapse">
          <table:table-cell table:formula="of:=[.B5]" office:value-type="string" office:string-value="Architecture" calcext:value-type="string">
            <text:p>Architecture</text:p>
          </table:table-cell>
          <table:table-cell table:number-columns-repeated="2"/>
          <table:table-cell table:style-name="ce163" table:content-validation-name="val3" table:formula="of:=COUNTIF([$'Change Log'.$F$60:.$F$134];[.A90])" office:value-type="float" office:value="0" calcext:value-type="float">
            <text:p>0</text:p>
          </table:table-cell>
          <table:table-cell table:style-name="ce163" table:formula="of:=[.D90]+[$'Historical Data'.E94]" office:value-type="float" office:value="0" calcext:value-type="float">
            <text:p>0</text:p>
          </table:table-cell>
          <table:table-cell table:style-name="ce283" table:formula="of:=IF([.E90]=0;0;[.E90]/[.$E$100])" office:value-type="percentage" office:value="0" calcext:value-type="percentage">
            <text:p>0.0%</text:p>
          </table:table-cell>
          <table:table-cell table:number-columns-repeated="1018"/>
        </table:table-row>
        <table:table-row table:style-name="ro2" table:visibility="collapse">
          <table:table-cell table:formula="of:=[.B6]" office:value-type="string" office:string-value="Project planning" calcext:value-type="string">
            <text:p>Project planning</text:p>
          </table:table-cell>
          <table:table-cell table:number-columns-repeated="2"/>
          <table:table-cell table:style-name="ce163" table:content-validation-name="val3" table:formula="of:=COUNTIF([$'Change Log'.$F$60:.$F$134];[.A91])" office:value-type="float" office:value="0" calcext:value-type="float">
            <text:p>0</text:p>
          </table:table-cell>
          <table:table-cell table:style-name="ce163" table:formula="of:=[.D91]+[$'Historical Data'.E95]" office:value-type="float" office:value="0" calcext:value-type="float">
            <text:p>0</text:p>
          </table:table-cell>
          <table:table-cell table:style-name="ce283" table:formula="of:=IF([.E91]=0;0;[.E91]/[.$E$100])" office:value-type="percentage" office:value="0" calcext:value-type="percentage">
            <text:p>0.0%</text:p>
          </table:table-cell>
          <table:table-cell table:number-columns-repeated="1018"/>
        </table:table-row>
        <table:table-row table:style-name="ro2" table:visibility="collapse">
          <table:table-cell table:formula="of:=[.B7]" office:value-type="string" office:string-value="Interation planning" calcext:value-type="string">
            <text:p>Interation planning</text:p>
          </table:table-cell>
          <table:table-cell table:number-columns-repeated="2"/>
          <table:table-cell table:style-name="ce163" table:content-validation-name="val3" table:formula="of:=COUNTIF([$'Change Log'.$F$60:.$F$134];[.A92])" office:value-type="float" office:value="0" calcext:value-type="float">
            <text:p>0</text:p>
          </table:table-cell>
          <table:table-cell table:style-name="ce163" table:formula="of:=[.D92]+[$'Historical Data'.E96]" office:value-type="float" office:value="0" calcext:value-type="float">
            <text:p>0</text:p>
          </table:table-cell>
          <table:table-cell table:style-name="ce283" table:formula="of:=IF([.E92]=0;0;[.E92]/[.$E$100])" office:value-type="percentage" office:value="0" calcext:value-type="percentage">
            <text:p>0.0%</text:p>
          </table:table-cell>
          <table:table-cell table:number-columns-repeated="1018"/>
        </table:table-row>
        <table:table-row table:style-name="ro2" table:visibility="collapse">
          <table:table-cell table:formula="of:=[.B8]" office:value-type="string" office:string-value="Construction" calcext:value-type="string">
            <text:p>Construction</text:p>
          </table:table-cell>
          <table:table-cell table:number-columns-repeated="2"/>
          <table:table-cell table:style-name="ce163" table:content-validation-name="val3" table:formula="of:=COUNTIF([$'Change Log'.$F$60:.$F$134];[.A93])" office:value-type="float" office:value="0" calcext:value-type="float">
            <text:p>0</text:p>
          </table:table-cell>
          <table:table-cell table:style-name="ce163" table:formula="of:=[.D93]+[$'Historical Data'.E97]" office:value-type="float" office:value="0" calcext:value-type="float">
            <text:p>0</text:p>
          </table:table-cell>
          <table:table-cell table:style-name="ce283" table:formula="of:=IF([.E93]=0;0;[.E93]/[.$E$100])" office:value-type="percentage" office:value="0" calcext:value-type="percentage">
            <text:p>0.0%</text:p>
          </table:table-cell>
          <table:table-cell table:number-columns-repeated="1018"/>
        </table:table-row>
        <table:table-row table:style-name="ro2" table:visibility="collapse">
          <table:table-cell table:formula="of:=[.B9]" office:value-type="string" office:string-value="Refactoring" calcext:value-type="string">
            <text:p>Refactoring</text:p>
          </table:table-cell>
          <table:table-cell table:number-columns-repeated="2"/>
          <table:table-cell table:style-name="ce163" table:content-validation-name="val3" table:formula="of:=COUNTIF([$'Change Log'.$F$60:.$F$134];[.A94])" office:value-type="float" office:value="0" calcext:value-type="float">
            <text:p>0</text:p>
          </table:table-cell>
          <table:table-cell table:style-name="ce163" table:formula="of:=[.D94]+[$'Historical Data'.E98]" office:value-type="float" office:value="0" calcext:value-type="float">
            <text:p>0</text:p>
          </table:table-cell>
          <table:table-cell table:style-name="ce283" table:formula="of:=IF([.E94]=0;0;[.E94]/[.$E$100])" office:value-type="percentage" office:value="0" calcext:value-type="percentage">
            <text:p>0.0%</text:p>
          </table:table-cell>
          <table:table-cell table:number-columns-repeated="1018"/>
        </table:table-row>
        <table:table-row table:style-name="ro2" table:visibility="collapse">
          <table:table-cell table:formula="of:=[.B10]" office:value-type="string" office:string-value="Review" calcext:value-type="string">
            <text:p>Review</text:p>
          </table:table-cell>
          <table:table-cell table:number-columns-repeated="2"/>
          <table:table-cell table:style-name="ce163" table:content-validation-name="val3" table:formula="of:=COUNTIF([$'Change Log'.$F$60:.$F$134];[.A95])" office:value-type="float" office:value="0" calcext:value-type="float">
            <text:p>0</text:p>
          </table:table-cell>
          <table:table-cell table:style-name="ce163" table:formula="of:=[.D95]+[$'Historical Data'.E99]" office:value-type="float" office:value="0" calcext:value-type="float">
            <text:p>0</text:p>
          </table:table-cell>
          <table:table-cell table:style-name="ce283" table:formula="of:=IF([.E95]=0;0;[.E95]/[.$E$100])" office:value-type="percentage" office:value="0" calcext:value-type="percentage">
            <text:p>0.0%</text:p>
          </table:table-cell>
          <table:table-cell table:number-columns-repeated="1018"/>
        </table:table-row>
        <table:table-row table:style-name="ro2" table:visibility="collapse">
          <table:table-cell table:formula="of:=[.B11]" office:value-type="string" office:string-value="Integration test" calcext:value-type="string">
            <text:p>Integration test</text:p>
          </table:table-cell>
          <table:table-cell table:number-columns-repeated="2"/>
          <table:table-cell table:style-name="ce163" table:content-validation-name="val3" table:formula="of:=COUNTIF([$'Change Log'.$F$60:.$F$134];[.A96])" office:value-type="float" office:value="0" calcext:value-type="float">
            <text:p>0</text:p>
          </table:table-cell>
          <table:table-cell table:style-name="ce163" table:formula="of:=[.D96]+[$'Historical Data'.E100]" office:value-type="float" office:value="0" calcext:value-type="float">
            <text:p>0</text:p>
          </table:table-cell>
          <table:table-cell table:style-name="ce283" table:formula="of:=IF([.E96]=0;0;[.E96]/[.$E$100])" office:value-type="percentage" office:value="0" calcext:value-type="percentage">
            <text:p>0.0%</text:p>
          </table:table-cell>
          <table:table-cell table:number-columns-repeated="1018"/>
        </table:table-row>
        <table:table-row table:style-name="ro2" table:visibility="collapse">
          <table:table-cell table:formula="of:=[.B12]" office:value-type="string" office:string-value="Repatterning" calcext:value-type="string">
            <text:p>Repatterning</text:p>
          </table:table-cell>
          <table:table-cell table:number-columns-repeated="2"/>
          <table:table-cell table:style-name="ce163" table:content-validation-name="val3" table:formula="of:=COUNTIF([$'Change Log'.$F$60:.$F$134];[.A97])" office:value-type="float" office:value="0" calcext:value-type="float">
            <text:p>0</text:p>
          </table:table-cell>
          <table:table-cell table:style-name="ce163" table:formula="of:=[.D97]+[$'Historical Data'.E101]" office:value-type="float" office:value="0" calcext:value-type="float">
            <text:p>0</text:p>
          </table:table-cell>
          <table:table-cell table:style-name="ce283" table:formula="of:=IF([.E97]=0;0;[.E97]/[.$E$100])" office:value-type="percentage" office:value="0" calcext:value-type="percentage">
            <text:p>0.0%</text:p>
          </table:table-cell>
          <table:table-cell table:number-columns-repeated="1018"/>
        </table:table-row>
        <table:table-row table:style-name="ro2" table:visibility="collapse">
          <table:table-cell table:formula="of:=[.B13]" office:value-type="string" office:string-value="Postmortem" calcext:value-type="string">
            <text:p>Postmortem</text:p>
          </table:table-cell>
          <table:table-cell table:number-columns-repeated="2"/>
          <table:table-cell table:style-name="ce163" table:content-validation-name="val3" table:formula="of:=COUNTIF([$'Change Log'.$F$60:.$F$134];[.A98])" office:value-type="float" office:value="0" calcext:value-type="float">
            <text:p>0</text:p>
          </table:table-cell>
          <table:table-cell table:style-name="ce163" table:formula="of:=[.D98]+[$'Historical Data'.E102]" office:value-type="float" office:value="0" calcext:value-type="float">
            <text:p>0</text:p>
          </table:table-cell>
          <table:table-cell table:style-name="ce283" table:formula="of:=IF([.E98]=0;0;[.E98]/[.$E$100])" office:value-type="percentage" office:value="0" calcext:value-type="percentage">
            <text:p>0.0%</text:p>
          </table:table-cell>
          <table:table-cell table:number-columns-repeated="1018"/>
        </table:table-row>
        <table:table-row table:style-name="ro2" table:visibility="collapse">
          <table:table-cell table:formula="of:=[.B14]" office:value-type="string" office:string-value="Sandbox" calcext:value-type="string">
            <text:p>Sandbox</text:p>
          </table:table-cell>
          <table:table-cell table:number-columns-repeated="2"/>
          <table:table-cell table:style-name="ce163" table:content-validation-name="val3" table:formula="of:=COUNTIF([$'Change Log'.$F$60:.$F$134];[.A99])" office:value-type="float" office:value="0" calcext:value-type="float">
            <text:p>0</text:p>
          </table:table-cell>
          <table:table-cell table:style-name="ce163" table:formula="of:=[.D99]+[$'Historical Data'.E103]" office:value-type="float" office:value="0" calcext:value-type="float">
            <text:p>0</text:p>
          </table:table-cell>
          <table:table-cell table:style-name="ce283" table:formula="of:=IF([.E99]=0;0;[.E99]/[.$E$100])" office:value-type="percentage" office:value="0" calcext:value-type="percentage">
            <text:p>0.0%</text:p>
          </table:table-cell>
          <table:table-cell table:number-columns-repeated="1018"/>
        </table:table-row>
        <table:table-row table:style-name="ro2" table:visibility="collapse">
          <table:table-cell office:value-type="string" calcext:value-type="string">
            <text:p>TOTAL</text:p>
          </table:table-cell>
          <table:table-cell table:number-columns-repeated="2"/>
          <table:table-cell table:style-name="ce163" table:formula="of:=SUM([.D89:.D99])" office:value-type="float" office:value="0" calcext:value-type="float">
            <text:p>0</text:p>
          </table:table-cell>
          <table:table-cell table:style-name="ce163" table:formula="of:=[.D100]+[$'Historical Data'.E104]" office:value-type="float" office:value="0" calcext:value-type="float">
            <text:p>0</text:p>
          </table:table-cell>
          <table:table-cell table:style-name="ce283" table:formula="of:=IF([.E100]=0;0;[.E100]/[.$E$100])" office:value-type="percentage" office:value="0" calcext:value-type="percentage">
            <text:p>0.0%</text:p>
          </table:table-cell>
          <table:table-cell table:number-columns-repeated="1018"/>
        </table:table-row>
        <table:table-row table:style-name="ro2" table:number-rows-repeated="1048475">
          <table:table-cell table:number-columns-repeated="1024"/>
        </table:table-row>
        <table:table-row table:style-name="ro2">
          <table:table-cell table:number-columns-repeated="1024"/>
        </table:table-row>
        <table:named-expressions>
          <table:named-expression table:name="A" table:base-cell-address="$Description.$A$1" table:expression="['file:///home/lord/Desktop/CSSE/UntitledUsers/umphress/Desktop/umphress/davidu/course/comp6700/assignment/@@archive/201310_2012_Fall/umphress/davidu/course/comp6700/assignment/archive/2009%20Spring/2008%20Fall/2008%20Spring/2007%20Fall/6old.xls'#$Assessment.$IV$65536]"/>
          <table:named-expression table:name="CodeChecklist" table:base-cell-address="$Description.$A$1" table:expression="#REF!"/>
          <table:named-expression table:name="ConceptualDesign" table:base-cell-address="$Description.$A$1" table:expression="#REF!"/>
          <table:named-expression table:name="ConceptualDesign1" table:base-cell-address="$Description.$A$1" table:expression="#REF!"/>
          <table:named-expression table:name="DefectLog4A" table:base-cell-address="$Description.$A$1" table:expression="$plan.$#REF!$#REF!"/>
          <table:named-expression table:name="DefectLog4AA" table:base-cell-address="$Description.$A$1" table:expression="#REF!"/>
          <table:named-expression table:name="DefectLog4AX" table:base-cell-address="$Description.$A$1" table:expression="#REF!"/>
          <table:named-expression table:name="FunctionalSpecification" table:base-cell-address="$Description.$A$1" table:expression="#REF!"/>
          <table:named-expression table:name="FunctionalSpecification6A" table:base-cell-address="$Description.$A$1" table:expression="$plan.$#REF!$#REF!"/>
          <table:named-expression table:name="HistoricalData4A" table:base-cell-address="$Description.$A$1" table:expression="$plan.$#REF!$#REF!"/>
          <table:named-expression table:name="InstructorAssessment4A" table:base-cell-address="$Description.$A$1" table:expression="$plan.$#REF!$#REF!"/>
          <table:named-expression table:name="l" table:base-cell-address="$Description.$A$1" table:expression="#REF!"/>
          <table:named-expression table:name="LessonLearned4A" table:base-cell-address="$Description.$A$1" table:expression="$plan.$#REF!$#REF!"/>
          <table:named-expression table:name="OperationalSpecification" table:base-cell-address="$Description.$A$1" table:expression="#REF!"/>
          <table:named-expression table:name="OperationalSpecification6A" table:base-cell-address="$Description.$A$1" table:expression="$plan.$#REF!$#REF!"/>
          <table:named-range table:name="ProjectPlanSummary4A" table:base-cell-address="$Description.$A$1" table:cell-range-address="$Plan.$A$45"/>
          <table:named-expression table:name="Schedule6A" table:base-cell-address="$Description.$A$1" table:expression="$plan.$#REF!$#REF!"/>
          <table:named-expression table:name="SizeEstimate4A" table:base-cell-address="$Description.$A$1" table:expression="$plan.$#REF!$#REF!"/>
          <table:named-expression table:name="SourceCode4A" table:base-cell-address="$Description.$A$1" table:expression="$plan.$#REF!$#REF!"/>
          <table:named-expression table:name="TaskPlan" table:base-cell-address="$Description.$A$1" table:expression="#REF!"/>
          <table:named-expression table:name="TaskPlan6A" table:base-cell-address="$Description.$A$1" table:expression="$plan.$#REF!$#REF!"/>
          <table:named-expression table:name="TestReport4A" table:base-cell-address="$Description.$A$1" table:expression="$plan.$#REF!$#REF!"/>
          <table:named-expression table:name="TimeLog4A" table:base-cell-address="$Description.$A$1" table:expression="$plan.$#REF!$#REF!"/>
          <table:named-expression table:name="toc6A" table:base-cell-address="$Description.$A$1" table:expression="$plan.$#REF!$#REF!"/>
        </table:named-expressions>
      </table:table>
      <table:table table:name="Iterations" table:style-name="ta13" table:protected="true">
        <loext:table-protection loext:select-protected-cells="true" loext:select-unprotected-cells="true"/>
        <table:table-column table:style-name="co54" table:default-cell-style-name="ce105"/>
        <table:table-column table:style-name="co55" table:number-columns-repeated="256" table:default-cell-style-name="ce105"/>
        <table:table-column table:style-name="co55" table:number-columns-repeated="767" table:default-cell-style-name="Default"/>
        <table:table-row table:style-name="ro1">
          <table:table-cell table:style-name="ce112" office:value-type="string" calcext:value-type="string">
            <text:p>Iterations</text:p>
          </table:table-cell>
          <table:table-cell table:style-name="ce112" table:number-columns-repeated="5"/>
          <table:table-cell table:style-name="ce55" table:number-columns-repeated="1018"/>
        </table:table-row>
        <table:table-row table:style-name="ro27" table:visibility="collapse">
          <table:table-cell table:style-name="ce184" table:number-columns-repeated="6"/>
          <table:table-cell table:style-name="ce55" table:number-columns-repeated="1018"/>
        </table:table-row>
        <table:table-row table:style-name="ro1" table:visibility="collapse">
          <table:table-cell table:style-name="ce224" office:value-type="string" calcext:value-type="string">
            <text:p>Standards</text:p>
          </table:table-cell>
          <table:table-cell table:style-name="ce191" table:number-columns-repeated="5"/>
          <table:table-cell table:style-name="ce55" table:number-columns-repeated="1018"/>
        </table:table-row>
        <table:table-row table:style-name="ro2" table:visibility="collapse">
          <table:table-cell table:style-name="ce191" office:value-type="string" calcext:value-type="string">
            <text:p>Start date:</text:p>
          </table:table-cell>
          <table:table-cell table:style-name="ce225" office:value-type="date" office:date-value="2000-01-01" calcext:value-type="date">
            <text:p>1/1/2000</text:p>
          </table:table-cell>
          <table:table-cell table:style-name="ce191" table:number-columns-repeated="4"/>
          <table:table-cell table:style-name="ce55" table:number-columns-repeated="1018"/>
        </table:table-row>
        <table:table-row table:style-name="ro2" table:visibility="collapse">
          <table:table-cell table:style-name="ce191" office:value-type="string" calcext:value-type="string">
            <text:p>End date:</text:p>
          </table:table-cell>
          <table:table-cell table:style-name="ce225" office:value-type="date" office:date-value="2025-01-01" calcext:value-type="date">
            <text:p>1/1/2025</text:p>
          </table:table-cell>
          <table:table-cell table:style-name="ce191" table:number-columns-repeated="4"/>
          <table:table-cell table:style-name="ce55" table:number-columns-repeated="1018"/>
        </table:table-row>
        <table:table-row table:style-name="ro2" table:visibility="collapse">
          <table:table-cell table:style-name="ce204" office:value-type="string" calcext:value-type="string">
            <text:p>Phases:</text:p>
          </table:table-cell>
          <table:table-cell table:style-name="ce226" office:value-type="string" calcext:value-type="string">
            <text:p>Planning</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226" office:value-type="string" calcext:value-type="string">
            <text:p>Design</text:p>
          </table:table-cell>
          <table:table-cell table:style-name="ce191" table:number-columns-repeated="2"/>
          <table:table-cell table:style-name="ce226"/>
          <table:table-cell table:style-name="ce191"/>
          <table:table-cell table:style-name="ce55" table:number-columns-repeated="1018"/>
        </table:table-row>
        <table:table-row table:style-name="ro2" table:visibility="collapse">
          <table:table-cell table:style-name="ce191"/>
          <table:table-cell table:style-name="ce226" office:value-type="string" calcext:value-type="string">
            <text:p>Design Review</text:p>
          </table:table-cell>
          <table:table-cell table:style-name="ce191" table:number-columns-repeated="2"/>
          <table:table-cell table:style-name="ce226"/>
          <table:table-cell table:style-name="ce191"/>
          <table:table-cell table:style-name="ce55" table:number-columns-repeated="1018"/>
        </table:table-row>
        <table:table-row table:style-name="ro2" table:visibility="collapse">
          <table:table-cell table:style-name="ce191"/>
          <table:table-cell table:style-name="ce226" office:value-type="string" calcext:value-type="string">
            <text:p>Code</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226" office:value-type="string" calcext:value-type="string">
            <text:p>Code Review</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226" office:value-type="string" calcext:value-type="string">
            <text:p>Compile</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226" office:value-type="string" calcext:value-type="string">
            <text:p>Test</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226" office:value-type="string" calcext:value-type="string">
            <text:p>Postmortem</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191" office:value-type="string" calcext:value-type="string">
            <text:p>Documentation</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191" office:value-type="string" calcext:value-type="string">
            <text:p>Syntax</text:p>
          </table:table-cell>
          <table:table-cell table:style-name="ce191" table:number-columns-repeated="4"/>
          <table:table-cell table:style-name="ce55" table:number-columns-repeated="1018"/>
        </table:table-row>
        <table:table-row table:style-name="ro2" table:visibility="collapse">
          <table:table-cell table:style-name="ce191" office:value-type="string" calcext:value-type="string">
            <text:p>Defect Types:</text:p>
          </table:table-cell>
          <table:table-cell table:style-name="ce191" office:value-type="string" calcext:value-type="string">
            <text:p>Build, Package</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191" office:value-type="string" calcext:value-type="string">
            <text:p>Assignment</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191" office:value-type="string" calcext:value-type="string">
            <text:p>Interface</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191" office:value-type="string" calcext:value-type="string">
            <text:p>Checking</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191" office:value-type="string" calcext:value-type="string">
            <text:p>Data</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191" office:value-type="string" calcext:value-type="string">
            <text:p>Function</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191" office:value-type="string" calcext:value-type="string">
            <text:p>System</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191" office:value-type="string" calcext:value-type="string">
            <text:p>Environment</text:p>
          </table:table-cell>
          <table:table-cell table:style-name="ce191" table:number-columns-repeated="4"/>
          <table:table-cell table:style-name="ce55" table:number-columns-repeated="1018"/>
        </table:table-row>
        <table:table-row table:style-name="ro2" table:visibility="collapse">
          <table:table-cell table:style-name="ce191" office:value-type="string" calcext:value-type="string">
            <text:p>Y/N:</text:p>
          </table:table-cell>
          <table:table-cell table:style-name="ce191" office:value-type="string" calcext:value-type="string">
            <text:p>Yes</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204" office:value-type="string" calcext:value-type="string">
            <text:p>No</text:p>
          </table:table-cell>
          <table:table-cell table:style-name="ce204" table:number-columns-repeated="4"/>
          <table:table-cell table:style-name="ce56" table:number-columns-repeated="1018"/>
        </table:table-row>
        <table:table-row table:style-name="ro2" table:visibility="collapse">
          <table:table-cell table:style-name="ce204" office:value-type="string" calcext:value-type="string">
            <text:p>Proxy Types:</text:p>
          </table:table-cell>
          <table:table-cell table:style-name="ce204" office:value-type="string" calcext:value-type="string">
            <text:p>Calculation</text:p>
          </table:table-cell>
          <table:table-cell table:style-name="ce204" table:number-columns-repeated="4"/>
          <table:table-cell table:style-name="ce55" table:number-columns-repeated="1018"/>
        </table:table-row>
        <table:table-row table:style-name="ro2" table:visibility="collapse">
          <table:table-cell table:style-name="ce204"/>
          <table:table-cell table:style-name="ce204" office:value-type="string" calcext:value-type="string">
            <text:p>Data</text:p>
          </table:table-cell>
          <table:table-cell table:style-name="ce204" table:number-columns-repeated="4"/>
          <table:table-cell table:style-name="ce55" table:number-columns-repeated="1018"/>
        </table:table-row>
        <table:table-row table:style-name="ro2" table:visibility="collapse">
          <table:table-cell table:style-name="ce204"/>
          <table:table-cell table:style-name="ce204" office:value-type="string" calcext:value-type="string">
            <text:p>I/O</text:p>
          </table:table-cell>
          <table:table-cell table:style-name="ce204" table:number-columns-repeated="4"/>
          <table:table-cell table:style-name="ce55" table:number-columns-repeated="1018"/>
        </table:table-row>
        <table:table-row table:style-name="ro2" table:visibility="collapse">
          <table:table-cell table:style-name="ce204"/>
          <table:table-cell table:style-name="ce204" office:value-type="string" calcext:value-type="string">
            <text:p>Logic</text:p>
          </table:table-cell>
          <table:table-cell table:style-name="ce204" table:number-columns-repeated="4"/>
          <table:table-cell table:style-name="ce55" table:number-columns-repeated="1018"/>
        </table:table-row>
        <table:table-row table:style-name="ro2" table:visibility="collapse">
          <table:table-cell table:style-name="ce204" table:number-columns-repeated="6"/>
          <table:table-cell table:style-name="ce55" table:number-columns-repeated="1018"/>
        </table:table-row>
        <table:table-row table:style-name="ro2" table:visibility="collapse">
          <table:table-cell table:style-name="ce204" table:number-columns-repeated="3"/>
          <table:table-cell table:style-name="ce204" office:value-type="string" calcext:value-type="string">
            <text:p>estimation methods</text:p>
          </table:table-cell>
          <table:table-cell table:style-name="ce204" office:value-type="string" calcext:value-type="string">
            <text:p>A</text:p>
          </table:table-cell>
          <table:table-cell table:style-name="ce204"/>
          <table:table-cell table:style-name="ce55" table:number-columns-repeated="1018"/>
        </table:table-row>
        <table:table-row table:style-name="ro2" table:visibility="collapse">
          <table:table-cell table:style-name="ce204" office:value-type="string" calcext:value-type="string">
            <text:p>Sizes:</text:p>
          </table:table-cell>
          <table:table-cell table:style-name="ce204" office:value-type="string" calcext:value-type="string">
            <text:p>VS</text:p>
          </table:table-cell>
          <table:table-cell table:style-name="ce204" table:number-columns-repeated="2"/>
          <table:table-cell table:style-name="ce204" office:value-type="string" calcext:value-type="string">
            <text:p>B</text:p>
          </table:table-cell>
          <table:table-cell table:style-name="ce204"/>
          <table:table-cell table:style-name="ce55" table:number-columns-repeated="1018"/>
        </table:table-row>
        <table:table-row table:style-name="ro2" table:visibility="collapse">
          <table:table-cell table:style-name="ce204"/>
          <table:table-cell table:style-name="ce204" office:value-type="string" calcext:value-type="string">
            <text:p>S</text:p>
          </table:table-cell>
          <table:table-cell table:style-name="ce204" table:number-columns-repeated="2"/>
          <table:table-cell table:style-name="ce204" office:value-type="string" calcext:value-type="string">
            <text:p>C</text:p>
          </table:table-cell>
          <table:table-cell table:style-name="ce204"/>
          <table:table-cell table:style-name="ce55" table:number-columns-repeated="1018"/>
        </table:table-row>
        <table:table-row table:style-name="ro2" table:visibility="collapse">
          <table:table-cell table:style-name="ce204"/>
          <table:table-cell table:style-name="ce204" office:value-type="string" calcext:value-type="string">
            <text:p>M</text:p>
          </table:table-cell>
          <table:table-cell table:style-name="ce204" table:number-columns-repeated="2"/>
          <table:table-cell table:style-name="ce204" office:value-type="string" calcext:value-type="string">
            <text:p>D</text:p>
          </table:table-cell>
          <table:table-cell table:style-name="ce204"/>
          <table:table-cell table:style-name="ce55" table:number-columns-repeated="1018"/>
        </table:table-row>
        <table:table-row table:style-name="ro2" table:visibility="collapse">
          <table:table-cell table:style-name="ce204"/>
          <table:table-cell table:style-name="ce204" office:value-type="string" calcext:value-type="string">
            <text:p>L</text:p>
          </table:table-cell>
          <table:table-cell table:style-name="ce204" table:number-columns-repeated="4"/>
          <table:table-cell table:style-name="ce55" table:number-columns-repeated="1018"/>
        </table:table-row>
        <table:table-row table:style-name="ro2" table:visibility="collapse">
          <table:table-cell table:style-name="ce204"/>
          <table:table-cell table:style-name="ce204" office:value-type="string" calcext:value-type="string">
            <text:p>VL</text:p>
          </table:table-cell>
          <table:table-cell table:style-name="ce204" table:number-columns-repeated="4"/>
          <table:table-cell table:style-name="ce55" table:number-columns-repeated="1018"/>
        </table:table-row>
        <table:table-row table:style-name="ro2" table:visibility="collapse">
          <table:table-cell table:style-name="ce204" office:value-type="string" calcext:value-type="string">
            <text:p>Duration:</text:p>
          </table:table-cell>
          <table:table-cell table:style-name="ce204" office:value-type="string" calcext:value-type="string">
            <text:p>LOCe x T</text:p>
          </table:table-cell>
          <table:table-cell table:style-name="ce204" table:number-columns-repeated="4"/>
          <table:table-cell table:style-name="ce55" table:number-columns-repeated="1018"/>
        </table:table-row>
        <table:table-row table:style-name="ro2" table:visibility="collapse">
          <table:table-cell table:style-name="ce204"/>
          <table:table-cell table:style-name="ce204" office:value-type="string" calcext:value-type="string">
            <text:p>LOCa x T</text:p>
          </table:table-cell>
          <table:table-cell table:style-name="ce204" table:number-columns-repeated="4"/>
          <table:table-cell table:style-name="ce55" table:number-columns-repeated="1018"/>
        </table:table-row>
        <table:table-row table:style-name="ro2" table:visibility="collapse">
          <table:table-cell table:style-name="ce204"/>
          <table:table-cell table:style-name="ce204" office:value-type="string" calcext:value-type="string">
            <text:p>Productivity</text:p>
          </table:table-cell>
          <table:table-cell table:style-name="ce204" table:number-columns-repeated="4"/>
          <table:table-cell table:style-name="ce55" table:number-columns-repeated="1018"/>
        </table:table-row>
        <table:table-row table:style-name="ro2" table:visibility="collapse">
          <table:table-cell table:style-name="ce204" table:number-columns-repeated="6"/>
          <table:table-cell table:style-name="ce55" table:number-columns-repeated="1018"/>
        </table:table-row>
        <table:table-row table:style-name="ro27" table:visibility="collapse">
          <table:table-cell table:style-name="ce184" table:number-columns-repeated="6"/>
          <table:table-cell table:style-name="ce55" table:number-columns-repeated="1018"/>
        </table:table-row>
        <table:table-row table:style-name="ro2">
          <table:table-cell table:style-name="ce45" table:number-columns-repeated="6"/>
          <table:table-cell table:style-name="ce44" table:number-columns-repeated="1018"/>
        </table:table-row>
        <table:table-row table:style-name="ro1">
          <table:table-cell table:style-name="ce112" office:value-type="string" calcext:value-type="string">
            <text:p>Component-Iteration Map</text:p>
          </table:table-cell>
          <table:table-cell table:style-name="ce112" table:number-columns-repeated="2"/>
          <table:table-cell table:style-name="ce218" table:number-columns-repeated="3"/>
          <table:table-cell table:style-name="ce215" table:number-columns-repeated="1018"/>
        </table:table-row>
        <table:table-row table:style-name="ro27">
          <table:table-cell table:style-name="ce215"/>
          <table:table-cell table:style-name="ce218" office:value-type="string" calcext:value-type="string">
            <text:p>Component</text:p>
          </table:table-cell>
          <table:table-cell table:style-name="ce300" office:value-type="string" calcext:value-type="string">
            <text:p>Iteration 1</text:p>
          </table:table-cell>
          <table:table-cell table:style-name="ce300" office:value-type="string" calcext:value-type="string">
            <text:p>Iteration 2</text:p>
          </table:table-cell>
          <table:table-cell table:style-name="ce300" office:value-type="string" calcext:value-type="string">
            <text:p>Iteration 3</text:p>
          </table:table-cell>
          <table:table-cell table:style-name="ce300" office:value-type="string" calcext:value-type="string">
            <text:p>Iteration 4</text:p>
          </table:table-cell>
          <table:table-cell table:style-name="ce300" office:value-type="string" calcext:value-type="string">
            <text:p>Iteration 5</text:p>
          </table:table-cell>
          <table:table-cell table:style-name="ce327" office:value-type="string" calcext:value-type="string">
            <text:p>Iteration 6</text:p>
          </table:table-cell>
          <table:table-cell table:style-name="ce327" office:value-type="string" calcext:value-type="string">
            <text:p>Iteration 7</text:p>
          </table:table-cell>
          <table:table-cell table:style-name="ce327" office:value-type="string" calcext:value-type="string">
            <text:p>Iteration 8</text:p>
          </table:table-cell>
          <table:table-cell table:style-name="ce327" office:value-type="string" calcext:value-type="string">
            <text:p>Iteration 9</text:p>
          </table:table-cell>
          <table:table-cell table:style-name="ce327" office:value-type="string" calcext:value-type="string">
            <text:p>Iteration 10</text:p>
          </table:table-cell>
          <table:table-cell table:style-name="ce215" table:number-columns-repeated="1012"/>
        </table:table-row>
        <table:table-row table:style-name="ro5">
          <table:table-cell table:style-name="ce285" office:value-type="string" calcext:value-type="string" table:number-columns-spanned="1" table:number-rows-spanned="10">
            <text:p>Base Components</text:p>
          </table:table-cell>
          <table:table-cell table:style-name="ce289" table:formula="of:=IF(ISBLANK([$Estimation.A44]);&quot;&quot;;[$Estimation.A44])">
            <text:p/>
          </table:table-cell>
          <table:table-cell table:style-name="ce301"/>
          <table:table-cell table:style-name="ce304" table:number-columns-repeated="8"/>
          <table:table-cell table:style-name="ce328"/>
          <table:table-cell table:style-name="ce215" table:formula="of:=SUM([.C45:.L45])"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45]);&quot;&quot;;[$Estimation.A45])">
            <text:p/>
          </table:table-cell>
          <table:table-cell table:style-name="ce302"/>
          <table:table-cell table:style-name="ce305" table:number-columns-repeated="8"/>
          <table:table-cell table:style-name="ce329"/>
          <table:table-cell table:style-name="ce215" table:formula="of:=SUM([.C46:.L46])"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46]);&quot;&quot;;[$Estimation.A46])">
            <text:p/>
          </table:table-cell>
          <table:table-cell table:style-name="ce302"/>
          <table:table-cell table:style-name="ce305" table:number-columns-repeated="8"/>
          <table:table-cell table:style-name="ce329"/>
          <table:table-cell table:style-name="ce215" table:formula="of:=SUM([.C47:.L47])"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47]);&quot;&quot;;[$Estimation.A47])">
            <text:p/>
          </table:table-cell>
          <table:table-cell table:style-name="ce302"/>
          <table:table-cell table:style-name="ce305" table:number-columns-repeated="8"/>
          <table:table-cell table:style-name="ce329"/>
          <table:table-cell table:style-name="ce215" table:formula="of:=SUM([.C48:.L48])"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48]);&quot;&quot;;[$Estimation.A48])">
            <text:p/>
          </table:table-cell>
          <table:table-cell table:style-name="ce302"/>
          <table:table-cell table:style-name="ce305" table:number-columns-repeated="8"/>
          <table:table-cell table:style-name="ce329"/>
          <table:table-cell table:style-name="ce215" table:formula="of:=SUM([.C49:.L49])"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49]);&quot;&quot;;[$Estimation.A49])">
            <text:p/>
          </table:table-cell>
          <table:table-cell table:style-name="ce302"/>
          <table:table-cell table:style-name="ce305" table:number-columns-repeated="8"/>
          <table:table-cell table:style-name="ce329"/>
          <table:table-cell table:style-name="ce215" table:formula="of:=SUM([.C50:.L50])"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50]);&quot;&quot;;[$Estimation.A50])">
            <text:p/>
          </table:table-cell>
          <table:table-cell table:style-name="ce302"/>
          <table:table-cell table:style-name="ce305" table:number-columns-repeated="8"/>
          <table:table-cell table:style-name="ce329"/>
          <table:table-cell table:style-name="ce215" table:formula="of:=SUM([.C51:.L51])"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51]);&quot;&quot;;[$Estimation.A51])">
            <text:p/>
          </table:table-cell>
          <table:table-cell table:style-name="ce302"/>
          <table:table-cell table:style-name="ce305" table:number-columns-repeated="8"/>
          <table:table-cell table:style-name="ce329"/>
          <table:table-cell table:style-name="ce215" table:formula="of:=SUM([.C52:.L52])"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52]);&quot;&quot;;[$Estimation.A52])">
            <text:p/>
          </table:table-cell>
          <table:table-cell table:style-name="ce302"/>
          <table:table-cell table:style-name="ce305" table:number-columns-repeated="8"/>
          <table:table-cell table:style-name="ce329"/>
          <table:table-cell table:style-name="ce215" table:formula="of:=SUM([.C53:.L53])" office:value-type="float" office:value="0" calcext:value-type="float">
            <text:p>0</text:p>
          </table:table-cell>
          <table:table-cell table:style-name="ce215" table:number-columns-repeated="1011"/>
        </table:table-row>
        <table:table-row table:style-name="ro5">
          <table:covered-table-cell table:style-name="ce285"/>
          <table:table-cell table:style-name="ce291" table:formula="of:=IF(ISBLANK([$Estimation.A53]);&quot;&quot;;[$Estimation.A53])">
            <text:p/>
          </table:table-cell>
          <table:table-cell table:style-name="ce303"/>
          <table:table-cell table:style-name="ce306" table:number-columns-repeated="8"/>
          <table:table-cell table:style-name="ce330"/>
          <table:table-cell table:style-name="ce215" table:formula="of:=SUM([.C54:.L54])" office:value-type="float" office:value="0" calcext:value-type="float">
            <text:p>0</text:p>
          </table:table-cell>
          <table:table-cell table:style-name="ce215" table:number-columns-repeated="1011"/>
        </table:table-row>
        <table:table-row table:style-name="ro27">
          <table:table-cell table:style-name="ce286"/>
          <table:table-cell table:style-name="ce292"/>
          <table:table-cell table:style-name="ce219" table:number-columns-repeated="10"/>
          <table:table-cell table:style-name="ce215"/>
          <table:table-cell table:style-name="ce44" table:number-columns-repeated="2"/>
          <table:table-cell table:style-name="ce215" table:number-columns-repeated="1009"/>
        </table:table-row>
        <table:table-row table:style-name="ro5">
          <table:table-cell table:style-name="ce285" office:value-type="string" calcext:value-type="string" table:number-columns-spanned="1" table:number-rows-spanned="20">
            <text:p>New Components</text:p>
          </table:table-cell>
          <table:table-cell table:style-name="ce289" table:formula="of:=IF(ISBLANK([$Estimation.A68]);&quot;&quot;;[$Estimation.A68])">
            <text:p/>
          </table:table-cell>
          <table:table-cell table:style-name="ce304" table:number-columns-repeated="9"/>
          <table:table-cell table:style-name="ce328"/>
          <table:table-cell table:style-name="ce215" table:formula="of:=SUM([.C56:.L56])"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69]);&quot;&quot;;[$Estimation.A69])">
            <text:p/>
          </table:table-cell>
          <table:table-cell table:style-name="ce305" table:number-columns-repeated="9"/>
          <table:table-cell table:style-name="ce329"/>
          <table:table-cell table:style-name="ce215" table:formula="of:=SUM([.C57:.L57])"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70]);&quot;&quot;;[$Estimation.A70])">
            <text:p/>
          </table:table-cell>
          <table:table-cell table:style-name="ce305" table:number-columns-repeated="9"/>
          <table:table-cell table:style-name="ce329"/>
          <table:table-cell table:style-name="ce215" table:formula="of:=SUM([.C58:.L58])"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71]);&quot;&quot;;[$Estimation.A71])">
            <text:p/>
          </table:table-cell>
          <table:table-cell table:style-name="ce305" table:number-columns-repeated="9"/>
          <table:table-cell table:style-name="ce329"/>
          <table:table-cell table:style-name="ce215" table:formula="of:=SUM([.C59:.L59])"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72]);&quot;&quot;;[$Estimation.A72])">
            <text:p/>
          </table:table-cell>
          <table:table-cell table:style-name="ce305" table:number-columns-repeated="9"/>
          <table:table-cell table:style-name="ce329"/>
          <table:table-cell table:style-name="ce215" table:formula="of:=SUM([.C60:.L60])"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73]);&quot;&quot;;[$Estimation.A73])">
            <text:p/>
          </table:table-cell>
          <table:table-cell table:style-name="ce305" table:number-columns-repeated="9"/>
          <table:table-cell table:style-name="ce329"/>
          <table:table-cell table:style-name="ce215" table:formula="of:=SUM([.C61:.L61])"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74]);&quot;&quot;;[$Estimation.A74])">
            <text:p/>
          </table:table-cell>
          <table:table-cell table:style-name="ce305" table:number-columns-repeated="9"/>
          <table:table-cell table:style-name="ce329"/>
          <table:table-cell table:style-name="ce215" table:formula="of:=SUM([.C62:.L62])"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75]);&quot;&quot;;[$Estimation.A75])">
            <text:p/>
          </table:table-cell>
          <table:table-cell table:style-name="ce305" table:number-columns-repeated="9"/>
          <table:table-cell table:style-name="ce329"/>
          <table:table-cell table:style-name="ce215" table:formula="of:=SUM([.C63:.L63])"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76]);&quot;&quot;;[$Estimation.A76])">
            <text:p/>
          </table:table-cell>
          <table:table-cell table:style-name="ce305" table:number-columns-repeated="9"/>
          <table:table-cell table:style-name="ce329"/>
          <table:table-cell table:style-name="ce215" table:formula="of:=SUM([.C64:.L64])"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77]);&quot;&quot;;[$Estimation.A77])">
            <text:p/>
          </table:table-cell>
          <table:table-cell table:style-name="ce305" table:number-columns-repeated="9"/>
          <table:table-cell table:style-name="ce329"/>
          <table:table-cell table:style-name="ce215" table:formula="of:=SUM([.C65:.L65])"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78]);&quot;&quot;;[$Estimation.A78])">
            <text:p/>
          </table:table-cell>
          <table:table-cell table:style-name="ce305" table:number-columns-repeated="9"/>
          <table:table-cell table:style-name="ce329"/>
          <table:table-cell table:style-name="ce215" table:formula="of:=SUM([.C66:.L66])"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79]);&quot;&quot;;[$Estimation.A79])">
            <text:p/>
          </table:table-cell>
          <table:table-cell table:style-name="ce305" table:number-columns-repeated="9"/>
          <table:table-cell table:style-name="ce329"/>
          <table:table-cell table:style-name="ce215" table:formula="of:=SUM([.C67:.L67])"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80]);&quot;&quot;;[$Estimation.A80])">
            <text:p/>
          </table:table-cell>
          <table:table-cell table:style-name="ce305" table:number-columns-repeated="9"/>
          <table:table-cell table:style-name="ce329"/>
          <table:table-cell table:style-name="ce215" table:formula="of:=SUM([.C68:.L68])"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81]);&quot;&quot;;[$Estimation.A81])">
            <text:p/>
          </table:table-cell>
          <table:table-cell table:style-name="ce305" table:number-columns-repeated="9"/>
          <table:table-cell table:style-name="ce329"/>
          <table:table-cell table:style-name="ce215" table:formula="of:=SUM([.C69:.L69])"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82]);&quot;&quot;;[$Estimation.A82])">
            <text:p/>
          </table:table-cell>
          <table:table-cell table:style-name="ce305" table:number-columns-repeated="9"/>
          <table:table-cell table:style-name="ce329"/>
          <table:table-cell table:style-name="ce215" table:formula="of:=SUM([.C70:.L70])"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83]);&quot;&quot;;[$Estimation.A83])">
            <text:p/>
          </table:table-cell>
          <table:table-cell table:style-name="ce305" table:number-columns-repeated="9"/>
          <table:table-cell table:style-name="ce329"/>
          <table:table-cell table:style-name="ce215" table:formula="of:=SUM([.C71:.L71])"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84]);&quot;&quot;;[$Estimation.A84])">
            <text:p/>
          </table:table-cell>
          <table:table-cell table:style-name="ce305" table:number-columns-repeated="9"/>
          <table:table-cell table:style-name="ce329"/>
          <table:table-cell table:style-name="ce215" table:formula="of:=SUM([.C72:.L72])"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85]);&quot;&quot;;[$Estimation.A85])">
            <text:p/>
          </table:table-cell>
          <table:table-cell table:style-name="ce305" table:number-columns-repeated="9"/>
          <table:table-cell table:style-name="ce329"/>
          <table:table-cell table:style-name="ce215" table:formula="of:=SUM([.C73:.L73])"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86]);&quot;&quot;;[$Estimation.A86])">
            <text:p/>
          </table:table-cell>
          <table:table-cell table:style-name="ce305" table:number-columns-repeated="9"/>
          <table:table-cell table:style-name="ce329"/>
          <table:table-cell table:style-name="ce215" table:formula="of:=SUM([.C74:.L74])" office:value-type="float" office:value="0" calcext:value-type="float">
            <text:p>0</text:p>
          </table:table-cell>
          <table:table-cell table:style-name="ce215" table:number-columns-repeated="1011"/>
        </table:table-row>
        <table:table-row table:style-name="ro5">
          <table:covered-table-cell table:style-name="ce285"/>
          <table:table-cell table:style-name="ce291" table:formula="of:=IF(ISBLANK([$Estimation.A87]);&quot;&quot;;[$Estimation.A87])">
            <text:p/>
          </table:table-cell>
          <table:table-cell table:style-name="ce306" table:number-columns-repeated="9"/>
          <table:table-cell table:style-name="ce330"/>
          <table:table-cell table:style-name="ce215" table:formula="of:=SUM([.C75:.L75])" office:value-type="float" office:value="0" calcext:value-type="float">
            <text:p>0</text:p>
          </table:table-cell>
          <table:table-cell table:style-name="ce215" table:number-columns-repeated="1011"/>
        </table:table-row>
        <table:table-row table:style-name="ro2">
          <table:table-cell table:style-name="ce215"/>
          <table:table-cell table:style-name="ce293" office:value-type="string" calcext:value-type="string">
            <text:p>Number of tasks:</text:p>
          </table:table-cell>
          <table:table-cell table:style-name="ce278" table:formula="of:=SUM([.C45:.C75])" office:value-type="float" office:value="0" calcext:value-type="float">
            <text:p>0</text:p>
          </table:table-cell>
          <table:table-cell table:style-name="ce278" table:formula="of:=SUM([.D45:.D75])" office:value-type="float" office:value="0" calcext:value-type="float">
            <text:p>0</text:p>
          </table:table-cell>
          <table:table-cell table:style-name="ce278" table:formula="of:=SUM([.E45:.E75])" office:value-type="float" office:value="0" calcext:value-type="float">
            <text:p>0</text:p>
          </table:table-cell>
          <table:table-cell table:style-name="ce278" table:formula="of:=SUM([.F45:.F75])" office:value-type="float" office:value="0" calcext:value-type="float">
            <text:p>0</text:p>
          </table:table-cell>
          <table:table-cell table:style-name="ce278" table:formula="of:=SUM([.G45:.G75])" office:value-type="float" office:value="0" calcext:value-type="float">
            <text:p>0</text:p>
          </table:table-cell>
          <table:table-cell table:style-name="ce278" table:formula="of:=SUM([.H45:.H75])" office:value-type="float" office:value="0" calcext:value-type="float">
            <text:p>0</text:p>
          </table:table-cell>
          <table:table-cell table:style-name="ce278" table:formula="of:=SUM([.I45:.I75])" office:value-type="float" office:value="0" calcext:value-type="float">
            <text:p>0</text:p>
          </table:table-cell>
          <table:table-cell table:style-name="ce278" table:formula="of:=SUM([.J45:.J75])" office:value-type="float" office:value="0" calcext:value-type="float">
            <text:p>0</text:p>
          </table:table-cell>
          <table:table-cell table:style-name="ce278" table:formula="of:=SUM([.K45:.K75])" office:value-type="float" office:value="0" calcext:value-type="float">
            <text:p>0</text:p>
          </table:table-cell>
          <table:table-cell table:style-name="ce278" table:formula="of:=SUM([.L45:.L75])" office:value-type="float" office:value="0" calcext:value-type="float">
            <text:p>0</text:p>
          </table:table-cell>
          <table:table-cell table:style-name="ce331" table:formula="of:=SUM([.C76:.L76])" office:value-type="float" office:value="0" calcext:value-type="float">
            <text:p>0</text:p>
          </table:table-cell>
          <table:table-cell table:style-name="ce215" table:number-columns-repeated="1011"/>
        </table:table-row>
        <table:table-row table:style-name="ro2">
          <table:table-cell table:style-name="ce56"/>
          <table:table-cell table:style-name="ce141" office:value-type="string" calcext:value-type="string">
            <text:p>Effort:</text:p>
          </table:table-cell>
          <table:table-cell table:style-name="ce153" table:formula="of:=IF(SUM([.$C76:.$L76])=0;0;([.C76]/SUM([.$C76:.$L76])*[$Estimation.$D$115]))" office:value-type="float" office:value="0" calcext:value-type="float">
            <text:p>0</text:p>
          </table:table-cell>
          <table:table-cell table:style-name="ce153" table:formula="of:=IF(SUM([.$C76:.$L76])=0;0;([.D76]/SUM([.$C76:.$L76])*[$Estimation.$D$115]))" office:value-type="float" office:value="0" calcext:value-type="float">
            <text:p>0</text:p>
          </table:table-cell>
          <table:table-cell table:style-name="ce153" table:formula="of:=IF(SUM([.$C76:.$L76])=0;0;([.E76]/SUM([.$C76:.$L76])*[$Estimation.$D$115]))" office:value-type="float" office:value="0" calcext:value-type="float">
            <text:p>0</text:p>
          </table:table-cell>
          <table:table-cell table:style-name="ce153" table:formula="of:=IF(SUM([.$C76:.$L76])=0;0;([.F76]/SUM([.$C76:.$L76])*[$Estimation.$D$115]))" office:value-type="float" office:value="0" calcext:value-type="float">
            <text:p>0</text:p>
          </table:table-cell>
          <table:table-cell table:style-name="ce153" table:formula="of:=IF(SUM([.$C76:.$L76])=0;0;([.G76]/SUM([.$C76:.$L76])*[$Estimation.$D$115]))" office:value-type="float" office:value="0" calcext:value-type="float">
            <text:p>0</text:p>
          </table:table-cell>
          <table:table-cell table:style-name="ce153" table:formula="of:=IF(SUM([.$C76:.$L76])=0;0;([.H76]/SUM([.$C76:.$L76])*[$Estimation.$D$115]))" office:value-type="float" office:value="0" calcext:value-type="float">
            <text:p>0</text:p>
          </table:table-cell>
          <table:table-cell table:style-name="ce153" table:formula="of:=IF(SUM([.$C76:.$L76])=0;0;([.I76]/SUM([.$C76:.$L76])*[$Estimation.$D$115]))" office:value-type="float" office:value="0" calcext:value-type="float">
            <text:p>0</text:p>
          </table:table-cell>
          <table:table-cell table:style-name="ce153" table:formula="of:=IF(SUM([.$C76:.$L76])=0;0;([.J76]/SUM([.$C76:.$L76])*[$Estimation.$D$115]))" office:value-type="float" office:value="0" calcext:value-type="float">
            <text:p>0</text:p>
          </table:table-cell>
          <table:table-cell table:style-name="ce153" table:formula="of:=IF(SUM([.$C76:.$L76])=0;0;([.K76]/SUM([.$C76:.$L76])*[$Estimation.$D$115]))" office:value-type="float" office:value="0" calcext:value-type="float">
            <text:p>0</text:p>
          </table:table-cell>
          <table:table-cell table:style-name="ce153" table:formula="of:=IF(SUM([.$C76:.$L76])=0;0;([.L76]/SUM([.$C76:.$L76])*[$Estimation.$D$115]))" office:value-type="float" office:value="0" calcext:value-type="float">
            <text:p>0</text:p>
          </table:table-cell>
          <table:table-cell table:style-name="ce260" table:formula="of:=SUM([.C77:.L77])" office:value-type="float" office:value="0" calcext:value-type="float">
            <text:p>0</text:p>
          </table:table-cell>
          <table:table-cell table:style-name="ce56" table:number-columns-repeated="1011"/>
        </table:table-row>
        <table:table-row table:style-name="ro2">
          <table:table-cell table:number-columns-repeated="1024"/>
        </table:table-row>
        <table:table-row table:style-name="ro6">
          <table:table-cell table:style-name="ce112" office:value-type="string" calcext:value-type="string">
            <text:p>WBS</text:p>
          </table:table-cell>
          <table:table-cell table:style-name="ce218" table:number-columns-repeated="5"/>
          <table:table-cell table:style-name="ce215" table:number-columns-repeated="1018"/>
        </table:table-row>
        <table:table-row table:style-name="ro33">
          <table:table-cell table:style-name="ce287"/>
          <table:table-cell table:style-name="ce294" office:value-type="string" calcext:value-type="string">
            <text:p>Iteration Number</text:p>
          </table:table-cell>
          <table:table-cell table:style-name="ce294" office:value-type="string" calcext:value-type="string">
            <text:p>Planned Effort (minutes)</text:p>
          </table:table-cell>
          <table:table-cell table:style-name="ce311" office:value-type="string" calcext:value-type="string">
            <text:p>Cumulative Planned Effort</text:p>
          </table:table-cell>
          <table:table-cell table:style-name="ce311" office:value-type="string" calcext:value-type="string">
            <text:p>Planned Velocity</text:p>
          </table:table-cell>
          <table:table-cell table:style-name="ce311" office:value-type="string" calcext:value-type="string">
            <text:p>Cumulative Planned Velocity</text:p>
          </table:table-cell>
          <table:table-cell table:style-name="ce322" office:value-type="string" calcext:value-type="string">
            <text:p>Planned Completion Date</text:p>
          </table:table-cell>
          <table:table-cell table:style-name="ce287" table:number-columns-repeated="1017"/>
        </table:table-row>
        <table:table-row table:style-name="ro2">
          <table:table-cell/>
          <table:table-cell table:style-name="ce295" office:value-type="float" office:value="1" calcext:value-type="float">
            <text:p>1</text:p>
          </table:table-cell>
          <table:table-cell table:style-name="ce307"/>
          <table:table-cell table:style-name="ce151" table:formula="of:=[.C81]" office:value-type="float" office:value="0" calcext:value-type="float">
            <text:p>0</text:p>
          </table:table-cell>
          <table:table-cell table:style-name="ce152"/>
          <table:table-cell table:style-name="ce318" table:formula="of:=[.E81]" office:value-type="float" office:value="0" calcext:value-type="float">
            <text:p>0</text:p>
          </table:table-cell>
          <table:table-cell table:style-name="ce323" table:content-validation-name="val13"/>
          <table:table-cell table:number-columns-repeated="1017"/>
        </table:table-row>
        <table:table-row table:style-name="ro2">
          <table:table-cell/>
          <table:table-cell table:style-name="ce295" office:value-type="float" office:value="2" calcext:value-type="float">
            <text:p>2</text:p>
          </table:table-cell>
          <table:table-cell table:style-name="ce307"/>
          <table:table-cell table:style-name="ce151" table:formula="of:=[.C82]+[.D81]" office:value-type="float" office:value="0" calcext:value-type="float">
            <text:p>0</text:p>
          </table:table-cell>
          <table:table-cell table:style-name="ce152"/>
          <table:table-cell table:style-name="ce318" table:formula="of:=[.E82]+[.F81]" office:value-type="float" office:value="0" calcext:value-type="float">
            <text:p>0</text:p>
          </table:table-cell>
          <table:table-cell table:style-name="ce323" table:content-validation-name="val13"/>
          <table:table-cell table:number-columns-repeated="1017"/>
        </table:table-row>
        <table:table-row table:style-name="ro2">
          <table:table-cell/>
          <table:table-cell table:style-name="ce295" office:value-type="float" office:value="3" calcext:value-type="float">
            <text:p>3</text:p>
          </table:table-cell>
          <table:table-cell table:style-name="ce307"/>
          <table:table-cell table:style-name="ce151" table:formula="of:=[.C83]+[.D82]" office:value-type="float" office:value="0" calcext:value-type="float">
            <text:p>0</text:p>
          </table:table-cell>
          <table:table-cell table:style-name="ce152"/>
          <table:table-cell table:style-name="ce318" table:formula="of:=[.E83]+[.F82]" office:value-type="float" office:value="0" calcext:value-type="float">
            <text:p>0</text:p>
          </table:table-cell>
          <table:table-cell table:style-name="ce323" table:content-validation-name="val13"/>
          <table:table-cell table:number-columns-repeated="1017"/>
        </table:table-row>
        <table:table-row table:style-name="ro2">
          <table:table-cell/>
          <table:table-cell table:style-name="ce295" office:value-type="float" office:value="4" calcext:value-type="float">
            <text:p>4</text:p>
          </table:table-cell>
          <table:table-cell table:style-name="ce307"/>
          <table:table-cell table:style-name="ce151" table:formula="of:=[.C84]+[.D83]" office:value-type="float" office:value="0" calcext:value-type="float">
            <text:p>0</text:p>
          </table:table-cell>
          <table:table-cell table:style-name="ce152"/>
          <table:table-cell table:style-name="ce318" table:formula="of:=[.E84]+[.F83]" office:value-type="float" office:value="0" calcext:value-type="float">
            <text:p>0</text:p>
          </table:table-cell>
          <table:table-cell table:style-name="ce323" table:content-validation-name="val13"/>
          <table:table-cell table:number-columns-repeated="1017"/>
        </table:table-row>
        <table:table-row table:style-name="ro2">
          <table:table-cell/>
          <table:table-cell table:style-name="ce295" office:value-type="float" office:value="5" calcext:value-type="float">
            <text:p>5</text:p>
          </table:table-cell>
          <table:table-cell table:style-name="ce307"/>
          <table:table-cell table:style-name="ce151" table:formula="of:=[.C85]+[.D84]" office:value-type="float" office:value="0" calcext:value-type="float">
            <text:p>0</text:p>
          </table:table-cell>
          <table:table-cell table:style-name="ce152"/>
          <table:table-cell table:style-name="ce318" table:formula="of:=[.E85]+[.F84]" office:value-type="float" office:value="0" calcext:value-type="float">
            <text:p>0</text:p>
          </table:table-cell>
          <table:table-cell table:style-name="ce323" table:content-validation-name="val13"/>
          <table:table-cell table:number-columns-repeated="1017"/>
        </table:table-row>
        <table:table-row table:style-name="ro2">
          <table:table-cell/>
          <table:table-cell table:style-name="ce295" office:value-type="float" office:value="6" calcext:value-type="float">
            <text:p>6</text:p>
          </table:table-cell>
          <table:table-cell table:style-name="ce307"/>
          <table:table-cell table:style-name="ce151" table:formula="of:=[.C86]+[.D85]" office:value-type="float" office:value="0" calcext:value-type="float">
            <text:p>0</text:p>
          </table:table-cell>
          <table:table-cell table:style-name="ce152"/>
          <table:table-cell table:style-name="ce318" table:formula="of:=[.E86]+[.F85]" office:value-type="float" office:value="0" calcext:value-type="float">
            <text:p>0</text:p>
          </table:table-cell>
          <table:table-cell table:style-name="ce323" table:content-validation-name="val13"/>
          <table:table-cell table:number-columns-repeated="1017"/>
        </table:table-row>
        <table:table-row table:style-name="ro2">
          <table:table-cell/>
          <table:table-cell table:style-name="ce295" office:value-type="float" office:value="7" calcext:value-type="float">
            <text:p>7</text:p>
          </table:table-cell>
          <table:table-cell table:style-name="ce307"/>
          <table:table-cell table:style-name="ce151" table:formula="of:=[.C87]+[.D86]" office:value-type="float" office:value="0" calcext:value-type="float">
            <text:p>0</text:p>
          </table:table-cell>
          <table:table-cell table:style-name="ce152"/>
          <table:table-cell table:style-name="ce318" table:formula="of:=[.E87]+[.F86]" office:value-type="float" office:value="0" calcext:value-type="float">
            <text:p>0</text:p>
          </table:table-cell>
          <table:table-cell table:style-name="ce323" table:content-validation-name="val13"/>
          <table:table-cell table:number-columns-repeated="1017"/>
        </table:table-row>
        <table:table-row table:style-name="ro2">
          <table:table-cell/>
          <table:table-cell table:style-name="ce295" office:value-type="float" office:value="8" calcext:value-type="float">
            <text:p>8</text:p>
          </table:table-cell>
          <table:table-cell table:style-name="ce307"/>
          <table:table-cell table:style-name="ce151" table:formula="of:=[.C88]+[.D87]" office:value-type="float" office:value="0" calcext:value-type="float">
            <text:p>0</text:p>
          </table:table-cell>
          <table:table-cell table:style-name="ce152"/>
          <table:table-cell table:style-name="ce318" table:formula="of:=[.E88]+[.F87]" office:value-type="float" office:value="0" calcext:value-type="float">
            <text:p>0</text:p>
          </table:table-cell>
          <table:table-cell table:style-name="ce323" table:content-validation-name="val13"/>
          <table:table-cell table:number-columns-repeated="1017"/>
        </table:table-row>
        <table:table-row table:style-name="ro2">
          <table:table-cell/>
          <table:table-cell table:style-name="ce295" office:value-type="float" office:value="9" calcext:value-type="float">
            <text:p>9</text:p>
          </table:table-cell>
          <table:table-cell table:style-name="ce307"/>
          <table:table-cell table:style-name="ce151" table:formula="of:=[.C89]+[.D88]" office:value-type="float" office:value="0" calcext:value-type="float">
            <text:p>0</text:p>
          </table:table-cell>
          <table:table-cell table:style-name="ce152"/>
          <table:table-cell table:style-name="ce318" table:formula="of:=[.E89]+[.F88]" office:value-type="float" office:value="0" calcext:value-type="float">
            <text:p>0</text:p>
          </table:table-cell>
          <table:table-cell table:style-name="ce323" table:content-validation-name="val13"/>
          <table:table-cell table:number-columns-repeated="1017"/>
        </table:table-row>
        <table:table-row table:style-name="ro27">
          <table:table-cell/>
          <table:table-cell table:style-name="ce296" office:value-type="float" office:value="10" calcext:value-type="float">
            <text:p>10</text:p>
          </table:table-cell>
          <table:table-cell table:style-name="ce308"/>
          <table:table-cell table:style-name="ce312" table:formula="of:=[.C90]+[.D89]" office:value-type="float" office:value="0" calcext:value-type="float">
            <text:p>0</text:p>
          </table:table-cell>
          <table:table-cell table:style-name="ce315"/>
          <table:table-cell table:style-name="ce319" table:formula="of:=[.E90]+[.F89]" office:value-type="float" office:value="0" calcext:value-type="float">
            <text:p>0</text:p>
          </table:table-cell>
          <table:table-cell table:style-name="ce324" table:content-validation-name="val13"/>
          <table:table-cell table:number-columns-repeated="1017"/>
        </table:table-row>
        <table:table-row table:style-name="ro2">
          <table:table-cell table:style-name="ce56"/>
          <table:table-cell table:style-name="ce297"/>
          <table:table-cell table:style-name="ce56" table:number-columns-repeated="1022"/>
        </table:table-row>
        <table:table-row table:style-name="ro6">
          <table:table-cell table:style-name="ce109" office:value-type="string" calcext:value-type="string">
            <text:p>Calendar</text:p>
          </table:table-cell>
          <table:table-cell table:style-name="ce109" table:number-columns-repeated="5"/>
          <table:table-cell table:style-name="ce56" table:number-columns-repeated="1018"/>
        </table:table-row>
        <table:table-row table:style-name="ro34">
          <table:table-cell table:style-name="ce288"/>
          <table:table-cell table:style-name="ce294" office:value-type="string" calcext:value-type="string">
            <text:p>Day #</text:p>
          </table:table-cell>
          <table:table-cell table:style-name="ce309" office:value-type="string" calcext:value-type="string">
            <text:p>Date</text:p>
          </table:table-cell>
          <table:table-cell table:style-name="ce294" office:value-type="string" calcext:value-type="string">
            <text:p>Available Minutes</text:p>
          </table:table-cell>
          <table:table-cell table:style-name="ce311" office:value-type="string" calcext:value-type="string">
            <text:p>Cumulative Minutes</text:p>
          </table:table-cell>
          <table:table-cell table:style-name="ce311" office:value-type="string" calcext:value-type="string">
            <text:p>Planned Velocity</text:p>
          </table:table-cell>
          <table:table-cell table:style-name="ce322" office:value-type="string" calcext:value-type="string">
            <text:p>Cumulative Planned Velocity</text:p>
          </table:table-cell>
          <table:table-cell table:style-name="ce288" table:number-columns-repeated="1017"/>
        </table:table-row>
        <table:table-row table:style-name="ro2">
          <table:table-cell table:style-name="ce257"/>
          <table:table-cell table:style-name="ce298" office:value-type="float" office:value="1" calcext:value-type="float">
            <text:p>1</text:p>
          </table:table-cell>
          <table:table-cell table:style-name="ce310" table:content-validation-name="val12" office:value-type="string" calcext:value-type="string">
            <text:p>due date - 24</text:p>
          </table:table-cell>
          <table:table-cell table:style-name="ce313"/>
          <table:table-cell table:style-name="ce316" table:formula="of:=[.D94]" office:value-type="float" office:value="0" calcext:value-type="float">
            <text:p>0</text:p>
          </table:table-cell>
          <table:table-cell table:style-name="ce320"/>
          <table:table-cell table:style-name="ce325" table:formula="of:=[.F94]"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 calcext:value-type="float">
            <text:p>2</text:p>
          </table:table-cell>
          <table:table-cell table:style-name="ce310" table:content-validation-name="val12" office:value-type="string" calcext:value-type="string">
            <text:p>due date - 23</text:p>
          </table:table-cell>
          <table:table-cell table:style-name="ce313"/>
          <table:table-cell table:style-name="ce316" table:formula="of:=[.D95]+[.E94]" office:value-type="float" office:value="0" calcext:value-type="float">
            <text:p>0</text:p>
          </table:table-cell>
          <table:table-cell table:style-name="ce320"/>
          <table:table-cell table:style-name="ce325" table:formula="of:=[.F95]+[.G94]"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 calcext:value-type="float">
            <text:p>3</text:p>
          </table:table-cell>
          <table:table-cell table:style-name="ce310" table:content-validation-name="val12" office:value-type="string" calcext:value-type="string">
            <text:p>due date - 22</text:p>
          </table:table-cell>
          <table:table-cell table:style-name="ce313"/>
          <table:table-cell table:style-name="ce316" table:formula="of:=[.D96]+[.E95]" office:value-type="float" office:value="0" calcext:value-type="float">
            <text:p>0</text:p>
          </table:table-cell>
          <table:table-cell table:style-name="ce320"/>
          <table:table-cell table:style-name="ce325" table:formula="of:=[.F96]+[.G95]"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4" calcext:value-type="float">
            <text:p>4</text:p>
          </table:table-cell>
          <table:table-cell table:style-name="ce310" table:content-validation-name="val12" office:value-type="string" calcext:value-type="string">
            <text:p>due date - 21</text:p>
          </table:table-cell>
          <table:table-cell table:style-name="ce313"/>
          <table:table-cell table:style-name="ce316" table:formula="of:=[.D97]+[.E96]" office:value-type="float" office:value="0" calcext:value-type="float">
            <text:p>0</text:p>
          </table:table-cell>
          <table:table-cell table:style-name="ce320"/>
          <table:table-cell table:style-name="ce325" table:formula="of:=[.F97]+[.G96]"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5" calcext:value-type="float">
            <text:p>5</text:p>
          </table:table-cell>
          <table:table-cell table:style-name="ce310" table:content-validation-name="val12" office:value-type="string" calcext:value-type="string">
            <text:p>due date - 20</text:p>
          </table:table-cell>
          <table:table-cell table:style-name="ce313"/>
          <table:table-cell table:style-name="ce316" table:formula="of:=[.D98]+[.E97]" office:value-type="float" office:value="0" calcext:value-type="float">
            <text:p>0</text:p>
          </table:table-cell>
          <table:table-cell table:style-name="ce320"/>
          <table:table-cell table:style-name="ce325" table:formula="of:=[.F98]+[.G97]"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6" calcext:value-type="float">
            <text:p>6</text:p>
          </table:table-cell>
          <table:table-cell table:style-name="ce310" table:content-validation-name="val12" office:value-type="string" calcext:value-type="string">
            <text:p>due date - 19</text:p>
          </table:table-cell>
          <table:table-cell table:style-name="ce313"/>
          <table:table-cell table:style-name="ce316" table:formula="of:=[.D99]+[.E98]" office:value-type="float" office:value="0" calcext:value-type="float">
            <text:p>0</text:p>
          </table:table-cell>
          <table:table-cell table:style-name="ce320"/>
          <table:table-cell table:style-name="ce325" table:formula="of:=[.F99]+[.G98]"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7" calcext:value-type="float">
            <text:p>7</text:p>
          </table:table-cell>
          <table:table-cell table:style-name="ce310" table:content-validation-name="val12" office:value-type="string" calcext:value-type="string">
            <text:p>due date - 18</text:p>
          </table:table-cell>
          <table:table-cell table:style-name="ce313"/>
          <table:table-cell table:style-name="ce316" table:formula="of:=[.D100]+[.E99]" office:value-type="float" office:value="0" calcext:value-type="float">
            <text:p>0</text:p>
          </table:table-cell>
          <table:table-cell table:style-name="ce320"/>
          <table:table-cell table:style-name="ce325" table:formula="of:=[.F100]+[.G99]"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8" calcext:value-type="float">
            <text:p>8</text:p>
          </table:table-cell>
          <table:table-cell table:style-name="ce310" table:content-validation-name="val12" office:value-type="string" calcext:value-type="string">
            <text:p>due date - 17</text:p>
          </table:table-cell>
          <table:table-cell table:style-name="ce313"/>
          <table:table-cell table:style-name="ce316" table:formula="of:=[.D101]+[.E100]" office:value-type="float" office:value="0" calcext:value-type="float">
            <text:p>0</text:p>
          </table:table-cell>
          <table:table-cell table:style-name="ce320"/>
          <table:table-cell table:style-name="ce325" table:formula="of:=[.F101]+[.G100]"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9" calcext:value-type="float">
            <text:p>9</text:p>
          </table:table-cell>
          <table:table-cell table:style-name="ce310" table:content-validation-name="val12" office:value-type="string" calcext:value-type="string">
            <text:p>due date - 16</text:p>
          </table:table-cell>
          <table:table-cell table:style-name="ce313"/>
          <table:table-cell table:style-name="ce316" table:formula="of:=[.D102]+[.E101]" office:value-type="float" office:value="0" calcext:value-type="float">
            <text:p>0</text:p>
          </table:table-cell>
          <table:table-cell table:style-name="ce320"/>
          <table:table-cell table:style-name="ce325" table:formula="of:=[.F102]+[.G101]"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10" calcext:value-type="float">
            <text:p>10</text:p>
          </table:table-cell>
          <table:table-cell table:style-name="ce310" table:content-validation-name="val12" office:value-type="string" calcext:value-type="string">
            <text:p>due date - 15</text:p>
          </table:table-cell>
          <table:table-cell table:style-name="ce313"/>
          <table:table-cell table:style-name="ce316" table:formula="of:=[.D103]+[.E102]" office:value-type="float" office:value="0" calcext:value-type="float">
            <text:p>0</text:p>
          </table:table-cell>
          <table:table-cell table:style-name="ce320"/>
          <table:table-cell table:style-name="ce325" table:formula="of:=[.F103]+[.G102]"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11" calcext:value-type="float">
            <text:p>11</text:p>
          </table:table-cell>
          <table:table-cell table:style-name="ce310" table:content-validation-name="val12" office:value-type="string" calcext:value-type="string">
            <text:p>due date - 14</text:p>
          </table:table-cell>
          <table:table-cell table:style-name="ce313"/>
          <table:table-cell table:style-name="ce316" table:formula="of:=[.D104]+[.E103]" office:value-type="float" office:value="0" calcext:value-type="float">
            <text:p>0</text:p>
          </table:table-cell>
          <table:table-cell table:style-name="ce320"/>
          <table:table-cell table:style-name="ce325" table:formula="of:=[.F104]+[.G103]"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12" calcext:value-type="float">
            <text:p>12</text:p>
          </table:table-cell>
          <table:table-cell table:style-name="ce310" table:content-validation-name="val12" office:value-type="string" calcext:value-type="string">
            <text:p>due date - 13</text:p>
          </table:table-cell>
          <table:table-cell table:style-name="ce313"/>
          <table:table-cell table:style-name="ce316" table:formula="of:=[.D105]+[.E104]" office:value-type="float" office:value="0" calcext:value-type="float">
            <text:p>0</text:p>
          </table:table-cell>
          <table:table-cell table:style-name="ce320"/>
          <table:table-cell table:style-name="ce325" table:formula="of:=[.F105]+[.G104]"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13" calcext:value-type="float">
            <text:p>13</text:p>
          </table:table-cell>
          <table:table-cell table:style-name="ce310" table:content-validation-name="val12" office:value-type="string" calcext:value-type="string">
            <text:p>due date - 12</text:p>
          </table:table-cell>
          <table:table-cell table:style-name="ce313"/>
          <table:table-cell table:style-name="ce316" table:formula="of:=[.D106]+[.E105]" office:value-type="float" office:value="0" calcext:value-type="float">
            <text:p>0</text:p>
          </table:table-cell>
          <table:table-cell table:style-name="ce320"/>
          <table:table-cell table:style-name="ce325" table:formula="of:=[.F106]+[.G105]"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14" calcext:value-type="float">
            <text:p>14</text:p>
          </table:table-cell>
          <table:table-cell table:style-name="ce310" table:content-validation-name="val12" office:value-type="string" calcext:value-type="string">
            <text:p>due date - 11</text:p>
          </table:table-cell>
          <table:table-cell table:style-name="ce313"/>
          <table:table-cell table:style-name="ce316" table:formula="of:=[.D107]+[.E106]" office:value-type="float" office:value="0" calcext:value-type="float">
            <text:p>0</text:p>
          </table:table-cell>
          <table:table-cell table:style-name="ce320"/>
          <table:table-cell table:style-name="ce325" table:formula="of:=[.F107]+[.G106]"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15" calcext:value-type="float">
            <text:p>15</text:p>
          </table:table-cell>
          <table:table-cell table:style-name="ce310" table:content-validation-name="val12" office:value-type="string" calcext:value-type="string">
            <text:p>due date - 10</text:p>
          </table:table-cell>
          <table:table-cell table:style-name="ce313"/>
          <table:table-cell table:style-name="ce316" table:formula="of:=[.D108]+[.E107]" office:value-type="float" office:value="0" calcext:value-type="float">
            <text:p>0</text:p>
          </table:table-cell>
          <table:table-cell table:style-name="ce320"/>
          <table:table-cell table:style-name="ce325" table:formula="of:=[.F108]+[.G107]"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16" calcext:value-type="float">
            <text:p>16</text:p>
          </table:table-cell>
          <table:table-cell table:style-name="ce310" table:content-validation-name="val12" office:value-type="string" calcext:value-type="string">
            <text:p>due date - 9</text:p>
          </table:table-cell>
          <table:table-cell table:style-name="ce313"/>
          <table:table-cell table:style-name="ce316" table:formula="of:=[.D109]+[.E108]" office:value-type="float" office:value="0" calcext:value-type="float">
            <text:p>0</text:p>
          </table:table-cell>
          <table:table-cell table:style-name="ce320"/>
          <table:table-cell table:style-name="ce325" table:formula="of:=[.F109]+[.G108]"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17" calcext:value-type="float">
            <text:p>17</text:p>
          </table:table-cell>
          <table:table-cell table:style-name="ce310" table:content-validation-name="val12" office:value-type="string" calcext:value-type="string">
            <text:p>due date - 8</text:p>
          </table:table-cell>
          <table:table-cell table:style-name="ce313"/>
          <table:table-cell table:style-name="ce316" table:formula="of:=[.D110]+[.E109]" office:value-type="float" office:value="0" calcext:value-type="float">
            <text:p>0</text:p>
          </table:table-cell>
          <table:table-cell table:style-name="ce320"/>
          <table:table-cell table:style-name="ce325" table:formula="of:=[.F110]+[.G109]"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18" calcext:value-type="float">
            <text:p>18</text:p>
          </table:table-cell>
          <table:table-cell table:style-name="ce310" table:content-validation-name="val12" office:value-type="string" calcext:value-type="string">
            <text:p>due date - 7</text:p>
          </table:table-cell>
          <table:table-cell table:style-name="ce313"/>
          <table:table-cell table:style-name="ce316" table:formula="of:=[.D111]+[.E110]" office:value-type="float" office:value="0" calcext:value-type="float">
            <text:p>0</text:p>
          </table:table-cell>
          <table:table-cell table:style-name="ce320"/>
          <table:table-cell table:style-name="ce325" table:formula="of:=[.F111]+[.G110]"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19" calcext:value-type="float">
            <text:p>19</text:p>
          </table:table-cell>
          <table:table-cell table:style-name="ce310" table:content-validation-name="val12" office:value-type="string" calcext:value-type="string">
            <text:p>due date - 6</text:p>
          </table:table-cell>
          <table:table-cell table:style-name="ce313"/>
          <table:table-cell table:style-name="ce316" table:formula="of:=[.D112]+[.E111]" office:value-type="float" office:value="0" calcext:value-type="float">
            <text:p>0</text:p>
          </table:table-cell>
          <table:table-cell table:style-name="ce320"/>
          <table:table-cell table:style-name="ce325" table:formula="of:=[.F112]+[.G111]"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0" calcext:value-type="float">
            <text:p>20</text:p>
          </table:table-cell>
          <table:table-cell table:style-name="ce310" table:content-validation-name="val12" office:value-type="string" calcext:value-type="string">
            <text:p>due date - 5</text:p>
          </table:table-cell>
          <table:table-cell table:style-name="ce313"/>
          <table:table-cell table:style-name="ce316" table:formula="of:=[.D113]+[.E112]" office:value-type="float" office:value="0" calcext:value-type="float">
            <text:p>0</text:p>
          </table:table-cell>
          <table:table-cell table:style-name="ce320"/>
          <table:table-cell table:style-name="ce325" table:formula="of:=[.F113]+[.G112]"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1" calcext:value-type="float">
            <text:p>21</text:p>
          </table:table-cell>
          <table:table-cell table:style-name="ce310" table:content-validation-name="val12" office:value-type="string" calcext:value-type="string">
            <text:p>due date - 4</text:p>
          </table:table-cell>
          <table:table-cell table:style-name="ce313"/>
          <table:table-cell table:style-name="ce316" table:formula="of:=[.D114]+[.E113]" office:value-type="float" office:value="0" calcext:value-type="float">
            <text:p>0</text:p>
          </table:table-cell>
          <table:table-cell table:style-name="ce320"/>
          <table:table-cell table:style-name="ce325" table:formula="of:=[.F114]+[.G113]"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2" calcext:value-type="float">
            <text:p>22</text:p>
          </table:table-cell>
          <table:table-cell table:style-name="ce310" table:content-validation-name="val12" office:value-type="string" calcext:value-type="string">
            <text:p>due date - 3</text:p>
          </table:table-cell>
          <table:table-cell table:style-name="ce313"/>
          <table:table-cell table:style-name="ce316" table:formula="of:=[.D115]+[.E114]" office:value-type="float" office:value="0" calcext:value-type="float">
            <text:p>0</text:p>
          </table:table-cell>
          <table:table-cell table:style-name="ce320"/>
          <table:table-cell table:style-name="ce325" table:formula="of:=[.F115]+[.G114]"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3" calcext:value-type="float">
            <text:p>23</text:p>
          </table:table-cell>
          <table:table-cell table:style-name="ce310" table:content-validation-name="val12" office:value-type="string" calcext:value-type="string">
            <text:p>due date - 2</text:p>
          </table:table-cell>
          <table:table-cell table:style-name="ce313"/>
          <table:table-cell table:style-name="ce316" table:formula="of:=[.D116]+[.E115]" office:value-type="float" office:value="0" calcext:value-type="float">
            <text:p>0</text:p>
          </table:table-cell>
          <table:table-cell table:style-name="ce320"/>
          <table:table-cell table:style-name="ce325" table:formula="of:=[.F116]+[.G115]"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4" calcext:value-type="float">
            <text:p>24</text:p>
          </table:table-cell>
          <table:table-cell table:style-name="ce310" table:content-validation-name="val12" office:value-type="string" calcext:value-type="string">
            <text:p>due date - 1</text:p>
          </table:table-cell>
          <table:table-cell table:style-name="ce313"/>
          <table:table-cell table:style-name="ce316" table:formula="of:=[.D117]+[.E116]" office:value-type="float" office:value="0" calcext:value-type="float">
            <text:p>0</text:p>
          </table:table-cell>
          <table:table-cell table:style-name="ce320"/>
          <table:table-cell table:style-name="ce325" table:formula="of:=[.F117]+[.G116]"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5" calcext:value-type="float">
            <text:p>25</text:p>
          </table:table-cell>
          <table:table-cell table:style-name="ce310" table:content-validation-name="val12" office:value-type="string" calcext:value-type="string">
            <text:p>due date</text:p>
          </table:table-cell>
          <table:table-cell table:style-name="ce313"/>
          <table:table-cell table:style-name="ce316" table:formula="of:=[.D118]+[.E117]" office:value-type="float" office:value="0" calcext:value-type="float">
            <text:p>0</text:p>
          </table:table-cell>
          <table:table-cell table:style-name="ce320"/>
          <table:table-cell table:style-name="ce325" table:formula="of:=[.F118]+[.G117]"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6" calcext:value-type="float">
            <text:p>26</text:p>
          </table:table-cell>
          <table:table-cell table:style-name="ce310" table:content-validation-name="val12" office:value-type="string" calcext:value-type="string">
            <text:p>due date + 1</text:p>
          </table:table-cell>
          <table:table-cell table:style-name="ce313"/>
          <table:table-cell table:style-name="ce316" table:formula="of:=[.D119]+[.E118]" office:value-type="float" office:value="0" calcext:value-type="float">
            <text:p>0</text:p>
          </table:table-cell>
          <table:table-cell table:style-name="ce320"/>
          <table:table-cell table:style-name="ce325" table:formula="of:=[.F119]+[.G118]"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7" calcext:value-type="float">
            <text:p>27</text:p>
          </table:table-cell>
          <table:table-cell table:style-name="ce310" table:content-validation-name="val12" office:value-type="string" calcext:value-type="string">
            <text:p>due date + 2</text:p>
          </table:table-cell>
          <table:table-cell table:style-name="ce313"/>
          <table:table-cell table:style-name="ce316" table:formula="of:=[.D120]+[.E119]" office:value-type="float" office:value="0" calcext:value-type="float">
            <text:p>0</text:p>
          </table:table-cell>
          <table:table-cell table:style-name="ce320"/>
          <table:table-cell table:style-name="ce325" table:formula="of:=[.F120]+[.G119]"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8" calcext:value-type="float">
            <text:p>28</text:p>
          </table:table-cell>
          <table:table-cell table:style-name="ce310" table:content-validation-name="val12" office:value-type="string" calcext:value-type="string">
            <text:p>due date + 3</text:p>
          </table:table-cell>
          <table:table-cell table:style-name="ce313"/>
          <table:table-cell table:style-name="ce316" table:formula="of:=[.D121]+[.E120]" office:value-type="float" office:value="0" calcext:value-type="float">
            <text:p>0</text:p>
          </table:table-cell>
          <table:table-cell table:style-name="ce320"/>
          <table:table-cell table:style-name="ce325" table:formula="of:=[.F121]+[.G120]"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9" calcext:value-type="float">
            <text:p>29</text:p>
          </table:table-cell>
          <table:table-cell table:style-name="ce310" table:content-validation-name="val12" office:value-type="string" calcext:value-type="string">
            <text:p>due date + 4</text:p>
          </table:table-cell>
          <table:table-cell table:style-name="ce313"/>
          <table:table-cell table:style-name="ce316" table:formula="of:=[.D122]+[.E121]" office:value-type="float" office:value="0" calcext:value-type="float">
            <text:p>0</text:p>
          </table:table-cell>
          <table:table-cell table:style-name="ce320"/>
          <table:table-cell table:style-name="ce325" table:formula="of:=[.F122]+[.G121]"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0" calcext:value-type="float">
            <text:p>30</text:p>
          </table:table-cell>
          <table:table-cell table:style-name="ce310" table:content-validation-name="val12" office:value-type="string" calcext:value-type="string">
            <text:p>due date + 5</text:p>
          </table:table-cell>
          <table:table-cell table:style-name="ce313"/>
          <table:table-cell table:style-name="ce316" table:formula="of:=[.D123]+[.E122]" office:value-type="float" office:value="0" calcext:value-type="float">
            <text:p>0</text:p>
          </table:table-cell>
          <table:table-cell table:style-name="ce320"/>
          <table:table-cell table:style-name="ce325" table:formula="of:=[.F123]+[.G122]"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1" calcext:value-type="float">
            <text:p>31</text:p>
          </table:table-cell>
          <table:table-cell table:style-name="ce310" table:content-validation-name="val12" office:value-type="string" calcext:value-type="string">
            <text:p>due date + 6</text:p>
          </table:table-cell>
          <table:table-cell table:style-name="ce313"/>
          <table:table-cell table:style-name="ce316" table:formula="of:=[.D124]+[.E123]" office:value-type="float" office:value="0" calcext:value-type="float">
            <text:p>0</text:p>
          </table:table-cell>
          <table:table-cell table:style-name="ce320"/>
          <table:table-cell table:style-name="ce325" table:formula="of:=[.F124]+[.G123]"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2" calcext:value-type="float">
            <text:p>32</text:p>
          </table:table-cell>
          <table:table-cell table:style-name="ce310" table:content-validation-name="val12" office:value-type="string" calcext:value-type="string">
            <text:p>due date + 7</text:p>
          </table:table-cell>
          <table:table-cell table:style-name="ce313"/>
          <table:table-cell table:style-name="ce316" table:formula="of:=[.D125]+[.E124]" office:value-type="float" office:value="0" calcext:value-type="float">
            <text:p>0</text:p>
          </table:table-cell>
          <table:table-cell table:style-name="ce320"/>
          <table:table-cell table:style-name="ce325" table:formula="of:=[.F125]+[.G124]"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3" calcext:value-type="float">
            <text:p>33</text:p>
          </table:table-cell>
          <table:table-cell table:style-name="ce310" table:content-validation-name="val12" office:value-type="string" calcext:value-type="string">
            <text:p>due date + 8</text:p>
          </table:table-cell>
          <table:table-cell table:style-name="ce313"/>
          <table:table-cell table:style-name="ce316" table:formula="of:=[.D126]+[.E125]" office:value-type="float" office:value="0" calcext:value-type="float">
            <text:p>0</text:p>
          </table:table-cell>
          <table:table-cell table:style-name="ce320"/>
          <table:table-cell table:style-name="ce325" table:formula="of:=[.F126]+[.G125]"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4" calcext:value-type="float">
            <text:p>34</text:p>
          </table:table-cell>
          <table:table-cell table:style-name="ce310" table:content-validation-name="val12" office:value-type="string" calcext:value-type="string">
            <text:p>due date + 9</text:p>
          </table:table-cell>
          <table:table-cell table:style-name="ce313"/>
          <table:table-cell table:style-name="ce316" table:formula="of:=[.D127]+[.E126]" office:value-type="float" office:value="0" calcext:value-type="float">
            <text:p>0</text:p>
          </table:table-cell>
          <table:table-cell table:style-name="ce320"/>
          <table:table-cell table:style-name="ce325" table:formula="of:=[.F127]+[.G126]"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5" calcext:value-type="float">
            <text:p>35</text:p>
          </table:table-cell>
          <table:table-cell table:style-name="ce310" table:content-validation-name="val12" office:value-type="string" calcext:value-type="string">
            <text:p>due date + 10</text:p>
          </table:table-cell>
          <table:table-cell table:style-name="ce313"/>
          <table:table-cell table:style-name="ce316" table:formula="of:=[.D128]+[.E127]" office:value-type="float" office:value="0" calcext:value-type="float">
            <text:p>0</text:p>
          </table:table-cell>
          <table:table-cell table:style-name="ce320"/>
          <table:table-cell table:style-name="ce325" table:formula="of:=[.F128]+[.G127]"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6" calcext:value-type="float">
            <text:p>36</text:p>
          </table:table-cell>
          <table:table-cell table:style-name="ce310" table:content-validation-name="val12" office:value-type="string" calcext:value-type="string">
            <text:p>due date + 11</text:p>
          </table:table-cell>
          <table:table-cell table:style-name="ce313"/>
          <table:table-cell table:style-name="ce316" table:formula="of:=[.D129]+[.E128]" office:value-type="float" office:value="0" calcext:value-type="float">
            <text:p>0</text:p>
          </table:table-cell>
          <table:table-cell table:style-name="ce320"/>
          <table:table-cell table:style-name="ce325" table:formula="of:=[.F129]+[.G128]"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7" calcext:value-type="float">
            <text:p>37</text:p>
          </table:table-cell>
          <table:table-cell table:style-name="ce310" table:content-validation-name="val12" office:value-type="string" calcext:value-type="string">
            <text:p>due date + 12</text:p>
          </table:table-cell>
          <table:table-cell table:style-name="ce313"/>
          <table:table-cell table:style-name="ce316" table:formula="of:=[.D130]+[.E129]" office:value-type="float" office:value="0" calcext:value-type="float">
            <text:p>0</text:p>
          </table:table-cell>
          <table:table-cell table:style-name="ce320"/>
          <table:table-cell table:style-name="ce325" table:formula="of:=[.F130]+[.G129]"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8" calcext:value-type="float">
            <text:p>38</text:p>
          </table:table-cell>
          <table:table-cell table:style-name="ce310" table:content-validation-name="val12" office:value-type="string" calcext:value-type="string">
            <text:p>due date + 13</text:p>
          </table:table-cell>
          <table:table-cell table:style-name="ce313"/>
          <table:table-cell table:style-name="ce316" table:formula="of:=[.D131]+[.E130]" office:value-type="float" office:value="0" calcext:value-type="float">
            <text:p>0</text:p>
          </table:table-cell>
          <table:table-cell table:style-name="ce320"/>
          <table:table-cell table:style-name="ce325" table:formula="of:=[.F131]+[.G130]"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9" calcext:value-type="float">
            <text:p>39</text:p>
          </table:table-cell>
          <table:table-cell table:style-name="ce310" table:content-validation-name="val12" office:value-type="string" calcext:value-type="string">
            <text:p>due date + 14</text:p>
          </table:table-cell>
          <table:table-cell table:style-name="ce313"/>
          <table:table-cell table:style-name="ce316" table:formula="of:=[.D132]+[.E131]" office:value-type="float" office:value="0" calcext:value-type="float">
            <text:p>0</text:p>
          </table:table-cell>
          <table:table-cell table:style-name="ce320"/>
          <table:table-cell table:style-name="ce325" table:formula="of:=[.F132]+[.G131]"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40" calcext:value-type="float">
            <text:p>40</text:p>
          </table:table-cell>
          <table:table-cell table:style-name="ce310" table:content-validation-name="val12" office:value-type="string" calcext:value-type="string">
            <text:p>due date + 15</text:p>
          </table:table-cell>
          <table:table-cell table:style-name="ce313"/>
          <table:table-cell table:style-name="ce316" table:formula="of:=[.D133]+[.E132]" office:value-type="float" office:value="0" calcext:value-type="float">
            <text:p>0</text:p>
          </table:table-cell>
          <table:table-cell table:style-name="ce320"/>
          <table:table-cell table:style-name="ce325" table:formula="of:=[.F133]+[.G132]"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41" calcext:value-type="float">
            <text:p>41</text:p>
          </table:table-cell>
          <table:table-cell table:style-name="ce310" table:content-validation-name="val12" office:value-type="string" calcext:value-type="string">
            <text:p>due date + 16</text:p>
          </table:table-cell>
          <table:table-cell table:style-name="ce313"/>
          <table:table-cell table:style-name="ce316" table:formula="of:=[.D134]+[.E133]" office:value-type="float" office:value="0" calcext:value-type="float">
            <text:p>0</text:p>
          </table:table-cell>
          <table:table-cell table:style-name="ce320"/>
          <table:table-cell table:style-name="ce325" table:formula="of:=[.F134]+[.G133]" office:value-type="float" office:value="0" calcext:value-type="float">
            <text:p>0</text:p>
          </table:table-cell>
          <table:table-cell table:style-name="ce257" table:number-columns-repeated="1017"/>
        </table:table-row>
        <table:table-row table:style-name="ro27">
          <table:table-cell table:style-name="ce257"/>
          <table:table-cell table:style-name="ce299" office:value-type="float" office:value="42" calcext:value-type="float">
            <text:p>42</text:p>
          </table:table-cell>
          <table:table-cell table:style-name="ce310" table:content-validation-name="val12" office:value-type="string" calcext:value-type="string">
            <text:p>due date + 17</text:p>
          </table:table-cell>
          <table:table-cell table:style-name="ce314"/>
          <table:table-cell table:style-name="ce317" table:formula="of:=[.D135]+[.E134]" office:value-type="float" office:value="0" calcext:value-type="float">
            <text:p>0</text:p>
          </table:table-cell>
          <table:table-cell table:style-name="ce321"/>
          <table:table-cell table:style-name="ce326" table:formula="of:=[.F135]+[.G134]" office:value-type="float" office:value="0" calcext:value-type="float">
            <text:p>0</text:p>
          </table:table-cell>
          <table:table-cell table:style-name="ce257" table:number-columns-repeated="1017"/>
        </table:table-row>
        <table:table-row table:style-name="ro2" table:number-rows-repeated="1048440">
          <table:table-cell table:number-columns-repeated="1024"/>
        </table:table-row>
        <table:table-row table:style-name="ro2">
          <table:table-cell table:number-columns-repeated="1024"/>
        </table:table-row>
      </table:table>
      <table:table table:name="PlanSummary" table:style-name="ta14" table:protected="true">
        <loext:table-protection loext:select-protected-cells="true" loext:select-unprotected-cells="true"/>
        <table:table-column table:style-name="co23" table:number-columns-repeated="5" table:default-cell-style-name="ce55"/>
        <table:table-column table:style-name="co15" table:default-cell-style-name="ce55"/>
        <table:table-column table:style-name="co23" table:number-columns-repeated="2" table:default-cell-style-name="ce55"/>
        <table:table-column table:style-name="co36" table:number-columns-repeated="249" table:default-cell-style-name="ce55"/>
        <table:table-column table:style-name="co36" table:number-columns-repeated="767" table:default-cell-style-name="Default"/>
        <table:table-row table:style-name="ro1">
          <table:table-cell table:style-name="ce109" office:value-type="string" calcext:value-type="string" table:number-columns-spanned="3" table:number-rows-spanned="1">
            <text:p>Project Plan Summary</text:p>
          </table:table-cell>
          <table:covered-table-cell table:number-columns-repeated="2" table:style-name="ce109"/>
          <table:table-cell table:style-name="ce112" table:number-columns-repeated="5"/>
          <table:table-cell table:number-columns-repeated="1016"/>
        </table:table-row>
        <table:table-row table:style-name="ro27" table:visibility="collapse">
          <table:table-cell table:style-name="ce184" table:number-columns-repeated="8"/>
          <table:table-cell table:number-columns-repeated="1016"/>
        </table:table-row>
        <table:table-row table:style-name="ro1" table:visibility="collapse">
          <table:table-cell table:style-name="ce332" office:value-type="string" calcext:value-type="string" table:number-columns-spanned="2" table:number-rows-spanned="1">
            <text:p>Standards</text:p>
          </table:table-cell>
          <table:covered-table-cell table:style-name="ce332"/>
          <table:table-cell table:style-name="ce333" table:number-columns-repeated="3"/>
          <table:table-cell table:style-name="ce191" table:number-columns-repeated="3"/>
          <table:table-cell table:number-columns-repeated="1016"/>
        </table:table-row>
        <table:table-row table:style-name="ro2" table:visibility="collapse">
          <table:table-cell table:style-name="ce333" office:value-type="string" calcext:value-type="string">
            <text:p>Start date:</text:p>
          </table:table-cell>
          <table:table-cell table:style-name="ce334" office:value-type="date" office:date-value="2000-01-01" calcext:value-type="date">
            <text:p>1/1/2000</text:p>
          </table:table-cell>
          <table:table-cell table:style-name="ce333"/>
          <table:table-cell table:style-name="ce333" office:value-type="string" calcext:value-type="string">
            <text:p>Grades:</text:p>
          </table:table-cell>
          <table:table-cell table:style-name="ce333" office:value-type="string" calcext:value-type="string">
            <text:p>AA</text:p>
          </table:table-cell>
          <table:table-cell table:style-name="ce191" table:number-columns-repeated="3"/>
          <table:table-cell table:number-columns-repeated="1016"/>
        </table:table-row>
        <table:table-row table:style-name="ro2" table:visibility="collapse">
          <table:table-cell table:style-name="ce333" office:value-type="string" calcext:value-type="string">
            <text:p>End date:</text:p>
          </table:table-cell>
          <table:table-cell table:style-name="ce191" office:value-type="float" office:value="40179" calcext:value-type="float">
            <text:p>40179</text:p>
          </table:table-cell>
          <table:table-cell table:style-name="ce333" table:number-columns-repeated="2"/>
          <table:table-cell table:style-name="ce333" office:value-type="string" calcext:value-type="string">
            <text:p>A</text:p>
          </table:table-cell>
          <table:table-cell table:style-name="ce191" table:number-columns-repeated="3"/>
          <table:table-cell table:number-columns-repeated="1016"/>
        </table:table-row>
        <table:table-row table:style-name="ro2" table:visibility="collapse">
          <table:table-cell table:style-name="ce333" office:value-type="string" calcext:value-type="string">
            <text:p>Phases:</text:p>
          </table:table-cell>
          <table:table-cell table:style-name="ce333" office:value-type="string" calcext:value-type="string">
            <text:p>Analysis</text:p>
          </table:table-cell>
          <table:table-cell table:style-name="ce333" table:number-columns-repeated="2"/>
          <table:table-cell table:style-name="ce333" office:value-type="string" calcext:value-type="string">
            <text:p>AB</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Architecture</text:p>
          </table:table-cell>
          <table:table-cell table:style-name="ce333" table:number-columns-repeated="2"/>
          <table:table-cell table:style-name="ce333" office:value-type="string" calcext:value-type="string">
            <text:p>B</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Planning</text:p>
          </table:table-cell>
          <table:table-cell table:style-name="ce333" table:number-columns-repeated="2"/>
          <table:table-cell table:style-name="ce333" office:value-type="string" calcext:value-type="string">
            <text:p>BC</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Construction</text:p>
          </table:table-cell>
          <table:table-cell table:style-name="ce333" table:number-columns-repeated="2"/>
          <table:table-cell table:style-name="ce333" office:value-type="string" calcext:value-type="string">
            <text:p>C</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Refactoring</text:p>
          </table:table-cell>
          <table:table-cell table:style-name="ce333" table:number-columns-repeated="2"/>
          <table:table-cell table:style-name="ce333" office:value-type="string" calcext:value-type="string">
            <text:p>CD</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Review</text:p>
          </table:table-cell>
          <table:table-cell table:style-name="ce333" table:number-columns-repeated="2"/>
          <table:table-cell table:style-name="ce333" office:value-type="string" calcext:value-type="string">
            <text:p>D</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Integration Test</text:p>
          </table:table-cell>
          <table:table-cell table:style-name="ce333" table:number-columns-repeated="2"/>
          <table:table-cell table:style-name="ce333" office:value-type="string" calcext:value-type="string">
            <text:p>F</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Postmortem</text:p>
          </table:table-cell>
          <table:table-cell table:style-name="ce333" table:number-columns-repeated="3"/>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Sandbox</text:p>
          </table:table-cell>
          <table:table-cell table:style-name="ce333" table:number-columns-repeated="3"/>
          <table:table-cell table:style-name="ce191" table:number-columns-repeated="3"/>
          <table:table-cell table:number-columns-repeated="1016"/>
        </table:table-row>
        <table:table-row table:style-name="ro2" table:visibility="collapse">
          <table:table-cell table:style-name="ce333" office:value-type="string" calcext:value-type="string">
            <text:p>Defect Types:</text:p>
          </table:table-cell>
          <table:table-cell table:style-name="ce333" office:value-type="string" calcext:value-type="string">
            <text:p>Documentation</text:p>
          </table:table-cell>
          <table:table-cell table:style-name="ce333"/>
          <table:table-cell table:style-name="ce333" office:value-type="string" calcext:value-type="string">
            <text:p>Iteration</text:p>
          </table:table-cell>
          <table:table-cell table:style-name="ce333" office:value-type="string" calcext:value-type="string">
            <text:p>NA</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Build</text:p>
          </table:table-cell>
          <table:table-cell table:style-name="ce333" table:number-columns-repeated="2"/>
          <table:table-cell table:style-name="ce333" office:value-type="float" office:value="1" calcext:value-type="float">
            <text:p>1</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Product syntax</text:p>
          </table:table-cell>
          <table:table-cell table:style-name="ce333" table:number-columns-repeated="2"/>
          <table:table-cell table:style-name="ce333" office:value-type="float" office:value="2" calcext:value-type="float">
            <text:p>2</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Product logic</text:p>
          </table:table-cell>
          <table:table-cell table:style-name="ce333" table:number-columns-repeated="2"/>
          <table:table-cell table:style-name="ce333" office:value-type="float" office:value="3" calcext:value-type="float">
            <text:p>3</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Product interface</text:p>
          </table:table-cell>
          <table:table-cell table:style-name="ce333" table:number-columns-repeated="2"/>
          <table:table-cell table:style-name="ce333" office:value-type="float" office:value="4" calcext:value-type="float">
            <text:p>4</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Product checking</text:p>
          </table:table-cell>
          <table:table-cell table:style-name="ce333" table:number-columns-repeated="2"/>
          <table:table-cell table:style-name="ce333" office:value-type="float" office:value="5" calcext:value-type="float">
            <text:p>5</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Test syntax</text:p>
          </table:table-cell>
          <table:table-cell table:style-name="ce333" table:number-columns-repeated="2"/>
          <table:table-cell table:style-name="ce333" office:value-type="float" office:value="6" calcext:value-type="float">
            <text:p>6</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Test logic</text:p>
          </table:table-cell>
          <table:table-cell table:style-name="ce333" table:number-columns-repeated="2"/>
          <table:table-cell table:style-name="ce333" office:value-type="float" office:value="7" calcext:value-type="float">
            <text:p>7</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Test interface</text:p>
          </table:table-cell>
          <table:table-cell table:style-name="ce333" table:number-columns-repeated="2"/>
          <table:table-cell table:style-name="ce333" office:value-type="float" office:value="8" calcext:value-type="float">
            <text:p>8</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Test checking</text:p>
          </table:table-cell>
          <table:table-cell table:style-name="ce333" table:number-columns-repeated="2"/>
          <table:table-cell table:style-name="ce333" office:value-type="float" office:value="9" calcext:value-type="float">
            <text:p>9</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Bad Smell</text:p>
          </table:table-cell>
          <table:table-cell table:style-name="ce333" table:number-columns-repeated="2"/>
          <table:table-cell table:style-name="ce333" office:value-type="float" office:value="10" calcext:value-type="float">
            <text:p>10</text:p>
          </table:table-cell>
          <table:table-cell table:style-name="ce191" table:number-columns-repeated="3"/>
          <table:table-cell table:number-columns-repeated="1016"/>
        </table:table-row>
        <table:table-row table:style-name="ro2" table:visibility="collapse">
          <table:table-cell table:style-name="ce333" office:value-type="string" calcext:value-type="string">
            <text:p>Y/N:</text:p>
          </table:table-cell>
          <table:table-cell table:style-name="ce333" office:value-type="string" calcext:value-type="string">
            <text:p>Yes</text:p>
          </table:table-cell>
          <table:table-cell table:style-name="ce333" table:number-columns-repeated="3"/>
          <table:table-cell table:style-name="ce191" table:number-columns-repeated="3"/>
          <table:table-cell table:number-columns-repeated="1016"/>
        </table:table-row>
        <table:table-row table:style-name="ro2" table:visibility="collapse">
          <table:table-cell table:style-name="ce333"/>
          <table:table-cell table:style-name="ce191" office:value-type="string" calcext:value-type="string">
            <text:p>No</text:p>
          </table:table-cell>
          <table:table-cell table:style-name="ce333" table:number-columns-repeated="3"/>
          <table:table-cell table:style-name="ce204" table:number-columns-repeated="3"/>
          <table:table-cell table:style-name="ce56" table:number-columns-repeated="1016"/>
        </table:table-row>
        <table:table-row table:style-name="ro2" table:visibility="collapse">
          <table:table-cell table:style-name="ce333" office:value-type="string" calcext:value-type="string">
            <text:p>Proxy Types:</text:p>
          </table:table-cell>
          <table:table-cell table:style-name="ce333" office:value-type="string" calcext:value-type="string">
            <text:p>Calculation</text:p>
          </table:table-cell>
          <table:table-cell table:style-name="ce333" table:number-columns-repeated="3"/>
          <table:table-cell table:style-name="ce204" table:number-columns-repeated="3"/>
          <table:table-cell table:number-columns-repeated="1016"/>
        </table:table-row>
        <table:table-row table:style-name="ro2" table:visibility="collapse">
          <table:table-cell table:style-name="ce333"/>
          <table:table-cell table:style-name="ce333" office:value-type="string" calcext:value-type="string">
            <text:p>Data</text:p>
          </table:table-cell>
          <table:table-cell table:style-name="ce333" table:number-columns-repeated="3"/>
          <table:table-cell table:style-name="ce204" table:number-columns-repeated="3"/>
          <table:table-cell table:number-columns-repeated="1016"/>
        </table:table-row>
        <table:table-row table:style-name="ro2" table:visibility="collapse">
          <table:table-cell table:style-name="ce333"/>
          <table:table-cell table:style-name="ce333" office:value-type="string" calcext:value-type="string">
            <text:p>I/O</text:p>
          </table:table-cell>
          <table:table-cell table:style-name="ce333" table:number-columns-repeated="3"/>
          <table:table-cell table:style-name="ce204" table:number-columns-repeated="3"/>
          <table:table-cell table:number-columns-repeated="1016"/>
        </table:table-row>
        <table:table-row table:style-name="ro2" table:visibility="collapse">
          <table:table-cell table:style-name="ce333"/>
          <table:table-cell table:style-name="ce333" office:value-type="string" calcext:value-type="string">
            <text:p>Logic</text:p>
          </table:table-cell>
          <table:table-cell table:style-name="ce333" table:number-columns-repeated="3"/>
          <table:table-cell table:style-name="ce204" table:number-columns-repeated="3"/>
          <table:table-cell table:number-columns-repeated="1016"/>
        </table:table-row>
        <table:table-row table:style-name="ro2" table:visibility="collapse" table:number-rows-repeated="2">
          <table:table-cell table:style-name="ce333" table:number-columns-repeated="5"/>
          <table:table-cell table:style-name="ce204" table:number-columns-repeated="3"/>
          <table:table-cell table:number-columns-repeated="1016"/>
        </table:table-row>
        <table:table-row table:style-name="ro2" table:visibility="collapse">
          <table:table-cell table:style-name="ce333" office:value-type="string" calcext:value-type="string">
            <text:p>Sizes:</text:p>
          </table:table-cell>
          <table:table-cell table:style-name="ce333" office:value-type="string" calcext:value-type="string">
            <text:p>VS</text:p>
          </table:table-cell>
          <table:table-cell table:style-name="ce333" table:number-columns-repeated="3"/>
          <table:table-cell table:style-name="ce204" table:number-columns-repeated="3"/>
          <table:table-cell table:number-columns-repeated="1016"/>
        </table:table-row>
        <table:table-row table:style-name="ro2" table:visibility="collapse">
          <table:table-cell table:style-name="ce333"/>
          <table:table-cell table:style-name="ce333" office:value-type="string" calcext:value-type="string">
            <text:p>S</text:p>
          </table:table-cell>
          <table:table-cell table:style-name="ce333" table:number-columns-repeated="3"/>
          <table:table-cell table:style-name="ce204" table:number-columns-repeated="3"/>
          <table:table-cell table:number-columns-repeated="1016"/>
        </table:table-row>
        <table:table-row table:style-name="ro2" table:visibility="collapse">
          <table:table-cell table:style-name="ce333"/>
          <table:table-cell table:style-name="ce333" office:value-type="string" calcext:value-type="string">
            <text:p>M</text:p>
          </table:table-cell>
          <table:table-cell table:style-name="ce333" table:number-columns-repeated="3"/>
          <table:table-cell table:style-name="ce204" table:number-columns-repeated="3"/>
          <table:table-cell table:number-columns-repeated="1016"/>
        </table:table-row>
        <table:table-row table:style-name="ro2" table:visibility="collapse">
          <table:table-cell table:style-name="ce333"/>
          <table:table-cell table:style-name="ce333" office:value-type="string" calcext:value-type="string">
            <text:p>L</text:p>
          </table:table-cell>
          <table:table-cell table:style-name="ce333" table:number-columns-repeated="3"/>
          <table:table-cell table:style-name="ce204" table:number-columns-repeated="3"/>
          <table:table-cell table:number-columns-repeated="1016"/>
        </table:table-row>
        <table:table-row table:style-name="ro2" table:visibility="collapse">
          <table:table-cell table:style-name="ce333"/>
          <table:table-cell table:style-name="ce333" office:value-type="string" calcext:value-type="string">
            <text:p>VL</text:p>
          </table:table-cell>
          <table:table-cell table:style-name="ce333" table:number-columns-repeated="3"/>
          <table:table-cell table:style-name="ce204" table:number-columns-repeated="3"/>
          <table:table-cell table:number-columns-repeated="1016"/>
        </table:table-row>
        <table:table-row table:style-name="ro2">
          <table:table-cell table:number-columns-repeated="2"/>
          <table:table-cell table:style-name="ce335" office:value-type="string" calcext:value-type="string">
            <text:p>Plan</text:p>
          </table:table-cell>
          <table:table-cell table:style-name="ce335" office:value-type="string" calcext:value-type="string">
            <text:p>Actual</text:p>
          </table:table-cell>
          <table:table-cell table:style-name="ce335" office:value-type="string" calcext:value-type="string">
            <text:p>To Date</text:p>
          </table:table-cell>
          <table:table-cell table:number-columns-repeated="1019"/>
        </table:table-row>
        <table:table-row table:style-name="ro2">
          <table:table-cell table:style-name="ce138" table:formula="of:=[$'Historical Data'.A51]" office:value-type="string" office:string-value="Program Size (LOC)" calcext:value-type="string">
            <text:p>Program Size (LOC)</text:p>
          </table:table-cell>
          <table:table-cell table:style-name="ce138"/>
          <table:table-cell table:style-name="ce281" table:number-columns-repeated="3"/>
          <table:table-cell/>
          <table:table-cell table:style-name="ce138" table:number-columns-repeated="2"/>
          <table:table-cell table:number-columns-repeated="1016"/>
        </table:table-row>
        <table:table-row table:style-name="ro2">
          <table:table-cell table:style-name="ce139" table:formula="of:=[$'Historical Data'.A52]" office:value-type="string" office:string-value="Base code LOC count" calcext:value-type="string">
            <text:p>Base code LOC count</text:p>
          </table:table-cell>
          <table:table-cell table:style-name="ce181"/>
          <table:table-cell table:style-name="ce336" table:formula="of:=[$Estimation.B64]" office:value-type="float" office:value="0" calcext:value-type="float">
            <text:p>0</text:p>
          </table:table-cell>
          <table:table-cell table:style-name="ce336" table:formula="of:=[$Estimation.G64]" office:value-type="float" office:value="0" calcext:value-type="float">
            <text:p>0</text:p>
          </table:table-cell>
          <table:table-cell table:style-name="ce336" table:formula="of:=[.D41]+[$'Historical Data'.E52]" office:value-type="float" office:value="0" calcext:value-type="float">
            <text:p>0</text:p>
          </table:table-cell>
          <table:table-cell table:style-name="ce45"/>
          <table:table-cell table:style-name="ce139" table:number-columns-repeated="2"/>
          <table:table-cell table:number-columns-repeated="1016"/>
        </table:table-row>
        <table:table-row table:style-name="ro2">
          <table:table-cell table:style-name="ce139" table:formula="of:=[$'Historical Data'.A53]" office:value-type="string" office:string-value="   Lines deleted from Base" calcext:value-type="string">
            <text:p><text:s text:c="3"/>Lines deleted from Base</text:p>
          </table:table-cell>
          <table:table-cell table:style-name="ce181"/>
          <table:table-cell table:style-name="ce336" table:formula="of:=[$Estimation.C64]" office:value-type="float" office:value="0" calcext:value-type="float">
            <text:p>0</text:p>
          </table:table-cell>
          <table:table-cell table:style-name="ce336" table:formula="of:=[$Estimation.H64]" office:value-type="float" office:value="0" calcext:value-type="float">
            <text:p>0</text:p>
          </table:table-cell>
          <table:table-cell table:style-name="ce336" table:formula="of:=[.D42]+[$'Historical Data'.E53]" office:value-type="float" office:value="0" calcext:value-type="float">
            <text:p>0</text:p>
          </table:table-cell>
          <table:table-cell table:style-name="ce45"/>
          <table:table-cell table:style-name="ce139" table:number-columns-repeated="2"/>
          <table:table-cell table:number-columns-repeated="1016"/>
        </table:table-row>
        <table:table-row table:style-name="ro2">
          <table:table-cell table:style-name="ce139" table:formula="of:=[$'Historical Data'.A54]" office:value-type="string" office:string-value="   Lines modified from Base" calcext:value-type="string">
            <text:p><text:s text:c="3"/>Lines modified from Base</text:p>
          </table:table-cell>
          <table:table-cell table:style-name="ce181"/>
          <table:table-cell table:style-name="ce336" table:formula="of:=[$Estimation.D64]" office:value-type="float" office:value="0" calcext:value-type="float">
            <text:p>0</text:p>
          </table:table-cell>
          <table:table-cell table:style-name="ce336" table:formula="of:=[$Estimation.I64]" office:value-type="float" office:value="0" calcext:value-type="float">
            <text:p>0</text:p>
          </table:table-cell>
          <table:table-cell table:style-name="ce336" table:formula="of:=[.D43]+[$'Historical Data'.E54]" office:value-type="float" office:value="0" calcext:value-type="float">
            <text:p>0</text:p>
          </table:table-cell>
          <table:table-cell table:style-name="ce45"/>
          <table:table-cell table:style-name="ce139" table:number-columns-repeated="2"/>
          <table:table-cell table:number-columns-repeated="1016"/>
        </table:table-row>
        <table:table-row table:style-name="ro2">
          <table:table-cell table:style-name="ce139" table:formula="of:=[$'Historical Data'.A55]" office:value-type="string" office:string-value="   Lines added to Base" calcext:value-type="string">
            <text:p><text:s text:c="3"/>Lines added to Base</text:p>
          </table:table-cell>
          <table:table-cell table:style-name="ce181"/>
          <table:table-cell table:style-name="ce336" table:formula="of:=[$Estimation.E64]" office:value-type="float" office:value="0" calcext:value-type="float">
            <text:p>0</text:p>
          </table:table-cell>
          <table:table-cell table:style-name="ce336" table:formula="of:=[$Estimation.J64]" office:value-type="float" office:value="0" calcext:value-type="float">
            <text:p>0</text:p>
          </table:table-cell>
          <table:table-cell table:style-name="ce336" table:formula="of:=[.D44]+[$'Historical Data'.E55]" office:value-type="float" office:value="0" calcext:value-type="float">
            <text:p>0</text:p>
          </table:table-cell>
          <table:table-cell table:style-name="ce45"/>
          <table:table-cell table:style-name="ce139" table:number-columns-repeated="2"/>
          <table:table-cell table:number-columns-repeated="1016"/>
        </table:table-row>
        <table:table-row table:style-name="ro2">
          <table:table-cell table:style-name="ce139" table:formula="of:=[$'Historical Data'.A56]" office:value-type="string" office:string-value="Reused lines" calcext:value-type="string">
            <text:p>Reused lines</text:p>
          </table:table-cell>
          <table:table-cell table:style-name="ce181"/>
          <table:table-cell table:style-name="ce336" table:formula="of:=[$Estimation.B97]" office:value-type="float" office:value="0" calcext:value-type="float">
            <text:p>0</text:p>
          </table:table-cell>
          <table:table-cell table:style-name="ce336" table:formula="of:=[$Estimation.C97]" office:value-type="float" office:value="0" calcext:value-type="float">
            <text:p>0</text:p>
          </table:table-cell>
          <table:table-cell table:style-name="ce336" table:formula="of:=[.D45]+[$'Historical Data'.E56]" office:value-type="float" office:value="0" calcext:value-type="float">
            <text:p>0</text:p>
          </table:table-cell>
          <table:table-cell table:style-name="ce45"/>
          <table:table-cell table:style-name="ce139" table:number-columns-repeated="2"/>
          <table:table-cell table:number-columns-repeated="1016"/>
        </table:table-row>
        <table:table-row table:style-name="ro2">
          <table:table-cell table:style-name="ce139" table:formula="of:=[$'Historical Data'.A57]" office:value-type="string" office:string-value="New component lines of code" calcext:value-type="string">
            <text:p>New component lines of code</text:p>
          </table:table-cell>
          <table:table-cell table:style-name="ce181"/>
          <table:table-cell table:style-name="ce336" table:formula="of:=[$Estimation.D88]" office:value-type="float" office:value="0" calcext:value-type="float">
            <text:p>0</text:p>
          </table:table-cell>
          <table:table-cell table:style-name="ce336" table:formula="of:=[$Estimation.H88]" office:value-type="float" office:value="0" calcext:value-type="float">
            <text:p>0</text:p>
          </table:table-cell>
          <table:table-cell table:style-name="ce336" table:formula="of:=[.D46]+[$'Historical Data'.E57]" office:value-type="float" office:value="0" calcext:value-type="float">
            <text:p>0</text:p>
          </table:table-cell>
          <table:table-cell table:style-name="ce45"/>
          <table:table-cell table:style-name="ce139" table:number-columns-repeated="2"/>
          <table:table-cell table:number-columns-repeated="1016"/>
        </table:table-row>
        <table:table-row table:style-name="ro2">
          <table:table-cell table:number-columns-repeated="2"/>
          <table:table-cell table:style-name="ce277" table:number-columns-repeated="2"/>
          <table:table-cell table:style-name="ce281"/>
          <table:table-cell table:number-columns-repeated="1019"/>
        </table:table-row>
        <table:table-row table:style-name="ro2">
          <table:table-cell table:style-name="ce138" table:number-columns-repeated="2"/>
          <table:table-cell table:style-name="ce337" office:value-type="string" calcext:value-type="string">
            <text:p>Plan</text:p>
          </table:table-cell>
          <table:table-cell table:style-name="ce337" office:value-type="string" calcext:value-type="string">
            <text:p>Actual</text:p>
          </table:table-cell>
          <table:table-cell table:style-name="ce338" office:value-type="string" calcext:value-type="string">
            <text:p>To Date</text:p>
          </table:table-cell>
          <table:table-cell table:style-name="ce335" office:value-type="string" calcext:value-type="string">
            <text:p>To Date %</text:p>
          </table:table-cell>
          <table:table-cell table:style-name="ce138" table:number-columns-repeated="1018"/>
        </table:table-row>
        <table:table-row table:style-name="ro2">
          <table:table-cell table:style-name="ce138" table:formula="of:=[$'Historical Data'.A64]" office:value-type="string" office:string-value="Time In Phase (minutes)" calcext:value-type="string">
            <text:p>Time In Phase (minutes)</text:p>
          </table:table-cell>
          <table:table-cell table:style-name="ce138"/>
          <table:table-cell table:style-name="ce277" table:number-columns-repeated="2"/>
          <table:table-cell table:style-name="ce281"/>
          <table:table-cell table:style-name="ce138"/>
          <table:table-cell/>
          <table:table-cell table:style-name="ce138"/>
          <table:table-cell table:number-columns-repeated="1016"/>
        </table:table-row>
        <table:table-row table:style-name="ro2">
          <table:table-cell table:style-name="ce139" table:formula="of:=[$'Historical Data'.A65]" office:value-type="string" office:string-value="Analysis" calcext:value-type="string">
            <text:p>Analysis</text:p>
          </table:table-cell>
          <table:table-cell/>
          <table:table-cell table:style-name="ce278" table:content-validation-name="val2" table:formula="of:=[.$C$61]*[$'Historical Data'.F65]" office:value-type="float" office:value="0" calcext:value-type="float">
            <text:p>0</text:p>
          </table:table-cell>
          <table:table-cell table:style-name="ce278" table:content-validation-name="val3" table:formula="of:=SUMIF([$'Time Log'.$F$48:.$F$137];[.A50];[$'Time Log'.$E$48:.$E$137])" office:value-type="float" office:value="0" calcext:value-type="float">
            <text:p>0</text:p>
          </table:table-cell>
          <table:table-cell table:style-name="ce260" table:formula="of:=[.D50]+[$'Historical Data'.E65]" office:value-type="float" office:value="0" calcext:value-type="float">
            <text:p>0</text:p>
          </table:table-cell>
          <table:table-cell table:style-name="ce165" table:formula="of:=IF([.$E$59]=0;0;[.E50]/[.$E$59])" office:value-type="percentage" office:value="0" calcext:value-type="percentage">
            <text:p>0.0%</text:p>
          </table:table-cell>
          <table:table-cell table:number-columns-repeated="1018"/>
        </table:table-row>
        <table:table-row table:style-name="ro2">
          <table:table-cell table:style-name="ce139" table:formula="of:=[$'Historical Data'.A66]" office:value-type="string" office:string-value="Architecture" calcext:value-type="string">
            <text:p>Architecture</text:p>
          </table:table-cell>
          <table:table-cell/>
          <table:table-cell table:style-name="ce278" table:content-validation-name="val2" table:formula="of:=[.$C$61]*[$'Historical Data'.F66]" office:value-type="float" office:value="0" calcext:value-type="float">
            <text:p>0</text:p>
          </table:table-cell>
          <table:table-cell table:style-name="ce278" table:content-validation-name="val3" table:formula="of:=SUMIF([$'Time Log'.$F$48:.$F$137];[.A51];[$'Time Log'.$E$48:.$E$137])" office:value-type="float" office:value="40.0000000000001" calcext:value-type="float">
            <text:p>40</text:p>
          </table:table-cell>
          <table:table-cell table:style-name="ce260" table:formula="of:=[.D51]+[$'Historical Data'.E66]" office:value-type="float" office:value="40.0000000000001" calcext:value-type="float">
            <text:p>40</text:p>
          </table:table-cell>
          <table:table-cell table:style-name="ce165" table:formula="of:=IF([.$E$59]=0;0;[.E51]/[.$E$59])" office:value-type="percentage" office:value="0" calcext:value-type="percentage">
            <text:p>0.0%</text:p>
          </table:table-cell>
          <table:table-cell table:number-columns-repeated="1018"/>
        </table:table-row>
        <table:table-row table:style-name="ro2">
          <table:table-cell table:style-name="ce139" table:formula="of:=[$'Historical Data'.A67]" office:value-type="string" office:string-value="Project planning" calcext:value-type="string">
            <text:p>Project planning</text:p>
          </table:table-cell>
          <table:table-cell/>
          <table:table-cell table:style-name="ce278" table:content-validation-name="val2" table:formula="of:=[.$C$61]*[$'Historical Data'.F67]" office:value-type="float" office:value="0" calcext:value-type="float">
            <text:p>0</text:p>
          </table:table-cell>
          <table:table-cell table:style-name="ce278" table:content-validation-name="val3" table:formula="of:=SUMIF([$'Time Log'.$F$48:.$F$137];[.A52];[$'Time Log'.$E$48:.$E$137])" office:value-type="float" office:value="25.0000000000001" calcext:value-type="float">
            <text:p>25</text:p>
          </table:table-cell>
          <table:table-cell table:style-name="ce260" table:formula="of:=[.D52]+[$'Historical Data'.E67]" office:value-type="float" office:value="25.0000000000001" calcext:value-type="float">
            <text:p>25</text:p>
          </table:table-cell>
          <table:table-cell table:style-name="ce165" table:formula="of:=IF([.$E$59]=0;0;[.E52]/[.$E$59])" office:value-type="percentage" office:value="0" calcext:value-type="percentage">
            <text:p>0.0%</text:p>
          </table:table-cell>
          <table:table-cell table:number-columns-repeated="1018"/>
        </table:table-row>
        <table:table-row table:style-name="ro2">
          <table:table-cell table:style-name="ce139" table:formula="of:=[$'Historical Data'.A68]" office:value-type="string" office:string-value="Interation planning" calcext:value-type="string">
            <text:p>Interation planning</text:p>
          </table:table-cell>
          <table:table-cell/>
          <table:table-cell table:style-name="ce278" table:content-validation-name="val2" table:formula="of:=[.$C$61]*[$'Historical Data'.F68]" office:value-type="float" office:value="0" calcext:value-type="float">
            <text:p>0</text:p>
          </table:table-cell>
          <table:table-cell table:style-name="ce278" table:content-validation-name="val3" table:formula="of:=SUMIF([$'Time Log'.$F$48:.$F$137];[.A53];[$'Time Log'.$E$48:.$E$137])" office:value-type="float" office:value="0" calcext:value-type="float">
            <text:p>0</text:p>
          </table:table-cell>
          <table:table-cell table:style-name="ce260" table:formula="of:=[.D53]+[$'Historical Data'.E68]" office:value-type="float" office:value="0" calcext:value-type="float">
            <text:p>0</text:p>
          </table:table-cell>
          <table:table-cell table:style-name="ce165" table:formula="of:=IF([.$E$59]=0;0;[.E53]/[.$E$59])" office:value-type="percentage" office:value="0" calcext:value-type="percentage">
            <text:p>0.0%</text:p>
          </table:table-cell>
          <table:table-cell table:number-columns-repeated="1018"/>
        </table:table-row>
        <table:table-row table:style-name="ro2">
          <table:table-cell table:style-name="ce139" table:formula="of:=[$'Historical Data'.A69]" office:value-type="string" office:string-value="Construction" calcext:value-type="string">
            <text:p>Construction</text:p>
          </table:table-cell>
          <table:table-cell/>
          <table:table-cell table:style-name="ce278" table:content-validation-name="val2" table:formula="of:=[.$C$61]*[$'Historical Data'.F69]" office:value-type="float" office:value="0" calcext:value-type="float">
            <text:p>0</text:p>
          </table:table-cell>
          <table:table-cell table:style-name="ce278" table:content-validation-name="val3" table:formula="of:=SUMIF([$'Time Log'.$F$48:.$F$137];[.A54];[$'Time Log'.$E$48:.$E$137])" office:value-type="float" office:value="80.0000000000003" calcext:value-type="float">
            <text:p>80</text:p>
          </table:table-cell>
          <table:table-cell table:style-name="ce260" table:formula="of:=[.D54]+[$'Historical Data'.E69]" office:value-type="float" office:value="80.0000000000003" calcext:value-type="float">
            <text:p>80</text:p>
          </table:table-cell>
          <table:table-cell table:style-name="ce165" table:formula="of:=IF([.$E$59]=0;0;[.E54]/[.$E$59])" office:value-type="percentage" office:value="0" calcext:value-type="percentage">
            <text:p>0.0%</text:p>
          </table:table-cell>
          <table:table-cell table:number-columns-repeated="1018"/>
        </table:table-row>
        <table:table-row table:style-name="ro2">
          <table:table-cell table:style-name="ce139" table:formula="of:=[$'Historical Data'.A70]" office:value-type="string" office:string-value="Refactoring" calcext:value-type="string">
            <text:p>Refactoring</text:p>
          </table:table-cell>
          <table:table-cell/>
          <table:table-cell table:style-name="ce278" table:content-validation-name="val2" table:formula="of:=[.$C$61]*[$'Historical Data'.F70]" office:value-type="float" office:value="0" calcext:value-type="float">
            <text:p>0</text:p>
          </table:table-cell>
          <table:table-cell table:style-name="ce278" table:content-validation-name="val3" table:formula="of:=SUMIF([$'Time Log'.$F$48:.$F$137];[.A55];[$'Time Log'.$E$48:.$E$137])" office:value-type="float" office:value="0" calcext:value-type="float">
            <text:p>0</text:p>
          </table:table-cell>
          <table:table-cell table:style-name="ce260" table:formula="of:=[.D55]+[$'Historical Data'.E70]" office:value-type="float" office:value="0" calcext:value-type="float">
            <text:p>0</text:p>
          </table:table-cell>
          <table:table-cell table:style-name="ce165" table:formula="of:=IF([.$E$59]=0;0;[.E55]/[.$E$59])" office:value-type="percentage" office:value="0" calcext:value-type="percentage">
            <text:p>0.0%</text:p>
          </table:table-cell>
          <table:table-cell table:number-columns-repeated="1018"/>
        </table:table-row>
        <table:table-row table:style-name="ro2">
          <table:table-cell table:style-name="ce139" table:formula="of:=[$'Historical Data'.A71]" office:value-type="string" office:string-value="Review" calcext:value-type="string">
            <text:p>Review</text:p>
          </table:table-cell>
          <table:table-cell/>
          <table:table-cell table:style-name="ce278" table:content-validation-name="val2" table:formula="of:=[.$C$61]*[$'Historical Data'.F71]" office:value-type="float" office:value="0" calcext:value-type="float">
            <text:p>0</text:p>
          </table:table-cell>
          <table:table-cell table:style-name="ce278" table:content-validation-name="val3" table:formula="of:=SUMIF([$'Time Log'.$F$48:.$F$137];[.A56];[$'Time Log'.$E$48:.$E$137])" office:value-type="float" office:value="0" calcext:value-type="float">
            <text:p>0</text:p>
          </table:table-cell>
          <table:table-cell table:style-name="ce260" table:formula="of:=[.D56]+[$'Historical Data'.E71]" office:value-type="float" office:value="0" calcext:value-type="float">
            <text:p>0</text:p>
          </table:table-cell>
          <table:table-cell table:style-name="ce165" table:formula="of:=IF([.$E$59]=0;0;[.E56]/[.$E$59])" office:value-type="percentage" office:value="0" calcext:value-type="percentage">
            <text:p>0.0%</text:p>
          </table:table-cell>
          <table:table-cell table:number-columns-repeated="1018"/>
        </table:table-row>
        <table:table-row table:style-name="ro2">
          <table:table-cell table:style-name="ce139" table:formula="of:=[$'Historical Data'.A72]" office:value-type="string" office:string-value="Integration test" calcext:value-type="string">
            <text:p>Integration test</text:p>
          </table:table-cell>
          <table:table-cell/>
          <table:table-cell table:style-name="ce278" table:content-validation-name="val2" table:formula="of:=[.$C$61]*[$'Historical Data'.F72]" office:value-type="float" office:value="0" calcext:value-type="float">
            <text:p>0</text:p>
          </table:table-cell>
          <table:table-cell table:style-name="ce278" table:content-validation-name="val3" table:formula="of:=SUMIF([$'Time Log'.$F$48:.$F$137];[.A57];[$'Time Log'.$E$48:.$E$137])" office:value-type="float" office:value="45" calcext:value-type="float">
            <text:p>45</text:p>
          </table:table-cell>
          <table:table-cell table:style-name="ce260" table:formula="of:=[.D57]+[$'Historical Data'.E72]" office:value-type="float" office:value="45" calcext:value-type="float">
            <text:p>45</text:p>
          </table:table-cell>
          <table:table-cell table:style-name="ce165" table:formula="of:=IF([.$E$59]=0;0;[.E57]/[.$E$59])" office:value-type="percentage" office:value="0" calcext:value-type="percentage">
            <text:p>0.0%</text:p>
          </table:table-cell>
          <table:table-cell table:number-columns-repeated="1018"/>
        </table:table-row>
        <table:table-row table:style-name="ro2">
          <table:table-cell table:style-name="ce139" table:formula="of:=[$'Historical Data'.A73]" office:value-type="string" office:string-value="Repatterning" calcext:value-type="string">
            <text:p>Repatterning</text:p>
          </table:table-cell>
          <table:table-cell/>
          <table:table-cell table:style-name="ce278" table:content-validation-name="val2" table:formula="of:=[.$C$61]*[$'Historical Data'.F73]" office:value-type="float" office:value="0" calcext:value-type="float">
            <text:p>0</text:p>
          </table:table-cell>
          <table:table-cell table:style-name="ce278" table:content-validation-name="val3" table:formula="of:=SUMIF([$'Time Log'.$F$48:.$F$137];[.A58];[$'Time Log'.$E$48:.$E$137])" office:value-type="float" office:value="0" calcext:value-type="float">
            <text:p>0</text:p>
          </table:table-cell>
          <table:table-cell table:style-name="ce260" table:formula="of:=[.D58]+[$'Historical Data'.E73]" office:value-type="float" office:value="0" calcext:value-type="float">
            <text:p>0</text:p>
          </table:table-cell>
          <table:table-cell table:style-name="ce165" table:formula="of:=IF([.$E$59]=0;0;[.E58]/[.$E$59])" office:value-type="percentage" office:value="0" calcext:value-type="percentage">
            <text:p>0.0%</text:p>
          </table:table-cell>
          <table:table-cell table:number-columns-repeated="1018"/>
        </table:table-row>
        <table:table-row table:style-name="ro2">
          <table:table-cell table:style-name="ce139" table:formula="of:=[$'Historical Data'.A74]" office:value-type="string" office:string-value="Postmortem" calcext:value-type="string">
            <text:p>Postmortem</text:p>
          </table:table-cell>
          <table:table-cell/>
          <table:table-cell table:style-name="ce278" table:content-validation-name="val2" table:formula="of:=[.$C$61]*[$'Historical Data'.F74]" office:value-type="float" office:value="0" calcext:value-type="float">
            <text:p>0</text:p>
          </table:table-cell>
          <table:table-cell table:style-name="ce278" table:content-validation-name="val3" table:formula="of:=SUMIF([$'Time Log'.$F$48:.$F$137];[.A59];[$'Time Log'.$E$48:.$E$137])" office:value-type="float" office:value="0" calcext:value-type="float">
            <text:p>0</text:p>
          </table:table-cell>
          <table:table-cell table:style-name="ce260" table:formula="of:=[.D59]+[$'Historical Data'.E74]" office:value-type="float" office:value="0" calcext:value-type="float">
            <text:p>0</text:p>
          </table:table-cell>
          <table:table-cell table:style-name="ce165" table:formula="of:=IF([.$E$59]=0;0;[.E59]/[.$E$59])" office:value-type="percentage" office:value="0" calcext:value-type="percentage">
            <text:p>0.0%</text:p>
          </table:table-cell>
          <table:table-cell table:number-columns-repeated="1018"/>
        </table:table-row>
        <table:table-row table:style-name="ro2">
          <table:table-cell table:style-name="ce139" table:formula="of:=[$'Historical Data'.A75]" office:value-type="string" office:string-value="Sandbox" calcext:value-type="string">
            <text:p>Sandbox</text:p>
          </table:table-cell>
          <table:table-cell/>
          <table:table-cell table:style-name="ce278" table:content-validation-name="val2" table:formula="of:=[.$C$61]*[$'Historical Data'.F75]" office:value-type="float" office:value="0" calcext:value-type="float">
            <text:p>0</text:p>
          </table:table-cell>
          <table:table-cell table:style-name="ce278" table:content-validation-name="val3" table:formula="of:=SUMIF([$'Time Log'.$F$48:.$F$137];[.A60];[$'Time Log'.$E$48:.$E$137])" office:value-type="float" office:value="0" calcext:value-type="float">
            <text:p>0</text:p>
          </table:table-cell>
          <table:table-cell table:style-name="ce260" table:formula="of:=[.D60]+[$'Historical Data'.E75]" office:value-type="float" office:value="0" calcext:value-type="float">
            <text:p>0</text:p>
          </table:table-cell>
          <table:table-cell table:style-name="ce165" table:formula="of:=IF([.$E$59]=0;0;[.E60]/[.$E$59])" office:value-type="percentage" office:value="0" calcext:value-type="percentage">
            <text:p>0.0%</text:p>
          </table:table-cell>
          <table:table-cell table:number-columns-repeated="1018"/>
        </table:table-row>
        <table:table-row table:style-name="ro2">
          <table:table-cell table:style-name="ce139" table:formula="of:=[$'Historical Data'.A76]" office:value-type="string" office:string-value="TOTAL" calcext:value-type="string">
            <text:p>TOTAL</text:p>
          </table:table-cell>
          <table:table-cell/>
          <table:table-cell table:style-name="ce278" table:formula="of:=[$Estimation.D115]" office:value-type="float" office:value="0" calcext:value-type="float">
            <text:p>0</text:p>
          </table:table-cell>
          <table:table-cell table:style-name="ce278" table:formula="of:=SUM([.D50:.D60])" office:value-type="float" office:value="190.000000000001" calcext:value-type="float">
            <text:p>190</text:p>
          </table:table-cell>
          <table:table-cell table:style-name="ce278" table:formula="of:=[.D61]+[$'Historical Data'.E76]" office:value-type="float" office:value="190.000000000001" calcext:value-type="float">
            <text:p>190</text:p>
          </table:table-cell>
          <table:table-cell table:style-name="ce165" table:formula="of:=IF([.$E$59]=0;0;[.E61]/[.$E$59])" office:value-type="percentage" office:value="0" calcext:value-type="percentage">
            <text:p>0.0%</text:p>
          </table:table-cell>
          <table:table-cell table:number-columns-repeated="1018"/>
        </table:table-row>
        <table:table-row table:style-name="ro2">
          <table:table-cell table:number-columns-repeated="2"/>
          <table:table-cell table:style-name="ce218" table:number-columns-repeated="2"/>
          <table:table-cell table:style-name="ce56"/>
          <table:table-cell table:number-columns-repeated="1019"/>
        </table:table-row>
        <table:table-row table:style-name="ro2">
          <table:table-cell table:style-name="ce138" table:formula="of:=[$'Historical Data'.A78]" office:value-type="string" office:string-value="Changes traced to" calcext:value-type="string">
            <text:p>Changes traced to</text:p>
          </table:table-cell>
          <table:table-cell table:style-name="ce138" table:number-columns-repeated="3"/>
          <table:table-cell/>
          <table:table-cell table:style-name="ce138"/>
          <table:table-cell/>
          <table:table-cell table:style-name="ce138"/>
          <table:table-cell table:number-columns-repeated="1016"/>
        </table:table-row>
        <table:table-row table:style-name="ro2">
          <table:table-cell table:style-name="ce139" table:formula="of:=[$'Historical Data'.A79]" office:value-type="string" office:string-value="Analysis" calcext:value-type="string">
            <text:p>Analysis</text:p>
          </table:table-cell>
          <table:table-cell table:number-columns-repeated="2"/>
          <table:table-cell table:style-name="ce163" table:content-validation-name="val3" table:formula="of:=COUNTIF([$'Change Log'.$D$60:.$D$60];[.A64])" office:value-type="float" office:value="0" calcext:value-type="float">
            <text:p>0</text:p>
          </table:table-cell>
          <table:table-cell table:style-name="ce163" table:formula="of:=[.D64]+[$'Historical Data'.E79]" office:value-type="float" office:value="0" calcext:value-type="float">
            <text:p>0</text:p>
          </table:table-cell>
          <table:table-cell table:number-columns-repeated="1019"/>
        </table:table-row>
        <table:table-row table:style-name="ro2">
          <table:table-cell table:style-name="ce139" table:formula="of:=[$'Historical Data'.A80]" office:value-type="string" office:string-value="Architecture" calcext:value-type="string">
            <text:p>Architecture</text:p>
          </table:table-cell>
          <table:table-cell table:number-columns-repeated="2"/>
          <table:table-cell table:style-name="ce163" table:content-validation-name="val3" table:formula="of:=COUNTIF([$'Change Log'.$D$60:.$D$60];[.A65])" office:value-type="float" office:value="0" calcext:value-type="float">
            <text:p>0</text:p>
          </table:table-cell>
          <table:table-cell table:style-name="ce163" table:formula="of:=[.D65]+[$'Historical Data'.E80]" office:value-type="float" office:value="0" calcext:value-type="float">
            <text:p>0</text:p>
          </table:table-cell>
          <table:table-cell table:number-columns-repeated="1019"/>
        </table:table-row>
        <table:table-row table:style-name="ro2">
          <table:table-cell table:style-name="ce139" table:formula="of:=[$'Historical Data'.A81]" office:value-type="string" office:string-value="Project planning" calcext:value-type="string">
            <text:p>Project planning</text:p>
          </table:table-cell>
          <table:table-cell table:style-name="ce45" table:number-columns-repeated="2"/>
          <table:table-cell table:style-name="ce163" table:content-validation-name="val3" table:formula="of:=COUNTIF([$'Change Log'.$D$60:.$D$60];[.A66])" office:value-type="float" office:value="0" calcext:value-type="float">
            <text:p>0</text:p>
          </table:table-cell>
          <table:table-cell table:style-name="ce163" table:formula="of:=[.D66]+[$'Historical Data'.E81]" office:value-type="float" office:value="0" calcext:value-type="float">
            <text:p>0</text:p>
          </table:table-cell>
          <table:table-cell table:style-name="ce45"/>
          <table:table-cell/>
          <table:table-cell table:style-name="ce45"/>
          <table:table-cell table:number-columns-repeated="1016"/>
        </table:table-row>
        <table:table-row table:style-name="ro2">
          <table:table-cell table:style-name="ce139" table:formula="of:=[$'Historical Data'.A82]" office:value-type="string" office:string-value="Interation planning" calcext:value-type="string">
            <text:p>Interation planning</text:p>
          </table:table-cell>
          <table:table-cell table:number-columns-repeated="2"/>
          <table:table-cell table:style-name="ce163" table:content-validation-name="val3" table:formula="of:=COUNTIF([$'Change Log'.$D$60:.$D$60];[.A67])" office:value-type="float" office:value="0" calcext:value-type="float">
            <text:p>0</text:p>
          </table:table-cell>
          <table:table-cell table:style-name="ce163" table:formula="of:=[.D67]+[$'Historical Data'.E82]" office:value-type="float" office:value="0" calcext:value-type="float">
            <text:p>0</text:p>
          </table:table-cell>
          <table:table-cell table:number-columns-repeated="1019"/>
        </table:table-row>
        <table:table-row table:style-name="ro2">
          <table:table-cell table:style-name="ce139" table:formula="of:=[$'Historical Data'.A83]" office:value-type="string" office:string-value="Construction" calcext:value-type="string">
            <text:p>Construction</text:p>
          </table:table-cell>
          <table:table-cell table:number-columns-repeated="2"/>
          <table:table-cell table:style-name="ce163" table:content-validation-name="val3" table:formula="of:=COUNTIF([$'Change Log'.$D$60:.$D$60];[.A68])" office:value-type="float" office:value="0" calcext:value-type="float">
            <text:p>0</text:p>
          </table:table-cell>
          <table:table-cell table:style-name="ce163" table:formula="of:=[.D68]+[$'Historical Data'.E83]" office:value-type="float" office:value="0" calcext:value-type="float">
            <text:p>0</text:p>
          </table:table-cell>
          <table:table-cell table:number-columns-repeated="1019"/>
        </table:table-row>
        <table:table-row table:style-name="ro2">
          <table:table-cell table:style-name="ce139" table:formula="of:=[$'Historical Data'.A84]" office:value-type="string" office:string-value="Refactoring" calcext:value-type="string">
            <text:p>Refactoring</text:p>
          </table:table-cell>
          <table:table-cell table:number-columns-repeated="2"/>
          <table:table-cell table:style-name="ce163" table:content-validation-name="val3" table:formula="of:=COUNTIF([$'Change Log'.$D$60:.$D$60];[.A69])" office:value-type="float" office:value="0" calcext:value-type="float">
            <text:p>0</text:p>
          </table:table-cell>
          <table:table-cell table:style-name="ce163" table:formula="of:=[.D69]+[$'Historical Data'.E84]" office:value-type="float" office:value="0" calcext:value-type="float">
            <text:p>0</text:p>
          </table:table-cell>
          <table:table-cell table:number-columns-repeated="1019"/>
        </table:table-row>
        <table:table-row table:style-name="ro2">
          <table:table-cell table:style-name="ce139" table:formula="of:=[$'Historical Data'.A85]" office:value-type="string" office:string-value="Review" calcext:value-type="string">
            <text:p>Review</text:p>
          </table:table-cell>
          <table:table-cell table:number-columns-repeated="2"/>
          <table:table-cell table:style-name="ce163" table:content-validation-name="val3" table:formula="of:=COUNTIF([$'Change Log'.$D$60:.$D$60];[.A70])" office:value-type="float" office:value="0" calcext:value-type="float">
            <text:p>0</text:p>
          </table:table-cell>
          <table:table-cell table:style-name="ce163" table:formula="of:=[.D70]+[$'Historical Data'.E85]" office:value-type="float" office:value="0" calcext:value-type="float">
            <text:p>0</text:p>
          </table:table-cell>
          <table:table-cell table:number-columns-repeated="1019"/>
        </table:table-row>
        <table:table-row table:style-name="ro2">
          <table:table-cell table:style-name="ce139" table:formula="of:=[$'Historical Data'.A86]" office:value-type="string" office:string-value="Integration test" calcext:value-type="string">
            <text:p>Integration test</text:p>
          </table:table-cell>
          <table:table-cell table:number-columns-repeated="2"/>
          <table:table-cell table:style-name="ce163" table:content-validation-name="val3" table:formula="of:=COUNTIF([$'Change Log'.$D$60:.$D$60];[.A71])" office:value-type="float" office:value="0" calcext:value-type="float">
            <text:p>0</text:p>
          </table:table-cell>
          <table:table-cell table:style-name="ce163" table:formula="of:=[.D71]+[$'Historical Data'.E86]" office:value-type="float" office:value="0" calcext:value-type="float">
            <text:p>0</text:p>
          </table:table-cell>
          <table:table-cell table:number-columns-repeated="1019"/>
        </table:table-row>
        <table:table-row table:style-name="ro2">
          <table:table-cell table:style-name="ce139" table:formula="of:=[$'Historical Data'.A87]" office:value-type="string" office:string-value="Repatterning" calcext:value-type="string">
            <text:p>Repatterning</text:p>
          </table:table-cell>
          <table:table-cell table:number-columns-repeated="2"/>
          <table:table-cell table:style-name="ce163" table:content-validation-name="val3" table:formula="of:=COUNTIF([$'Change Log'.$D$60:.$D$60];[.A72])" office:value-type="float" office:value="0" calcext:value-type="float">
            <text:p>0</text:p>
          </table:table-cell>
          <table:table-cell table:style-name="ce163" table:formula="of:=[.D72]+[$'Historical Data'.E87]" office:value-type="float" office:value="0" calcext:value-type="float">
            <text:p>0</text:p>
          </table:table-cell>
          <table:table-cell table:number-columns-repeated="1019"/>
        </table:table-row>
        <table:table-row table:style-name="ro2">
          <table:table-cell table:style-name="ce139" table:formula="of:=[$'Historical Data'.A88]" office:value-type="string" office:string-value="Postmortem" calcext:value-type="string">
            <text:p>Postmortem</text:p>
          </table:table-cell>
          <table:table-cell table:number-columns-repeated="2"/>
          <table:table-cell table:style-name="ce163" table:content-validation-name="val3" table:formula="of:=COUNTIF([$'Change Log'.$D$60:.$D$60];[.A73])" office:value-type="float" office:value="0" calcext:value-type="float">
            <text:p>0</text:p>
          </table:table-cell>
          <table:table-cell table:style-name="ce163" table:formula="of:=[.D73]+[$'Historical Data'.E88]" office:value-type="float" office:value="0" calcext:value-type="float">
            <text:p>0</text:p>
          </table:table-cell>
          <table:table-cell table:number-columns-repeated="1019"/>
        </table:table-row>
        <table:table-row table:style-name="ro2">
          <table:table-cell table:style-name="ce139" table:formula="of:=[$'Historical Data'.A89]" office:value-type="string" office:string-value="Sandbox" calcext:value-type="string">
            <text:p>Sandbox</text:p>
          </table:table-cell>
          <table:table-cell table:style-name="ce138" table:number-columns-repeated="2"/>
          <table:table-cell table:style-name="ce163" table:content-validation-name="val3" table:formula="of:=COUNTIF([$'Change Log'.$D$60:.$D$60];[.A74])" office:value-type="float" office:value="0" calcext:value-type="float">
            <text:p>0</text:p>
          </table:table-cell>
          <table:table-cell table:style-name="ce163" table:formula="of:=[.D74]+[$'Historical Data'.E89]" office:value-type="float" office:value="0" calcext:value-type="float">
            <text:p>0</text:p>
          </table:table-cell>
          <table:table-cell table:style-name="ce138"/>
          <table:table-cell/>
          <table:table-cell table:style-name="ce138"/>
          <table:table-cell table:number-columns-repeated="1016"/>
        </table:table-row>
        <table:table-row table:style-name="ro2">
          <table:table-cell table:style-name="ce139" table:formula="of:=[$'Historical Data'.A90]" office:value-type="string" office:string-value="TOTAL" calcext:value-type="string">
            <text:p>TOTAL</text:p>
          </table:table-cell>
          <table:table-cell table:style-name="ce138" table:number-columns-repeated="2"/>
          <table:table-cell table:style-name="ce163" table:content-validation-name="val3" table:formula="of:=SUM([.D64:.D74])" office:value-type="float" office:value="0" calcext:value-type="float">
            <text:p>0</text:p>
          </table:table-cell>
          <table:table-cell table:style-name="ce163" table:formula="of:=[.D75]+[$'Historical Data'.E90]" office:value-type="float" office:value="0" calcext:value-type="float">
            <text:p>0</text:p>
          </table:table-cell>
          <table:table-cell table:style-name="ce138"/>
          <table:table-cell/>
          <table:table-cell table:style-name="ce138"/>
          <table:table-cell table:number-columns-repeated="1016"/>
        </table:table-row>
        <table:table-row table:style-name="ro2">
          <table:table-cell table:style-name="ce138" table:number-columns-repeated="4"/>
          <table:table-cell table:style-name="ce163"/>
          <table:table-cell table:style-name="ce138"/>
          <table:table-cell/>
          <table:table-cell table:style-name="ce138"/>
          <table:table-cell table:number-columns-repeated="1016"/>
        </table:table-row>
        <table:table-row table:style-name="ro2">
          <table:table-cell table:style-name="ce138" table:formula="of:=[$'Historical Data'.A92]" office:value-type="string" office:string-value="Changes implemented in" calcext:value-type="string">
            <text:p>Changes implemented in</text:p>
          </table:table-cell>
          <table:table-cell table:style-name="ce138" table:number-columns-repeated="3"/>
          <table:table-cell table:style-name="ce163"/>
          <table:table-cell table:style-name="ce138"/>
          <table:table-cell/>
          <table:table-cell table:style-name="ce138"/>
          <table:table-cell table:number-columns-repeated="1016"/>
        </table:table-row>
        <table:table-row table:style-name="ro2">
          <table:table-cell table:style-name="ce139" table:formula="of:=[$'Historical Data'.A93]" office:value-type="string" office:string-value="Analysis" calcext:value-type="string">
            <text:p>Analysis</text:p>
          </table:table-cell>
          <table:table-cell table:number-columns-repeated="2"/>
          <table:table-cell table:style-name="ce163" table:content-validation-name="val3" table:formula="of:=COUNTIF([$'Change Log'.$F$60:.$F$60];[.A78])" office:value-type="float" office:value="0" calcext:value-type="float">
            <text:p>0</text:p>
          </table:table-cell>
          <table:table-cell table:style-name="ce163" table:formula="of:=[.D78]+[$'Historical Data'.E93]" office:value-type="float" office:value="0" calcext:value-type="float">
            <text:p>0</text:p>
          </table:table-cell>
          <table:table-cell table:number-columns-repeated="1019"/>
        </table:table-row>
        <table:table-row table:style-name="ro2">
          <table:table-cell table:style-name="ce139" table:formula="of:=[$'Historical Data'.A94]" office:value-type="string" office:string-value="Architecture" calcext:value-type="string">
            <text:p>Architecture</text:p>
          </table:table-cell>
          <table:table-cell table:number-columns-repeated="2"/>
          <table:table-cell table:style-name="ce163" table:content-validation-name="val3" table:formula="of:=COUNTIF([$'Change Log'.$F$60:.$F$60];[.A79])" office:value-type="float" office:value="0" calcext:value-type="float">
            <text:p>0</text:p>
          </table:table-cell>
          <table:table-cell table:style-name="ce163" table:formula="of:=[.D79]+[$'Historical Data'.E94]" office:value-type="float" office:value="0" calcext:value-type="float">
            <text:p>0</text:p>
          </table:table-cell>
          <table:table-cell table:number-columns-repeated="1019"/>
        </table:table-row>
        <table:table-row table:style-name="ro2">
          <table:table-cell table:style-name="ce139" table:formula="of:=[$'Historical Data'.A95]" office:value-type="string" office:string-value="Project planning" calcext:value-type="string">
            <text:p>Project planning</text:p>
          </table:table-cell>
          <table:table-cell table:number-columns-repeated="2"/>
          <table:table-cell table:style-name="ce163" table:content-validation-name="val3" table:formula="of:=COUNTIF([$'Change Log'.$F$60:.$F$60];[.A80])" office:value-type="float" office:value="0" calcext:value-type="float">
            <text:p>0</text:p>
          </table:table-cell>
          <table:table-cell table:style-name="ce163" table:formula="of:=[.D80]+[$'Historical Data'.E95]" office:value-type="float" office:value="0" calcext:value-type="float">
            <text:p>0</text:p>
          </table:table-cell>
          <table:table-cell table:number-columns-repeated="1019"/>
        </table:table-row>
        <table:table-row table:style-name="ro2">
          <table:table-cell table:style-name="ce139" table:formula="of:=[$'Historical Data'.A96]" office:value-type="string" office:string-value="Interation planning" calcext:value-type="string">
            <text:p>Interation planning</text:p>
          </table:table-cell>
          <table:table-cell table:number-columns-repeated="2"/>
          <table:table-cell table:style-name="ce163" table:content-validation-name="val3" table:formula="of:=COUNTIF([$'Change Log'.$F$60:.$F$60];[.A81])" office:value-type="float" office:value="0" calcext:value-type="float">
            <text:p>0</text:p>
          </table:table-cell>
          <table:table-cell table:style-name="ce163" table:formula="of:=[.D81]+[$'Historical Data'.E96]" office:value-type="float" office:value="0" calcext:value-type="float">
            <text:p>0</text:p>
          </table:table-cell>
          <table:table-cell table:number-columns-repeated="1019"/>
        </table:table-row>
        <table:table-row table:style-name="ro2">
          <table:table-cell table:style-name="ce139" table:formula="of:=[$'Historical Data'.A97]" office:value-type="string" office:string-value="Construction" calcext:value-type="string">
            <text:p>Construction</text:p>
          </table:table-cell>
          <table:table-cell table:number-columns-repeated="2"/>
          <table:table-cell table:style-name="ce163" table:content-validation-name="val3" table:formula="of:=COUNTIF([$'Change Log'.$F$60:.$F$60];[.A82])" office:value-type="float" office:value="0" calcext:value-type="float">
            <text:p>0</text:p>
          </table:table-cell>
          <table:table-cell table:style-name="ce163" table:formula="of:=[.D82]+[$'Historical Data'.E97]" office:value-type="float" office:value="0" calcext:value-type="float">
            <text:p>0</text:p>
          </table:table-cell>
          <table:table-cell table:number-columns-repeated="1019"/>
        </table:table-row>
        <table:table-row table:style-name="ro2">
          <table:table-cell table:style-name="ce139" table:formula="of:=[$'Historical Data'.A98]" office:value-type="string" office:string-value="Refactoring" calcext:value-type="string">
            <text:p>Refactoring</text:p>
          </table:table-cell>
          <table:table-cell table:number-columns-repeated="2"/>
          <table:table-cell table:style-name="ce163" table:content-validation-name="val3" table:formula="of:=COUNTIF([$'Change Log'.$F$60:.$F$60];[.A83])" office:value-type="float" office:value="0" calcext:value-type="float">
            <text:p>0</text:p>
          </table:table-cell>
          <table:table-cell table:style-name="ce163" table:formula="of:=[.D83]+[$'Historical Data'.E98]" office:value-type="float" office:value="0" calcext:value-type="float">
            <text:p>0</text:p>
          </table:table-cell>
          <table:table-cell table:number-columns-repeated="1019"/>
        </table:table-row>
        <table:table-row table:style-name="ro2">
          <table:table-cell table:style-name="ce139" table:formula="of:=[$'Historical Data'.A99]" office:value-type="string" office:string-value="Review" calcext:value-type="string">
            <text:p>Review</text:p>
          </table:table-cell>
          <table:table-cell table:number-columns-repeated="2"/>
          <table:table-cell table:style-name="ce163" table:content-validation-name="val3" table:formula="of:=COUNTIF([$'Change Log'.$F$60:.$F$60];[.A84])" office:value-type="float" office:value="0" calcext:value-type="float">
            <text:p>0</text:p>
          </table:table-cell>
          <table:table-cell table:style-name="ce163" table:formula="of:=[.D84]+[$'Historical Data'.E99]" office:value-type="float" office:value="0" calcext:value-type="float">
            <text:p>0</text:p>
          </table:table-cell>
          <table:table-cell table:number-columns-repeated="1019"/>
        </table:table-row>
        <table:table-row table:style-name="ro2">
          <table:table-cell table:style-name="ce139" table:formula="of:=[$'Historical Data'.A100]" office:value-type="string" office:string-value="Integration test" calcext:value-type="string">
            <text:p>Integration test</text:p>
          </table:table-cell>
          <table:table-cell table:number-columns-repeated="2"/>
          <table:table-cell table:style-name="ce163" table:content-validation-name="val3" table:formula="of:=COUNTIF([$'Change Log'.$F$60:.$F$60];[.A85])" office:value-type="float" office:value="0" calcext:value-type="float">
            <text:p>0</text:p>
          </table:table-cell>
          <table:table-cell table:style-name="ce163" table:formula="of:=[.D85]+[$'Historical Data'.E100]" office:value-type="float" office:value="0" calcext:value-type="float">
            <text:p>0</text:p>
          </table:table-cell>
          <table:table-cell table:number-columns-repeated="1019"/>
        </table:table-row>
        <table:table-row table:style-name="ro2">
          <table:table-cell table:style-name="ce139" table:formula="of:=[$'Historical Data'.A101]" office:value-type="string" office:string-value="Repatterning" calcext:value-type="string">
            <text:p>Repatterning</text:p>
          </table:table-cell>
          <table:table-cell table:number-columns-repeated="2"/>
          <table:table-cell table:style-name="ce163" table:content-validation-name="val3" table:formula="of:=COUNTIF([$'Change Log'.$F$60:.$F$60];[.A86])" office:value-type="float" office:value="0" calcext:value-type="float">
            <text:p>0</text:p>
          </table:table-cell>
          <table:table-cell table:style-name="ce163" table:formula="of:=[.D86]+[$'Historical Data'.E101]" office:value-type="float" office:value="0" calcext:value-type="float">
            <text:p>0</text:p>
          </table:table-cell>
          <table:table-cell table:number-columns-repeated="1019"/>
        </table:table-row>
        <table:table-row table:style-name="ro2">
          <table:table-cell table:style-name="ce139" table:formula="of:=[$'Historical Data'.A102]" office:value-type="string" office:string-value="Postmortem" calcext:value-type="string">
            <text:p>Postmortem</text:p>
          </table:table-cell>
          <table:table-cell table:number-columns-repeated="2"/>
          <table:table-cell table:style-name="ce163" table:content-validation-name="val3" table:formula="of:=COUNTIF([$'Change Log'.$F$60:.$F$60];[.A87])" office:value-type="float" office:value="0" calcext:value-type="float">
            <text:p>0</text:p>
          </table:table-cell>
          <table:table-cell table:style-name="ce163" table:formula="of:=[.D87]+[$'Historical Data'.E102]" office:value-type="float" office:value="0" calcext:value-type="float">
            <text:p>0</text:p>
          </table:table-cell>
          <table:table-cell table:number-columns-repeated="1019"/>
        </table:table-row>
        <table:table-row table:style-name="ro2">
          <table:table-cell table:style-name="ce139" table:formula="of:=[$'Historical Data'.A103]" office:value-type="string" office:string-value="Sandbox" calcext:value-type="string">
            <text:p>Sandbox</text:p>
          </table:table-cell>
          <table:table-cell table:number-columns-repeated="2"/>
          <table:table-cell table:style-name="ce163" table:content-validation-name="val3" table:formula="of:=COUNTIF([$'Change Log'.$F$60:.$F$60];[.A88])" office:value-type="float" office:value="0" calcext:value-type="float">
            <text:p>0</text:p>
          </table:table-cell>
          <table:table-cell table:style-name="ce163" table:formula="of:=[.D88]+[$'Historical Data'.E103]" office:value-type="float" office:value="0" calcext:value-type="float">
            <text:p>0</text:p>
          </table:table-cell>
          <table:table-cell table:number-columns-repeated="1019"/>
        </table:table-row>
        <table:table-row table:style-name="ro2">
          <table:table-cell table:style-name="ce139" table:formula="of:=[$'Historical Data'.A104]" office:value-type="string" office:string-value="TOTAL" calcext:value-type="string">
            <text:p>TOTAL</text:p>
          </table:table-cell>
          <table:table-cell table:number-columns-repeated="2"/>
          <table:table-cell table:style-name="ce163" table:content-validation-name="val3" table:formula="of:=SUM([.D78:.D88])" office:value-type="float" office:value="0" calcext:value-type="float">
            <text:p>0</text:p>
          </table:table-cell>
          <table:table-cell table:style-name="ce163" table:formula="of:=[.D89]+[$'Historical Data'.E104]" office:value-type="float" office:value="0" calcext:value-type="float">
            <text:p>0</text:p>
          </table:table-cell>
          <table:table-cell table:number-columns-repeated="1019"/>
        </table:table-row>
        <table:table-row table:style-name="ro2" table:number-rows-repeated="1048486">
          <table:table-cell table:number-columns-repeated="1024"/>
        </table:table-row>
        <table:table-row table:style-name="ro2">
          <table:table-cell table:number-columns-repeated="1024"/>
        </table:table-row>
        <table:named-expressions>
          <table:named-expression table:name="DefectLog4A" table:base-cell-address="$Description.$A$1" table:expression="$plansummary.$#REF!$#REF!"/>
          <table:named-expression table:name="FunctionalSpecification6A" table:base-cell-address="$Description.$A$1" table:expression="$plansummary.$#REF!$#REF!"/>
          <table:named-expression table:name="HistoricalData4A" table:base-cell-address="$Description.$A$1" table:expression="$plansummary.$#REF!$#REF!"/>
          <table:named-expression table:name="InstructorAssessment4A" table:base-cell-address="$Description.$A$1" table:expression="$plansummary.$#REF!$#REF!"/>
          <table:named-expression table:name="LessonLearned4A" table:base-cell-address="$Description.$A$1" table:expression="$plansummary.$#REF!$#REF!"/>
          <table:named-expression table:name="OperationalSpecification6A" table:base-cell-address="$Description.$A$1" table:expression="$plansummary.$#REF!$#REF!"/>
          <table:named-range table:name="ProjectPlanSummary4A" table:base-cell-address="$Description.$A$1" table:cell-range-address="$PlanSummary.$A$1"/>
          <table:named-expression table:name="Schedule6A" table:base-cell-address="$Description.$A$1" table:expression="$plansummary.$#REF!$#REF!"/>
          <table:named-expression table:name="SizeEstimate4A" table:base-cell-address="$Description.$A$1" table:expression="$plansummary.$#REF!$#REF!"/>
          <table:named-expression table:name="SourceCode4A" table:base-cell-address="$Description.$A$1" table:expression="$plansummary.$#REF!$#REF!"/>
          <table:named-expression table:name="TaskPlan6A" table:base-cell-address="$Description.$A$1" table:expression="$plansummary.$#REF!$#REF!"/>
          <table:named-expression table:name="TestReport4A" table:base-cell-address="$Description.$A$1" table:expression="$plansummary.$#REF!$#REF!"/>
          <table:named-expression table:name="TimeLog4A" table:base-cell-address="$Description.$A$1" table:expression="$plansummary.$#REF!$#REF!"/>
          <table:named-expression table:name="toc6A" table:base-cell-address="$Description.$A$1" table:expression="$plansummary.$#REF!$#REF!"/>
        </table:named-expressions>
      </table:table>
      <table:table table:name="Change Log" table:style-name="ta15" table:protected="true">
        <loext:table-protection loext:select-protected-cells="true" loext:select-unprotected-cells="true"/>
        <table:table-column table:style-name="co23" table:number-columns-repeated="2" table:default-cell-style-name="ce55"/>
        <table:table-column table:style-name="co56" table:default-cell-style-name="ce55"/>
        <table:table-column table:style-name="co57" table:default-cell-style-name="ce55"/>
        <table:table-column table:style-name="co48" table:visibility="collapse" table:default-cell-style-name="ce55"/>
        <table:table-column table:style-name="co58" table:default-cell-style-name="ce55"/>
        <table:table-column table:style-name="co48" table:visibility="collapse" table:default-cell-style-name="ce55"/>
        <table:table-column table:style-name="co15" table:default-cell-style-name="ce55"/>
        <table:table-column table:style-name="co32" table:default-cell-style-name="ce55"/>
        <table:table-column table:style-name="co59" table:default-cell-style-name="ce55"/>
        <table:table-column table:style-name="co60" table:default-cell-style-name="ce55"/>
        <table:table-column table:style-name="co36" table:number-columns-repeated="246" table:default-cell-style-name="ce55"/>
        <table:table-column table:style-name="co36" table:number-columns-repeated="767" table:default-cell-style-name="Default"/>
        <table:table-row table:style-name="ro35" table:visibility="collapse">
          <table:table-cell table:formula="of:=[$Constants.A1]" office:value-type="string" office:string-value="Constants" calcext:value-type="string">
            <text:p>Constants</text:p>
          </table:table-cell>
          <table:table-cell table:formula="of:=[$Constants.B1]" office:value-type="string" office:string-value=" " calcext:value-type="string">
            <text:p><text:s/></text:p>
          </table:table-cell>
          <table:table-cell table:formula="of:=[$Constants.C1]" office:value-type="string" office:string-value=" " calcext:value-type="string">
            <text:p><text:s/></text:p>
          </table:table-cell>
          <table:table-cell table:formula="of:=[$Constants.D1]" office:value-type="string" office:string-value=" " calcext:value-type="string">
            <text:p><text:s/></text:p>
          </table:table-cell>
          <table:table-cell table:formula="of:=[$Constants.E1]" office:value-type="string" office:string-value=" " calcext:value-type="string">
            <text:p><text:s/></text:p>
          </table:table-cell>
          <table:table-cell table:formula="of:=[$Constants.F1]" office:value-type="string" office:string-value="Assignment 2" calcext:value-type="string">
            <text:p>Assignment 2</text:p>
          </table:table-cell>
          <table:table-cell table:formula="of:=[$Constants.G1]" office:value-type="string" office:string-value=" " calcext:value-type="string">
            <text:p><text:s/></text:p>
          </table:table-cell>
          <table:table-cell table:formula="of:=[$Constants.H1]" office:value-type="string" office:string-value=" " calcext:value-type="string">
            <text:p><text:s/></text:p>
          </table:table-cell>
          <table:table-cell table:formula="of:=[$Constants.I1]" office:value-type="string" office:string-value=" " calcext:value-type="string">
            <text:p><text:s/></text:p>
          </table:table-cell>
          <table:table-cell table:number-columns-repeated="1015"/>
        </table:table-row>
        <table:table-row table:style-name="ro35" table:visibility="collapse">
          <table:table-cell table:formula="of:=[$Constants.A2]" office:value-type="string" office:string-value="Start date:" calcext:value-type="string">
            <text:p>Start date:</text:p>
          </table:table-cell>
          <table:table-cell table:style-name="ce274" table:formula="of:=[$Constants.B2]" office:value-type="date" office:date-value="2000-01-01" calcext:value-type="date">
            <text:p>1/1/2000</text:p>
          </table:table-cell>
          <table:table-cell table:formula="of:=[$Constants.C2]" office:value-type="string" office:string-value=" " calcext:value-type="string">
            <text:p><text:s/></text:p>
          </table:table-cell>
          <table:table-cell table:formula="of:=[$Constants.D2]" office:value-type="string" office:string-value="Grades:" calcext:value-type="string">
            <text:p>Grades:</text:p>
          </table:table-cell>
          <table:table-cell table:formula="of:=[$Constants.E2]" office:value-type="string" office:string-value="AA" calcext:value-type="string">
            <text:p>AA</text:p>
          </table:table-cell>
          <table:table-cell table:style-name="ce282" table:formula="of:=[$Constants.F2]" office:value-type="percentage" office:value="1" calcext:value-type="percentage">
            <text:p>100%</text:p>
          </table:table-cell>
          <table:table-cell table:formula="of:=[$Constants.G2]" office:value-type="float" office:value="0" calcext:value-type="float">
            <text:p>0</text:p>
          </table:table-cell>
          <table:table-cell table:formula="of:=[$Constants.H2]" office:value-type="float" office:value="0" calcext:value-type="float">
            <text:p>0</text:p>
          </table:table-cell>
          <table:table-cell table:formula="of:=[$Constants.I2]" office:value-type="float" office:value="0" calcext:value-type="float">
            <text:p>0</text:p>
          </table:table-cell>
          <table:table-cell table:number-columns-repeated="1015"/>
        </table:table-row>
        <table:table-row table:style-name="ro35" table:visibility="collapse">
          <table:table-cell table:formula="of:=[$Constants.A3]" office:value-type="string" office:string-value="End date:" calcext:value-type="string">
            <text:p>End date:</text:p>
          </table:table-cell>
          <table:table-cell table:style-name="ce274" table:formula="of:=[$Constants.B3]" office:value-type="date" office:date-value="2100-01-01" calcext:value-type="date">
            <text:p>1/1/2100</text:p>
          </table:table-cell>
          <table:table-cell table:formula="of:=[$Constants.C3]" office:value-type="string" office:string-value=" " calcext:value-type="string">
            <text:p><text:s/></text:p>
          </table:table-cell>
          <table:table-cell table:formula="of:=[$Constants.D3]" office:value-type="string" office:string-value=" " calcext:value-type="string">
            <text:p><text:s/></text:p>
          </table:table-cell>
          <table:table-cell table:formula="of:=[$Constants.E3]" office:value-type="string" office:string-value="A" calcext:value-type="string">
            <text:p>A</text:p>
          </table:table-cell>
          <table:table-cell table:style-name="ce282" table:formula="of:=[$Constants.F3]" office:value-type="percentage" office:value="0.95" calcext:value-type="percentage">
            <text:p>95%</text:p>
          </table:table-cell>
          <table:table-cell table:formula="of:=[$Constants.G3]" office:value-type="float" office:value="0" calcext:value-type="float">
            <text:p>0</text:p>
          </table:table-cell>
          <table:table-cell table:formula="of:=[$Constants.H3]" office:value-type="float" office:value="0" calcext:value-type="float">
            <text:p>0</text:p>
          </table:table-cell>
          <table:table-cell table:formula="of:=[$Constants.I3]" office:value-type="float" office:value="0" calcext:value-type="float">
            <text:p>0</text:p>
          </table:table-cell>
          <table:table-cell table:number-columns-repeated="1015"/>
        </table:table-row>
        <table:table-row table:style-name="ro35" table:visibility="collapse">
          <table:table-cell table:formula="of:=[$Constants.A4]" office:value-type="string" office:string-value="Phases:" calcext:value-type="string">
            <text:p>Phases:</text:p>
          </table:table-cell>
          <table:table-cell table:formula="of:=[$Constants.B4]" office:value-type="string" office:string-value="Analysis" calcext:value-type="string">
            <text:p>Analysis</text:p>
          </table:table-cell>
          <table:table-cell table:formula="of:=[$Constants.C4]" office:value-type="string" office:string-value=" " calcext:value-type="string">
            <text:p><text:s/></text:p>
          </table:table-cell>
          <table:table-cell table:formula="of:=[$Constants.D4]" office:value-type="string" office:string-value=" " calcext:value-type="string">
            <text:p><text:s/></text:p>
          </table:table-cell>
          <table:table-cell table:formula="of:=[$Constants.E4]" office:value-type="string" office:string-value="AB" calcext:value-type="string">
            <text:p>AB</text:p>
          </table:table-cell>
          <table:table-cell table:style-name="ce282" table:formula="of:=[$Constants.F4]" office:value-type="percentage" office:value="0.9" calcext:value-type="percentage">
            <text:p>90%</text:p>
          </table:table-cell>
          <table:table-cell table:formula="of:=[$Constants.G4]" office:value-type="float" office:value="0" calcext:value-type="float">
            <text:p>0</text:p>
          </table:table-cell>
          <table:table-cell table:formula="of:=[$Constants.H4]" office:value-type="float" office:value="0" calcext:value-type="float">
            <text:p>0</text:p>
          </table:table-cell>
          <table:table-cell table:formula="of:=[$Constants.I4]" office:value-type="float" office:value="0" calcext:value-type="float">
            <text:p>0</text:p>
          </table:table-cell>
          <table:table-cell table:number-columns-repeated="1015"/>
        </table:table-row>
        <table:table-row table:style-name="ro35" table:visibility="collapse">
          <table:table-cell table:formula="of:=[$Constants.A5]" office:value-type="string" office:string-value=" " calcext:value-type="string">
            <text:p><text:s/></text:p>
          </table:table-cell>
          <table:table-cell table:formula="of:=[$Constants.B5]" office:value-type="string" office:string-value="Architecture" calcext:value-type="string">
            <text:p>Architecture</text:p>
          </table:table-cell>
          <table:table-cell table:formula="of:=[$Constants.C5]" office:value-type="string" office:string-value=" " calcext:value-type="string">
            <text:p><text:s/></text:p>
          </table:table-cell>
          <table:table-cell table:formula="of:=[$Constants.D5]" office:value-type="string" office:string-value=" " calcext:value-type="string">
            <text:p><text:s/></text:p>
          </table:table-cell>
          <table:table-cell table:formula="of:=[$Constants.E5]" office:value-type="string" office:string-value="B" calcext:value-type="string">
            <text:p>B</text:p>
          </table:table-cell>
          <table:table-cell table:style-name="ce282" table:formula="of:=[$Constants.F5]" office:value-type="percentage" office:value="0.85" calcext:value-type="percentage">
            <text:p>85%</text:p>
          </table:table-cell>
          <table:table-cell table:formula="of:=[$Constants.G5]" office:value-type="float" office:value="0" calcext:value-type="float">
            <text:p>0</text:p>
          </table:table-cell>
          <table:table-cell table:formula="of:=[$Constants.H5]" office:value-type="float" office:value="0" calcext:value-type="float">
            <text:p>0</text:p>
          </table:table-cell>
          <table:table-cell table:formula="of:=[$Constants.I5]" office:value-type="float" office:value="0" calcext:value-type="float">
            <text:p>0</text:p>
          </table:table-cell>
          <table:table-cell table:number-columns-repeated="1015"/>
        </table:table-row>
        <table:table-row table:style-name="ro35" table:visibility="collapse">
          <table:table-cell table:formula="of:=[$Constants.A6]" office:value-type="string" office:string-value=" " calcext:value-type="string">
            <text:p><text:s/></text:p>
          </table:table-cell>
          <table:table-cell table:formula="of:=[$Constants.B6]" office:value-type="string" office:string-value="Project planning" calcext:value-type="string">
            <text:p>Project planning</text:p>
          </table:table-cell>
          <table:table-cell table:formula="of:=[$Constants.C6]" office:value-type="string" office:string-value=" " calcext:value-type="string">
            <text:p><text:s/></text:p>
          </table:table-cell>
          <table:table-cell table:formula="of:=[$Constants.D6]" office:value-type="string" office:string-value=" " calcext:value-type="string">
            <text:p><text:s/></text:p>
          </table:table-cell>
          <table:table-cell table:formula="of:=[$Constants.E6]" office:value-type="string" office:string-value="BC" calcext:value-type="string">
            <text:p>BC</text:p>
          </table:table-cell>
          <table:table-cell table:style-name="ce282" table:formula="of:=[$Constants.F6]" office:value-type="percentage" office:value="0.8" calcext:value-type="percentage">
            <text:p>80%</text:p>
          </table:table-cell>
          <table:table-cell table:formula="of:=[$Constants.G6]" office:value-type="float" office:value="0" calcext:value-type="float">
            <text:p>0</text:p>
          </table:table-cell>
          <table:table-cell table:formula="of:=[$Constants.H6]" office:value-type="float" office:value="0" calcext:value-type="float">
            <text:p>0</text:p>
          </table:table-cell>
          <table:table-cell table:formula="of:=[$Constants.I6]" office:value-type="float" office:value="0" calcext:value-type="float">
            <text:p>0</text:p>
          </table:table-cell>
          <table:table-cell table:number-columns-repeated="1015"/>
        </table:table-row>
        <table:table-row table:style-name="ro35" table:visibility="collapse">
          <table:table-cell table:formula="of:=[$Constants.A7]" office:value-type="string" office:string-value=" " calcext:value-type="string">
            <text:p><text:s/></text:p>
          </table:table-cell>
          <table:table-cell table:formula="of:=[$Constants.B7]" office:value-type="string" office:string-value="Interation planning" calcext:value-type="string">
            <text:p>Interation planning</text:p>
          </table:table-cell>
          <table:table-cell table:formula="of:=[$Constants.C7]" office:value-type="string" office:string-value=" " calcext:value-type="string">
            <text:p><text:s/></text:p>
          </table:table-cell>
          <table:table-cell table:formula="of:=[$Constants.D7]" office:value-type="string" office:string-value=" " calcext:value-type="string">
            <text:p><text:s/></text:p>
          </table:table-cell>
          <table:table-cell table:formula="of:=[$Constants.E7]" office:value-type="string" office:string-value="C" calcext:value-type="string">
            <text:p>C</text:p>
          </table:table-cell>
          <table:table-cell table:style-name="ce282" table:formula="of:=[$Constants.F7]" office:value-type="percentage" office:value="0.75" calcext:value-type="percentage">
            <text:p>75%</text:p>
          </table:table-cell>
          <table:table-cell table:formula="of:=[$Constants.G7]" office:value-type="float" office:value="0" calcext:value-type="float">
            <text:p>0</text:p>
          </table:table-cell>
          <table:table-cell table:formula="of:=[$Constants.H7]" office:value-type="float" office:value="0" calcext:value-type="float">
            <text:p>0</text:p>
          </table:table-cell>
          <table:table-cell table:formula="of:=[$Constants.I7]" office:value-type="float" office:value="0" calcext:value-type="float">
            <text:p>0</text:p>
          </table:table-cell>
          <table:table-cell table:number-columns-repeated="1015"/>
        </table:table-row>
        <table:table-row table:style-name="ro35" table:visibility="collapse">
          <table:table-cell table:formula="of:=[$Constants.A8]" office:value-type="string" office:string-value=" " calcext:value-type="string">
            <text:p><text:s/></text:p>
          </table:table-cell>
          <table:table-cell table:formula="of:=[$Constants.B8]" office:value-type="string" office:string-value="Construction" calcext:value-type="string">
            <text:p>Construction</text:p>
          </table:table-cell>
          <table:table-cell table:formula="of:=[$Constants.C8]" office:value-type="string" office:string-value=" " calcext:value-type="string">
            <text:p><text:s/></text:p>
          </table:table-cell>
          <table:table-cell table:formula="of:=[$Constants.D8]" office:value-type="string" office:string-value=" " calcext:value-type="string">
            <text:p><text:s/></text:p>
          </table:table-cell>
          <table:table-cell table:formula="of:=[$Constants.E8]" office:value-type="string" office:string-value="CD" calcext:value-type="string">
            <text:p>CD</text:p>
          </table:table-cell>
          <table:table-cell table:style-name="ce282" table:formula="of:=[$Constants.F8]" office:value-type="percentage" office:value="0.7" calcext:value-type="percentage">
            <text:p>70%</text:p>
          </table:table-cell>
          <table:table-cell table:formula="of:=[$Constants.G8]" office:value-type="float" office:value="0" calcext:value-type="float">
            <text:p>0</text:p>
          </table:table-cell>
          <table:table-cell table:formula="of:=[$Constants.H8]" office:value-type="float" office:value="0" calcext:value-type="float">
            <text:p>0</text:p>
          </table:table-cell>
          <table:table-cell table:formula="of:=[$Constants.I8]" office:value-type="float" office:value="0" calcext:value-type="float">
            <text:p>0</text:p>
          </table:table-cell>
          <table:table-cell table:number-columns-repeated="1015"/>
        </table:table-row>
        <table:table-row table:style-name="ro35" table:visibility="collapse">
          <table:table-cell table:formula="of:=[$Constants.A9]" office:value-type="string" office:string-value=" " calcext:value-type="string">
            <text:p><text:s/></text:p>
          </table:table-cell>
          <table:table-cell table:formula="of:=[$Constants.B9]" office:value-type="string" office:string-value="Refactoring" calcext:value-type="string">
            <text:p>Refactoring</text:p>
          </table:table-cell>
          <table:table-cell table:formula="of:=[$Constants.C9]" office:value-type="string" office:string-value=" " calcext:value-type="string">
            <text:p><text:s/></text:p>
          </table:table-cell>
          <table:table-cell table:formula="of:=[$Constants.D9]" office:value-type="string" office:string-value=" " calcext:value-type="string">
            <text:p><text:s/></text:p>
          </table:table-cell>
          <table:table-cell table:formula="of:=[$Constants.E9]" office:value-type="string" office:string-value="D" calcext:value-type="string">
            <text:p>D</text:p>
          </table:table-cell>
          <table:table-cell table:style-name="ce282" table:formula="of:=[$Constants.F9]" office:value-type="percentage" office:value="0.65" calcext:value-type="percentage">
            <text:p>65%</text:p>
          </table:table-cell>
          <table:table-cell table:formula="of:=[$Constants.G9]" office:value-type="float" office:value="0" calcext:value-type="float">
            <text:p>0</text:p>
          </table:table-cell>
          <table:table-cell table:formula="of:=[$Constants.H9]" office:value-type="float" office:value="0" calcext:value-type="float">
            <text:p>0</text:p>
          </table:table-cell>
          <table:table-cell table:formula="of:=[$Constants.I9]" office:value-type="float" office:value="0" calcext:value-type="float">
            <text:p>0</text:p>
          </table:table-cell>
          <table:table-cell table:number-columns-repeated="1015"/>
        </table:table-row>
        <table:table-row table:style-name="ro35" table:visibility="collapse">
          <table:table-cell table:formula="of:=[$Constants.A10]" office:value-type="string" office:string-value=" " calcext:value-type="string">
            <text:p><text:s/></text:p>
          </table:table-cell>
          <table:table-cell table:formula="of:=[$Constants.B10]" office:value-type="string" office:string-value="Review" calcext:value-type="string">
            <text:p>Review</text:p>
          </table:table-cell>
          <table:table-cell table:formula="of:=[$Constants.C10]" office:value-type="string" office:string-value=" " calcext:value-type="string">
            <text:p><text:s/></text:p>
          </table:table-cell>
          <table:table-cell table:formula="of:=[$Constants.D10]" office:value-type="string" office:string-value=" " calcext:value-type="string">
            <text:p><text:s/></text:p>
          </table:table-cell>
          <table:table-cell table:formula="of:=[$Constants.E10]" office:value-type="string" office:string-value="F" calcext:value-type="string">
            <text:p>F</text:p>
          </table:table-cell>
          <table:table-cell table:style-name="ce282" table:formula="of:=[$Constants.F10]" office:value-type="percentage" office:value="0.5" calcext:value-type="percentage">
            <text:p>50%</text:p>
          </table:table-cell>
          <table:table-cell table:formula="of:=[$Constants.G10]" office:value-type="float" office:value="0" calcext:value-type="float">
            <text:p>0</text:p>
          </table:table-cell>
          <table:table-cell table:formula="of:=[$Constants.H10]" office:value-type="float" office:value="0" calcext:value-type="float">
            <text:p>0</text:p>
          </table:table-cell>
          <table:table-cell table:formula="of:=[$Constants.I10]" office:value-type="float" office:value="0" calcext:value-type="float">
            <text:p>0</text:p>
          </table:table-cell>
          <table:table-cell table:number-columns-repeated="1015"/>
        </table:table-row>
        <table:table-row table:style-name="ro35" table:visibility="collapse">
          <table:table-cell table:formula="of:=[$Constants.A11]" office:value-type="string" office:string-value=" " calcext:value-type="string">
            <text:p><text:s/></text:p>
          </table:table-cell>
          <table:table-cell table:formula="of:=[$Constants.B11]" office:value-type="string" office:string-value="Integration test" calcext:value-type="string">
            <text:p>Integration test</text:p>
          </table:table-cell>
          <table:table-cell table:formula="of:=[$Constants.C11]" office:value-type="string" office:string-value=" " calcext:value-type="string">
            <text:p><text:s/></text:p>
          </table:table-cell>
          <table:table-cell table:formula="of:=[$Constants.D11]" office:value-type="string" office:string-value=" " calcext:value-type="string">
            <text:p><text:s/></text:p>
          </table:table-cell>
          <table:table-cell table:formula="of:=[$Constants.E11]" office:value-type="string" office:string-value=" " calcext:value-type="string">
            <text:p><text:s/></text:p>
          </table:table-cell>
          <table:table-cell table:formula="of:=[$Constants.F11]" office:value-type="string" office:string-value=" " calcext:value-type="string">
            <text:p><text:s/></text:p>
          </table:table-cell>
          <table:table-cell table:formula="of:=[$Constants.G11]" office:value-type="float" office:value="0" calcext:value-type="float">
            <text:p>0</text:p>
          </table:table-cell>
          <table:table-cell table:formula="of:=[$Constants.H11]" office:value-type="float" office:value="0" calcext:value-type="float">
            <text:p>0</text:p>
          </table:table-cell>
          <table:table-cell table:formula="of:=[$Constants.I11]" office:value-type="float" office:value="0" calcext:value-type="float">
            <text:p>0</text:p>
          </table:table-cell>
          <table:table-cell table:number-columns-repeated="1015"/>
        </table:table-row>
        <table:table-row table:style-name="ro35" table:visibility="collapse">
          <table:table-cell table:formula="of:=[$Constants.A12]" office:value-type="string" office:string-value=" " calcext:value-type="string">
            <text:p><text:s/></text:p>
          </table:table-cell>
          <table:table-cell table:formula="of:=[$Constants.B12]" office:value-type="string" office:string-value="Repatterning" calcext:value-type="string">
            <text:p>Repatterning</text:p>
          </table:table-cell>
          <table:table-cell table:formula="of:=[$Constants.C12]" office:value-type="string" office:string-value=" " calcext:value-type="string">
            <text:p><text:s/></text:p>
          </table:table-cell>
          <table:table-cell table:formula="of:=[$Constants.D12]" office:value-type="string" office:string-value=" " calcext:value-type="string">
            <text:p><text:s/></text:p>
          </table:table-cell>
          <table:table-cell table:formula="of:=[$Constants.E12]" office:value-type="string" office:string-value=" " calcext:value-type="string">
            <text:p><text:s/></text:p>
          </table:table-cell>
          <table:table-cell table:formula="of:=[$Constants.F12]" office:value-type="string" office:string-value=" " calcext:value-type="string">
            <text:p><text:s/></text:p>
          </table:table-cell>
          <table:table-cell table:formula="of:=[$Constants.G12]" office:value-type="float" office:value="0" calcext:value-type="float">
            <text:p>0</text:p>
          </table:table-cell>
          <table:table-cell table:formula="of:=[$Constants.H12]" office:value-type="float" office:value="0" calcext:value-type="float">
            <text:p>0</text:p>
          </table:table-cell>
          <table:table-cell table:formula="of:=[$Constants.I12]" office:value-type="float" office:value="0" calcext:value-type="float">
            <text:p>0</text:p>
          </table:table-cell>
          <table:table-cell table:number-columns-repeated="1015"/>
        </table:table-row>
        <table:table-row table:style-name="ro35" table:visibility="collapse">
          <table:table-cell table:formula="of:=[$Constants.A13]" office:value-type="string" office:string-value=" " calcext:value-type="string">
            <text:p><text:s/></text:p>
          </table:table-cell>
          <table:table-cell table:formula="of:=[$Constants.B13]" office:value-type="string" office:string-value="Postmortem" calcext:value-type="string">
            <text:p>Postmortem</text:p>
          </table:table-cell>
          <table:table-cell table:formula="of:=[$Constants.C13]" office:value-type="string" office:string-value=" " calcext:value-type="string">
            <text:p><text:s/></text:p>
          </table:table-cell>
          <table:table-cell table:formula="of:=[$Constants.D13]" office:value-type="string" office:string-value=" " calcext:value-type="string">
            <text:p><text:s/></text:p>
          </table:table-cell>
          <table:table-cell table:formula="of:=[$Constants.E13]" office:value-type="string" office:string-value=" " calcext:value-type="string">
            <text:p><text:s/></text:p>
          </table:table-cell>
          <table:table-cell table:formula="of:=[$Constants.F13]" office:value-type="string" office:string-value=" " calcext:value-type="string">
            <text:p><text:s/></text:p>
          </table:table-cell>
          <table:table-cell table:formula="of:=[$Constants.G13]" office:value-type="float" office:value="0" calcext:value-type="float">
            <text:p>0</text:p>
          </table:table-cell>
          <table:table-cell table:formula="of:=[$Constants.H13]" office:value-type="float" office:value="0" calcext:value-type="float">
            <text:p>0</text:p>
          </table:table-cell>
          <table:table-cell table:formula="of:=[$Constants.I13]" office:value-type="float" office:value="0" calcext:value-type="float">
            <text:p>0</text:p>
          </table:table-cell>
          <table:table-cell table:number-columns-repeated="1015"/>
        </table:table-row>
        <table:table-row table:style-name="ro35" table:visibility="collapse">
          <table:table-cell table:formula="of:=[$Constants.A14]" office:value-type="string" office:string-value=" " calcext:value-type="string">
            <text:p><text:s/></text:p>
          </table:table-cell>
          <table:table-cell table:formula="of:=[$Constants.B14]" office:value-type="string" office:string-value="Sandbox" calcext:value-type="string">
            <text:p>Sandbox</text:p>
          </table:table-cell>
          <table:table-cell table:formula="of:=[$Constants.C14]" office:value-type="string" office:string-value=" " calcext:value-type="string">
            <text:p><text:s/></text:p>
          </table:table-cell>
          <table:table-cell table:formula="of:=[$Constants.D14]" office:value-type="string" office:string-value=" " calcext:value-type="string">
            <text:p><text:s/></text:p>
          </table:table-cell>
          <table:table-cell table:formula="of:=[$Constants.E14]" office:value-type="string" office:string-value=" " calcext:value-type="string">
            <text:p><text:s/></text:p>
          </table:table-cell>
          <table:table-cell table:formula="of:=[$Constants.F14]" office:value-type="string" office:string-value=" " calcext:value-type="string">
            <text:p><text:s/></text:p>
          </table:table-cell>
          <table:table-cell table:formula="of:=[$Constants.G14]" office:value-type="float" office:value="0" calcext:value-type="float">
            <text:p>0</text:p>
          </table:table-cell>
          <table:table-cell table:formula="of:=[$Constants.H14]" office:value-type="float" office:value="0" calcext:value-type="float">
            <text:p>0</text:p>
          </table:table-cell>
          <table:table-cell table:formula="of:=[$Constants.I14]" office:value-type="float" office:value="0" calcext:value-type="float">
            <text:p>0</text:p>
          </table:table-cell>
          <table:table-cell table:number-columns-repeated="1015"/>
        </table:table-row>
        <table:table-row table:style-name="ro35" table:visibility="collapse">
          <table:table-cell table:formula="of:=[$Constants.A15]" office:value-type="string" office:string-value=" " calcext:value-type="string">
            <text:p><text:s/></text:p>
          </table:table-cell>
          <table:table-cell table:formula="of:=[$Constants.B15]" office:value-type="string" office:string-value=" " calcext:value-type="string">
            <text:p><text:s/></text:p>
          </table:table-cell>
          <table:table-cell table:formula="of:=[$Constants.C15]" office:value-type="string" office:string-value=" " calcext:value-type="string">
            <text:p><text:s/></text:p>
          </table:table-cell>
          <table:table-cell table:formula="of:=[$Constants.D15]" office:value-type="string" office:string-value=" " calcext:value-type="string">
            <text:p><text:s/></text:p>
          </table:table-cell>
          <table:table-cell table:formula="of:=[$Constants.E15]" office:value-type="string" office:string-value=" " calcext:value-type="string">
            <text:p><text:s/></text:p>
          </table:table-cell>
          <table:table-cell table:formula="of:=[$Constants.F15]" office:value-type="string" office:string-value=" " calcext:value-type="string">
            <text:p><text:s/></text:p>
          </table:table-cell>
          <table:table-cell table:formula="of:=[$Constants.G15]" office:value-type="float" office:value="0" calcext:value-type="float">
            <text:p>0</text:p>
          </table:table-cell>
          <table:table-cell table:formula="of:=[$Constants.H15]" office:value-type="float" office:value="0" calcext:value-type="float">
            <text:p>0</text:p>
          </table:table-cell>
          <table:table-cell table:formula="of:=[$Constants.I15]" office:value-type="float" office:value="0" calcext:value-type="float">
            <text:p>0</text:p>
          </table:table-cell>
          <table:table-cell table:number-columns-repeated="1015"/>
        </table:table-row>
        <table:table-row table:style-name="ro35" table:visibility="collapse">
          <table:table-cell table:formula="of:=[$Constants.A16]" office:value-type="string" office:string-value=" " calcext:value-type="string">
            <text:p><text:s/></text:p>
          </table:table-cell>
          <table:table-cell table:formula="of:=[$Constants.B16]" office:value-type="string" office:string-value=" " calcext:value-type="string">
            <text:p><text:s/></text:p>
          </table:table-cell>
          <table:table-cell table:formula="of:=[$Constants.C16]" office:value-type="string" office:string-value=" " calcext:value-type="string">
            <text:p><text:s/></text:p>
          </table:table-cell>
          <table:table-cell table:formula="of:=[$Constants.D16]" office:value-type="string" office:string-value=" " calcext:value-type="string">
            <text:p><text:s/></text:p>
          </table:table-cell>
          <table:table-cell table:formula="of:=[$Constants.E16]" office:value-type="string" office:string-value=" " calcext:value-type="string">
            <text:p><text:s/></text:p>
          </table:table-cell>
          <table:table-cell table:formula="of:=[$Constants.F16]" office:value-type="string" office:string-value=" " calcext:value-type="string">
            <text:p><text:s/></text:p>
          </table:table-cell>
          <table:table-cell table:formula="of:=[$Constants.G16]" office:value-type="float" office:value="0" calcext:value-type="float">
            <text:p>0</text:p>
          </table:table-cell>
          <table:table-cell table:formula="of:=[$Constants.H16]" office:value-type="float" office:value="0" calcext:value-type="float">
            <text:p>0</text:p>
          </table:table-cell>
          <table:table-cell table:formula="of:=[$Constants.I16]" office:value-type="float" office:value="0" calcext:value-type="float">
            <text:p>0</text:p>
          </table:table-cell>
          <table:table-cell table:number-columns-repeated="1015"/>
        </table:table-row>
        <table:table-row table:style-name="ro35" table:visibility="collapse">
          <table:table-cell table:formula="of:=[$Constants.A17]" office:value-type="string" office:string-value=" " calcext:value-type="string">
            <text:p><text:s/></text:p>
          </table:table-cell>
          <table:table-cell table:formula="of:=[$Constants.B17]" office:value-type="string" office:string-value=" " calcext:value-type="string">
            <text:p><text:s/></text:p>
          </table:table-cell>
          <table:table-cell table:formula="of:=[$Constants.C17]" office:value-type="string" office:string-value=" " calcext:value-type="string">
            <text:p><text:s/></text:p>
          </table:table-cell>
          <table:table-cell table:formula="of:=[$Constants.D17]" office:value-type="string" office:string-value=" " calcext:value-type="string">
            <text:p><text:s/></text:p>
          </table:table-cell>
          <table:table-cell table:formula="of:=[$Constants.E17]" office:value-type="string" office:string-value=" " calcext:value-type="string">
            <text:p><text:s/></text:p>
          </table:table-cell>
          <table:table-cell table:formula="of:=[$Constants.F17]" office:value-type="string" office:string-value=" " calcext:value-type="string">
            <text:p><text:s/></text:p>
          </table:table-cell>
          <table:table-cell table:formula="of:=[$Constants.G17]" office:value-type="float" office:value="0" calcext:value-type="float">
            <text:p>0</text:p>
          </table:table-cell>
          <table:table-cell table:formula="of:=[$Constants.H17]" office:value-type="float" office:value="0" calcext:value-type="float">
            <text:p>0</text:p>
          </table:table-cell>
          <table:table-cell table:formula="of:=[$Constants.I17]" office:value-type="float" office:value="0" calcext:value-type="float">
            <text:p>0</text:p>
          </table:table-cell>
          <table:table-cell table:number-columns-repeated="1015"/>
        </table:table-row>
        <table:table-row table:style-name="ro35" table:visibility="collapse">
          <table:table-cell table:formula="of:=[$Constants.A18]" office:value-type="string" office:string-value=" " calcext:value-type="string">
            <text:p><text:s/></text:p>
          </table:table-cell>
          <table:table-cell table:formula="of:=[$Constants.B18]" office:value-type="string" office:string-value=" " calcext:value-type="string">
            <text:p><text:s/></text:p>
          </table:table-cell>
          <table:table-cell table:formula="of:=[$Constants.C18]" office:value-type="string" office:string-value=" " calcext:value-type="string">
            <text:p><text:s/></text:p>
          </table:table-cell>
          <table:table-cell table:formula="of:=[$Constants.D18]" office:value-type="string" office:string-value=" " calcext:value-type="string">
            <text:p><text:s/></text:p>
          </table:table-cell>
          <table:table-cell table:formula="of:=[$Constants.E18]" office:value-type="string" office:string-value=" " calcext:value-type="string">
            <text:p><text:s/></text:p>
          </table:table-cell>
          <table:table-cell table:formula="of:=[$Constants.F18]" office:value-type="string" office:string-value=" " calcext:value-type="string">
            <text:p><text:s/></text:p>
          </table:table-cell>
          <table:table-cell table:formula="of:=[$Constants.G18]" office:value-type="float" office:value="0" calcext:value-type="float">
            <text:p>0</text:p>
          </table:table-cell>
          <table:table-cell table:formula="of:=[$Constants.H18]" office:value-type="float" office:value="0" calcext:value-type="float">
            <text:p>0</text:p>
          </table:table-cell>
          <table:table-cell table:formula="of:=[$Constants.I18]" office:value-type="float" office:value="0" calcext:value-type="float">
            <text:p>0</text:p>
          </table:table-cell>
          <table:table-cell table:number-columns-repeated="1015"/>
        </table:table-row>
        <table:table-row table:style-name="ro35" table:visibility="collapse">
          <table:table-cell table:formula="of:=[$Constants.A19]" office:value-type="string" office:string-value="Defect Types:" calcext:value-type="string">
            <text:p>Defect Types:</text:p>
          </table:table-cell>
          <table:table-cell table:formula="of:=[$Constants.B19]" office:value-type="string" office:string-value="Requirements Change" calcext:value-type="string">
            <text:p>Requirements Change</text:p>
          </table:table-cell>
          <table:table-cell table:formula="of:=[$Constants.C19]" office:value-type="string" office:string-value="Changes to requirements" calcext:value-type="string">
            <text:p>Changes to requirements</text:p>
          </table:table-cell>
          <table:table-cell table:formula="of:=[$Constants.D19]" office:value-type="string" office:string-value="Iteration" calcext:value-type="string">
            <text:p>Iteration</text:p>
          </table:table-cell>
          <table:table-cell table:formula="of:=[$Constants.E19]" office:value-type="string" office:string-value="NA" calcext:value-type="string">
            <text:p>NA</text:p>
          </table:table-cell>
          <table:table-cell table:formula="of:=[$Constants.F19]" office:value-type="string" office:string-value="did not follow " calcext:value-type="string">
            <text:p>did not follow </text:p>
          </table:table-cell>
          <table:table-cell table:formula="of:=[$Constants.G19]" office:value-type="float" office:value="0" calcext:value-type="float">
            <text:p>0</text:p>
          </table:table-cell>
          <table:table-cell table:formula="of:=[$Constants.H19]" office:value-type="float" office:value="0" calcext:value-type="float">
            <text:p>0</text:p>
          </table:table-cell>
          <table:table-cell table:formula="of:=[$Constants.I19]" office:value-type="float" office:value="0" calcext:value-type="float">
            <text:p>0</text:p>
          </table:table-cell>
          <table:table-cell table:number-columns-repeated="1015"/>
        </table:table-row>
        <table:table-row table:style-name="ro35" table:visibility="collapse">
          <table:table-cell table:formula="of:=[$Constants.A20]" office:value-type="string" office:string-value=" " calcext:value-type="string">
            <text:p><text:s/></text:p>
          </table:table-cell>
          <table:table-cell table:formula="of:=[$Constants.B20]" office:value-type="string" office:string-value="Requirements Clarification" calcext:value-type="string">
            <text:p>Requirements Clarification</text:p>
          </table:table-cell>
          <table:table-cell table:formula="of:=[$Constants.C20]" office:value-type="string" office:string-value="Clarifications to requirements" calcext:value-type="string">
            <text:p>Clarifications to requirements</text:p>
          </table:table-cell>
          <table:table-cell table:formula="of:=[$Constants.D20]" office:value-type="string" office:string-value=" " calcext:value-type="string">
            <text:p><text:s/></text:p>
          </table:table-cell>
          <table:table-cell table:formula="of:=[$Constants.E20]" office:value-type="float" office:value="1" calcext:value-type="float">
            <text:p>1</text:p>
          </table:table-cell>
          <table:table-cell table:formula="of:=[$Constants.F20]" office:value-type="string" office:string-value="very painful" calcext:value-type="string">
            <text:p>very painful</text:p>
          </table:table-cell>
          <table:table-cell table:formula="of:=[$Constants.G20]" office:value-type="float" office:value="0" calcext:value-type="float">
            <text:p>0</text:p>
          </table:table-cell>
          <table:table-cell table:formula="of:=[$Constants.H20]" office:value-type="float" office:value="0" calcext:value-type="float">
            <text:p>0</text:p>
          </table:table-cell>
          <table:table-cell table:formula="of:=[$Constants.I20]" office:value-type="float" office:value="0" calcext:value-type="float">
            <text:p>0</text:p>
          </table:table-cell>
          <table:table-cell table:number-columns-repeated="1015"/>
        </table:table-row>
        <table:table-row table:style-name="ro35" table:visibility="collapse">
          <table:table-cell table:formula="of:=[$Constants.A21]" office:value-type="string" office:string-value=" " calcext:value-type="string">
            <text:p><text:s/></text:p>
          </table:table-cell>
          <table:table-cell table:formula="of:=[$Constants.B21]" office:value-type="string" office:string-value="Product syntax" calcext:value-type="string">
            <text:p>Product syntax</text:p>
          </table:table-cell>
          <table:table-cell table:formula="of:=[$Constants.C21]" office:value-type="string" office:string-value="Syntax flaws in the deliverable product" calcext:value-type="string">
            <text:p>Syntax flaws in the deliverable product</text:p>
          </table:table-cell>
          <table:table-cell table:formula="of:=[$Constants.D21]" office:value-type="string" office:string-value=" " calcext:value-type="string">
            <text:p><text:s/></text:p>
          </table:table-cell>
          <table:table-cell table:formula="of:=[$Constants.E21]" office:value-type="float" office:value="2" calcext:value-type="float">
            <text:p>2</text:p>
          </table:table-cell>
          <table:table-cell table:formula="of:=[$Constants.F21]" office:value-type="string" office:string-value="painful" calcext:value-type="string">
            <text:p>painful</text:p>
          </table:table-cell>
          <table:table-cell table:formula="of:=[$Constants.G21]" office:value-type="float" office:value="0" calcext:value-type="float">
            <text:p>0</text:p>
          </table:table-cell>
          <table:table-cell table:formula="of:=[$Constants.H21]" office:value-type="float" office:value="0" calcext:value-type="float">
            <text:p>0</text:p>
          </table:table-cell>
          <table:table-cell table:formula="of:=[$Constants.I21]" office:value-type="float" office:value="0" calcext:value-type="float">
            <text:p>0</text:p>
          </table:table-cell>
          <table:table-cell table:number-columns-repeated="1015"/>
        </table:table-row>
        <table:table-row table:style-name="ro35" table:visibility="collapse">
          <table:table-cell table:formula="of:=[$Constants.A22]" office:value-type="string" office:string-value=" " calcext:value-type="string">
            <text:p><text:s/></text:p>
          </table:table-cell>
          <table:table-cell table:formula="of:=[$Constants.B22]" office:value-type="string" office:string-value="Product logic" calcext:value-type="string">
            <text:p>Product logic</text:p>
          </table:table-cell>
          <table:table-cell table:formula="of:=[$Constants.C22]" office:value-type="string" office:string-value="Logic flaws in the deliverable product" calcext:value-type="string">
            <text:p>Logic flaws in the deliverable product</text:p>
          </table:table-cell>
          <table:table-cell table:formula="of:=[$Constants.D22]" office:value-type="string" office:string-value=" " calcext:value-type="string">
            <text:p><text:s/></text:p>
          </table:table-cell>
          <table:table-cell table:formula="of:=[$Constants.E22]" office:value-type="float" office:value="3" calcext:value-type="float">
            <text:p>3</text:p>
          </table:table-cell>
          <table:table-cell table:formula="of:=[$Constants.F22]" office:value-type="string" office:string-value="neutral" calcext:value-type="string">
            <text:p>neutral</text:p>
          </table:table-cell>
          <table:table-cell table:formula="of:=[$Constants.G22]" office:value-type="float" office:value="0" calcext:value-type="float">
            <text:p>0</text:p>
          </table:table-cell>
          <table:table-cell table:formula="of:=[$Constants.H22]" office:value-type="float" office:value="0" calcext:value-type="float">
            <text:p>0</text:p>
          </table:table-cell>
          <table:table-cell table:formula="of:=[$Constants.I22]" office:value-type="float" office:value="0" calcext:value-type="float">
            <text:p>0</text:p>
          </table:table-cell>
          <table:table-cell table:number-columns-repeated="1015"/>
        </table:table-row>
        <table:table-row table:style-name="ro35" table:visibility="collapse">
          <table:table-cell table:formula="of:=[$Constants.A23]" office:value-type="string" office:string-value=" " calcext:value-type="string">
            <text:p><text:s/></text:p>
          </table:table-cell>
          <table:table-cell table:formula="of:=[$Constants.B23]" office:value-type="string" office:string-value="Product interface" calcext:value-type="string">
            <text:p>Product interface</text:p>
          </table:table-cell>
          <table:table-cell table:formula="of:=[$Constants.C23]" office:value-type="string" office:string-value="Flaws in the interface of a component of the deliverable product" calcext:value-type="string">
            <text:p>Flaws in the interface of a component of the deliverable product</text:p>
          </table:table-cell>
          <table:table-cell table:formula="of:=[$Constants.D23]" office:value-type="string" office:string-value=" " calcext:value-type="string">
            <text:p><text:s/></text:p>
          </table:table-cell>
          <table:table-cell table:formula="of:=[$Constants.E23]" office:value-type="float" office:value="4" calcext:value-type="float">
            <text:p>4</text:p>
          </table:table-cell>
          <table:table-cell table:formula="of:=[$Constants.F23]" office:value-type="string" office:string-value="helpful" calcext:value-type="string">
            <text:p>helpful</text:p>
          </table:table-cell>
          <table:table-cell table:formula="of:=[$Constants.G23]" office:value-type="float" office:value="0" calcext:value-type="float">
            <text:p>0</text:p>
          </table:table-cell>
          <table:table-cell table:formula="of:=[$Constants.H23]" office:value-type="float" office:value="0" calcext:value-type="float">
            <text:p>0</text:p>
          </table:table-cell>
          <table:table-cell table:formula="of:=[$Constants.I23]" office:value-type="float" office:value="0" calcext:value-type="float">
            <text:p>0</text:p>
          </table:table-cell>
          <table:table-cell table:number-columns-repeated="1015"/>
        </table:table-row>
        <table:table-row table:style-name="ro35" table:visibility="collapse">
          <table:table-cell table:formula="of:=[$Constants.A24]" office:value-type="string" office:string-value=" " calcext:value-type="string">
            <text:p><text:s/></text:p>
          </table:table-cell>
          <table:table-cell table:formula="of:=[$Constants.B24]" office:value-type="string" office:string-value="Product checking" calcext:value-type="string">
            <text:p>Product checking</text:p>
          </table:table-cell>
          <table:table-cell table:formula="of:=[$Constants.C24]" office:value-type="string" office:string-value="Flaws with boundary/type checking within a component of the deliverable product" calcext:value-type="string">
            <text:p>Flaws with boundary/type checking within a component of the deliverable product</text:p>
          </table:table-cell>
          <table:table-cell table:formula="of:=[$Constants.D24]" office:value-type="string" office:string-value=" " calcext:value-type="string">
            <text:p><text:s/></text:p>
          </table:table-cell>
          <table:table-cell table:formula="of:=[$Constants.E24]" office:value-type="float" office:value="5" calcext:value-type="float">
            <text:p>5</text:p>
          </table:table-cell>
          <table:table-cell table:formula="of:=[$Constants.F24]" office:value-type="string" office:string-value="very helpful" calcext:value-type="string">
            <text:p>very helpful</text:p>
          </table:table-cell>
          <table:table-cell table:formula="of:=[$Constants.G24]" office:value-type="float" office:value="0" calcext:value-type="float">
            <text:p>0</text:p>
          </table:table-cell>
          <table:table-cell table:formula="of:=[$Constants.H24]" office:value-type="float" office:value="0" calcext:value-type="float">
            <text:p>0</text:p>
          </table:table-cell>
          <table:table-cell table:formula="of:=[$Constants.I24]" office:value-type="float" office:value="0" calcext:value-type="float">
            <text:p>0</text:p>
          </table:table-cell>
          <table:table-cell table:number-columns-repeated="1015"/>
        </table:table-row>
        <table:table-row table:style-name="ro35" table:visibility="collapse">
          <table:table-cell table:formula="of:=[$Constants.A25]" office:value-type="string" office:string-value=" " calcext:value-type="string">
            <text:p><text:s/></text:p>
          </table:table-cell>
          <table:table-cell table:formula="of:=[$Constants.B25]" office:value-type="string" office:string-value="Test syntax" calcext:value-type="string">
            <text:p>Test syntax</text:p>
          </table:table-cell>
          <table:table-cell table:formula="of:=[$Constants.C25]" office:value-type="string" office:string-value="Syntax flaws in the test code " calcext:value-type="string">
            <text:p>Syntax flaws in the test code </text:p>
          </table:table-cell>
          <table:table-cell table:formula="of:=[$Constants.D25]" office:value-type="string" office:string-value=" " calcext:value-type="string">
            <text:p><text:s/></text:p>
          </table:table-cell>
          <table:table-cell table:formula="of:=[$Constants.E25]" office:value-type="float" office:value="6" calcext:value-type="float">
            <text:p>6</text:p>
          </table:table-cell>
          <table:table-cell table:formula="of:=[$Constants.F25]" office:value-type="string" office:string-value=" " calcext:value-type="string">
            <text:p><text:s/></text:p>
          </table:table-cell>
          <table:table-cell table:formula="of:=[$Constants.G25]" office:value-type="float" office:value="0" calcext:value-type="float">
            <text:p>0</text:p>
          </table:table-cell>
          <table:table-cell table:formula="of:=[$Constants.H25]" office:value-type="float" office:value="0" calcext:value-type="float">
            <text:p>0</text:p>
          </table:table-cell>
          <table:table-cell table:formula="of:=[$Constants.I25]" office:value-type="float" office:value="0" calcext:value-type="float">
            <text:p>0</text:p>
          </table:table-cell>
          <table:table-cell table:number-columns-repeated="1015"/>
        </table:table-row>
        <table:table-row table:style-name="ro35" table:visibility="collapse">
          <table:table-cell table:formula="of:=[$Constants.A26]" office:value-type="string" office:string-value=" " calcext:value-type="string">
            <text:p><text:s/></text:p>
          </table:table-cell>
          <table:table-cell table:formula="of:=[$Constants.B26]" office:value-type="string" office:string-value="Test logic" calcext:value-type="string">
            <text:p>Test logic</text:p>
          </table:table-cell>
          <table:table-cell table:formula="of:=[$Constants.C26]" office:value-type="string" office:string-value="Logic flaws in the test code" calcext:value-type="string">
            <text:p>Logic flaws in the test code</text:p>
          </table:table-cell>
          <table:table-cell table:formula="of:=[$Constants.D26]" office:value-type="string" office:string-value=" " calcext:value-type="string">
            <text:p><text:s/></text:p>
          </table:table-cell>
          <table:table-cell table:formula="of:=[$Constants.E26]" office:value-type="float" office:value="7" calcext:value-type="float">
            <text:p>7</text:p>
          </table:table-cell>
          <table:table-cell table:formula="of:=[$Constants.F26]" office:value-type="string" office:string-value=" " calcext:value-type="string">
            <text:p><text:s/></text:p>
          </table:table-cell>
          <table:table-cell table:formula="of:=[$Constants.G26]" office:value-type="float" office:value="0" calcext:value-type="float">
            <text:p>0</text:p>
          </table:table-cell>
          <table:table-cell table:formula="of:=[$Constants.H26]" office:value-type="float" office:value="0" calcext:value-type="float">
            <text:p>0</text:p>
          </table:table-cell>
          <table:table-cell table:formula="of:=[$Constants.I26]" office:value-type="float" office:value="0" calcext:value-type="float">
            <text:p>0</text:p>
          </table:table-cell>
          <table:table-cell table:number-columns-repeated="1015"/>
        </table:table-row>
        <table:table-row table:style-name="ro35" table:visibility="collapse">
          <table:table-cell table:formula="of:=[$Constants.A27]" office:value-type="string" office:string-value=" " calcext:value-type="string">
            <text:p><text:s/></text:p>
          </table:table-cell>
          <table:table-cell table:formula="of:=[$Constants.B27]" office:value-type="string" office:string-value="Test interface" calcext:value-type="string">
            <text:p>Test interface</text:p>
          </table:table-cell>
          <table:table-cell table:formula="of:=[$Constants.C27]" office:value-type="string" office:string-value="Flaws in the interface of a component of the test code" calcext:value-type="string">
            <text:p>Flaws in the interface of a component of the test code</text:p>
          </table:table-cell>
          <table:table-cell table:formula="of:=[$Constants.D27]" office:value-type="string" office:string-value=" " calcext:value-type="string">
            <text:p><text:s/></text:p>
          </table:table-cell>
          <table:table-cell table:formula="of:=[$Constants.E27]" office:value-type="float" office:value="8" calcext:value-type="float">
            <text:p>8</text:p>
          </table:table-cell>
          <table:table-cell table:formula="of:=[$Constants.F27]" office:value-type="string" office:string-value=" " calcext:value-type="string">
            <text:p><text:s/></text:p>
          </table:table-cell>
          <table:table-cell table:formula="of:=[$Constants.G27]" office:value-type="float" office:value="0" calcext:value-type="float">
            <text:p>0</text:p>
          </table:table-cell>
          <table:table-cell table:formula="of:=[$Constants.H27]" office:value-type="float" office:value="0" calcext:value-type="float">
            <text:p>0</text:p>
          </table:table-cell>
          <table:table-cell table:formula="of:=[$Constants.I27]" office:value-type="float" office:value="0" calcext:value-type="float">
            <text:p>0</text:p>
          </table:table-cell>
          <table:table-cell table:number-columns-repeated="1015"/>
        </table:table-row>
        <table:table-row table:style-name="ro35" table:visibility="collapse">
          <table:table-cell table:formula="of:=[$Constants.A28]" office:value-type="string" office:string-value=" " calcext:value-type="string">
            <text:p><text:s/></text:p>
          </table:table-cell>
          <table:table-cell table:formula="of:=[$Constants.B28]" office:value-type="string" office:string-value="Test checking" calcext:value-type="string">
            <text:p>Test checking</text:p>
          </table:table-cell>
          <table:table-cell table:formula="of:=[$Constants.C28]" office:value-type="string" office:string-value="Flaws with boundary/type checking within a component of the test code" calcext:value-type="string">
            <text:p>Flaws with boundary/type checking within a component of the test code</text:p>
          </table:table-cell>
          <table:table-cell table:formula="of:=[$Constants.D28]" office:value-type="string" office:string-value=" " calcext:value-type="string">
            <text:p><text:s/></text:p>
          </table:table-cell>
          <table:table-cell table:formula="of:=[$Constants.E28]" office:value-type="float" office:value="9" calcext:value-type="float">
            <text:p>9</text:p>
          </table:table-cell>
          <table:table-cell table:formula="of:=[$Constants.F28]" office:value-type="string" office:string-value=" " calcext:value-type="string">
            <text:p><text:s/></text:p>
          </table:table-cell>
          <table:table-cell table:formula="of:=[$Constants.G28]" office:value-type="float" office:value="0" calcext:value-type="float">
            <text:p>0</text:p>
          </table:table-cell>
          <table:table-cell table:formula="of:=[$Constants.H28]" office:value-type="float" office:value="0" calcext:value-type="float">
            <text:p>0</text:p>
          </table:table-cell>
          <table:table-cell table:formula="of:=[$Constants.I28]" office:value-type="float" office:value="0" calcext:value-type="float">
            <text:p>0</text:p>
          </table:table-cell>
          <table:table-cell table:number-columns-repeated="1015"/>
        </table:table-row>
        <table:table-row table:style-name="ro35" table:visibility="collapse">
          <table:table-cell table:formula="of:=[$Constants.A29]" office:value-type="string" office:string-value=" " calcext:value-type="string">
            <text:p><text:s/></text:p>
          </table:table-cell>
          <table:table-cell table:formula="of:=[$Constants.B29]" office:value-type="string" office:string-value="Bad Smell" calcext:value-type="string">
            <text:p>Bad Smell</text:p>
          </table:table-cell>
          <table:table-cell table:formula="of:=[$Constants.C29]" office:value-type="string" office:string-value="Refactoring changes (please note the bad smell in the defect description)" calcext:value-type="string">
            <text:p>Refactoring changes (please note the bad smell in the defect description)</text:p>
          </table:table-cell>
          <table:table-cell table:formula="of:=[$Constants.D29]" office:value-type="string" office:string-value=" " calcext:value-type="string">
            <text:p><text:s/></text:p>
          </table:table-cell>
          <table:table-cell table:formula="of:=[$Constants.E29]" office:value-type="float" office:value="10" calcext:value-type="float">
            <text:p>10</text:p>
          </table:table-cell>
          <table:table-cell table:style-name="ce282" table:formula="of:=[$Constants.F29]" office:value-type="percentage" office:value="0" calcext:value-type="percentage">
            <text:p>0%</text:p>
          </table:table-cell>
          <table:table-cell table:formula="of:=[$Constants.G29]" office:value-type="float" office:value="0" calcext:value-type="float">
            <text:p>0</text:p>
          </table:table-cell>
          <table:table-cell table:formula="of:=[$Constants.H29]" office:value-type="float" office:value="0" calcext:value-type="float">
            <text:p>0</text:p>
          </table:table-cell>
          <table:table-cell table:formula="of:=[$Constants.I29]" office:value-type="float" office:value="0" calcext:value-type="float">
            <text:p>0</text:p>
          </table:table-cell>
          <table:table-cell table:number-columns-repeated="1015"/>
        </table:table-row>
        <table:table-row table:style-name="ro35" table:visibility="collapse">
          <table:table-cell table:formula="of:=[$Constants.A30]" office:value-type="string" office:string-value="Y/N:" calcext:value-type="string">
            <text:p>Y/N:</text:p>
          </table:table-cell>
          <table:table-cell table:formula="of:=[$Constants.B30]" office:value-type="string" office:string-value="Yes" calcext:value-type="string">
            <text:p>Yes</text:p>
          </table:table-cell>
          <table:table-cell table:formula="of:=[$Constants.C30]" office:value-type="string" office:string-value=" " calcext:value-type="string">
            <text:p><text:s/></text:p>
          </table:table-cell>
          <table:table-cell table:formula="of:=[$Constants.D30]" office:value-type="string" office:string-value=" " calcext:value-type="string">
            <text:p><text:s/></text:p>
          </table:table-cell>
          <table:table-cell table:formula="of:=[$Constants.E30]" office:value-type="string" office:string-value="Passed" calcext:value-type="string">
            <text:p>Passed</text:p>
          </table:table-cell>
          <table:table-cell table:style-name="ce282" table:formula="of:=[$Constants.F30]" office:value-type="percentage" office:value="0" calcext:value-type="percentage">
            <text:p>0%</text:p>
          </table:table-cell>
          <table:table-cell table:formula="of:=[$Constants.G30]" office:value-type="float" office:value="0" calcext:value-type="float">
            <text:p>0</text:p>
          </table:table-cell>
          <table:table-cell table:formula="of:=[$Constants.H30]" office:value-type="float" office:value="0" calcext:value-type="float">
            <text:p>0</text:p>
          </table:table-cell>
          <table:table-cell table:formula="of:=[$Constants.I30]" office:value-type="float" office:value="0" calcext:value-type="float">
            <text:p>0</text:p>
          </table:table-cell>
          <table:table-cell table:number-columns-repeated="1015"/>
        </table:table-row>
        <table:table-row table:style-name="ro35" table:visibility="collapse">
          <table:table-cell table:formula="of:=[$Constants.A31]" office:value-type="string" office:string-value=" " calcext:value-type="string">
            <text:p><text:s/></text:p>
          </table:table-cell>
          <table:table-cell table:formula="of:=[$Constants.B31]" office:value-type="string" office:string-value="No" calcext:value-type="string">
            <text:p>No</text:p>
          </table:table-cell>
          <table:table-cell table:formula="of:=[$Constants.C31]" office:value-type="string" office:string-value=" " calcext:value-type="string">
            <text:p><text:s/></text:p>
          </table:table-cell>
          <table:table-cell table:formula="of:=[$Constants.D31]" office:value-type="string" office:string-value=" " calcext:value-type="string">
            <text:p><text:s/></text:p>
          </table:table-cell>
          <table:table-cell table:formula="of:=[$Constants.E31]" office:value-type="string" office:string-value="Passed with issues" calcext:value-type="string">
            <text:p>Passed with issues</text:p>
          </table:table-cell>
          <table:table-cell table:style-name="ce282" table:formula="of:=[$Constants.F31]" office:value-type="percentage" office:value="0" calcext:value-type="percentage">
            <text:p>0%</text:p>
          </table:table-cell>
          <table:table-cell table:formula="of:=[$Constants.G31]" office:value-type="float" office:value="0" calcext:value-type="float">
            <text:p>0</text:p>
          </table:table-cell>
          <table:table-cell table:formula="of:=[$Constants.H31]" office:value-type="float" office:value="0" calcext:value-type="float">
            <text:p>0</text:p>
          </table:table-cell>
          <table:table-cell table:formula="of:=[$Constants.I31]" office:value-type="float" office:value="0" calcext:value-type="float">
            <text:p>0</text:p>
          </table:table-cell>
          <table:table-cell table:style-name="ce56" table:number-columns-repeated="1015"/>
        </table:table-row>
        <table:table-row table:style-name="ro35" table:visibility="collapse">
          <table:table-cell table:formula="of:=[$Constants.A32]" office:value-type="string" office:string-value="Proxy Types:" calcext:value-type="string">
            <text:p>Proxy Types:</text:p>
          </table:table-cell>
          <table:table-cell table:formula="of:=[$Constants.B32]" office:value-type="string" office:string-value="-" calcext:value-type="string">
            <text:p>-</text:p>
          </table:table-cell>
          <table:table-cell table:formula="of:=[$Constants.C32]" office:value-type="string" office:string-value=" " calcext:value-type="string">
            <text:p><text:s/></text:p>
          </table:table-cell>
          <table:table-cell table:formula="of:=[$Constants.D32]" office:value-type="string" office:string-value=" " calcext:value-type="string">
            <text:p><text:s/></text:p>
          </table:table-cell>
          <table:table-cell table:formula="of:=[$Constants.E32]" office:value-type="string" office:string-value="Failed" calcext:value-type="string">
            <text:p>Failed</text:p>
          </table:table-cell>
          <table:table-cell table:formula="of:=[$Constants.F32]" office:value-type="string" office:string-value=" " calcext:value-type="string">
            <text:p><text:s/></text:p>
          </table:table-cell>
          <table:table-cell table:formula="of:=[$Constants.G32]" office:value-type="float" office:value="0" calcext:value-type="float">
            <text:p>0</text:p>
          </table:table-cell>
          <table:table-cell table:formula="of:=[$Constants.H32]" office:value-type="float" office:value="0" calcext:value-type="float">
            <text:p>0</text:p>
          </table:table-cell>
          <table:table-cell table:formula="of:=[$Constants.I32]" office:value-type="float" office:value="0" calcext:value-type="float">
            <text:p>0</text:p>
          </table:table-cell>
          <table:table-cell table:number-columns-repeated="1015"/>
        </table:table-row>
        <table:table-row table:style-name="ro35" table:visibility="collapse">
          <table:table-cell table:formula="of:=[$Constants.A33]" office:value-type="string" office:string-value=" " calcext:value-type="string">
            <text:p><text:s/></text:p>
          </table:table-cell>
          <table:table-cell table:formula="of:=[$Constants.B33]" office:value-type="string" office:string-value="Calculation" calcext:value-type="string">
            <text:p>Calculation</text:p>
          </table:table-cell>
          <table:table-cell table:formula="of:=[$Constants.C33]" office:value-type="string" office:string-value=" " calcext:value-type="string">
            <text:p><text:s/></text:p>
          </table:table-cell>
          <table:table-cell table:formula="of:=[$Constants.D33]" office:value-type="string" office:string-value=" " calcext:value-type="string">
            <text:p><text:s/></text:p>
          </table:table-cell>
          <table:table-cell table:formula="of:=[$Constants.E33]" office:value-type="string" office:string-value="Not tested" calcext:value-type="string">
            <text:p>Not tested</text:p>
          </table:table-cell>
          <table:table-cell table:formula="of:=[$Constants.F33]" office:value-type="string" office:string-value=" " calcext:value-type="string">
            <text:p><text:s/></text:p>
          </table:table-cell>
          <table:table-cell table:formula="of:=[$Constants.G33]" office:value-type="float" office:value="0" calcext:value-type="float">
            <text:p>0</text:p>
          </table:table-cell>
          <table:table-cell table:formula="of:=[$Constants.H33]" office:value-type="float" office:value="0" calcext:value-type="float">
            <text:p>0</text:p>
          </table:table-cell>
          <table:table-cell table:formula="of:=[$Constants.I33]" office:value-type="float" office:value="0" calcext:value-type="float">
            <text:p>0</text:p>
          </table:table-cell>
          <table:table-cell table:number-columns-repeated="1015"/>
        </table:table-row>
        <table:table-row table:style-name="ro35" table:visibility="collapse">
          <table:table-cell table:formula="of:=[$Constants.A34]" office:value-type="string" office:string-value=" " calcext:value-type="string">
            <text:p><text:s/></text:p>
          </table:table-cell>
          <table:table-cell table:formula="of:=[$Constants.B34]" office:value-type="string" office:string-value="Data" calcext:value-type="string">
            <text:p>Data</text:p>
          </table:table-cell>
          <table:table-cell table:formula="of:=[$Constants.C34]" office:value-type="string" office:string-value=" " calcext:value-type="string">
            <text:p><text:s/></text:p>
          </table:table-cell>
          <table:table-cell table:formula="of:=[$Constants.D34]" office:value-type="string" office:string-value=" " calcext:value-type="string">
            <text:p><text:s/></text:p>
          </table:table-cell>
          <table:table-cell table:formula="of:=[$Constants.E34]" office:value-type="string" office:string-value="Not applicable" calcext:value-type="string">
            <text:p>Not applicable</text:p>
          </table:table-cell>
          <table:table-cell table:formula="of:=[$Constants.F34]" office:value-type="string" office:string-value=" " calcext:value-type="string">
            <text:p><text:s/></text:p>
          </table:table-cell>
          <table:table-cell table:formula="of:=[$Constants.G34]" office:value-type="float" office:value="0" calcext:value-type="float">
            <text:p>0</text:p>
          </table:table-cell>
          <table:table-cell table:formula="of:=[$Constants.H34]" office:value-type="float" office:value="0" calcext:value-type="float">
            <text:p>0</text:p>
          </table:table-cell>
          <table:table-cell table:formula="of:=[$Constants.I34]" office:value-type="float" office:value="0" calcext:value-type="float">
            <text:p>0</text:p>
          </table:table-cell>
          <table:table-cell table:number-columns-repeated="1015"/>
        </table:table-row>
        <table:table-row table:style-name="ro35" table:visibility="collapse">
          <table:table-cell table:formula="of:=[$Constants.A35]" office:value-type="string" office:string-value=" " calcext:value-type="string">
            <text:p><text:s/></text:p>
          </table:table-cell>
          <table:table-cell table:formula="of:=[$Constants.B35]" office:value-type="string" office:string-value="I/O" calcext:value-type="string">
            <text:p>I/O</text:p>
          </table:table-cell>
          <table:table-cell table:formula="of:=[$Constants.C35]" office:value-type="string" office:string-value=" " calcext:value-type="string">
            <text:p><text:s/></text:p>
          </table:table-cell>
          <table:table-cell table:formula="of:=[$Constants.D35]" office:value-type="string" office:string-value=" " calcext:value-type="string">
            <text:p><text:s/></text:p>
          </table:table-cell>
          <table:table-cell table:formula="of:=[$Constants.E35]" office:value-type="string" office:string-value=" " calcext:value-type="string">
            <text:p><text:s/></text:p>
          </table:table-cell>
          <table:table-cell table:formula="of:=[$Constants.F35]" office:value-type="string" office:string-value=" " calcext:value-type="string">
            <text:p><text:s/></text:p>
          </table:table-cell>
          <table:table-cell table:formula="of:=[$Constants.G35]" office:value-type="float" office:value="0" calcext:value-type="float">
            <text:p>0</text:p>
          </table:table-cell>
          <table:table-cell table:formula="of:=[$Constants.H35]" office:value-type="float" office:value="0" calcext:value-type="float">
            <text:p>0</text:p>
          </table:table-cell>
          <table:table-cell table:formula="of:=[$Constants.I35]" office:value-type="float" office:value="0" calcext:value-type="float">
            <text:p>0</text:p>
          </table:table-cell>
          <table:table-cell table:number-columns-repeated="1015"/>
        </table:table-row>
        <table:table-row table:style-name="ro35" table:visibility="collapse">
          <table:table-cell table:formula="of:=[$Constants.A36]" office:value-type="string" office:string-value=" " calcext:value-type="string">
            <text:p><text:s/></text:p>
          </table:table-cell>
          <table:table-cell table:formula="of:=[$Constants.B36]" office:value-type="string" office:string-value="Logic" calcext:value-type="string">
            <text:p>Logic</text:p>
          </table:table-cell>
          <table:table-cell table:formula="of:=[$Constants.C36]" office:value-type="string" office:string-value=" " calcext:value-type="string">
            <text:p><text:s/></text:p>
          </table:table-cell>
          <table:table-cell table:formula="of:=[$Constants.D36]" office:value-type="string" office:string-value=" " calcext:value-type="string">
            <text:p><text:s/></text:p>
          </table:table-cell>
          <table:table-cell table:formula="of:=[$Constants.E36]" office:value-type="string" office:string-value=" " calcext:value-type="string">
            <text:p><text:s/></text:p>
          </table:table-cell>
          <table:table-cell table:formula="of:=[$Constants.F36]" office:value-type="string" office:string-value=" " calcext:value-type="string">
            <text:p><text:s/></text:p>
          </table:table-cell>
          <table:table-cell table:formula="of:=[$Constants.G36]" office:value-type="float" office:value="0" calcext:value-type="float">
            <text:p>0</text:p>
          </table:table-cell>
          <table:table-cell table:formula="of:=[$Constants.H36]" office:value-type="float" office:value="0" calcext:value-type="float">
            <text:p>0</text:p>
          </table:table-cell>
          <table:table-cell table:formula="of:=[$Constants.I36]" office:value-type="float" office:value="0" calcext:value-type="float">
            <text:p>0</text:p>
          </table:table-cell>
          <table:table-cell table:number-columns-repeated="1015"/>
        </table:table-row>
        <table:table-row table:style-name="ro35" table:visibility="collapse">
          <table:table-cell table:formula="of:=[$Constants.A37]" office:value-type="string" office:string-value=" " calcext:value-type="string">
            <text:p><text:s/></text:p>
          </table:table-cell>
          <table:table-cell table:formula="of:=[$Constants.B37]" office:value-type="string" office:string-value=" " calcext:value-type="string">
            <text:p><text:s/></text:p>
          </table:table-cell>
          <table:table-cell table:formula="of:=[$Constants.C37]" office:value-type="string" office:string-value=" " calcext:value-type="string">
            <text:p><text:s/></text:p>
          </table:table-cell>
          <table:table-cell table:formula="of:=[$Constants.D37]" office:value-type="string" office:string-value=" " calcext:value-type="string">
            <text:p><text:s/></text:p>
          </table:table-cell>
          <table:table-cell table:formula="of:=[$Constants.E37]" office:value-type="string" office:string-value=" " calcext:value-type="string">
            <text:p><text:s/></text:p>
          </table:table-cell>
          <table:table-cell table:formula="of:=[$Constants.F37]" office:value-type="string" office:string-value=" " calcext:value-type="string">
            <text:p><text:s/></text:p>
          </table:table-cell>
          <table:table-cell table:formula="of:=[$Constants.G37]" office:value-type="float" office:value="0" calcext:value-type="float">
            <text:p>0</text:p>
          </table:table-cell>
          <table:table-cell table:formula="of:=[$Constants.H37]" office:value-type="float" office:value="0" calcext:value-type="float">
            <text:p>0</text:p>
          </table:table-cell>
          <table:table-cell table:formula="of:=[$Constants.I37]" office:value-type="float" office:value="0" calcext:value-type="float">
            <text:p>0</text:p>
          </table:table-cell>
          <table:table-cell table:number-columns-repeated="1015"/>
        </table:table-row>
        <table:table-row table:style-name="ro35" table:visibility="collapse">
          <table:table-cell table:formula="of:=[$Constants.A38]" office:value-type="string" office:string-value="Sizes:" calcext:value-type="string">
            <text:p>Sizes:</text:p>
          </table:table-cell>
          <table:table-cell table:formula="of:=[$Constants.B38]" office:value-type="string" office:string-value="VS" calcext:value-type="string">
            <text:p>VS</text:p>
          </table:table-cell>
          <table:table-cell table:formula="of:=[$Constants.C38]" office:value-type="string" office:string-value="S" calcext:value-type="string">
            <text:p>S</text:p>
          </table:table-cell>
          <table:table-cell table:formula="of:=[$Constants.D38]" office:value-type="string" office:string-value="M" calcext:value-type="string">
            <text:p>M</text:p>
          </table:table-cell>
          <table:table-cell table:formula="of:=[$Constants.E38]" office:value-type="string" office:string-value="L" calcext:value-type="string">
            <text:p>L</text:p>
          </table:table-cell>
          <table:table-cell table:formula="of:=[$Constants.F38]" office:value-type="string" office:string-value="VL" calcext:value-type="string">
            <text:p>VL</text:p>
          </table:table-cell>
          <table:table-cell table:formula="of:=[$Constants.G38]" office:value-type="float" office:value="0" calcext:value-type="float">
            <text:p>0</text:p>
          </table:table-cell>
          <table:table-cell table:formula="of:=[$Constants.H38]" office:value-type="float" office:value="0" calcext:value-type="float">
            <text:p>0</text:p>
          </table:table-cell>
          <table:table-cell table:formula="of:=[$Constants.I38]" office:value-type="float" office:value="0" calcext:value-type="float">
            <text:p>0</text:p>
          </table:table-cell>
          <table:table-cell table:number-columns-repeated="1015"/>
        </table:table-row>
        <table:table-row table:style-name="ro35" table:visibility="collapse">
          <table:table-cell table:formula="of:=[$Constants.A39]" office:value-type="string" office:string-value="upper" calcext:value-type="string">
            <text:p>upper</text:p>
          </table:table-cell>
          <table:table-cell table:style-name="ce275" table:formula="of:=[$Constants.B39]" office:value-type="float" office:value="-1.5" calcext:value-type="float">
            <text:p>-1.5</text:p>
          </table:table-cell>
          <table:table-cell table:style-name="ce275" table:formula="of:=[$Constants.C39]" office:value-type="float" office:value="-0.5" calcext:value-type="float">
            <text:p>-0.5</text:p>
          </table:table-cell>
          <table:table-cell table:style-name="ce275" table:formula="of:=[$Constants.D39]" office:value-type="float" office:value="0.5" calcext:value-type="float">
            <text:p>0.5</text:p>
          </table:table-cell>
          <table:table-cell table:style-name="ce275" table:formula="of:=[$Constants.E39]" office:value-type="float" office:value="1.5" calcext:value-type="float">
            <text:p>1.5</text:p>
          </table:table-cell>
          <table:table-cell table:style-name="ce275" table:formula="of:=[$Constants.F39]" office:value-type="float" office:value="99999" calcext:value-type="float">
            <text:p>99999.0</text:p>
          </table:table-cell>
          <table:table-cell table:formula="of:=[$Constants.G39]" office:value-type="float" office:value="0" calcext:value-type="float">
            <text:p>0</text:p>
          </table:table-cell>
          <table:table-cell table:formula="of:=[$Constants.H39]" office:value-type="float" office:value="0" calcext:value-type="float">
            <text:p>0</text:p>
          </table:table-cell>
          <table:table-cell table:formula="of:=[$Constants.I39]" office:value-type="float" office:value="0" calcext:value-type="float">
            <text:p>0</text:p>
          </table:table-cell>
          <table:table-cell table:number-columns-repeated="1015"/>
        </table:table-row>
        <table:table-row table:style-name="ro35" table:visibility="collapse">
          <table:table-cell table:formula="of:=[$Constants.A40]" office:value-type="string" office:string-value="mid" calcext:value-type="string">
            <text:p>mid</text:p>
          </table:table-cell>
          <table:table-cell table:style-name="ce275" table:formula="of:=[$Constants.B40]" office:value-type="float" office:value="-2" calcext:value-type="float">
            <text:p>-2.0</text:p>
          </table:table-cell>
          <table:table-cell table:style-name="ce275" table:formula="of:=[$Constants.C40]" office:value-type="float" office:value="-1" calcext:value-type="float">
            <text:p>-1.0</text:p>
          </table:table-cell>
          <table:table-cell table:style-name="ce275" table:formula="of:=[$Constants.D40]" office:value-type="float" office:value="0" calcext:value-type="float">
            <text:p>0.0</text:p>
          </table:table-cell>
          <table:table-cell table:style-name="ce275" table:formula="of:=[$Constants.E40]" office:value-type="float" office:value="1" calcext:value-type="float">
            <text:p>1.0</text:p>
          </table:table-cell>
          <table:table-cell table:style-name="ce275" table:formula="of:=[$Constants.F40]" office:value-type="float" office:value="2" calcext:value-type="float">
            <text:p>2.0</text:p>
          </table:table-cell>
          <table:table-cell table:formula="of:=[$Constants.G40]" office:value-type="float" office:value="0" calcext:value-type="float">
            <text:p>0</text:p>
          </table:table-cell>
          <table:table-cell table:formula="of:=[$Constants.H40]" office:value-type="float" office:value="0" calcext:value-type="float">
            <text:p>0</text:p>
          </table:table-cell>
          <table:table-cell table:formula="of:=[$Constants.I40]" office:value-type="float" office:value="0" calcext:value-type="float">
            <text:p>0</text:p>
          </table:table-cell>
          <table:table-cell table:number-columns-repeated="1015"/>
        </table:table-row>
        <table:table-row table:style-name="ro35" table:visibility="collapse">
          <table:table-cell table:formula="of:=[$Constants.A41]" office:value-type="string" office:string-value="lower" calcext:value-type="string">
            <text:p>lower</text:p>
          </table:table-cell>
          <table:table-cell table:style-name="ce275" table:formula="of:=[$Constants.B41]" office:value-type="float" office:value="0" calcext:value-type="float">
            <text:p>0.0</text:p>
          </table:table-cell>
          <table:table-cell table:style-name="ce275" table:formula="of:=[$Constants.C41]" office:value-type="float" office:value="-1.5" calcext:value-type="float">
            <text:p>-1.5</text:p>
          </table:table-cell>
          <table:table-cell table:style-name="ce275" table:formula="of:=[$Constants.D41]" office:value-type="float" office:value="-0.5" calcext:value-type="float">
            <text:p>-0.5</text:p>
          </table:table-cell>
          <table:table-cell table:style-name="ce275" table:formula="of:=[$Constants.E41]" office:value-type="float" office:value="0.5" calcext:value-type="float">
            <text:p>0.5</text:p>
          </table:table-cell>
          <table:table-cell table:style-name="ce275" table:formula="of:=[$Constants.F41]" office:value-type="float" office:value="1.5" calcext:value-type="float">
            <text:p>1.5</text:p>
          </table:table-cell>
          <table:table-cell table:formula="of:=[$Constants.G41]" office:value-type="float" office:value="0" calcext:value-type="float">
            <text:p>0</text:p>
          </table:table-cell>
          <table:table-cell table:formula="of:=[$Constants.H41]" office:value-type="float" office:value="0" calcext:value-type="float">
            <text:p>0</text:p>
          </table:table-cell>
          <table:table-cell table:formula="of:=[$Constants.I41]" office:value-type="float" office:value="0" calcext:value-type="float">
            <text:p>0</text:p>
          </table:table-cell>
          <table:table-cell table:number-columns-repeated="1015"/>
        </table:table-row>
        <table:table-row table:style-name="ro35" table:visibility="collapse">
          <table:table-cell table:formula="of:=[$Constants.A42]" office:value-type="string" office:string-value=" " calcext:value-type="string">
            <text:p><text:s/></text:p>
          </table:table-cell>
          <table:table-cell table:formula="of:=[$Constants.B42]" office:value-type="float" office:value="0" calcext:value-type="float">
            <text:p>0</text:p>
          </table:table-cell>
          <table:table-cell table:formula="of:=[$Constants.C42]" office:value-type="float" office:value="0" calcext:value-type="float">
            <text:p>0</text:p>
          </table:table-cell>
          <table:table-cell table:formula="of:=[$Constants.D42]" office:value-type="float" office:value="0" calcext:value-type="float">
            <text:p>0</text:p>
          </table:table-cell>
          <table:table-cell table:formula="of:=[$Constants.E42]" office:value-type="float" office:value="0" calcext:value-type="float">
            <text:p>0</text:p>
          </table:table-cell>
          <table:table-cell table:formula="of:=[$Constants.F42]" office:value-type="string" office:string-value=" " calcext:value-type="string">
            <text:p><text:s/></text:p>
          </table:table-cell>
          <table:table-cell table:formula="of:=[$Constants.G42]" office:value-type="float" office:value="0" calcext:value-type="float">
            <text:p>0</text:p>
          </table:table-cell>
          <table:table-cell table:formula="of:=[$Constants.H42]" office:value-type="float" office:value="0" calcext:value-type="float">
            <text:p>0</text:p>
          </table:table-cell>
          <table:table-cell table:formula="of:=[$Constants.I42]" office:value-type="float" office:value="0" calcext:value-type="float">
            <text:p>0</text:p>
          </table:table-cell>
          <table:table-cell table:number-columns-repeated="1015"/>
        </table:table-row>
        <table:table-row table:style-name="ro35" table:visibility="collapse">
          <table:table-cell table:formula="of:=[$Constants.A43]" office:value-type="string" office:string-value=" " calcext:value-type="string">
            <text:p><text:s/></text:p>
          </table:table-cell>
          <table:table-cell table:formula="of:=[$Constants.B43]" office:value-type="string" office:string-value=" " calcext:value-type="string">
            <text:p><text:s/></text:p>
          </table:table-cell>
          <table:table-cell table:formula="of:=[$Constants.C43]" office:value-type="string" office:string-value=" " calcext:value-type="string">
            <text:p><text:s/></text:p>
          </table:table-cell>
          <table:table-cell table:formula="of:=[$Constants.D43]" office:value-type="string" office:string-value=" " calcext:value-type="string">
            <text:p><text:s/></text:p>
          </table:table-cell>
          <table:table-cell table:formula="of:=[$Constants.E43]" office:value-type="string" office:string-value=" " calcext:value-type="string">
            <text:p><text:s/></text:p>
          </table:table-cell>
          <table:table-cell table:formula="of:=[$Constants.F43]" office:value-type="string" office:string-value=" " calcext:value-type="string">
            <text:p><text:s/></text:p>
          </table:table-cell>
          <table:table-cell table:formula="of:=[$Constants.G43]" office:value-type="float" office:value="0" calcext:value-type="float">
            <text:p>0</text:p>
          </table:table-cell>
          <table:table-cell table:formula="of:=[$Constants.H43]" office:value-type="float" office:value="0" calcext:value-type="float">
            <text:p>0</text:p>
          </table:table-cell>
          <table:table-cell table:formula="of:=[$Constants.I43]" office:value-type="float" office:value="0" calcext:value-type="float">
            <text:p>0</text:p>
          </table:table-cell>
          <table:table-cell table:style-name="ce6" table:number-columns-repeated="247"/>
          <table:table-cell table:number-columns-repeated="768"/>
        </table:table-row>
        <table:table-row table:style-name="ro36" table:visibility="collapse">
          <table:table-cell table:formula="of:=[$Constants.A44]" office:value-type="string" office:string-value="&lt;-- Mandatory" calcext:value-type="string">
            <text:p>&lt;-- Mandatory</text:p>
          </table:table-cell>
          <table:table-cell table:formula="of:=[$Constants.B44]" office:value-type="string" office:string-value=" " calcext:value-type="string">
            <text:p><text:s/></text:p>
          </table:table-cell>
          <table:table-cell table:formula="of:=[$Constants.C44]" office:value-type="string" office:string-value="✔" calcext:value-type="string">
            <text:p>✔</text:p>
          </table:table-cell>
          <table:table-cell table:formula="of:=[$Constants.D44]" office:value-type="string" office:string-value=" " calcext:value-type="string">
            <text:p><text:s/></text:p>
          </table:table-cell>
          <table:table-cell table:formula="of:=[$Constants.E44]" office:value-type="string" office:string-value=" " calcext:value-type="string">
            <text:p><text:s/></text:p>
          </table:table-cell>
          <table:table-cell table:formula="of:=[$Constants.F44]" office:value-type="string" office:string-value=" " calcext:value-type="string">
            <text:p><text:s/></text:p>
          </table:table-cell>
          <table:table-cell table:formula="of:=[$Constants.G44]" office:value-type="float" office:value="0" calcext:value-type="float">
            <text:p>0</text:p>
          </table:table-cell>
          <table:table-cell table:formula="of:=[$Constants.H44]" office:value-type="float" office:value="0" calcext:value-type="float">
            <text:p>0</text:p>
          </table:table-cell>
          <table:table-cell table:formula="of:=[$Constants.I44]" office:value-type="float" office:value="0" calcext:value-type="float">
            <text:p>0</text:p>
          </table:table-cell>
          <table:table-cell table:style-name="ce47" table:number-columns-repeated="2"/>
          <table:table-cell table:style-name="ce54" table:number-columns-repeated="1013"/>
        </table:table-row>
        <table:table-row table:style-name="ro1">
          <table:table-cell table:style-name="ce109" office:value-type="string" calcext:value-type="string" table:number-columns-spanned="3" table:number-rows-spanned="1">
            <text:p>Change Log</text:p>
          </table:table-cell>
          <table:covered-table-cell table:number-columns-repeated="2" table:style-name="ce109"/>
          <table:table-cell table:number-columns-repeated="1021"/>
        </table:table-row>
        <table:table-row table:style-name="ro29">
          <table:table-cell table:style-name="ce206" office:value-type="string" calcext:value-type="string" table:number-columns-spanned="10" table:number-rows-spanned="1">
            <text:p>Use this worksheet to record changes to made to artifacts after the project is underway. <text:s/>Record repairs to defects, as well as changes that result from requirements clarifications/changes.</text:p>
          </table:table-cell>
          <table:covered-table-cell table:number-columns-repeated="9" table:style-name="ce206"/>
          <table:table-cell table:number-columns-repeated="1014"/>
        </table:table-row>
        <table:table-row table:style-name="ro2">
          <table:table-cell table:style-name="ce207"/>
          <table:table-cell table:style-name="ce341"/>
          <table:table-cell table:style-name="ce343" office:value-type="string" calcext:value-type="string">
            <text:p>Change Designation</text:p>
          </table:table-cell>
          <table:table-cell table:style-name="ce345" office:value-type="string" calcext:value-type="string" table:number-columns-spanned="7" table:number-rows-spanned="1">
            <text:p>Description</text:p>
          </table:table-cell>
          <table:covered-table-cell table:number-columns-repeated="6" table:style-name="ce345"/>
          <table:table-cell table:number-columns-repeated="1014"/>
        </table:table-row>
        <table:table-row table:style-name="ro7">
          <table:table-cell table:style-name="ce207"/>
          <table:table-cell table:style-name="ce284"/>
          <table:table-cell table:style-name="ce284" table:formula="of:=[.B19]" office:value-type="string" office:string-value="Requirements Change" calcext:value-type="string">
            <text:p>Requirements Change</text:p>
          </table:table-cell>
          <table:table-cell table:style-name="ce206" table:formula="of:=[.C19]" office:value-type="string" office:string-value="Changes to requirements" calcext:value-type="string" table:number-columns-spanned="7" table:number-rows-spanned="1">
            <text:p>Changes to requirements</text:p>
          </table:table-cell>
          <table:covered-table-cell table:number-columns-repeated="6" table:style-name="ce206"/>
          <table:table-cell table:number-columns-repeated="1014"/>
        </table:table-row>
        <table:table-row table:style-name="ro35">
          <table:table-cell/>
          <table:table-cell table:style-name="ce284"/>
          <table:table-cell table:style-name="ce284" table:formula="of:=[.B20]" office:value-type="string" office:string-value="Requirements Clarification" calcext:value-type="string">
            <text:p>Requirements Clarification</text:p>
          </table:table-cell>
          <table:table-cell table:style-name="ce206" table:formula="of:=[.C20]" office:value-type="string" office:string-value="Clarifications to requirements" calcext:value-type="string" table:number-columns-spanned="7" table:number-rows-spanned="1">
            <text:p>Clarifications to requirements</text:p>
          </table:table-cell>
          <table:covered-table-cell table:number-columns-repeated="6" table:style-name="ce206"/>
          <table:table-cell table:number-columns-repeated="1014"/>
        </table:table-row>
        <table:table-row table:style-name="ro35">
          <table:table-cell/>
          <table:table-cell table:style-name="ce284"/>
          <table:table-cell table:style-name="ce284" table:formula="of:=[.B21]" office:value-type="string" office:string-value="Product syntax" calcext:value-type="string">
            <text:p>Product syntax</text:p>
          </table:table-cell>
          <table:table-cell table:style-name="ce206" table:formula="of:=[.C21]" office:value-type="string" office:string-value="Syntax flaws in the deliverable product" calcext:value-type="string" table:number-columns-spanned="7" table:number-rows-spanned="1">
            <text:p>Syntax flaws in the deliverable product</text:p>
          </table:table-cell>
          <table:covered-table-cell table:number-columns-repeated="6" table:style-name="ce206"/>
          <table:table-cell table:number-columns-repeated="1014"/>
        </table:table-row>
        <table:table-row table:style-name="ro35">
          <table:table-cell/>
          <table:table-cell table:style-name="ce284"/>
          <table:table-cell table:style-name="ce284" table:formula="of:=[.B22]" office:value-type="string" office:string-value="Product logic" calcext:value-type="string">
            <text:p>Product logic</text:p>
          </table:table-cell>
          <table:table-cell table:style-name="ce206" table:formula="of:=[.C22]" office:value-type="string" office:string-value="Logic flaws in the deliverable product" calcext:value-type="string" table:number-columns-spanned="7" table:number-rows-spanned="1">
            <text:p>Logic flaws in the deliverable product</text:p>
          </table:table-cell>
          <table:covered-table-cell table:number-columns-repeated="6" table:style-name="ce206"/>
          <table:table-cell table:number-columns-repeated="1014"/>
        </table:table-row>
        <table:table-row table:style-name="ro35">
          <table:table-cell/>
          <table:table-cell table:style-name="ce284"/>
          <table:table-cell table:style-name="ce284" table:formula="of:=[.B23]" office:value-type="string" office:string-value="Product interface" calcext:value-type="string">
            <text:p>Product interface</text:p>
          </table:table-cell>
          <table:table-cell table:style-name="ce206" table:formula="of:=[.C23]" office:value-type="string" office:string-value="Flaws in the interface of a component of the deliverable product" calcext:value-type="string" table:number-columns-spanned="7" table:number-rows-spanned="1">
            <text:p>Flaws in the interface of a component of the deliverable product</text:p>
          </table:table-cell>
          <table:covered-table-cell table:number-columns-repeated="6" table:style-name="ce206"/>
          <table:table-cell table:number-columns-repeated="1014"/>
        </table:table-row>
        <table:table-row table:style-name="ro35">
          <table:table-cell/>
          <table:table-cell table:style-name="ce284"/>
          <table:table-cell table:style-name="ce284" table:formula="of:=[.B24]" office:value-type="string" office:string-value="Product checking" calcext:value-type="string">
            <text:p>Product checking</text:p>
          </table:table-cell>
          <table:table-cell table:style-name="ce206" table:formula="of:=[.C24]" office:value-type="string" office:string-value="Flaws with boundary/type checking within a component of the deliverable product" calcext:value-type="string" table:number-columns-spanned="7" table:number-rows-spanned="1">
            <text:p>Flaws with boundary/type checking within a component of the deliverable product</text:p>
          </table:table-cell>
          <table:covered-table-cell table:number-columns-repeated="6" table:style-name="ce206"/>
          <table:table-cell table:number-columns-repeated="1014"/>
        </table:table-row>
        <table:table-row table:style-name="ro35">
          <table:table-cell/>
          <table:table-cell table:style-name="ce284"/>
          <table:table-cell table:style-name="ce284" table:formula="of:=[.B25]" office:value-type="string" office:string-value="Test syntax" calcext:value-type="string">
            <text:p>Test syntax</text:p>
          </table:table-cell>
          <table:table-cell table:style-name="ce206" table:formula="of:=[.C25]" office:value-type="string" office:string-value="Syntax flaws in the test code " calcext:value-type="string" table:number-columns-spanned="7" table:number-rows-spanned="1">
            <text:p>Syntax flaws in the test code </text:p>
          </table:table-cell>
          <table:covered-table-cell table:number-columns-repeated="6" table:style-name="ce206"/>
          <table:table-cell table:number-columns-repeated="1014"/>
        </table:table-row>
        <table:table-row table:style-name="ro35">
          <table:table-cell/>
          <table:table-cell table:style-name="ce284"/>
          <table:table-cell table:style-name="ce284" table:formula="of:=[.B26]" office:value-type="string" office:string-value="Test logic" calcext:value-type="string">
            <text:p>Test logic</text:p>
          </table:table-cell>
          <table:table-cell table:style-name="ce206" table:formula="of:=[.C26]" office:value-type="string" office:string-value="Logic flaws in the test code" calcext:value-type="string" table:number-columns-spanned="7" table:number-rows-spanned="1">
            <text:p>Logic flaws in the test code</text:p>
          </table:table-cell>
          <table:covered-table-cell table:number-columns-repeated="6" table:style-name="ce206"/>
          <table:table-cell table:number-columns-repeated="1014"/>
        </table:table-row>
        <table:table-row table:style-name="ro35">
          <table:table-cell/>
          <table:table-cell table:style-name="ce284"/>
          <table:table-cell table:style-name="ce284" table:formula="of:=[.B27]" office:value-type="string" office:string-value="Test interface" calcext:value-type="string">
            <text:p>Test interface</text:p>
          </table:table-cell>
          <table:table-cell table:style-name="ce206" table:formula="of:=[.C27]" office:value-type="string" office:string-value="Flaws in the interface of a component of the test code" calcext:value-type="string" table:number-columns-spanned="7" table:number-rows-spanned="1">
            <text:p>Flaws in the interface of a component of the test code</text:p>
          </table:table-cell>
          <table:covered-table-cell table:number-columns-repeated="6" table:style-name="ce206"/>
          <table:table-cell table:number-columns-repeated="1014"/>
        </table:table-row>
        <table:table-row table:style-name="ro35">
          <table:table-cell/>
          <table:table-cell table:style-name="ce284"/>
          <table:table-cell table:style-name="ce284" table:formula="of:=[.B28]" office:value-type="string" office:string-value="Test checking" calcext:value-type="string">
            <text:p>Test checking</text:p>
          </table:table-cell>
          <table:table-cell table:style-name="ce206" table:formula="of:=[.C28]" office:value-type="string" office:string-value="Flaws with boundary/type checking within a component of the test code" calcext:value-type="string" table:number-columns-spanned="7" table:number-rows-spanned="1">
            <text:p>Flaws with boundary/type checking within a component of the test code</text:p>
          </table:table-cell>
          <table:covered-table-cell table:number-columns-repeated="6" table:style-name="ce206"/>
          <table:table-cell table:number-columns-repeated="1014"/>
        </table:table-row>
        <table:table-row table:style-name="ro35">
          <table:table-cell/>
          <table:table-cell table:style-name="ce284"/>
          <table:table-cell table:style-name="ce284" table:formula="of:=[.B29]" office:value-type="string" office:string-value="Bad Smell" calcext:value-type="string">
            <text:p>Bad Smell</text:p>
          </table:table-cell>
          <table:table-cell table:style-name="ce206" table:formula="of:=[.C29]" office:value-type="string" office:string-value="Refactoring changes (please note the bad smell in the defect description)" calcext:value-type="string" table:number-columns-spanned="7" table:number-rows-spanned="1">
            <text:p>Refactoring changes (please note the bad smell in the defect description)</text:p>
          </table:table-cell>
          <table:covered-table-cell table:number-columns-repeated="6" table:style-name="ce206"/>
          <table:table-cell table:number-columns-repeated="1014"/>
        </table:table-row>
        <table:table-row table:style-name="ro15">
          <table:table-cell table:style-name="ce339" office:value-type="string" calcext:value-type="string">
            <text:p>Number</text:p>
          </table:table-cell>
          <table:table-cell table:style-name="ce339" office:value-type="string" calcext:value-type="string">
            <text:p>Date</text:p>
          </table:table-cell>
          <table:table-cell table:style-name="ce339" office:value-type="string" calcext:value-type="string">
            <text:p>Type</text:p>
          </table:table-cell>
          <table:table-cell table:style-name="ce339" office:value-type="string" calcext:value-type="string">
            <text:p>Where Injected</text:p>
          </table:table-cell>
          <table:table-cell table:style-name="ce346" office:value-type="string" calcext:value-type="string">
            <text:p>Inject Iteration</text:p>
          </table:table-cell>
          <table:table-cell table:style-name="ce346" office:value-type="string" calcext:value-type="string">
            <text:p>Where Removed</text:p>
          </table:table-cell>
          <table:table-cell table:style-name="ce346" office:value-type="string" calcext:value-type="string">
            <text:p>Remove Iteration</text:p>
          </table:table-cell>
          <table:table-cell table:style-name="ce346" office:value-type="string" calcext:value-type="string">
            <text:p>Fix Time</text:p>
          </table:table-cell>
          <table:table-cell table:style-name="ce346" office:value-type="string" calcext:value-type="string">
            <text:p>Fix Reference</text:p>
          </table:table-cell>
          <table:table-cell table:style-name="ce155" office:value-type="string" calcext:value-type="string">
            <text:p>Description</text:p>
          </table:table-cell>
          <table:table-cell table:style-name="ce181" table:number-columns-repeated="3"/>
          <table:table-cell table:style-name="ce139" table:number-columns-repeated="1011"/>
        </table:table-row>
        <table:table-row table:style-name="ro2">
          <table:table-cell table:style-name="ce340" table:content-validation-name="val14" table:formula="of:=1" office:value-type="float" office:value="1" calcext:value-type="float">
            <text:p>1</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60]);&quot;&quot;;IF([.I60]=[.A60];&quot;&lt;-- Circular reference&quot;;IF(ISBLANK(OFFSET([.$C$59];[.I60];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60]+1" office:value-type="float" office:value="2" calcext:value-type="float">
            <text:p>2</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61]);&quot;&quot;;IF([.I61]=[.A61];&quot;&lt;-- Circular reference&quot;;IF(ISBLANK(OFFSET([.$C$59];[.I61];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61]+1" office:value-type="float" office:value="3" calcext:value-type="float">
            <text:p>3</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62]);&quot;&quot;;IF([.I62]=[.A62];&quot;&lt;-- Circular reference&quot;;IF(ISBLANK(OFFSET([.$C$59];[.I62];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62]+1" office:value-type="float" office:value="4" calcext:value-type="float">
            <text:p>4</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63]);&quot;&quot;;IF([.I63]=[.A63];&quot;&lt;-- Circular reference&quot;;IF(ISBLANK(OFFSET([.$C$59];[.I63];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63]+1" office:value-type="float" office:value="5" calcext:value-type="float">
            <text:p>5</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64]);&quot;&quot;;IF([.I64]=[.A64];&quot;&lt;-- Circular reference&quot;;IF(ISBLANK(OFFSET([.$C$59];[.I64];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64]+1" office:value-type="float" office:value="6" calcext:value-type="float">
            <text:p>6</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65]);&quot;&quot;;IF([.I65]=[.A65];&quot;&lt;-- Circular reference&quot;;IF(ISBLANK(OFFSET([.$C$59];[.I65];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65]+1" office:value-type="float" office:value="7" calcext:value-type="float">
            <text:p>7</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66]);&quot;&quot;;IF([.I66]=[.A66];&quot;&lt;-- Circular reference&quot;;IF(ISBLANK(OFFSET([.$C$59];[.I66];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66]+1" office:value-type="float" office:value="8" calcext:value-type="float">
            <text:p>8</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67]);&quot;&quot;;IF([.I67]=[.A67];&quot;&lt;-- Circular reference&quot;;IF(ISBLANK(OFFSET([.$C$59];[.I67];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67]+1" office:value-type="float" office:value="9" calcext:value-type="float">
            <text:p>9</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68]);&quot;&quot;;IF([.I68]=[.A68];&quot;&lt;-- Circular reference&quot;;IF(ISBLANK(OFFSET([.$C$59];[.I68];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68]+1" office:value-type="float" office:value="10" calcext:value-type="float">
            <text:p>10</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69]);&quot;&quot;;IF([.I69]=[.A69];&quot;&lt;-- Circular reference&quot;;IF(ISBLANK(OFFSET([.$C$59];[.I69];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69]+1" office:value-type="float" office:value="11" calcext:value-type="float">
            <text:p>11</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70]);&quot;&quot;;IF([.I70]=[.A70];&quot;&lt;-- Circular reference&quot;;IF(ISBLANK(OFFSET([.$C$59];[.I70];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70]+1" office:value-type="float" office:value="12" calcext:value-type="float">
            <text:p>12</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71]);&quot;&quot;;IF([.I71]=[.A71];&quot;&lt;-- Circular reference&quot;;IF(ISBLANK(OFFSET([.$C$59];[.I71];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71]+1" office:value-type="float" office:value="13" calcext:value-type="float">
            <text:p>13</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72]);&quot;&quot;;IF([.I72]=[.A72];&quot;&lt;-- Circular reference&quot;;IF(ISBLANK(OFFSET([.$C$59];[.I72];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72]+1" office:value-type="float" office:value="14" calcext:value-type="float">
            <text:p>14</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73]);&quot;&quot;;IF([.I73]=[.A73];&quot;&lt;-- Circular reference&quot;;IF(ISBLANK(OFFSET([.$C$59];[.I73];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73]+1" office:value-type="float" office:value="15" calcext:value-type="float">
            <text:p>15</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74]);&quot;&quot;;IF([.I74]=[.A74];&quot;&lt;-- Circular reference&quot;;IF(ISBLANK(OFFSET([.$C$59];[.I74];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74]+1" office:value-type="float" office:value="16" calcext:value-type="float">
            <text:p>16</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75]);&quot;&quot;;IF([.I75]=[.A75];&quot;&lt;-- Circular reference&quot;;IF(ISBLANK(OFFSET([.$C$59];[.I75];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75]+1" office:value-type="float" office:value="17" calcext:value-type="float">
            <text:p>17</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76]);&quot;&quot;;IF([.I76]=[.A76];&quot;&lt;-- Circular reference&quot;;IF(ISBLANK(OFFSET([.$C$59];[.I76];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76]+1" office:value-type="float" office:value="18" calcext:value-type="float">
            <text:p>18</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77]);&quot;&quot;;IF([.I77]=[.A77];&quot;&lt;-- Circular reference&quot;;IF(ISBLANK(OFFSET([.$C$59];[.I77];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77]+1" office:value-type="float" office:value="19" calcext:value-type="float">
            <text:p>19</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78]);&quot;&quot;;IF([.I78]=[.A78];&quot;&lt;-- Circular reference&quot;;IF(ISBLANK(OFFSET([.$C$59];[.I78];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78]+1" office:value-type="float" office:value="20" calcext:value-type="float">
            <text:p>20</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79]);&quot;&quot;;IF([.I79]=[.A79];&quot;&lt;-- Circular reference&quot;;IF(ISBLANK(OFFSET([.$C$59];[.I79];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79]+1" office:value-type="float" office:value="21" calcext:value-type="float">
            <text:p>21</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80]);&quot;&quot;;IF([.I80]=[.A80];&quot;&lt;-- Circular reference&quot;;IF(ISBLANK(OFFSET([.$C$59];[.I80];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80]+1" office:value-type="float" office:value="22" calcext:value-type="float">
            <text:p>22</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81]);&quot;&quot;;IF([.I81]=[.A81];&quot;&lt;-- Circular reference&quot;;IF(ISBLANK(OFFSET([.$C$59];[.I81];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81]+1" office:value-type="float" office:value="23" calcext:value-type="float">
            <text:p>23</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82]);&quot;&quot;;IF([.I82]=[.A82];&quot;&lt;-- Circular reference&quot;;IF(ISBLANK(OFFSET([.$C$59];[.I82];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82]+1" office:value-type="float" office:value="24" calcext:value-type="float">
            <text:p>24</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83]);&quot;&quot;;IF([.I83]=[.A83];&quot;&lt;-- Circular reference&quot;;IF(ISBLANK(OFFSET([.$C$59];[.I83];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83]+1" office:value-type="float" office:value="25" calcext:value-type="float">
            <text:p>25</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84]);&quot;&quot;;IF([.I84]=[.A84];&quot;&lt;-- Circular reference&quot;;IF(ISBLANK(OFFSET([.$C$59];[.I84];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84]+1" office:value-type="float" office:value="26" calcext:value-type="float">
            <text:p>26</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85]);&quot;&quot;;IF([.I85]=[.A85];&quot;&lt;-- Circular reference&quot;;IF(ISBLANK(OFFSET([.$C$59];[.I85];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85]+1" office:value-type="float" office:value="27" calcext:value-type="float">
            <text:p>27</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86]);&quot;&quot;;IF([.I86]=[.A86];&quot;&lt;-- Circular reference&quot;;IF(ISBLANK(OFFSET([.$C$59];[.I86];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86]+1" office:value-type="float" office:value="28" calcext:value-type="float">
            <text:p>28</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87]);&quot;&quot;;IF([.I87]=[.A87];&quot;&lt;-- Circular reference&quot;;IF(ISBLANK(OFFSET([.$C$59];[.I87];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87]+1" office:value-type="float" office:value="29" calcext:value-type="float">
            <text:p>29</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88]);&quot;&quot;;IF([.I88]=[.A88];&quot;&lt;-- Circular reference&quot;;IF(ISBLANK(OFFSET([.$C$59];[.I88];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88]+1" office:value-type="float" office:value="30" calcext:value-type="float">
            <text:p>30</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89]);&quot;&quot;;IF([.I89]=[.A89];&quot;&lt;-- Circular reference&quot;;IF(ISBLANK(OFFSET([.$C$59];[.I89];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89]+1" office:value-type="float" office:value="31" calcext:value-type="float">
            <text:p>31</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90]);&quot;&quot;;IF([.I90]=[.A90];&quot;&lt;-- Circular reference&quot;;IF(ISBLANK(OFFSET([.$C$59];[.I90];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90]+1" office:value-type="float" office:value="32" calcext:value-type="float">
            <text:p>32</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91]);&quot;&quot;;IF([.I91]=[.A91];&quot;&lt;-- Circular reference&quot;;IF(ISBLANK(OFFSET([.$C$59];[.I91];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91]+1" office:value-type="float" office:value="33" calcext:value-type="float">
            <text:p>33</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92]);&quot;&quot;;IF([.I92]=[.A92];&quot;&lt;-- Circular reference&quot;;IF(ISBLANK(OFFSET([.$C$59];[.I92];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92]+1" office:value-type="float" office:value="34" calcext:value-type="float">
            <text:p>34</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93]);&quot;&quot;;IF([.I93]=[.A93];&quot;&lt;-- Circular reference&quot;;IF(ISBLANK(OFFSET([.$C$59];[.I93];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93]+1" office:value-type="float" office:value="35" calcext:value-type="float">
            <text:p>35</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94]);&quot;&quot;;IF([.I94]=[.A94];&quot;&lt;-- Circular reference&quot;;IF(ISBLANK(OFFSET([.$C$59];[.I94];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94]+1" office:value-type="float" office:value="36" calcext:value-type="float">
            <text:p>36</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95]);&quot;&quot;;IF([.I95]=[.A95];&quot;&lt;-- Circular reference&quot;;IF(ISBLANK(OFFSET([.$C$59];[.I95];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95]+1" office:value-type="float" office:value="37" calcext:value-type="float">
            <text:p>37</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96]);&quot;&quot;;IF([.I96]=[.A96];&quot;&lt;-- Circular reference&quot;;IF(ISBLANK(OFFSET([.$C$59];[.I96];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96]+1" office:value-type="float" office:value="38" calcext:value-type="float">
            <text:p>38</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97]);&quot;&quot;;IF([.I97]=[.A97];&quot;&lt;-- Circular reference&quot;;IF(ISBLANK(OFFSET([.$C$59];[.I97];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97]+1" office:value-type="float" office:value="39" calcext:value-type="float">
            <text:p>39</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98]);&quot;&quot;;IF([.I98]=[.A98];&quot;&lt;-- Circular reference&quot;;IF(ISBLANK(OFFSET([.$C$59];[.I98];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98]+1" office:value-type="float" office:value="40" calcext:value-type="float">
            <text:p>40</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99]);&quot;&quot;;IF([.I99]=[.A99];&quot;&lt;-- Circular reference&quot;;IF(ISBLANK(OFFSET([.$C$59];[.I99];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99]+1" office:value-type="float" office:value="41" calcext:value-type="float">
            <text:p>41</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00]);&quot;&quot;;IF([.I100]=[.A100];&quot;&lt;-- Circular reference&quot;;IF(ISBLANK(OFFSET([.$C$59];[.I100];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00]+1" office:value-type="float" office:value="42" calcext:value-type="float">
            <text:p>42</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01]);&quot;&quot;;IF([.I101]=[.A101];&quot;&lt;-- Circular reference&quot;;IF(ISBLANK(OFFSET([.$C$59];[.I101];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01]+1" office:value-type="float" office:value="43" calcext:value-type="float">
            <text:p>43</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02]);&quot;&quot;;IF([.I102]=[.A102];&quot;&lt;-- Circular reference&quot;;IF(ISBLANK(OFFSET([.$C$59];[.I102];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02]+1" office:value-type="float" office:value="44" calcext:value-type="float">
            <text:p>44</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03]);&quot;&quot;;IF([.I103]=[.A103];&quot;&lt;-- Circular reference&quot;;IF(ISBLANK(OFFSET([.$C$59];[.I103];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03]+1" office:value-type="float" office:value="45" calcext:value-type="float">
            <text:p>45</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04]);&quot;&quot;;IF([.I104]=[.A104];&quot;&lt;-- Circular reference&quot;;IF(ISBLANK(OFFSET([.$C$59];[.I104];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04]+1" office:value-type="float" office:value="46" calcext:value-type="float">
            <text:p>46</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05]);&quot;&quot;;IF([.I105]=[.A105];&quot;&lt;-- Circular reference&quot;;IF(ISBLANK(OFFSET([.$C$59];[.I105];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05]+1" office:value-type="float" office:value="47" calcext:value-type="float">
            <text:p>47</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06]);&quot;&quot;;IF([.I106]=[.A106];&quot;&lt;-- Circular reference&quot;;IF(ISBLANK(OFFSET([.$C$59];[.I106];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06]+1" office:value-type="float" office:value="48" calcext:value-type="float">
            <text:p>48</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07]);&quot;&quot;;IF([.I107]=[.A107];&quot;&lt;-- Circular reference&quot;;IF(ISBLANK(OFFSET([.$C$59];[.I107];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07]+1" office:value-type="float" office:value="49" calcext:value-type="float">
            <text:p>49</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08]);&quot;&quot;;IF([.I108]=[.A108];&quot;&lt;-- Circular reference&quot;;IF(ISBLANK(OFFSET([.$C$59];[.I108];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08]+1" office:value-type="float" office:value="50" calcext:value-type="float">
            <text:p>50</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09]);&quot;&quot;;IF([.I109]=[.A109];&quot;&lt;-- Circular reference&quot;;IF(ISBLANK(OFFSET([.$C$59];[.I109];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09]+1" office:value-type="float" office:value="51" calcext:value-type="float">
            <text:p>51</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10]);&quot;&quot;;IF([.I110]=[.A110];&quot;&lt;-- Circular reference&quot;;IF(ISBLANK(OFFSET([.$C$59];[.I110];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10]+1" office:value-type="float" office:value="52" calcext:value-type="float">
            <text:p>52</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11]);&quot;&quot;;IF([.I111]=[.A111];&quot;&lt;-- Circular reference&quot;;IF(ISBLANK(OFFSET([.$C$59];[.I111];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11]+1" office:value-type="float" office:value="53" calcext:value-type="float">
            <text:p>53</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12]);&quot;&quot;;IF([.I112]=[.A112];&quot;&lt;-- Circular reference&quot;;IF(ISBLANK(OFFSET([.$C$59];[.I112];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12]+1" office:value-type="float" office:value="54" calcext:value-type="float">
            <text:p>54</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13]);&quot;&quot;;IF([.I113]=[.A113];&quot;&lt;-- Circular reference&quot;;IF(ISBLANK(OFFSET([.$C$59];[.I113];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13]+1" office:value-type="float" office:value="55" calcext:value-type="float">
            <text:p>55</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14]);&quot;&quot;;IF([.I114]=[.A114];&quot;&lt;-- Circular reference&quot;;IF(ISBLANK(OFFSET([.$C$59];[.I114];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14]+1" office:value-type="float" office:value="56" calcext:value-type="float">
            <text:p>56</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15]);&quot;&quot;;IF([.I115]=[.A115];&quot;&lt;-- Circular reference&quot;;IF(ISBLANK(OFFSET([.$C$59];[.I115];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15]+1" office:value-type="float" office:value="57" calcext:value-type="float">
            <text:p>57</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16]);&quot;&quot;;IF([.I116]=[.A116];&quot;&lt;-- Circular reference&quot;;IF(ISBLANK(OFFSET([.$C$59];[.I116];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16]+1" office:value-type="float" office:value="58" calcext:value-type="float">
            <text:p>58</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17]);&quot;&quot;;IF([.I117]=[.A117];&quot;&lt;-- Circular reference&quot;;IF(ISBLANK(OFFSET([.$C$59];[.I117];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17]+1" office:value-type="float" office:value="59" calcext:value-type="float">
            <text:p>59</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18]);&quot;&quot;;IF([.I118]=[.A118];&quot;&lt;-- Circular reference&quot;;IF(ISBLANK(OFFSET([.$C$59];[.I118];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18]+1" office:value-type="float" office:value="60" calcext:value-type="float">
            <text:p>60</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19]);&quot;&quot;;IF([.I119]=[.A119];&quot;&lt;-- Circular reference&quot;;IF(ISBLANK(OFFSET([.$C$59];[.I119];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19]+1" office:value-type="float" office:value="61" calcext:value-type="float">
            <text:p>61</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20]);&quot;&quot;;IF([.I120]=[.A120];&quot;&lt;-- Circular reference&quot;;IF(ISBLANK(OFFSET([.$C$59];[.I120];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20]+1" office:value-type="float" office:value="62" calcext:value-type="float">
            <text:p>62</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21]);&quot;&quot;;IF([.I121]=[.A121];&quot;&lt;-- Circular reference&quot;;IF(ISBLANK(OFFSET([.$C$59];[.I121];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21]+1" office:value-type="float" office:value="63" calcext:value-type="float">
            <text:p>63</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22]);&quot;&quot;;IF([.I122]=[.A122];&quot;&lt;-- Circular reference&quot;;IF(ISBLANK(OFFSET([.$C$59];[.I122];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22]+1" office:value-type="float" office:value="64" calcext:value-type="float">
            <text:p>64</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23]);&quot;&quot;;IF([.I123]=[.A123];&quot;&lt;-- Circular reference&quot;;IF(ISBLANK(OFFSET([.$C$59];[.I123];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23]+1" office:value-type="float" office:value="65" calcext:value-type="float">
            <text:p>65</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24]);&quot;&quot;;IF([.I124]=[.A124];&quot;&lt;-- Circular reference&quot;;IF(ISBLANK(OFFSET([.$C$59];[.I124];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24]+1" office:value-type="float" office:value="66" calcext:value-type="float">
            <text:p>66</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25]);&quot;&quot;;IF([.I125]=[.A125];&quot;&lt;-- Circular reference&quot;;IF(ISBLANK(OFFSET([.$C$59];[.I125];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25]+1" office:value-type="float" office:value="67" calcext:value-type="float">
            <text:p>67</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26]);&quot;&quot;;IF([.I126]=[.A126];&quot;&lt;-- Circular reference&quot;;IF(ISBLANK(OFFSET([.$C$59];[.I126];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26]+1" office:value-type="float" office:value="68" calcext:value-type="float">
            <text:p>68</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27]);&quot;&quot;;IF([.I127]=[.A127];&quot;&lt;-- Circular reference&quot;;IF(ISBLANK(OFFSET([.$C$59];[.I127];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27]+1" office:value-type="float" office:value="69" calcext:value-type="float">
            <text:p>69</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28]);&quot;&quot;;IF([.I128]=[.A128];&quot;&lt;-- Circular reference&quot;;IF(ISBLANK(OFFSET([.$C$59];[.I128];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28]+1" office:value-type="float" office:value="70" calcext:value-type="float">
            <text:p>70</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29]);&quot;&quot;;IF([.I129]=[.A129];&quot;&lt;-- Circular reference&quot;;IF(ISBLANK(OFFSET([.$C$59];[.I129];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29]+1" office:value-type="float" office:value="71" calcext:value-type="float">
            <text:p>71</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30]);&quot;&quot;;IF([.I130]=[.A130];&quot;&lt;-- Circular reference&quot;;IF(ISBLANK(OFFSET([.$C$59];[.I130];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30]+1" office:value-type="float" office:value="72" calcext:value-type="float">
            <text:p>72</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31]);&quot;&quot;;IF([.I131]=[.A131];&quot;&lt;-- Circular reference&quot;;IF(ISBLANK(OFFSET([.$C$59];[.I131];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31]+1" office:value-type="float" office:value="73" calcext:value-type="float">
            <text:p>73</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32]);&quot;&quot;;IF([.I132]=[.A132];&quot;&lt;-- Circular reference&quot;;IF(ISBLANK(OFFSET([.$C$59];[.I132];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32]+1" office:value-type="float" office:value="74" calcext:value-type="float">
            <text:p>74</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33]);&quot;&quot;;IF([.I133]=[.A133];&quot;&lt;-- Circular reference&quot;;IF(ISBLANK(OFFSET([.$C$59];[.I133];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33]+1" office:value-type="float" office:value="75" calcext:value-type="float">
            <text:p>75</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34]);&quot;&quot;;IF([.I134]=[.A134];&quot;&lt;-- Circular reference&quot;;IF(ISBLANK(OFFSET([.$C$59];[.I134];0));&quot;&lt;-- Invalid reference&quot;;&quot;&quot;)))">
            <text:p/>
          </table:table-cell>
          <table:table-cell table:style-name="ce348" table:number-columns-repeated="2"/>
          <table:table-cell table:style-name="ce139" table:number-columns-repeated="1011"/>
        </table:table-row>
        <table:table-row table:style-name="ro2" table:number-rows-repeated="1048441">
          <table:table-cell table:number-columns-repeated="1024"/>
        </table:table-row>
        <table:table-row table:style-name="ro2">
          <table:table-cell table:number-columns-repeated="1024"/>
        </table:table-row>
        <table:named-expressions>
          <table:named-range table:name="DefectLog4A" table:base-cell-address="$Description.$A$1" table:cell-range-address="$'Change Log'.$A$45"/>
          <table:named-expression table:name="FunctionalSpecification6A" table:base-cell-address="$Description.$A$1" table:expression="$'change log'.$#ref!$#REF!"/>
          <table:named-expression table:name="HistoricalData4A" table:base-cell-address="$Description.$A$1" table:expression="$'change log'.$#ref!$#REF!"/>
          <table:named-expression table:name="InstructorAssessment4A" table:base-cell-address="$Description.$A$1" table:expression="$'change log'.$#ref!$#REF!"/>
          <table:named-expression table:name="LessonLearned4A" table:base-cell-address="$Description.$A$1" table:expression="$'change log'.$#ref!$#REF!"/>
          <table:named-expression table:name="OperationalSpecification6A" table:base-cell-address="$Description.$A$1" table:expression="$'change log'.$#ref!$#REF!"/>
          <table:named-expression table:name="ProjectPlanSummary4A" table:base-cell-address="$Description.$A$1" table:expression="$'change log'.$#ref!$#REF!"/>
          <table:named-expression table:name="Schedule6A" table:base-cell-address="$Description.$A$1" table:expression="$'change log'.$#ref!$#REF!"/>
          <table:named-expression table:name="SizeEstimate4A" table:base-cell-address="$Description.$A$1" table:expression="$'change log'.$#ref!$#REF!"/>
          <table:named-expression table:name="SourceCode4A" table:base-cell-address="$Description.$A$1" table:expression="$'change log'.$#ref!$#REF!"/>
          <table:named-expression table:name="TaskPlan6A" table:base-cell-address="$Description.$A$1" table:expression="$'change log'.$#ref!$#REF!"/>
          <table:named-expression table:name="TestReport4A" table:base-cell-address="$Description.$A$1" table:expression="$'change log'.$#ref!$#REF!"/>
          <table:named-expression table:name="TimeLog4A" table:base-cell-address="$Description.$A$1" table:expression="$'change log'.$#ref!$#REF!"/>
          <table:named-expression table:name="toc6A" table:base-cell-address="$Description.$A$1" table:expression="$'change log'.$#ref!$#REF!"/>
        </table:named-expressions>
      </table:table>
      <table:table table:name="Lessons" table:style-name="ta16" table:protected="true">
        <loext:table-protection loext:select-protected-cells="true" loext:select-unprotected-cells="true"/>
        <table:table-column table:style-name="co23" table:default-cell-style-name="ce55"/>
        <table:table-column table:style-name="co61" table:default-cell-style-name="ce55"/>
        <table:table-column table:style-name="co36" table:number-columns-repeated="255" table:default-cell-style-name="ce55"/>
        <table:table-column table:style-name="co36" table:number-columns-repeated="767" table:default-cell-style-name="Default"/>
        <table:table-row table:style-name="ro1">
          <table:table-cell table:style-name="ce109" office:value-type="string" calcext:value-type="string" table:number-columns-spanned="3" table:number-rows-spanned="1">
            <text:p>Lessons Learned</text:p>
          </table:table-cell>
          <table:covered-table-cell table:number-columns-repeated="2" table:style-name="ce109"/>
          <table:table-cell table:style-name="ce139" table:number-columns-repeated="1021"/>
        </table:table-row>
        <table:table-row table:style-name="ro1">
          <table:table-cell table:style-name="ce349" table:number-columns-repeated="2"/>
          <table:table-cell table:style-name="ce139" table:number-columns-repeated="1022"/>
        </table:table-row>
        <table:table-row table:style-name="ro2">
          <table:table-cell table:style-name="ce350" office:value-type="string" calcext:value-type="string">
            <text:p>Problems of Importance</text:p>
          </table:table-cell>
          <table:table-cell table:style-name="ce138"/>
          <table:table-cell table:style-name="ce139" table:number-columns-repeated="1022"/>
        </table:table-row>
        <table:table-row table:style-name="ro37">
          <table:table-cell table:style-name="ce141" office:value-type="float" office:value="1" calcext:value-type="float">
            <text:p>1</text:p>
          </table:table-cell>
          <table:table-cell table:style-name="ce351"/>
          <table:table-cell table:style-name="ce139" table:number-columns-repeated="1022"/>
        </table:table-row>
        <table:table-row table:style-name="ro37">
          <table:table-cell table:style-name="ce141" office:value-type="float" office:value="2" calcext:value-type="float">
            <text:p>2</text:p>
          </table:table-cell>
          <table:table-cell table:style-name="ce351"/>
          <table:table-cell table:style-name="ce139" table:number-columns-repeated="1022"/>
        </table:table-row>
        <table:table-row table:style-name="ro37">
          <table:table-cell table:style-name="ce141" office:value-type="float" office:value="3" calcext:value-type="float">
            <text:p>3</text:p>
          </table:table-cell>
          <table:table-cell table:style-name="ce351"/>
          <table:table-cell table:style-name="ce139" table:number-columns-repeated="1022"/>
        </table:table-row>
        <table:table-row table:style-name="ro37">
          <table:table-cell table:style-name="ce141" office:value-type="float" office:value="4" calcext:value-type="float">
            <text:p>4</text:p>
          </table:table-cell>
          <table:table-cell table:style-name="ce351"/>
          <table:table-cell table:style-name="ce139" table:number-columns-repeated="1022"/>
        </table:table-row>
        <table:table-row table:style-name="ro37">
          <table:table-cell table:style-name="ce141" office:value-type="float" office:value="5" calcext:value-type="float">
            <text:p>5</text:p>
          </table:table-cell>
          <table:table-cell table:style-name="ce351"/>
          <table:table-cell table:style-name="ce139" table:number-columns-repeated="1022"/>
        </table:table-row>
        <table:table-row table:style-name="ro38">
          <table:table-cell table:style-name="ce350" office:value-type="string" calcext:value-type="string">
            <text:p>Proposal for Improvements</text:p>
          </table:table-cell>
          <table:table-cell table:style-name="ce138"/>
          <table:table-cell table:style-name="ce139" table:number-columns-repeated="1022"/>
        </table:table-row>
        <table:table-row table:style-name="ro37">
          <table:table-cell table:style-name="ce141" office:value-type="float" office:value="1" calcext:value-type="float">
            <text:p>1</text:p>
          </table:table-cell>
          <table:table-cell table:style-name="ce351"/>
          <table:table-cell table:style-name="ce139" table:number-columns-repeated="1022"/>
        </table:table-row>
        <table:table-row table:style-name="ro37">
          <table:table-cell table:style-name="ce141" office:value-type="float" office:value="2" calcext:value-type="float">
            <text:p>2</text:p>
          </table:table-cell>
          <table:table-cell table:style-name="ce351"/>
          <table:table-cell table:style-name="ce139" table:number-columns-repeated="1022"/>
        </table:table-row>
        <table:table-row table:style-name="ro37">
          <table:table-cell table:style-name="ce141" office:value-type="float" office:value="3" calcext:value-type="float">
            <text:p>3</text:p>
          </table:table-cell>
          <table:table-cell table:style-name="ce351"/>
          <table:table-cell table:style-name="ce139" table:number-columns-repeated="1022"/>
        </table:table-row>
        <table:table-row table:style-name="ro37">
          <table:table-cell table:style-name="ce141" office:value-type="float" office:value="4" calcext:value-type="float">
            <text:p>4</text:p>
          </table:table-cell>
          <table:table-cell table:style-name="ce351"/>
          <table:table-cell table:style-name="ce139" table:number-columns-repeated="1022"/>
        </table:table-row>
        <table:table-row table:style-name="ro37">
          <table:table-cell table:style-name="ce141" office:value-type="float" office:value="5" calcext:value-type="float">
            <text:p>5</text:p>
          </table:table-cell>
          <table:table-cell table:style-name="ce351"/>
          <table:table-cell table:style-name="ce139" table:number-columns-repeated="1022"/>
        </table:table-row>
        <table:table-row table:style-name="ro38">
          <table:table-cell table:style-name="ce350" office:value-type="string" calcext:value-type="string">
            <text:p>Notes and Comments</text:p>
          </table:table-cell>
          <table:table-cell table:style-name="ce138"/>
          <table:table-cell table:style-name="ce139" table:number-columns-repeated="1022"/>
        </table:table-row>
        <table:table-row table:style-name="ro37">
          <table:table-cell table:style-name="ce141" office:value-type="float" office:value="1" calcext:value-type="float">
            <text:p>1</text:p>
          </table:table-cell>
          <table:table-cell table:style-name="ce351"/>
          <table:table-cell table:style-name="ce139" table:number-columns-repeated="1022"/>
        </table:table-row>
        <table:table-row table:style-name="ro37">
          <table:table-cell table:style-name="ce141" office:value-type="float" office:value="2" calcext:value-type="float">
            <text:p>2</text:p>
          </table:table-cell>
          <table:table-cell table:style-name="ce351"/>
          <table:table-cell table:style-name="ce139" table:number-columns-repeated="1022"/>
        </table:table-row>
        <table:table-row table:style-name="ro37">
          <table:table-cell table:style-name="ce141" office:value-type="float" office:value="3" calcext:value-type="float">
            <text:p>3</text:p>
          </table:table-cell>
          <table:table-cell table:style-name="ce351"/>
          <table:table-cell table:style-name="ce139" table:number-columns-repeated="1022"/>
        </table:table-row>
        <table:table-row table:style-name="ro37">
          <table:table-cell table:style-name="ce141" office:value-type="float" office:value="4" calcext:value-type="float">
            <text:p>4</text:p>
          </table:table-cell>
          <table:table-cell table:style-name="ce351"/>
          <table:table-cell table:style-name="ce139" table:number-columns-repeated="1022"/>
        </table:table-row>
        <table:table-row table:style-name="ro37">
          <table:table-cell table:style-name="ce141" office:value-type="float" office:value="5" calcext:value-type="float">
            <text:p>5</text:p>
          </table:table-cell>
          <table:table-cell table:style-name="ce351"/>
          <table:table-cell table:style-name="ce139" table:number-columns-repeated="1022"/>
        </table:table-row>
        <table:table-row table:style-name="ro2" table:number-rows-repeated="1048555">
          <table:table-cell table:number-columns-repeated="1024"/>
        </table:table-row>
        <table:table-row table:style-name="ro2">
          <table:table-cell table:number-columns-repeated="1024"/>
        </table:table-row>
        <table:named-expressions>
          <table:named-expression table:name="DefectLog4A" table:base-cell-address="$Description.$A$1" table:expression="$lessons.$#REF!$#REF!"/>
          <table:named-expression table:name="FunctionalSpecification6A" table:base-cell-address="$Description.$A$1" table:expression="$lessons.$#REF!$#REF!"/>
          <table:named-expression table:name="HistoricalData4A" table:base-cell-address="$Description.$A$1" table:expression="$lessons.$#REF!$#REF!"/>
          <table:named-expression table:name="InstructorAssessment4A" table:base-cell-address="$Description.$A$1" table:expression="$lessons.$#REF!$#REF!"/>
          <table:named-range table:name="LessonLearned4A" table:base-cell-address="$Description.$A$1" table:cell-range-address="$Lessons.$A$1"/>
          <table:named-expression table:name="OperationalSpecification6A" table:base-cell-address="$Description.$A$1" table:expression="$lessons.$#REF!$#REF!"/>
          <table:named-expression table:name="ProjectPlanSummary4A" table:base-cell-address="$Description.$A$1" table:expression="$lessons.$#REF!$#REF!"/>
          <table:named-expression table:name="Schedule6A" table:base-cell-address="$Description.$A$1" table:expression="$lessons.$#REF!$#REF!"/>
          <table:named-expression table:name="SizeEstimate4A" table:base-cell-address="$Description.$A$1" table:expression="$lessons.$#REF!$#REF!"/>
          <table:named-expression table:name="SourceCode4A" table:base-cell-address="$Description.$A$1" table:expression="$lessons.$#REF!$#REF!"/>
          <table:named-expression table:name="TaskPlan6A" table:base-cell-address="$Description.$A$1" table:expression="$lessons.$#REF!$#REF!"/>
          <table:named-expression table:name="TestReport4A" table:base-cell-address="$Description.$A$1" table:expression="$lessons.$#REF!$#REF!"/>
          <table:named-expression table:name="TimeLog4A" table:base-cell-address="$Description.$A$1" table:expression="$lessons.$#REF!$#REF!"/>
          <table:named-expression table:name="toc6A" table:base-cell-address="$Description.$A$1" table:expression="$lessons.$#REF!$#REF!"/>
        </table:named-expressions>
      </table:table>
      <table:table table:name="Time Log" table:style-name="ta17" table:protected="true">
        <loext:table-protection loext:select-protected-cells="true" loext:select-unprotected-cells="true"/>
        <office:forms form:automatic-focus="false" form:apply-design-mode="false"/>
        <table:table-column table:style-name="co23" table:number-columns-repeated="5" table:default-cell-style-name="ce55"/>
        <table:table-column table:style-name="co62" table:default-cell-style-name="ce55"/>
        <table:table-column table:style-name="co48" table:visibility="collapse" table:default-cell-style-name="ce55"/>
        <table:table-column table:style-name="co63" table:default-cell-style-name="ce55"/>
        <table:table-column table:style-name="co64" table:default-cell-style-name="ce55"/>
        <table:table-column table:style-name="co36" table:number-columns-repeated="248" table:default-cell-style-name="ce55"/>
        <table:table-column table:style-name="co36" table:number-columns-repeated="767" table:default-cell-style-name="Default"/>
        <table:table-row table:style-name="ro2" table:visibility="collapse">
          <table:table-cell table:style-name="ce135" table:formula="of:=[$Constants.A1]" office:value-type="string" office:string-value="Constants" calcext:value-type="string">
            <text:p>Constants</text:p>
          </table:table-cell>
          <table:table-cell table:style-name="ce135" table:formula="of:=[$Constants.B1]" office:value-type="string" office:string-value=" " calcext:value-type="string">
            <text:p><text:s/></text:p>
          </table:table-cell>
          <table:table-cell table:style-name="ce135" table:formula="of:=[$Constants.C1]" office:value-type="string" office:string-value=" " calcext:value-type="string">
            <text:p><text:s/></text:p>
          </table:table-cell>
          <table:table-cell table:style-name="ce135" table:formula="of:=[$Constants.D1]" office:value-type="string" office:string-value=" " calcext:value-type="string">
            <text:p><text:s/></text:p>
          </table:table-cell>
          <table:table-cell table:style-name="ce135" table:formula="of:=[$Constants.E1]" office:value-type="string" office:string-value=" " calcext:value-type="string">
            <text:p><text:s/></text:p>
          </table:table-cell>
          <table:table-cell table:style-name="ce135" table:formula="of:=[$Constants.F1]" office:value-type="string" office:string-value="Assignment 2" calcext:value-type="string">
            <text:p>Assignment 2</text:p>
          </table:table-cell>
          <table:table-cell table:style-name="ce44" table:number-columns-repeated="2"/>
          <table:table-cell table:number-columns-repeated="1016"/>
        </table:table-row>
        <table:table-row table:style-name="ro2" table:visibility="collapse">
          <table:table-cell table:style-name="ce135" table:formula="of:=[$Constants.A2]" office:value-type="string" office:string-value="Start date:" calcext:value-type="string">
            <text:p>Start date:</text:p>
          </table:table-cell>
          <table:table-cell table:style-name="ce135" table:formula="of:=[$Constants.B2]" office:value-type="float" office:value="36526" calcext:value-type="float">
            <text:p>36526</text:p>
          </table:table-cell>
          <table:table-cell table:style-name="ce135" table:formula="of:=[$Constants.C2]" office:value-type="string" office:string-value=" " calcext:value-type="string">
            <text:p><text:s/></text:p>
          </table:table-cell>
          <table:table-cell table:style-name="ce135" table:formula="of:=[$Constants.D2]" office:value-type="string" office:string-value="Grades:" calcext:value-type="string">
            <text:p>Grades:</text:p>
          </table:table-cell>
          <table:table-cell table:style-name="ce135" table:formula="of:=[$Constants.E2]" office:value-type="string" office:string-value="AA" calcext:value-type="string">
            <text:p>AA</text:p>
          </table:table-cell>
          <table:table-cell table:style-name="ce135" table:formula="of:=[$Constants.F2]" office:value-type="float" office:value="1" calcext:value-type="float">
            <text:p>1</text:p>
          </table:table-cell>
          <table:table-cell table:style-name="ce44" table:number-columns-repeated="2"/>
          <table:table-cell table:number-columns-repeated="1016"/>
        </table:table-row>
        <table:table-row table:style-name="ro2" table:visibility="collapse">
          <table:table-cell table:style-name="ce135" table:formula="of:=[$Constants.A3]" office:value-type="string" office:string-value="End date:" calcext:value-type="string">
            <text:p>End date:</text:p>
          </table:table-cell>
          <table:table-cell table:style-name="ce135" table:formula="of:=[$Constants.B3]" office:value-type="float" office:value="73051" calcext:value-type="float">
            <text:p>73051</text:p>
          </table:table-cell>
          <table:table-cell table:style-name="ce135" table:formula="of:=[$Constants.C3]" office:value-type="string" office:string-value=" " calcext:value-type="string">
            <text:p><text:s/></text:p>
          </table:table-cell>
          <table:table-cell table:style-name="ce135" table:formula="of:=[$Constants.D3]" office:value-type="string" office:string-value=" " calcext:value-type="string">
            <text:p><text:s/></text:p>
          </table:table-cell>
          <table:table-cell table:style-name="ce135" table:formula="of:=[$Constants.E3]" office:value-type="string" office:string-value="A" calcext:value-type="string">
            <text:p>A</text:p>
          </table:table-cell>
          <table:table-cell table:style-name="ce135" table:formula="of:=[$Constants.F3]" office:value-type="float" office:value="0.95" calcext:value-type="float">
            <text:p>0.95</text:p>
          </table:table-cell>
          <table:table-cell table:style-name="ce44" table:number-columns-repeated="2"/>
          <table:table-cell table:number-columns-repeated="1016"/>
        </table:table-row>
        <table:table-row table:style-name="ro2" table:visibility="collapse">
          <table:table-cell table:style-name="ce135" table:formula="of:=[$Constants.A4]" office:value-type="string" office:string-value="Phases:" calcext:value-type="string">
            <text:p>Phases:</text:p>
          </table:table-cell>
          <table:table-cell table:style-name="ce135" table:formula="of:=[$Constants.B4]" office:value-type="string" office:string-value="Analysis" calcext:value-type="string">
            <text:p>Analysis</text:p>
          </table:table-cell>
          <table:table-cell table:style-name="ce135" table:formula="of:=[$Constants.C4]" office:value-type="string" office:string-value=" " calcext:value-type="string">
            <text:p><text:s/></text:p>
          </table:table-cell>
          <table:table-cell table:style-name="ce135" table:formula="of:=[$Constants.D4]" office:value-type="string" office:string-value=" " calcext:value-type="string">
            <text:p><text:s/></text:p>
          </table:table-cell>
          <table:table-cell table:style-name="ce135" table:formula="of:=[$Constants.E4]" office:value-type="string" office:string-value="AB" calcext:value-type="string">
            <text:p>AB</text:p>
          </table:table-cell>
          <table:table-cell table:style-name="ce135" table:formula="of:=[$Constants.F4]" office:value-type="float" office:value="0.9" calcext:value-type="float">
            <text:p>0.9</text:p>
          </table:table-cell>
          <table:table-cell table:style-name="ce44" table:number-columns-repeated="2"/>
          <table:table-cell table:number-columns-repeated="1016"/>
        </table:table-row>
        <table:table-row table:style-name="ro2" table:visibility="collapse">
          <table:table-cell table:style-name="ce135" table:formula="of:=[$Constants.A5]" office:value-type="string" office:string-value=" " calcext:value-type="string">
            <text:p><text:s/></text:p>
          </table:table-cell>
          <table:table-cell table:style-name="ce135" table:formula="of:=[$Constants.B5]" office:value-type="string" office:string-value="Architecture" calcext:value-type="string">
            <text:p>Architecture</text:p>
          </table:table-cell>
          <table:table-cell table:style-name="ce135" table:formula="of:=[$Constants.C5]" office:value-type="string" office:string-value=" " calcext:value-type="string">
            <text:p><text:s/></text:p>
          </table:table-cell>
          <table:table-cell table:style-name="ce135" table:formula="of:=[$Constants.D5]" office:value-type="string" office:string-value=" " calcext:value-type="string">
            <text:p><text:s/></text:p>
          </table:table-cell>
          <table:table-cell table:style-name="ce135" table:formula="of:=[$Constants.E5]" office:value-type="string" office:string-value="B" calcext:value-type="string">
            <text:p>B</text:p>
          </table:table-cell>
          <table:table-cell table:style-name="ce135" table:formula="of:=[$Constants.F5]" office:value-type="float" office:value="0.85" calcext:value-type="float">
            <text:p>0.85</text:p>
          </table:table-cell>
          <table:table-cell table:style-name="ce44" table:number-columns-repeated="2"/>
          <table:table-cell table:number-columns-repeated="1016"/>
        </table:table-row>
        <table:table-row table:style-name="ro2" table:visibility="collapse">
          <table:table-cell table:style-name="ce135" table:formula="of:=[$Constants.A6]" office:value-type="string" office:string-value=" " calcext:value-type="string">
            <text:p><text:s/></text:p>
          </table:table-cell>
          <table:table-cell table:style-name="ce135" table:formula="of:=[$Constants.B6]" office:value-type="string" office:string-value="Project planning" calcext:value-type="string">
            <text:p>Project planning</text:p>
          </table:table-cell>
          <table:table-cell table:style-name="ce135" table:formula="of:=[$Constants.C6]" office:value-type="string" office:string-value=" " calcext:value-type="string">
            <text:p><text:s/></text:p>
          </table:table-cell>
          <table:table-cell table:style-name="ce135" table:formula="of:=[$Constants.D6]" office:value-type="string" office:string-value=" " calcext:value-type="string">
            <text:p><text:s/></text:p>
          </table:table-cell>
          <table:table-cell table:style-name="ce135" table:formula="of:=[$Constants.E6]" office:value-type="string" office:string-value="BC" calcext:value-type="string">
            <text:p>BC</text:p>
          </table:table-cell>
          <table:table-cell table:style-name="ce135" table:formula="of:=[$Constants.F6]" office:value-type="float" office:value="0.8" calcext:value-type="float">
            <text:p>0.8</text:p>
          </table:table-cell>
          <table:table-cell table:style-name="ce44" table:number-columns-repeated="2"/>
          <table:table-cell table:number-columns-repeated="1016"/>
        </table:table-row>
        <table:table-row table:style-name="ro2" table:visibility="collapse">
          <table:table-cell table:style-name="ce135" table:formula="of:=[$Constants.A7]" office:value-type="string" office:string-value=" " calcext:value-type="string">
            <text:p><text:s/></text:p>
          </table:table-cell>
          <table:table-cell table:style-name="ce135" table:formula="of:=[$Constants.B7]" office:value-type="string" office:string-value="Interation planning" calcext:value-type="string">
            <text:p>Interation planning</text:p>
          </table:table-cell>
          <table:table-cell table:style-name="ce135" table:formula="of:=[$Constants.C7]" office:value-type="string" office:string-value=" " calcext:value-type="string">
            <text:p><text:s/></text:p>
          </table:table-cell>
          <table:table-cell table:style-name="ce135" table:formula="of:=[$Constants.D7]" office:value-type="string" office:string-value=" " calcext:value-type="string">
            <text:p><text:s/></text:p>
          </table:table-cell>
          <table:table-cell table:style-name="ce135" table:formula="of:=[$Constants.E7]" office:value-type="string" office:string-value="C" calcext:value-type="string">
            <text:p>C</text:p>
          </table:table-cell>
          <table:table-cell table:style-name="ce135" table:formula="of:=[$Constants.F7]" office:value-type="float" office:value="0.75" calcext:value-type="float">
            <text:p>0.75</text:p>
          </table:table-cell>
          <table:table-cell table:style-name="ce44" table:number-columns-repeated="2"/>
          <table:table-cell table:number-columns-repeated="1016"/>
        </table:table-row>
        <table:table-row table:style-name="ro2" table:visibility="collapse">
          <table:table-cell table:style-name="ce135" table:formula="of:=[$Constants.A8]" office:value-type="string" office:string-value=" " calcext:value-type="string">
            <text:p><text:s/></text:p>
          </table:table-cell>
          <table:table-cell table:style-name="ce135" table:formula="of:=[$Constants.B8]" office:value-type="string" office:string-value="Construction" calcext:value-type="string">
            <text:p>Construction</text:p>
          </table:table-cell>
          <table:table-cell table:style-name="ce135" table:formula="of:=[$Constants.C8]" office:value-type="string" office:string-value=" " calcext:value-type="string">
            <text:p><text:s/></text:p>
          </table:table-cell>
          <table:table-cell table:style-name="ce135" table:formula="of:=[$Constants.D8]" office:value-type="string" office:string-value=" " calcext:value-type="string">
            <text:p><text:s/></text:p>
          </table:table-cell>
          <table:table-cell table:style-name="ce135" table:formula="of:=[$Constants.E8]" office:value-type="string" office:string-value="CD" calcext:value-type="string">
            <text:p>CD</text:p>
          </table:table-cell>
          <table:table-cell table:style-name="ce135" table:formula="of:=[$Constants.F8]" office:value-type="float" office:value="0.7" calcext:value-type="float">
            <text:p>0.7</text:p>
          </table:table-cell>
          <table:table-cell table:style-name="ce44" table:number-columns-repeated="2"/>
          <table:table-cell table:number-columns-repeated="1016"/>
        </table:table-row>
        <table:table-row table:style-name="ro2" table:visibility="collapse">
          <table:table-cell table:style-name="ce135" table:formula="of:=[$Constants.A9]" office:value-type="string" office:string-value=" " calcext:value-type="string">
            <text:p><text:s/></text:p>
          </table:table-cell>
          <table:table-cell table:style-name="ce135" table:formula="of:=[$Constants.B9]" office:value-type="string" office:string-value="Refactoring" calcext:value-type="string">
            <text:p>Refactoring</text:p>
          </table:table-cell>
          <table:table-cell table:style-name="ce135" table:formula="of:=[$Constants.C9]" office:value-type="string" office:string-value=" " calcext:value-type="string">
            <text:p><text:s/></text:p>
          </table:table-cell>
          <table:table-cell table:style-name="ce135" table:formula="of:=[$Constants.D9]" office:value-type="string" office:string-value=" " calcext:value-type="string">
            <text:p><text:s/></text:p>
          </table:table-cell>
          <table:table-cell table:style-name="ce135" table:formula="of:=[$Constants.E9]" office:value-type="string" office:string-value="D" calcext:value-type="string">
            <text:p>D</text:p>
          </table:table-cell>
          <table:table-cell table:style-name="ce135" table:formula="of:=[$Constants.F9]" office:value-type="float" office:value="0.65" calcext:value-type="float">
            <text:p>0.65</text:p>
          </table:table-cell>
          <table:table-cell table:style-name="ce44" table:number-columns-repeated="2"/>
          <table:table-cell table:number-columns-repeated="1016"/>
        </table:table-row>
        <table:table-row table:style-name="ro2" table:visibility="collapse">
          <table:table-cell table:style-name="ce135" table:formula="of:=[$Constants.A10]" office:value-type="string" office:string-value=" " calcext:value-type="string">
            <text:p><text:s/></text:p>
          </table:table-cell>
          <table:table-cell table:style-name="ce135" table:formula="of:=[$Constants.B10]" office:value-type="string" office:string-value="Review" calcext:value-type="string">
            <text:p>Review</text:p>
          </table:table-cell>
          <table:table-cell table:style-name="ce135" table:formula="of:=[$Constants.C10]" office:value-type="string" office:string-value=" " calcext:value-type="string">
            <text:p><text:s/></text:p>
          </table:table-cell>
          <table:table-cell table:style-name="ce135" table:formula="of:=[$Constants.D10]" office:value-type="string" office:string-value=" " calcext:value-type="string">
            <text:p><text:s/></text:p>
          </table:table-cell>
          <table:table-cell table:style-name="ce135" table:formula="of:=[$Constants.E10]" office:value-type="string" office:string-value="F" calcext:value-type="string">
            <text:p>F</text:p>
          </table:table-cell>
          <table:table-cell table:style-name="ce135" table:formula="of:=[$Constants.F10]" office:value-type="float" office:value="0.5" calcext:value-type="float">
            <text:p>0.5</text:p>
          </table:table-cell>
          <table:table-cell table:style-name="ce44" table:number-columns-repeated="2"/>
          <table:table-cell table:number-columns-repeated="1016"/>
        </table:table-row>
        <table:table-row table:style-name="ro2" table:visibility="collapse">
          <table:table-cell table:style-name="ce135" table:formula="of:=[$Constants.A11]" office:value-type="string" office:string-value=" " calcext:value-type="string">
            <text:p><text:s/></text:p>
          </table:table-cell>
          <table:table-cell table:style-name="ce135" table:formula="of:=[$Constants.B11]" office:value-type="string" office:string-value="Integration test" calcext:value-type="string">
            <text:p>Integration test</text:p>
          </table:table-cell>
          <table:table-cell table:style-name="ce135" table:formula="of:=[$Constants.C11]" office:value-type="string" office:string-value=" " calcext:value-type="string">
            <text:p><text:s/></text:p>
          </table:table-cell>
          <table:table-cell table:style-name="ce135" table:formula="of:=[$Constants.D11]" office:value-type="string" office:string-value=" " calcext:value-type="string">
            <text:p><text:s/></text:p>
          </table:table-cell>
          <table:table-cell table:style-name="ce135" table:formula="of:=[$Constants.E11]" office:value-type="string" office:string-value=" " calcext:value-type="string">
            <text:p><text:s/></text:p>
          </table:table-cell>
          <table:table-cell table:style-name="ce135" table:formula="of:=[$Constants.F11]"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2]" office:value-type="string" office:string-value=" " calcext:value-type="string">
            <text:p><text:s/></text:p>
          </table:table-cell>
          <table:table-cell table:style-name="ce135" table:formula="of:=[$Constants.B12]" office:value-type="string" office:string-value="Repatterning" calcext:value-type="string">
            <text:p>Repatterning</text:p>
          </table:table-cell>
          <table:table-cell table:style-name="ce135" table:formula="of:=[$Constants.C12]" office:value-type="string" office:string-value=" " calcext:value-type="string">
            <text:p><text:s/></text:p>
          </table:table-cell>
          <table:table-cell table:style-name="ce135" table:formula="of:=[$Constants.D12]" office:value-type="string" office:string-value=" " calcext:value-type="string">
            <text:p><text:s/></text:p>
          </table:table-cell>
          <table:table-cell table:style-name="ce135" table:formula="of:=[$Constants.E12]" office:value-type="string" office:string-value=" " calcext:value-type="string">
            <text:p><text:s/></text:p>
          </table:table-cell>
          <table:table-cell table:style-name="ce135" table:formula="of:=[$Constants.F12]"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3]" office:value-type="string" office:string-value=" " calcext:value-type="string">
            <text:p><text:s/></text:p>
          </table:table-cell>
          <table:table-cell table:style-name="ce135" table:formula="of:=[$Constants.B13]" office:value-type="string" office:string-value="Postmortem" calcext:value-type="string">
            <text:p>Postmortem</text:p>
          </table:table-cell>
          <table:table-cell table:style-name="ce135" table:formula="of:=[$Constants.C13]" office:value-type="string" office:string-value=" " calcext:value-type="string">
            <text:p><text:s/></text:p>
          </table:table-cell>
          <table:table-cell table:style-name="ce135" table:formula="of:=[$Constants.D13]" office:value-type="string" office:string-value=" " calcext:value-type="string">
            <text:p><text:s/></text:p>
          </table:table-cell>
          <table:table-cell table:style-name="ce135" table:formula="of:=[$Constants.E13]" office:value-type="string" office:string-value=" " calcext:value-type="string">
            <text:p><text:s/></text:p>
          </table:table-cell>
          <table:table-cell table:style-name="ce135" table:formula="of:=[$Constants.F13]"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4]" office:value-type="string" office:string-value=" " calcext:value-type="string">
            <text:p><text:s/></text:p>
          </table:table-cell>
          <table:table-cell table:style-name="ce135" table:formula="of:=[$Constants.B14]" office:value-type="string" office:string-value="Sandbox" calcext:value-type="string">
            <text:p>Sandbox</text:p>
          </table:table-cell>
          <table:table-cell table:style-name="ce135" table:formula="of:=[$Constants.C14]" office:value-type="string" office:string-value=" " calcext:value-type="string">
            <text:p><text:s/></text:p>
          </table:table-cell>
          <table:table-cell table:style-name="ce135" table:formula="of:=[$Constants.D14]" office:value-type="string" office:string-value=" " calcext:value-type="string">
            <text:p><text:s/></text:p>
          </table:table-cell>
          <table:table-cell table:style-name="ce135" table:formula="of:=[$Constants.E14]" office:value-type="string" office:string-value=" " calcext:value-type="string">
            <text:p><text:s/></text:p>
          </table:table-cell>
          <table:table-cell table:style-name="ce135" table:formula="of:=[$Constants.F14]"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5]" office:value-type="string" office:string-value=" " calcext:value-type="string">
            <text:p><text:s/></text:p>
          </table:table-cell>
          <table:table-cell table:style-name="ce135" table:formula="of:=[$Constants.B15]" office:value-type="string" office:string-value=" " calcext:value-type="string">
            <text:p><text:s/></text:p>
          </table:table-cell>
          <table:table-cell table:style-name="ce135" table:formula="of:=[$Constants.C15]" office:value-type="string" office:string-value=" " calcext:value-type="string">
            <text:p><text:s/></text:p>
          </table:table-cell>
          <table:table-cell table:style-name="ce135" table:formula="of:=[$Constants.D15]" office:value-type="string" office:string-value=" " calcext:value-type="string">
            <text:p><text:s/></text:p>
          </table:table-cell>
          <table:table-cell table:style-name="ce135" table:formula="of:=[$Constants.E15]" office:value-type="string" office:string-value=" " calcext:value-type="string">
            <text:p><text:s/></text:p>
          </table:table-cell>
          <table:table-cell table:style-name="ce135" table:formula="of:=[$Constants.F15]"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6]" office:value-type="string" office:string-value=" " calcext:value-type="string">
            <text:p><text:s/></text:p>
          </table:table-cell>
          <table:table-cell table:style-name="ce135" table:formula="of:=[$Constants.B16]" office:value-type="string" office:string-value=" " calcext:value-type="string">
            <text:p><text:s/></text:p>
          </table:table-cell>
          <table:table-cell table:style-name="ce135" table:formula="of:=[$Constants.C16]" office:value-type="string" office:string-value=" " calcext:value-type="string">
            <text:p><text:s/></text:p>
          </table:table-cell>
          <table:table-cell table:style-name="ce135" table:formula="of:=[$Constants.D16]" office:value-type="string" office:string-value=" " calcext:value-type="string">
            <text:p><text:s/></text:p>
          </table:table-cell>
          <table:table-cell table:style-name="ce135" table:formula="of:=[$Constants.E16]" office:value-type="string" office:string-value=" " calcext:value-type="string">
            <text:p><text:s/></text:p>
          </table:table-cell>
          <table:table-cell table:style-name="ce135" table:formula="of:=[$Constants.F16]"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7]" office:value-type="string" office:string-value=" " calcext:value-type="string">
            <text:p><text:s/></text:p>
          </table:table-cell>
          <table:table-cell table:style-name="ce135" table:formula="of:=[$Constants.B17]" office:value-type="string" office:string-value=" " calcext:value-type="string">
            <text:p><text:s/></text:p>
          </table:table-cell>
          <table:table-cell table:style-name="ce135" table:formula="of:=[$Constants.C17]" office:value-type="string" office:string-value=" " calcext:value-type="string">
            <text:p><text:s/></text:p>
          </table:table-cell>
          <table:table-cell table:style-name="ce135" table:formula="of:=[$Constants.D17]" office:value-type="string" office:string-value=" " calcext:value-type="string">
            <text:p><text:s/></text:p>
          </table:table-cell>
          <table:table-cell table:style-name="ce135" table:formula="of:=[$Constants.E17]" office:value-type="string" office:string-value=" " calcext:value-type="string">
            <text:p><text:s/></text:p>
          </table:table-cell>
          <table:table-cell table:style-name="ce135" table:formula="of:=[$Constants.F17]"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8]" office:value-type="string" office:string-value=" " calcext:value-type="string">
            <text:p><text:s/></text:p>
          </table:table-cell>
          <table:table-cell table:style-name="ce135" table:formula="of:=[$Constants.B18]" office:value-type="string" office:string-value=" " calcext:value-type="string">
            <text:p><text:s/></text:p>
          </table:table-cell>
          <table:table-cell table:style-name="ce135" table:formula="of:=[$Constants.C18]" office:value-type="string" office:string-value=" " calcext:value-type="string">
            <text:p><text:s/></text:p>
          </table:table-cell>
          <table:table-cell table:style-name="ce135" table:formula="of:=[$Constants.D18]" office:value-type="string" office:string-value=" " calcext:value-type="string">
            <text:p><text:s/></text:p>
          </table:table-cell>
          <table:table-cell table:style-name="ce135" table:formula="of:=[$Constants.E18]" office:value-type="string" office:string-value=" " calcext:value-type="string">
            <text:p><text:s/></text:p>
          </table:table-cell>
          <table:table-cell table:style-name="ce135" table:formula="of:=[$Constants.F18]"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9]" office:value-type="string" office:string-value="Defect Types:" calcext:value-type="string">
            <text:p>Defect Types:</text:p>
          </table:table-cell>
          <table:table-cell table:style-name="ce135" table:formula="of:=[$Constants.B19]" office:value-type="string" office:string-value="Requirements Change" calcext:value-type="string">
            <text:p>Requirements Change</text:p>
          </table:table-cell>
          <table:table-cell table:style-name="ce135" table:formula="of:=[$Constants.C19]" office:value-type="string" office:string-value="Changes to requirements" calcext:value-type="string">
            <text:p>Changes to requirements</text:p>
          </table:table-cell>
          <table:table-cell table:style-name="ce135" table:formula="of:=[$Constants.D19]" office:value-type="string" office:string-value="Iteration" calcext:value-type="string">
            <text:p>Iteration</text:p>
          </table:table-cell>
          <table:table-cell table:style-name="ce135" table:formula="of:=[$Constants.E19]" office:value-type="string" office:string-value="NA" calcext:value-type="string">
            <text:p>NA</text:p>
          </table:table-cell>
          <table:table-cell table:style-name="ce135" table:formula="of:=[$Constants.F19]" office:value-type="string" office:string-value="did not follow " calcext:value-type="string">
            <text:p>did not follow </text:p>
          </table:table-cell>
          <table:table-cell table:style-name="ce44" table:number-columns-repeated="2"/>
          <table:table-cell table:number-columns-repeated="1016"/>
        </table:table-row>
        <table:table-row table:style-name="ro2" table:visibility="collapse">
          <table:table-cell table:style-name="ce135" table:formula="of:=[$Constants.A20]" office:value-type="string" office:string-value=" " calcext:value-type="string">
            <text:p><text:s/></text:p>
          </table:table-cell>
          <table:table-cell table:style-name="ce135" table:formula="of:=[$Constants.B20]" office:value-type="string" office:string-value="Requirements Clarification" calcext:value-type="string">
            <text:p>Requirements Clarification</text:p>
          </table:table-cell>
          <table:table-cell table:style-name="ce135" table:formula="of:=[$Constants.C20]" office:value-type="string" office:string-value="Clarifications to requirements" calcext:value-type="string">
            <text:p>Clarifications to requirements</text:p>
          </table:table-cell>
          <table:table-cell table:style-name="ce135" table:formula="of:=[$Constants.D20]" office:value-type="string" office:string-value=" " calcext:value-type="string">
            <text:p><text:s/></text:p>
          </table:table-cell>
          <table:table-cell table:style-name="ce135" table:formula="of:=[$Constants.E20]" office:value-type="float" office:value="1" calcext:value-type="float">
            <text:p>1</text:p>
          </table:table-cell>
          <table:table-cell table:style-name="ce135" table:formula="of:=[$Constants.F20]" office:value-type="string" office:string-value="very painful" calcext:value-type="string">
            <text:p>very painful</text:p>
          </table:table-cell>
          <table:table-cell table:style-name="ce44" table:number-columns-repeated="2"/>
          <table:table-cell table:number-columns-repeated="1016"/>
        </table:table-row>
        <table:table-row table:style-name="ro2" table:visibility="collapse">
          <table:table-cell table:style-name="ce135" table:formula="of:=[$Constants.A21]" office:value-type="string" office:string-value=" " calcext:value-type="string">
            <text:p><text:s/></text:p>
          </table:table-cell>
          <table:table-cell table:style-name="ce135" table:formula="of:=[$Constants.B21]" office:value-type="string" office:string-value="Product syntax" calcext:value-type="string">
            <text:p>Product syntax</text:p>
          </table:table-cell>
          <table:table-cell table:style-name="ce135" table:formula="of:=[$Constants.C21]" office:value-type="string" office:string-value="Syntax flaws in the deliverable product" calcext:value-type="string">
            <text:p>Syntax flaws in the deliverable product</text:p>
          </table:table-cell>
          <table:table-cell table:style-name="ce135" table:formula="of:=[$Constants.D21]" office:value-type="string" office:string-value=" " calcext:value-type="string">
            <text:p><text:s/></text:p>
          </table:table-cell>
          <table:table-cell table:style-name="ce135" table:formula="of:=[$Constants.E21]" office:value-type="float" office:value="2" calcext:value-type="float">
            <text:p>2</text:p>
          </table:table-cell>
          <table:table-cell table:style-name="ce135" table:formula="of:=[$Constants.F21]" office:value-type="string" office:string-value="painful" calcext:value-type="string">
            <text:p>painful</text:p>
          </table:table-cell>
          <table:table-cell table:style-name="ce44" table:number-columns-repeated="2"/>
          <table:table-cell table:number-columns-repeated="1016"/>
        </table:table-row>
        <table:table-row table:style-name="ro2" table:visibility="collapse">
          <table:table-cell table:style-name="ce135" table:formula="of:=[$Constants.A22]" office:value-type="string" office:string-value=" " calcext:value-type="string">
            <text:p><text:s/></text:p>
          </table:table-cell>
          <table:table-cell table:style-name="ce135" table:formula="of:=[$Constants.B22]" office:value-type="string" office:string-value="Product logic" calcext:value-type="string">
            <text:p>Product logic</text:p>
          </table:table-cell>
          <table:table-cell table:style-name="ce135" table:formula="of:=[$Constants.C22]" office:value-type="string" office:string-value="Logic flaws in the deliverable product" calcext:value-type="string">
            <text:p>Logic flaws in the deliverable product</text:p>
          </table:table-cell>
          <table:table-cell table:style-name="ce135" table:formula="of:=[$Constants.D22]" office:value-type="string" office:string-value=" " calcext:value-type="string">
            <text:p><text:s/></text:p>
          </table:table-cell>
          <table:table-cell table:style-name="ce135" table:formula="of:=[$Constants.E22]" office:value-type="float" office:value="3" calcext:value-type="float">
            <text:p>3</text:p>
          </table:table-cell>
          <table:table-cell table:style-name="ce135" table:formula="of:=[$Constants.F22]" office:value-type="string" office:string-value="neutral" calcext:value-type="string">
            <text:p>neutral</text:p>
          </table:table-cell>
          <table:table-cell table:style-name="ce44" table:number-columns-repeated="2"/>
          <table:table-cell table:number-columns-repeated="1016"/>
        </table:table-row>
        <table:table-row table:style-name="ro2" table:visibility="collapse">
          <table:table-cell table:style-name="ce135" table:formula="of:=[$Constants.A23]" office:value-type="string" office:string-value=" " calcext:value-type="string">
            <text:p><text:s/></text:p>
          </table:table-cell>
          <table:table-cell table:style-name="ce135" table:formula="of:=[$Constants.B23]" office:value-type="string" office:string-value="Product interface" calcext:value-type="string">
            <text:p>Product interface</text:p>
          </table:table-cell>
          <table:table-cell table:style-name="ce135" table:formula="of:=[$Constants.C23]" office:value-type="string" office:string-value="Flaws in the interface of a component of the deliverable product" calcext:value-type="string">
            <text:p>Flaws in the interface of a component of the deliverable product</text:p>
          </table:table-cell>
          <table:table-cell table:style-name="ce135" table:formula="of:=[$Constants.D23]" office:value-type="string" office:string-value=" " calcext:value-type="string">
            <text:p><text:s/></text:p>
          </table:table-cell>
          <table:table-cell table:style-name="ce135" table:formula="of:=[$Constants.E23]" office:value-type="float" office:value="4" calcext:value-type="float">
            <text:p>4</text:p>
          </table:table-cell>
          <table:table-cell table:style-name="ce135" table:formula="of:=[$Constants.F23]" office:value-type="string" office:string-value="helpful" calcext:value-type="string">
            <text:p>helpful</text:p>
          </table:table-cell>
          <table:table-cell table:style-name="ce44" table:number-columns-repeated="2"/>
          <table:table-cell table:number-columns-repeated="1016"/>
        </table:table-row>
        <table:table-row table:style-name="ro2" table:visibility="collapse">
          <table:table-cell table:style-name="ce135" table:formula="of:=[$Constants.A24]" office:value-type="string" office:string-value=" " calcext:value-type="string">
            <text:p><text:s/></text:p>
          </table:table-cell>
          <table:table-cell table:style-name="ce135" table:formula="of:=[$Constants.B24]" office:value-type="string" office:string-value="Product checking" calcext:value-type="string">
            <text:p>Product checking</text:p>
          </table:table-cell>
          <table:table-cell table:style-name="ce135" table:formula="of:=[$Constants.C24]" office:value-type="string" office:string-value="Flaws with boundary/type checking within a component of the deliverable product" calcext:value-type="string">
            <text:p>Flaws with boundary/type checking within a component of the deliverable product</text:p>
          </table:table-cell>
          <table:table-cell table:style-name="ce135" table:formula="of:=[$Constants.D24]" office:value-type="string" office:string-value=" " calcext:value-type="string">
            <text:p><text:s/></text:p>
          </table:table-cell>
          <table:table-cell table:style-name="ce135" table:formula="of:=[$Constants.E24]" office:value-type="float" office:value="5" calcext:value-type="float">
            <text:p>5</text:p>
          </table:table-cell>
          <table:table-cell table:style-name="ce135" table:formula="of:=[$Constants.F24]" office:value-type="string" office:string-value="very helpful" calcext:value-type="string">
            <text:p>very helpful</text:p>
          </table:table-cell>
          <table:table-cell table:style-name="ce44" table:number-columns-repeated="2"/>
          <table:table-cell table:number-columns-repeated="1016"/>
        </table:table-row>
        <table:table-row table:style-name="ro2" table:visibility="collapse">
          <table:table-cell table:style-name="ce135" table:formula="of:=[$Constants.A25]" office:value-type="string" office:string-value=" " calcext:value-type="string">
            <text:p><text:s/></text:p>
          </table:table-cell>
          <table:table-cell table:style-name="ce135" table:formula="of:=[$Constants.B25]" office:value-type="string" office:string-value="Test syntax" calcext:value-type="string">
            <text:p>Test syntax</text:p>
          </table:table-cell>
          <table:table-cell table:style-name="ce135" table:formula="of:=[$Constants.C25]" office:value-type="string" office:string-value="Syntax flaws in the test code " calcext:value-type="string">
            <text:p>Syntax flaws in the test code </text:p>
          </table:table-cell>
          <table:table-cell table:style-name="ce135" table:formula="of:=[$Constants.D25]" office:value-type="string" office:string-value=" " calcext:value-type="string">
            <text:p><text:s/></text:p>
          </table:table-cell>
          <table:table-cell table:style-name="ce135" table:formula="of:=[$Constants.E25]" office:value-type="float" office:value="6" calcext:value-type="float">
            <text:p>6</text:p>
          </table:table-cell>
          <table:table-cell table:style-name="ce135" table:formula="of:=[$Constants.F25]"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26]" office:value-type="string" office:string-value=" " calcext:value-type="string">
            <text:p><text:s/></text:p>
          </table:table-cell>
          <table:table-cell table:style-name="ce135" table:formula="of:=[$Constants.B26]" office:value-type="string" office:string-value="Test logic" calcext:value-type="string">
            <text:p>Test logic</text:p>
          </table:table-cell>
          <table:table-cell table:style-name="ce135" table:formula="of:=[$Constants.C26]" office:value-type="string" office:string-value="Logic flaws in the test code" calcext:value-type="string">
            <text:p>Logic flaws in the test code</text:p>
          </table:table-cell>
          <table:table-cell table:style-name="ce135" table:formula="of:=[$Constants.D26]" office:value-type="string" office:string-value=" " calcext:value-type="string">
            <text:p><text:s/></text:p>
          </table:table-cell>
          <table:table-cell table:style-name="ce135" table:formula="of:=[$Constants.E26]" office:value-type="float" office:value="7" calcext:value-type="float">
            <text:p>7</text:p>
          </table:table-cell>
          <table:table-cell table:style-name="ce135" table:formula="of:=[$Constants.F26]"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27]" office:value-type="string" office:string-value=" " calcext:value-type="string">
            <text:p><text:s/></text:p>
          </table:table-cell>
          <table:table-cell table:style-name="ce135" table:formula="of:=[$Constants.B27]" office:value-type="string" office:string-value="Test interface" calcext:value-type="string">
            <text:p>Test interface</text:p>
          </table:table-cell>
          <table:table-cell table:style-name="ce135" table:formula="of:=[$Constants.C27]" office:value-type="string" office:string-value="Flaws in the interface of a component of the test code" calcext:value-type="string">
            <text:p>Flaws in the interface of a component of the test code</text:p>
          </table:table-cell>
          <table:table-cell table:style-name="ce135" table:formula="of:=[$Constants.D27]" office:value-type="string" office:string-value=" " calcext:value-type="string">
            <text:p><text:s/></text:p>
          </table:table-cell>
          <table:table-cell table:style-name="ce135" table:formula="of:=[$Constants.E27]" office:value-type="float" office:value="8" calcext:value-type="float">
            <text:p>8</text:p>
          </table:table-cell>
          <table:table-cell table:style-name="ce135" table:formula="of:=[$Constants.F27]"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28]" office:value-type="string" office:string-value=" " calcext:value-type="string">
            <text:p><text:s/></text:p>
          </table:table-cell>
          <table:table-cell table:style-name="ce135" table:formula="of:=[$Constants.B28]" office:value-type="string" office:string-value="Test checking" calcext:value-type="string">
            <text:p>Test checking</text:p>
          </table:table-cell>
          <table:table-cell table:style-name="ce135" table:formula="of:=[$Constants.C28]" office:value-type="string" office:string-value="Flaws with boundary/type checking within a component of the test code" calcext:value-type="string">
            <text:p>Flaws with boundary/type checking within a component of the test code</text:p>
          </table:table-cell>
          <table:table-cell table:style-name="ce135" table:formula="of:=[$Constants.D28]" office:value-type="string" office:string-value=" " calcext:value-type="string">
            <text:p><text:s/></text:p>
          </table:table-cell>
          <table:table-cell table:style-name="ce135" table:formula="of:=[$Constants.E28]" office:value-type="float" office:value="9" calcext:value-type="float">
            <text:p>9</text:p>
          </table:table-cell>
          <table:table-cell table:style-name="ce135" table:formula="of:=[$Constants.F28]"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29]" office:value-type="string" office:string-value=" " calcext:value-type="string">
            <text:p><text:s/></text:p>
          </table:table-cell>
          <table:table-cell table:style-name="ce135" table:formula="of:=[$Constants.B29]" office:value-type="string" office:string-value="Bad Smell" calcext:value-type="string">
            <text:p>Bad Smell</text:p>
          </table:table-cell>
          <table:table-cell table:style-name="ce135" table:formula="of:=[$Constants.C29]" office:value-type="string" office:string-value="Refactoring changes (please note the bad smell in the defect description)" calcext:value-type="string">
            <text:p>Refactoring changes (please note the bad smell in the defect description)</text:p>
          </table:table-cell>
          <table:table-cell table:style-name="ce135" table:formula="of:=[$Constants.D29]" office:value-type="string" office:string-value=" " calcext:value-type="string">
            <text:p><text:s/></text:p>
          </table:table-cell>
          <table:table-cell table:style-name="ce135" table:formula="of:=[$Constants.E29]" office:value-type="float" office:value="10" calcext:value-type="float">
            <text:p>10</text:p>
          </table:table-cell>
          <table:table-cell table:style-name="ce135" table:formula="of:=[$Constants.F29]" office:value-type="float" office:value="0" calcext:value-type="float">
            <text:p>0</text:p>
          </table:table-cell>
          <table:table-cell table:style-name="ce44" table:number-columns-repeated="2"/>
          <table:table-cell table:number-columns-repeated="1016"/>
        </table:table-row>
        <table:table-row table:style-name="ro2" table:visibility="collapse">
          <table:table-cell table:style-name="ce135" table:formula="of:=[$Constants.A30]" office:value-type="string" office:string-value="Y/N:" calcext:value-type="string">
            <text:p>Y/N:</text:p>
          </table:table-cell>
          <table:table-cell table:style-name="ce135" table:formula="of:=[$Constants.B30]" office:value-type="string" office:string-value="Yes" calcext:value-type="string">
            <text:p>Yes</text:p>
          </table:table-cell>
          <table:table-cell table:style-name="ce135" table:formula="of:=[$Constants.C30]" office:value-type="string" office:string-value=" " calcext:value-type="string">
            <text:p><text:s/></text:p>
          </table:table-cell>
          <table:table-cell table:style-name="ce135" table:formula="of:=[$Constants.D30]" office:value-type="string" office:string-value=" " calcext:value-type="string">
            <text:p><text:s/></text:p>
          </table:table-cell>
          <table:table-cell table:style-name="ce135" table:formula="of:=[$Constants.E30]" office:value-type="string" office:string-value="Passed" calcext:value-type="string">
            <text:p>Passed</text:p>
          </table:table-cell>
          <table:table-cell table:style-name="ce135" table:formula="of:=[$Constants.F30]" office:value-type="float" office:value="0" calcext:value-type="float">
            <text:p>0</text:p>
          </table:table-cell>
          <table:table-cell table:style-name="ce45" table:number-columns-repeated="2"/>
          <table:table-cell/>
          <table:table-cell table:style-name="ce56" table:number-columns-repeated="1015"/>
        </table:table-row>
        <table:table-row table:style-name="ro2" table:visibility="collapse">
          <table:table-cell table:style-name="ce135" table:formula="of:=[$Constants.A31]" office:value-type="string" office:string-value=" " calcext:value-type="string">
            <text:p><text:s/></text:p>
          </table:table-cell>
          <table:table-cell table:style-name="ce135" table:formula="of:=[$Constants.B31]" office:value-type="string" office:string-value="No" calcext:value-type="string">
            <text:p>No</text:p>
          </table:table-cell>
          <table:table-cell table:style-name="ce135" table:formula="of:=[$Constants.C31]" office:value-type="string" office:string-value=" " calcext:value-type="string">
            <text:p><text:s/></text:p>
          </table:table-cell>
          <table:table-cell table:style-name="ce135" table:formula="of:=[$Constants.D31]" office:value-type="string" office:string-value=" " calcext:value-type="string">
            <text:p><text:s/></text:p>
          </table:table-cell>
          <table:table-cell table:style-name="ce135" table:formula="of:=[$Constants.E31]" office:value-type="string" office:string-value="Passed with issues" calcext:value-type="string">
            <text:p>Passed with issues</text:p>
          </table:table-cell>
          <table:table-cell table:style-name="ce135" table:formula="of:=[$Constants.F31]" office:value-type="float" office:value="0" calcext:value-type="float">
            <text:p>0</text:p>
          </table:table-cell>
          <table:table-cell table:style-name="ce45"/>
          <table:table-cell table:style-name="ce44"/>
          <table:table-cell table:number-columns-repeated="1016"/>
        </table:table-row>
        <table:table-row table:style-name="ro2" table:visibility="collapse">
          <table:table-cell table:style-name="ce135" table:formula="of:=[$Constants.A32]" office:value-type="string" office:string-value="Proxy Types:" calcext:value-type="string">
            <text:p>Proxy Types:</text:p>
          </table:table-cell>
          <table:table-cell table:style-name="ce135" table:formula="of:=[$Constants.B32]" office:value-type="string" office:string-value="-" calcext:value-type="string">
            <text:p>-</text:p>
          </table:table-cell>
          <table:table-cell table:style-name="ce135" table:formula="of:=[$Constants.C32]" office:value-type="string" office:string-value=" " calcext:value-type="string">
            <text:p><text:s/></text:p>
          </table:table-cell>
          <table:table-cell table:style-name="ce135" table:formula="of:=[$Constants.D32]" office:value-type="string" office:string-value=" " calcext:value-type="string">
            <text:p><text:s/></text:p>
          </table:table-cell>
          <table:table-cell table:style-name="ce135" table:formula="of:=[$Constants.E32]" office:value-type="string" office:string-value="Failed" calcext:value-type="string">
            <text:p>Failed</text:p>
          </table:table-cell>
          <table:table-cell table:style-name="ce135" table:formula="of:=[$Constants.F32]"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3]" office:value-type="string" office:string-value=" " calcext:value-type="string">
            <text:p><text:s/></text:p>
          </table:table-cell>
          <table:table-cell table:style-name="ce135" table:formula="of:=[$Constants.B33]" office:value-type="string" office:string-value="Calculation" calcext:value-type="string">
            <text:p>Calculation</text:p>
          </table:table-cell>
          <table:table-cell table:style-name="ce135" table:formula="of:=[$Constants.C33]" office:value-type="string" office:string-value=" " calcext:value-type="string">
            <text:p><text:s/></text:p>
          </table:table-cell>
          <table:table-cell table:style-name="ce135" table:formula="of:=[$Constants.D33]" office:value-type="string" office:string-value=" " calcext:value-type="string">
            <text:p><text:s/></text:p>
          </table:table-cell>
          <table:table-cell table:style-name="ce135" table:formula="of:=[$Constants.E33]" office:value-type="string" office:string-value="Not tested" calcext:value-type="string">
            <text:p>Not tested</text:p>
          </table:table-cell>
          <table:table-cell table:style-name="ce135" table:formula="of:=[$Constants.F33]"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4]" office:value-type="string" office:string-value=" " calcext:value-type="string">
            <text:p><text:s/></text:p>
          </table:table-cell>
          <table:table-cell table:style-name="ce135" table:formula="of:=[$Constants.B34]" office:value-type="string" office:string-value="Data" calcext:value-type="string">
            <text:p>Data</text:p>
          </table:table-cell>
          <table:table-cell table:style-name="ce135" table:formula="of:=[$Constants.C34]" office:value-type="string" office:string-value=" " calcext:value-type="string">
            <text:p><text:s/></text:p>
          </table:table-cell>
          <table:table-cell table:style-name="ce135" table:formula="of:=[$Constants.D34]" office:value-type="string" office:string-value=" " calcext:value-type="string">
            <text:p><text:s/></text:p>
          </table:table-cell>
          <table:table-cell table:style-name="ce135" table:formula="of:=[$Constants.E34]" office:value-type="string" office:string-value="Not applicable" calcext:value-type="string">
            <text:p>Not applicable</text:p>
          </table:table-cell>
          <table:table-cell table:style-name="ce135" table:formula="of:=[$Constants.F34]"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5]" office:value-type="string" office:string-value=" " calcext:value-type="string">
            <text:p><text:s/></text:p>
          </table:table-cell>
          <table:table-cell table:style-name="ce135" table:formula="of:=[$Constants.B35]" office:value-type="string" office:string-value="I/O" calcext:value-type="string">
            <text:p>I/O</text:p>
          </table:table-cell>
          <table:table-cell table:style-name="ce135" table:formula="of:=[$Constants.C35]" office:value-type="string" office:string-value=" " calcext:value-type="string">
            <text:p><text:s/></text:p>
          </table:table-cell>
          <table:table-cell table:style-name="ce135" table:formula="of:=[$Constants.D35]" office:value-type="string" office:string-value=" " calcext:value-type="string">
            <text:p><text:s/></text:p>
          </table:table-cell>
          <table:table-cell table:style-name="ce135" table:formula="of:=[$Constants.E35]" office:value-type="string" office:string-value=" " calcext:value-type="string">
            <text:p><text:s/></text:p>
          </table:table-cell>
          <table:table-cell table:style-name="ce135" table:formula="of:=[$Constants.F35]"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6]" office:value-type="string" office:string-value=" " calcext:value-type="string">
            <text:p><text:s/></text:p>
          </table:table-cell>
          <table:table-cell table:style-name="ce135" table:formula="of:=[$Constants.B36]" office:value-type="string" office:string-value="Logic" calcext:value-type="string">
            <text:p>Logic</text:p>
          </table:table-cell>
          <table:table-cell table:style-name="ce135" table:formula="of:=[$Constants.C36]" office:value-type="string" office:string-value=" " calcext:value-type="string">
            <text:p><text:s/></text:p>
          </table:table-cell>
          <table:table-cell table:style-name="ce135" table:formula="of:=[$Constants.D36]" office:value-type="string" office:string-value=" " calcext:value-type="string">
            <text:p><text:s/></text:p>
          </table:table-cell>
          <table:table-cell table:style-name="ce135" table:formula="of:=[$Constants.E36]" office:value-type="string" office:string-value=" " calcext:value-type="string">
            <text:p><text:s/></text:p>
          </table:table-cell>
          <table:table-cell table:style-name="ce135" table:formula="of:=[$Constants.F36]"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7]" office:value-type="string" office:string-value=" " calcext:value-type="string">
            <text:p><text:s/></text:p>
          </table:table-cell>
          <table:table-cell table:style-name="ce135" table:formula="of:=[$Constants.B37]" office:value-type="string" office:string-value=" " calcext:value-type="string">
            <text:p><text:s/></text:p>
          </table:table-cell>
          <table:table-cell table:style-name="ce135" table:formula="of:=[$Constants.C37]" office:value-type="string" office:string-value=" " calcext:value-type="string">
            <text:p><text:s/></text:p>
          </table:table-cell>
          <table:table-cell table:style-name="ce135" table:formula="of:=[$Constants.D37]" office:value-type="string" office:string-value=" " calcext:value-type="string">
            <text:p><text:s/></text:p>
          </table:table-cell>
          <table:table-cell table:style-name="ce135" table:formula="of:=[$Constants.E37]" office:value-type="string" office:string-value=" " calcext:value-type="string">
            <text:p><text:s/></text:p>
          </table:table-cell>
          <table:table-cell table:style-name="ce135" table:formula="of:=[$Constants.F37]"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8]" office:value-type="string" office:string-value="Sizes:" calcext:value-type="string">
            <text:p>Sizes:</text:p>
          </table:table-cell>
          <table:table-cell table:style-name="ce135" table:formula="of:=[$Constants.B38]" office:value-type="string" office:string-value="VS" calcext:value-type="string">
            <text:p>VS</text:p>
          </table:table-cell>
          <table:table-cell table:style-name="ce135" table:formula="of:=[$Constants.C38]" office:value-type="string" office:string-value="S" calcext:value-type="string">
            <text:p>S</text:p>
          </table:table-cell>
          <table:table-cell table:style-name="ce135" table:formula="of:=[$Constants.D38]" office:value-type="string" office:string-value="M" calcext:value-type="string">
            <text:p>M</text:p>
          </table:table-cell>
          <table:table-cell table:style-name="ce135" table:formula="of:=[$Constants.E38]" office:value-type="string" office:string-value="L" calcext:value-type="string">
            <text:p>L</text:p>
          </table:table-cell>
          <table:table-cell table:style-name="ce135" table:formula="of:=[$Constants.F38]" office:value-type="string" office:string-value="VL" calcext:value-type="string">
            <text:p>VL</text:p>
          </table:table-cell>
          <table:table-cell table:style-name="ce45"/>
          <table:table-cell table:style-name="ce44"/>
          <table:table-cell table:number-columns-repeated="1016"/>
        </table:table-row>
        <table:table-row table:style-name="ro2" table:visibility="collapse">
          <table:table-cell table:style-name="ce135" table:formula="of:=[$Constants.A39]" office:value-type="string" office:string-value="upper" calcext:value-type="string">
            <text:p>upper</text:p>
          </table:table-cell>
          <table:table-cell table:style-name="ce135" table:formula="of:=[$Constants.B39]" office:value-type="float" office:value="-1.5" calcext:value-type="float">
            <text:p>-1.5</text:p>
          </table:table-cell>
          <table:table-cell table:style-name="ce135" table:formula="of:=[$Constants.C39]" office:value-type="float" office:value="-0.5" calcext:value-type="float">
            <text:p>-0.5</text:p>
          </table:table-cell>
          <table:table-cell table:style-name="ce135" table:formula="of:=[$Constants.D39]" office:value-type="float" office:value="0.5" calcext:value-type="float">
            <text:p>0.5</text:p>
          </table:table-cell>
          <table:table-cell table:style-name="ce135" table:formula="of:=[$Constants.E39]" office:value-type="float" office:value="1.5" calcext:value-type="float">
            <text:p>1.5</text:p>
          </table:table-cell>
          <table:table-cell table:style-name="ce135" table:formula="of:=[$Constants.F39]" office:value-type="float" office:value="99999" calcext:value-type="float">
            <text:p>99999</text:p>
          </table:table-cell>
          <table:table-cell table:style-name="ce45"/>
          <table:table-cell table:style-name="ce44"/>
          <table:table-cell table:number-columns-repeated="1016"/>
        </table:table-row>
        <table:table-row table:style-name="ro2" table:visibility="collapse">
          <table:table-cell table:style-name="ce135" table:formula="of:=[$Constants.A40]" office:value-type="string" office:string-value="mid" calcext:value-type="string">
            <text:p>mid</text:p>
          </table:table-cell>
          <table:table-cell table:style-name="ce135" table:formula="of:=[$Constants.B40]" office:value-type="float" office:value="-2" calcext:value-type="float">
            <text:p>-2</text:p>
          </table:table-cell>
          <table:table-cell table:style-name="ce135" table:formula="of:=[$Constants.C40]" office:value-type="float" office:value="-1" calcext:value-type="float">
            <text:p>-1</text:p>
          </table:table-cell>
          <table:table-cell table:style-name="ce135" table:formula="of:=[$Constants.D40]" office:value-type="float" office:value="0" calcext:value-type="float">
            <text:p>0</text:p>
          </table:table-cell>
          <table:table-cell table:style-name="ce135" table:formula="of:=[$Constants.E40]" office:value-type="float" office:value="1" calcext:value-type="float">
            <text:p>1</text:p>
          </table:table-cell>
          <table:table-cell table:style-name="ce135" table:formula="of:=[$Constants.F40]" office:value-type="float" office:value="2" calcext:value-type="float">
            <text:p>2</text:p>
          </table:table-cell>
          <table:table-cell table:style-name="ce45"/>
          <table:table-cell table:style-name="ce44"/>
          <table:table-cell table:number-columns-repeated="1016"/>
        </table:table-row>
        <table:table-row table:style-name="ro2" table:visibility="collapse">
          <table:table-cell table:style-name="ce135" table:formula="of:=[$Constants.A41]" office:value-type="string" office:string-value="lower" calcext:value-type="string">
            <text:p>lower</text:p>
          </table:table-cell>
          <table:table-cell table:style-name="ce135" table:formula="of:=[$Constants.B41]" office:value-type="float" office:value="0" calcext:value-type="float">
            <text:p>0</text:p>
          </table:table-cell>
          <table:table-cell table:style-name="ce135" table:formula="of:=[$Constants.C41]" office:value-type="float" office:value="-1.5" calcext:value-type="float">
            <text:p>-1.5</text:p>
          </table:table-cell>
          <table:table-cell table:style-name="ce135" table:formula="of:=[$Constants.D41]" office:value-type="float" office:value="-0.5" calcext:value-type="float">
            <text:p>-0.5</text:p>
          </table:table-cell>
          <table:table-cell table:style-name="ce135" table:formula="of:=[$Constants.E41]" office:value-type="float" office:value="0.5" calcext:value-type="float">
            <text:p>0.5</text:p>
          </table:table-cell>
          <table:table-cell table:style-name="ce135" table:formula="of:=[$Constants.F41]" office:value-type="float" office:value="1.5" calcext:value-type="float">
            <text:p>1.5</text:p>
          </table:table-cell>
          <table:table-cell table:style-name="ce45"/>
          <table:table-cell table:style-name="ce44"/>
          <table:table-cell table:number-columns-repeated="1016"/>
        </table:table-row>
        <table:table-row table:style-name="ro2" table:visibility="collapse">
          <table:table-cell table:style-name="ce135" table:formula="of:=[$Constants.A42]" office:value-type="string" office:string-value=" " calcext:value-type="string">
            <text:p><text:s/></text:p>
          </table:table-cell>
          <table:table-cell table:style-name="ce135" table:formula="of:=[$Constants.B42]" office:value-type="float" office:value="0" calcext:value-type="float">
            <text:p>0</text:p>
          </table:table-cell>
          <table:table-cell table:style-name="ce135" table:formula="of:=[$Constants.C42]" office:value-type="float" office:value="0" calcext:value-type="float">
            <text:p>0</text:p>
          </table:table-cell>
          <table:table-cell table:style-name="ce135" table:formula="of:=[$Constants.D42]" office:value-type="float" office:value="0" calcext:value-type="float">
            <text:p>0</text:p>
          </table:table-cell>
          <table:table-cell table:style-name="ce135" table:formula="of:=[$Constants.E42]" office:value-type="float" office:value="0" calcext:value-type="float">
            <text:p>0</text:p>
          </table:table-cell>
          <table:table-cell table:style-name="ce135" table:formula="of:=[$Constants.F42]" office:value-type="string" office:string-value=" " calcext:value-type="string">
            <text:p><text:s/></text:p>
          </table:table-cell>
          <table:table-cell table:style-name="ce46" table:number-columns-repeated="2"/>
          <table:table-cell table:style-name="ce6" table:number-columns-repeated="248"/>
          <table:table-cell table:number-columns-repeated="768"/>
        </table:table-row>
        <table:table-row table:style-name="ro2" table:visibility="collapse">
          <table:table-cell table:style-name="ce135" table:formula="of:=[$Constants.A43]" office:value-type="string" office:string-value=" " calcext:value-type="string">
            <text:p><text:s/></text:p>
          </table:table-cell>
          <table:table-cell table:style-name="ce135" table:formula="of:=[$Constants.B43]" office:value-type="string" office:string-value=" " calcext:value-type="string">
            <text:p><text:s/></text:p>
          </table:table-cell>
          <table:table-cell table:style-name="ce135" table:formula="of:=[$Constants.C43]" office:value-type="string" office:string-value=" " calcext:value-type="string">
            <text:p><text:s/></text:p>
          </table:table-cell>
          <table:table-cell table:style-name="ce135" table:formula="of:=[$Constants.D43]" office:value-type="string" office:string-value=" " calcext:value-type="string">
            <text:p><text:s/></text:p>
          </table:table-cell>
          <table:table-cell table:style-name="ce135" table:formula="of:=[$Constants.E43]" office:value-type="string" office:string-value=" " calcext:value-type="string">
            <text:p><text:s/></text:p>
          </table:table-cell>
          <table:table-cell table:style-name="ce135" table:formula="of:=[$Constants.F43]" office:value-type="string" office:string-value=" " calcext:value-type="string">
            <text:p><text:s/></text:p>
          </table:table-cell>
          <table:table-cell table:style-name="ce47" table:number-columns-repeated="5"/>
          <table:table-cell table:style-name="ce54" table:number-columns-repeated="1013"/>
        </table:table-row>
        <table:table-row table:style-name="ro39" table:visibility="collapse">
          <table:table-cell table:style-name="ce135" table:formula="of:=[$Constants.A44]" office:value-type="string" office:string-value="&lt;-- Mandatory" calcext:value-type="string">
            <text:p>&lt;-- Mandatory</text:p>
          </table:table-cell>
          <table:table-cell table:style-name="ce135" table:formula="of:=[$Constants.B44]" office:value-type="string" office:string-value=" " calcext:value-type="string">
            <text:p><text:s/></text:p>
          </table:table-cell>
          <table:table-cell table:style-name="ce135" table:formula="of:=[$Constants.C44]" office:value-type="string" office:string-value="✔" calcext:value-type="string">
            <text:p>✔</text:p>
          </table:table-cell>
          <table:table-cell table:style-name="ce135" table:formula="of:=[$Constants.D44]" office:value-type="string" office:string-value=" " calcext:value-type="string">
            <text:p><text:s/></text:p>
          </table:table-cell>
          <table:table-cell table:style-name="ce135" table:formula="of:=[$Constants.E44]" office:value-type="string" office:string-value=" " calcext:value-type="string">
            <text:p><text:s/></text:p>
          </table:table-cell>
          <table:table-cell table:style-name="ce135" table:formula="of:=[$Constants.F44]" office:value-type="string" office:string-value=" " calcext:value-type="string">
            <text:p><text:s/></text:p>
          </table:table-cell>
          <table:table-cell table:number-columns-repeated="1018"/>
        </table:table-row>
        <table:table-row table:style-name="ro1">
          <table:table-cell table:style-name="ce109" office:value-type="string" calcext:value-type="string" table:number-columns-spanned="3" table:number-rows-spanned="1">
            <text:p>Time Recording Log</text:p>
          </table:table-cell>
          <table:covered-table-cell table:number-columns-repeated="2" table:style-name="ce109"/>
          <table:table-cell table:style-name="ce112" table:number-columns-repeated="4"/>
          <table:table-cell table:style-name="ce354"/>
          <table:table-cell table:number-columns-repeated="1016"/>
        </table:table-row>
        <table:table-row table:style-name="ro22">
          <table:table-cell table:style-name="ce206" office:value-type="string" calcext:value-type="string" table:number-columns-spanned="8" table:number-rows-spanned="1">
            <text:p>Use this worksheet to record the amount of time you spend on each activity. <text:s/>Use the "sandbox" activity to record time spent experimenting with the assignment requirements..</text:p>
          </table:table-cell>
          <table:covered-table-cell table:number-columns-repeated="7" table:style-name="ce206"/>
          <table:table-cell table:style-name="ce284" table:number-columns-repeated="2"/>
          <table:table-cell table:number-columns-repeated="1014"/>
        </table:table-row>
        <table:table-row table:style-name="ro2">
          <table:table-cell table:style-name="ce276" office:value-type="string" calcext:value-type="string">
            <text:p>Date</text:p>
          </table:table-cell>
          <table:table-cell table:style-name="ce276" office:value-type="string" calcext:value-type="string">
            <text:p>Start Time</text:p>
          </table:table-cell>
          <table:table-cell table:style-name="ce276" office:value-type="string" calcext:value-type="string">
            <text:p>Stop Time</text:p>
          </table:table-cell>
          <table:table-cell table:style-name="ce276" office:value-type="string" calcext:value-type="string">
            <text:p>Interrupt</text:p>
          </table:table-cell>
          <table:table-cell table:style-name="ce276" office:value-type="string" calcext:value-type="string">
            <text:p>Delta</text:p>
          </table:table-cell>
          <table:table-cell table:style-name="ce276" office:value-type="string" calcext:value-type="string">
            <text:p>Activity</text:p>
          </table:table-cell>
          <table:table-cell table:style-name="ce276" office:value-type="string" calcext:value-type="string">
            <text:p>Iteration</text:p>
          </table:table-cell>
          <table:table-cell table:style-name="ce138" office:value-type="string" calcext:value-type="string">
            <text:p>Comments</text:p>
          </table:table-cell>
          <table:table-cell table:number-columns-repeated="1016"/>
        </table:table-row>
        <table:table-row table:style-name="ro40">
          <table:table-cell table:style-name="ce342" table:content-validation-name="val18" office:value-type="date" office:date-value="2017-02-03" calcext:value-type="date">
            <text:p>2/3/2017</text:p>
          </table:table-cell>
          <table:table-cell table:style-name="ce352" table:content-validation-name="val19" office:value-type="time" office:time-value="PT08H00M00S" calcext:value-type="time">
            <text:p>8:00 AM</text:p>
          </table:table-cell>
          <table:table-cell table:style-name="ce352" table:content-validation-name="val19" office:value-type="time" office:time-value="PT08H30M00S" calcext:value-type="time">
            <text:p>8:30 AM</text:p>
          </table:table-cell>
          <table:table-cell table:style-name="ce157" table:content-validation-name="val14" office:value-type="float" office:value="5" calcext:value-type="float">
            <text:p>5</text:p>
          </table:table-cell>
          <table:table-cell table:style-name="ce353" table:formula="of:=IF(OR(ISBLANK([.B48]);ISBLANK([.C48]));&quot;&quot;;([.C48]-[.B48])*24*60-[.D48])" office:value-type="float" office:value="25.0000000000001" calcext:value-type="float">
            <text:p>25</text:p>
          </table:table-cell>
          <table:table-cell table:style-name="ce344" table:content-validation-name="val20" office:value-type="string" calcext:value-type="string">
            <text:p>Project planning</text:p>
          </table:table-cell>
          <table:table-cell table:style-name="ce227" table:content-validation-name="val21"/>
          <table:table-cell table:style-name="ce201"/>
          <table:table-cell table:formula="of:=IF([.E48]&lt;0;&quot;&lt;-- Invalid stop time&quot;;&quot;&quot;)">
            <text:p/>
          </table:table-cell>
          <table:table-cell table:number-columns-repeated="1015"/>
        </table:table-row>
        <table:table-row table:style-name="ro40">
          <table:table-cell table:style-name="ce342" table:content-validation-name="val18" office:value-type="date" office:date-value="2017-02-12" calcext:value-type="date">
            <text:p>2/12/2017</text:p>
          </table:table-cell>
          <table:table-cell table:style-name="ce352" table:content-validation-name="val19" office:value-type="time" office:time-value="PT40H00M00S" calcext:value-type="time">
            <text:p>4:00 PM</text:p>
          </table:table-cell>
          <table:table-cell table:style-name="ce352" table:content-validation-name="val19" office:value-type="time" office:time-value="PT41H00M00S" calcext:value-type="time">
            <text:p>5:00 PM</text:p>
          </table:table-cell>
          <table:table-cell table:style-name="ce157" table:content-validation-name="val14" office:value-type="float" office:value="5" calcext:value-type="float">
            <text:p>5</text:p>
          </table:table-cell>
          <table:table-cell table:style-name="ce353" table:formula="of:=IF(OR(ISBLANK([.B49]);ISBLANK([.C49]));&quot;&quot;;([.C49]-[.B49])*24*60-[.D49])" office:value-type="float" office:value="55.0000000000004" calcext:value-type="float">
            <text:p>55</text:p>
          </table:table-cell>
          <table:table-cell table:style-name="ce344" table:content-validation-name="val20" office:value-type="string" calcext:value-type="string">
            <text:p>Construction</text:p>
          </table:table-cell>
          <table:table-cell table:style-name="ce227" table:content-validation-name="val21"/>
          <table:table-cell table:style-name="ce201"/>
          <table:table-cell table:formula="of:=IF([.E49]&lt;0;&quot;&lt;-- Invalid stop time&quot;;&quot;&quot;)">
            <text:p/>
          </table:table-cell>
          <table:table-cell table:number-columns-repeated="1015"/>
        </table:table-row>
        <table:table-row table:style-name="ro2">
          <table:table-cell table:style-name="ce342" table:content-validation-name="val18" office:value-type="date" office:date-value="2017-02-12" calcext:value-type="date">
            <text:p>2/12/2017</text:p>
          </table:table-cell>
          <table:table-cell table:style-name="ce352" table:content-validation-name="val19" office:value-type="time" office:time-value="PT19H00M00S" calcext:value-type="time">
            <text:p>7:00 PM</text:p>
          </table:table-cell>
          <table:table-cell table:style-name="ce352" table:content-validation-name="val19" office:value-type="time" office:time-value="PT20H00M00S" calcext:value-type="time">
            <text:p>8:00 PM</text:p>
          </table:table-cell>
          <table:table-cell table:style-name="ce157" table:content-validation-name="val14" office:value-type="float" office:value="20" calcext:value-type="float">
            <text:p>20</text:p>
          </table:table-cell>
          <table:table-cell table:style-name="ce353" table:formula="of:=IF(OR(ISBLANK([.B50]);ISBLANK([.C50]));&quot;&quot;;([.C50]-[.B50])*24*60-[.D50])" office:value-type="float" office:value="40.0000000000001" calcext:value-type="float">
            <text:p>40</text:p>
          </table:table-cell>
          <table:table-cell table:style-name="ce344" table:content-validation-name="val20" office:value-type="string" calcext:value-type="string">
            <text:p>Architecture</text:p>
          </table:table-cell>
          <table:table-cell table:style-name="ce227" table:content-validation-name="val21"/>
          <table:table-cell table:style-name="ce201"/>
          <table:table-cell table:formula="of:=IF([.E50]&lt;0;&quot;&lt;-- Invalid stop time&quot;;&quot;&quot;)">
            <text:p/>
          </table:table-cell>
          <table:table-cell table:number-columns-repeated="1015"/>
        </table:table-row>
        <table:table-row table:style-name="ro2">
          <table:table-cell table:style-name="ce342" table:content-validation-name="val18" office:value-type="date" office:date-value="2017-02-12" calcext:value-type="date">
            <text:p>2/12/2017</text:p>
          </table:table-cell>
          <table:table-cell table:style-name="ce352" table:content-validation-name="val19" office:value-type="time" office:time-value="PT20H00M00S" calcext:value-type="time">
            <text:p>8:00 PM</text:p>
          </table:table-cell>
          <table:table-cell table:style-name="ce352" table:content-validation-name="val19" office:value-type="time" office:time-value="PT20H30M00S" calcext:value-type="time">
            <text:p>8:30 PM</text:p>
          </table:table-cell>
          <table:table-cell table:style-name="ce157" table:content-validation-name="val14" office:value-type="float" office:value="5" calcext:value-type="float">
            <text:p>5</text:p>
          </table:table-cell>
          <table:table-cell table:style-name="ce353" table:formula="of:=IF(OR(ISBLANK([.B51]);ISBLANK([.C51]));&quot;&quot;;([.C51]-[.B51])*24*60-[.D51])" office:value-type="float" office:value="24.9999999999999" calcext:value-type="float">
            <text:p>25</text:p>
          </table:table-cell>
          <table:table-cell table:style-name="ce344" table:content-validation-name="val20" office:value-type="string" calcext:value-type="string">
            <text:p>Construction</text:p>
          </table:table-cell>
          <table:table-cell table:style-name="ce227" table:content-validation-name="val21"/>
          <table:table-cell table:style-name="ce201"/>
          <table:table-cell table:formula="of:=IF([.E51]&lt;0;&quot;&lt;-- Invalid stop time&quot;;&quot;&quot;)">
            <text:p/>
          </table:table-cell>
          <table:table-cell table:number-columns-repeated="1015"/>
        </table:table-row>
        <table:table-row table:style-name="ro2">
          <table:table-cell table:style-name="ce342" table:content-validation-name="val18" office:value-type="date" office:date-value="2017-02-12" calcext:value-type="date">
            <text:p>2/12/2017</text:p>
          </table:table-cell>
          <table:table-cell table:style-name="ce352" table:content-validation-name="val19" office:value-type="time" office:time-value="PT20H30M00S" calcext:value-type="time">
            <text:p>8:30 PM</text:p>
          </table:table-cell>
          <table:table-cell table:style-name="ce352" table:content-validation-name="val19" office:value-type="time" office:time-value="PT21H15M00S" calcext:value-type="time">
            <text:p>9:15 PM</text:p>
          </table:table-cell>
          <table:table-cell table:style-name="ce157" table:content-validation-name="val14"/>
          <table:table-cell table:style-name="ce353" table:formula="of:=IF(OR(ISBLANK([.B52]);ISBLANK([.C52]));&quot;&quot;;([.C52]-[.B52])*24*60-[.D52])" office:value-type="float" office:value="45" calcext:value-type="float">
            <text:p>45</text:p>
          </table:table-cell>
          <table:table-cell table:style-name="ce344" table:content-validation-name="val20" office:value-type="string" calcext:value-type="string">
            <text:p>Integration test</text:p>
          </table:table-cell>
          <table:table-cell table:style-name="ce227" table:content-validation-name="val21"/>
          <table:table-cell table:style-name="ce201"/>
          <table:table-cell table:formula="of:=IF([.E52]&lt;0;&quot;&lt;-- Invalid stop time&quot;;&quot;&quot;)">
            <text:p/>
          </table:table-cell>
          <table:table-cell table:number-columns-repeated="1015"/>
        </table:table-row>
        <table:table-row table:style-name="ro2">
          <table:table-cell table:style-name="ce342" table:content-validation-name="val18" office:value-type="date" office:date-value="2017-02-12" calcext:value-type="date">
            <text:p>2/12/2017</text:p>
          </table:table-cell>
          <table:table-cell table:style-name="ce352" table:content-validation-name="val19" office:value-type="time" office:time-value="PT21H30M00S" calcext:value-type="time">
            <text:p>9:30 PM</text:p>
          </table:table-cell>
          <table:table-cell table:style-name="ce352" table:content-validation-name="val19"/>
          <table:table-cell table:style-name="ce157" table:content-validation-name="val14"/>
          <table:table-cell table:style-name="ce353" table:formula="of:=IF(OR(ISBLANK([.B53]);ISBLANK([.C53]));&quot;&quot;;([.C53]-[.B53])*24*60-[.D53])">
            <text:p/>
          </table:table-cell>
          <table:table-cell table:style-name="ce344" table:content-validation-name="val20"/>
          <table:table-cell table:style-name="ce227" table:content-validation-name="val21"/>
          <table:table-cell table:style-name="ce201"/>
          <table:table-cell table:formula="of:=IF([.E53]&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54]);ISBLANK([.C54]));&quot;&quot;;([.C54]-[.B54])*24*60-[.D54])">
            <text:p/>
          </table:table-cell>
          <table:table-cell table:style-name="ce344" table:content-validation-name="val20"/>
          <table:table-cell table:style-name="ce227" table:content-validation-name="val21"/>
          <table:table-cell table:style-name="ce201"/>
          <table:table-cell table:formula="of:=IF([.E54]&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55]);ISBLANK([.C55]));&quot;&quot;;([.C55]-[.B55])*24*60-[.D55])">
            <text:p/>
          </table:table-cell>
          <table:table-cell table:style-name="ce344" table:content-validation-name="val20"/>
          <table:table-cell table:style-name="ce227" table:content-validation-name="val21"/>
          <table:table-cell table:style-name="ce201"/>
          <table:table-cell table:formula="of:=IF([.E55]&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56]);ISBLANK([.C56]));&quot;&quot;;([.C56]-[.B56])*24*60-[.D56])">
            <text:p/>
          </table:table-cell>
          <table:table-cell table:style-name="ce344" table:content-validation-name="val20"/>
          <table:table-cell table:style-name="ce227" table:content-validation-name="val21"/>
          <table:table-cell table:style-name="ce201"/>
          <table:table-cell table:formula="of:=IF([.E56]&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57]);ISBLANK([.C57]));&quot;&quot;;([.C57]-[.B57])*24*60-[.D57])">
            <text:p/>
          </table:table-cell>
          <table:table-cell table:style-name="ce344" table:content-validation-name="val20"/>
          <table:table-cell table:style-name="ce227" table:content-validation-name="val21"/>
          <table:table-cell table:style-name="ce201"/>
          <table:table-cell table:formula="of:=IF([.E57]&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58]);ISBLANK([.C58]));&quot;&quot;;([.C58]-[.B58])*24*60-[.D58])">
            <text:p/>
          </table:table-cell>
          <table:table-cell table:style-name="ce344" table:content-validation-name="val20"/>
          <table:table-cell table:style-name="ce227" table:content-validation-name="val21"/>
          <table:table-cell table:style-name="ce201"/>
          <table:table-cell table:formula="of:=IF([.E58]&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59]);ISBLANK([.C59]));&quot;&quot;;([.C59]-[.B59])*24*60-[.D59])">
            <text:p/>
          </table:table-cell>
          <table:table-cell table:style-name="ce344" table:content-validation-name="val20"/>
          <table:table-cell table:style-name="ce227" table:content-validation-name="val21"/>
          <table:table-cell table:style-name="ce201"/>
          <table:table-cell table:formula="of:=IF([.E59]&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60]);ISBLANK([.C60]));&quot;&quot;;([.C60]-[.B60])*24*60-[.D60])">
            <text:p/>
          </table:table-cell>
          <table:table-cell table:style-name="ce344" table:content-validation-name="val20"/>
          <table:table-cell table:style-name="ce227" table:content-validation-name="val21"/>
          <table:table-cell table:style-name="ce201"/>
          <table:table-cell table:formula="of:=IF([.E60]&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61]);ISBLANK([.C61]));&quot;&quot;;([.C61]-[.B61])*24*60-[.D61])">
            <text:p/>
          </table:table-cell>
          <table:table-cell table:style-name="ce344" table:content-validation-name="val20"/>
          <table:table-cell table:style-name="ce227" table:content-validation-name="val21"/>
          <table:table-cell table:style-name="ce201"/>
          <table:table-cell table:formula="of:=IF([.E61]&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62]);ISBLANK([.C62]));&quot;&quot;;([.C62]-[.B62])*24*60-[.D62])">
            <text:p/>
          </table:table-cell>
          <table:table-cell table:style-name="ce344" table:content-validation-name="val20"/>
          <table:table-cell table:style-name="ce227" table:content-validation-name="val21"/>
          <table:table-cell table:style-name="ce201"/>
          <table:table-cell table:formula="of:=IF([.E62]&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63]);ISBLANK([.C63]));&quot;&quot;;([.C63]-[.B63])*24*60-[.D63])">
            <text:p/>
          </table:table-cell>
          <table:table-cell table:style-name="ce344" table:content-validation-name="val20"/>
          <table:table-cell table:style-name="ce227" table:content-validation-name="val21"/>
          <table:table-cell table:style-name="ce201"/>
          <table:table-cell table:formula="of:=IF([.E63]&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64]);ISBLANK([.C64]));&quot;&quot;;([.C64]-[.B64])*24*60-[.D64])">
            <text:p/>
          </table:table-cell>
          <table:table-cell table:style-name="ce344" table:content-validation-name="val20"/>
          <table:table-cell table:style-name="ce227" table:content-validation-name="val21"/>
          <table:table-cell table:style-name="ce201"/>
          <table:table-cell table:formula="of:=IF([.E64]&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65]);ISBLANK([.C65]));&quot;&quot;;([.C65]-[.B65])*24*60-[.D65])">
            <text:p/>
          </table:table-cell>
          <table:table-cell table:style-name="ce344" table:content-validation-name="val20"/>
          <table:table-cell table:style-name="ce227" table:content-validation-name="val21"/>
          <table:table-cell table:style-name="ce201"/>
          <table:table-cell table:formula="of:=IF([.E65]&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66]);ISBLANK([.C66]));&quot;&quot;;([.C66]-[.B66])*24*60-[.D66])">
            <text:p/>
          </table:table-cell>
          <table:table-cell table:style-name="ce344" table:content-validation-name="val20"/>
          <table:table-cell table:style-name="ce227" table:content-validation-name="val21"/>
          <table:table-cell table:style-name="ce201"/>
          <table:table-cell table:formula="of:=IF([.E66]&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67]);ISBLANK([.C67]));&quot;&quot;;([.C67]-[.B67])*24*60-[.D67])">
            <text:p/>
          </table:table-cell>
          <table:table-cell table:style-name="ce344" table:content-validation-name="val20"/>
          <table:table-cell table:style-name="ce227" table:content-validation-name="val21"/>
          <table:table-cell table:style-name="ce201"/>
          <table:table-cell table:formula="of:=IF([.E67]&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68]);ISBLANK([.C68]));&quot;&quot;;([.C68]-[.B68])*24*60-[.D68])">
            <text:p/>
          </table:table-cell>
          <table:table-cell table:style-name="ce344" table:content-validation-name="val20"/>
          <table:table-cell table:style-name="ce227" table:content-validation-name="val21"/>
          <table:table-cell table:style-name="ce201"/>
          <table:table-cell table:formula="of:=IF([.E68]&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69]);ISBLANK([.C69]));&quot;&quot;;([.C69]-[.B69])*24*60-[.D69])">
            <text:p/>
          </table:table-cell>
          <table:table-cell table:style-name="ce344" table:content-validation-name="val20"/>
          <table:table-cell table:style-name="ce227" table:content-validation-name="val21"/>
          <table:table-cell table:style-name="ce201"/>
          <table:table-cell table:formula="of:=IF([.E69]&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70]);ISBLANK([.C70]));&quot;&quot;;([.C70]-[.B70])*24*60-[.D70])">
            <text:p/>
          </table:table-cell>
          <table:table-cell table:style-name="ce344" table:content-validation-name="val20"/>
          <table:table-cell table:style-name="ce227" table:content-validation-name="val21"/>
          <table:table-cell table:style-name="ce201"/>
          <table:table-cell table:formula="of:=IF([.E70]&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71]);ISBLANK([.C71]));&quot;&quot;;([.C71]-[.B71])*24*60-[.D71])">
            <text:p/>
          </table:table-cell>
          <table:table-cell table:style-name="ce344" table:content-validation-name="val20"/>
          <table:table-cell table:style-name="ce227" table:content-validation-name="val21"/>
          <table:table-cell table:style-name="ce201"/>
          <table:table-cell table:formula="of:=IF([.E71]&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72]);ISBLANK([.C72]));&quot;&quot;;([.C72]-[.B72])*24*60-[.D72])">
            <text:p/>
          </table:table-cell>
          <table:table-cell table:style-name="ce344" table:content-validation-name="val20"/>
          <table:table-cell table:style-name="ce227" table:content-validation-name="val21"/>
          <table:table-cell table:style-name="ce201"/>
          <table:table-cell table:formula="of:=IF([.E72]&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73]);ISBLANK([.C73]));&quot;&quot;;([.C73]-[.B73])*24*60-[.D73])">
            <text:p/>
          </table:table-cell>
          <table:table-cell table:style-name="ce344" table:content-validation-name="val20"/>
          <table:table-cell table:style-name="ce227" table:content-validation-name="val21"/>
          <table:table-cell table:style-name="ce201"/>
          <table:table-cell table:formula="of:=IF([.E73]&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74]);ISBLANK([.C74]));&quot;&quot;;([.C74]-[.B74])*24*60-[.D74])">
            <text:p/>
          </table:table-cell>
          <table:table-cell table:style-name="ce344" table:content-validation-name="val20"/>
          <table:table-cell table:style-name="ce227" table:content-validation-name="val21"/>
          <table:table-cell table:style-name="ce201"/>
          <table:table-cell table:formula="of:=IF([.E74]&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75]);ISBLANK([.C75]));&quot;&quot;;([.C75]-[.B75])*24*60-[.D75])">
            <text:p/>
          </table:table-cell>
          <table:table-cell table:style-name="ce344" table:content-validation-name="val20"/>
          <table:table-cell table:style-name="ce227" table:content-validation-name="val21"/>
          <table:table-cell table:style-name="ce201"/>
          <table:table-cell table:formula="of:=IF([.E75]&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76]);ISBLANK([.C76]));&quot;&quot;;([.C76]-[.B76])*24*60-[.D76])">
            <text:p/>
          </table:table-cell>
          <table:table-cell table:style-name="ce344" table:content-validation-name="val20"/>
          <table:table-cell table:style-name="ce227" table:content-validation-name="val21"/>
          <table:table-cell table:style-name="ce201"/>
          <table:table-cell table:formula="of:=IF([.E76]&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77]);ISBLANK([.C77]));&quot;&quot;;([.C77]-[.B77])*24*60-[.D77])">
            <text:p/>
          </table:table-cell>
          <table:table-cell table:style-name="ce344" table:content-validation-name="val20"/>
          <table:table-cell table:style-name="ce227" table:content-validation-name="val21"/>
          <table:table-cell table:style-name="ce201"/>
          <table:table-cell table:formula="of:=IF([.E77]&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78]);ISBLANK([.C78]));&quot;&quot;;([.C78]-[.B78])*24*60-[.D78])">
            <text:p/>
          </table:table-cell>
          <table:table-cell table:style-name="ce344" table:content-validation-name="val20"/>
          <table:table-cell table:style-name="ce227" table:content-validation-name="val21"/>
          <table:table-cell table:style-name="ce201"/>
          <table:table-cell table:formula="of:=IF([.E78]&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79]);ISBLANK([.C79]));&quot;&quot;;([.C79]-[.B79])*24*60-[.D79])">
            <text:p/>
          </table:table-cell>
          <table:table-cell table:style-name="ce344" table:content-validation-name="val20"/>
          <table:table-cell table:style-name="ce227" table:content-validation-name="val21"/>
          <table:table-cell table:style-name="ce201"/>
          <table:table-cell table:formula="of:=IF([.E79]&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80]);ISBLANK([.C80]));&quot;&quot;;([.C80]-[.B80])*24*60-[.D80])">
            <text:p/>
          </table:table-cell>
          <table:table-cell table:style-name="ce344" table:content-validation-name="val20"/>
          <table:table-cell table:style-name="ce227" table:content-validation-name="val21"/>
          <table:table-cell table:style-name="ce201"/>
          <table:table-cell table:formula="of:=IF([.E80]&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81]);ISBLANK([.C81]));&quot;&quot;;([.C81]-[.B81])*24*60-[.D81])">
            <text:p/>
          </table:table-cell>
          <table:table-cell table:style-name="ce344" table:content-validation-name="val20"/>
          <table:table-cell table:style-name="ce227" table:content-validation-name="val21"/>
          <table:table-cell table:style-name="ce201"/>
          <table:table-cell table:formula="of:=IF([.E81]&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82]);ISBLANK([.C82]));&quot;&quot;;([.C82]-[.B82])*24*60-[.D82])">
            <text:p/>
          </table:table-cell>
          <table:table-cell table:style-name="ce344" table:content-validation-name="val20"/>
          <table:table-cell table:style-name="ce227" table:content-validation-name="val21"/>
          <table:table-cell table:style-name="ce201"/>
          <table:table-cell table:formula="of:=IF([.E82]&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83]);ISBLANK([.C83]));&quot;&quot;;([.C83]-[.B83])*24*60-[.D83])">
            <text:p/>
          </table:table-cell>
          <table:table-cell table:style-name="ce344" table:content-validation-name="val20"/>
          <table:table-cell table:style-name="ce227" table:content-validation-name="val21"/>
          <table:table-cell table:style-name="ce201"/>
          <table:table-cell table:formula="of:=IF([.E83]&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84]);ISBLANK([.C84]));&quot;&quot;;([.C84]-[.B84])*24*60-[.D84])">
            <text:p/>
          </table:table-cell>
          <table:table-cell table:style-name="ce344" table:content-validation-name="val20"/>
          <table:table-cell table:style-name="ce227" table:content-validation-name="val21"/>
          <table:table-cell table:style-name="ce201"/>
          <table:table-cell table:formula="of:=IF([.E84]&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85]);ISBLANK([.C85]));&quot;&quot;;([.C85]-[.B85])*24*60-[.D85])">
            <text:p/>
          </table:table-cell>
          <table:table-cell table:style-name="ce344" table:content-validation-name="val20"/>
          <table:table-cell table:style-name="ce227" table:content-validation-name="val21"/>
          <table:table-cell table:style-name="ce201"/>
          <table:table-cell table:formula="of:=IF([.E85]&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86]);ISBLANK([.C86]));&quot;&quot;;([.C86]-[.B86])*24*60-[.D86])">
            <text:p/>
          </table:table-cell>
          <table:table-cell table:style-name="ce344" table:content-validation-name="val20"/>
          <table:table-cell table:style-name="ce227" table:content-validation-name="val21"/>
          <table:table-cell table:style-name="ce201"/>
          <table:table-cell table:formula="of:=IF([.E86]&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87]);ISBLANK([.C87]));&quot;&quot;;([.C87]-[.B87])*24*60-[.D87])">
            <text:p/>
          </table:table-cell>
          <table:table-cell table:style-name="ce344" table:content-validation-name="val20"/>
          <table:table-cell table:style-name="ce227" table:content-validation-name="val21"/>
          <table:table-cell table:style-name="ce201"/>
          <table:table-cell table:formula="of:=IF([.E87]&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88]);ISBLANK([.C88]));&quot;&quot;;([.C88]-[.B88])*24*60-[.D88])">
            <text:p/>
          </table:table-cell>
          <table:table-cell table:style-name="ce344" table:content-validation-name="val20"/>
          <table:table-cell table:style-name="ce227" table:content-validation-name="val21"/>
          <table:table-cell table:style-name="ce201"/>
          <table:table-cell table:formula="of:=IF([.E88]&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89]);ISBLANK([.C89]));&quot;&quot;;([.C89]-[.B89])*24*60-[.D89])">
            <text:p/>
          </table:table-cell>
          <table:table-cell table:style-name="ce344" table:content-validation-name="val20"/>
          <table:table-cell table:style-name="ce227" table:content-validation-name="val21"/>
          <table:table-cell table:style-name="ce201"/>
          <table:table-cell table:formula="of:=IF([.E89]&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90]);ISBLANK([.C90]));&quot;&quot;;([.C90]-[.B90])*24*60-[.D90])">
            <text:p/>
          </table:table-cell>
          <table:table-cell table:style-name="ce344" table:content-validation-name="val20"/>
          <table:table-cell table:style-name="ce227" table:content-validation-name="val21"/>
          <table:table-cell table:style-name="ce201"/>
          <table:table-cell table:formula="of:=IF([.E90]&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91]);ISBLANK([.C91]));&quot;&quot;;([.C91]-[.B91])*24*60-[.D91])">
            <text:p/>
          </table:table-cell>
          <table:table-cell table:style-name="ce344" table:content-validation-name="val20"/>
          <table:table-cell table:style-name="ce227" table:content-validation-name="val21"/>
          <table:table-cell table:style-name="ce201"/>
          <table:table-cell table:formula="of:=IF([.E91]&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92]);ISBLANK([.C92]));&quot;&quot;;([.C92]-[.B92])*24*60-[.D92])">
            <text:p/>
          </table:table-cell>
          <table:table-cell table:style-name="ce344" table:content-validation-name="val20"/>
          <table:table-cell table:style-name="ce227" table:content-validation-name="val21"/>
          <table:table-cell table:style-name="ce201"/>
          <table:table-cell table:formula="of:=IF([.E92]&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93]);ISBLANK([.C93]));&quot;&quot;;([.C93]-[.B93])*24*60-[.D93])">
            <text:p/>
          </table:table-cell>
          <table:table-cell table:style-name="ce344" table:content-validation-name="val20"/>
          <table:table-cell table:style-name="ce227" table:content-validation-name="val21"/>
          <table:table-cell table:style-name="ce201"/>
          <table:table-cell table:formula="of:=IF([.E93]&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94]);ISBLANK([.C94]));&quot;&quot;;([.C94]-[.B94])*24*60-[.D94])">
            <text:p/>
          </table:table-cell>
          <table:table-cell table:style-name="ce344" table:content-validation-name="val20"/>
          <table:table-cell table:style-name="ce227" table:content-validation-name="val21"/>
          <table:table-cell table:style-name="ce201"/>
          <table:table-cell table:formula="of:=IF([.E94]&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95]);ISBLANK([.C95]));&quot;&quot;;([.C95]-[.B95])*24*60-[.D95])">
            <text:p/>
          </table:table-cell>
          <table:table-cell table:style-name="ce344" table:content-validation-name="val20"/>
          <table:table-cell table:style-name="ce227" table:content-validation-name="val21"/>
          <table:table-cell table:style-name="ce201"/>
          <table:table-cell table:formula="of:=IF([.E95]&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96]);ISBLANK([.C96]));&quot;&quot;;([.C96]-[.B96])*24*60-[.D96])">
            <text:p/>
          </table:table-cell>
          <table:table-cell table:style-name="ce344" table:content-validation-name="val20"/>
          <table:table-cell table:style-name="ce227" table:content-validation-name="val21"/>
          <table:table-cell table:style-name="ce201"/>
          <table:table-cell table:formula="of:=IF([.E96]&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97]);ISBLANK([.C97]));&quot;&quot;;([.C97]-[.B97])*24*60-[.D97])">
            <text:p/>
          </table:table-cell>
          <table:table-cell table:style-name="ce344" table:content-validation-name="val20"/>
          <table:table-cell table:style-name="ce227" table:content-validation-name="val21"/>
          <table:table-cell table:style-name="ce201"/>
          <table:table-cell table:formula="of:=IF([.E97]&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98]);ISBLANK([.C98]));&quot;&quot;;([.C98]-[.B98])*24*60-[.D98])">
            <text:p/>
          </table:table-cell>
          <table:table-cell table:style-name="ce344" table:content-validation-name="val20"/>
          <table:table-cell table:style-name="ce227" table:content-validation-name="val21"/>
          <table:table-cell table:style-name="ce201"/>
          <table:table-cell table:formula="of:=IF([.E98]&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99]);ISBLANK([.C99]));&quot;&quot;;([.C99]-[.B99])*24*60-[.D99])">
            <text:p/>
          </table:table-cell>
          <table:table-cell table:style-name="ce344" table:content-validation-name="val20"/>
          <table:table-cell table:style-name="ce227" table:content-validation-name="val21"/>
          <table:table-cell table:style-name="ce201"/>
          <table:table-cell table:formula="of:=IF([.E99]&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00]);ISBLANK([.C100]));&quot;&quot;;([.C100]-[.B100])*24*60-[.D100])">
            <text:p/>
          </table:table-cell>
          <table:table-cell table:style-name="ce344" table:content-validation-name="val20"/>
          <table:table-cell table:style-name="ce227" table:content-validation-name="val21"/>
          <table:table-cell table:style-name="ce201"/>
          <table:table-cell table:formula="of:=IF([.E100]&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01]);ISBLANK([.C101]));&quot;&quot;;([.C101]-[.B101])*24*60-[.D101])">
            <text:p/>
          </table:table-cell>
          <table:table-cell table:style-name="ce344" table:content-validation-name="val20"/>
          <table:table-cell table:style-name="ce227" table:content-validation-name="val21"/>
          <table:table-cell table:style-name="ce201"/>
          <table:table-cell table:formula="of:=IF([.E101]&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02]);ISBLANK([.C102]));&quot;&quot;;([.C102]-[.B102])*24*60-[.D102])">
            <text:p/>
          </table:table-cell>
          <table:table-cell table:style-name="ce344" table:content-validation-name="val20"/>
          <table:table-cell table:style-name="ce227" table:content-validation-name="val21"/>
          <table:table-cell table:style-name="ce201"/>
          <table:table-cell table:formula="of:=IF([.E102]&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03]);ISBLANK([.C103]));&quot;&quot;;([.C103]-[.B103])*24*60-[.D103])">
            <text:p/>
          </table:table-cell>
          <table:table-cell table:style-name="ce344" table:content-validation-name="val20"/>
          <table:table-cell table:style-name="ce227" table:content-validation-name="val21"/>
          <table:table-cell table:style-name="ce201"/>
          <table:table-cell table:formula="of:=IF([.E103]&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04]);ISBLANK([.C104]));&quot;&quot;;([.C104]-[.B104])*24*60-[.D104])">
            <text:p/>
          </table:table-cell>
          <table:table-cell table:style-name="ce344" table:content-validation-name="val20"/>
          <table:table-cell table:style-name="ce227" table:content-validation-name="val21"/>
          <table:table-cell table:style-name="ce201"/>
          <table:table-cell table:formula="of:=IF([.E104]&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05]);ISBLANK([.C105]));&quot;&quot;;([.C105]-[.B105])*24*60-[.D105])">
            <text:p/>
          </table:table-cell>
          <table:table-cell table:style-name="ce344" table:content-validation-name="val20"/>
          <table:table-cell table:style-name="ce227" table:content-validation-name="val21"/>
          <table:table-cell table:style-name="ce201"/>
          <table:table-cell table:formula="of:=IF([.E105]&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06]);ISBLANK([.C106]));&quot;&quot;;([.C106]-[.B106])*24*60-[.D106])">
            <text:p/>
          </table:table-cell>
          <table:table-cell table:style-name="ce344" table:content-validation-name="val20"/>
          <table:table-cell table:style-name="ce227" table:content-validation-name="val21"/>
          <table:table-cell table:style-name="ce201"/>
          <table:table-cell table:formula="of:=IF([.E106]&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07]);ISBLANK([.C107]));&quot;&quot;;([.C107]-[.B107])*24*60-[.D107])">
            <text:p/>
          </table:table-cell>
          <table:table-cell table:style-name="ce344" table:content-validation-name="val20"/>
          <table:table-cell table:style-name="ce227" table:content-validation-name="val21"/>
          <table:table-cell table:style-name="ce201"/>
          <table:table-cell table:formula="of:=IF([.E107]&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08]);ISBLANK([.C108]));&quot;&quot;;([.C108]-[.B108])*24*60-[.D108])">
            <text:p/>
          </table:table-cell>
          <table:table-cell table:style-name="ce344" table:content-validation-name="val20"/>
          <table:table-cell table:style-name="ce227" table:content-validation-name="val21"/>
          <table:table-cell table:style-name="ce201"/>
          <table:table-cell table:formula="of:=IF([.E108]&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09]);ISBLANK([.C109]));&quot;&quot;;([.C109]-[.B109])*24*60-[.D109])">
            <text:p/>
          </table:table-cell>
          <table:table-cell table:style-name="ce344" table:content-validation-name="val20"/>
          <table:table-cell table:style-name="ce227" table:content-validation-name="val21"/>
          <table:table-cell table:style-name="ce201"/>
          <table:table-cell table:formula="of:=IF([.E109]&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10]);ISBLANK([.C110]));&quot;&quot;;([.C110]-[.B110])*24*60-[.D110])">
            <text:p/>
          </table:table-cell>
          <table:table-cell table:style-name="ce344" table:content-validation-name="val20"/>
          <table:table-cell table:style-name="ce227" table:content-validation-name="val21"/>
          <table:table-cell table:style-name="ce201"/>
          <table:table-cell table:formula="of:=IF([.E110]&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11]);ISBLANK([.C111]));&quot;&quot;;([.C111]-[.B111])*24*60-[.D111])">
            <text:p/>
          </table:table-cell>
          <table:table-cell table:style-name="ce344" table:content-validation-name="val20"/>
          <table:table-cell table:style-name="ce227" table:content-validation-name="val21"/>
          <table:table-cell table:style-name="ce201"/>
          <table:table-cell table:formula="of:=IF([.E111]&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12]);ISBLANK([.C112]));&quot;&quot;;([.C112]-[.B112])*24*60-[.D112])">
            <text:p/>
          </table:table-cell>
          <table:table-cell table:style-name="ce344" table:content-validation-name="val20"/>
          <table:table-cell table:style-name="ce227" table:content-validation-name="val21"/>
          <table:table-cell table:style-name="ce201"/>
          <table:table-cell table:formula="of:=IF([.E112]&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13]);ISBLANK([.C113]));&quot;&quot;;([.C113]-[.B113])*24*60-[.D113])">
            <text:p/>
          </table:table-cell>
          <table:table-cell table:style-name="ce344" table:content-validation-name="val20"/>
          <table:table-cell table:style-name="ce227" table:content-validation-name="val21"/>
          <table:table-cell table:style-name="ce201"/>
          <table:table-cell table:formula="of:=IF([.E113]&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14]);ISBLANK([.C114]));&quot;&quot;;([.C114]-[.B114])*24*60-[.D114])">
            <text:p/>
          </table:table-cell>
          <table:table-cell table:style-name="ce344" table:content-validation-name="val20"/>
          <table:table-cell table:style-name="ce227" table:content-validation-name="val21"/>
          <table:table-cell table:style-name="ce201"/>
          <table:table-cell table:formula="of:=IF([.E114]&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15]);ISBLANK([.C115]));&quot;&quot;;([.C115]-[.B115])*24*60-[.D115])">
            <text:p/>
          </table:table-cell>
          <table:table-cell table:style-name="ce344" table:content-validation-name="val20"/>
          <table:table-cell table:style-name="ce227" table:content-validation-name="val21"/>
          <table:table-cell table:style-name="ce201"/>
          <table:table-cell table:formula="of:=IF([.E115]&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16]);ISBLANK([.C116]));&quot;&quot;;([.C116]-[.B116])*24*60-[.D116])">
            <text:p/>
          </table:table-cell>
          <table:table-cell table:style-name="ce344" table:content-validation-name="val20"/>
          <table:table-cell table:style-name="ce227" table:content-validation-name="val21"/>
          <table:table-cell table:style-name="ce201"/>
          <table:table-cell table:formula="of:=IF([.E116]&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17]);ISBLANK([.C117]));&quot;&quot;;([.C117]-[.B117])*24*60-[.D117])">
            <text:p/>
          </table:table-cell>
          <table:table-cell table:style-name="ce344" table:content-validation-name="val20"/>
          <table:table-cell table:style-name="ce227" table:content-validation-name="val21"/>
          <table:table-cell table:style-name="ce201"/>
          <table:table-cell table:formula="of:=IF([.E117]&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18]);ISBLANK([.C118]));&quot;&quot;;([.C118]-[.B118])*24*60-[.D118])">
            <text:p/>
          </table:table-cell>
          <table:table-cell table:style-name="ce344" table:content-validation-name="val20"/>
          <table:table-cell table:style-name="ce227" table:content-validation-name="val21"/>
          <table:table-cell table:style-name="ce201"/>
          <table:table-cell table:formula="of:=IF([.E118]&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19]);ISBLANK([.C119]));&quot;&quot;;([.C119]-[.B119])*24*60-[.D119])">
            <text:p/>
          </table:table-cell>
          <table:table-cell table:style-name="ce344" table:content-validation-name="val20"/>
          <table:table-cell table:style-name="ce227" table:content-validation-name="val21"/>
          <table:table-cell table:style-name="ce201"/>
          <table:table-cell table:formula="of:=IF([.E119]&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20]);ISBLANK([.C120]));&quot;&quot;;([.C120]-[.B120])*24*60-[.D120])">
            <text:p/>
          </table:table-cell>
          <table:table-cell table:style-name="ce344" table:content-validation-name="val20"/>
          <table:table-cell table:style-name="ce227" table:content-validation-name="val21"/>
          <table:table-cell table:style-name="ce201"/>
          <table:table-cell table:formula="of:=IF([.E120]&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21]);ISBLANK([.C121]));&quot;&quot;;([.C121]-[.B121])*24*60-[.D121])">
            <text:p/>
          </table:table-cell>
          <table:table-cell table:style-name="ce344" table:content-validation-name="val20"/>
          <table:table-cell table:style-name="ce227" table:content-validation-name="val21"/>
          <table:table-cell table:style-name="ce201"/>
          <table:table-cell table:formula="of:=IF([.E121]&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22]);ISBLANK([.C122]));&quot;&quot;;([.C122]-[.B122])*24*60-[.D122])">
            <text:p/>
          </table:table-cell>
          <table:table-cell table:style-name="ce344" table:content-validation-name="val20"/>
          <table:table-cell table:style-name="ce227" table:content-validation-name="val21"/>
          <table:table-cell table:style-name="ce201"/>
          <table:table-cell table:formula="of:=IF([.E122]&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23]);ISBLANK([.C123]));&quot;&quot;;([.C123]-[.B123])*24*60-[.D123])">
            <text:p/>
          </table:table-cell>
          <table:table-cell table:style-name="ce344" table:content-validation-name="val20"/>
          <table:table-cell table:style-name="ce227" table:content-validation-name="val21"/>
          <table:table-cell table:style-name="ce201"/>
          <table:table-cell table:formula="of:=IF([.E123]&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24]);ISBLANK([.C124]));&quot;&quot;;([.C124]-[.B124])*24*60-[.D124])">
            <text:p/>
          </table:table-cell>
          <table:table-cell table:style-name="ce344" table:content-validation-name="val20"/>
          <table:table-cell table:style-name="ce227" table:content-validation-name="val21"/>
          <table:table-cell table:style-name="ce201"/>
          <table:table-cell table:formula="of:=IF([.E124]&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25]);ISBLANK([.C125]));&quot;&quot;;([.C125]-[.B125])*24*60-[.D125])">
            <text:p/>
          </table:table-cell>
          <table:table-cell table:style-name="ce344" table:content-validation-name="val20"/>
          <table:table-cell table:style-name="ce227" table:content-validation-name="val21"/>
          <table:table-cell table:style-name="ce201"/>
          <table:table-cell table:formula="of:=IF([.E125]&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26]);ISBLANK([.C126]));&quot;&quot;;([.C126]-[.B126])*24*60-[.D126])">
            <text:p/>
          </table:table-cell>
          <table:table-cell table:style-name="ce344" table:content-validation-name="val20"/>
          <table:table-cell table:style-name="ce227" table:content-validation-name="val21"/>
          <table:table-cell table:style-name="ce201"/>
          <table:table-cell table:formula="of:=IF([.E126]&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27]);ISBLANK([.C127]));&quot;&quot;;([.C127]-[.B127])*24*60-[.D127])">
            <text:p/>
          </table:table-cell>
          <table:table-cell table:style-name="ce344" table:content-validation-name="val20"/>
          <table:table-cell table:style-name="ce227" table:content-validation-name="val21"/>
          <table:table-cell table:style-name="ce201"/>
          <table:table-cell table:formula="of:=IF([.E127]&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28]);ISBLANK([.C128]));&quot;&quot;;([.C128]-[.B128])*24*60-[.D128])">
            <text:p/>
          </table:table-cell>
          <table:table-cell table:style-name="ce344" table:content-validation-name="val20"/>
          <table:table-cell table:style-name="ce227" table:content-validation-name="val21"/>
          <table:table-cell table:style-name="ce201"/>
          <table:table-cell table:formula="of:=IF([.E128]&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29]);ISBLANK([.C129]));&quot;&quot;;([.C129]-[.B129])*24*60-[.D129])">
            <text:p/>
          </table:table-cell>
          <table:table-cell table:style-name="ce344" table:content-validation-name="val20"/>
          <table:table-cell table:style-name="ce227" table:content-validation-name="val21"/>
          <table:table-cell table:style-name="ce201"/>
          <table:table-cell table:formula="of:=IF([.E129]&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30]);ISBLANK([.C130]));&quot;&quot;;([.C130]-[.B130])*24*60-[.D130])">
            <text:p/>
          </table:table-cell>
          <table:table-cell table:style-name="ce344" table:content-validation-name="val20"/>
          <table:table-cell table:style-name="ce227" table:content-validation-name="val21"/>
          <table:table-cell table:style-name="ce201"/>
          <table:table-cell table:formula="of:=IF([.E130]&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31]);ISBLANK([.C131]));&quot;&quot;;([.C131]-[.B131])*24*60-[.D131])">
            <text:p/>
          </table:table-cell>
          <table:table-cell table:style-name="ce344" table:content-validation-name="val20"/>
          <table:table-cell table:style-name="ce227" table:content-validation-name="val21"/>
          <table:table-cell table:style-name="ce201"/>
          <table:table-cell table:formula="of:=IF([.E131]&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32]);ISBLANK([.C132]));&quot;&quot;;([.C132]-[.B132])*24*60-[.D132])">
            <text:p/>
          </table:table-cell>
          <table:table-cell table:style-name="ce344" table:content-validation-name="val20"/>
          <table:table-cell table:style-name="ce227" table:content-validation-name="val21"/>
          <table:table-cell table:style-name="ce201"/>
          <table:table-cell table:formula="of:=IF([.E132]&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33]);ISBLANK([.C133]));&quot;&quot;;([.C133]-[.B133])*24*60-[.D133])">
            <text:p/>
          </table:table-cell>
          <table:table-cell table:style-name="ce344" table:content-validation-name="val20"/>
          <table:table-cell table:style-name="ce227" table:content-validation-name="val21"/>
          <table:table-cell table:style-name="ce201"/>
          <table:table-cell table:formula="of:=IF([.E133]&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34]);ISBLANK([.C134]));&quot;&quot;;([.C134]-[.B134])*24*60-[.D134])">
            <text:p/>
          </table:table-cell>
          <table:table-cell table:style-name="ce344" table:content-validation-name="val20"/>
          <table:table-cell table:style-name="ce227" table:content-validation-name="val21"/>
          <table:table-cell table:style-name="ce201"/>
          <table:table-cell table:formula="of:=IF([.E134]&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35]);ISBLANK([.C135]));&quot;&quot;;([.C135]-[.B135])*24*60-[.D135])">
            <text:p/>
          </table:table-cell>
          <table:table-cell table:style-name="ce344" table:content-validation-name="val20"/>
          <table:table-cell table:style-name="ce227" table:content-validation-name="val21"/>
          <table:table-cell table:style-name="ce201"/>
          <table:table-cell table:formula="of:=IF([.E135]&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36]);ISBLANK([.C136]));&quot;&quot;;([.C136]-[.B136])*24*60-[.D136])">
            <text:p/>
          </table:table-cell>
          <table:table-cell table:style-name="ce344" table:content-validation-name="val20"/>
          <table:table-cell table:style-name="ce227" table:content-validation-name="val21"/>
          <table:table-cell table:style-name="ce201"/>
          <table:table-cell table:formula="of:=IF([.E136]&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37]);ISBLANK([.C137]));&quot;&quot;;([.C137]-[.B137])*24*60-[.D137])">
            <text:p/>
          </table:table-cell>
          <table:table-cell table:style-name="ce344" table:content-validation-name="val20"/>
          <table:table-cell table:style-name="ce227" table:content-validation-name="val21"/>
          <table:table-cell table:style-name="ce201"/>
          <table:table-cell table:formula="of:=IF([.E137]&lt;0;&quot;&lt;-- Invalid stop time&quot;;&quot;&quot;)">
            <text:p/>
          </table:table-cell>
          <table:table-cell table:number-columns-repeated="1015"/>
        </table:table-row>
        <table:table-row table:style-name="ro2" table:number-rows-repeated="1048438">
          <table:table-cell table:number-columns-repeated="1024"/>
        </table:table-row>
        <table:table-row table:style-name="ro2">
          <table:table-cell table:number-columns-repeated="1024"/>
        </table:table-row>
        <table:named-expressions>
          <table:named-expression table:name="DefectLog4A" table:base-cell-address="$Description.$A$1" table:expression="$'time log'.$#ref!$#REF!"/>
          <table:named-expression table:name="FunctionalSpecification6A" table:base-cell-address="$Description.$A$1" table:expression="$'time log'.$#ref!$#REF!"/>
          <table:named-expression table:name="HistoricalData4A" table:base-cell-address="$Description.$A$1" table:expression="$'time log'.$#ref!$#REF!"/>
          <table:named-expression table:name="InstructorAssessment4A" table:base-cell-address="$Description.$A$1" table:expression="$'time log'.$#ref!$#REF!"/>
          <table:named-expression table:name="LessonLearned4A" table:base-cell-address="$Description.$A$1" table:expression="$'time log'.$#ref!$#REF!"/>
          <table:named-expression table:name="OperationalSpecification6A" table:base-cell-address="$Description.$A$1" table:expression="$'time log'.$#ref!$#REF!"/>
          <table:named-expression table:name="ProjectPlanSummary4A" table:base-cell-address="$Description.$A$1" table:expression="$'time log'.$#ref!$#REF!"/>
          <table:named-expression table:name="Schedule6A" table:base-cell-address="$Description.$A$1" table:expression="$'time log'.$#ref!$#REF!"/>
          <table:named-expression table:name="SizeEstimate4A" table:base-cell-address="$Description.$A$1" table:expression="$'time log'.$#ref!$#REF!"/>
          <table:named-expression table:name="SourceCode4A" table:base-cell-address="$Description.$A$1" table:expression="$'time log'.$#ref!$#REF!"/>
          <table:named-expression table:name="TaskPlan6A" table:base-cell-address="$Description.$A$1" table:expression="$'time log'.$#ref!$#REF!"/>
          <table:named-expression table:name="TestReport4A" table:base-cell-address="$Description.$A$1" table:expression="$'time log'.$#ref!$#REF!"/>
          <table:named-range table:name="TimeLog4A" table:base-cell-address="$Description.$A$1" table:cell-range-address="$'Time Log'.$A$45"/>
          <table:named-expression table:name="toc6A" table:base-cell-address="$Description.$A$1" table:expression="$'time log'.$#ref!$#REF!"/>
        </table:named-expressions>
      </table:table>
      <table:table table:name="Source" table:style-name="ta18">
        <table:table-column table:style-name="co23" table:number-columns-repeated="5" table:default-cell-style-name="ce357"/>
        <table:table-column table:style-name="co15" table:default-cell-style-name="ce357"/>
        <table:table-column table:style-name="co23" table:number-columns-repeated="2" table:default-cell-style-name="ce357"/>
        <table:table-column table:style-name="co36" table:number-columns-repeated="249" table:default-cell-style-name="ce357"/>
        <table:table-column table:style-name="co36" table:number-columns-repeated="767" table:default-cell-style-name="Default"/>
        <table:table-row table:style-name="ro1">
          <table:table-cell table:style-name="ce109" office:value-type="string" calcext:value-type="string" table:number-columns-spanned="3" table:number-rows-spanned="1">
            <text:p>Source Code</text:p>
          </table:table-cell>
          <table:covered-table-cell table:number-columns-repeated="2" table:style-name="ce109"/>
          <table:table-cell table:style-name="ce55" table:number-columns-repeated="1021"/>
        </table:table-row>
        <table:table-row table:style-name="ro34">
          <table:table-cell table:style-name="ce355" office:value-type="string" calcext:value-type="string" table:number-columns-spanned="8" table:number-rows-spanned="1">
            <text:p>Paste production source code here. <text:s/>(1) copy your code to the clipboard, (2) click on the "PASTE ME" cell (not the entire row), (3) paste. <text:s/>Do not paste test code.</text:p>
          </table:table-cell>
          <table:covered-table-cell table:number-columns-repeated="7" table:style-name="ce355"/>
          <table:table-cell table:style-name="ce55" table:number-columns-repeated="1016"/>
        </table:table-row>
        <table:table-row table:style-name="ro2">
          <table:table-cell table:style-name="ce356" office:value-type="string" calcext:value-type="string">
            <text:p>PASTE ME</text:p>
          </table:table-cell>
          <table:table-cell table:number-columns-repeated="1023"/>
        </table:table-row>
        <table:table-row table:style-name="ro2" table:number-rows-repeated="1048572">
          <table:table-cell table:number-columns-repeated="1024"/>
        </table:table-row>
        <table:table-row table:style-name="ro2">
          <table:table-cell table:number-columns-repeated="1024"/>
        </table:table-row>
        <table:named-expressions>
          <table:named-expression table:name="DefectLog4A" table:base-cell-address="$Description.$A$1" table:expression="$source.$#REF!$#REF!"/>
          <table:named-expression table:name="FunctionalSpecification6A" table:base-cell-address="$Description.$A$1" table:expression="$source.$#REF!$#REF!"/>
          <table:named-expression table:name="HistoricalData4A" table:base-cell-address="$Description.$A$1" table:expression="$source.$#REF!$#REF!"/>
          <table:named-expression table:name="InstructorAssessment4A" table:base-cell-address="$Description.$A$1" table:expression="$source.$#REF!$#REF!"/>
          <table:named-expression table:name="LessonLearned4A" table:base-cell-address="$Description.$A$1" table:expression="$source.$#REF!$#REF!"/>
          <table:named-expression table:name="OperationalSpecification6A" table:base-cell-address="$Description.$A$1" table:expression="$source.$#REF!$#REF!"/>
          <table:named-expression table:name="ProjectPlanSummary4A" table:base-cell-address="$Description.$A$1" table:expression="$source.$#REF!$#REF!"/>
          <table:named-expression table:name="Schedule6A" table:base-cell-address="$Description.$A$1" table:expression="$source.$#REF!$#REF!"/>
          <table:named-expression table:name="SizeEstimate4A" table:base-cell-address="$Description.$A$1" table:expression="$source.$#REF!$#REF!"/>
          <table:named-range table:name="SourceCode4A" table:base-cell-address="$Description.$A$1" table:cell-range-address="$Source.$A$1"/>
          <table:named-expression table:name="TaskPlan6A" table:base-cell-address="$Description.$A$1" table:expression="$source.$#REF!$#REF!"/>
          <table:named-expression table:name="TestReport4A" table:base-cell-address="$Description.$A$1" table:expression="$source.$#REF!$#REF!"/>
          <table:named-expression table:name="TimeLog4A" table:base-cell-address="$Description.$A$1" table:expression="$source.$#REF!$#REF!"/>
          <table:named-expression table:name="toc6A" table:base-cell-address="$Description.$A$1" table:expression="$source.$#REF!$#REF!"/>
        </table:named-expressions>
      </table:table>
      <table:table table:name="Constants" table:style-name="ta19" table:protected="true">
        <loext:table-protection loext:select-protected-cells="true" loext:select-unprotected-cells="true"/>
        <table:table-column table:style-name="co65" table:default-cell-style-name="ce6"/>
        <table:table-column table:style-name="co3" table:default-cell-style-name="ce6"/>
        <table:table-column table:style-name="co29" table:default-cell-style-name="Default"/>
        <table:table-column table:style-name="co66" table:default-cell-style-name="ce6"/>
        <table:table-column table:style-name="co67" table:default-cell-style-name="ce6"/>
        <table:table-column table:style-name="co68" table:default-cell-style-name="ce6"/>
        <table:table-column table:style-name="co29" table:number-columns-repeated="1018" table:default-cell-style-name="Default"/>
        <table:table-row table:style-name="ro1">
          <table:table-cell table:style-name="ce358" office:value-type="string" calcext:value-type="string">
            <text:p>Constants</text:p>
          </table:table-cell>
          <table:table-cell table:style-name="ce358" office:value-type="string" calcext:value-type="string">
            <text:p><text:s/></text:p>
          </table:table-cell>
          <table:table-cell table:number-columns-repeated="3" table:style-name="ce135" office:value-type="string" calcext:value-type="string">
            <text:p><text:s/></text:p>
          </table:table-cell>
          <table:table-cell table:style-name="ce44" table:formula="of:=[$Description.B3]" office:value-type="string" office:string-value="Assignment 2" calcext:value-type="string">
            <text:p>Assignment 2</text:p>
          </table:table-cell>
          <table:table-cell table:number-columns-repeated="3" table:style-name="ce44" office:value-type="string" calcext:value-type="string">
            <text:p><text:s/></text:p>
          </table:table-cell>
          <table:table-cell table:style-name="ce55" table:number-columns-repeated="1015"/>
        </table:table-row>
        <table:table-row table:style-name="ro2">
          <table:table-cell table:style-name="ce135" office:value-type="string" calcext:value-type="string">
            <text:p>Start date:</text:p>
          </table:table-cell>
          <table:table-cell table:style-name="ce361" office:value-type="date" office:date-value="2000-01-01" calcext:value-type="date">
            <text:p>1/1/2000</text:p>
          </table:table-cell>
          <table:table-cell table:style-name="ce135" office:value-type="string" calcext:value-type="string">
            <text:p><text:s/></text:p>
          </table:table-cell>
          <table:table-cell table:style-name="ce135" office:value-type="string" calcext:value-type="string">
            <text:p>Grades:</text:p>
          </table:table-cell>
          <table:table-cell table:style-name="ce135" office:value-type="string" calcext:value-type="string">
            <text:p>AA</text:p>
          </table:table-cell>
          <table:table-cell table:style-name="ce367" office:value-type="percentage" office:value="1" calcext:value-type="percentage">
            <text:p>100%</text:p>
          </table:table-cell>
          <table:table-cell table:style-name="ce44" table:number-columns-repeated="2"/>
          <table:table-cell table:style-name="ce55" table:number-columns-repeated="1016"/>
        </table:table-row>
        <table:table-row table:style-name="ro2">
          <table:table-cell table:style-name="ce135" office:value-type="string" calcext:value-type="string">
            <text:p>End date:</text:p>
          </table:table-cell>
          <table:table-cell table:style-name="ce361" office:value-type="date" office:date-value="2100-01-01" calcext:value-type="date">
            <text:p>1/1/2100</text:p>
          </table:table-cell>
          <table:table-cell table:number-columns-repeated="2" table:style-name="ce135" office:value-type="string" calcext:value-type="string">
            <text:p><text:s/></text:p>
          </table:table-cell>
          <table:table-cell table:style-name="ce135" office:value-type="string" calcext:value-type="string">
            <text:p>A</text:p>
          </table:table-cell>
          <table:table-cell table:style-name="ce367" office:value-type="percentage" office:value="0.95" calcext:value-type="percentage">
            <text:p>95%</text:p>
          </table:table-cell>
          <table:table-cell table:style-name="ce44" table:number-columns-repeated="2"/>
          <table:table-cell table:style-name="ce55" table:number-columns-repeated="1016"/>
        </table:table-row>
        <table:table-row table:style-name="ro2">
          <table:table-cell table:style-name="ce135" office:value-type="string" calcext:value-type="string">
            <text:p>Phases:</text:p>
          </table:table-cell>
          <table:table-cell table:style-name="ce135" office:value-type="string" calcext:value-type="string">
            <text:p>Analysis</text:p>
          </table:table-cell>
          <table:table-cell table:number-columns-repeated="2" table:style-name="ce135" office:value-type="string" calcext:value-type="string">
            <text:p><text:s/></text:p>
          </table:table-cell>
          <table:table-cell table:style-name="ce135" office:value-type="string" calcext:value-type="string">
            <text:p>AB</text:p>
          </table:table-cell>
          <table:table-cell table:style-name="ce367" office:value-type="percentage" office:value="0.9" calcext:value-type="percentage">
            <text:p>90%</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Architecture</text:p>
          </table:table-cell>
          <table:table-cell table:number-columns-repeated="2" table:style-name="ce135" office:value-type="string" calcext:value-type="string">
            <text:p><text:s/></text:p>
          </table:table-cell>
          <table:table-cell table:style-name="ce135" office:value-type="string" calcext:value-type="string">
            <text:p>B</text:p>
          </table:table-cell>
          <table:table-cell table:style-name="ce367" office:value-type="percentage" office:value="0.85" calcext:value-type="percentage">
            <text:p>85%</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Project planning</text:p>
          </table:table-cell>
          <table:table-cell table:number-columns-repeated="2" table:style-name="ce135" office:value-type="string" calcext:value-type="string">
            <text:p><text:s/></text:p>
          </table:table-cell>
          <table:table-cell table:style-name="ce135" office:value-type="string" calcext:value-type="string">
            <text:p>BC</text:p>
          </table:table-cell>
          <table:table-cell table:style-name="ce367" office:value-type="percentage" office:value="0.8" calcext:value-type="percentage">
            <text:p>80%</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Interation planning</text:p>
          </table:table-cell>
          <table:table-cell table:number-columns-repeated="2" table:style-name="ce135" office:value-type="string" calcext:value-type="string">
            <text:p><text:s/></text:p>
          </table:table-cell>
          <table:table-cell table:style-name="ce135" office:value-type="string" calcext:value-type="string">
            <text:p>C</text:p>
          </table:table-cell>
          <table:table-cell table:style-name="ce367" office:value-type="percentage" office:value="0.75" calcext:value-type="percentage">
            <text:p>75%</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Construction</text:p>
          </table:table-cell>
          <table:table-cell table:number-columns-repeated="2" table:style-name="ce135" office:value-type="string" calcext:value-type="string">
            <text:p><text:s/></text:p>
          </table:table-cell>
          <table:table-cell table:style-name="ce135" office:value-type="string" calcext:value-type="string">
            <text:p>CD</text:p>
          </table:table-cell>
          <table:table-cell table:style-name="ce367" office:value-type="percentage" office:value="0.7" calcext:value-type="percentage">
            <text:p>70%</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Refactoring</text:p>
          </table:table-cell>
          <table:table-cell table:number-columns-repeated="2" table:style-name="ce135" office:value-type="string" calcext:value-type="string">
            <text:p><text:s/></text:p>
          </table:table-cell>
          <table:table-cell table:style-name="ce135" office:value-type="string" calcext:value-type="string">
            <text:p>D</text:p>
          </table:table-cell>
          <table:table-cell table:style-name="ce367" office:value-type="percentage" office:value="0.65" calcext:value-type="percentage">
            <text:p>65%</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Review</text:p>
          </table:table-cell>
          <table:table-cell table:number-columns-repeated="2" table:style-name="ce135" office:value-type="string" calcext:value-type="string">
            <text:p><text:s/></text:p>
          </table:table-cell>
          <table:table-cell table:style-name="ce135" office:value-type="string" calcext:value-type="string">
            <text:p>F</text:p>
          </table:table-cell>
          <table:table-cell table:style-name="ce367" office:value-type="percentage" office:value="0.5" calcext:value-type="percentage">
            <text:p>50%</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Integration test</text:p>
          </table:table-cell>
          <table:table-cell table:number-columns-repeated="3" table:style-name="ce135" office:value-type="string" calcext:value-type="string">
            <text:p><text:s/></text:p>
          </table:table-cell>
          <table:table-cell table:style-name="ce367" office:value-type="string" calcext:value-type="string">
            <text:p><text:s/></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Repatterning</text:p>
          </table:table-cell>
          <table:table-cell table:number-columns-repeated="3" table:style-name="ce135" office:value-type="string" calcext:value-type="string">
            <text:p><text:s/></text:p>
          </table:table-cell>
          <table:table-cell table:style-name="ce44" office:value-type="string" calcext:value-type="string">
            <text:p><text:s/></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Postmortem</text:p>
          </table:table-cell>
          <table:table-cell table:number-columns-repeated="3" table:style-name="ce135" office:value-type="string" calcext:value-type="string">
            <text:p><text:s/></text:p>
          </table:table-cell>
          <table:table-cell table:style-name="ce44" office:value-type="string" calcext:value-type="string">
            <text:p><text:s/></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Sandbox</text:p>
          </table:table-cell>
          <table:table-cell table:number-columns-repeated="3" table:style-name="ce135" office:value-type="string" calcext:value-type="string">
            <text:p><text:s/></text:p>
          </table:table-cell>
          <table:table-cell table:style-name="ce367" office:value-type="string" calcext:value-type="string">
            <text:p><text:s/></text:p>
          </table:table-cell>
          <table:table-cell table:style-name="ce44" table:number-columns-repeated="2"/>
          <table:table-cell table:style-name="ce55" table:number-columns-repeated="1016"/>
        </table:table-row>
        <table:table-row table:style-name="ro2">
          <table:table-cell table:number-columns-repeated="5" table:style-name="ce135" office:value-type="string" calcext:value-type="string">
            <text:p><text:s/></text:p>
          </table:table-cell>
          <table:table-cell table:style-name="ce367" office:value-type="string" calcext:value-type="string">
            <text:p><text:s/></text:p>
          </table:table-cell>
          <table:table-cell table:style-name="ce44" table:number-columns-repeated="2"/>
          <table:table-cell table:style-name="ce55" table:number-columns-repeated="1016"/>
        </table:table-row>
        <table:table-row table:style-name="ro2">
          <table:table-cell table:number-columns-repeated="5" table:style-name="ce135" office:value-type="string" calcext:value-type="string">
            <text:p><text:s/></text:p>
          </table:table-cell>
          <table:table-cell table:style-name="ce367" office:value-type="string" calcext:value-type="string">
            <text:p><text:s/></text:p>
          </table:table-cell>
          <table:table-cell table:style-name="ce44" table:number-columns-repeated="2"/>
          <table:table-cell table:style-name="ce55" table:number-columns-repeated="1016"/>
        </table:table-row>
        <table:table-row table:style-name="ro2">
          <table:table-cell table:number-columns-repeated="5" table:style-name="ce135" office:value-type="string" calcext:value-type="string">
            <text:p><text:s/></text:p>
          </table:table-cell>
          <table:table-cell table:style-name="ce367" office:value-type="string" calcext:value-type="string">
            <text:p><text:s/></text:p>
          </table:table-cell>
          <table:table-cell table:style-name="ce44" table:number-columns-repeated="2"/>
          <table:table-cell table:style-name="ce55" table:number-columns-repeated="1016"/>
        </table:table-row>
        <table:table-row table:style-name="ro2">
          <table:table-cell table:number-columns-repeated="5" table:style-name="ce135" office:value-type="string" calcext:value-type="string">
            <text:p><text:s/></text:p>
          </table:table-cell>
          <table:table-cell table:style-name="ce367" office:value-type="string" calcext:value-type="string">
            <text:p><text:s/></text:p>
          </table:table-cell>
          <table:table-cell table:style-name="ce55" table:number-columns-repeated="1018"/>
        </table:table-row>
        <table:table-row table:style-name="ro2">
          <table:table-cell table:style-name="ce135" office:value-type="string" calcext:value-type="string">
            <text:p>Defect Types:</text:p>
          </table:table-cell>
          <table:table-cell table:style-name="ce135" office:value-type="string" calcext:value-type="string">
            <text:p>Requirements Change</text:p>
          </table:table-cell>
          <table:table-cell table:style-name="ce364" office:value-type="string" calcext:value-type="string">
            <text:p>Changes to requirements</text:p>
          </table:table-cell>
          <table:table-cell table:style-name="ce135" office:value-type="string" calcext:value-type="string">
            <text:p>Iteration</text:p>
          </table:table-cell>
          <table:table-cell table:style-name="ce135" office:value-type="string" calcext:value-type="string">
            <text:p>NA</text:p>
          </table:table-cell>
          <table:table-cell table:style-name="ce367" office:value-type="string" calcext:value-type="string">
            <text:p>did not follow </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Requirements Clarification</text:p>
          </table:table-cell>
          <table:table-cell table:style-name="ce364" office:value-type="string" calcext:value-type="string">
            <text:p>Clarifications to requirements</text:p>
          </table:table-cell>
          <table:table-cell table:style-name="ce135" office:value-type="string" calcext:value-type="string">
            <text:p><text:s/></text:p>
          </table:table-cell>
          <table:table-cell table:style-name="ce135" office:value-type="float" office:value="1" calcext:value-type="float">
            <text:p>1</text:p>
          </table:table-cell>
          <table:table-cell table:style-name="ce367" office:value-type="string" calcext:value-type="string">
            <text:p>very painful</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Product syntax</text:p>
          </table:table-cell>
          <table:table-cell table:style-name="ce364" office:value-type="string" calcext:value-type="string">
            <text:p>Syntax flaws in the deliverable product</text:p>
          </table:table-cell>
          <table:table-cell table:style-name="ce135" office:value-type="string" calcext:value-type="string">
            <text:p><text:s/></text:p>
          </table:table-cell>
          <table:table-cell table:style-name="ce135" office:value-type="float" office:value="2" calcext:value-type="float">
            <text:p>2</text:p>
          </table:table-cell>
          <table:table-cell table:style-name="ce367" office:value-type="string" calcext:value-type="string">
            <text:p>painful</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Product logic</text:p>
          </table:table-cell>
          <table:table-cell table:style-name="ce364" office:value-type="string" calcext:value-type="string">
            <text:p>Logic flaws in the deliverable product</text:p>
          </table:table-cell>
          <table:table-cell table:style-name="ce135" office:value-type="string" calcext:value-type="string">
            <text:p><text:s/></text:p>
          </table:table-cell>
          <table:table-cell table:style-name="ce135" office:value-type="float" office:value="3" calcext:value-type="float">
            <text:p>3</text:p>
          </table:table-cell>
          <table:table-cell table:style-name="ce367" office:value-type="string" calcext:value-type="string">
            <text:p>neutral</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Product interface</text:p>
          </table:table-cell>
          <table:table-cell table:style-name="ce364" office:value-type="string" calcext:value-type="string">
            <text:p>Flaws in the interface of a component of the deliverable product</text:p>
          </table:table-cell>
          <table:table-cell table:style-name="ce135" office:value-type="string" calcext:value-type="string">
            <text:p><text:s/></text:p>
          </table:table-cell>
          <table:table-cell table:style-name="ce135" office:value-type="float" office:value="4" calcext:value-type="float">
            <text:p>4</text:p>
          </table:table-cell>
          <table:table-cell table:style-name="ce367" office:value-type="string" calcext:value-type="string">
            <text:p>helpful</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Product checking</text:p>
          </table:table-cell>
          <table:table-cell table:style-name="ce364" office:value-type="string" calcext:value-type="string">
            <text:p>Flaws with boundary/type checking within a component of the deliverable product</text:p>
          </table:table-cell>
          <table:table-cell table:style-name="ce135" office:value-type="string" calcext:value-type="string">
            <text:p><text:s/></text:p>
          </table:table-cell>
          <table:table-cell table:style-name="ce135" office:value-type="float" office:value="5" calcext:value-type="float">
            <text:p>5</text:p>
          </table:table-cell>
          <table:table-cell table:style-name="ce367" office:value-type="string" calcext:value-type="string">
            <text:p>very helpful</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Test syntax</text:p>
          </table:table-cell>
          <table:table-cell table:style-name="ce364" office:value-type="string" calcext:value-type="string">
            <text:p>Syntax flaws in the test code </text:p>
          </table:table-cell>
          <table:table-cell table:style-name="ce135" office:value-type="string" calcext:value-type="string">
            <text:p><text:s/></text:p>
          </table:table-cell>
          <table:table-cell table:style-name="ce135" office:value-type="float" office:value="6" calcext:value-type="float">
            <text:p>6</text:p>
          </table:table-cell>
          <table:table-cell table:style-name="ce367" office:value-type="string" calcext:value-type="string">
            <text:p><text:s/></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Test logic</text:p>
          </table:table-cell>
          <table:table-cell table:style-name="ce364" office:value-type="string" calcext:value-type="string">
            <text:p>Logic flaws in the test code</text:p>
          </table:table-cell>
          <table:table-cell table:style-name="ce135" office:value-type="string" calcext:value-type="string">
            <text:p><text:s/></text:p>
          </table:table-cell>
          <table:table-cell table:style-name="ce135" office:value-type="float" office:value="7" calcext:value-type="float">
            <text:p>7</text:p>
          </table:table-cell>
          <table:table-cell table:style-name="ce367" office:value-type="string" calcext:value-type="string">
            <text:p><text:s/></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Test interface</text:p>
          </table:table-cell>
          <table:table-cell table:style-name="ce364" office:value-type="string" calcext:value-type="string">
            <text:p>Flaws in the interface of a component of the test code</text:p>
          </table:table-cell>
          <table:table-cell table:style-name="ce135" office:value-type="string" calcext:value-type="string">
            <text:p><text:s/></text:p>
          </table:table-cell>
          <table:table-cell table:style-name="ce135" office:value-type="float" office:value="8" calcext:value-type="float">
            <text:p>8</text:p>
          </table:table-cell>
          <table:table-cell table:style-name="ce367" office:value-type="string" calcext:value-type="string">
            <text:p><text:s/></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Test checking</text:p>
          </table:table-cell>
          <table:table-cell table:style-name="ce364" office:value-type="string" calcext:value-type="string">
            <text:p>Flaws with boundary/type checking within a component of the test code</text:p>
          </table:table-cell>
          <table:table-cell table:style-name="ce135" office:value-type="string" calcext:value-type="string">
            <text:p><text:s/></text:p>
          </table:table-cell>
          <table:table-cell table:style-name="ce135" office:value-type="float" office:value="9" calcext:value-type="float">
            <text:p>9</text:p>
          </table:table-cell>
          <table:table-cell table:style-name="ce367" office:value-type="string" calcext:value-type="string">
            <text:p><text:s/></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Bad Smell</text:p>
          </table:table-cell>
          <table:table-cell table:style-name="ce196" office:value-type="string" calcext:value-type="string">
            <text:p>Refactoring changes (please note the bad smell in the defect description)</text:p>
          </table:table-cell>
          <table:table-cell table:style-name="ce135" office:value-type="string" calcext:value-type="string">
            <text:p><text:s/></text:p>
          </table:table-cell>
          <table:table-cell table:style-name="ce135" office:value-type="float" office:value="10" calcext:value-type="float">
            <text:p>10</text:p>
          </table:table-cell>
          <table:table-cell table:style-name="ce367"/>
          <table:table-cell table:style-name="ce55" table:number-columns-repeated="1018"/>
        </table:table-row>
        <table:table-row table:style-name="ro2">
          <table:table-cell table:style-name="ce135" office:value-type="string" calcext:value-type="string">
            <text:p>Y/N:</text:p>
          </table:table-cell>
          <table:table-cell table:style-name="ce135" office:value-type="string" calcext:value-type="string">
            <text:p>Yes</text:p>
          </table:table-cell>
          <table:table-cell table:number-columns-repeated="2" table:style-name="ce135" office:value-type="string" calcext:value-type="string">
            <text:p><text:s/></text:p>
          </table:table-cell>
          <table:table-cell table:style-name="ce135" office:value-type="string" calcext:value-type="string">
            <text:p>Passed</text:p>
          </table:table-cell>
          <table:table-cell table:style-name="ce367"/>
          <table:table-cell table:style-name="ce55" table:number-columns-repeated="1018"/>
        </table:table-row>
        <table:table-row table:style-name="ro2">
          <table:table-cell table:style-name="ce135" office:value-type="string" calcext:value-type="string">
            <text:p><text:s/></text:p>
          </table:table-cell>
          <table:table-cell table:style-name="ce44" office:value-type="string" calcext:value-type="string">
            <text:p>No</text:p>
          </table:table-cell>
          <table:table-cell table:number-columns-repeated="2" table:style-name="ce135" office:value-type="string" calcext:value-type="string">
            <text:p><text:s/></text:p>
          </table:table-cell>
          <table:table-cell table:style-name="ce135" office:value-type="string" calcext:value-type="string">
            <text:p>Passed with issues</text:p>
          </table:table-cell>
          <table:table-cell table:style-name="ce368"/>
          <table:table-cell table:style-name="ce45" table:number-columns-repeated="2"/>
          <table:table-cell table:style-name="ce55"/>
          <table:table-cell table:style-name="ce56" table:number-columns-repeated="1015"/>
        </table:table-row>
        <table:table-row table:style-name="ro2">
          <table:table-cell table:style-name="ce135" office:value-type="string" calcext:value-type="string">
            <text:p>Proxy Types:</text:p>
          </table:table-cell>
          <table:table-cell table:style-name="ce135" office:value-type="string" calcext:value-type="string">
            <text:p>-</text:p>
          </table:table-cell>
          <table:table-cell table:number-columns-repeated="2" table:style-name="ce135" office:value-type="string" calcext:value-type="string">
            <text:p><text:s/></text:p>
          </table:table-cell>
          <table:table-cell table:style-name="ce135" office:value-type="string" calcext:value-type="string">
            <text:p>Failed</text:p>
          </table:table-cell>
          <table:table-cell table:style-name="ce368" office:value-type="string" calcext:value-type="string">
            <text:p><text:s/></text:p>
          </table:table-cell>
          <table:table-cell table:style-name="ce45"/>
          <table:table-cell table:style-name="ce44"/>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Calculation</text:p>
          </table:table-cell>
          <table:table-cell table:number-columns-repeated="2" table:style-name="ce135" office:value-type="string" calcext:value-type="string">
            <text:p><text:s/></text:p>
          </table:table-cell>
          <table:table-cell table:style-name="ce135" office:value-type="string" calcext:value-type="string">
            <text:p>Not tested</text:p>
          </table:table-cell>
          <table:table-cell table:style-name="ce368" office:value-type="string" calcext:value-type="string">
            <text:p><text:s/></text:p>
          </table:table-cell>
          <table:table-cell table:style-name="ce45"/>
          <table:table-cell table:style-name="ce44"/>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Data</text:p>
          </table:table-cell>
          <table:table-cell table:number-columns-repeated="2" table:style-name="ce135" office:value-type="string" calcext:value-type="string">
            <text:p><text:s/></text:p>
          </table:table-cell>
          <table:table-cell table:style-name="ce135" office:value-type="string" calcext:value-type="string">
            <text:p>Not applicable</text:p>
          </table:table-cell>
          <table:table-cell table:style-name="ce368" office:value-type="string" calcext:value-type="string">
            <text:p><text:s/></text:p>
          </table:table-cell>
          <table:table-cell table:style-name="ce45"/>
          <table:table-cell table:style-name="ce44"/>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I/O</text:p>
          </table:table-cell>
          <table:table-cell table:number-columns-repeated="3" table:style-name="ce135" office:value-type="string" calcext:value-type="string">
            <text:p><text:s/></text:p>
          </table:table-cell>
          <table:table-cell table:style-name="ce368" office:value-type="string" calcext:value-type="string">
            <text:p><text:s/></text:p>
          </table:table-cell>
          <table:table-cell table:style-name="ce45"/>
          <table:table-cell table:style-name="ce44"/>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Logic</text:p>
          </table:table-cell>
          <table:table-cell table:number-columns-repeated="3" table:style-name="ce135" office:value-type="string" calcext:value-type="string">
            <text:p><text:s/></text:p>
          </table:table-cell>
          <table:table-cell table:style-name="ce368" office:value-type="string" calcext:value-type="string">
            <text:p><text:s/></text:p>
          </table:table-cell>
          <table:table-cell table:style-name="ce45"/>
          <table:table-cell table:style-name="ce44"/>
          <table:table-cell table:style-name="ce55" table:number-columns-repeated="1016"/>
        </table:table-row>
        <table:table-row table:style-name="ro2">
          <table:table-cell table:number-columns-repeated="5" table:style-name="ce135" office:value-type="string" calcext:value-type="string">
            <text:p><text:s/></text:p>
          </table:table-cell>
          <table:table-cell table:style-name="ce368" office:value-type="string" calcext:value-type="string">
            <text:p><text:s/></text:p>
          </table:table-cell>
          <table:table-cell table:style-name="ce45"/>
          <table:table-cell table:style-name="ce44"/>
          <table:table-cell table:style-name="ce55" table:number-columns-repeated="1016"/>
        </table:table-row>
        <table:table-row table:style-name="ro2">
          <table:table-cell table:style-name="ce135" office:value-type="string" calcext:value-type="string">
            <text:p>Sizes:</text:p>
          </table:table-cell>
          <table:table-cell table:style-name="ce135" office:value-type="string" calcext:value-type="string">
            <text:p>VS</text:p>
          </table:table-cell>
          <table:table-cell table:style-name="ce135" office:value-type="string" calcext:value-type="string">
            <text:p>S</text:p>
          </table:table-cell>
          <table:table-cell table:style-name="ce135" office:value-type="string" calcext:value-type="string">
            <text:p>M</text:p>
          </table:table-cell>
          <table:table-cell table:style-name="ce135" office:value-type="string" calcext:value-type="string">
            <text:p>L</text:p>
          </table:table-cell>
          <table:table-cell table:style-name="ce368" office:value-type="string" calcext:value-type="string">
            <text:p>VL</text:p>
          </table:table-cell>
          <table:table-cell table:style-name="ce45"/>
          <table:table-cell table:style-name="ce44"/>
          <table:table-cell table:style-name="ce55" table:number-columns-repeated="1016"/>
        </table:table-row>
        <table:table-row table:style-name="ro2">
          <table:table-cell table:style-name="ce359" office:value-type="string" calcext:value-type="string">
            <text:p>upper</text:p>
          </table:table-cell>
          <table:table-cell table:style-name="ce362" table:formula="of:=[.C39]-1" office:value-type="float" office:value="-1.5" calcext:value-type="float">
            <text:p>-1.5</text:p>
          </table:table-cell>
          <table:table-cell table:style-name="ce362" table:formula="of:=[.D39]-1" office:value-type="float" office:value="-0.5" calcext:value-type="float">
            <text:p>-0.5</text:p>
          </table:table-cell>
          <table:table-cell table:style-name="ce362" table:formula="of:=[.E39]-1" office:value-type="float" office:value="0.5" calcext:value-type="float">
            <text:p>0.5</text:p>
          </table:table-cell>
          <table:table-cell table:style-name="ce362" table:formula="of:=[.F41]" office:value-type="float" office:value="1.5" calcext:value-type="float">
            <text:p>1.5</text:p>
          </table:table-cell>
          <table:table-cell table:style-name="ce369" office:value-type="float" office:value="99999" calcext:value-type="float">
            <text:p>99999.0</text:p>
          </table:table-cell>
          <table:table-cell table:style-name="ce45"/>
          <table:table-cell table:style-name="ce44"/>
          <table:table-cell table:style-name="ce55" table:number-columns-repeated="1016"/>
        </table:table-row>
        <table:table-row table:style-name="ro2">
          <table:table-cell table:style-name="ce359" office:value-type="string" calcext:value-type="string">
            <text:p>mid</text:p>
          </table:table-cell>
          <table:table-cell table:style-name="ce362" table:formula="of:=[.C40]-1" office:value-type="float" office:value="-2" calcext:value-type="float">
            <text:p>-2.0</text:p>
          </table:table-cell>
          <table:table-cell table:style-name="ce362" table:formula="of:=[.D40]-1" office:value-type="float" office:value="-1" calcext:value-type="float">
            <text:p>-1.0</text:p>
          </table:table-cell>
          <table:table-cell table:style-name="ce362" table:formula="of:=[.E40]-1" office:value-type="float" office:value="0" calcext:value-type="float">
            <text:p>0.0</text:p>
          </table:table-cell>
          <table:table-cell table:style-name="ce362" table:formula="of:=[.F40]-1" office:value-type="float" office:value="1" calcext:value-type="float">
            <text:p>1.0</text:p>
          </table:table-cell>
          <table:table-cell table:style-name="ce369" office:value-type="float" office:value="2" calcext:value-type="float">
            <text:p>2.0</text:p>
          </table:table-cell>
          <table:table-cell table:style-name="ce45"/>
          <table:table-cell table:style-name="ce44"/>
          <table:table-cell table:style-name="ce55" table:number-columns-repeated="7"/>
          <table:table-cell table:style-name="ce135" table:number-columns-repeated="3"/>
          <table:table-cell table:style-name="ce55" table:number-columns-repeated="1006"/>
        </table:table-row>
        <table:table-row table:style-name="ro2">
          <table:table-cell table:style-name="ce359" office:value-type="string" calcext:value-type="string">
            <text:p>lower</text:p>
          </table:table-cell>
          <table:table-cell table:style-name="ce362" office:value-type="float" office:value="0" calcext:value-type="float">
            <text:p>0.0</text:p>
          </table:table-cell>
          <table:table-cell table:style-name="ce362" table:formula="of:=[.D41]-1" office:value-type="float" office:value="-1.5" calcext:value-type="float">
            <text:p>-1.5</text:p>
          </table:table-cell>
          <table:table-cell table:style-name="ce362" table:formula="of:=[.E41]-1" office:value-type="float" office:value="-0.5" calcext:value-type="float">
            <text:p>-0.5</text:p>
          </table:table-cell>
          <table:table-cell table:style-name="ce362" table:formula="of:=[.F41]-1" office:value-type="float" office:value="0.5" calcext:value-type="float">
            <text:p>0.5</text:p>
          </table:table-cell>
          <table:table-cell table:style-name="ce369" table:formula="of:=[.F40]-0.5" office:value-type="float" office:value="1.5" calcext:value-type="float">
            <text:p>1.5</text:p>
          </table:table-cell>
          <table:table-cell table:style-name="ce45"/>
          <table:table-cell table:style-name="ce44"/>
          <table:table-cell table:style-name="ce55" table:number-columns-repeated="7"/>
          <table:table-cell table:style-name="ce135" table:number-columns-repeated="3"/>
          <table:table-cell table:style-name="ce55" table:number-columns-repeated="1006"/>
        </table:table-row>
        <table:table-row table:style-name="ro2">
          <table:table-cell table:style-name="ce135" office:value-type="string" calcext:value-type="string">
            <text:p><text:s/></text:p>
          </table:table-cell>
          <table:table-cell table:style-name="ce135" table:number-columns-repeated="4"/>
          <table:table-cell table:style-name="ce368" office:value-type="string" calcext:value-type="string">
            <text:p><text:s/></text:p>
          </table:table-cell>
          <table:table-cell table:style-name="ce45"/>
          <table:table-cell table:style-name="ce44"/>
          <table:table-cell table:style-name="ce55" table:number-columns-repeated="7"/>
          <table:table-cell table:style-name="ce135" table:number-columns-repeated="3"/>
          <table:table-cell table:style-name="ce55" table:number-columns-repeated="1006"/>
        </table:table-row>
        <table:table-row table:style-name="ro2">
          <table:table-cell table:number-columns-repeated="5" table:style-name="ce135" office:value-type="string" calcext:value-type="string">
            <text:p><text:s/></text:p>
          </table:table-cell>
          <table:table-cell table:style-name="ce368" office:value-type="string" calcext:value-type="string">
            <text:p><text:s/></text:p>
          </table:table-cell>
          <table:table-cell table:style-name="ce46" table:number-columns-repeated="2"/>
          <table:table-cell table:number-columns-repeated="7"/>
          <table:table-cell table:style-name="ce135" table:number-columns-repeated="3"/>
          <table:table-cell table:number-columns-repeated="1006"/>
        </table:table-row>
        <table:table-row table:style-name="ro19">
          <table:table-cell table:style-name="ce360" office:value-type="string" calcext:value-type="string">
            <text:p>&lt;-- Mandatory</text:p>
          </table:table-cell>
          <table:table-cell table:style-name="ce363" office:value-type="string" calcext:value-type="string">
            <text:p><text:s/></text:p>
          </table:table-cell>
          <table:table-cell table:style-name="ce365" office:value-type="string" calcext:value-type="string">
            <text:p>✔</text:p>
          </table:table-cell>
          <table:table-cell table:number-columns-repeated="2" table:style-name="ce366" office:value-type="string" calcext:value-type="string">
            <text:p><text:s/></text:p>
          </table:table-cell>
          <table:table-cell table:style-name="ce370" office:value-type="string" calcext:value-type="string">
            <text:p><text:s/></text:p>
          </table:table-cell>
          <table:table-cell table:style-name="ce47" table:number-columns-repeated="5"/>
          <table:table-cell table:style-name="ce54" table:number-columns-repeated="4"/>
          <table:table-cell table:style-name="ce135" table:number-columns-repeated="3"/>
          <table:table-cell table:style-name="ce54" table:number-columns-repeated="1006"/>
        </table:table-row>
        <table:table-row table:style-name="ro2">
          <table:table-cell table:number-columns-repeated="5"/>
          <table:table-cell table:style-name="ce368" office:value-type="string" calcext:value-type="string">
            <text:p><text:s/></text:p>
          </table:table-cell>
          <table:table-cell table:number-columns-repeated="1018"/>
        </table:table-row>
        <table:table-row table:style-name="ro2">
          <table:table-cell table:number-columns-repeated="5"/>
          <table:table-cell table:style-name="ce368" office:value-type="string" calcext:value-type="string">
            <text:p><text:s/></text:p>
          </table:table-cell>
          <table:table-cell table:number-columns-repeated="1018"/>
        </table:table-row>
        <table:table-row table:style-name="ro2">
          <table:table-cell table:number-columns-repeated="5"/>
          <table:table-cell table:style-name="ce368" office:value-type="string" calcext:value-type="string">
            <text:p><text:s/></text:p>
          </table:table-cell>
          <table:table-cell table:number-columns-repeated="1018"/>
        </table:table-row>
        <table:table-row table:style-name="ro2" table:number-rows-repeated="1048528">
          <table:table-cell table:number-columns-repeated="1024"/>
        </table:table-row>
        <table:table-row table:style-name="ro2">
          <table:table-cell table:number-columns-repeated="1024"/>
        </table:table-row>
      </table:table>
      <table:named-expressions>
        <table:named-expression table:name="A" table:base-cell-address="$Description.$A$1" table:expression="['file:///home/lord/Desktop/CSSE/UntitledUsers/umphress/Desktop/umphress/davidu/course/comp6700/assignment/@@archive/201310_2012_Fall/umphress/davidu/course/comp6700/assignment/archive/2009%20Spring/2008%20Fall/2008%20Spring/2007%20Fall/6old.xls'#$Assessment.$IV$65536]"/>
        <table:named-expression table:name="CodeChecklist" table:base-cell-address="$Description.$A$1" table:expression="#REF!"/>
        <table:named-expression table:name="ConceptualDesign" table:base-cell-address="$Description.$A$1" table:expression="#REF!"/>
        <table:named-expression table:name="ConceptualDesign1" table:base-cell-address="$Description.$A$1" table:expression="#REF!"/>
        <table:named-expression table:name="DefectLog1A" table:base-cell-address="$Description.$A$1" table:expression="#REF!"/>
        <table:named-expression table:name="DefectLog2A" table:base-cell-address="$Description.$A$1" table:expression="#REF!"/>
        <table:named-expression table:name="DefectLog4A" table:base-cell-address="$Description.$A$1" table:expression="$assessment.$#REF!$#REF!"/>
        <table:named-expression table:name="DefectLog4AA" table:base-cell-address="$Description.$A$1" table:expression="#REF!"/>
        <table:named-expression table:name="DefectLog4AX" table:base-cell-address="$Description.$A$1" table:expression="#REF!"/>
        <table:named-expression table:name="Estimate_and_record_planned_effort_and" table:base-cell-address="$Description.$A$1" table:expression="$process.$#REF!$#REF!"/>
        <table:named-expression table:name="FunctionalSpecification" table:base-cell-address="$Description.$A$1" table:expression="#REF!"/>
        <table:named-expression table:name="FunctionalSpecification6A" table:base-cell-address="$Description.$A$1" table:expression="$assessment.$#REF!$#REF!"/>
        <table:named-expression table:name="go_to" table:base-cell-address="$Description.$A$1" table:expression="#REF!"/>
        <table:named-expression table:name="HistoricalData4A" table:base-cell-address="$Description.$A$1" table:expression="$assessment.$#REF!$#REF!"/>
        <table:named-expression table:name="InstructorAssessment1A" table:base-cell-address="$Description.$A$1" table:expression="#REF!"/>
        <table:named-expression table:name="InstructorAssessment2A" table:base-cell-address="$Description.$A$1" table:expression="#REF!"/>
        <table:named-range table:name="InstructorAssessment4A" table:base-cell-address="$Description.$A$1" table:cell-range-address="$Assessment.$A$52"/>
        <table:named-expression table:name="l" table:base-cell-address="$Description.$A$1" table:expression="#REF!"/>
        <table:named-expression table:name="LessonLearned4A" table:base-cell-address="$Description.$A$1" table:expression="$assessment.$#REF!$#REF!"/>
        <table:named-expression table:name="Lessons1A" table:base-cell-address="$Description.$A$1" table:expression="#REF!"/>
        <table:named-expression table:name="LessonsLearned2A" table:base-cell-address="$Description.$A$1" table:expression="#REF!"/>
        <table:named-expression table:name="OperationalSpecification" table:base-cell-address="$Description.$A$1" table:expression="#REF!"/>
        <table:named-expression table:name="OperationalSpecification6A" table:base-cell-address="$Description.$A$1" table:expression="$assessment.$#REF!$#REF!"/>
        <table:named-expression table:name="PlanSummary1A" table:base-cell-address="$Description.$A$1" table:expression="#REF!"/>
        <table:named-expression table:name="ProjectPlan2A" table:base-cell-address="$Description.$A$1" table:expression="#REF!"/>
        <table:named-expression table:name="ProjectPlanSummary4A" table:base-cell-address="$Description.$A$1" table:expression="$assessment.$#REF!$#REF!"/>
        <table:named-expression table:name="Schedule6A" table:base-cell-address="$Description.$A$1" table:expression="$assessment.$#REF!$#REF!"/>
        <table:named-expression table:name="SizeEstimate4A" table:base-cell-address="$Description.$A$1" table:expression="$assessment.$#REF!$#REF!"/>
        <table:named-expression table:name="Source1A" table:base-cell-address="$Description.$A$1" table:expression="#REF!"/>
        <table:named-expression table:name="SourceCode2A" table:base-cell-address="$Description.$A$1" table:expression="#REF!"/>
        <table:named-expression table:name="SourceCode4A" table:base-cell-address="$Description.$A$1" table:expression="$assessment.$#REF!$#REF!"/>
        <table:named-expression table:name="Standards1A" table:base-cell-address="$Description.$A$1" table:expression="#REF!"/>
        <table:named-expression table:name="TaskPlan" table:base-cell-address="$Description.$A$1" table:expression="#REF!"/>
        <table:named-expression table:name="TaskPlan6A" table:base-cell-address="$Description.$A$1" table:expression="$assessment.$#REF!$#REF!"/>
        <table:named-expression table:name="TestReport1A" table:base-cell-address="$Description.$A$1" table:expression="#REF!"/>
        <table:named-expression table:name="TestReport2A" table:base-cell-address="$Description.$A$1" table:expression="#REF!"/>
        <table:named-expression table:name="TestReport4A" table:base-cell-address="$Description.$A$1" table:expression="$assessment.$#REF!$#REF!"/>
        <table:named-expression table:name="TimeLog1A" table:base-cell-address="$Description.$A$1" table:expression="#REF!"/>
        <table:named-expression table:name="TimeLog4A" table:base-cell-address="$Description.$A$1" table:expression="$assessment.$#REF!$#REF!"/>
        <table:named-expression table:name="TimeRecordingLog2A" table:base-cell-address="$Description.$A$1" table:expression="#REF!"/>
        <table:named-expression table:name="toc6A" table:base-cell-address="$Description.$A$1" table:expression="$assessment.$#REF!$#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Zapf Dingbats" svg:font-family="'Zapf Dingbats'" style:font-charset="x-symbol"/>
    <style:font-face style:name="Menlo" svg:font-family="Menlo"/>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percentage-style style:name="N126">
      <number:number number:decimal-places="1" loext:min-decimal-places="1" number:min-integer-digits="1"/>
      <number:text>%</number:text>
    </number:percentage-style>
    <number:number-style style:name="N127">
      <number:number number:decimal-places="1" loext:min-decimal-places="1" number:min-integer-digits="1"/>
    </number:number-style>
    <number:number-style style:name="N128">
      <number:number number:decimal-places="3" loext:min-decimal-places="3" number:min-integer-digits="1"/>
    </number:number-style>
    <number:date-style style:name="N129">
      <number:month/>
      <number:text>/</number:text>
      <number:day/>
      <number:text>/</number:text>
      <number:year number:style="long"/>
    </number:date-style>
    <number:time-style style:name="N130">
      <number:hours/>
      <number:text>:</number:text>
      <number:minutes number:style="long"/>
      <number:text> </number:text>
      <number:am-pm/>
    </number:time-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able-cell-properties fo:padding="2.01pt" style:rotation-align="none"/>
      <style:text-properties style:font-name="Arial" fo:font-family="Arial" style:font-family-generic="swiss" style:font-pitch="variable"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0_5f_1_5f_1" style:display-name="Excel_CondFormat_10_1_1" style:family="table-cell" style:parent-style-name="Default">
      <style:table-cell-properties fo:background-color="transparent"/>
    </style:style>
    <style:style style:name="Excel_5f_CondFormat_5f_10_5f_2_5f_1" style:display-name="Excel_CondFormat_10_2_1" style:family="table-cell" style:parent-style-name="Default">
      <style:table-cell-properties fo:background-color="transparent"/>
    </style:style>
    <style:style style:name="Excel_5f_CondFormat_5f_10_5f_3_5f_1" style:display-name="Excel_CondFormat_10_3_1" style:family="table-cell" style:parent-style-name="Default">
      <style:table-cell-properties fo:background-color="transparent"/>
    </style:style>
    <style:style style:name="Excel_5f_CondFormat_5f_10_5f_4_5f_1" style:display-name="Excel_CondFormat_10_4_1" style:family="table-cell" style:parent-style-name="Default">
      <style:table-cell-properties fo:background-color="transparent"/>
    </style:style>
    <style:style style:name="Excel_5f_CondFormat_5f_10_5f_5_5f_1" style:display-name="Excel_CondFormat_10_5_1" style:family="table-cell" style:parent-style-name="Default">
      <style:table-cell-properties fo:background-color="transparent"/>
    </style:style>
    <style:style style:name="Excel_5f_CondFormat_5f_10_5f_6_5f_1" style:display-name="Excel_CondFormat_10_6_1" style:family="table-cell" style:parent-style-name="Default">
      <style:table-cell-properties fo:background-color="transparent"/>
    </style:style>
    <style:style style:name="Excel_5f_CondFormat_5f_10_5f_7_5f_1" style:display-name="Excel_CondFormat_10_7_1" style:family="table-cell" style:parent-style-name="Default">
      <style:table-cell-properties fo:background-color="transparent"/>
    </style:style>
    <style:style style:name="Excel_5f_CondFormat_5f_10_5f_8_5f_1" style:display-name="Excel_CondFormat_10_8_1" style:family="table-cell" style:parent-style-name="Default">
      <style:table-cell-properties fo:background-color="transparent"/>
    </style:style>
    <style:style style:name="Excel_5f_CondFormat_5f_10_5f_9_5f_1" style:display-name="Excel_CondFormat_10_9_1" style:family="table-cell" style:parent-style-name="Default">
      <style:table-cell-properties fo:background-color="transparent"/>
    </style:style>
    <style:style style:name="Excel_5f_CondFormat_5f_10_5f_10_5f_1" style:display-name="Excel_CondFormat_10_10_1" style:family="table-cell" style:parent-style-name="Default">
      <style:table-cell-properties fo:background-color="transparent"/>
    </style:style>
    <style:style style:name="Excel_5f_CondFormat_5f_10_5f_11_5f_1" style:display-name="Excel_CondFormat_10_11_1" style:family="table-cell" style:parent-style-name="Default">
      <style:table-cell-properties fo:background-color="transparent"/>
    </style:style>
    <style:style style:name="Excel_5f_CondFormat_5f_10_5f_12_5f_1" style:display-name="Excel_CondFormat_10_12_1" style:family="table-cell" style:parent-style-name="Default">
      <style:table-cell-properties fo:background-color="transparent"/>
    </style:style>
    <style:style style:name="Excel_5f_CondFormat_5f_10_5f_13_5f_1" style:display-name="Excel_CondFormat_10_13_1" style:family="table-cell" style:parent-style-name="Default">
      <style:table-cell-properties fo:background-color="transparent"/>
    </style:style>
    <style:style style:name="Excel_5f_CondFormat_5f_10_5f_14_5f_1" style:display-name="Excel_CondFormat_10_14_1" style:family="table-cell" style:parent-style-name="Default">
      <style:table-cell-properties fo:background-color="transparent"/>
    </style:style>
    <style:style style:name="Excel_5f_CondFormat_5f_10_5f_15_5f_1" style:display-name="Excel_CondFormat_10_15_1" style:family="table-cell" style:parent-style-name="Default">
      <style:table-cell-properties fo:background-color="transparent"/>
    </style:style>
    <style:style style:name="Excel_5f_BuiltIn_5f_Hyperlink" style:display-name="Excel_BuiltIn_Hyperlink" style:family="table-cell" style:parent-style-name="Default">
      <style:table-cell-properties fo:padding="2.01pt"/>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draw:gradient draw:name="Gradient_20_2" draw:display-name="Gradient 2" draw:style="linear" draw:start-color="#fbf6d6" draw:end-color="#fbfe82" draw:start-intensity="100%" draw:end-intensity="100%" draw:angle="1800" draw:border="0%"/>
    <draw:marker draw:name="Arrowheads_20_1" draw:display-name="Arrowheads 1" svg:viewBox="0 0 210 210" svg:d="M105 0l105 210h-210z"/>
    <draw:marker draw:name="Arrowheads_20_10" draw:display-name="Arrowheads 10" svg:viewBox="0 0 210 210" svg:d="M105 0l105 210h-210z"/>
    <draw:marker draw:name="Arrowheads_20_11" draw:display-name="Arrowheads 11" svg:viewBox="0 0 210 210" svg:d="M105 0l105 210h-210z"/>
    <draw:marker draw:name="Arrowheads_20_12" draw:display-name="Arrowheads 12" svg:viewBox="0 0 210 210" svg:d="M105 0l105 210h-210z"/>
    <draw:marker draw:name="Arrowheads_20_13" draw:display-name="Arrowheads 13" svg:viewBox="0 0 210 210" svg:d="M105 0l105 210h-210z"/>
    <draw:marker draw:name="Arrowheads_20_14" draw:display-name="Arrowheads 14" svg:viewBox="0 0 210 210" svg:d="M105 0l105 210h-210z"/>
    <draw:marker draw:name="Arrowheads_20_15" draw:display-name="Arrowheads 15" svg:viewBox="0 0 210 210" svg:d="M105 0l105 210h-210z"/>
    <draw:marker draw:name="Arrowheads_20_16" draw:display-name="Arrowheads 16" svg:viewBox="0 0 210 210" svg:d="M105 0l105 210h-210z"/>
    <draw:marker draw:name="Arrowheads_20_17" draw:display-name="Arrowheads 17" svg:viewBox="0 0 210 210" svg:d="M105 0l105 210h-210z"/>
    <draw:marker draw:name="Arrowheads_20_18" draw:display-name="Arrowheads 18" svg:viewBox="0 0 210 210" svg:d="M105 0l105 210h-210z"/>
    <draw:marker draw:name="Arrowheads_20_19" draw:display-name="Arrowheads 19" svg:viewBox="0 0 210 210" svg:d="M105 0l105 210h-210z"/>
    <draw:marker draw:name="Arrowheads_20_2" draw:display-name="Arrowheads 2" svg:viewBox="0 0 210 210" svg:d="M105 0l105 210h-210z"/>
    <draw:marker draw:name="Arrowheads_20_20" draw:display-name="Arrowheads 20" svg:viewBox="0 0 210 210" svg:d="M105 0l105 210h-210z"/>
    <draw:marker draw:name="Arrowheads_20_21" draw:display-name="Arrowheads 21" svg:viewBox="0 0 210 210" svg:d="M105 0l105 210h-210z"/>
    <draw:marker draw:name="Arrowheads_20_22" draw:display-name="Arrowheads 22" svg:viewBox="0 0 210 210" svg:d="M105 0l105 210h-210z"/>
    <draw:marker draw:name="Arrowheads_20_23" draw:display-name="Arrowheads 23" svg:viewBox="0 0 210 210" svg:d="M105 0l105 210h-210z"/>
    <draw:marker draw:name="Arrowheads_20_24" draw:display-name="Arrowheads 24" svg:viewBox="0 0 210 210" svg:d="M105 0l105 210h-210z"/>
    <draw:marker draw:name="Arrowheads_20_3" draw:display-name="Arrowheads 3" svg:viewBox="0 0 210 210" svg:d="M105 0l105 210h-210z"/>
    <draw:marker draw:name="Arrowheads_20_4" draw:display-name="Arrowheads 4" svg:viewBox="0 0 210 210" svg:d="M105 0l105 210h-210z"/>
    <draw:marker draw:name="Arrowheads_20_5" draw:display-name="Arrowheads 5" svg:viewBox="0 0 210 210" svg:d="M105 0l105 210h-210z"/>
    <draw:marker draw:name="Arrowheads_20_6" draw:display-name="Arrowheads 6" svg:viewBox="0 0 210 210" svg:d="M105 0l105 210h-210z"/>
    <draw:marker draw:name="Arrowheads_20_7" draw:display-name="Arrowheads 7" svg:viewBox="0 0 210 210" svg:d="M105 0l105 210h-210z"/>
    <draw:marker draw:name="Arrowheads_20_8" draw:display-name="Arrowheads 8" svg:viewBox="0 0 210 210" svg:d="M105 0l105 210h-210z"/>
    <draw:marker draw:name="Arrowheads_20_9" draw:display-name="Arrowheads 9" svg:viewBox="0 0 210 210" svg:d="M105 0l105 210h-210z"/>
    <draw:marker draw:name="msArrowEnd_20_5" draw:display-name="msArrowEnd 5" svg:viewBox="0 0 213 213" svg:d="M107 0l106 213h-213z"/>
    <draw:stroke-dash draw:name="Dashed_20__28_var_29__20_4" draw:display-name="Dashed (var) 4" draw:style="rect" draw:dots1="1" draw:dots1-length="2.01pt" draw:distance="2.01pt"/>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first-page-number="continue" loext:scale-to-X="1" loext:scale-to-Y="1"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4">
      <style:page-layout-properties style:num-format="1" style:print-orientation="portrait" fo:margin-top="70.84pt" fo:margin-bottom="70.84pt" fo:margin-left="53.86pt" fo:margin-right="53.86pt" style:first-page-number="continue" loext:scale-to-X="1" loext:scale-to-Y="5"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5">
      <style:page-layout-properties style:num-format="1" style:print-orientation="portrait" fo:margin-top="70.84pt" fo:margin-bottom="70.84pt" fo:margin-left="53.86pt" fo:margin-right="53.86pt" style:first-page-number="continue" style:scale-to="100%"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6">
      <style:page-layout-properties fo:page-width="792pt" fo:page-height="612pt" style:num-format="1" style:print-orientation="landscape" fo:margin-top="70.84pt" fo:margin-bottom="70.84pt" fo:margin-left="53.86pt" fo:margin-right="53.86pt" style:first-page-number="continue" loext:scale-to-X="1" loext:scale-to-Y="1"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7">
      <style:page-layout-properties fo:page-width="792pt" fo:page-height="612pt" style:num-format="1" style:print-orientation="landscape" fo:margin-top="70.84pt" fo:margin-bottom="70.84pt" fo:margin-left="53.86pt" fo:margin-right="53.86pt" style:first-page-number="continue" loext:scale-to-X="1" loext:scale-to-Y="3"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8">
      <style:page-layout-properties fo:page-width="792pt" fo:page-height="612pt" style:num-format="1" style:print-orientation="landscape" fo:margin-top="70.84pt" fo:margin-bottom="70.84pt" fo:margin-left="53.86pt" fo:margin-right="53.86pt" style:first-page-number="continue" loext:scale-to-X="1" loext:scale-to-Y="2"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9">
      <style:page-layout-properties style:num-format="1" style:print-orientation="portrait" fo:margin-top="70.84pt" fo:margin-bottom="70.84pt" fo:margin-left="53.86pt" fo:margin-right="53.86pt" style:first-page-number="continue" loext:scale-to-X="1" loext:scale-to-Y="2"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10">
      <style:page-layout-properties fo:page-width="792pt" fo:page-height="612pt" style:num-format="1" style:print-orientation="landscape" fo:margin-top="70.84pt" fo:margin-bottom="70.84pt" fo:margin-left="53.86pt" fo:margin-right="53.86pt" style:first-page-number="continue" style:scale-to="100%"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12">00/00/0000</text:date>, <text:time style:data-style-name="N2" text:time-value="22:37:00.916771542">00:00:00</text:time></text:p>
        </style:region-right>
      </style:header>
      <style:header-left style:display="false"/>
      <style:footer>
        <text:p>Page <text:page-number>1</text:page-number> / <text:page-count>99</text:page-count></text:p>
      </style:footer>
      <style:footer-left style:display="false"/>
    </style:master-page>
    <style:master-page style:name="PageStyle_5f_Description" style:display-name="PageStyle_Description" style:page-layout-name="Mpm3">
      <style:header style:display="false"/>
      <style:header-left style:display="false"/>
      <style:footer style:display="false"/>
      <style:footer-left style:display="false"/>
    </style:master-page>
    <style:master-page style:name="PageStyle_5f_Process" style:display-name="PageStyle_Process" style:page-layout-name="Mpm3">
      <style:header style:display="false"/>
      <style:header-left style:display="false"/>
      <style:footer style:display="false"/>
      <style:footer-left style:display="false"/>
    </style:master-page>
    <style:master-page style:name="PageStyle_5f_Customer_20_Needs" style:display-name="PageStyle_Customer Needs" style:page-layout-name="Mpm4">
      <style:header style:display="false"/>
      <style:header-left style:display="false"/>
      <style:footer style:display="false"/>
      <style:footer-left style:display="false"/>
    </style:master-page>
    <style:master-page style:name="PageStyle_5f_Spec_20_Notes" style:display-name="PageStyle_Spec Notes" style:page-layout-name="Mpm5">
      <style:header style:display="false"/>
      <style:header-left style:display="false"/>
      <style:footer style:display="false"/>
      <style:footer-left style:display="false"/>
    </style:master-page>
    <style:master-page style:name="PageStyle_5f_Assessment" style:display-name="PageStyle_Assessment" style:page-layout-name="Mpm3">
      <style:header style:display="false"/>
      <style:header-left style:display="false"/>
      <style:footer style:display="false"/>
      <style:footer-left style:display="false"/>
    </style:master-page>
    <style:master-page style:name="PageStyle_5f_Historical_20_Data" style:display-name="PageStyle_Historical Data" style:page-layout-name="Mpm3">
      <style:header style:display="false"/>
      <style:header-left style:display="false"/>
      <style:footer style:display="false"/>
      <style:footer-left style:display="false"/>
    </style:master-page>
    <style:master-page style:name="PageStyle_5f_Review" style:display-name="PageStyle_Review" style:page-layout-name="Mpm6">
      <style:header style:display="false"/>
      <style:header-left style:display="false"/>
      <style:footer style:display="false"/>
      <style:footer-left style:display="false"/>
    </style:master-page>
    <style:master-page style:name="PageStyle_5f_Acceptance" style:display-name="PageStyle_Acceptance" style:page-layout-name="Mpm7">
      <style:header style:display="false"/>
      <style:header-left style:display="false"/>
      <style:footer style:display="false"/>
      <style:footer-left style:display="false"/>
    </style:master-page>
    <style:master-page style:name="PageStyle_5f_Map" style:display-name="PageStyle_Map" style:page-layout-name="Mpm6">
      <style:header style:display="false"/>
      <style:header-left style:display="false"/>
      <style:footer style:display="false"/>
      <style:footer-left style:display="false"/>
    </style:master-page>
    <style:master-page style:name="PageStyle_5f_Architecture" style:display-name="PageStyle_Architecture" style:page-layout-name="Mpm3">
      <style:header style:display="false"/>
      <style:header-left style:display="false"/>
      <style:footer style:display="false"/>
      <style:footer-left style:display="false"/>
    </style:master-page>
    <style:master-page style:name="PageStyle_5f_Estimation" style:display-name="PageStyle_Estimation" style:page-layout-name="Mpm6">
      <style:header style:display="false"/>
      <style:header-left style:display="false"/>
      <style:footer style:display="false"/>
      <style:footer-left style:display="false"/>
    </style:master-page>
    <style:master-page style:name="PageStyle_5f_Plan" style:display-name="PageStyle_Plan" style:page-layout-name="Mpm3">
      <style:header style:display="false"/>
      <style:header-left style:display="false"/>
      <style:footer style:display="false"/>
      <style:footer-left style:display="false"/>
    </style:master-page>
    <style:master-page style:name="PageStyle_5f_Iterations" style:display-name="PageStyle_Iterations" style:page-layout-name="Mpm5">
      <style:header style:display="false"/>
      <style:header-left style:display="false"/>
      <style:footer style:display="false"/>
      <style:footer-left style:display="false"/>
    </style:master-page>
    <style:master-page style:name="PageStyle_5f_PlanSummary" style:display-name="PageStyle_PlanSummary" style:page-layout-name="Mpm6">
      <style:header style:display="false"/>
      <style:header-left style:display="false"/>
      <style:footer style:display="false"/>
      <style:footer-left style:display="false"/>
    </style:master-page>
    <style:master-page style:name="PageStyle_5f_Change_20_Log" style:display-name="PageStyle_Change Log" style:page-layout-name="Mpm8">
      <style:header style:display="false"/>
      <style:header-left style:display="false"/>
      <style:footer style:display="false"/>
      <style:footer-left style:display="false"/>
    </style:master-page>
    <style:master-page style:name="PageStyle_5f_Lessons" style:display-name="PageStyle_Lessons" style:page-layout-name="Mpm3">
      <style:header style:display="false"/>
      <style:header-left style:display="false"/>
      <style:footer style:display="false"/>
      <style:footer-left style:display="false"/>
    </style:master-page>
    <style:master-page style:name="PageStyle_5f_Time_20_Log" style:display-name="PageStyle_Time Log" style:page-layout-name="Mpm9">
      <style:header style:display="false"/>
      <style:header-left style:display="false"/>
      <style:footer style:display="false"/>
      <style:footer-left style:display="false"/>
    </style:master-page>
    <style:master-page style:name="PageStyle_5f_Source" style:display-name="PageStyle_Source" style:page-layout-name="Mpm7">
      <style:header style:display="false"/>
      <style:header-left style:display="false"/>
      <style:footer style:display="false"/>
      <style:footer-left style:display="false"/>
    </style:master-page>
    <style:master-page style:name="PageStyle_5f_Constants" style:display-name="PageStyle_Constants" style:page-layout-name="Mpm10">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Umphress</meta:initial-creator>
    <meta:creation-date>2001-05-29T08:24:49</meta:creation-date>
    <dc:date>2017-02-12T23:42:00.464222685</dc:date>
    <meta:print-date>2017-01-30T08:16:03.800000000</meta:print-date>
    <meta:editing-cycles>7</meta:editing-cycles>
    <meta:editing-duration>PT1H26M59S</meta:editing-duration>
    <meta:generator>LibreOffice/5.1.2.2$Linux_X86_64 LibreOffice_project/10m0$Build-2</meta:generator>
    <meta:document-statistic meta:table-count="19" meta:cell-count="4652" meta:object-count="16"/>
  </office:meta>
</office:document-meta>
</file>